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0.389in"/>
    </style:style>
    <style:style style:name="co2" style:family="table-column">
      <style:table-column-properties fo:break-before="auto" style:column-width="0.5071in"/>
    </style:style>
    <style:style style:name="co3" style:family="table-column">
      <style:table-column-properties fo:break-before="auto" style:column-width="0.6571in"/>
    </style:style>
    <style:style style:name="co4" style:family="table-column">
      <style:table-column-properties fo:break-before="auto" style:column-width="0.7102in"/>
    </style:style>
    <style:style style:name="co5" style:family="table-column">
      <style:table-column-properties fo:break-before="auto" style:column-width="2.3189in"/>
    </style:style>
    <style:style style:name="co6" style:family="table-column">
      <style:table-column-properties fo:break-before="auto" style:column-width="3.198in"/>
    </style:style>
    <style:style style:name="co7" style:family="table-column">
      <style:table-column-properties fo:break-before="auto" style:column-width="0.4217in"/>
    </style:style>
    <style:style style:name="co8" style:family="table-column">
      <style:table-column-properties fo:break-before="auto" style:column-width="0.078in"/>
    </style:style>
    <style:style style:name="co9" style:family="table-column">
      <style:table-column-properties fo:break-before="auto" style:column-width="14.6858in"/>
    </style:style>
    <style:style style:name="co10" style:family="table-column">
      <style:table-column-properties fo:break-before="auto" style:column-width="3.3272in"/>
    </style:style>
    <style:style style:name="co11" style:family="table-column">
      <style:table-column-properties fo:break-before="auto" style:column-width="3.7874in"/>
    </style:style>
    <style:style style:name="co12" style:family="table-column">
      <style:table-column-properties fo:break-before="auto" style:column-width="0.889in"/>
    </style:style>
    <style:style style:name="co13" style:family="table-column">
      <style:table-column-properties fo:break-before="auto" style:column-width="2.1866in"/>
    </style:style>
    <style:style style:name="ro1" style:family="table-row">
      <style:table-row-properties style:row-height="0.178in" fo:break-before="auto" style:use-optimal-row-height="true"/>
    </style:style>
    <style:style style:name="ro2" style:family="table-row">
      <style:table-row-properties style:row-height="0.2173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style style:name="ce2"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font-name-complex="DejaVu Sans"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center" fo:margin-left="0in"/>
    </style:style>
  </office:automatic-styles>
  <office:body>
    <office:spreadsheet>
      <table:calculation-settings table:automatic-find-labels="false" table:use-regular-expressions="false" table:use-wildcards="true"/>
      <table:table table:name="Prozac壓力_2_464" table:style-name="ta1">
        <table:table-column table:style-name="co1" table:default-cell-style-name="Default"/>
        <table:table-column table:style-name="co2" table:default-cell-style-name="Default"/>
        <table:table-column table:style-name="co1" table:default-cell-style-name="Default"/>
        <table:table-column table:style-name="co3" table:default-cell-style-name="ce1"/>
        <table:table-column table:style-name="co4" table:default-cell-style-name="Default"/>
        <table:table-column table:style-name="co5" table:default-cell-style-name="Default"/>
        <table:table-column table:style-name="co6" table:default-cell-style-name="Default"/>
        <table:table-column table:style-name="co7" table:default-cell-style-name="ce1"/>
        <table:table-column table:style-name="co8" table:default-cell-style-name="Default"/>
        <table:table-column table:style-name="co9" table:default-cell-style-name="Default"/>
        <table:table-column table:style-name="co8" table:default-cell-style-name="Default"/>
        <table:table-column table:style-name="co10" table:default-cell-style-name="Default"/>
        <table:table-column table:style-name="co11" table:default-cell-style-name="Default"/>
        <table:table-row table:style-name="ro1">
          <table:table-cell office:value-type="string" calcext:value-type="string">
            <text:p>year</text:p>
          </table:table-cell>
          <table:table-cell office:value-type="string" calcext:value-type="string">
            <text:p>month</text:p>
          </table:table-cell>
          <table:table-cell office:value-type="string" calcext:value-type="string">
            <text:p>date</text:p>
          </table:table-cell>
          <table:table-cell table:style-name="Default" office:value-type="string" calcext:value-type="string">
            <text:p>datetime</text:p>
          </table:table-cell>
          <table:table-cell office:value-type="string" calcext:value-type="string">
            <text:p>weekdate</text:p>
          </table:table-cell>
          <table:table-cell office:value-type="string" calcext:value-type="string">
            <text:p>author</text:p>
          </table:table-cell>
          <table:table-cell office:value-type="string" calcext:value-type="string">
            <text:p>title</text:p>
          </table:table-cell>
          <table:table-cell table:style-name="Default" office:value-type="string" calcext:value-type="string">
            <text:p>reply</text:p>
          </table:table-cell>
          <table:table-cell office:value-type="string" calcext:value-type="string">
            <text:p>content</text:p>
          </table:table-cell>
          <table:table-cell table:number-columns-repeated="4"/>
        </table:table-row>
        <table:table-row table:style-name="ro1">
          <table:table-cell office:value-type="float" office:value="2009" calcext:value-type="float">
            <text:p>2009</text:p>
          </table:table-cell>
          <table:table-cell office:value-type="string" calcext:value-type="string">
            <text:p>Feb</text:p>
          </table:table-cell>
          <table:table-cell office:value-type="float" office:value="1" calcext:value-type="float">
            <text:p>1</text:p>
          </table:table-cell>
          <table:table-cell office:value-type="string" calcext:value-type="string">
            <text:p>23:29:17</text:p>
          </table:table-cell>
          <table:table-cell office:value-type="string" calcext:value-type="string">
            <text:p>Sun</text:p>
          </table:table-cell>
          <table:table-cell office:value-type="string" calcext:value-type="string">
            <text:p>stophurt (觴婷)</text:p>
          </table:table-cell>
          <table:table-cell office:value-type="string" calcext:value-type="string">
            <text:p>[資訊] 即時替代方案</text:p>
          </table:table-cell>
          <table:table-cell office:value-type="string" calcext:value-type="string">
            <text:p>FALSE</text:p>
          </table:table-cell>
          <table:table-cell office:value-type="string" calcext:value-type="string">
            <text:p>http//bluesky3.myweb.hinet.net/new_page_6.htm 自殘的即時替代方案 What to do RIGHT NOW instead of SelfInjury 譯自 Secret Shame： http//www.palace.net/~llama/psych/self.html 老趙 727/02 我怎麼樣停止自殘？ 這些技巧是不是跟自殘一樣的壞？ 有不少典型的治標的即時緩兵之計，我贊同做任何不自殘而能產生強烈身體感覺的事，例 如用冰塊冰，沖冷水或熱水，吃辣椒、胡椒、檸檬、生薑等刺激性食物，擦抹沙隆巴士、 薄荷冰等把刺激跟你的情緒配合更有效 這些方法之所以有效因為挑起自殘的強烈情緒是過度的，它來去像一陣強風，如果你能抵 的過第一陣你就有本錢抵下一陣，(你變堅強了) 你熬過越多狂風暴雨你就越能屹立不搖 但是問題來了，你那些辦法跟割、打自己還不是差不多？主要的不同是它們不會造成永久 性的傷害你用冰塊冰痛的要命但是不會留下疤痕，第二天你不用跟人家去解釋什麼比 較不會有罪惡感，只是覺得有點蠢，也許還有點得意你捱過一個危機而沒有自殘 這些分心的方法並不是要治療你自殘的根源，你累的舉步維艱的時候不能叫你去跑馬拉松 這些技巧是要讓你捱過最難過的關頭而避免長遠的傷害它們是訓練工具，它們教你你 能捱過一個危機而不用自殘你可以修正它們，創造更有效的對應方法到後來，自殘的 衝動逐漸平息無力再掌控你的生命用這些過度的辦法證明你能克服痛苦而不用對自己身 體做永久性的傷害每次你進步得分就是自殘它退步減分 你決心要停止自殘的第一要務就是阻斷惡性循環，強制你自己去嘗試新的克服方法你必 須強迫自己去做，它不會不請自來你不能光是空談克服方法，直到有一天方法都齊全了 而你的生命已經改變了你必須行動奮力掙扎去改變自己當你拿起刀片、打火機或想 撞牆傷害自己的時候，要用意識改變自己去做其他的事 起初，其他的事可能是原始的性行為，可能是懲罰性的動作，那沒關係 重要的是 你做了決定你選擇了去做其他的事即使下次沒再做這個決定，沒人能否定你此刻的主 控、決定不去自殘如果下次你選擇了去自殘，你知道那是你的選擇，那隱含著你有做別 種選擇的可能你的希望就前進了一步 用什麼方法代替？ 很多人試了以上我講的的代替自殘的方法，覺得有時候有時候有效，有時後無效 有一個辦法可以增加分心與替代效果而降低自殘衝動，那就是用不同的替代動作去配合你 當時的情緒 首先，停下來回頭看你的衝動你當時的感覺是什麼？你是在生氣？挫折？坐立不安？悲 傷？渴望自殘？整個人都變了、虛幻、麻痺？精神不能集中？ 然後，用替代動作去配合這個情緒，以下是一些例子： 生氣，挫折，坐立不安 試一些激烈的體力動作，對不是活的東西 揮打(用)保特瓶、厚紙板、舊襯衫或舊襪子 找個大布偶代替你生氣的對象，割它扯它而不是對你自己 踩扁鋁罐以便回收，看你踩得多快 打拳擊沙袋 用枕頭打牆壁，像枕頭戰那樣 撕舊報紙或電話簿 用紅筆在你自己的照片或畫像上做記號，割劃或撕裂它 弄一些塑膠或泥土娃娃來割或搗碎 折筷子、木桿子 我發覺當我割、扯、打這些東西的時候同時對它怒吼效果會更好 我慢慢地開始，想我為什麼不快、生氣，往往後來弄到以咒罵、哭號收場，即使這 樣也很有效 放音樂跳舞 清清理你的房間或整間屋子 出去散步、慢跑或跑步 穿重鞋用力踏步走 打手球或網球 悲傷，低落，憂鬱，沮喪，不快 作一些緩和、鎮靜的事，像洗一個熱水香精泡泡澡，弄杯可可縮在棉被裡讀本好書，疼你 自己一下做照顧、安撫自己的事點燃香味蠟燭，聽抒情音樂把好的護膚油擦在你想 傷害的地方打電話給一個朋友盡情傾訴弄盤好吃的東西捲在床上看電視或看書到朋 友那裡去 渴望有感覺，感到失去自我，解離，不真實 craving sensation feeling depersonalized dissociating feeling unreal 做一些有強烈身體感覺的事： 用冰塊擠壓（用冰塊用力壓在你想自殘的地方，會很痛，留下一塊像燙傷一樣的紅印） 把一隻手指頭放入冰凍的食物裡一分鐘，例如冰淇淋 嚐一點胡椒或咬生薑 塗一點藥在鼻子下，例如綠油精，萬金油等 用力拍打桌面 用橡皮筋彈打手腕 沖冷水澡 往地上蹬腳 集中意念在呼吸上感受你的胸部、腹部的起伏動作 無法專注 做一些有刺激性，須要專注、集中精神的事，像打電玩、寫電腦程式、針織等 吃一大口葡萄乾抓起一把葡萄乾，體會它在你手裡的感覺，仔細看它，看它不均勻的形 狀，想像它從葡萄一步一步變過來的過程用手指轉動，看它的紋理， 試著去描述它把它靠近你的嘴巴，注意你手在移動的感覺聞一下味道，它讓你想起什 麼？聞起來怎麼樣？注意你開始流口水，體會那種感覺張開嘴把葡萄乾放進去，花一點 時間去體會舌頭的感覺開始慢慢咀嚼，一面咬一面體會它結構跟味道的變化還有籽和 梗嗎？裏面和外面有什麼不同？最後，吞下去 在房間理找個東西，仔細觀察，盡可能地把你能看到的細節寫下來，包括任何事， 大小、重量，紋理、形狀、顏色、可能的用途、感覺等等 找個隨便的東西，例如迴紋針，寫下30種不同的用途 找一個主題，在網路上搜尋 試一些電腦遊戲 想要看到血 用紅色水性筆畫 把紅色的番茄醬等用熱水熱一下，塗在你想割的地方像擠牙膏一樣假裝在個割手同時擠 出蕃茄醬做冰塊時加幾滴蕃茄醬或紅墨水，用這種紅冰塊模擬割手見血 想看瘡疤或挖瘡疤 用紋身貼紙弄一點人造瘡疤，也可以慢慢挖 另一招叫做15分鐘遊戲，告訴自己如果非做不可的話先忍15分鐘，當15分鐘到了，試 試看能不能再忍另外一個15分鐘我曾試過用這個方法熬過一整夜 我試過全部以上的方法，還是沒有用？ 有時你已經用心盡力去避免自殘了，但是還是無效你想盡了辦法，但是還是覺得你不做 的話就要爆炸了，那就請你先照實詳盡回答以下8個問題，不用欺騙自己，如果你對第8題 的答案是堅決非做不可的話，那就答應你自己去做吧 但是要設定明確的上限，看好自己不要做過頭不要讓衝動控制你；如果你決定向它投降 ，就決定吧投降之前先設定好底線，答應你自己做什麼、做多少才夠 ，堅守底線做的時候盡量保持安全，並為自己所做負責 1. 為什麼我會感到我想要自殘？是什麼造成的？ 2. 我曾經這樣過嗎？那時我怎麼做？那時感覺怎麼樣？ 3. 我目前做了什麼去解除現在的痛苦？有沒有其他不自殘的方法？ 4. 我此刻的感覺是什麼？ 5. 當我在自殘的時候我的感覺怎麼樣？ 6. 當我自殘過後我的感覺怎麼樣？ 7. 我能避開這帶來壓力的事嗎？或下次能處理得更好？ 8. 我非要自殘不可嗎？ (註：原文這些問題可線上回答，會直接連線到一個諮商單位) 自殘時務必保持衛生、安全 當你要自殘時請牢記在心： 不要跟任何人共用自殘用具；你會從刀片、針頭等傳染到疾病或毒癮(肝炎、 AIDS等) 不要割得太深急救包隨手並知道如何緊急處置 做到能解除痛就好，限制自己，決定要做多少(割、燙、挫多少次，多深多 重，做多久) 維持在這個限度裏，事後清潔包紮 如果你能做到這樣，至少 你對你的自殘已經有了一點控制力 什麼是假痛fake pain 與為什麼要假痛？ 假痛的觀念有助於解釋為什麼痛苦忍受技術distresstolerance skills是這麼重要 從我個人的經驗和跟其他人討論，讓我相信自殘的一個原因是去把那種不可知的、驚人的 痛轉移成那種可理解的、可掌握的假痛pseudo or fake pain叫做假痛並不是說它 不痛，它痛的要命當記憶、思想、念頭或事件是極端強烈的痛苦時，為了避免去直接面 對、承受那真痛genuine pain，我們把它轉移成那種看起來可理解、可掌握的痛就像 自殘 你想逃避的那種感覺被你自己製造的狀況分心distruct、遮蓋overridden過去 它仍然痛得要命，但那是可掌握、熟悉的痛那你想逃避的真痛像世界末日一樣的恐 怖 從真痛退回到假痛比較能夠忍受，追尋痛苦的根源是極可怕的，因為你不曉得你會碰到什 麼假痛，雖然很痛又傷人，但卻是你可以理解、控制和處理的它是熟悉的，它不像背 後那個真痛那麼不可知、那麼恐怖你覺得面對真痛會讓你失控：如果我開始哭，我就 停不下來或如果我讓我自己為這個發狂，我會尖叫個不停 所以你就下意識地把這種記憶和感覺產生的痛苦轉移成自殘自殘是誘惑人的：因為你覺 得有控制感你知道那個界限，即使當你覺得快失控 這樣有用，把痛苦趕走，至少暫時撐一下這是取巧的做法，把看似無可忍受的轉變成你 可以控制的 唯一的問題是當你轉移痛苦時，你沒有直接面對那個在你生命裡造成這個騷動的不可知的 東西雖然你把痛苦轉移成了假痛，但是你沒有真正處理真痛而他不會自己減輕，它不斷 捲土重來而你就不斷地自殘 如果你想打敗它，你必須處理那無可忍受的部份每次你能正面面對它，去感受它，忍受 它，就能消減一點它吞食你的威力，最後變成只是無動於衷的記憶 這好像對藥品建立抗藥性一樣麻醉劑使用者每天增加一點用量以建立抗藥性，到後來他 每天服用足以讓一般人致命的量你的那些過去造成的毒害的事件也是這樣暴露 Exposure (跟它短兵相接)久了可以建立你的耐受性，最把它打倒關鍵是學習耐受那種 痛苦 注：此文為Secret Shame 自殘關懷網頁版主 Deb Martinson 作，作者為資深自殘者 ，以自殘者現身說法的自殘研究報告非常難得</text:p>
          </table:table-cell>
          <table:table-cell office:value-type="string" calcext:value-type="string">
            <text:p>我能避開這帶來壓力的事嗎？或下次能處理得更好？。</text:p>
          </table:table-cell>
          <table:table-cell table:number-columns-repeated="3"/>
        </table:table-row>
        <table:table-row table:style-name="ro1">
          <table:table-cell office:value-type="float" office:value="2010" calcext:value-type="float">
            <text:p>2010</text:p>
          </table:table-cell>
          <table:table-cell office:value-type="string" calcext:value-type="string">
            <text:p>Feb</text:p>
          </table:table-cell>
          <table:table-cell office:value-type="float" office:value="28" calcext:value-type="float">
            <text:p>28</text:p>
          </table:table-cell>
          <table:table-cell office:value-type="string" calcext:value-type="string">
            <text:p>19:45:53</text:p>
          </table:table-cell>
          <table:table-cell office:value-type="string" calcext:value-type="string">
            <text:p>Sun</text:p>
          </table:table-cell>
          <table:table-cell office:value-type="string" calcext:value-type="string">
            <text:p>misolo (重裝,重新出發)</text:p>
          </table:table-cell>
          <table:table-cell office:value-type="string" calcext:value-type="string">
            <text:p>[晴天] 回鄉釐蜂炮,爽啊..但被射中屁股一炮</text:p>
          </table:table-cell>
          <table:table-cell office:value-type="string" calcext:value-type="string">
            <text:p>FALSE</text:p>
          </table:table-cell>
          <table:table-cell office:value-type="string" calcext:value-type="string">
            <text:p>經過超級衰暴的二年.. 男友愛別人不要北鼻 陪我去醫院付了六千元 給了二盒雞精就再見了 後來遇上一個很聰明的網友 陪我走過情傷..陪我三四個月長聊 終於生活以工作和他為重心 過了一年多付了150萬在99年初 我被偵察員抓了詐欺共犯現行犯 才知道我被他騙了他已經利用講話騙了很多人 而我是損失最多的受害者兼共犯.. 又嚴重因為官司壓力而嚴重發病 工作從母公司轉到新公司幫忙開業測系統 一個人很賣命的每天工作到半夜 終於在去年三月引暴憂鬱症幾乎天天掛急診 躺在醫院還要電話搖控公司結帳邊打點滴邊教後手 工作穩定後症狀有穩定了.. 但上個網友給我極大的精神壓力因為金錢因為事情沒做好 他只要對我大飆一次我就崩潰一次 去年因為他的關係自殺二次..因為我的世界只為他而活 嚴重再發病..找上三總毛大夫配全心理諮商師.. 每週都輪流看精神科和心理師 藥愈吃愈中反應愈來愈慢.. 明明工作上手了可以順利完成每日作業.. 在年底時被新公司fire.只領到保障年薪 而且才被通知要fire我之前我才找到一個薪水更高的工作 因為我的主管強力留我才推掉新工作機會 才差沒幾天...竟然就被火掉了...讓我很不甘願 請調回母公司..老總看我極度不屑.. 很熟的母公司.還是會讓我手抖焦慮.. 而且沒有任何補償... 換我火掉母公司...再重新找工作 家裡因為官司的事對我很不諒解怕我害家人的財產都沒了 也無法體會我對官司和面對心愛的網友竟是一開始就計畫騙我金錢的行為 還有回家過年又發病搞自閉...每天死人臉.. 我爸自己都是憂鬱症的病人也搞過自閉每天死人臉.. 還罵我要死不活的樣子...看了很討厭.. 而且除夕在家裡被靈附身...全家人都很氣我.. 我的敏感體質從來不被家人接受明明大伯也是文乩但他們就是不接受我的敏感 初三自己回台北關在房間不出門 同時連絡上幹員才知道我愛的那個騙子..年前被捕也交保了 哭了三天才平靜下來.. 二月底把所有年假請休完... 很想回鹽水看蜂炮... 這次回家...心情有較好了.. 但去銀行開戶.銷戶...填資料時..竟然又手抖個不停.. 讓我不可思議... 因為我擔心官司案被拖下水拿不回損失金額又背了不少負債 因為我擔心憂鬱症影響到我到新公司的表現讓人發現我會手抖.焦慮 南部跟北部的工作步調真的差好多好多....至少13以上 昨天白天帶小朋友去市區看熱鬧...下午回家累到暴.. 躺了就睡著了.. 晚上想要完成自己想看蜂炮過運的心情.. 自己一個人又回到市區從七點開始跟著神轎去釐炮.. 遇到有緣的北帝殿的玄天上帝有感應到就哭了.. 後來跟著衪走路經過十幾座炮城..走到凌晨二點 路上廟的主委跟我講了很多他修行的辛苦歷程.. 教我一些觀念.. 讓我又哭了一下..因為這二年來太辛苦了.. 神要給我的教育我終於了解了..但代價很大.. 二點回到武廟要解散時..主委拿了二袋麵包要我一定要收下 回家吃平安... 告訴我...以後有事只要三柱清香向北帝殿的玄天上帝和眾神呼請.. 衪們一定會來幫我...因為我們是有緣人.. 雖然走了一天一夜腳很酸.全身衣服溼透.. 還被蜂炮打了一槍在屁股 我想...我的壞運都過去了.. 明天要到新公司報到...一定會平安順利的過試用期 官司我一定不會有事還有希望拿回損失的錢.. 我的病一定要快快好起來... 我要找回樂天粗神經又耍寶開朗射手座的我.. 我不要憂鬱症再傷害我了.. 以後只要元宵節遇上假日我都希望可以回去幫北帝殿抬轎釐炮 我以鹽水人.鹽水蜂炮為榮..</text:p>
          </table:table-cell>
          <table:table-cell office:value-type="string" calcext:value-type="string">
            <text:p>又嚴重因為官司壓力而嚴重發病。但上個網友給我極大的精神壓力因為金錢因為事情沒做好。</text:p>
          </table:table-cell>
          <table:table-cell table:number-columns-repeated="3"/>
        </table:table-row>
        <table:table-row table:style-name="ro1">
          <table:table-cell office:value-type="float" office:value="2010" calcext:value-type="float">
            <text:p>2010</text:p>
          </table:table-cell>
          <table:table-cell office:value-type="string" calcext:value-type="string">
            <text:p>Mar</text:p>
          </table:table-cell>
          <table:table-cell office:value-type="float" office:value="1" calcext:value-type="float">
            <text:p>1</text:p>
          </table:table-cell>
          <table:table-cell office:value-type="string" calcext:value-type="string">
            <text:p>01:34:36</text:p>
          </table:table-cell>
          <table:table-cell office:value-type="string" calcext:value-type="string">
            <text:p>Mon</text:p>
          </table:table-cell>
          <table:table-cell office:value-type="string" calcext:value-type="string">
            <text:p>girl5353 (Misa)</text:p>
          </table:table-cell>
          <table:table-cell office:value-type="string" calcext:value-type="string">
            <text:p>[晴天] 誰說憂鬱症的人就脆弱</text:p>
          </table:table-cell>
          <table:table-cell office:value-type="string" calcext:value-type="string">
            <text:p>TRUE</text:p>
          </table:table-cell>
          <table:table-cell office:value-type="string" calcext:value-type="string">
            <text:p>原文恕刪 有時我總是覺得自己是個經不起打擊與挫折的爛草莓 所以更討厭別人用這樣的眼光看待我 害怕別人覺得我為什麼可以這麼脆弱 後來不知道在哪裡看到一篇文 文章說 其實我們比一般人還堅強 因為我們比他人承受了更多的壓力 並且要與心魔抗戰，努力的生存著 如果別人花1分的力氣生存，我想我們就得花10分力氣生存 我們每一分每一秒 不斷的消耗龐大的能量 只為了能走在正常的軌道中，更甚追求完美 套句廣告的台詞 當全世界都在乎你飛得高不高，有誰在乎你飛得累不累？ 我們，其實很堅強。</text:p>
          </table:table-cell>
          <table:table-cell office:value-type="string" calcext:value-type="string">
            <text:p>因為我們比他人承受了更多的壓力。</text:p>
          </table:table-cell>
          <table:table-cell table:number-columns-repeated="3"/>
        </table:table-row>
        <table:table-row table:style-name="ro1">
          <table:table-cell office:value-type="float" office:value="2010" calcext:value-type="float">
            <text:p>2010</text:p>
          </table:table-cell>
          <table:table-cell office:value-type="string" calcext:value-type="string">
            <text:p>Apr</text:p>
          </table:table-cell>
          <table:table-cell office:value-type="float" office:value="3" calcext:value-type="float">
            <text:p>3</text:p>
          </table:table-cell>
          <table:table-cell office:value-type="string" calcext:value-type="string">
            <text:p>22:00:17</text:p>
          </table:table-cell>
          <table:table-cell office:value-type="string" calcext:value-type="string">
            <text:p>Sat</text:p>
          </table:table-cell>
          <table:table-cell office:value-type="string" calcext:value-type="string">
            <text:p>iamyamamoto (微風吹過山巔)</text:p>
          </table:table-cell>
          <table:table-cell office:value-type="string" calcext:value-type="string">
            <text:p>[閒聊] 不想回診中</text:p>
          </table:table-cell>
          <table:table-cell office:value-type="string" calcext:value-type="string">
            <text:p>TRUE</text:p>
          </table:table-cell>
          <table:table-cell office:value-type="string" calcext:value-type="string">
            <text:p>如果覺得醫生不適合，可以去看看別的醫生。 我第一次求診的時候感覺不好，第二次故意找病人少的醫生。 不一定要去擠名醫，因為我覺得名醫的病人太多，沒辦法讓醫生有太多時間了解你我。 而且我認為既然能夠當上醫院的醫生，多半都有一定的品質。 要選當精神科醫師基本上就很有勇氣了。 可以把這個醫生跟你的對話或者是你的狀況寫下來，寫一份就好。 然後用copy的給醫生。這樣就不用換醫生就再說一次難過一次。 現在超商到處都是，要找copy的地方很容易。 還有，我建議您用橫式的寫法。因為橫式可以讓醫生看的比較快。 把自己的心情，目前服用的藥物副作用，還有你的壓力寫下來 因為用看的，比用聽的快，而且醫生不用自己太多字浪費時間 只要把你寫的東西加駐一些就好。 醫生也可以用你寫文章的情況來判斷你目前的狀況。 我每次回診，也都沒跟醫生說甚麼話。 他看完我寫給他的資料，會問我一些我沒有寫到的問題。 這樣彼此都不至於花上很多時間在診間對話。 調適還是得靠自己的努力，醫護人員，諮商師，社工師說真的只是幫助你渡過難關。 但是往後的日子還是得自己學會去面對。 藥物的副作用，像我吃景安寧中午以前就會想睡覺，很不舒服。 但是我就利用那個時間去運動，讓自己不要躺在床上。 這個要靠自己努力去克服。 千萬不要因為副作用自己停藥，讓壓力累積下去，最後一次爆發被迫住院.... 加油。 ================================================================ GIRORO Natsumi MY love Kiss me tender and hold me tight forever forever forever ...................................... ================================================================</text:p>
          </table:table-cell>
          <table:table-cell office:value-type="string" calcext:value-type="string">
            <text:p>把自己的心情，目前服用的藥物副作用，還有你的壓力寫下來。千萬不要因為副作用自己停藥，讓壓力累積下去，最後一次爆發被迫住院....。</text:p>
          </table:table-cell>
          <table:table-cell table:number-columns-repeated="3"/>
        </table:table-row>
        <table:table-row table:style-name="ro1">
          <table:table-cell office:value-type="float" office:value="2010" calcext:value-type="float">
            <text:p>2010</text:p>
          </table:table-cell>
          <table:table-cell office:value-type="string" calcext:value-type="string">
            <text:p>Nov</text:p>
          </table:table-cell>
          <table:table-cell office:value-type="float" office:value="20" calcext:value-type="float">
            <text:p>20</text:p>
          </table:table-cell>
          <table:table-cell office:value-type="string" calcext:value-type="string">
            <text:p>23:54:14</text:p>
          </table:table-cell>
          <table:table-cell office:value-type="string" calcext:value-type="string">
            <text:p>Sat</text:p>
          </table:table-cell>
          <table:table-cell office:value-type="string" calcext:value-type="string">
            <text:p>LEBRA (Lebra)</text:p>
          </table:table-cell>
          <table:table-cell office:value-type="string" calcext:value-type="string">
            <text:p>[晴天] 雖然沈重還是有進步</text:p>
          </table:table-cell>
          <table:table-cell office:value-type="string" calcext:value-type="string">
            <text:p>FALSE</text:p>
          </table:table-cell>
          <table:table-cell office:value-type="string" calcext:value-type="string">
            <text:p>三次試，每一科 所以當別人是期中考週時 我則是期中考月 每一科都拖超長的 連續考三個禮拜 因為第一次都考快墊底 壓力整個大轟炸 真是連續的折磨期 雖然很多原因造成我和同班的同學不熟 而變成了班上的邊緣人 但是我總不能一直想著痛苦的事 沒有如願的事來折磨自己吧 以前非常討厭自己 為了別人而活 為了大家的眼光、標準而活 我已經開始慢慢接受自己 可能只有一點點 我相信會慢慢增加 肯定自己多一點 痛苦會少一點 不管到了什麼絕境 路 總是會有的 境由心轉這句話是真的：）</text:p>
          </table:table-cell>
          <table:table-cell office:value-type="string" calcext:value-type="string">
            <text:p>壓力整個大轟炸。</text:p>
          </table:table-cell>
          <table:table-cell table:number-columns-repeated="3"/>
        </table:table-row>
        <table:table-row table:style-name="ro1">
          <table:table-cell office:value-type="float" office:value="2010" calcext:value-type="float">
            <text:p>2010</text:p>
          </table:table-cell>
          <table:table-cell office:value-type="string" calcext:value-type="string">
            <text:p>Dec</text:p>
          </table:table-cell>
          <table:table-cell office:value-type="float" office:value="14" calcext:value-type="float">
            <text:p>14</text:p>
          </table:table-cell>
          <table:table-cell office:value-type="string" calcext:value-type="string">
            <text:p>20:15:28</text:p>
          </table:table-cell>
          <table:table-cell office:value-type="string" calcext:value-type="string">
            <text:p>Tue</text:p>
          </table:table-cell>
          <table:table-cell office:value-type="string" calcext:value-type="string">
            <text:p>WANLINGG (他鄉)</text:p>
          </table:table-cell>
          <table:table-cell office:value-type="string" calcext:value-type="string">
            <text:p>[晴天] 突破性的進步!!</text:p>
          </table:table-cell>
          <table:table-cell office:value-type="string" calcext:value-type="string">
            <text:p>FALSE</text:p>
          </table:table-cell>
          <table:table-cell office:value-type="string" calcext:value-type="string">
            <text:p>就在最近 我的病情有了突破性的轉變 想分享給大家 如果你不甚同意 也請不要攻擊 我還沒有痊癒 還是會脆弱 我只是希望有人可以因此得到祝福而已 希望大家都可以堅持 fighting 文章有點長 網誌有配樂好讀版http//www.wretch.cc/blog/WANLING316/10222413 這半年多可能我的朋友們多少都知道 這陣子我的健康有很大的問題 我幾乎在舞蹈 藝術的世界裡消失 很多課也沒辦法再教 但我始終沒有完全地說明究竟發生了什麼事 要跟很多人說抱歉 也要謝謝很多人 我的好朋友 我的學生 囚犯 半年多前 一些生活上的事件接連著發生 五月好友的自殺過世成了壓倒駱駝最後一根稻草 在這之後 我整個人垮了 我開始在晚上忘了怎麼睡覺 一兩個小時甚至更久都無法入睡 入睡以後又很早醒來 或醒來日數次 (但不要以為這是我晚上很有精神 剛好相反 我整天從沒有有精神的時候) 卻在白天陷入沈睡 我連跟人說話 或是教課 眼皮都重得立刻想要睡著 只是還是硬撐著 我的身體變得沒有力氣 連走路都很累 頭暈頭痛成了家常便飯 照三餐來找我 從來轉圈不會暈的我 變得轉一圈就不行 我不只失去了我最善長也賴以為生的舞蹈 我覺得自己就像什麼都沒有 我每天被悲傷的想法充滿 覺得生活失去盼望 每天張開眼睛 看著自己好手好腳卻沒有力氣起床 我覺得自己是個廢物 我很意外地被確診為憂鬱症 為什麼說意外 因為我覺得自己的環境雖不富裕但算是幸福 也有自己喜歡的工作 活得有夢想 有異象 還曾因此鼓舞過一些人 一切都很好 要憂鬱個屁 且我在兩年多前就信主 有了從未有的平安和喜樂 怎麼會有憂鬱症?? 我聽過許多在信主後憂鬱症得醫治的見證 但我卻恰恰相反 我覺得我是基督徒之恥 不但沒有成為光 還作反見證 我真是中了比奧斯卡還大的獎 我每天睡醒都覺得為什麼要醒來 更神奇(??)的是 只要我感受到他人給我的壓力身體的反應就是眼皮立刻下墜 暑假 幾堂課告一段落後 我也把原本預定的接下來的所有的教學都停了 我沒辦法跳好舞了 也不想跳 感覺不出這些有任何意義 我像條死蟲一樣每天躺在家 除了舞團的一些排練大家死勸活勸要我出來以外 即使走在路上 我都覺得自己無法落地 飄在空中就像並不存在世界上 我活得非常勉強 也很難感受到快樂 很多大家覺得好笑的事我也都笑不出來 我的頭髮愈掉愈多 常常要找地方哭(比方說廁所) 哭到心都會痛難以呼吸 睡前亂傳簡訊 我放了很多鴿子 答應了當朋友的伴娘也沒辦法去 還有過失憶的狀況 搞得家人都很擔心 我覺得糟糕透了 我不知如何看待自己 也不想和人互動 就像變了一個人 (這讓我想到上醫治課時文惠老師說的 你覺得這怎麼是我呢? 這才是你...) 一開始我還向一些人承認過病況 大家都很關心 但我也得到很多責難 論斷 不了解和壓力 我也不想讓人以為我在博取同情或裝病裝可憐 我感覺更孤單了 漸漸地我什麼也不想再說了 我敢互動的人愈來愈少 每天只有自己和腦中不斷出現的強迫性思考對抗 看起來沒在幹嘛腦中卻忙得要死 一切都變得無法控制 (所以我的朋友們 請原諒我沒有告訴你們全部的實情 因為我無法承受再多一點的壓力) 我過去也多少會覺得憂鬱症的人為什麼要這樣想那樣想 為什麼不振作 為什不選擇那些正面的想法....沒想到我卻也走進了這扇黑暗的門 我也一直想到過世的友人 想到他離開世界的那一天到底感受到多大的孤獨 而我身為他信任的朋友說過了多少自以為是幫助卻其實是傷害的言語 掙扎 每天都在與無力感對抗 我真的很想直接放棄自己 反正地球少了我一樣會旋轉 我己經把遺書寫好 只是心中仍覺得自我了斷是一件不對的事 是會讓人也讓耶穌傷心的事 而且也還沒有找到方法 (我不想死得醜醜的 或是沒成功 萬一被救回變植物人就更拖累人) 五月底我報名了教會的生命培訓學院 (俗稱是神學院的再職進修班) 但一直覺得我是否有勇氣去到這個每一四早上八點就要晨禱的地方 9/7那天 我還是去了新生訓練 這天的我來到團體中 真的感到極度不自在 但這時的我己經發展出與人互動的一個新的模式 就是偽裝自己 盡量像是正常人 以避免過多關注的眼光 我是一個非常討厭偽裝的人 所以這樣的模式卻也讓我更加厭惡自己 但生培上課的第一天我卻很神奇地願意在六點多起床出門上課 生培很多的規定和要求其實都讓我有跟不上大家的壓力 我也害怕考試寫不出來 讀經進度跟不上 筆記沒抄到的那種感覺 但在課程和每天的禱告中卻也有許多得著和被更新 這對我來說己經是一大突破 我也開始恢復教課 我享受在聽課中 但老實說也常常有被控告的感覺 還好我的輔導老師宜娟老師付出了許多時間給了我很多鼓勵和分享 我知道其實我很想要爬出來 走出這個像是走不出的泥沼 所以我也一直有固定在看醫生 包括吃藥和諮商 但因為我不願服用一般副作用強的化學藥物 所以選擇了一家只開草藥處方的自費診所 醫生每次給我一些具體的建議 幫助我發現自己的問題 讓我也漸漸地有一點點在進步 但我的體力仍然處在每天醒來就想睡的狀態 晚上仍常常難以入睡和早醒 與人之間的應對還是讓我充滿挫折 所以我再度辭去了非週末的課程 我想 換了代課老師對學生 對自己都是更好的選擇 我真的沒有力氣再去帶領很多的人和事 事實上許多往常我有興趣的事 即使是看電影看演出等等都不再能讓我有動力 我的病情似乎比最差時有進步 卻也有些停滯無法突破 這段時間累積下來 薪水的減少（還包括暑假的停課） 沈重的醫藥費 經濟成了我的另一項沈重的擔子 我看自己的帳目 發現已連續三個月醫療費用都在8000以上（目前累計有3萬多元 哦這可不是收奉獻的報告） 這段期間很謝謝我的自然醫學博士好友柚子 當我額外的家庭醫生 她另外供應了我很多可以幫助我的用藥 我覺得非常感謝有這樣的好友 但這時的我 一天要吞的大小顆粒己有十多顆 還沒有把液體算進去 我很討厭吃藥 但看見它們也看見朋友的愛 就在上週二 醫生跟我說我的睡眠情況一直沒有太大改善 需要再加強抗憂鬱的劑量 並且回診的時間從三週縮短到一週就得回去 釋放 上一週 生培也剛好要操練三天的禁食禱告 這三天 早上七點 中午和晚上六點都也都有禱告會可以參加 我想 正好為著自己人生莫名的曠野好好禱告 尋求神 我想 這是一個好好親近神的機會 而這時 許多聖誕節的福音活動都正在展開 我也有感動在活動中為神編一首純福音的創作 我也想為此好好禱告 希望讓聖靈帶領我編舞 但在這之前 我從來沒禁食過超過一餐 而且我熱愛美食 愛吃的程度到我的食記在PTT Food版精華區還有一個專區 但這次 我就是很想要付上這個代價 每一個原本的用餐時間一定都要好好地禱告 由於還要排聖誕節的舞碼 我沒有真的作全禁食(只喝水) 我還是有喝些流質的牛奶豆漿等 禁食的前一天 也不曉得為什麼 我突然發現自己是多麼地被完美主義捆綁 即使唸了生培 我上課如果有老師的話來不及記下就很緊張 我只要下課沒有趕快複習整理筆記我就會很焦慮 所以既然有把筆記整理好 我也都會發mail給同學 但我考試卻也不一定有考得很好 因為自己的身心狀況太差 即使我唸了書 當天卻有可能寫錯自己原本記熟的東西 就像詩篇1271中說的 若不是耶和華建造房屋、建造的人就枉然勞力 若不是耶和華看守城池、看守的人就枉然儆醒 而我的眼請在這段期間也莫名得了我從沒有得過的慢性結膜炎跟乾眼症 使我看電腦 看書都無法持久 半小時就酸澀不已 天天都充滿血絲 早上起來有時還會紅得和兔子一樣 怎麼點藥都沒有用 (這也影響了我練舞 因為不戴眼鏡的我就是視障 看不清楚 平衡感也變得就不好) 我突然發覺這實在不對 我來這裡為了什麼 不就是想認識神親近神的? 又不是為了拿好成績 如果成績很好 生命卻沒改變 那真是遜爆了 我帶著期待和轉換的心情進入了禁食禱告 禁食第一天 我仍然感覺很昏沈 早上的禱告會也沒有能準時 但第二天 我覺得就算花200多塊坐小黃也要趕到 這天早上 我聽見了神說 妳不懂得被愛 我看見那個覺得自己不配得一切的自己 因此也傷害了很多人 特別是愈親近的人 我又問神 那我的朋友呢? 我懂你尊重我們每一個人的選擇...但是你真的愛他嗎 他說我是顧念妳 也是顧念他的神 我感受到有一種平安..... 那天早上的禱告 正正哥分享的信息是 和自己和好 晚上 我去排舞 我驚訝地發現 竟然是半年多來我精神最好的一次 我竟然有醒來的感覺了 好像眼睛真的可以張開了 雖然有一點暈眩 但卻是一種靈裡的甦醒 而且我開始感覺到有精神 也有喜樂降臨在我身上 那天我帶著充滿感謝和開心的心情幫學生排舞 這對好久都不知道快樂是什麼的我來說 是一個極大的神蹟 好久好久 每天度日如年 我都盼望著可以醒過來 竟然就有這樣戲劇性地轉變 我感受到神無比的愛 這是消耗了多少人力都幫不了我的事 第三天 我帶著喜樂參加了早上七點的禱告 早上 敬拜的詩歌是勝於塵土 在敬拜中 我真的又能再感受到我是神的玫瑰 衪的新婦 我也參加了中午 晚上的禱告會一直到最後的分享 我感受到那種與神親近的甜美 而神的恩典是大的 晚上在我胡言亂語地分享了自己的禁食經歷後 感謝神 我竟然還收到了一筆奉獻(這天並沒有這個橋段啊) 我真的覺得不好意思收 但想到了神給我的話 我開心感恩地接受了 這一天 愛心茶葉蛋大哥心田哥給了我一份禁食禱告的文章 覺得十分驚喜和感恩 我看了看 裡面寫到精神疾病不可禁食 不過我己經禁到第三天了 還有極大突破和恩典 還好我第三天才看到 不然可能不敢禁 看來這點要從不能禁改成 看個人領受才對 感謝神祂的時間總是這麼奇妙 這次的禁食還有一個很大的恩典 就是我其實是第一次禁食這麼久 卻沒有感受到飢餓 憂鬱症的日子其實讓我很愛用食物補償自己 也很多是不大健康的 但這三天即使我住在充滿食物的家裡 也不太有被誘惑的感覺 因為這是禁食禱告 不是飢餓三十 XD 當我們付上代價並且真的渴望與神的心連結 祂真的會用想不到的方式來回應我們 我現在雖然還沒有到完全痊癒 體力離正常還有點距離 眼睛也還沒恢復 但卻有突破性的進展 心裡也感受到許多的傷都因為神的愛而被釋放了 我相信我可以得到完全的醫治 耶穌說他來是要宣告讓那被擄的得釋放，瞎眼的得看見 叫那受壓制的得自由 報告神悅納人的禧年(路加福音41819) 安慰一切悲哀的人 賜華冠與錫安悲哀的人 代替灰塵 喜樂油 代替悲哀 讚美衣 代替憂傷之靈(以賽亞書6123) 明年 將將好正是民國100年 中華民國的禧年 神真的是真實的神 是living God 是守約慈愛的神 我知道我還有很多要學的 不足的 但只憑自己和他人都實在太有限了 這次 我真正的了解 仰望神是唯一解 特別謝謝陪伴我的朋友 老師 屬靈同伴 還有很像爸爸的醫生 謝謝你們容忍我 或半夜被我吵醒 上帝要大大祝福你們 (大力拍拍手)歸榮耀給我的ahab(誓約的盟友) 愛我們的天父 註 曠野 指上帝帶領以色列人走出被奴役的埃及到迦南美地中間這段在沙漠的日子 他們吃上帝供應的嗎哪 住帳棚 看似毫無希望因此不斷抱怨神 但神一直供應並且帶領他們 ahab 彼此立約的盟友 更勝於一般的朋友 禧年 耶和華的恩年 人與土地都要得到自由 可參考 http//www.ccea.org.tw/pr/functioncode/publish2/focusfindshow.asp?sn=251type=4 禁食禱告一種拿去生命中寶貴事物的禱告方式 並非是苦其心志的意思 禁食禱告的重點是禱告而非禁食 後記~信心之路 這篇我記錄的重點比較放在神醫治我的憂鬱上面 而我學習到最大的功課其實是信心 在曠野中 看到的都是困難 要持守信心其實很不容易 我看了一個個憂鬱症的見證 卻一直沒有什麼特別的事發生在我身上 要繼續存有盼望真的很難 這時就要仰望神自己祂良善的本質 也就是一件好似看不見摸不著的事 神曾在兩約之間沈默了400年 但那表示祂消失了嗎?? 並沒有 我們常常需要如同過約但河的信心 當摩西分紅海時 是杖一舉海就分開 但過約但河 卻是要祭司先敢把腳踏進河中 河水才乾 人生中 常常都需要這樣的信心和勇氣吧 (這好像是禁食的前一週宜娟老師才分享的 一切 彷彿都早有預備) 感謝神紀念我 祂又給了我一次奇蹟 其實在禁食結束後 隔天我就要到舞團把舞排完(還有一分多鐘的長度) 但神要我安息 我就早早睡去隔天早上起來才編舞 竟然很有靈感地快速完成了 而神的醫治也還持續著 晚上我刷牙時發現 長年會流血的牙齦竟不再出血了(這幾天都是如此) 前一晚血還很多的 向來我只有在洗牙後的那陣子會好轉 然後就愈來愈差 這真是太神奇了 因為我也對此不在意 從來沒有為此禱告過....... 神 還是一位出乎人意料的神啊</text:p>
          </table:table-cell>
          <table:table-cell office:value-type="string" calcext:value-type="string">
            <text:p>只要我感受到他人給我的壓力身體的反應就是眼皮立刻下墜。不了解和壓力。因為我無法承受再多一點的壓力)。生培很多的規定和要求其實都讓我有跟不上大家的壓力。</text:p>
          </table:table-cell>
          <table:table-cell table:number-columns-repeated="3"/>
        </table:table-row>
        <table:table-row table:style-name="ro1">
          <table:table-cell office:value-type="float" office:value="2011" calcext:value-type="float">
            <text:p>2011</text:p>
          </table:table-cell>
          <table:table-cell office:value-type="string" calcext:value-type="string">
            <text:p>Jan</text:p>
          </table:table-cell>
          <table:table-cell office:value-type="float" office:value="2" calcext:value-type="float">
            <text:p>2</text:p>
          </table:table-cell>
          <table:table-cell office:value-type="string" calcext:value-type="string">
            <text:p>18:37:55</text:p>
          </table:table-cell>
          <table:table-cell office:value-type="string" calcext:value-type="string">
            <text:p>Sun</text:p>
          </table:table-cell>
          <table:table-cell office:value-type="string" calcext:value-type="string">
            <text:p>fruitmei (綠)</text:p>
          </table:table-cell>
          <table:table-cell office:value-type="string" calcext:value-type="string">
            <text:p>[晴天] 應該是晴天吧</text:p>
          </table:table-cell>
          <table:table-cell office:value-type="string" calcext:value-type="string">
            <text:p>FALSE</text:p>
          </table:table-cell>
          <table:table-cell office:value-type="string" calcext:value-type="string">
            <text:p>好久好久沒有上來po文了。 其實這段時間都還是會週期性地陷入低潮， 每隔一個月或兩個月之類的 將近十個月沒看診，藥也快吃完了 看著剩下的百憂解讓我很苦惱， 總覺得很不想去排隊看病，但又好想要繼續屯藥... 連續哭了兩天總算冷靜一點了 雖然還是腦子裡一片空白 哭完了，接下來會是晴天吧。 其實我很幸福，有愛我的父母， 也很幸運，在之前那種自我放棄的墮落生活中， 竟然還能遇到一個真心愛我的人。 太久沒有過那種被珍惜的感覺，讓我覺得好幸福 但是幸福久了，心被裝填得太滿了， 滿心只想著怎樣才能過得更好，讓路走得更長 這造成的焦慮反而給了彼此壓力 我不要再哭了，眼淚只會把男人對我的愛與耐性刷洗殆盡。 要學著滿足，像這樣能有個人陪著而非孤獨，已經很足夠了。 雖然我經常還是想逃離這一切，想消失，想要躲得遠遠的 然後發現自己對他已經陷入徹底的依賴， 一邊哭著想逃走，卻找不到一個能夠躲藏的地方。 所以我不要再躲了，要好好面對這些，像個成熟的大人一樣。 雖然那好難。 期末考快到了，我要趕快靜下來。 現在的我完全呆滯而無法思考... 振作起來，然後，或許一切就會變得更好。</text:p>
          </table:table-cell>
          <table:table-cell office:value-type="string" calcext:value-type="string">
            <text:p>這造成的焦慮反而給了彼此壓力。</text:p>
          </table:table-cell>
          <table:table-cell table:number-columns-repeated="3"/>
        </table:table-row>
        <table:table-row table:style-name="ro1">
          <table:table-cell office:value-type="float" office:value="2011" calcext:value-type="float">
            <text:p>2011</text:p>
          </table:table-cell>
          <table:table-cell office:value-type="string" calcext:value-type="string">
            <text:p>Jan</text:p>
          </table:table-cell>
          <table:table-cell office:value-type="float" office:value="4" calcext:value-type="float">
            <text:p>4</text:p>
          </table:table-cell>
          <table:table-cell office:value-type="string" calcext:value-type="string">
            <text:p>20:38:20</text:p>
          </table:table-cell>
          <table:table-cell office:value-type="string" calcext:value-type="string">
            <text:p>Tue</text:p>
          </table:table-cell>
          <table:table-cell office:value-type="string" calcext:value-type="string">
            <text:p>StarFeather (幻楓冰羽)</text:p>
          </table:table-cell>
          <table:table-cell office:value-type="string" calcext:value-type="string">
            <text:p>[晴天] 音樂使心情穩定</text:p>
          </table:table-cell>
          <table:table-cell office:value-type="string" calcext:value-type="string">
            <text:p>FALSE</text:p>
          </table:table-cell>
          <table:table-cell office:value-type="string" calcext:value-type="string">
            <text:p>雖然期末考將屆 壓力很大 因為自己的記憶力減退了很多...很多事情記不起來 唸書也比之前更辛苦了 感冒藥吃了好幾天還是沒什麼好轉 聽著Szymanowski的prelude op.1 no.2 心情稍微平復了一些 不過這首曲子聽起來多少有點憂鬱的感覺 但還是很喜歡...或許因為我很喜歡鋼琴音樂 也喜歡彈鋼琴的關係吧 能夠讓自己從不該有的思緒中轉移開注意力 穩定的...度過生活... 希望......</text:p>
          </table:table-cell>
          <table:table-cell office:value-type="string" calcext:value-type="string">
            <text:p>壓力很大。</text:p>
          </table:table-cell>
          <table:table-cell table:number-columns-repeated="3"/>
        </table:table-row>
        <table:table-row table:style-name="ro1">
          <table:table-cell office:value-type="float" office:value="2011" calcext:value-type="float">
            <text:p>2011</text:p>
          </table:table-cell>
          <table:table-cell office:value-type="string" calcext:value-type="string">
            <text:p>Feb</text:p>
          </table:table-cell>
          <table:table-cell office:value-type="float" office:value="6" calcext:value-type="float">
            <text:p>6</text:p>
          </table:table-cell>
          <table:table-cell office:value-type="string" calcext:value-type="string">
            <text:p>19:22:10</text:p>
          </table:table-cell>
          <table:table-cell office:value-type="string" calcext:value-type="string">
            <text:p>Sun</text:p>
          </table:table-cell>
          <table:table-cell office:value-type="string" calcext:value-type="string">
            <text:p>blueca (布魯卡)</text:p>
          </table:table-cell>
          <table:table-cell office:value-type="string" calcext:value-type="string">
            <text:p>請各位朋友們一定要相信自己會好起來</text:p>
          </table:table-cell>
          <table:table-cell office:value-type="string" calcext:value-type="string">
            <text:p>FALSE</text:p>
          </table:table-cell>
          <table:table-cell office:value-type="string" calcext:value-type="string">
            <text:p>各位朋友你們好 我是blueca的男友 blueca在2/5早上時已經往生了 她臨走前把她的帳號密碼寫在桌上.我心中非常的痛心過去長時間的陪伴 仍然阻擋不了她想要離開世間的決定. 我今天想用她的帳號來幫助其他的朋友們告訴各位千萬不要亂停藥而且 憂鬱症的藥有很多種醫生的開法也不同必須去和自己信任的醫生配合 不要胡亂搜尋網路上的資料就擅自決定停哪種藥這樣是非常危險的事 一知半解比完全不懂還要危險在身旁陪伴的朋友也要記得我們不是醫師 沒有辦法為病人的健康做背書我們可以給予鼓勵和支持但是專業的建議要 由醫生來給. 再來就是要相信自己和醫生的配合下一定會變好而且不要急 時間就是最好的藥遠離自己的壓力源頭. 我寫這篇文章的時候心情非常痛苦我親眼看見她選擇性服藥後不久她的精神 狀況就惡化很快快快到讓身邊的人措手不及不過現在說都已經無法挽回一條 寶貴的生命希望各位能將這個訊息傳遞出去能多救回幾個在生死邊緣掙扎的人 告訴他們別放棄全力配合自己信任的醫生相信自己在醫生的協助下一定能夠好轉 我希望不要再任何人身上再發生這樣遺憾的事了也希望這些救人的公德能回向給她 願她在天之靈得到安息....</text:p>
          </table:table-cell>
          <table:table-cell office:value-type="string" calcext:value-type="string">
            <text:p>時間就是最好的藥遠離自己的壓力源頭.。</text:p>
          </table:table-cell>
          <table:table-cell table:number-columns-repeated="3"/>
        </table:table-row>
        <table:table-row table:style-name="ro1">
          <table:table-cell office:value-type="float" office:value="2011" calcext:value-type="float">
            <text:p>2011</text:p>
          </table:table-cell>
          <table:table-cell office:value-type="string" calcext:value-type="string">
            <text:p>Mar</text:p>
          </table:table-cell>
          <table:table-cell office:value-type="float" office:value="20" calcext:value-type="float">
            <text:p>20</text:p>
          </table:table-cell>
          <table:table-cell office:value-type="string" calcext:value-type="string">
            <text:p>23:49:57</text:p>
          </table:table-cell>
          <table:table-cell office:value-type="string" calcext:value-type="string">
            <text:p>Sun</text:p>
          </table:table-cell>
          <table:table-cell office:value-type="string" calcext:value-type="string">
            <text:p>blue415 (1號小姐)</text:p>
          </table:table-cell>
          <table:table-cell office:value-type="string" calcext:value-type="string">
            <text:p>[晴天] 樂在工作</text:p>
          </table:table-cell>
          <table:table-cell office:value-type="string" calcext:value-type="string">
            <text:p>FALSE</text:p>
          </table:table-cell>
          <table:table-cell office:value-type="string" calcext:value-type="string">
            <text:p>晴天文來囉~) 平日我是學生身分 週末是工讀一族~苦命阿 沒什麼時間可以休息 主管為了讓我升級 我開始學習服務主桌 好開心~D 除了比客桌輕鬆 但壓力比較大 要給客人賓至如歸的感受囉 還可以看到全程婚宴 每次看到新人甜蜜的成長影片 配合優雅浪漫的情歌 我都好想哭..... 真想脫離孤單生活 Mr.right何時會出現?ˊ_ˋ 雖然累到身心俱疲 但我樂在工作 喜歡服務別人有摳摳的生活 比當學生更實際多了</text:p>
          </table:table-cell>
          <table:table-cell office:value-type="string" calcext:value-type="string">
            <text:p>但壓力比較大。</text:p>
          </table:table-cell>
          <table:table-cell table:number-columns-repeated="3"/>
        </table:table-row>
        <table:table-row table:style-name="ro1">
          <table:table-cell office:value-type="float" office:value="2011" calcext:value-type="float">
            <text:p>2011</text:p>
          </table:table-cell>
          <table:table-cell office:value-type="string" calcext:value-type="string">
            <text:p>Apr</text:p>
          </table:table-cell>
          <table:table-cell office:value-type="float" office:value="10" calcext:value-type="float">
            <text:p>10</text:p>
          </table:table-cell>
          <table:table-cell office:value-type="string" calcext:value-type="string">
            <text:p>16:55:23</text:p>
          </table:table-cell>
          <table:table-cell office:value-type="string" calcext:value-type="string">
            <text:p>Sun</text:p>
          </table:table-cell>
          <table:table-cell office:value-type="string" calcext:value-type="string">
            <text:p>samskara (天空)</text:p>
          </table:table-cell>
          <table:table-cell office:value-type="string" calcext:value-type="string">
            <text:p>[晴天] 多話</text:p>
          </table:table-cell>
          <table:table-cell office:value-type="string" calcext:value-type="string">
            <text:p>FALSE</text:p>
          </table:table-cell>
          <table:table-cell office:value-type="string" calcext:value-type="string">
            <text:p>也不知道晴天還陰天 喂~很難選耶 選情天好了 今天太陽很大咩 最近覺得自己很多話 好像有躁鬱症的感覺 哈哈 真奇怪 約一個多月前開始新的工作 是自己想要的工作 所以很興奮 但是又擔心表現不好撐不過試用期 然後就好幾天都睡不著 結果又爆發了 其實也不是心情非常低落啦 只是覺得沒有辦法像正常人有一樣的抗壓力 加上回想起很多往事 就會很難過 一度有出現類似幻聽的現象(因為好幾天沒睡咩 都一直恍神) 好在後來成功能留下來了 原來真心的想要做這個工作是最重要的 身體不好的事情大家可以體諒 同事很好 上司也很nice 於是漸漸步上軌道了 這裡沒有人會罵人 很多事情都可以講開 大家都有一樣的目標 我們的工作場所大家都滿開心的 所以自然而然被影響 工作的時候開心 但是有很多不懂的 怕客人問 就會緊張 說真的還是很緊張啊 但是我覺得自己會越來越進步的 有時候很多話 大概是因為自己很焦慮吧 然後又有很多思緒湧現 現在都告訴自己深呼吸 沒有人會逼我 慢慢來就好</text:p>
          </table:table-cell>
          <table:table-cell office:value-type="string" calcext:value-type="string">
            <text:p>只是覺得沒有辦法像正常人有一樣的抗壓力。</text:p>
          </table:table-cell>
          <table:table-cell table:number-columns-repeated="3"/>
        </table:table-row>
        <table:table-row table:style-name="ro1">
          <table:table-cell office:value-type="float" office:value="2011" calcext:value-type="float">
            <text:p>2011</text:p>
          </table:table-cell>
          <table:table-cell office:value-type="string" calcext:value-type="string">
            <text:p>May</text:p>
          </table:table-cell>
          <table:table-cell office:value-type="float" office:value="6" calcext:value-type="float">
            <text:p>6</text:p>
          </table:table-cell>
          <table:table-cell office:value-type="string" calcext:value-type="string">
            <text:p>00:07:19</text:p>
          </table:table-cell>
          <table:table-cell office:value-type="string" calcext:value-type="string">
            <text:p>Fri</text:p>
          </table:table-cell>
          <table:table-cell office:value-type="string" calcext:value-type="string">
            <text:p>Iguodala (Flight 9)</text:p>
          </table:table-cell>
          <table:table-cell office:value-type="string" calcext:value-type="string">
            <text:p>[晴天] finally</text:p>
          </table:table-cell>
          <table:table-cell office:value-type="string" calcext:value-type="string">
            <text:p>FALSE</text:p>
          </table:table-cell>
          <table:table-cell office:value-type="string" calcext:value-type="string">
            <text:p>有種石頭終於被搬開來的感覺。 強烈的壓力突然消失不見，比起做夢還不真實。 也許身體終於適應了 Alpraline? 又或是終於又想起這世界還有人愛著我？ 明明四個小時之前，我吃飯連筷子都拿不穩 現在我竟然能夠完全浸淫在柴可夫斯基小提琴協奏曲的樂聲當中 剛剛跟好好好朋友講了一個多小時的電話， 電話費？月底再來煩惱好了。XD 我努力度過六天內我最輕鬆的幾個小時， 希望這是個好的開始，希望一樣有憂鬱症病史的柴先生的音樂 能夠多多撫慰住在我心中傷痕累累的靈魂。 洗個熱水澡，準備睡覺才是真的 珍惜這份上天賜給我的恩典，連同明天的我一起努力</text:p>
          </table:table-cell>
          <table:table-cell office:value-type="string" calcext:value-type="string">
            <text:p>強烈的壓力突然消失不見，比起做夢還不真實。</text:p>
          </table:table-cell>
          <table:table-cell table:number-columns-repeated="3"/>
        </table:table-row>
        <table:table-row table:style-name="ro1">
          <table:table-cell office:value-type="float" office:value="2011" calcext:value-type="float">
            <text:p>2011</text:p>
          </table:table-cell>
          <table:table-cell office:value-type="string" calcext:value-type="string">
            <text:p>Jun</text:p>
          </table:table-cell>
          <table:table-cell office:value-type="float" office:value="12" calcext:value-type="float">
            <text:p>12</text:p>
          </table:table-cell>
          <table:table-cell office:value-type="string" calcext:value-type="string">
            <text:p>01:42:28</text:p>
          </table:table-cell>
          <table:table-cell office:value-type="string" calcext:value-type="string">
            <text:p>Sun</text:p>
          </table:table-cell>
          <table:table-cell office:value-type="string" calcext:value-type="string">
            <text:p>pancho (estoy loca loca!!)</text:p>
          </table:table-cell>
          <table:table-cell office:value-type="string" calcext:value-type="string">
            <text:p>[晴天] 應該是好事吧?</text:p>
          </table:table-cell>
          <table:table-cell office:value-type="string" calcext:value-type="string">
            <text:p>FALSE</text:p>
          </table:table-cell>
          <table:table-cell office:value-type="string" calcext:value-type="string">
            <text:p>上星期我的指導教授知道了我的事了 我一直很不想讓周遭的人知道我有這症狀 除了怕被別人當草莓以外 也怕不知道接下來那些人的反應會是怎樣 所以我一直很排斥告訴老師父母等長輩 但因為最近狀況不好 嚴重的影響上課和咪挺 有一天甚至還坐在頂樓外牆邊一直盯著下面發呆 直到有人到我旁邊說這樣很危險我才回過神 心理師一直建議我應該跟老師說 因為畢竟他是我現在接觸時間最多的長輩 其實自己也知道最近的表現就只能用荒腔走板來形容而已 大哭一場後掙扎好久才同意由心理師轉告我的老師 但心理師也沒有明確的說出我的症狀 只是說我最近情緒有點不穩 不過我猜老師心裡應該已經有個底了吧 他只跟我說 我應該早點跟他說的 然後就是壓力不要太大 不要想太多 然後提供一點自己的心得和建議 說實在的 當下聽到好想哭喔~ 雖然不知道老師到底了不了解 但起碼他沒有用鄙棄的態度看待我 我覺得這就夠了...</text:p>
          </table:table-cell>
          <table:table-cell office:value-type="string" calcext:value-type="string">
            <text:p>然後就是壓力不要太大。</text:p>
          </table:table-cell>
          <table:table-cell table:number-columns-repeated="3"/>
        </table:table-row>
        <table:table-row table:style-name="ro1">
          <table:table-cell office:value-type="float" office:value="2011" calcext:value-type="float">
            <text:p>2011</text:p>
          </table:table-cell>
          <table:table-cell office:value-type="string" calcext:value-type="string">
            <text:p>Jun</text:p>
          </table:table-cell>
          <table:table-cell office:value-type="float" office:value="12" calcext:value-type="float">
            <text:p>12</text:p>
          </table:table-cell>
          <table:table-cell office:value-type="string" calcext:value-type="string">
            <text:p>23:16:17</text:p>
          </table:table-cell>
          <table:table-cell office:value-type="string" calcext:value-type="string">
            <text:p>Sun</text:p>
          </table:table-cell>
          <table:table-cell office:value-type="string" calcext:value-type="string">
            <text:p>yingssu (幸福事小)</text:p>
          </table:table-cell>
          <table:table-cell office:value-type="string" calcext:value-type="string">
            <text:p>[晴天] 溜搭</text:p>
          </table:table-cell>
          <table:table-cell office:value-type="string" calcext:value-type="string">
            <text:p>FALSE</text:p>
          </table:table-cell>
          <table:table-cell office:value-type="string" calcext:value-type="string">
            <text:p>剛剛吃了第5顆景安寧 今天下午跑去內湖 到朋友上班的地方聊天 很久沒見面了 他第一眼就說你瘦了喔 我很驕傲地說 對阿 7公斤喔 不過還有很多要繼續瘦啦 閒聊了很多其他朋友跟最近的事情 感覺上輕鬆很多 兩個人一直玩星爺的台詞接龍還有唱歌 哈哈~~真像小孩子 還凹他請我吃一頓晚餐 我吃一點點就飽了 他問我有沒有可能會回到台北工作 他會幫我注意工作機會 我說目前還沒有這樣的想法耶 他就說沒關係 多看看無妨 好朋友真是會幫我想很多耶 結束後 約另一個朋友在便利商店聊天 聊聊她最近感情的事情 聽著聽著 自己也入神想到自己的事情 只是沒有跟她提到 在聊天的過程之中 我自己也體悟到很多事情 謝謝妳教給我那麼多美好的事情 讓我知道該怎樣去疼愛一個女人 雖然我並沒有做得很好 但是我會繼續努力去做 我學習到愛一個人並不是要去包容她 因為包容一定也是會有極限 愛一個人是完全接受她的一切 接受她 就是一個獨立特別的個體 接受她 就是可以自自然然 沒有壓力的跟你生活相處 接受她 就是有時候會沒來由的情緒跟壞心情 那都是真實的她 妳以前總是喜歡問我 妳前男友最喜歡的人會不會是妳 我總是無法給妳確切的答案 但是我現在可以告訴妳的就是 從我第一眼看到妳時 我就已經喜歡上妳了 隔了那麼多年後 命運讓我們又再度相逢 令我們有再一次選擇相愛的機會 無論時間長短 我由衷地感謝這一切美好的發生了 妳是我這輩子最愛的女人 妳是我永遠都不會忘記的女人 晚安 我的寶貝 ^^</text:p>
          </table:table-cell>
          <table:table-cell office:value-type="string" calcext:value-type="string">
            <text:p>沒有壓力的跟你生活相處。</text:p>
          </table:table-cell>
          <table:table-cell table:number-columns-repeated="3"/>
        </table:table-row>
        <table:table-row table:style-name="ro1">
          <table:table-cell office:value-type="float" office:value="2011" calcext:value-type="float">
            <text:p>2011</text:p>
          </table:table-cell>
          <table:table-cell office:value-type="string" calcext:value-type="string">
            <text:p>Jun</text:p>
          </table:table-cell>
          <table:table-cell office:value-type="float" office:value="17" calcext:value-type="float">
            <text:p>17</text:p>
          </table:table-cell>
          <table:table-cell office:value-type="string" calcext:value-type="string">
            <text:p>18:19:56</text:p>
          </table:table-cell>
          <table:table-cell office:value-type="string" calcext:value-type="string">
            <text:p>Fri</text:p>
          </table:table-cell>
          <table:table-cell office:value-type="string" calcext:value-type="string">
            <text:p>yingssu (幸福事小)</text:p>
          </table:table-cell>
          <table:table-cell office:value-type="string" calcext:value-type="string">
            <text:p>[晴天] 不捨</text:p>
          </table:table-cell>
          <table:table-cell office:value-type="string" calcext:value-type="string">
            <text:p>FALSE</text:p>
          </table:table-cell>
          <table:table-cell office:value-type="string" calcext:value-type="string">
            <text:p>這一段日子以來 斷了所有的音訊 完全沒有妳的消息 我 擔心 不捨 卻不願去打擾妳 因為我知道 對妳來說是壓力 我不捨的是 與妳相處的日子少了 我不知道還有多少時間 我不捨浪費每一秒鐘 我不捨妳一個人去面對這個社會 獨自自己去承受種種問題與情緒 我不捨因為我愛生氣 讓妳不得已選擇了這種方式 這段時間以來 我的心裡只有更加的憐惜妳 妳知道我很愛妳 但是 妳因為我的情緒而害怕我 我後悔 因為那是我可以去面對的 因為後果讓我們都要承受痛苦 我不願再這樣做 不願再讓情緒左右我 因為僅剩的時間裡 已經不容我再去揮霍了 希望妳有一天可以相信我 希望妳有一天可以不怕我</text:p>
          </table:table-cell>
          <table:table-cell office:value-type="string" calcext:value-type="string">
            <text:p>對妳來說是壓力。</text:p>
          </table:table-cell>
          <table:table-cell table:number-columns-repeated="3"/>
        </table:table-row>
        <table:table-row table:style-name="ro1">
          <table:table-cell office:value-type="float" office:value="2011" calcext:value-type="float">
            <text:p>2011</text:p>
          </table:table-cell>
          <table:table-cell office:value-type="string" calcext:value-type="string">
            <text:p>Jun</text:p>
          </table:table-cell>
          <table:table-cell office:value-type="float" office:value="18" calcext:value-type="float">
            <text:p>18</text:p>
          </table:table-cell>
          <table:table-cell office:value-type="string" calcext:value-type="string">
            <text:p>22:23:34</text:p>
          </table:table-cell>
          <table:table-cell office:value-type="string" calcext:value-type="string">
            <text:p>Sat</text:p>
          </table:table-cell>
          <table:table-cell office:value-type="string" calcext:value-type="string">
            <text:p>yingssu (幸福事小)</text:p>
          </table:table-cell>
          <table:table-cell office:value-type="string" calcext:value-type="string">
            <text:p>[晴天] 領悟</text:p>
          </table:table-cell>
          <table:table-cell office:value-type="string" calcext:value-type="string">
            <text:p>FALSE</text:p>
          </table:table-cell>
          <table:table-cell office:value-type="string" calcext:value-type="string">
            <text:p>最近在板上PO了很多文章 也在板上認識很多好朋友 了解到很多以前不懂的事 今天在誠品呆了一個晚上 靜靜地看著書 慢慢地 想明白了一些事情 這一段時間以來 甚至於以往 雖然嘴上說 對妳是全心付出 但是實際上卻是對妳做情感勒索 妳需要情感支持 我給妳的往往都是自以為是的解決方案 每件事情都想要幫忙妳 對於妳的拒絕或是我沒做好時的陳述 我總是難耐心中的挫折和委屈而生氣 我現在才知道 我錯了 真的錯了 妳的痛苦和反應 如果我能早點察覺和了解 妳就不會難過那麼久了 因為那並不是妳願意發生的 我知道妳很愛我 所以才會一再給我機會 讓妳自己苦了很久 也讓我一直誤會妳 錯怪妳 這兩個月來 我一直在抒發自己的情緒 直到今天 我才真正地靜下來想想 不想要再給妳壓力了 希望能夠改善我們之間的關係 讓妳不要再感受到來自我的壓力 也許要一段時間後才會聯繫 我想 我願意真正的無條件支持妳 無論將來我們的之間的關係是如何 因為我很珍惜我們之間的情誼 當我越害怕失去 想要抓緊時 卻往往只是讓妳離我更遠 我的腦海中 想到以前妳難過的情境 我現在總是跪著 哭著 暗暗祈求妳的原諒 因為我明白了 我深深地傷害妳 我該放手讓妳自由地生活 尊重妳的意志和決定 你明白我對妳的感情 這樣就足夠 我也會努力過好我的生活 讓我自己擁有更多正面能量 能體貼真誠的去照顧別人 妳用妳的眼淚教會我這些事情 甚至我也能親身體會這種感受 我懂了 明白了 希望時間並不會太晚 我應該會暫時停止在板上PO文 至於用藥的部份 就交給醫生決定 謝謝版友們陪我度過漫長的夜晚 謝謝妳用妳的生命來教導我 晚安 妳永遠是我心中的寶貝</text:p>
          </table:table-cell>
          <table:table-cell office:value-type="string" calcext:value-type="string">
            <text:p>不想要再給妳壓力了。讓妳不要再感受到來自我的壓力。</text:p>
          </table:table-cell>
          <table:table-cell table:number-columns-repeated="3"/>
        </table:table-row>
        <table:table-row table:style-name="ro1">
          <table:table-cell office:value-type="float" office:value="2011" calcext:value-type="float">
            <text:p>2011</text:p>
          </table:table-cell>
          <table:table-cell office:value-type="string" calcext:value-type="string">
            <text:p>Aug</text:p>
          </table:table-cell>
          <table:table-cell office:value-type="float" office:value="17" calcext:value-type="float">
            <text:p>17</text:p>
          </table:table-cell>
          <table:table-cell office:value-type="string" calcext:value-type="string">
            <text:p>12:27:36</text:p>
          </table:table-cell>
          <table:table-cell office:value-type="string" calcext:value-type="string">
            <text:p>Wed</text:p>
          </table:table-cell>
          <table:table-cell office:value-type="string" calcext:value-type="string">
            <text:p>imissan (MissAn)</text:p>
          </table:table-cell>
          <table:table-cell office:value-type="string" calcext:value-type="string">
            <text:p>[晴天] 甦醒</text:p>
          </table:table-cell>
          <table:table-cell office:value-type="string" calcext:value-type="string">
            <text:p>FALSE</text:p>
          </table:table-cell>
          <table:table-cell office:value-type="string" calcext:value-type="string">
            <text:p>經過一整晚沉重的壓力 累積了91天的情緒溢了出來 差點無法控制 多虧了大家幫忙我HOLD住 一早醒來 看到天亮了 心裡面在想 昨晚就這樣過去了嗎 本來很想就呆坐在家裡 不想要上班 還是慢慢告訴自己 保持正常作息 是會比較好的 在辦公桌前 動作有變得比較緩慢 靜靜地做著事情 想說昨天這樣 會不會嚇到妳了 會不會讓你又會害怕我 認為我還是一樣 慢慢想通 很多事情 自己不高興 發脾氣 事情也不會因為這樣就改變了 該發生的還是依然發生 擔心好像沒有用 只是要真的做到 我想也挺不容易的 不過今天算是一個開始吧 感覺自己的確有些不一樣了 可能是這些日子帶給我的成長吧 心裡還是沒有恨 沒有怨 只有急 怕自己的位子被占走了 只是那還是屬於我的位子嗎 如果是我的 那妳會收好 不會被搶走的 安心做我自己 過我自己的生活 體會妳說的簡單 體會妳說的 唯吾知足 很抱歉 昨日攪亂了妳的平靜 待這陣風吹過 湖面依然寧靜 簡單的快樂 無論多久的日子 這個位子 我會替妳收好 時時拂拭 無染塵埃</text:p>
          </table:table-cell>
          <table:table-cell office:value-type="string" calcext:value-type="string">
            <text:p>經過一整晚沉重的壓力。</text:p>
          </table:table-cell>
          <table:table-cell table:number-columns-repeated="3"/>
        </table:table-row>
        <table:table-row table:style-name="ro1">
          <table:table-cell office:value-type="float" office:value="2011" calcext:value-type="float">
            <text:p>2011</text:p>
          </table:table-cell>
          <table:table-cell office:value-type="string" calcext:value-type="string">
            <text:p>Sep</text:p>
          </table:table-cell>
          <table:table-cell office:value-type="float" office:value="30" calcext:value-type="float">
            <text:p>30</text:p>
          </table:table-cell>
          <table:table-cell office:value-type="string" calcext:value-type="string">
            <text:p>23:29:01</text:p>
          </table:table-cell>
          <table:table-cell office:value-type="string" calcext:value-type="string">
            <text:p>Fri</text:p>
          </table:table-cell>
          <table:table-cell office:value-type="string" calcext:value-type="string">
            <text:p>impressive (blue man)</text:p>
          </table:table-cell>
          <table:table-cell office:value-type="string" calcext:value-type="string">
            <text:p>[晴天] 比較穩定了</text:p>
          </table:table-cell>
          <table:table-cell office:value-type="string" calcext:value-type="string">
            <text:p>FALSE</text:p>
          </table:table-cell>
          <table:table-cell office:value-type="string" calcext:value-type="string">
            <text:p>吃藥三個月來，最近終於心情穩定多了。 雖然我知道只是相對的結果但真的比起起伏伏好太多了。 不知道是不是心情穩定，就覺得有好事發生。 終於找到工作了，可以不用當米蟲，可以離開家裡給的壓力。 也比較釋懷感情上的傷害了 覺得自己好像還是有一點小優點的感覺 這令我心安 嘴角向上~~ 希望一直是晴天 ps 未來要到高雄工作地點在三民區 勢必要換醫生 請問大家有沒有比較推哪位醫師呢？ 我想我的藥還是不能斷的但實在無法再到林口去就診了</text:p>
          </table:table-cell>
          <table:table-cell office:value-type="string" calcext:value-type="string">
            <text:p>終於找到工作了，可以不用當米蟲，可以離開家裡給的壓力。</text:p>
          </table:table-cell>
          <table:table-cell table:number-columns-repeated="3"/>
        </table:table-row>
        <table:table-row table:style-name="ro1">
          <table:table-cell office:value-type="float" office:value="2011" calcext:value-type="float">
            <text:p>2011</text:p>
          </table:table-cell>
          <table:table-cell office:value-type="string" calcext:value-type="string">
            <text:p>Oct</text:p>
          </table:table-cell>
          <table:table-cell office:value-type="float" office:value="8" calcext:value-type="float">
            <text:p>8</text:p>
          </table:table-cell>
          <table:table-cell office:value-type="string" calcext:value-type="string">
            <text:p>11:59:54</text:p>
          </table:table-cell>
          <table:table-cell office:value-type="string" calcext:value-type="string">
            <text:p>Sat</text:p>
          </table:table-cell>
          <table:table-cell office:value-type="string" calcext:value-type="string">
            <text:p>hohuihsin (落葉翻飛)</text:p>
          </table:table-cell>
          <table:table-cell office:value-type="string" calcext:value-type="string">
            <text:p>[經驗] 台大醫院住院心得</text:p>
          </table:table-cell>
          <table:table-cell office:value-type="string" calcext:value-type="string">
            <text:p>FALSE</text:p>
          </table:table-cell>
          <table:table-cell office:value-type="string" calcext:value-type="string">
            <text:p>因為憂鬱症在台大三西病房住了一個月。 以下是心得。 一開始很討厭住院，限制一堆。 很多東西不能帶，要自己充電也不行。 想外出還有時間限制，最晚2100要回來。 每天東西還要被摸來摸去，因為要安全檢查。 不過住久了其實還滿喜歡這裡的。 每天都會有固定的醫生護士來找你聊天，問問你的情況。 這對憂鬱症還滿有幫助的。 醫護人員都很和善， 這是我覺得跟其他科病房不同之處。 病房的空調非常舒服，窗外的view也不錯。 病床也很舒服。 有什麼事情都可以商量，很人性化。 住了一個月，出院之後發現又要面對一堆壓力。 我馬上又爆了，又開始大哭，想要XX，然後出院當晚又被送急診。 結論是，台大病房很不錯，但不適合久住。 因為在那邊是無憂無慮的環境，住越久，出院越不習慣。 其他像是三西病房的規定、伙食、設備等等， 因為其他版友已寫過，在此不贅述。 最後，謝謝所有照顧我的醫護人員，我愛你們 ^^</text:p>
          </table:table-cell>
          <table:table-cell office:value-type="string" calcext:value-type="string">
            <text:p>住了一個月，出院之後發現又要面對一堆壓力。</text:p>
          </table:table-cell>
          <table:table-cell table:number-columns-repeated="3"/>
        </table:table-row>
        <table:table-row table:style-name="ro1">
          <table:table-cell office:value-type="float" office:value="2012" calcext:value-type="float">
            <text:p>2012</text:p>
          </table:table-cell>
          <table:table-cell office:value-type="string" calcext:value-type="string">
            <text:p>Jan</text:p>
          </table:table-cell>
          <table:table-cell office:value-type="float" office:value="23" calcext:value-type="float">
            <text:p>23</text:p>
          </table:table-cell>
          <table:table-cell office:value-type="string" calcext:value-type="string">
            <text:p>00:18:44</text:p>
          </table:table-cell>
          <table:table-cell office:value-type="string" calcext:value-type="string">
            <text:p>Mon</text:p>
          </table:table-cell>
          <table:table-cell office:value-type="string" calcext:value-type="string">
            <text:p>airmacau (最愛沛瑄)</text:p>
          </table:table-cell>
          <table:table-cell office:value-type="string" calcext:value-type="string">
            <text:p>[經驗] 聽說運動很好...可是就是懶的動</text:p>
          </table:table-cell>
          <table:table-cell office:value-type="string" calcext:value-type="string">
            <text:p>FALSE</text:p>
          </table:table-cell>
          <table:table-cell office:value-type="string" calcext:value-type="string">
            <text:p>根據研究 運動可以提升快樂情緒 可以紓解壓力與增加精力 也有報導說運動的人收入會較高 但是我就是懶的動 雖然知道多運動可以讓自己心情好 效率高 可是就是不願意 連剛租的房子床具我要先拿去洗 就懶的騎車出去一趟 (不是走路喔 騎車都覺得懶) 以前醫生跟我說 克服對上班的恐懼跟焦慮 就是出門吃早餐 因為人出門了就不會胡思亂想 可是我常常懶的出門 我已經不知是懶還是病了 如果有新竹的朋友要陪我運動 一起打氣應該不錯 對病情也有幫助 只是想到跟學生打一場三對三 我就在長椅上可以連喘10分鐘還不停 大概就知道我多需要運動了 呵呵 祝大家新年快樂 Feliz Ano Novo (葡語) 我覺得沛瑄這名字很好聽</text:p>
          </table:table-cell>
          <table:table-cell office:value-type="string" calcext:value-type="string">
            <text:p>可以紓解壓力與增加精力。</text:p>
          </table:table-cell>
          <table:table-cell table:number-columns-repeated="3"/>
        </table:table-row>
        <table:table-row table:style-name="ro1">
          <table:table-cell office:value-type="float" office:value="2012" calcext:value-type="float">
            <text:p>2012</text:p>
          </table:table-cell>
          <table:table-cell office:value-type="string" calcext:value-type="string">
            <text:p>Feb</text:p>
          </table:table-cell>
          <table:table-cell office:value-type="float" office:value="3" calcext:value-type="float">
            <text:p>3</text:p>
          </table:table-cell>
          <table:table-cell office:value-type="string" calcext:value-type="string">
            <text:p>14:33:21</text:p>
          </table:table-cell>
          <table:table-cell office:value-type="string" calcext:value-type="string">
            <text:p>Fri</text:p>
          </table:table-cell>
          <table:table-cell office:value-type="string" calcext:value-type="string">
            <text:p>clearlight (...)</text:p>
          </table:table-cell>
          <table:table-cell office:value-type="string" calcext:value-type="string">
            <text:p>[問題] 憂鬱症＋強迫性思考＋焦慮（因為被劈腿）</text:p>
          </table:table-cell>
          <table:table-cell office:value-type="string" calcext:value-type="string">
            <text:p>TRUE</text:p>
          </table:table-cell>
          <table:table-cell office:value-type="string" calcext:value-type="string">
            <text:p>你好，我也是憂鬱強迫性思考，在感情上飽受煎熬 只是我的強迫性思考和你不太一樣 我老是懷疑對方會因為我給他太多壓力而離開我 我幾乎從來不相信對方真的喜歡我 他的一舉一動所做所為我都會把它想像成對方是充滿壓力的，因為我是一個可怕的人 我太焦慮，太患得患失，對方一定會因為這樣而感到很大壓力。終而離開我 我從來都感覺不到安全感 我給你的建議是 陳述病情對你並沒有益處 強迫症病人喜歡把一件事交代得清清楚楚，喜歡把事情探究清楚 那些對於我們的病情並沒有幫助 告訴自己不要猜疑，要放寬心，也是幾乎做不到的 我反而最近發現一個方法可能對我還比較有用 就是 去看一些很純情的愛情電影，連續劇，小說都可 比方張藝謀的山楂樹之戀(因為最近剛好看了這部，就想到) 讓自己沉浸在那些美好之中 自然而然強迫性思考就少了，想事情也都用比較正面的態度， 不用再那麼辛苦的努力想克制自己的強迫念頭，卻克制不了 我發覺 要對抗強迫症 去對抗它是很吃力的 更有效的方法反而是找一些美好的事物來取代它 因為人天生有一種模仿的衝動 讀了浪漫的愛情故事，自然而然的你的愛情觀就會是浪漫的 看了很陽光的電影，自然而然你的行為就會變得陽光 當然，一次兩次是沒有效的 我發覺，告訴自己，不要那樣想不要那樣想不要那樣想...... 怎麼樣都沒有用 還不如由文學，電影，藝術中， 你自然而然的看到生命美好藍圖的樣本 你自然而然的覺得自己也該是那樣的</text:p>
          </table:table-cell>
          <table:table-cell office:value-type="string" calcext:value-type="string">
            <text:p>我老是懷疑對方會因為我給他太多壓力而離開我。他的一舉一動所做所為我都會把它想像成對方是充滿壓力的，因為我是一個可怕的人。我太焦慮，太患得患失，對方一定會因為這樣而感到很大壓力。</text:p>
          </table:table-cell>
          <table:table-cell table:number-columns-repeated="3"/>
        </table:table-row>
        <table:table-row table:style-name="ro1">
          <table:table-cell office:value-type="float" office:value="2012" calcext:value-type="float">
            <text:p>2012</text:p>
          </table:table-cell>
          <table:table-cell office:value-type="string" calcext:value-type="string">
            <text:p>Feb</text:p>
          </table:table-cell>
          <table:table-cell office:value-type="float" office:value="6" calcext:value-type="float">
            <text:p>6</text:p>
          </table:table-cell>
          <table:table-cell office:value-type="string" calcext:value-type="string">
            <text:p>10:20:35</text:p>
          </table:table-cell>
          <table:table-cell office:value-type="string" calcext:value-type="string">
            <text:p>Mon</text:p>
          </table:table-cell>
          <table:table-cell office:value-type="string" calcext:value-type="string">
            <text:p>csly (一比鴨鴨)</text:p>
          </table:table-cell>
          <table:table-cell office:value-type="string" calcext:value-type="string">
            <text:p>[晴天] 很平靜</text:p>
          </table:table-cell>
          <table:table-cell office:value-type="string" calcext:value-type="string">
            <text:p>FALSE</text:p>
          </table:table-cell>
          <table:table-cell office:value-type="string" calcext:value-type="string">
            <text:p>不知道為什麼今天心情非常平靜 今天暫時沒有烏雲 希望能一直持續到明天 最近開始要乖乖的去看醫生 每天記得吃藥 儘管非常不想出門 但是禮拜六還是去看了場演唱會尖叫的喉嚨沙啞 那天把自己長久的壓力和委屈都在那天晚上大聲吼了出來 到了我最愛的那首歌曲的時候因為是首抒情歌 我就在位置上崩潰大哭了 真是好久好久沒有那麼用力的哭 或許看演唱會也是種抒發情緒的好方法 看著喜歡的團體 心情也好一些 想謝謝那天坐我旁邊的兩位不認識的姊姊 他們看到我大哭一直安慰我 雖然他們是以為我被台上表演感動 (雖然也算啦) 但是兩個姊姊緊緊抓著我的手 摟住我肩膀安慰我的時候 讓我覺得非常感謝 因為在那個時候其實我很慌 接受到陌生人的安慰讓我有點小小的感慨 該是最親的家人從來沒這樣對我過 後來回家的路上 突然想到 我居然在陌生人面前失控 真是太丟臉了...... 總之 拜託今天就我這樣平靜得過下去吧 來去吃早餐...</text:p>
          </table:table-cell>
          <table:table-cell office:value-type="string" calcext:value-type="string">
            <text:p>那天把自己長久的壓力和委屈都在那天晚上大聲吼了出來。</text:p>
          </table:table-cell>
          <table:table-cell table:number-columns-repeated="3"/>
        </table:table-row>
        <table:table-row table:style-name="ro1">
          <table:table-cell office:value-type="float" office:value="2012" calcext:value-type="float">
            <text:p>2012</text:p>
          </table:table-cell>
          <table:table-cell office:value-type="string" calcext:value-type="string">
            <text:p>Feb</text:p>
          </table:table-cell>
          <table:table-cell office:value-type="float" office:value="7" calcext:value-type="float">
            <text:p>7</text:p>
          </table:table-cell>
          <table:table-cell office:value-type="string" calcext:value-type="string">
            <text:p>21:53:17</text:p>
          </table:table-cell>
          <table:table-cell office:value-type="string" calcext:value-type="string">
            <text:p>Tue</text:p>
          </table:table-cell>
          <table:table-cell office:value-type="string" calcext:value-type="string">
            <text:p>enid19428 (vida)</text:p>
          </table:table-cell>
          <table:table-cell office:value-type="string" calcext:value-type="string">
            <text:p>[問題] 戒斷是頭痛?</text:p>
          </table:table-cell>
          <table:table-cell office:value-type="string" calcext:value-type="string">
            <text:p>FALSE</text:p>
          </table:table-cell>
          <table:table-cell office:value-type="string" calcext:value-type="string">
            <text:p>現在不會胃痛了可是會頭痛頭暈很噁心的感覺 之前第一次是 吃立普能突然吃一吃有點暈不舒服 那時候還有感冒 醫師幫我換成樂復得 吃了 超暈 超級暈 = = 暈到整個轉頭就想吐 爬樓梯轉彎會腿軟 上課根本不能上 後來換回立普能覺得實在很討厭副作用停藥一個月 現在吃立普能加千憂解然後又寒假 就好多了 不過今天一整天都很容易頭暈 雖然沒有向前幾個月那樣這麼可怕 可是讓我有點怕怕的 因為我兩天沒吃千憂解了 沒藥了可是我上禮拜忘記去 排到星期四晚上 還有兩天耶好可怕喔 雖然還有立普能 不知道其他人的戒斷症狀是什麼 這幾個月我發現有的時候我覺得有點壓力或緊張也會頭暈 可是我從小就很容易暈 是不是身體比較不好的地方碰到壓力就會痛不舒服之類的呢?? 還是跟網路上說的什麼 缺乏血清素會頭暈 或是血清素突然降低會頭暈?? 有點不太懂耶~~只是覺得很討厭這樣子很不舒服的感覺 很痛苦...... 覺得好像要吃一輩子的藥 好難過喔 吃了安眠藥之後我整個精神狀況有比較好耶 果然晚上有睡好有差喔 比較有精神一點 真棒 還有昨天去看皮膚科 結果居然看到就診紀錄 被別的普通醫生看到在看精神科感覺好怪喔 聽說IC卡可以設定密碼 有人去用嗎??? 國文老師根本就是心靈答錄機 http//blog.roodo.com/vidavi 生命是容許我們隨便說放棄就放棄的嗎？</text:p>
          </table:table-cell>
          <table:table-cell office:value-type="string" calcext:value-type="string">
            <text:p>這幾個月我發現有的時候我覺得有點壓力或緊張也會頭暈。是不是身體比較不好的地方碰到壓力就會痛不舒服之類的呢??。</text:p>
          </table:table-cell>
          <table:table-cell table:number-columns-repeated="3"/>
        </table:table-row>
        <table:table-row table:style-name="ro1">
          <table:table-cell office:value-type="float" office:value="2012" calcext:value-type="float">
            <text:p>2012</text:p>
          </table:table-cell>
          <table:table-cell office:value-type="string" calcext:value-type="string">
            <text:p>Feb</text:p>
          </table:table-cell>
          <table:table-cell office:value-type="float" office:value="14" calcext:value-type="float">
            <text:p>14</text:p>
          </table:table-cell>
          <table:table-cell office:value-type="string" calcext:value-type="string">
            <text:p>20:54:49</text:p>
          </table:table-cell>
          <table:table-cell office:value-type="string" calcext:value-type="string">
            <text:p>Tue</text:p>
          </table:table-cell>
          <table:table-cell office:value-type="string" calcext:value-type="string">
            <text:p>misolo (現打濃郁的鮮果汁)</text:p>
          </table:table-cell>
          <table:table-cell office:value-type="string" calcext:value-type="string">
            <text:p>[問題] 決定和壓力</text:p>
          </table:table-cell>
          <table:table-cell office:value-type="string" calcext:value-type="string">
            <text:p>FALSE</text:p>
          </table:table-cell>
          <table:table-cell office:value-type="string" calcext:value-type="string">
            <text:p>今天我打電話回去預約我將近一年沒見的心理師了.. 醫院他的分機號碼我都不用背也不會忘記.. 下個月回去看毛大夫和心理師.. 因為我又發病到嚴重時的八成了.. 自己只要面對重大決定..大一點的決定.. 面對不想處理的事.別人的負面情緒.看到死亡訊息.. 我就會發病.. 其實我是有能力對處理這些事情而且可以做的好的. 但我就是不想面對.. 然後就會發病.. 輕則頭痛.心悸.自閉.. 重則焦慮手抖.胃痛.全身不對.覺得活著很痛苦.. 現在我除了吃藥..把情緒穩定.. 還有什麼方法可以救自己.. 朋友都說是自己造成的..但我就是沒辦法才這樣啊.. 我不會釋壓.只會一直堆一直堆...堆到有一天大崩潰.. 一直循環...好累喔.. 其實我是有能力的人...為什麼會害怕會不想要.. 以前從挑戰中得到成就感是我覺得很快樂的事 現在我很害怕改變又很不滿意現狀..又很想突破現狀 可是每況愈下..又害怕自己愈來愈糟糕.. 連換工作找工作都有無比的壓力.. 厲志書沒用.讀經沒用. 到底我相信什麼? 清淨方為道 為自己而活學著好好愛自己</text:p>
          </table:table-cell>
          <table:table-cell office:value-type="string" calcext:value-type="string">
            <text:p>連換工作找工作都有無比的壓力..。</text:p>
          </table:table-cell>
          <table:table-cell table:number-columns-repeated="3"/>
        </table:table-row>
        <table:table-row table:style-name="ro1">
          <table:table-cell office:value-type="float" office:value="2012" calcext:value-type="float">
            <text:p>2012</text:p>
          </table:table-cell>
          <table:table-cell office:value-type="string" calcext:value-type="string">
            <text:p>Feb</text:p>
          </table:table-cell>
          <table:table-cell office:value-type="float" office:value="26" calcext:value-type="float">
            <text:p>26</text:p>
          </table:table-cell>
          <table:table-cell office:value-type="string" calcext:value-type="string">
            <text:p>21:48:10</text:p>
          </table:table-cell>
          <table:table-cell office:value-type="string" calcext:value-type="string">
            <text:p>Sun</text:p>
          </table:table-cell>
          <table:table-cell office:value-type="string" calcext:value-type="string">
            <text:p>q9898q ()</text:p>
          </table:table-cell>
          <table:table-cell office:value-type="string" calcext:value-type="string">
            <text:p>[經驗] 如何走出孤寂的困境◎張馨</text:p>
          </table:table-cell>
          <table:table-cell office:value-type="string" calcext:value-type="string">
            <text:p>FALSE</text:p>
          </table:table-cell>
          <table:table-cell office:value-type="string" calcext:value-type="string">
            <text:p>http//mypaper.pchome.com.tw/recoverypath/post/1322797872 如何走出孤寂的困境 (之一) 張馨 是的，你一定很想知道，如何走出孤寂的困境，而我幸運地，經歷過孤寂，而從中 ，認識一些走出困境的道理，所以想跟你談談，如何幫助自己，可以活的比較開心。 我上大學後，就一直受孤寂的困擾，因為在中學時期，我在社團中受到很深的挫折 ，那時，一方面跟父母有代溝，父母無法了解我們那敏感又獨特的心情，一方面又因為缺 少可以談心的朋友，也缺乏引導我的老師，所以，那時，我從一個幽默開朗的孩子，變成 了憂鬱寂寞的少年。 少年呀，少年。似乎少年總是有著許多的敏感，許多的困惑，以及說不清楚的想 法和感受，那時，我們是多麼需要有人可以聽聽我們真正在乎的是什麼，而不是一貫地用 宅男或宅女來標籤化我們。我們有著情慾的困擾，有著對未來的迷惘，有著不得 不好好念書，好在未來求得生存的壓力，我們有太多太多，說不清講不明白的情緒，那是 一個又一個，讓我們無法用很簡單的話就能形容的內心世界，而我們的表達能力，又還沒 發展的夠成熟，所以通常只能用我不知道，來形容我們的感受。 我們多麼希望，有人可以懂得我們內心，究竟在想些什麼，有著什麼樣的苦悶，或者 對這個世界，有什麼不滿，想要嚴厲地指出來，或者浪漫地、單純地只想衝向海灘，消融 在油油然的色彩當中。我們有夢，也有懵懂，多麼希望可以不受課業的束縛，可以探尋我 們真正想要過的生活，是什麼。那是一個又一個的，說不清楚的，懵懂，於是，很多時候 ，我們似乎只能選擇沉默，每天照時間起床，去上課，下課後去補習，或者回到家裡，看 看明知道不營養但還是很誘人的電視，或者打開電腦的主機開關，然後就不知不覺地耗了 整晚。其實我們也知道不要看太久的電視、不要玩太久的電腦，但我們似乎沒有其他可以 做的所謂有益身心的活動，於是，我們只好常常後悔自己看了太久的電視、玩了太久 的腦，而好像書也沒讀到，該做的事也沒做好。 父母或長輩，好像只看到我們的懶散、不積極，但似乎很少看見我們懶 散、不積極，那背後的原因。其實，我們有很多很多，沒辦法跟父母或長輩聊的事 情，因為我們總覺得：他們不了解我。或者，一種說不上來的理由，使得我們寧願封 閉自我，也不願敞開來，對他們說，自己到底怎麼了。 我不知道你的青少年期，過的快不快樂，而就我的個人經驗來說，是很不快樂的， 而不快樂的同時，情緒上、想法上又缺乏出口，所以，就越來越封閉，越來越孤立和無助 ，或許，因此越來越自卑，也可能，知道不能結束自己，可是又如此的憂鬱，落入深深的 困境當中，有時看著馬路上的車來人往，熟悉卻又陌生，那樣的人生，真是有種說不出的 苦悶，可是，苦悶又能怎麼辦呢？我們也不想惹麻煩，於是就看別人怎麼辦就怎麼辦。 也許這也不只發生在你的青少年期，但我能力所及，大概只能推知到這邊，或許你 有更多想要補充的內容，沒關係，可以在這篇文章後，繼續跟我說說。 回到這篇的主題：如何走出孤寂的困境？我想，這個分享對我來說，深具意義 ，我從中學以來，一直到大學，坦白說，活的很孤寂。我的家庭還算穩定，然而，因為中 學的挫折，讓我一直有個揮不去的陰影，那個事件後，我變得憂鬱、自卑和退縮，對於人 際的交往，失去了許多信心，我爸媽常叫我要有自信，可我偏偏沒辦法昂然挺立，因為我 有太多太多，無法言喻的心情。這種情況，讓我立志上大學後，要有所改變，然而，因為 這種挫折和憂鬱的感覺，一直沒有得到排解，所以造成我的退縮，一直阻礙著，我的改變 。這種狀態，延續了大學四年，表面上是個正常的人，可是內心，卻有著深深的禁錮情結 。在絕望的低谷下，我偶然接觸到心理諮商的課程，我才漸漸從中學習到：如何改變。 心理諮商有很多派別，首先是聞名的 Freud（佛洛依德）心理分析學派，然後 是Adler（阿德勒）的個體心理學、Rogers（羅吉斯）的人本學派、Perls（皮爾 茲）的完形學派、Frankel（弗蘭克）的意義治療、Beck（貝克）的認知治療 、Ellis（艾莉絲）的理情治療、 Bowen（包溫）、Satir（薩提爾）、Meichenbau （麥欣寶）的家族治療、Glasser（葛雷瑟）的現實治療，Insoo Kim Berg（金 柏格）的焦點解決，以及林林總總的學派，如敘事治療、女性主義治療、 溝通分析治療......等等。 說了這麼多，可能你會有點頭昏眼花，然而，我列出這些學派，是想讓你知道，對 於孤寂、憂鬱、自卑、退縮、分手、生命意義、家庭糾紛 、甚至是中年危機、同志議題，都是心理諮商這個領域中，所關心的議題，而且 ，不只關心，還有許許多多解套的辦法，這其實對深陷困境的你我來說，是個莫 大的安慰，而當我好好學習過這些學派的基本觀念後，我的人生真的開始改觀，從一個憂 鬱的少年，進一步成為可以主動付出愛與關懷的青年，然而，這麼多學派，一下子也無法 說盡，今天先簡單說到這裡，往後，我想慢慢跟你分享，這箇中的奧祕。 張馨 2012/02/06</text:p>
          </table:table-cell>
          <table:table-cell office:value-type="string" calcext:value-type="string">
            <text:p>不好好念書，好在未來求得生存的壓力，我們有太多太多，說不清講不明白的情緒，那是。</text:p>
          </table:table-cell>
          <table:table-cell table:number-columns-repeated="3"/>
        </table:table-row>
        <table:table-row table:style-name="ro1">
          <table:table-cell office:value-type="float" office:value="2012" calcext:value-type="float">
            <text:p>2012</text:p>
          </table:table-cell>
          <table:table-cell office:value-type="string" calcext:value-type="string">
            <text:p>Feb</text:p>
          </table:table-cell>
          <table:table-cell office:value-type="float" office:value="29" calcext:value-type="float">
            <text:p>29</text:p>
          </table:table-cell>
          <table:table-cell office:value-type="string" calcext:value-type="string">
            <text:p>18:20:39</text:p>
          </table:table-cell>
          <table:table-cell office:value-type="string" calcext:value-type="string">
            <text:p>Wed</text:p>
          </table:table-cell>
          <table:table-cell office:value-type="string" calcext:value-type="string">
            <text:p>lazyfirst (亞培)</text:p>
          </table:table-cell>
          <table:table-cell office:value-type="string" calcext:value-type="string">
            <text:p>[問題] 為什麼晚上情緒會比較低落</text:p>
          </table:table-cell>
          <table:table-cell office:value-type="string" calcext:value-type="string">
            <text:p>FALSE</text:p>
          </table:table-cell>
          <table:table-cell office:value-type="string" calcext:value-type="string">
            <text:p>因為自己有在統計每日的心情 發現一早醒來的心情狀況 與晚上睡前差距非常大 (其實下午就開始有明顯往下掉的趨勢) 簡單的說 就是從心情不錯到快哭出來 那會是因為..........? 1.沒有太陽(冬天早上沒有太陽的因素) 2.壓力太大(一天最多上六個小時的課) 3.藥物不夠力(從以前抗憂鬱藥很重就有的現象，現在僅早上威克倦1) 4.精力耗盡(體力不足...或病情導致...?) 5.精神緊繃造成的反彈(曾被診斷精神官能症) 6.純屬正常...不要想太多... 大家覺得呢</text:p>
          </table:table-cell>
          <table:table-cell office:value-type="string" calcext:value-type="string">
            <text:p>2.壓力太大(一天最多上六個小時的課)。</text:p>
          </table:table-cell>
          <table:table-cell table:number-columns-repeated="3"/>
        </table:table-row>
        <table:table-row table:style-name="ro1">
          <table:table-cell office:value-type="float" office:value="2012" calcext:value-type="float">
            <text:p>2012</text:p>
          </table:table-cell>
          <table:table-cell office:value-type="string" calcext:value-type="string">
            <text:p>Mar</text:p>
          </table:table-cell>
          <table:table-cell office:value-type="float" office:value="7" calcext:value-type="float">
            <text:p>7</text:p>
          </table:table-cell>
          <table:table-cell office:value-type="string" calcext:value-type="string">
            <text:p>21:29:21</text:p>
          </table:table-cell>
          <table:table-cell office:value-type="string" calcext:value-type="string">
            <text:p>Wed</text:p>
          </table:table-cell>
          <table:table-cell office:value-type="string" calcext:value-type="string">
            <text:p>kkoolla (J)</text:p>
          </table:table-cell>
          <table:table-cell office:value-type="string" calcext:value-type="string">
            <text:p>[問題] 我想懷孕</text:p>
          </table:table-cell>
          <table:table-cell office:value-type="string" calcext:value-type="string">
            <text:p>TRUE</text:p>
          </table:table-cell>
          <table:table-cell office:value-type="string" calcext:value-type="string">
            <text:p>續上篇。 本來想一次打完，但考慮到文章要表達的完整性，還是決定分成兩篇來打。 這是一個和我背景相同，但結局完全不同的故事。 我的一個女性朋友和我一樣，不過她的病情比我還要嚴重很多， 住院過好幾次。 我有時候想到她時會打電話問問他的情況，然後提醒她不要自己停藥。 在我懷孕八個月時，有一天接到她打來的電話， 她先問我的情況，閒聊一些家常事，然後問我還有沒有吃藥。 我說我有吃藥，不過醫生有幫我換成比較安全的藥。 然後她告訴我他也懷孕了，約二個月，而且還是雙胞胎。 因為她還未婚，我就問一下什麼時候會結婚的事情，bala..bala的 後來她就跟我說她已經很久沒有吃藥了，因為怕影響到寶寶， 而且她去看醫生時，醫生直接叫她不要吃藥。 我聽到之後馬上跟她說你這樣很危險，而且也無法理解醫生怎麼可以 叫她那樣做，以她的病情，根本不是可以停藥的人。 （或許醫生有交代她狀況不對時要快點回來複診，可是她沒有聽到） 反正她說她已經快崩潰了，她每天都一直哭，可是她的男朋友根本無法 體會她的情形，只會叫她不要想那麼多之類的，甚至還跟她吵架。 我安慰了她一下之後，要她快點掛門診跟醫生說情況，然後把藥吃回來。 後來做月子期間，我又打電話想問看看她的情形， 她說孩子已經流掉了....而且是自然流產 就在她跟我講完電話後沒有幾天，準備要去看醫生之前， 連日的精神壓力太大，寶寶就這樣離開她了。 我無語..... 她說她好恨那個醫生，跟本不想再看到那個醫生，如果醫生當初不要讓她停藥 她也不會因為這樣而流產，而她本來所有的寄託都在寶寶身上， 現在孩子沒了，她變得更痛苦。 我想到當時我的醫生也是這樣跟我說， 只是我每次只要一停藥的發病就非常痛苦，所以我根本沒有想過要為了孩子不吃藥。 因此，如果你週遭的人有因為懷孕而因此不想吃藥的人，請一定要請他找醫生商量， 不過不要遇到像我朋友那個醫生就好了。</text:p>
          </table:table-cell>
          <table:table-cell office:value-type="string" calcext:value-type="string">
            <text:p>連日的精神壓力太大，寶寶就這樣離開她了。</text:p>
          </table:table-cell>
          <table:table-cell table:number-columns-repeated="3"/>
        </table:table-row>
        <table:table-row table:style-name="ro1">
          <table:table-cell office:value-type="float" office:value="2012" calcext:value-type="float">
            <text:p>2012</text:p>
          </table:table-cell>
          <table:table-cell office:value-type="string" calcext:value-type="string">
            <text:p>Mar</text:p>
          </table:table-cell>
          <table:table-cell office:value-type="float" office:value="10" calcext:value-type="float">
            <text:p>10</text:p>
          </table:table-cell>
          <table:table-cell office:value-type="string" calcext:value-type="string">
            <text:p>21:47:57</text:p>
          </table:table-cell>
          <table:table-cell office:value-type="string" calcext:value-type="string">
            <text:p>Sat</text:p>
          </table:table-cell>
          <table:table-cell office:value-type="string" calcext:value-type="string">
            <text:p>airmacau (下一個沛瑄在哪)</text:p>
          </table:table-cell>
          <table:table-cell office:value-type="string" calcext:value-type="string">
            <text:p>[晴天] 半夜發病 <text:s/>將傷害減到最低 <text:s/>超奇妙</text:p>
          </table:table-cell>
          <table:table-cell office:value-type="string" calcext:value-type="string">
            <text:p>FALSE</text:p>
          </table:table-cell>
          <table:table-cell office:value-type="string" calcext:value-type="string">
            <text:p>有爬過我上篇文的話 可以發現我前天半夜發病 但是新竹醫院均不願意收我的事件 我那時就快要抓狂似的 要拿信用卡 想去作一筆大消費的那種衝動 好像是壓力太大的關係 想說明天請假被扣1600薪水去澳門好了 然後我就跟我同為躁鬱症的朋友求救 她是基督徒 帶我禱告 我就吃藥睡覺 但是因為怎樣都激動到無法入睡 我吃了三倍的藥量 隔天當然爬不起來 那天我是1000要上班 正好我奇妙的在947起床趕快請了一堂課的假 所以本來想去澳門的萬元旅費省了 只被扣四百元薪水 而且我又趕在上課前請假 所以是病假而非曠職 真的很幸運^^ 我感恩~~也希望把好運分享給大家喔 沛瑄 我將妳銘刻在心上 在無數的黑夜裡 望著天呼喊著妳的名字 多想讓妳知道 我想著妳</text:p>
          </table:table-cell>
          <table:table-cell office:value-type="string" calcext:value-type="string">
            <text:p>好像是壓力太大的關係。</text:p>
          </table:table-cell>
          <table:table-cell table:number-columns-repeated="3"/>
        </table:table-row>
        <table:table-row table:style-name="ro1">
          <table:table-cell office:value-type="float" office:value="2012" calcext:value-type="float">
            <text:p>2012</text:p>
          </table:table-cell>
          <table:table-cell office:value-type="string" calcext:value-type="string">
            <text:p>Mar</text:p>
          </table:table-cell>
          <table:table-cell office:value-type="float" office:value="19" calcext:value-type="float">
            <text:p>19</text:p>
          </table:table-cell>
          <table:table-cell office:value-type="string" calcext:value-type="string">
            <text:p>17:14:18</text:p>
          </table:table-cell>
          <table:table-cell office:value-type="string" calcext:value-type="string">
            <text:p>Mon</text:p>
          </table:table-cell>
          <table:table-cell office:value-type="string" calcext:value-type="string">
            <text:p>kaikai83 (帥到不行的帥哥(b))</text:p>
          </table:table-cell>
          <table:table-cell office:value-type="string" calcext:value-type="string">
            <text:p>[晴天] 去旅行回來！</text:p>
          </table:table-cell>
          <table:table-cell office:value-type="string" calcext:value-type="string">
            <text:p>FALSE</text:p>
          </table:table-cell>
          <table:table-cell office:value-type="string" calcext:value-type="string">
            <text:p>這兩天去了旅行回來，感覺很開心。 和女朋友一起的感覺真的很好，很溫馨。 今天我決定去看腦神經外科，去看看自己遲純，太笨的問題，有沒有可能 看腦神經外科去解決。 雖然覺得可能是鬧一個笑話，但我真的很想知道， 我的腦袋比一般人遲純，笨拙，緊張，不會說話到底能不能醫 @@。 感謝主，這次的旅行令我的壓力，焦慮等，都一掃而空， 看到美好的天空 晴天文萬歲</text:p>
          </table:table-cell>
          <table:table-cell office:value-type="string" calcext:value-type="string">
            <text:p>感謝主，這次的旅行令我的壓力，焦慮等，都一掃而空，。</text:p>
          </table:table-cell>
          <table:table-cell table:number-columns-repeated="3"/>
        </table:table-row>
        <table:table-row table:style-name="ro1">
          <table:table-cell office:value-type="float" office:value="2012" calcext:value-type="float">
            <text:p>2012</text:p>
          </table:table-cell>
          <table:table-cell office:value-type="string" calcext:value-type="string">
            <text:p>Mar</text:p>
          </table:table-cell>
          <table:table-cell office:value-type="float" office:value="24" calcext:value-type="float">
            <text:p>24</text:p>
          </table:table-cell>
          <table:table-cell office:value-type="string" calcext:value-type="string">
            <text:p>10:36:50</text:p>
          </table:table-cell>
          <table:table-cell office:value-type="string" calcext:value-type="string">
            <text:p>Sat</text:p>
          </table:table-cell>
          <table:table-cell office:value-type="string" calcext:value-type="string">
            <text:p>newstyle (人生不要有遺憾)</text:p>
          </table:table-cell>
          <table:table-cell office:value-type="string" calcext:value-type="string">
            <text:p>[新聞]工作壓力大　音樂劇天后洪瑞襄燒炭自殺</text:p>
          </table:table-cell>
          <table:table-cell office:value-type="string" calcext:value-type="string">
            <text:p>FALSE</text:p>
          </table:table-cell>
          <table:table-cell office:value-type="string" calcext:value-type="string">
            <text:p>影劇中心綜合報導 有音樂劇天后、台灣黑木瞳等封號，且參加過戲劇《娘家》、《女仨的婚事》 、《女人家》的知名女演員洪瑞襄，不幸在23日疑似自殺身亡。她生前曾向演員男友林 鴻翔表示工作壓力太大，且從21日晚間離家後就行蹤不明，家人在23日晚間報警，沒想 到不到4個小時，就傳來洪瑞襄的噩耗。 新北市消防局23日晚間約9點53分接獲報案，在林口區公園路92號前，有一輛白色喜美轎 車停放，車內疑似有女子燒炭。消防員趕往搶救，破窗打開車門，發現一名中年女性躺 在車內，已經沒有呼吸，但臉色尚未發黑，研判死亡時間並不長。 從車內找到的證件顯示，發現這位就是40餘歲的音樂劇天后洪瑞襄，於是緊急通知家屬 與男友林鴻翔到場；現場還找到燒炭盆，車內並無打鬥痕跡，洪瑞襄身上也沒有明顯傷 痕，警方研判他殺可能性不高。 家屬表示，洪瑞襄在21日晚間開車離家，隨後不知去向，但她曾告訴男友自己工作壓力 非常大；洪瑞襄曾經是鳳凰藝能簽約藝人，一年多前解約，因想朝舞台劇、音樂劇發展 ，決定獨立經紀。 洪瑞襄原本要加入陳亞蘭歌仔戲偶像劇演出，21日的通告還正常出現，隨後就失去消息 。過去工作夥伴表示，洪瑞襄非常敬業，從不會無故消失，但這兩天突然不見，沒人找 得到她，大家都覺得很納悶；平常她也固定與家人聯繫，這幾天失蹤，家人還在22日破 門而入，也沒發現她蹤影。 由於擔心女兒安危，洪瑞襄母親與姐姐在23日晚間6點，向警方報案失蹤。警方根據洪瑞 襄開車離開的線索，調集附近監視器，發現她開的白色喜美在林口公園路附近出現，正 在進一步搜尋時，消防隊也接獲報案，指出有人在車內燒炭自殺，沒想到恰巧就是洪瑞 襄。根據停車單上的章戳紀錄，洪瑞襄該是21日離家後，就前往購買木炭與火爐，將車 停放在路邊停車格，獨自在車內燒炭自殺。 洪瑞襄雖不是當紅歌手或大牌演員，但演藝紀錄相當亮眼，除了早期跟隨台北愛樂合唱 團，遠赴歐洲、美國、澳洲演出外，也在1995年加入果陀劇場，參與多場舞台劇表演， 隨後涉獵電視戲劇節目，2001年開始在大愛電視台演出多部戲劇，擔任吃重角色，包括 《女仨的婚事》、《草山春暉》等等，2010年更以客家電視台的《女人家》，入圍金鐘 獎迷你劇女主角獎，是位全面性發展的女藝人。 http//ppt.cc/mkKH</text:p>
          </table:table-cell>
          <table:table-cell office:value-type="string" calcext:value-type="string">
            <text:p>鴻翔表示工作壓力太大，且從21日晚間離家後就行蹤不明，家人在23日晚間報警，沒想。家屬表示，洪瑞襄在21日晚間開車離家，隨後不知去向，但她曾告訴男友自己工作壓力。</text:p>
          </table:table-cell>
          <table:table-cell table:number-columns-repeated="3"/>
        </table:table-row>
        <table:table-row table:style-name="ro1">
          <table:table-cell office:value-type="float" office:value="2012" calcext:value-type="float">
            <text:p>2012</text:p>
          </table:table-cell>
          <table:table-cell office:value-type="string" calcext:value-type="string">
            <text:p>Apr</text:p>
          </table:table-cell>
          <table:table-cell office:value-type="float" office:value="4" calcext:value-type="float">
            <text:p>4</text:p>
          </table:table-cell>
          <table:table-cell office:value-type="string" calcext:value-type="string">
            <text:p>12:08:26</text:p>
          </table:table-cell>
          <table:table-cell office:value-type="string" calcext:value-type="string">
            <text:p>Wed</text:p>
          </table:table-cell>
          <table:table-cell office:value-type="string" calcext:value-type="string">
            <text:p>freshguy (懷念不如相見)</text:p>
          </table:table-cell>
          <table:table-cell office:value-type="string" calcext:value-type="string">
            <text:p>[經驗] 光照療法</text:p>
          </table:table-cell>
          <table:table-cell office:value-type="string" calcext:value-type="string">
            <text:p>FALSE</text:p>
          </table:table-cell>
          <table:table-cell office:value-type="string" calcext:value-type="string">
            <text:p>我想我應該不是真正遇到壓力事件而憂鬱的那一型吧， 不過每年秋冬大約11月起，又冷又陰暗，整個就會覺得了無生氣失去活力， 低落、煩悶，想要放棄一切...其實我也不用贅述吧， 來這個版的朋友們都經歷，也有不少正在經歷的... 大約一個多月前非常非常努力的搜尋季節憂鬱症 Seasonal Affective Disorder（SAD） 的資料（叫SAD還真貼切...sad），很剛好的找到有賣光照療法器材的公司 也感謝一位看到文章，擔任精神科醫師的板友跟我簡介那家公司是可信賴的 即使價格不菲，即使陽光已經開始普照，我仍然買下了一台光療機。 說實在天氣已經好轉，其實是有一搭沒一搭的在用... 但重點是有效沒想到刺眼的藍色LED比溫暖的陽光更有效果 今天心血來潮拿出來，照了一個療程15 min 以後就覺得腦中有被調整過了， 後來繼續用了一回，覺得活力整個提升了，非常神奇的體驗， 我無意做任何廣告或是為產品背書， 只是想分享對這種療法真的感到不可思議，令人開心有這麼簡單的解藥 可是...這個只能吃早餐時用一下，沒辦法帶到辦公室去用啊...太顯眼了啊 當得分王不難，每節進四球，得八分就行了。 M.Jordan</text:p>
          </table:table-cell>
          <table:table-cell office:value-type="string" calcext:value-type="string">
            <text:p>我想我應該不是真正遇到壓力事件而憂鬱的那一型吧，。</text:p>
          </table:table-cell>
          <table:table-cell table:number-columns-repeated="3"/>
        </table:table-row>
        <table:table-row table:style-name="ro1">
          <table:table-cell office:value-type="float" office:value="2012" calcext:value-type="float">
            <text:p>2012</text:p>
          </table:table-cell>
          <table:table-cell office:value-type="string" calcext:value-type="string">
            <text:p>Apr</text:p>
          </table:table-cell>
          <table:table-cell office:value-type="float" office:value="10" calcext:value-type="float">
            <text:p>10</text:p>
          </table:table-cell>
          <table:table-cell office:value-type="string" calcext:value-type="string">
            <text:p>10:04:47</text:p>
          </table:table-cell>
          <table:table-cell office:value-type="string" calcext:value-type="string">
            <text:p>Tue</text:p>
          </table:table-cell>
          <table:table-cell office:value-type="string" calcext:value-type="string">
            <text:p>gigirara (gigirara)</text:p>
          </table:table-cell>
          <table:table-cell office:value-type="string" calcext:value-type="string">
            <text:p>[資訊] 憂鬱互助團體，熱烈報名中!</text:p>
          </table:table-cell>
          <table:table-cell office:value-type="string" calcext:value-type="string">
            <text:p>FALSE</text:p>
          </table:table-cell>
          <table:table-cell office:value-type="string" calcext:value-type="string">
            <text:p>想學習調適心情的好方法? 需要問題解決技巧，幫助自己面對生活中各式的壓力? 董氏基金會與新北市衛生局社區心理衛生中心舉辦的 從心找回快樂DD摒除憂鬱互助團體 此團體教您及 我們將於即日起到 參加對象2055歲，高中以上學歷且曾就醫被診斷為輕至中度憂鬱症患者 報名方式上董氏基金會心理衛生組下載填妥報名表後，傳真至0227513606 活動地點新北市政府衛生局社區心理衛生中心(220新北市板橋區英士路1921號) 活動時間4/18每週三晚上700900，連續八周課程 歡迎您參與與團體成員互相加油打氣，給您正面好活力 本次團體活動，邀請到江垂南心理師 (新北市臨床心理師公會) 詳請請上董氏基金會心理衛生組報名或播打0227766133208李小姐 活動網址：http//www.jtf.org.tw/psyche/news.asp?This=1362Page=1</text:p>
          </table:table-cell>
          <table:table-cell office:value-type="string" calcext:value-type="string">
            <text:p>需要問題解決技巧，幫助自己面對生活中各式的壓力?。</text:p>
          </table:table-cell>
          <table:table-cell table:number-columns-repeated="3"/>
        </table:table-row>
        <table:table-row table:style-name="ro1">
          <table:table-cell office:value-type="float" office:value="2012" calcext:value-type="float">
            <text:p>2012</text:p>
          </table:table-cell>
          <table:table-cell office:value-type="string" calcext:value-type="string">
            <text:p>Apr</text:p>
          </table:table-cell>
          <table:table-cell office:value-type="float" office:value="10" calcext:value-type="float">
            <text:p>10</text:p>
          </table:table-cell>
          <table:table-cell office:value-type="string" calcext:value-type="string">
            <text:p>23:26:08</text:p>
          </table:table-cell>
          <table:table-cell office:value-type="string" calcext:value-type="string">
            <text:p>Tue</text:p>
          </table:table-cell>
          <table:table-cell office:value-type="string" calcext:value-type="string">
            <text:p>HolyMickey (唬你米奇)</text:p>
          </table:table-cell>
          <table:table-cell office:value-type="string" calcext:value-type="string">
            <text:p>[問題] 壓力好大</text:p>
          </table:table-cell>
          <table:table-cell office:value-type="string" calcext:value-type="string">
            <text:p>FALSE</text:p>
          </table:table-cell>
          <table:table-cell office:value-type="string" calcext:value-type="string">
            <text:p>我覺得壓力大到 快失智了 頭腦越來越頓 沒辦法思考 開始不知道上課要講什麼 馬的我好焦慮 整天活在壓力之中 沒有人與人之間的溫暖 感動 有趣 快樂 開心 什麼都感覺不到 每天只剩緊張和焦慮 馬的到底為什麼 這樣到底有什麼意義 我的天 我到底在幹嘛 老天</text:p>
          </table:table-cell>
          <table:table-cell office:value-type="string" calcext:value-type="string">
            <text:p>我覺得壓力大到。整天活在壓力之中。</text:p>
          </table:table-cell>
          <table:table-cell table:number-columns-repeated="3"/>
        </table:table-row>
        <table:table-row table:style-name="ro1">
          <table:table-cell office:value-type="float" office:value="2012" calcext:value-type="float">
            <text:p>2012</text:p>
          </table:table-cell>
          <table:table-cell office:value-type="string" calcext:value-type="string">
            <text:p>Apr</text:p>
          </table:table-cell>
          <table:table-cell office:value-type="float" office:value="23" calcext:value-type="float">
            <text:p>23</text:p>
          </table:table-cell>
          <table:table-cell office:value-type="string" calcext:value-type="string">
            <text:p>17:02:39</text:p>
          </table:table-cell>
          <table:table-cell office:value-type="string" calcext:value-type="string">
            <text:p>Mon</text:p>
          </table:table-cell>
          <table:table-cell office:value-type="string" calcext:value-type="string">
            <text:p>zerodot (螞蟻真的很多)</text:p>
          </table:table-cell>
          <table:table-cell office:value-type="string" calcext:value-type="string">
            <text:p>[問題] 請問吃藥跟想懷孕</text:p>
          </table:table-cell>
          <table:table-cell office:value-type="string" calcext:value-type="string">
            <text:p>FALSE</text:p>
          </table:table-cell>
          <table:table-cell office:value-type="string" calcext:value-type="string">
            <text:p>約四年前我爸過世，(因為跟爸爸感情超好) 所以久久不能走出來。 然後，過了約一年多~兩年間，前男友(交往3年半)也因為我家問題太多，而選擇分手。 雙重壓力下，我開始發病，體重爆瘦到37kg，也去看醫生，總而言之 也開始服藥。 但我也試著用開朗的心情((朋友也全力幫忙，有空就會帶著我往外跑，到處吃喝玩樂) 所以在有配合藥物服用跟適當的舒壓後，我也 到目前，完全沒發過病。 但忘記沒吃時，會有不舒服的感覺。只要睡不好、睡不足，就很不舒服到想發脾氣。 透過朋友團體活動後認識我老公，交往也結婚。 結婚後，我們一直想懷小孩 因為兩人年紀都不小了，但第一次懷孕(空胚胎)...時有告訴婦科醫生說我吃的鬱藥 醫生查了查，加上劑量很少，所以跟我們說，應該是不會有啥影響的。 第一次懷空胚胎，自然流掉，沒想到第二次懷，本來有心跳了，到９Ｗ左右竟沒心跳了 .......手術後，我也做好了月子。 可想而知，這個時候的心情一定很糟，如果我 擅自停藥，真的百分之五百一定會再發病。 可是，一連串兩次打擊，我真的開始懷疑 是不是用藥跟 懷孕 有影響? 但我也趁做小月子時去看了中醫調養(也有跟她說這個情形))，她是說 其實是我母體 心臟血液不夠強壯，只要把母體調養好，就沒問題，至於鬱的藥她也說不頃向停藥。 她也開中藥跟告訴我，多運動對母體也有幫助。 想請教各位大大 如果是你們該怎麼辦好? 會強迫自己停藥 再懷? 還是，順其自然??? 還是有什麼更好的建議呢?? 我目前吃的藥(持續吃了兩年，劑量都完全定住都沒增加過，也是目前最舒服的狀態)) 1. 美舒鬱 1/4 顆 ((我覺得它讓我比較不會想發脾氣，不會悲觀)) 2.史帝諾斯 1/2 顆 (就真的是要讓睡眠品質變比較好的)) 這1/41/2 都是只有睡前吃一次/天 有爬文看了一下 吃美舒鬱的副作用，我好像兩年多來都沒有..而且真的讓我脾氣變好 謝謝各位大大^^</text:p>
          </table:table-cell>
          <table:table-cell office:value-type="string" calcext:value-type="string">
            <text:p>雙重壓力下，我開始發病，體重爆瘦到37kg，也去看醫生，總而言之。</text:p>
          </table:table-cell>
          <table:table-cell table:number-columns-repeated="3"/>
        </table:table-row>
        <table:table-row table:style-name="ro1">
          <table:table-cell office:value-type="float" office:value="2012" calcext:value-type="float">
            <text:p>2012</text:p>
          </table:table-cell>
          <table:table-cell office:value-type="string" calcext:value-type="string">
            <text:p>Apr</text:p>
          </table:table-cell>
          <table:table-cell office:value-type="float" office:value="25" calcext:value-type="float">
            <text:p>25</text:p>
          </table:table-cell>
          <table:table-cell office:value-type="string" calcext:value-type="string">
            <text:p>12:08:09</text:p>
          </table:table-cell>
          <table:table-cell office:value-type="string" calcext:value-type="string">
            <text:p>Wed</text:p>
          </table:table-cell>
          <table:table-cell office:value-type="string" calcext:value-type="string">
            <text:p>wikedia (olo)</text:p>
          </table:table-cell>
          <table:table-cell office:value-type="string" calcext:value-type="string">
            <text:p>[經驗] 憂鬱症</text:p>
          </table:table-cell>
          <table:table-cell office:value-type="string" calcext:value-type="string">
            <text:p>FALSE</text:p>
          </table:table-cell>
          <table:table-cell office:value-type="string" calcext:value-type="string">
            <text:p>應該是有憂鬱症 那是一個月前腦袋突然蹦出的想法 好像無時無刻都很難過只是那時候自己並沒有發覺 高中感情的挫敗、社團的壓力 讓自己變得很沒有自信 沒有主見思想悲觀人際關係上的退縮... 變成一種惡性循環 我還可以笑只是跟以前不一樣的地方在 是從悲觀中尋找現實的一絲絲樂趣等到樂趣消散後 自己又遁回自己那悲觀的世界去了 有個朋友曾經告訴我你怎麼看起來都這麼憂鬱? 那時我什麼話都說不出來卻也知道了原來自己在別人眼裡是這樣 變得越來越封閉 有時候別人不了解玩笑間會常常被中傷 因為沒有自信所以也不能反駁什麼 看了一堆資料後開始嘗試著吃魚油 好像也沒什麼有效的幫助 壓力下憂鬱又會出現 唉我是不是該看個醫生呢?</text:p>
          </table:table-cell>
          <table:table-cell office:value-type="string" calcext:value-type="string">
            <text:p>高中感情的挫敗、社團的壓力。壓力下憂鬱又會出現。</text:p>
          </table:table-cell>
          <table:table-cell table:number-columns-repeated="3"/>
        </table:table-row>
        <table:table-row table:style-name="ro1">
          <table:table-cell office:value-type="float" office:value="2012" calcext:value-type="float">
            <text:p>2012</text:p>
          </table:table-cell>
          <table:table-cell office:value-type="string" calcext:value-type="string">
            <text:p>Apr</text:p>
          </table:table-cell>
          <table:table-cell office:value-type="float" office:value="29" calcext:value-type="float">
            <text:p>29</text:p>
          </table:table-cell>
          <table:table-cell office:value-type="string" calcext:value-type="string">
            <text:p>07:26:38</text:p>
          </table:table-cell>
          <table:table-cell office:value-type="string" calcext:value-type="string">
            <text:p>Sun</text:p>
          </table:table-cell>
          <table:table-cell office:value-type="string" calcext:value-type="string">
            <text:p>apato (Cheshire Cat)</text:p>
          </table:table-cell>
          <table:table-cell office:value-type="string" calcext:value-type="string">
            <text:p>[經驗] 如果你真的很想自殺怎麼辦?</text:p>
          </table:table-cell>
          <table:table-cell office:value-type="string" calcext:value-type="string">
            <text:p>TRUE</text:p>
          </table:table-cell>
          <table:table-cell office:value-type="string" calcext:value-type="string">
            <text:p>希望你加油，你的文章讓人很動容， 但我也想貼一點我想說的話(我每隔一陣子才真的會想來p板寫東西)， 我覺得我非求救不可了。 要出人命的我也跟許豪沖醫生在多年前看過診， 但我的狀況不同。我已經畢業和沒有學籍x數年了 (有過浮動的文案工作室\繪畫接案經驗 不過 能力是可以生活的 主要是我有很大的溝通問題 不管什麼事都不會跟人商量(例如親友) 以致這段人生過得很起落) 在大學x文系念到後兩年時，因為小事化大的溝通問題，因為健康， 因為延畢，因為家族搬家和家族紛爭， 我開始不太知道要往哪裡走，於是在ptt2長年爬文的習慣下， 我知道我在幾次的就診經驗中，去了仁愛醫院，許豪沖醫生的門診。 但是。 我長達好幾年的苦難是這樣子的，我不是身心症 是我的身體神經疼痛\劇痛\女性荷爾蒙失調\總之某些身體狀況出問題了 在我未滿二十歲還是個高中生在女校念書時，一切都還沒發生， 但我可以感受到除了念書狂熱和睡眠特多以外，好像我的身體就開始有狀況， 開始傾斜，同班特定兩個小圈圈的女生跟我的關係也是， 慢慢慢慢往無解的方向傾斜。 一個圈圈是我儀隊的朋友(但我跟她們一百分的不同)，對文史有興趣、 但不太在意性靈的。一個圈圈是邊緣圈，敏感的那種女孩子。搞怪可是沒有野性的。 (這兩個也真是莫名奇妙的屬性了) 要到了念大學很久很久以後我才發現我在文學\戲劇\社學裡面是快樂的， 一樣遇到了很多過不去的人，但是，高中在一些不對tone的日子中度過， 渾然不知災厄的降臨。 慢慢慢慢我開始發現我的身體怪怪的。我總是很晚睡。讀小說，塗鴉， 白天多睡，很少很少說話，很少很少很少說話， 到大學前兩年還沒有穩定生活的時候災難爆發了， 我的身體激痛到不能走路\坐著\睡覺\在木桌椅的教室上課和騎車\ 更可怕的是忽然被扔到一個偉哉大學裡，沒有人知道你是誰你需要什麼 也沒有參加什麼校友會被保護或互相交流著什麼。 我不知道要寫或不要寫我怎麼撐過來的。 但我跟家人買了電動車，在神經內科一次一次誤診， 電動車的座墊壓傷了脊臀，繼續一次一次誤診，不時聽到家人的責罵 (家人a是一個責任感很強 感性 載歌載舞 社會地位高 吃苦 但情緒管理很差的人 雖然他保護著我們 但是分析起來他的責罵 嚴厲 無情緒交流 大概也是我當時的病因之一 所有家族失婚的場面往往那些長輩都在跟我倒垃圾 我當時是快樂的女孩 沒有意識到幾年以後它真的成了我內心的心結 當時我只是無所感知地知道我們家人都那樣而已。。。) 包括我也沒法穿梭在大學教室的樓梯和電梯之間。於是乎含辛茹苦的生活繼續著。 我參加了一些社團，也去接觸資源教室(身心障學生那種)， 照道理說這麼用力的生存著，又加上喜歡寫\看小說，我應該能撐過去的， 但我發現那陣子我交不到朋友。 跟我的喜怒哀樂能彼此分攤的朋友。 很多年以後(比方畢業\現在)我才發現， 每隔一陣子我的情緒就會內爆，我一直壓抑，那些痛苦像洪流一樣， 很多東西根本沒有被釋放。甚至那些努力都讓我覺得白走了。。。 話說神經性的疼痛也好、浮萍飄流的朋友圈也好， 總之在文院的大學生涯就這樣慢慢過了三四年。 包括無法修習的體育課也在痛苦不堪中找到了跳現代舞的方法抵修， 但是也有一堂是肢障同學的體育課， 每次我心情不好波動時，課後的週四夜晚， 我就一個人到母校的一座體育場的湖邊，在夜晚的湖邊坐著， 是的當時我的身體痛到很難坐\站，但我坐著， 回家關上家門，在家人以外的小房間，聽聽音樂， 邦喬飛或小野麗莎都會滲入我的心裡， 我覺得好像一個小星星在黑夜裡自己旋轉為了生命努力著。 當時ptt也有個人性板，很妙，板主是個愛亂寫小說的人。 (幾年以後我在想我怎麼會對這麼無聊的文字有興趣但他真的很可愛) 不知何故那也成了我回憶的一部份，即便，我沒跟我的女同學們聊過， 我也是個bbs宅人啊。 然後電動車換了幾台、藥也減了幾家後， 大概忘了是哪件事接二連三的契機所致，總之我壓力很大， 並且一如往常很積極的去看了許醫生。 在那之前(一樣是不為人知的)我也在學校心輔中心諮商過， 換過幾位女老師，一位長髮長裙我很喜歡，說話溫緩，但是不管用、 一位時間管理嚴格和穿衣有熱帶風情，她可能不是認知導向，但總之， 跟她聊了半年一年好像治好了。但我沒有記錄那段時光 只記得什麼事發生後我去了仁愛醫院看看病。 那，就是我想回這篇文章的原因(如果可以寫下去。有人看，請給推吧) 去了以後我好幾次都感到好累好難過。 我不知道，但許醫失的評價很好，在這個板也是， 大家都信任，也有讀書人的氣息不是嗎不就是這樣子的嗎 但是，在那裡我卻覺得往往有一些堅硬的尷尬。覺得外面的我堅硬而裡面受傷， 我因為必須自己生活或不知道怎麼紓發情緒而結的痂殼， 在那裡不但沒有減緩，反而更加結痂了。 長久以來。我的喜好和我的家庭教育讓我表達不出痛苦或幽默的喜怒哀樂 讓我有很好的文字書寫能力卻有很糟的溝通力 到後來我看戲聽音樂認識人，我發現不是這樣的 但當時的門診卻是這樣 門診也好。一些心諮也好。我好焦慮 走到一樓買了醫院販賣的午餐，看著掛號櫃檯，街上的雕像，車流， 後來才領悟當年不該一個人支撐這一切的，應該是可以跟親友或病友分享的吧？ 後來也是那麼久的後來，才有溝通不良的學姊朋友跟我說， 不舒服的東西就ｐａｓｓ掉它，為什麼要執著呢 （但是她們知道我那段血淋淋的生活嗎。不知道的） 在我還跟家人住的時候， 我曾經一直在家重複坐在一張椅子上，天天對著桌電打字寫小說， 天天看同樣幾個線上ａｃｇ朋友的網頁，天天看她們的圖畫或跟不對的人溝通 ，過著很疲乏的生活，只因為那時上課以外我沒有力氣了， 而且我不知道怎麼跟一些女生同學朋友往來。 很多聚會很多相處我都覺得空洞。無法說話。疲累 （大概一部份是因為體能，現在也才領悟的） 當時小說裡有一個紅頭髮的女孩。我記得我的小說在桌電送修後也都消失了。 也記得一部份的女生同學們的近況，卻不敢回憶當時我那種生活。 到我能去仁愛醫院看病時，已經是脫離那種殘廢狀況的， 大五大六的時候了 但我真難以想像我經歷過什麼。 然後就是我現在的迷惑了， 我在那裡為什麼沒有被處理好彼此的問題？ 到很久以後我在聯合院區看中醫 急診 沒再看病時 我都覺得滿心的尷尬。離我大學五年級又過去四年了， 後來我在養生飲食和生活品味上得到了幸福，新的社交圈，新的樂趣， 但每隔幾年一樣的，疲累至極的崩壞發生了。 我又發現我陷入窘境。但在那之前， 因為朋友出了狀況，事情大到我無法負擔時， 我到了仁愛醫院和別的地方回診。 尷尬的事就是這個， 因為院方有我的病歷，反而造成了非常多次的誤診和說不清楚的溝通。 最近的我， 是因為腿部沒有休息和沒有睡眠和沒有休養身體， 腹部器官腫痛， 長年無法運動， 神經刺痛的現象復發了， 需要助眠藥和一些調理， 以及中醫和另類療法（花精）的幫忙 （如果板友需要也很推薦。花精或其它，ｐｔｔ很多板） 說是自殺吧。我覺得好多次我也痛成這樣。 但比起自殺那更痛苦吧。交替循環在沒人跟你對話然後你被困在房間 然後溝通不良的處境 跟不同人相處時我會變幻不同的頻率。我好累。 總之那幾次在仁愛醫院或別的地方急診都是， 骯的綠床單拉開，熱心的醫護走來， 沒完沒了的誤診和沒有下文 然後今天我吃了一些ｘａｎａｘ落在這裡沒有辦法睡， 星期天有台中的分享會， 星期六我因為請家人想載我去複診 花了五個小時站在大雨裡聽人責罵和錯過車子， 我的神經痛就在短短兩天內爆發了。 此刻我也很想求助，我在這個板也好，在病友間也好。 或讓我增加一點睡眠的藥和真正處理神經痛的藥也好。 只要不要在讓我再進急診室時只聽到責難和你付錢了嗎的責難就好， 我也很想在這裡寫寫文字，能讓我壓力變小一點嗎？ 我想起了前年，一批失聯的朋友（手機掉了）， 當時我沒有討論神經痛失眠， 但我們常對彼此說，給你一個輕輕的擁抱。 或者說，你覺得怎樣會比較好。 或者說，我覺得白石一文（小說）不夠好但是 或者總之就是撐過去。 但昨天晚上除了那整整拖了五小時被放在醫院門口推不到輪椅排不到診單 又被醫生（不是許醫生 是別的科別別的醫生）指責 （原因就是老病歷以及中間沒有回診造成的誤解 狀況已經不同了卻被攻擊） 以外， 很久沒有好好說話了。 拿起手機無力到無法再聽任何冗言的我， 卻聽到一個不熟的朋友跟我互相對話一陣子後， 她說， 可惡的電腦。我好生氣。它把很多報告都吃掉了。 你現在是在哪裡住你都喜歡吃些什麼。 我斷裂了。 我想我沒有任何心理空間 去煩惱幾點鐘約誰哪台電腦當機 蚊子咬我夏天來了幾點起床 這些事情 你知道我現在在受苦，而且其實我把心掏出來了嗎？ 我好累， 而結果是我吃了一點急救的藥卻無法睡。 再拖個兩三天勢必我會出事的。 此刻我卻不知道可以跟誰說或是打給誰、或是宗教性團體也可以找誰。 （前年的朋友也有長輩和心理工作者。愛畫畫的有。上夜班的有。 我，我也在。起碼如果半夜需要說話我不會聽到有人只是對我抱怨吧。 算我作孽我遺失手機吧.... 但這陣子這幾位朋友， 說真的，你們讓我忽然爆發疲累感了。 我爆發那種長達幾年的休養身體的迷惑感已經很久了 我可以不要在電話上的那種疏離嗎。 ） 我也希望像板友一樣，有人這樣跟我說話， 對我說些好話過。怎麼會結果這幾年是這樣子的呢？ （我願意聽任何人給個建議關於我到底怎麼誤診了） 早安。請推。願我們都好。 然後她轉頭，臉上冰消雪融地一笑： 下次進一批粉紅色的盤子吧，手朝頰上點了點犯罪的顏色。 《驚蟄》</text:p>
          </table:table-cell>
          <table:table-cell office:value-type="string" calcext:value-type="string">
            <text:p>大概忘了是哪件事接二連三的契機所致，總之我壓力很大，。我也很想在這裡寫寫文字，能讓我壓力變小一點嗎？。</text:p>
          </table:table-cell>
          <table:table-cell table:number-columns-repeated="3"/>
        </table:table-row>
        <table:table-row table:style-name="ro1">
          <table:table-cell office:value-type="float" office:value="2012" calcext:value-type="float">
            <text:p>2012</text:p>
          </table:table-cell>
          <table:table-cell office:value-type="string" calcext:value-type="string">
            <text:p>Apr</text:p>
          </table:table-cell>
          <table:table-cell office:value-type="float" office:value="29" calcext:value-type="float">
            <text:p>29</text:p>
          </table:table-cell>
          <table:table-cell office:value-type="string" calcext:value-type="string">
            <text:p>07:38:38</text:p>
          </table:table-cell>
          <table:table-cell office:value-type="string" calcext:value-type="string">
            <text:p>Sun</text:p>
          </table:table-cell>
          <table:table-cell office:value-type="string" calcext:value-type="string">
            <text:p>apato (Cheshire Cat)</text:p>
          </table:table-cell>
          <table:table-cell office:value-type="string" calcext:value-type="string">
            <text:p>[經驗] 如果你真的很想自殺怎麼辦?</text:p>
          </table:table-cell>
          <table:table-cell office:value-type="string" calcext:value-type="string">
            <text:p>TRUE</text:p>
          </table:table-cell>
          <table:table-cell office:value-type="string" calcext:value-type="string">
            <text:p>我給建議好像不適合 但如果是我認識的人我不會也無法忍耐跟他們說什麼 交通事故又多一個人出事blah blah之類的話 當事人如果身體心理不舒服，應該先讓當事人在病床上充份地感到安寧。 如果你想離院。護士也不見得能保護你。 所以。某個可以信賴的急診室\特定護士\甚至掛號櫃檯的長駐人員可以嗎 點頭打招呼多次以後認識的人這樣。 == 因為可能還有其它方法。 但我重複回文是為了寫這個 == ===底下是我的分隔線==== 我覺得我非求救不可了。 我的身體激痛到不能走路\坐著\睡覺\在木桌椅的教室上課和騎車\ 因為院方有我的病歷，反而造成了非常多次的誤診和說不清楚的溝通。 最近的我， 是因為腿部沒有休息和沒有睡眠和沒有休養身體， 腹部器官腫痛， 長年無法運動， 神經刺痛的現象復發了， 需要助眠藥和一些調理， 以及中醫和另類療法（花精）的幫忙 說是自殺吧。我覺得好多次我也痛成這樣。 但比起自殺那更痛苦吧。交替循環在沒人跟你對話然後你被困在房間 然後溝通不良的處境 跟不同人相處時我會變幻不同的頻率。我好累。 然後今天我吃了一些ｘａｎａｘ落在這裡沒有辦法睡， 花了五個小時站在大雨裡聽人責罵和錯過車子， 我的神經痛就在短短兩天內爆發了。 此刻我也很想求助，我在這個板也好，在病友間也好。 或讓我增加一點睡眠的藥和真正處理神經痛的藥也好。 只要不要在讓我再進急診室時只聽到責難和你付錢了嗎的責難就好， 我也很想在這裡寫寫文字，能讓我壓力變小一點嗎？ 我也希望像板友一樣，有人這樣跟我說話， 然後她轉頭，臉上冰消雪融地一笑： 下次進一批粉紅色的盤子吧，手朝頰上點了點犯罪的顏色。 《驚蟄》</text:p>
          </table:table-cell>
          <table:table-cell office:value-type="string" calcext:value-type="string">
            <text:p>我也很想在這裡寫寫文字，能讓我壓力變小一點嗎？。</text:p>
          </table:table-cell>
          <table:table-cell table:number-columns-repeated="3"/>
        </table:table-row>
        <table:table-row table:style-name="ro1">
          <table:table-cell office:value-type="float" office:value="2012" calcext:value-type="float">
            <text:p>2012</text:p>
          </table:table-cell>
          <table:table-cell office:value-type="string" calcext:value-type="string">
            <text:p>Apr</text:p>
          </table:table-cell>
          <table:table-cell office:value-type="float" office:value="29" calcext:value-type="float">
            <text:p>29</text:p>
          </table:table-cell>
          <table:table-cell office:value-type="string" calcext:value-type="string">
            <text:p>23:06:10</text:p>
          </table:table-cell>
          <table:table-cell office:value-type="string" calcext:value-type="string">
            <text:p>Sun</text:p>
          </table:table-cell>
          <table:table-cell office:value-type="string" calcext:value-type="string">
            <text:p>zs71928 (zs71928)</text:p>
          </table:table-cell>
          <table:table-cell office:value-type="string" calcext:value-type="string">
            <text:p>[經驗] 想自殺的時候建議做法</text:p>
          </table:table-cell>
          <table:table-cell office:value-type="string" calcext:value-type="string">
            <text:p>FALSE</text:p>
          </table:table-cell>
          <table:table-cell office:value-type="string" calcext:value-type="string">
            <text:p>當你想自殺的時候 建議你吃藥 上床睡覺 過一天你會感覺昨天的不好的情緒都消失了 或者如果是在早上想自殺的話 建議你去輔導室(這可能只有學生有用)找輔導老師談談 別太逼自己 該休息就是要休息 以上方法我都是過 我是覺得滿好用的 還有如果你想跳樓 請避免去高的地方 真的我在高的地方都會想往下跳 然後別去相信網路上賣什麼氰化鉀的 告訴你現在大陸也是有在管制這方面的藥 賣的人大都是詐騙 建議你打消念頭 他會叫你用西聯付款 那都是詐騙集團在使用的 我沒有相信他 所以我打消念頭 建議你壓力大的時候 別熬夜 周末早睡晚起 你會發現睡覺是一件美好的事 但如果你是長期失眠的人 那可能就是看醫生 還有就是偶爾吃一下麥當勞 你會感到慾望被滿足 別忍太久都不吃 會憋死自己的 胖無所謂 活著最重要</text:p>
          </table:table-cell>
          <table:table-cell office:value-type="string" calcext:value-type="string">
            <text:p>建議你壓力大的時候。</text:p>
          </table:table-cell>
          <table:table-cell table:number-columns-repeated="3"/>
        </table:table-row>
        <table:table-row table:style-name="ro1">
          <table:table-cell office:value-type="float" office:value="2012" calcext:value-type="float">
            <text:p>2012</text:p>
          </table:table-cell>
          <table:table-cell office:value-type="string" calcext:value-type="string">
            <text:p>Apr</text:p>
          </table:table-cell>
          <table:table-cell office:value-type="float" office:value="30" calcext:value-type="float">
            <text:p>30</text:p>
          </table:table-cell>
          <table:table-cell office:value-type="string" calcext:value-type="string">
            <text:p>09:07:52</text:p>
          </table:table-cell>
          <table:table-cell office:value-type="string" calcext:value-type="string">
            <text:p>Mon</text:p>
          </table:table-cell>
          <table:table-cell office:value-type="string" calcext:value-type="string">
            <text:p>lazyfirst (亞培)</text:p>
          </table:table-cell>
          <table:table-cell office:value-type="string" calcext:value-type="string">
            <text:p>[經驗] 想自殺的時候</text:p>
          </table:table-cell>
          <table:table-cell office:value-type="string" calcext:value-type="string">
            <text:p>FALSE</text:p>
          </table:table-cell>
          <table:table-cell office:value-type="string" calcext:value-type="string">
            <text:p>因為一直處於MDD 所以對於想自殺這個無奈又必須面對的時候 第一種，放音樂 我喜歡有節奏 然後開始塗塗寫寫 寫得出來就寫些心得 有時候會變成咒罵也沒關係 寫不出來就畫 沒有形狀也沒關係 我反而比較喜歡顏色堆疊 這些東西除了能發洩情緒 還可以當諮商會談的材料 第二種，運動 我喜歡散步 一直走道累才會停下來 基本會連續走四個小時以上 中繼站會是輕鬆的咖啡店(就是不會挑人很多、音樂很大聲的店) 或是畫廊 沉澱一下 有任何心得都紀錄下來 沒有筆紙 就寫在手機的備忘錄裡 第三種，回顧過去別人的打氣 打開手機裡事先錄給自己的檔案 我通常會錄加油放輕鬆你很棒之類 平常會覺得很腦殘 但腦殘的時候卻很好用的檔案 打開狀況好的時候寫給自己的信(提醒自己也有那種時候) 打開今年年度計畫已完成部分(告訴自己有在努力，而且很棒) 打開歷年親朋好友寫給你的卡片(告訴自己值得被愛) 打開與重要他人的舊相片(提醒自己的決定可能會傷害到重要他人) 第四種，打掃 舉凡寢室、浴室、客廳、衣櫥、樓梯 該整理的東西整理 該丟掉的東西丟掉 第五種，小旅遊(離開當下) 離開現在令你糾結的地方 去遠一點的書店看一本書 或是去鄰近的縣市吃個飯 簡單一點 去朋友家打屁 邀朋友吃晚餐(心情不好不想吃飯時，更要這麼做) 第六種，預備緊急通訊錄以及承諾 在最差的狀態列出三個可以訴說、幫助的對象 預備最差的狀態最終的承諾 例如 我自殺前最後一道防線是主治醫生 情況再爛我都會看完她才執行 我會跟她表明我撐不下去 這也建立我們彼此的關係 特別是住院時若我情況不好 就會主動表明不外出或是參與職能活動或是繳械 第七種，寫遺書、寫信或短暫發洩 不建議這麼做 因為對方將會感受極大壓力 而事後彼此的反應將不可預知 但是如果危及的話 保命仍舊是最重要的事 好像還有很多沒有當下想到的 不過經由整理 也想起不少過去的回憶 以及讓我深感溫暖的人 真是寫這篇文很棒的附加價值&gt;_&lt;</text:p>
          </table:table-cell>
          <table:table-cell office:value-type="string" calcext:value-type="string">
            <text:p>因為對方將會感受極大壓力。</text:p>
          </table:table-cell>
          <table:table-cell table:number-columns-repeated="3"/>
        </table:table-row>
        <table:table-row table:style-name="ro1">
          <table:table-cell office:value-type="float" office:value="2012" calcext:value-type="float">
            <text:p>2012</text:p>
          </table:table-cell>
          <table:table-cell office:value-type="string" calcext:value-type="string">
            <text:p>May</text:p>
          </table:table-cell>
          <table:table-cell office:value-type="float" office:value="5" calcext:value-type="float">
            <text:p>5</text:p>
          </table:table-cell>
          <table:table-cell office:value-type="string" calcext:value-type="string">
            <text:p>23:53:38</text:p>
          </table:table-cell>
          <table:table-cell office:value-type="string" calcext:value-type="string">
            <text:p>Sat</text:p>
          </table:table-cell>
          <table:table-cell office:value-type="string" calcext:value-type="string">
            <text:p>focusgel (躺在你的衣櫃)</text:p>
          </table:table-cell>
          <table:table-cell office:value-type="string" calcext:value-type="string">
            <text:p>[問題] 不想講話</text:p>
          </table:table-cell>
          <table:table-cell office:value-type="string" calcext:value-type="string">
            <text:p>FALSE</text:p>
          </table:table-cell>
          <table:table-cell office:value-type="string" calcext:value-type="string">
            <text:p>又開始了 開始不想講話 其他人看我難過 都會要我開心一點 但是...我沒有開心的動力 如果說開心是為了自己好 我根本就不愛我自己 何必要為自己去開心呢 要我別想太多 人只要活著就會有腦袋想事情 我控制不了自己不去想 一直服務別人好累 要對別人負責也好累 為何我連祈禱自己得絕症都要被你怒斥 妳說這工作那麼累別做了 那你要養我?但你的能力不足以讓我安心 看起來我還是只能靠自己 要妳去學好開車換妳載我都不敢要求 要妳認真考個證照多一點補貼也不敢給你壓力 其實妳沒有足以讓我放心的能力 但此話一出口勢必傷害妳 我忍著不說 心情不好想要一個人靜靜 妳告訴我回想到一起出去玩的溫暖 終究妳治不好我的負面情緒 我們之間恐怕只能分享快樂 雖然是我自己愛妳在先 但又覺得自己好骯髒 而且我以為自己可以為妳付出一切 後來其實那是虛偽的我 我不接受這樣的自己 何以連輕生的時候還要想到父母親會難過 人都死了哪會感覺到自己的難過 樓上樓下每次經過的窗戶總是開開的像是要我從那邊跳出去就能獲得解脫 什麼都不要了 我沒有像你們想的那麼單純 工作壓力只是一小部分 如果說我會因為獲得甚麼樣的力量而強大 就是否定自己的能力及負面的情緒</text:p>
          </table:table-cell>
          <table:table-cell office:value-type="string" calcext:value-type="string">
            <text:p>要妳認真考個證照多一點補貼也不敢給你壓力。工作壓力只是一小部分。</text:p>
          </table:table-cell>
          <table:table-cell table:number-columns-repeated="3"/>
        </table:table-row>
        <table:table-row table:style-name="ro1">
          <table:table-cell office:value-type="float" office:value="2012" calcext:value-type="float">
            <text:p>2012</text:p>
          </table:table-cell>
          <table:table-cell office:value-type="string" calcext:value-type="string">
            <text:p>May</text:p>
          </table:table-cell>
          <table:table-cell office:value-type="float" office:value="8" calcext:value-type="float">
            <text:p>8</text:p>
          </table:table-cell>
          <table:table-cell office:value-type="string" calcext:value-type="string">
            <text:p>19:27:29</text:p>
          </table:table-cell>
          <table:table-cell office:value-type="string" calcext:value-type="string">
            <text:p>Tue</text:p>
          </table:table-cell>
          <table:table-cell office:value-type="string" calcext:value-type="string">
            <text:p>inabee (我愛夏莉)</text:p>
          </table:table-cell>
          <table:table-cell office:value-type="string" calcext:value-type="string">
            <text:p>[問題] 我是否早就生病了?</text:p>
          </table:table-cell>
          <table:table-cell office:value-type="string" calcext:value-type="string">
            <text:p>FALSE</text:p>
          </table:table-cell>
          <table:table-cell office:value-type="string" calcext:value-type="string">
            <text:p>大家好~ 之前情緒不好時~會逛逛此版~有時候都會發現自己的症狀跟憂鬱症好像~ 但是又好怕是自己的幻想 所以想敘述自己的狀況~尋求大家的建議 我大學畢業2年了~但是工作經驗只有半年~~ 其餘的時間都是待業中............. 有很大的因素是~~~我很害怕有壓力 因為我是個很沒自信很容易給自己壓力的人~所以我很害怕面對人群 再者是台灣的就業環境很差~起新低~工時長~我根本就不想做 一直待業每次面試聽到的待遇跟福利都很差.......讓我的壓力漸大~~ 曾經找到一項很不錯的工作~福利跟待遇都可以接受~努力做了2個月後~ 結果卻無預警的被資遣~~當下真的是崩潰了 真的不知道自己錯在哪~~~ 每晚都失眠~明明沒事做~還是會等到凌晨4.5點才能睡著 再來就是另外一個大主因~~~家庭因素 我非常討厭跟痛恨我父親 外人眼中~他是個非常疼愛小孩的父親~很會為小孩跟妻子跑腿 在我小時候~他很愛念~小孩不順他的意他就會唸給我媽聽~一直給我媽疲勞轟炸 唸的很大聲~我們都會聽到~久而久之壓力就會很大 很不喜歡和他共處一室~就怕他念 表面上他把小孩照顧的無微不至~但在我的解讀下他就是看不起他的小孩~對小孩沒信心 才會自以為聰明的把任何事都打理的很好 當時我們小孩都還在讀大學~他就受不了公司壓力~一直說要退休 不到50歲~好手好腳就退休~~剩我媽一個人在工作~老實說~還蠻讓人看不起的 近幾年來~因為待業~我的情緒已經演變成我爸跟我說一句話~ 我就會很想摔東西跟打人了 我都要一直壓抑我自己~要勸自己往好處想~不然苦的也是我自己 就像明天要去面試我爸的公司~我爸就很著急~還自作聰明的寫稿子要我讀熟~ 還提醒我明天幾點面試~我心裡整個就很火大 因為這麼基本的事他也要提醒~是不是看不起我??? 真的很煩~~為什麼會有這種自以為是~處處照顧的父親~ 有太多太多理由讓我討厭我父親~真的是講也講不完 我很怕我這種易怒的情緒不適合工作 是不是應該先去看醫生呢??? 謝謝大家</text:p>
          </table:table-cell>
          <table:table-cell office:value-type="string" calcext:value-type="string">
            <text:p>有很大的因素是~~~我很害怕有壓力。因為我是個很沒自信很容易給自己壓力的人~所以我很害怕面對人群。一直待業每次面試聽到的待遇跟福利都很差.......讓我的壓力漸大~~。唸的很大聲~我們都會聽到~久而久之壓力就會很大。當時我們小孩都還在讀大學~他就受不了公司壓力~一直說要退休。</text:p>
          </table:table-cell>
          <table:table-cell table:number-columns-repeated="3"/>
        </table:table-row>
        <table:table-row table:style-name="ro1">
          <table:table-cell office:value-type="float" office:value="2012" calcext:value-type="float">
            <text:p>2012</text:p>
          </table:table-cell>
          <table:table-cell office:value-type="string" calcext:value-type="string">
            <text:p>May</text:p>
          </table:table-cell>
          <table:table-cell office:value-type="float" office:value="14" calcext:value-type="float">
            <text:p>14</text:p>
          </table:table-cell>
          <table:table-cell office:value-type="string" calcext:value-type="string">
            <text:p>06:53:53</text:p>
          </table:table-cell>
          <table:table-cell office:value-type="string" calcext:value-type="string">
            <text:p>Mon</text:p>
          </table:table-cell>
          <table:table-cell office:value-type="string" calcext:value-type="string">
            <text:p>kjeru (好不容易)</text:p>
          </table:table-cell>
          <table:table-cell office:value-type="string" calcext:value-type="string">
            <text:p>[問題] 痛苦有出口嗎?</text:p>
          </table:table-cell>
          <table:table-cell office:value-type="string" calcext:value-type="string">
            <text:p>FALSE</text:p>
          </table:table-cell>
          <table:table-cell office:value-type="string" calcext:value-type="string">
            <text:p>人生就一次，在還沒死之前 還有甚麼轉機找出口嗎?? 還非每天覺得只剩下痛苦而已..... 覺得痛了好久心苦好久...忍痛只是剩下殘缺的生命與青春 寧願快樂的活到掛...也不想痛苦活很久 在家在外都很痛苦，感覺找不到休息的地方 現在也沒工作中...去哪可以找到一點的溫暖 無力面對外面社會爾虞我詐..步步驚心 孤苦無依 與其說不想踏入外面不如說是無力面對沒有溫暖還令人恐慌的外面社會 不安全感好重.... 而生活是一定要面對外面的，所以很不安也不知道怎麼辦....不然來場意外之死 並非自我選擇就不用背負死亡責任的輿論壓力...如果人生就要到盡頭了 真的希望還能有些令人溫暖與快樂可過.... 想著死亡想好久了...只是都沒有執行..總覺得要死之前要找些快樂人生甚麼事情 還沒有做的要去做...人生一趟白來的感覺... 硬著頭皮去...又如何...總是痛著回來..世界上找不到一個好友可以分擔快樂與痛苦 之前板上有個女生叫我開個團 說去外面很害怕很痛苦這問題.家庭也令人受傷 若有意思請寫信給我私底下開個團來談談</text:p>
          </table:table-cell>
          <table:table-cell office:value-type="string" calcext:value-type="string">
            <text:p>並非自我選擇就不用背負死亡責任的輿論壓力...如果人生就要到盡頭了。</text:p>
          </table:table-cell>
          <table:table-cell table:number-columns-repeated="3"/>
        </table:table-row>
        <table:table-row table:style-name="ro1">
          <table:table-cell office:value-type="float" office:value="2012" calcext:value-type="float">
            <text:p>2012</text:p>
          </table:table-cell>
          <table:table-cell office:value-type="string" calcext:value-type="string">
            <text:p>May</text:p>
          </table:table-cell>
          <table:table-cell office:value-type="float" office:value="15" calcext:value-type="float">
            <text:p>15</text:p>
          </table:table-cell>
          <table:table-cell office:value-type="string" calcext:value-type="string">
            <text:p>13:07:38</text:p>
          </table:table-cell>
          <table:table-cell office:value-type="string" calcext:value-type="string">
            <text:p>Tue</text:p>
          </table:table-cell>
          <table:table-cell office:value-type="string" calcext:value-type="string">
            <text:p>neco0224 (妮妮)</text:p>
          </table:table-cell>
          <table:table-cell office:value-type="string" calcext:value-type="string">
            <text:p>[閒聊] 積壓已久的終於得到一點釋放了</text:p>
          </table:table-cell>
          <table:table-cell office:value-type="string" calcext:value-type="string">
            <text:p>FALSE</text:p>
          </table:table-cell>
          <table:table-cell office:value-type="string" calcext:value-type="string">
            <text:p>先說說我男友帶我去看葉拔的過程吧，我去的那天沒等很久，之前看的都是小診所 ，都只會開藥，我沒有感受他們真的關心我，可是葉拔讓我感覺很溫暖，我其實不 知道要說什麼，他問我說，手怎麼了(我手腕都包起來了)，我冷靜地說，自殘，他 說，第一次嗎？恩。然後我就開始跟她說我從小到大的過程，他說，你從小到大都 優秀的學生吧？我說從小到到的老師幾乎都對我很特別，他聽完我說的家庭問我說 你活得很辛苦吧？這時候我就大哭了 我說，我從小就想要做到最好，很努力很努力的，可是不管我學校老師同學誇我多 有才華，在家裡重男輕女，，我父母親永遠都看不到 葉拔說，那你為什麼突然想自殘，我說活著太累了，他說，你的確很辛苦 葉拔說，可是你這樣情況很久很久了，為什麼都沒有人發覺 我說，我是自己從很小的時候就覺得自己心態不太正常，可是我是很敏感的孩子， 別人是不可能看得出來的，在我試圖想要告訴別人之後，每個人都還是覺得我很活 潑樂觀 葉拔說，我這是微笑憂鬱症 微笑憂鬱症會積壓很多壓力在心裡，很久很久，有天受不了的時候就會像我這樣 跟葉拔談完之後我突然覺得好開心 因為我覺得，原來這一切並不全都是我的錯</text:p>
          </table:table-cell>
          <table:table-cell office:value-type="string" calcext:value-type="string">
            <text:p>微笑憂鬱症會積壓很多壓力在心裡，很久很久，有天受不了的時候就會像我這樣。</text:p>
          </table:table-cell>
          <table:table-cell table:number-columns-repeated="3"/>
        </table:table-row>
        <table:table-row table:style-name="ro1">
          <table:table-cell office:value-type="float" office:value="2012" calcext:value-type="float">
            <text:p>2012</text:p>
          </table:table-cell>
          <table:table-cell office:value-type="string" calcext:value-type="string">
            <text:p>May</text:p>
          </table:table-cell>
          <table:table-cell office:value-type="float" office:value="20" calcext:value-type="float">
            <text:p>20</text:p>
          </table:table-cell>
          <table:table-cell office:value-type="string" calcext:value-type="string">
            <text:p>22:41:42</text:p>
          </table:table-cell>
          <table:table-cell office:value-type="string" calcext:value-type="string">
            <text:p>Sun</text:p>
          </table:table-cell>
          <table:table-cell office:value-type="string" calcext:value-type="string">
            <text:p>prs1981 (還沒想到...)</text:p>
          </table:table-cell>
          <table:table-cell office:value-type="string" calcext:value-type="string">
            <text:p>[問題] 很煩+想很多....</text:p>
          </table:table-cell>
          <table:table-cell office:value-type="string" calcext:value-type="string">
            <text:p>FALSE</text:p>
          </table:table-cell>
          <table:table-cell office:value-type="string" calcext:value-type="string">
            <text:p>畢業後，工作五年了~ 從高中時經歷家裡公司倒閉，到半夜臨時搬家的恐懼感 不知覺得大學畢業、退役也就業了 很感恩的，現在有著大學的學歷和一份穩定的工作 但那時窮困，無能為力的感覺，仍記在心中 夜半搬家，怕被地下錢莊追討的害怕 親友的活動也不敢參加，彷佛怕著什麼 靠著工作，穩住了家中的生活 但時間過著好快 現在工作很不順，每每被上司責罵，壓力超大 我的錯，罵，他的錯，也是罵 女性上司沒結婚過四十是不是火氣都很大??? 一不順，就想離職，人的天性，氣自已的抗壓性好低 有時還會夢到，心理壓力很大 存了點錢，想買房，但房價的程度遠遠超過自已的能力 悲哀的是考上了公務員也買不起= =，真的悲哀 一家大小也靠著自已 有種，小時無能為力，沒想到現在也是無能為力的fu 有時睡覺想著，該如何交女友，家裡以後該怎辦 工作該怎辦，愈想就愈多...最後睡不好 好想離職，沒負擔的過著生活，想像自已沒拘束的飛著 好快樂~</text:p>
          </table:table-cell>
          <table:table-cell office:value-type="string" calcext:value-type="string">
            <text:p>現在工作很不順，每每被上司責罵，壓力超大。有時還會夢到，心理壓力很大。</text:p>
          </table:table-cell>
          <table:table-cell table:number-columns-repeated="3"/>
        </table:table-row>
        <table:table-row table:style-name="ro1">
          <table:table-cell office:value-type="float" office:value="2012" calcext:value-type="float">
            <text:p>2012</text:p>
          </table:table-cell>
          <table:table-cell office:value-type="string" calcext:value-type="string">
            <text:p>May</text:p>
          </table:table-cell>
          <table:table-cell office:value-type="float" office:value="25" calcext:value-type="float">
            <text:p>25</text:p>
          </table:table-cell>
          <table:table-cell office:value-type="string" calcext:value-type="string">
            <text:p>18:49:38</text:p>
          </table:table-cell>
          <table:table-cell office:value-type="string" calcext:value-type="string">
            <text:p>Fri</text:p>
          </table:table-cell>
          <table:table-cell office:value-type="string" calcext:value-type="string">
            <text:p>wind72626 (風在流動)</text:p>
          </table:table-cell>
          <table:table-cell office:value-type="string" calcext:value-type="string">
            <text:p>[閒聊] 最近找到的工作</text:p>
          </table:table-cell>
          <table:table-cell office:value-type="string" calcext:value-type="string">
            <text:p>TRUE</text:p>
          </table:table-cell>
          <table:table-cell office:value-type="string" calcext:value-type="string">
            <text:p>謝謝大家的鼓勵喔 不過做了一星期我想還是不適合這工作 要注意的細節太多了....... 公司主要是在生產血糖片和血糖計的 我是負責學檢驗血糖片的部分 這是最不好檢驗的部份，光檢驗項目就四十幾個 要學的很多也很難，每天上班都覺得有無形的壓力orz 而且很多重要部份，沒檢驗好報備產線工程師那個環節有問題 一直生產下去就完蛋了 公司還有另一個檢驗血糖罐的部份比較簡單，檢驗二個吸溼內襯、分子篩（乾燥劑） 外瓶、還有射出用塑膠原料就差不多了 當初面試我的主管說這是很單調且重覆性高的工作 結果那主管是負責塑膠罐的部份 後來我是被另一個負責血糖片主管的帶的 品檢真的不是好幹的工作，雖然有時候很爽就是了</text:p>
          </table:table-cell>
          <table:table-cell office:value-type="string" calcext:value-type="string">
            <text:p>要學的很多也很難，每天上班都覺得有無形的壓力orz。</text:p>
          </table:table-cell>
          <table:table-cell table:number-columns-repeated="3"/>
        </table:table-row>
        <table:table-row table:style-name="ro1">
          <table:table-cell office:value-type="float" office:value="2012" calcext:value-type="float">
            <text:p>2012</text:p>
          </table:table-cell>
          <table:table-cell office:value-type="string" calcext:value-type="string">
            <text:p>May</text:p>
          </table:table-cell>
          <table:table-cell office:value-type="float" office:value="26" calcext:value-type="float">
            <text:p>26</text:p>
          </table:table-cell>
          <table:table-cell office:value-type="string" calcext:value-type="string">
            <text:p>12:43:51</text:p>
          </table:table-cell>
          <table:table-cell office:value-type="string" calcext:value-type="string">
            <text:p>Sat</text:p>
          </table:table-cell>
          <table:table-cell office:value-type="string" calcext:value-type="string">
            <text:p>ccabc (善待自己)</text:p>
          </table:table-cell>
          <table:table-cell office:value-type="string" calcext:value-type="string">
            <text:p>Fw: [人生] 上天是公平的</text:p>
          </table:table-cell>
          <table:table-cell office:value-type="string" calcext:value-type="string">
            <text:p>FALSE</text:p>
          </table:table-cell>
          <table:table-cell office:value-type="string" calcext:value-type="string">
            <text:p>作者 PiGFAcE (被遺忘在沙灘上的腳印) 看板 wisdom 標題 [人生] 上天是公平的 時間 Mon Aug 15 145038 2011 最近上班壓力有點大 尤其這周六日又都有上班 在累到在床上睡著之前 想來說說話 卸下一些心理的包袱. 其實我覺得上天是公平的. 有些人可以常吃好吃的東西 可是肚子和一般人一樣 終究會飽 有些人可以有數不盡的財富 可是生命和一般人一樣 終究有限 有些人可以有非常好的能力 可是體力和一般人一樣 終究會累 有些人可以有好多高級跑車 可是終究和一般人一樣 一次只能開一台 有些人可以有數不清的約會 可是終究和一般人一樣 一天只有24小時 有些人可以有非常好的人緣 可是終究和一般人一樣 也只有一個家庭 所以 每個人都是一樣的 我們不能去瞧不起別人 不能鄙視別人 不能隨便的去比較人因為即使是不同世界的人 都各在自己的世界有一片天地 每個小孩出身的時候 得到的都是父母滿滿的疼愛 不會因為是富家千金或公子哥兒 爸媽的愛就會多一分每對情侶在熱戀時候 得到的都是對方滿滿的關注 不會因為是貧賤夫妻或醜男醜女 得到的幸福就少一分 每位病患在生病時後 面對的都是病痛無情的折磨 不會因為是特等病房或政商名流 就感受不到那份委屈 每個老人在老的時候 面對的都是親朋好友的離去 不會因為有萬貫家財或子孫如雲 就感受不到那份孤寂 如果不比較 每個人都能找到屬於自己的世界 屬於自己的朋友 屬於自己的生活方式 屬於自己的鴛鴦伴侶可是比較就會分出高下 有了高下就會想追求更好的 而追求錯誤的東西 恰恰是痛苦的來源.. 於是人們痛苦 因為人們對自己的有了不滿 不滿卻是因為他人的眼光 卻是一種比較的結果. 可是 人卻不會發現 身邊的有的已經足夠了. 那台破破但忠實 不快卻曾拉風的老車. 那個不是豪宅 麻雀雖小但五臟俱全的小窩. 那些沒什麼來頭 沒什麼架子 沒什麼壓力 走在路上勾肩搭背的好友們. 那位長得不怎麼帥氣 說話不怎麼風趣 沒什麼女生搭理卻欣賞你誠懇的陪在你身邊的情人. 如果自己的需求已經能滿足 又何必硬要拿自己身邊的去和別人比 或是想著替換掉他們追求更好呢? 與其覺得自己身邊的不足 倒不如花點時間在他身上 保養車 整理家 陪朋友聊天 和情人成長. 用心的愛自己身邊的東西 以及愛自己 來得到更多的回饋. 比起富裕的人吃高級飯店的吃到飽邊吃邊嫌 窮人只要吃個麥當勞 就可以開心一個晚上 比起有錢人新買了一台千萬跑車在路上飆車 大學生剛買一台125 就可以帥翻整棟宿舍 比起和世界第一名模在最漂亮的風景前喝最名貴的紅酒 初戀的男孩牽著少女共喝一碗紅豆湯更感覺溫馨 比起在傭人整理好的房子裡拿著管家買過來的最新雜誌 年老的富翁懷念的卻是破房子裡媽媽手剪的剪報 只要能知足 就可以很幸福. 每個人都不一樣 但知足的人可以得到最大的滿足和最大的幸福. 如果不夠幸福 那我們更該學習看看身邊的每一個人 去尋找幸福尋找滿足 而不是永無止盡的追尋別人. 這樣也就夠了. 其實我也是個傳統老舊思想的人 雖然大家都覺得我很瘋狂大膽 但這個世界卻遠遠的比我更瘋狂大膽. 我覺得我的思想古板 跟不上現在的主流 可能是快要被淘汰的一群. 從小到大我崇尚的是四維八德 我所受的教育告訴我 成功的人是為人民謀福利的人 是替人解決問題的人 是有有忠有孝有信懂禮義廉恥的人 岳飛精忠報國 董永賣身葬父 季札墳前掛劍 可惜在現代的社會 他們不是會讓人崇拜之人 岳飛不知變通 董永何必賣身? 而季札又何必掛劍? 孔子的理想是淑世 忠臣多為了百姓社稷著想 朱自清歌頌父親的愛 這些種種良好美德烙印我心 十五年前我還跟著眾人一起罵比爾蓋茲 捐錢捐的不夠多 不會去多蓋點醫院造福世人 可是現在身邊的人倒是把他立為一個成功的典範. 並不是因為他後來真的蓋了很多醫院 而是他創造了微軟 是啊 這年頭報章雜誌社會群眾注意的 還是很成功的人 只是成功不外乎是很有名很有錢很有權很享受 有人以郭台銘為志因為他創造鴻海帝國 有人羨慕賈伯斯 因為他打造蘋果 我相信很多人還是很欽佩證嚴法師 德雷莎修女 等為了世界努力的人 但也有很多稱讚宛如 上人一個人把慈濟經營的有聲有色 而不是上人的慈濟做了這麼多好事 確實 在中國的菁英主義適者生存和西方資本主義的夾擊下 台灣人特有那種儒佛釋混雜的傳統美德正在凋零 而這也是這社會令人心灰意冷的地方 我依舊相信 珍惜身邊的小小幸福 努力把自己過好 並且幫助別人製造些溫馨的感覺 會比攪和進那幫爾虞我詐的大染缸滿足的多 ) 送給大家一首五月天的知足 http//www.youtube.com/watch?v=5dZ_CdoKuLs 說了些話心情就輕鬆了許多 讓我們以更好更愉快的精神迎接禮拜一 現在該讓身體休息了 )</text:p>
          </table:table-cell>
          <table:table-cell office:value-type="string" calcext:value-type="string">
            <text:p>最近上班壓力有點大。沒什麼壓力。</text:p>
          </table:table-cell>
          <table:table-cell table:number-columns-repeated="3"/>
        </table:table-row>
        <table:table-row table:style-name="ro1">
          <table:table-cell office:value-type="float" office:value="2012" calcext:value-type="float">
            <text:p>2012</text:p>
          </table:table-cell>
          <table:table-cell office:value-type="string" calcext:value-type="string">
            <text:p>May</text:p>
          </table:table-cell>
          <table:table-cell office:value-type="float" office:value="29" calcext:value-type="float">
            <text:p>29</text:p>
          </table:table-cell>
          <table:table-cell office:value-type="string" calcext:value-type="string">
            <text:p>23:06:03</text:p>
          </table:table-cell>
          <table:table-cell office:value-type="string" calcext:value-type="string">
            <text:p>Tue</text:p>
          </table:table-cell>
          <table:table-cell office:value-type="string" calcext:value-type="string">
            <text:p>mykarma (賣咖馬)</text:p>
          </table:table-cell>
          <table:table-cell office:value-type="string" calcext:value-type="string">
            <text:p>[問題] 想請教B類人格的版友 接受治療的開頭是?</text:p>
          </table:table-cell>
          <table:table-cell office:value-type="string" calcext:value-type="string">
            <text:p>FALSE</text:p>
          </table:table-cell>
          <table:table-cell office:value-type="string" calcext:value-type="string">
            <text:p>想請教B類型人格違常的版友 BPD邊緣人格、反社會人格 還有 自戀、戲劇人格這兩種好像比較少?? 當初開始接受諮商與治療的原因是?? 是怎麼樣肯跨出這一步的呢? 相關書籍中多多少少提到B類型人格較抗拒治療 且較缺乏病識感 小弟在本版的自介有提到 是因為接觸到了邊緣人格的朋友 發生了許許多多過往難以理解的事 才開始密集接觸相關資訊 但那位朋友非常抗拒治療...或是說有時答應 事後會反悔 小弟一直在推敲可能原因...大概有幾點 1.對方受夠壓力或是指責 對於要求懇求或好言相勸都非常反彈甚至暴怒 只希望別人為他改變 而不想自己改變來適應社會 2.狀況是從小到大 (應該是先天性的) 所以不相信精神科醫師能改變自己 3.網路成癮、菸酒成癮 可以暫時麻痺掉一些負面狀態 在清醒時或有所體悟時 萌生的自我改變之意被打消掉 4.週遭人物的屬性... 家人或成熟懂事的朋友會勸、告訴他哪邊應該改進 地痞流氓會叫他一起玩 做一些不檢點的事情 所以跟後者相處輕鬆多了 以上幾點 就好像一種莫名的制約...難以有對策 就好像中毒的電腦需要灌防獨軟體殺毒 可是正因為中毒所以不能灌... 在精神版與憂鬱版蒐尋過大家的分享與詢問 才知道有不少網友擁有病識感 一方面積極地面對自己 對自己負責 也熱心地提供資訊幫助他人 非常不同於書中描述的抗拒治療 與 現實的朋友的狀態 且 親密的陌生人這本書維妙維肖地 用中立的立場 告訴我這種旁觀者該有的心理建設 因此決定來版上向各位問問經驗~</text:p>
          </table:table-cell>
          <table:table-cell office:value-type="string" calcext:value-type="string">
            <text:p>1.對方受夠壓力或是指責。</text:p>
          </table:table-cell>
          <table:table-cell table:number-columns-repeated="3"/>
        </table:table-row>
        <table:table-row table:style-name="ro1">
          <table:table-cell office:value-type="float" office:value="2012" calcext:value-type="float">
            <text:p>2012</text:p>
          </table:table-cell>
          <table:table-cell office:value-type="string" calcext:value-type="string">
            <text:p>May</text:p>
          </table:table-cell>
          <table:table-cell office:value-type="float" office:value="30" calcext:value-type="float">
            <text:p>30</text:p>
          </table:table-cell>
          <table:table-cell office:value-type="string" calcext:value-type="string">
            <text:p>02:19:39</text:p>
          </table:table-cell>
          <table:table-cell office:value-type="string" calcext:value-type="string">
            <text:p>Wed</text:p>
          </table:table-cell>
          <table:table-cell office:value-type="string" calcext:value-type="string">
            <text:p>syuurei (小秀)</text:p>
          </table:table-cell>
          <table:table-cell office:value-type="string" calcext:value-type="string">
            <text:p>[晴天] 低潮告一段落了吧</text:p>
          </table:table-cell>
          <table:table-cell office:value-type="string" calcext:value-type="string">
            <text:p>FALSE</text:p>
          </table:table-cell>
          <table:table-cell office:value-type="string" calcext:value-type="string">
            <text:p>低潮了好一陣子。 因為不舒服所以好久都沒辦法去學校， 課業跟不上，壓力越來越大就越不舒服(惡性循環) 又跟媽媽吵架、跟最好的朋友冷戰， 做什麼事情都做不好，很容易就大哭， 一天睡個十幾個小時，甚至一整天什麼事都沒做， 好幾次都想.......嗯。 但是 這幾天跟媽媽把話攤開來講，大哭了一場之後總算能跟以前一樣自然； 跟朋友也和好了，感覺變得比以前還親密； 買了新的耳機來安慰自己，心情感覺在音樂裡變得平靜； 同人誌也找好印刷廠了(這家的店員人超好讓我心情瞬間變超棒)整個鬆了一口氣。 現在只差把學校進度補上、趕快找回那個在學校活躍的自己了 希望接下來可以順順利利</text:p>
          </table:table-cell>
          <table:table-cell office:value-type="string" calcext:value-type="string">
            <text:p>課業跟不上，壓力越來越大就越不舒服(惡性循環)。</text:p>
          </table:table-cell>
          <table:table-cell table:number-columns-repeated="3"/>
        </table:table-row>
        <table:table-row table:style-name="ro1">
          <table:table-cell office:value-type="float" office:value="2012" calcext:value-type="float">
            <text:p>2012</text:p>
          </table:table-cell>
          <table:table-cell office:value-type="string" calcext:value-type="string">
            <text:p>Jun</text:p>
          </table:table-cell>
          <table:table-cell office:value-type="float" office:value="1" calcext:value-type="float">
            <text:p>1</text:p>
          </table:table-cell>
          <table:table-cell office:value-type="string" calcext:value-type="string">
            <text:p>19:12:00</text:p>
          </table:table-cell>
          <table:table-cell office:value-type="string" calcext:value-type="string">
            <text:p>Fri</text:p>
          </table:table-cell>
          <table:table-cell office:value-type="string" calcext:value-type="string">
            <text:p>elmerhome (法國兔)</text:p>
          </table:table-cell>
          <table:table-cell office:value-type="string" calcext:value-type="string">
            <text:p>[閒聊] 又敗家</text:p>
          </table:table-cell>
          <table:table-cell office:value-type="string" calcext:value-type="string">
            <text:p>FALSE</text:p>
          </table:table-cell>
          <table:table-cell office:value-type="string" calcext:value-type="string">
            <text:p>明明好幾個月沒收入，只能吃老本， 還是這兩個禮拜還是一直買百貨公司的衣服，七折而已，超貴的 是因為準備考試壓力大嗎？ 超不想回原本的學校....</text:p>
          </table:table-cell>
          <table:table-cell office:value-type="string" calcext:value-type="string">
            <text:p>是因為準備考試壓力大嗎？。</text:p>
          </table:table-cell>
          <table:table-cell table:number-columns-repeated="3"/>
        </table:table-row>
        <table:table-row table:style-name="ro1">
          <table:table-cell office:value-type="float" office:value="2012" calcext:value-type="float">
            <text:p>2012</text:p>
          </table:table-cell>
          <table:table-cell office:value-type="string" calcext:value-type="string">
            <text:p>Jun</text:p>
          </table:table-cell>
          <table:table-cell office:value-type="float" office:value="8" calcext:value-type="float">
            <text:p>8</text:p>
          </table:table-cell>
          <table:table-cell office:value-type="string" calcext:value-type="string">
            <text:p>23:36:06</text:p>
          </table:table-cell>
          <table:table-cell office:value-type="string" calcext:value-type="string">
            <text:p>Fri</text:p>
          </table:table-cell>
          <table:table-cell office:value-type="string" calcext:value-type="string">
            <text:p>flyandfree01 (梅拉拉)</text:p>
          </table:table-cell>
          <table:table-cell office:value-type="string" calcext:value-type="string">
            <text:p>[問題] 怎麼樣才確定罹患憂鬱症？</text:p>
          </table:table-cell>
          <table:table-cell office:value-type="string" calcext:value-type="string">
            <text:p>FALSE</text:p>
          </table:table-cell>
          <table:table-cell office:value-type="string" calcext:value-type="string">
            <text:p>我想不外乎是直接尋求醫療協助 但困擾我的是其實我不太確定目前的狀況究竟是憂鬱情緒 還是已罹患憂鬱症的表徵 有做過憂鬱症量表 做完指數頗高 建議我看醫生 但我還是猶豫著... 先說說我的狀況讓板友們評斷看看好了 我是20歲的大二生 自從升大學以後 日子其實都不算過得很快樂 最重要的因素是 我有打工的經濟壓力 和打工所造成的人際關係問題 大一上剛入學時兩個月和室友感情和睦 天天都很快樂 但後來因為我本身的感情問題和打工 讓我和室友們漸漸疏遠 我室友們不喜歡我那時的男朋友 因為他劈腿 室友們幾次勸我離開他身邊 但我屢勸不聽 久了她們也不想再插手 卻變相以嘲諷、不屑的態度看待 希望我能早日清醒 我再也不敢向她們吐露心事 又因為我身兼打工無法和她們參加社團一起玩樂 我們漸行漸遠 然後因為那時深陷感情問題中 沒有好好經營人際關係 後來有參加社團試圖找到知心好友 但都找不到 所以一直到現在 我在學校裡 幾乎都是獨來獨往 孤單寂寞無助的感覺常常困擾著我 再加上工作和學業方面我也做得不好 經濟壓力讓我喘不過氣 上一段感情的傷害還是縈繞在心頭 使得我情緒更加低落 最近兩個禮拜以來好像是屋漏偏逢連夜雨 壞事一籮筐一樁接著一樁來 幾乎天天失眠 食欲下降 動不動想哭 失去目標和動力 厭惡自己 好像怎麼努力都不夠好 我知道自己長期以來都有孤單寂寞無助之感 但上述的狀況是到近兩個禮拜到一個月前才出現 這麼說來我是否已經有罹患憂鬱症的傾向？ 又需不需要就醫呢？ 感謝大大們願意看完這一篇 由衷謝謝你們</text:p>
          </table:table-cell>
          <table:table-cell office:value-type="string" calcext:value-type="string">
            <text:p>我有打工的經濟壓力。經濟壓力讓我喘不過氣。</text:p>
          </table:table-cell>
          <table:table-cell table:number-columns-repeated="3"/>
        </table:table-row>
        <table:table-row table:style-name="ro1">
          <table:table-cell office:value-type="float" office:value="2012" calcext:value-type="float">
            <text:p>2012</text:p>
          </table:table-cell>
          <table:table-cell office:value-type="string" calcext:value-type="string">
            <text:p>Jun</text:p>
          </table:table-cell>
          <table:table-cell office:value-type="float" office:value="17" calcext:value-type="float">
            <text:p>17</text:p>
          </table:table-cell>
          <table:table-cell office:value-type="string" calcext:value-type="string">
            <text:p>15:46:39</text:p>
          </table:table-cell>
          <table:table-cell office:value-type="string" calcext:value-type="string">
            <text:p>Sun</text:p>
          </table:table-cell>
          <table:table-cell office:value-type="string" calcext:value-type="string">
            <text:p>SAMIRA (維持平衡的方式)</text:p>
          </table:table-cell>
          <table:table-cell office:value-type="string" calcext:value-type="string">
            <text:p>[經驗] 我的弟弟</text:p>
          </table:table-cell>
          <table:table-cell office:value-type="string" calcext:value-type="string">
            <text:p>FALSE</text:p>
          </table:table-cell>
          <table:table-cell office:value-type="string" calcext:value-type="string">
            <text:p>這裡應該能讓家屬小小取暖一下吧...... ======================================================= 昨晚跟我媽散步時，我媽說為什麼生病的人不是我? 如果生病的人是你，我們就會比較好過嗎 但至少我年紀大了，而你弟才30，人生正要開始..... ======================================================= 以前的我弟是一個被認為可以去當業務的人，活潑大方、老少咸宜，雖然課業差強 人意，但是因為穩重人緣好，也常受長輩請託與叛逆期的表弟妹溝通。 去年年中父母幫他付了頭期款，在交往八年的女友家附近買了房子，原本預計今年 年初就要去女友家中提親。但在去年十月，我弟劈腿了，對象是我弟與女友學妹的朋友。 對方跟我弟認識約兩年，有兩三次OD、割腕後被我弟跟女友送急診的紀錄，更別說小小 的自殘了，我不知道當時我弟是同情心氾濫還是怎麼了，就在即將完成終身大事前，做了 糊塗事。 也許那時我弟就有點不對勁了吧，畢竟做事不顧後果不是他本性，更別提小三與原來 女友天差地遠的外表、個性；女友個性陽光、開朗，來我們家跟每個家人、親戚相處愉快 ，逢年過節即使沒空到我家，也會託我弟帶上我媽愛吃的甜點；而小三就像個背後靈， 總是躲在我弟身後，小小聲叫個阿姨、姐姐後，繼續躲在我弟身邊跟我弟小小聲的講 悄悄話...... 今年元旦，我弟劈腿的事時被女友抓到，我弟的精神狀況在一天之中迅速變糟，我跟 我媽到的時候，我弟根本對我們視若無睹，不認識我們是誰，而小三又OD 躺在我家床上 睡個不省人事，好不容易請小三的朋友將她帶走後，我跟我媽及他女友將我弟帶回鄉下 家裡..... 回來後先幫我弟請了一星期的假，一星期中我求醫、我媽拜佛，偶爾帶他到親戚家， 總是說我弟得了流感，因此變得比較安靜，其實安靜的原因是：我弟根本不記得那些人 是誰，總是要事先提醒才會知道該如何稱呼。除此之外，還有幻聽、妄想，他也忘記家裡 重新裝潢、外公早已過世、小狗早已走失....等的事，即便如此一星期的假休完後，他 仍堅持要回去工作。 我毅然決然辭了約聘的工作，搬到我弟的家陪他，該吃的藥都是我時間到就拿給他， 他也都乖乖的吃下，這個決定不知道是對還是錯，因為我在他還乖乖聽話時並沒有努力 讓他有病識感，現在他已自行停藥一個月，並且宣稱他沒有問題、不必吃藥 二月，弟弟的長官說雖然他沒有像以前一樣談笑風生，但至少工作上已不再出錯 ，記憶應該也恢復得差不多了，女友幾乎每天晚餐後都會來晃一下，睡前再回她家。 女友說不管未來會不會在一起，她還是希望能照顧我弟回復從前的他，我弟情緒一來也都 哭著跟她道歉，如果女友晚餐後沒出現，也會一直打電話問她要不要過來。 女友家開工廠，老闆的女兒也不能擺爛，不然會管不住工人；女友媽媽醉心宗教，俗 事不管，只管要錢，因此她家中大小事，就連除夕清明等的拜拜也都是她一手包辦，所以 即使兩人住得很近但在我弟劈腿之前，他們也是很難得見面。 情人節前夕，女友在我弟手機中發現小三的簡訊，她氣炸了，但顧及我弟病情，並未 明白跟我弟說分手，只是開始不接我弟電話。我也開始不解我弟的所作所為，既然放不下 小三為什麼不早一點跟女友分手，如果想跟女友在一起，為何不跟小三斷了聯絡? 之後我弟開始光明正大跟小三聯絡，並且常常夜宿小三家，如果說一、二月病況突飛 猛進，那接下來的三、四月可說是停滯不前了，因為好不容易在一起的兩個人還是常吵架 一吵架，小三就會嚷著要分手，要辭掉工作回台北家中，我弟只要一聽到這些話就開始 神智不清的緊緊熊抱她，女生邊掙扎邊嗆聲：你有種就殺了我阿，不然我一定會走 諸如此類的事在三到五月發生約五次，讓雙方家長疲於奔命，雖然已經拜託過女生 考量我弟的精神狀況，不要在我弟面前說要離開(沒說出口的是：要走你就默默的走) 也不要講一些你有種就讓我死之類的話，但是他們就是有辦法搞到像在演花系列戲劇一般 五月中，女生媽媽說要讓她女兒辭了工作，帶回台北，讓他們兩個好好冷靜一陣子 過了四天的母親節，我弟又失神的指謫我媽說，女生被帶走都是因我們叫她媽帶走的， 我媽哭到不行，因為我弟一向是比我還貼心的，如今卻為了小三說出這種話..... 被帶走的人其實過兩天又回到台中，我也因家中瑣事回到家中直到現在，小三則辭了 讓她壓力很大的工作，兩個人輪流住在我弟的房子與她租的小套房，跟我弟過著半同居 生活，我弟從那時起每逢周末找盡各種藉口不回家(以前他是每個周末都回家的，有時甚至 星期六聚餐後，還會特地回家吃媽媽煮的晚餐) 我弟對家人的反應如今只剩下冷淡，早幾年如果有人如此預言，我一定說不可能 但是.....到底是什麼讓我弟性格大變，原來的婚事告吹，工作一度岌岌可危(現在還是 留校察看中....)......是命運還是病.....我找不到答案，每當我審視這半年只能哭到 無法入睡 如果將來我弟只照顧那女生而不要家人，那可以照顧父母的人就剩我了，空白了半年 我也該繼續往前走了，打完文章，終於可以專心準備明天的面試 最後謝謝看到這裡的人，也許各位的家人都像我一樣願意為了我弟而有所犧牲的， 也有像我一樣每晚睡前哭卻又無能為力的，好好觀察，希望大家都能發現家人說不出口 的愛....</text:p>
          </table:table-cell>
          <table:table-cell office:value-type="string" calcext:value-type="string">
            <text:p>讓她壓力很大的工作，兩個人輪流住在我弟的房子與她租的小套房，跟我弟過著半同居。</text:p>
          </table:table-cell>
          <table:table-cell table:number-columns-repeated="3"/>
        </table:table-row>
        <table:table-row table:style-name="ro1">
          <table:table-cell office:value-type="float" office:value="2012" calcext:value-type="float">
            <text:p>2012</text:p>
          </table:table-cell>
          <table:table-cell office:value-type="string" calcext:value-type="string">
            <text:p>Jun</text:p>
          </table:table-cell>
          <table:table-cell office:value-type="float" office:value="27" calcext:value-type="float">
            <text:p>27</text:p>
          </table:table-cell>
          <table:table-cell office:value-type="string" calcext:value-type="string">
            <text:p>03:24:59</text:p>
          </table:table-cell>
          <table:table-cell office:value-type="string" calcext:value-type="string">
            <text:p>Wed</text:p>
          </table:table-cell>
          <table:table-cell office:value-type="string" calcext:value-type="string">
            <text:p>allegreto (稍快版。)</text:p>
          </table:table-cell>
          <table:table-cell office:value-type="string" calcext:value-type="string">
            <text:p>[閒聊] Ciao!好久沒來了。</text:p>
          </table:table-cell>
          <table:table-cell office:value-type="string" calcext:value-type="string">
            <text:p>FALSE</text:p>
          </table:table-cell>
          <table:table-cell office:value-type="string" calcext:value-type="string">
            <text:p>大概從去年9月就沒上PTT了我希望PTT也可以有APP。XD 我從感情的悲傷中離開了</text:p>
          </table:table-cell>
          <table:table-cell office:value-type="string" calcext:value-type="string">
            <text:p>當初如同陷入泥淖似的下沉如今早已雲淡風輕 當然偶爾有夢到她甚至她的她但夢裡好勝心的我戰勝了真實的情況 說忘了吧?但總是會記得從小到大那些被感情傷害的片段 在自己以為已經遺忘了的之後又突然措手不及地湧上心頭... 但愛情啊...我從李宗盛作的經典歌曲陰天去證實感情說穿了一人掙脫的一人去撿 雖然我現在單身但我不再為不該執著的愛情痛苦淚流了。 然而難過的是我從台北回到故鄉中壢又再次回到這個版這一次是擱著逃避許久的家庭 關係它已經張牙舞爪著逼我正面對決... 加拿大天才導演札維耶多藍（Xavier Dolan）有部自編自導自演的電影 叫聽媽媽的話(I kill my mother)這部片深深地道盡為人子女也很悲哀 看的當下我好驚訝心有戚戚焉</text:p>
          </table:table-cell>
          <table:table-cell office:value-type="string" calcext:value-type="string">
            <text:p>因我從沒想過在這世上也有人在沒被父母棄養的情況下 討厭自己的媽媽。 這電影並非如同片名敘述的殺死了母親，而是描述一個孩子如何與為何帶著恨意 與仇視母親的心路歷程。 所以是的我就是討厭我的媽媽。 打從有生以來對她的第一印象就是害怕與不喜歡 當時她來外婆家送我第一個手環當下央求我親她我不願意她竟打了我的手後一走了之 而且在我印象中她一直是個控制狂永遠用壓迫的方式要我朝她想要的路走 小學五年級時有一次因為不練鋼琴她憤怒至極，並叫我寫下切結書內容聲明日後要記 住這一刻是我自己不要學習琴的不是她害的不得後悔。 在她的過度保護之下學生時期的我一度窒息到不想回家甚至想辦法到同學家住 就是為了逃避她.逃避那被盯著的壓力家裡好比深鎖的牢籠。 所有親人與她都認為她愛我和姊姊很深 因為爸爸不負責任.成天嗜酒如命到最後過世她一肩扛起家計並照顧我們兩姊妹 在不堪負荷的狀況下小六那年我們終於搬去外婆家住 對我承認她很辛苦沒有一個愛她的丈夫 然而我不也是在這樣的破碎家庭成長沒受過什麼偉大的父愛。 她疑神疑鬼.永遠用負面看待所有事情所有人 嫌東嫌西批評不斷 抱怨過全天底下她認識的人包括不懂治理家庭自己房間一團髒亂不曾整理 寬以律己.嚴以待人........我道不盡的在我看來難以忍受的行為。 她就像是一個情緒的黑洞身邊的人都要被深深吸附... 她是憂鬱症患者之前發作過兩次她看過幾次醫師卻不敢吃藥 消瘦的身影配上深沉的黑眼圈因為每天都睡不著覺 這一次真的很慘很慘...身體受到剩下30幾公斤她強說自己是身體有毛病但我們都很清楚不是 她精神病又發作了這次應該是重度焦慮症。 但她無論家人怎麼勸去看心理醫師，她說以前得過焦慮症焦慮症不是這個樣子 於是她漏夜4點跑去掛肝膽腸胃科主任拿她沒轍因為數據正常只好請她去檢查腎臟 結果回來她跟一口斷定她腎臟一定有問題因為主任說他沒辦法只好請她轉診... 然後突然有一個星期日她告訴我她呼吸困難.喘不過氣一定要從中壢飆去台大掛急診 那天我頭痛發作而且我非常清楚去掛台大急診一定不會有好結果因她不是重大傷患者 所以我說我要休息她因此氣炸了拼了老命包計程車到台大果然經歷了不愉快的經驗 回來開始臭罵急診室的實習醫師因為他只開一顆頭暈的藥給她就將她打發。 上禮拜看完肝膽腸胃的報告下禮拜應該要去看腎臟的報告 但沒想到她今早居然突如其來說要換去榮總看內科??? 她東奔西走做這些生理上的檢查是為了證明自己絕對是身體有病 而不是人人口中的精神病。 總之她沒有病識感我們也無法強行推著她去精神科，即便看了她也會執意不敢吃藥。 我今天還說說服她跟我一起去仁愛，這樣一路上可以彼此陪伴 結果她反應超激烈並一口回絕直說自己決非精神病。 我好無奈我是今年過年後才從台北搬回中壢的十幾年沒待在這個家這麼久過 不但難以適應環境再加上我真的受不了隨時就要對媽媽爆發頓時讓我病情加劇... 那天吃了藥真的很迷幻之前後半段寫得顛三倒四錯字一堆原本昨天已經要存檔了 ptt卻在那時狠狠地當了</text:p>
          </table:table-cell>
          <table:table-cell office:value-type="string" calcext:value-type="string">
            <text:p>今天重新編寫過文字更確切地描述出我內心的感受。</text:p>
          </table:table-cell>
          <table:table-cell office:value-type="string" calcext:value-type="string">
            <text:p>就是為了逃避她.逃避那被盯著的壓力家裡好比深鎖的牢籠。</text:p>
          </table:table-cell>
        </table:table-row>
        <table:table-row table:style-name="ro1">
          <table:table-cell office:value-type="float" office:value="2012" calcext:value-type="float">
            <text:p>2012</text:p>
          </table:table-cell>
          <table:table-cell office:value-type="string" calcext:value-type="string">
            <text:p>Jul</text:p>
          </table:table-cell>
          <table:table-cell office:value-type="float" office:value="1" calcext:value-type="float">
            <text:p>1</text:p>
          </table:table-cell>
          <table:table-cell office:value-type="string" calcext:value-type="string">
            <text:p>22:17:23</text:p>
          </table:table-cell>
          <table:table-cell office:value-type="string" calcext:value-type="string">
            <text:p>Sun</text:p>
          </table:table-cell>
          <table:table-cell office:value-type="string" calcext:value-type="string">
            <text:p>suckpe5566 (鍵盤達文西)</text:p>
          </table:table-cell>
          <table:table-cell office:value-type="string" calcext:value-type="string">
            <text:p>[閒聊] 疑似焦慮 到底是什麼</text:p>
          </table:table-cell>
          <table:table-cell office:value-type="string" calcext:value-type="string">
            <text:p>FALSE</text:p>
          </table:table-cell>
          <table:table-cell office:value-type="string" calcext:value-type="string">
            <text:p>真的很無奈 其實我目前生活沒有壓力 照著自己的步調走 因為最近兵役體檢沒過 造成我之後又要複檢 8月要複檢 精神科 當初醫生問我睡得好嗎？ 那一陣子熬夜 想早睡 睡不太著 我就回答睡不太好 可是後來運動早睡早起 就很正常了 唯一覺得很煩的是 兵役複檢 很浪費我時間 要讓我等這麼久 想請問醫生都是怎麼判斷的... 當初兵役體檢 他也沒問我什麼問題 就這樣判定</text:p>
          </table:table-cell>
          <table:table-cell office:value-type="string" calcext:value-type="string">
            <text:p>其實我目前生活沒有壓力。</text:p>
          </table:table-cell>
          <table:table-cell table:number-columns-repeated="3"/>
        </table:table-row>
        <table:table-row table:style-name="ro1">
          <table:table-cell office:value-type="float" office:value="2012" calcext:value-type="float">
            <text:p>2012</text:p>
          </table:table-cell>
          <table:table-cell office:value-type="string" calcext:value-type="string">
            <text:p>Jul</text:p>
          </table:table-cell>
          <table:table-cell office:value-type="float" office:value="6" calcext:value-type="float">
            <text:p>6</text:p>
          </table:table-cell>
          <table:table-cell office:value-type="string" calcext:value-type="string">
            <text:p>00:49:12</text:p>
          </table:table-cell>
          <table:table-cell office:value-type="string" calcext:value-type="string">
            <text:p>Fri</text:p>
          </table:table-cell>
          <table:table-cell office:value-type="string" calcext:value-type="string">
            <text:p>NSR250 (NSR)</text:p>
          </table:table-cell>
          <table:table-cell office:value-type="string" calcext:value-type="string">
            <text:p>[問題] 夜晚的不安</text:p>
          </table:table-cell>
          <table:table-cell office:value-type="string" calcext:value-type="string">
            <text:p>FALSE</text:p>
          </table:table-cell>
          <table:table-cell office:value-type="string" calcext:value-type="string">
            <text:p>隨著暑假的到來 女友少了許多壓力 身體也沒有不舒服的情況 隨時失控的狀況也沒了 她能夠安排許多他想做的事情 但每到夜晚 他就會逐漸出現一股不舒服的感覺 海浪愈來愈高 直到把我徹底淹沒窒息 這是他比較具體的形容 這感覺到頂點時會讓他產生厭世的感覺 為了逃避這種感覺 他開始愈來愈早睡 但這始終不是辦法 女友看過校內的諮商師後 諮商師認為他的意志力太過於強大 一直在壓抑著些什麼 鼓勵他用左手塗鴉 把情緒表達出來 我們討論過後 也發現了一些奇怪的情形 女友每天規畫時間的過分嚴重 在早中晚餐之間 只能排入剛剛好的工作量 同時他吃早中午餐的時間很規律 不是因為餓了 而是認為時間到了了 所以必須吃飯 他沒辦法利用零碎的時間 或是更彈性的調整 但在以前 他是可以很彈性的調整自己的生活 所以即便現在是暑假 他做著他想做的事情 但依舊沒有放假的感覺 因為像是在執行命令一樣 我們覺得這像是在模仿如何像一個正常人 同時給自己很多很多的限制 而不是在享受生活 但他也沒辦法打破這些規律 有板友也有類似的情況 但成功改善掉的嗎 希望可以給我們一些建議 感謝</text:p>
          </table:table-cell>
          <table:table-cell office:value-type="string" calcext:value-type="string">
            <text:p>女友少了許多壓力。</text:p>
          </table:table-cell>
          <table:table-cell table:number-columns-repeated="3"/>
        </table:table-row>
        <table:table-row table:style-name="ro1">
          <table:table-cell office:value-type="float" office:value="2012" calcext:value-type="float">
            <text:p>2012</text:p>
          </table:table-cell>
          <table:table-cell office:value-type="string" calcext:value-type="string">
            <text:p>Jul</text:p>
          </table:table-cell>
          <table:table-cell office:value-type="float" office:value="8" calcext:value-type="float">
            <text:p>8</text:p>
          </table:table-cell>
          <table:table-cell office:value-type="string" calcext:value-type="string">
            <text:p>19:27:36</text:p>
          </table:table-cell>
          <table:table-cell office:value-type="string" calcext:value-type="string">
            <text:p>Sun</text:p>
          </table:table-cell>
          <table:table-cell office:value-type="string" calcext:value-type="string">
            <text:p>idlechild (潔白無瑕蘋果光)</text:p>
          </table:table-cell>
          <table:table-cell office:value-type="string" calcext:value-type="string">
            <text:p>[晴天] 開始工作了</text:p>
          </table:table-cell>
          <table:table-cell office:value-type="string" calcext:value-type="string">
            <text:p>FALSE</text:p>
          </table:table-cell>
          <table:table-cell office:value-type="string" calcext:value-type="string">
            <text:p>其實也不知道應該說晴天還是陰天。 但覺得晴天分類應該比較好一點。 覺得壓力有點大，自己給自己的。 也搞到亂經。 前年壓力大的時候是經期半年都沒來， 現在是一個月來兩次。無言了。 想勉勵自己。 告訴自己。 我一定可以戰勝克服這一切的。 無論如何，一定可以挺過來。 我可以的。 當妳的心被寂寞佔據，其他人就很難走進去了</text:p>
          </table:table-cell>
          <table:table-cell office:value-type="string" calcext:value-type="string">
            <text:p>覺得壓力有點大，自己給自己的。前年壓力大的時候是經期半年都沒來，。</text:p>
          </table:table-cell>
          <table:table-cell table:number-columns-repeated="3"/>
        </table:table-row>
        <table:table-row table:style-name="ro1">
          <table:table-cell office:value-type="float" office:value="2012" calcext:value-type="float">
            <text:p>2012</text:p>
          </table:table-cell>
          <table:table-cell office:value-type="string" calcext:value-type="string">
            <text:p>Jul</text:p>
          </table:table-cell>
          <table:table-cell office:value-type="float" office:value="13" calcext:value-type="float">
            <text:p>13</text:p>
          </table:table-cell>
          <table:table-cell office:value-type="string" calcext:value-type="string">
            <text:p>21:35:20</text:p>
          </table:table-cell>
          <table:table-cell office:value-type="string" calcext:value-type="string">
            <text:p>Fri</text:p>
          </table:table-cell>
          <table:table-cell office:value-type="string" calcext:value-type="string">
            <text:p>hoao (...)</text:p>
          </table:table-cell>
          <table:table-cell office:value-type="string" calcext:value-type="string">
            <text:p>[問題] 不能工作嗎？</text:p>
          </table:table-cell>
          <table:table-cell office:value-type="string" calcext:value-type="string">
            <text:p>FALSE</text:p>
          </table:table-cell>
          <table:table-cell office:value-type="string" calcext:value-type="string">
            <text:p>生病了就無法工作嗎？ 家人因為生病了，醫生叫她暫時與外界隔離，所以沒有工作(自己一個住外縣) 偏偏又負債，現在生活費都是家人匯給她， 匯完生活費，她就會很自責，覺得自己是別人的負擔， 但叫她去工作，也可以只做家庭代工，不用外出，她又說我們一直逼她， 說我們果然覺得她是負擔.... 我們希望她可以工作，一方面當然減輕經濟壓力，一方面覺得她有做點事，應 該會覺得自己多少有貢獻，少點壓力，再者，都不出門，關在家，這樣不是只 是繞不出去嗎？一整天只陷在自己的負面情緒中。 但不知道怎麼跟她溝通，怎麼說都會變成我們在給她壓力。 = = 大家生病時，都沒有工作嗎？</text:p>
          </table:table-cell>
          <table:table-cell office:value-type="string" calcext:value-type="string">
            <text:p>我們希望她可以工作，一方面當然減輕經濟壓力，一方面覺得她有做點事，應。該會覺得自己多少有貢獻，少點壓力，再者，都不出門，關在家，這樣不是只。但不知道怎麼跟她溝通，怎麼說都會變成我們在給她壓力。</text:p>
          </table:table-cell>
          <table:table-cell table:number-columns-repeated="3"/>
        </table:table-row>
        <table:table-row table:style-name="ro1">
          <table:table-cell office:value-type="float" office:value="2012" calcext:value-type="float">
            <text:p>2012</text:p>
          </table:table-cell>
          <table:table-cell office:value-type="string" calcext:value-type="string">
            <text:p>Jul</text:p>
          </table:table-cell>
          <table:table-cell office:value-type="float" office:value="14" calcext:value-type="float">
            <text:p>14</text:p>
          </table:table-cell>
          <table:table-cell office:value-type="string" calcext:value-type="string">
            <text:p>11:22:01</text:p>
          </table:table-cell>
          <table:table-cell office:value-type="string" calcext:value-type="string">
            <text:p>Sat</text:p>
          </table:table-cell>
          <table:table-cell office:value-type="string" calcext:value-type="string">
            <text:p>Pevl (月亮貓咪)</text:p>
          </table:table-cell>
          <table:table-cell office:value-type="string" calcext:value-type="string">
            <text:p>[經驗] 昨天第一次看醫生</text:p>
          </table:table-cell>
          <table:table-cell office:value-type="string" calcext:value-type="string">
            <text:p>FALSE</text:p>
          </table:table-cell>
          <table:table-cell office:value-type="string" calcext:value-type="string">
            <text:p>不久前的我，還躊躇滿志想要做這個作那個， 沒想到一個月前，我的行為變得很不尋常，有種很深沉的倦怠感， 好像什麼事都不值得緊張，不值得努力，不值得期待了。 .無法集中注意力 即使完成一件再簡單也不過的事，我也會頭痛胸悶胃痛額頭直冒汗， 必須很吃力才能作好一件別人輕鬆就能作到的事，ex.吃飯、洗澡、打掃房間 .無法下決定 跟注意力無法集中是一樣的吧?想到要做決定腦袋就一片空白。 .連原本喜歡的事物也失去興趣 我喜歡打球，我喜歡看書，我也有喜歡的異性朋友 但這段時間我根本不想接近這些人事物，我明明還喜歡，但就是不想碰觸 .不敢面對親朋好友 原本跟家人都能自在相處的，但這段時間我最不想面對的就是他們 因為他們最關心我的一舉一動，這令我很不自在，我害怕被看穿什麼。 .嗜睡 對任何事都打不起勁，在床上躺一整天也不會膩，時間總是過的不知不覺， 分不清白天和黑夜，睡覺對我而言才是最舒服自在的選擇。 .沒食慾 肚子當然會餓，但我現在才知道，以前會吃飯不只因為餓，食慾也是重要的關鍵 最近一個月我再餓也不願多吃飯，因為真的沒有食慾。由於每天大概只吃一餐， 現在腸胃變得非常不好。 .以前的舒壓方式完全無效 以前遇到類似情況會出去散步跑步打球，但這次連下床的動力都沒有 以前會不斷寫文章寫日記，或是靠大量閱讀緩和情緒，但這次連下床的動力都沒有 總之，這次我什麼都事都作不了，不想作。 老實說，類似的情形從五、六年前就會固定每個月發作一次，但通常不超過一週， 也不嚴重，所以我都當作是正常的情緒波動，但這次已經一個月，嚴重影響我的生活了 我都覺得自己變得不像是自己....前天在網路上看到有人分享類似的經驗， 才驚覺這並不正常，我可能患了某種精神疾病，所以昨天馬上去精神科看病。 醫生聽了我上述的症狀，認為可能是憂鬱症，開了威克倦給我， 一週後再回診，他也要我去抽血檢驗是否跟甲狀腺功能低下有關。 結論 1.聽到醫生說我可能是憂鬱症時，我並沒有太意外，反而鬆了口氣， 至少自己這些不尋常的反應可以得到解釋，甚至可以治療。 2.但是我自認成長過程很順遂，最近壓力也不大，相反地還蠻好過的， 為何會得憂鬱症呢? 醫生只跟我說這是幾個人中會有幾個人患病的比例問題。 3.醫生一聽到我敘述的症狀，竟然馬上就猜到我是讀過網路相關資訊才來的， 這令我感到不解。 4.今早第一次服藥，還感覺不到藥效，我慶幸精神疾病有藥物可以治療， 但我又好害怕之後會變藥罐子，永遠無法擺脫它。 5.家人對我這幾週孤僻又倦怠的性格感到很不諒解，但我卻不知如何解釋， 現在不知道該不該告訴他們實情，目前只想等狀況好轉再說，因為怕他們擔心過多。 最後，謝謝大家看完這篇文章)</text:p>
          </table:table-cell>
          <table:table-cell office:value-type="string" calcext:value-type="string">
            <text:p>2.但是我自認成長過程很順遂，最近壓力也不大，相反地還蠻好過的，。</text:p>
          </table:table-cell>
          <table:table-cell table:number-columns-repeated="3"/>
        </table:table-row>
        <table:table-row table:style-name="ro1">
          <table:table-cell office:value-type="float" office:value="2012" calcext:value-type="float">
            <text:p>2012</text:p>
          </table:table-cell>
          <table:table-cell office:value-type="string" calcext:value-type="string">
            <text:p>Jul</text:p>
          </table:table-cell>
          <table:table-cell office:value-type="float" office:value="14" calcext:value-type="float">
            <text:p>14</text:p>
          </table:table-cell>
          <table:table-cell office:value-type="string" calcext:value-type="string">
            <text:p>16:40:26</text:p>
          </table:table-cell>
          <table:table-cell office:value-type="string" calcext:value-type="string">
            <text:p>Sat</text:p>
          </table:table-cell>
          <table:table-cell office:value-type="string" calcext:value-type="string">
            <text:p>xion811 (xion)</text:p>
          </table:table-cell>
          <table:table-cell office:value-type="string" calcext:value-type="string">
            <text:p>[經驗] 交織而來的災難</text:p>
          </table:table-cell>
          <table:table-cell office:value-type="string" calcext:value-type="string">
            <text:p>FALSE</text:p>
          </table:table-cell>
          <table:table-cell office:value-type="string" calcext:value-type="string">
            <text:p>第一次看醫生至今 已經過了兩個年頭 社會與家庭的壓力 使我產生了各種症狀 不安、失眠、焦慮、猜忌、失控 兩年多來 我努力的用各種方式抒解 讓自己的生活正常 讓生命多一些意義 除了失眠之外的症狀 已大都好轉許多 然而 這三個月來 接二連三的車禍 因為長期住院丟了工作 家人要求改變我的生活 交往四年的女年離開了我 不是我想消極 但這樣的一連串的遭遇 真的好疲累 每天看著天花板 不知道下一秒要如何是好 醫生開的解憂劑 卻解不開心裡的憂煩 好累</text:p>
          </table:table-cell>
          <table:table-cell office:value-type="string" calcext:value-type="string">
            <text:p>社會與家庭的壓力。</text:p>
          </table:table-cell>
          <table:table-cell table:number-columns-repeated="3"/>
        </table:table-row>
        <table:table-row table:style-name="ro1">
          <table:table-cell office:value-type="float" office:value="2012" calcext:value-type="float">
            <text:p>2012</text:p>
          </table:table-cell>
          <table:table-cell office:value-type="string" calcext:value-type="string">
            <text:p>Aug</text:p>
          </table:table-cell>
          <table:table-cell office:value-type="float" office:value="4" calcext:value-type="float">
            <text:p>4</text:p>
          </table:table-cell>
          <table:table-cell office:value-type="string" calcext:value-type="string">
            <text:p>05:18:07</text:p>
          </table:table-cell>
          <table:table-cell office:value-type="string" calcext:value-type="string">
            <text:p>Sat</text:p>
          </table:table-cell>
          <table:table-cell office:value-type="string" calcext:value-type="string">
            <text:p>melow (Yume)</text:p>
          </table:table-cell>
          <table:table-cell office:value-type="string" calcext:value-type="string">
            <text:p>[經驗] 畢業禮物</text:p>
          </table:table-cell>
          <table:table-cell office:value-type="string" calcext:value-type="string">
            <text:p>FALSE</text:p>
          </table:table-cell>
          <table:table-cell office:value-type="string" calcext:value-type="string">
            <text:p>其實想打這篇文很久了，但是一直 苦於找不到適合的時間。雖然夜很深了 ，但是由於我有點失眠，而且突然發現 周六早上沒有BBC news的廣播可以聽， 於是便決心來完成這篇分享。 將標題定成畢業禮物，其實是 句雙關語。我的憂鬱症是因高中畢業前 一連串事件所引發，然後我大學選擇了 主修心理系，最終我的所有病症也隨著 自心理系畢業而終結。 這篇文也許很像我的個人傳記，而 缺乏有系統而明白的分類，不過我覺得 這樣的方式或許更接近病症本身讓人摸 不著頭緒並且雜亂無章的本質。而最後 還是會歸納出一些重點僅供參考。 我從小就屬於那種很會念書的孩子 ，我也算是文筆很好的孩子，但是我很 安靜，不太會在口語上表達自己的想法 ，而且從小被教導凡事要替他人著想。 這幾點就是接下來的事引發的關鍵。 如果依據時間序來說，事情是這樣 子的：這種特質的我並非獨一無二，班 上有另外一位同學也是這樣，只是比較 會表達自己的需求(無論那是否有考慮到 別人的立場)。我們兩個同時被選進參與 某次縣級作文比賽，我得了第一名，而 她沒有得名，國中得過第一名的她自然 十分失望。隔天她請了半天假，導師走 進教室跟全班說：我在樓梯口遇到她 以前的國文老師，她媽媽也有打電話來 跟我說，她真的很難過，希望大家下午 盡量不要提到這件事，以免刺激到她。 我當時並沒有覺得很不舒服，而是確實 地履行。我的確沒有在班上分享我的喜悅 ，而是跑到隔壁班找國中同學默默地高興。 這件事就告一段落了。 我忘記我說過多少次我的第一志願是 什麼，可見非常多次。很巧地，我的同學 跟我又處在競爭的關係。那時候發生了很 多我現在怎麼也想不透的事。學校的美術 老師自願來指導我們術科，一開始是她瓶 頸比較大，但是後來變成我有瓶頸，不過 到那時候已經很接近考試日期了。這位老 師非常嚴格，那時候的確有被傷到，可是 這時候我並沒有跟別人分享這份難過，也 沒有請媽媽陪我去面試讓我比較安心。因 為我那時想的，是早點考上，減輕父母需 要照顧祖父母的負擔。那個時候祖母的身 體或許還有心靈都有點問題了，祖父是原 先就有腦中風。這些積壓的情緒在面試的 時候有了毀滅性的後果，總之就是因為緊 張，我就在考官一個平常的問題你遇過 什麼挫折？中情緒崩潰(因為美術老師 經常用這句話表我XD)。另一間學校，也就 是我們必須要競爭的，雖然我自認表現得不 錯，不過還是沒錄取，而我的同學錄取了。 中午我同學找我一起去看榜單，一邊很高興 一邊安慰我。然後我們導師進來教室做了一 件事他用粉筆在黑板上大大寫下某某某 考上某某系的字眼。那個時候我的心情很複 雜，我不確定這個動作到底哪裡冒犯到我， 但我覺得臉頰很燙，其實我那個時候也沒想 到跟作文比賽間的關連，對自己的情緒監控 得不夠清楚。 後來就是真正的混亂。因為我很緊張會 念不完，所以不分晝夜的念書，但缺乏睡眠 的自己情緒卻越來越糟。學校的老師依舊白 目地大肆恭賀我同學，我很想叫他別這麼做 ，可是想想我完全沒有立場去這樣要求(我說 過我那時候還不真正瞭解自己生氣的事情)。 然後關於我那同學如何考上的傳聞蔓延了開。 我大部分可以談心的朋友都已經考上或是去衝 刺班了。因為祖母也有恐慌併發憂鬱，加上 中風的爺爺，父母在照顧他們與工作間已經 疲於奔命。並沒有太多時間去慢慢引導我找 到情緒的根源，只是安慰我他們不在意成績 (可是我在意阿?)，或是在失去耐心的時候 指控我不要這麼禁不起挫折(又來了這個我 當時無法反駁的關鍵字)。以及，在壓力已經 很大的考試前夕，要接到祖母每隔十分鐘就打 來疲勞轟炸似的電話。最後，為什麼住了十年 一切安好的房子，會在那時電路完全短路呢？ 反正在一次模擬考考差後，我完全失去了 信心，開始了我正式成為憂鬱症病友的日子。 考試前的衝刺階段，我的腦子完全無法正常運 轉，很難睡著又總是想睡覺，我很想振作起來 準備考試，可是我心裡真的已經沒有任何力量 了。幸運的是，我父母有發現問題，這個時候 花了很多時間陪伴我，帶我去看醫生，至少把 我說服去考試(本來我打算就翹掉的)。 成績公布的時候，我自己也嚇了一大跳， 應該說雖然沒有到我的第一志願，但是三類裡 面醫、牙、台大藥以外都有了，所以我最後讀 了心理系(雖然家人一開始很反對)，展開漫長 自我療癒的過程(在那段時期後我並沒有繼續看 醫生，醫生在考試前評估我的狀況後說我不用 去了)。 大一的時候，雖然我每次考試前還是會想 到以前的事大哭，然後打電話給我媽訴說她以 前如何忽略我的需求(其實自己也沒有表達阿)。 有時候會換來一陣批評啦，大抵就是：很多人 都遇到很多挫折，他們也沒有生病阿你為什麼 要這樣自憐自艾，我們對妳已經夠好了阿。不 過在這個家人無法理解或是不願瞭解的時刻，我 認識了第一個男朋友。所有情緒都藏不過他的眼 睛呢，反正他就是會觀察到我在某些時刻心情會 不好，他就會來問說到底怎麼啦，而且還會追問 到底。他也是第一個對我耿耿於懷同學傳聞表示 高度同理的人。總之有他的陪伴，我順利達成雙 主修的目標。 大二的時候，因為辦活動的緣故，跟很多人 都有衝突。而且生氣之外，我好像又回到考大學 前那種頭腦很混亂、完全念不下書的狀態。暑假 的時候，我細細去想為什麼我放不下這件事。最 終我發現我會那麼生氣僅僅是因為不公平，然後 就連想到過去遭遇的不公平。最後我做了十分不 鼓勵別人做、但是做起來真的痛快的處理。我把 過去關於我同學的傳聞弄到班上同學都知道，我 同學當然很生氣地跑來找我，最後我也覺得真的 沒證據不該亂說話，於是也有跟她公開道歉。不 過在這當中，我們談到當年作文比賽的事，然後 就勾起我所有回憶了。於是我在一次不慎下又說 出她媽媽打電話給老師的事，結果她認為這完全 是我捏造的，而且不小心脫口而出你搶走我的 第一名，我也沒怨恨你，你為什麼要這樣傷害我 們，所以我們兩個就絕交了。 (但是，搞清楚，我不用搶的，第一名也不是 你的。) 大三的時候，因為實驗室生活不是很順利， 又勾起我高中那時候進度落後的感受，總之在幾 次反反覆覆的情緒波動後，我決定乾脆去跟心輔 中心約初談。其實跟心理師談話可以讓自己一些 看法多點彈性：很多事情當你願意換一個角度看 ，它就會有另一個意義。很多可惡的人當你願意 換一個角度想，你就會發現其可悲之處。舉例來 說，我在與心理師約診期間，有找我班導確認過 ，所有不公平確實是由同學媽媽一通電話造成的 。而跟她第一時間接觸過的國文老師也確實跑到 班導面前說了那些話，因為她感覺起來好像快要 自殺(我覺得是很奇怪的理由，她看起來快要自殺 ，應該是請輔導處去關切，不是跑來叫大家不準 提到這件事)。這種巧合讓人覺得這不是我同學自 己的主意都很難。其實我對這個人的分析是：極 其自戀，自認為自己什麼都是最優秀的。這反映 出潛在的自卑，因為自信並非由內而外形成，只 得建構在外在事物及成就表現。現實不合想像時 ，維持自己是第一的想像，出陰招藉此逃避現實 。這麼一想後，反而覺得那樣的人有那樣的可悲 ，無法肯定什麼獎牌都沒有的自己。然後，當我 告訴心理師這樣的看法後，心理師也終結了我們 的會面。 大四的時候，我媽媽也得了憂鬱症，她說她 現在可以瞭解我那個時候的辛苦。她有一次甚至 打電話來跟我說對不起，因為她生病的時候，別 人都會慢慢幫她想，她如果不是在意這件事，會 不會跟其他的事有關。但是她很自責她那個時候 太自以為是，太沒有耐性，以為所有的事情就是 跟成績有關。反正最後我也有得到家人的諒解。 現在的我，雖然有時候還是會很生氣，尤其 高中的老師我想這輩子不會原諒他，可是也不會 陷溺其中了。我找到自己另外想做的事，也能持 續付出努力以求達成目標。 然後我想整理幾個觀點： 一、不要勉強自己壓抑負面情緒。 有負面情緒的時候，就冷靜而溫和地跟別人 溝通：因為什麼原因，我覺得有點不愉快， 希望妳能體諒。如果不確定，就直接跟別人 說：我也不知道自己在難過什麼，可是我真 的很難過，請妳包容。 二、千萬不要盲目地凡事以別人的需求為優先。 體貼當然是個很好的特質，可是不是每個人 都值得我們付出。在不確定的時候，請依據 理性而非對方的眼淚攻勢做對的事。你會少 掉許多被陰的經驗。 三、你並不脆弱，你只是需要知道自己到底在乎什麼。 我們並非總是有時間、有空間去察覺情緒、 調整腳步、克服挫折、度過難關。所以所有 負面情緒找不到真正的出口。慢慢來，多往 前走幾步，等到類似的事情發生時，慢慢去 想這件事為什麼給你這麼大的傷害，是不是 在你的生命中曾經有過什麼不可承受之痛。 四、知道自己在乎什麼之後，你需要試著去放下。 是，人生有很多挫折，世界有很多爛人，你 可以原諒，你也可以狠狠打他一巴掌，但無 論如何，請放下過去，朝未來努力。這需要 時間，但請走下去。 五、活著的話，會有好事發生。 我可以理解那種睜眼只覺得世界一片黑暗、 終日以淚洗面的日子。也許你的家人不挺你 ，也許很多人暗地嘲笑你，可是只要你願意 繼續活著，你就會發現在將來你會認識很多 美好的人，願意理解你、照顧你、並且愛你。 六、疾病是讓你更堅強的契機。 這是我讀心理系的感想，也是為我自己一路 走來下的註解。 我觀察我許多師長及同學，發覺他們都是過 來人或是過來人的家屬，但他們都有很堅強 的表現。我的師長及一位同學患有ADHD，可 是他們並沒有因此當不成教授或是無法提前 考上研究所。事實上是，我的同學正是因為 天生晚上睡不著，乾脆拿來念書，才有如此 表現。憂鬱傾向偏高而曾意圖自__的，現在 已是長春藤名校的博士生。然後請記得，在 你情緒不穩定，覺得很痛苦時，照顧你的人 更加辛苦。另一位同學的姊姊在她高中的時 候也選擇離開了這個世界，他們整家人都讀 了心理相關科系(尤其她媽媽，退休了跟著考 指考)。總之，我想說的是，疾病雖然痛苦， 可是也會帶給你成長。如果妳連疾病這個眼 前的困難都排除不了，你又怎麼有足夠的信 心去相信沒有疾病時的你就擁有非比尋常的 意志力呢？有足夠的能力去應付生活的各種 挑戰呢？如果疾病會影響你的思想，請找個 方式(無論是請個好朋友不管你那時怎麼想 或是意志力)督促你、逼你在對的時間做對 的事。 我的分享到這邊，希望能給大家一點收穫。</text:p>
          </table:table-cell>
          <table:table-cell office:value-type="string" calcext:value-type="string">
            <text:p>以及，在壓力已經。</text:p>
          </table:table-cell>
          <table:table-cell table:number-columns-repeated="3"/>
        </table:table-row>
        <table:table-row table:style-name="ro1">
          <table:table-cell office:value-type="float" office:value="2012" calcext:value-type="float">
            <text:p>2012</text:p>
          </table:table-cell>
          <table:table-cell office:value-type="string" calcext:value-type="string">
            <text:p>Aug</text:p>
          </table:table-cell>
          <table:table-cell office:value-type="float" office:value="10" calcext:value-type="float">
            <text:p>10</text:p>
          </table:table-cell>
          <table:table-cell office:value-type="string" calcext:value-type="string">
            <text:p>14:57:26</text:p>
          </table:table-cell>
          <table:table-cell office:value-type="string" calcext:value-type="string">
            <text:p>Fri</text:p>
          </table:table-cell>
          <table:table-cell office:value-type="string" calcext:value-type="string">
            <text:p>szuming0603 (??)</text:p>
          </table:table-cell>
          <table:table-cell office:value-type="string" calcext:value-type="string">
            <text:p>[晴天] 陪女友做第一次產檢</text:p>
          </table:table-cell>
          <table:table-cell office:value-type="string" calcext:value-type="string">
            <text:p>FALSE</text:p>
          </table:table-cell>
          <table:table-cell office:value-type="string" calcext:value-type="string">
            <text:p>等了好多天終於等到 第一次產檢的日子 才五週還只是個小圓點 第一次看到兩人所擁有的小寶貝 這份感動 希望能夠帶給我前進的力量 快點踏出去找份工作... 從來沒有份工作好好做過 責任不一樣了 好多恐懼 壓力產生的動力 不知是否能達到自己的期望 先把菸給戒掉 至少現在我不會在女友面前抽菸了.... 至少... 看到了小寶貝之後 每天心情就會好一些了..... 有圖有真相：http//ppt.cc/pu0J 我常常對著這張照片傻笑...</text:p>
          </table:table-cell>
          <table:table-cell office:value-type="string" calcext:value-type="string">
            <text:p>壓力產生的動力。</text:p>
          </table:table-cell>
          <table:table-cell table:number-columns-repeated="3"/>
        </table:table-row>
        <table:table-row table:style-name="ro1">
          <table:table-cell office:value-type="float" office:value="2012" calcext:value-type="float">
            <text:p>2012</text:p>
          </table:table-cell>
          <table:table-cell office:value-type="string" calcext:value-type="string">
            <text:p>Sep</text:p>
          </table:table-cell>
          <table:table-cell office:value-type="float" office:value="2" calcext:value-type="float">
            <text:p>2</text:p>
          </table:table-cell>
          <table:table-cell office:value-type="string" calcext:value-type="string">
            <text:p>00:05:39</text:p>
          </table:table-cell>
          <table:table-cell office:value-type="string" calcext:value-type="string">
            <text:p>Sun</text:p>
          </table:table-cell>
          <table:table-cell office:value-type="string" calcext:value-type="string">
            <text:p>vschoolv (用牙籤搓你~)</text:p>
          </table:table-cell>
          <table:table-cell office:value-type="string" calcext:value-type="string">
            <text:p>[閒聊] <text:s/>過程</text:p>
          </table:table-cell>
          <table:table-cell office:value-type="string" calcext:value-type="string">
            <text:p>FALSE</text:p>
          </table:table-cell>
          <table:table-cell office:value-type="string" calcext:value-type="string">
            <text:p>去年的這個時候我生病了 不過這是在我之知道我生病的時間 也許在更早之前我就病了 經過一年左右的時間 經歷了不少痛苦的過程 我現在已經漸漸在減藥了 如果狀況順利的話 在3~4個月就可以完全拿掉了 當時被診斷是 輕度的憂鬱症 老實說我從來沒想過我會得這種病 因為我是個外向而且滿好動的人 而引發我憂鬱的導火線大概除了壓力還是壓力吧 而恰好當時考試又落榜 整個人就此陷入了憂鬱的迴圈 不過也還好早發現早治療 不然我想整個治療也不會那麼順利 我最嚴重的時候 是完全不想出門 也不敢出門 深怕出門後 在外面發作 當時只覺得只有在家裡才是安全的 整個過程我真的覺得家人的精神支持是我勇敢面對一切的最後防線 後來定時吃藥 慢慢的走出戶外 多找朋友出來談心 才漸漸好轉 就這樣一路過來 一年了 我想我就要離開這憂鬱的迴圈了 我的心得是 你越害怕作時麼事的時候 就越要勇敢去做 還有找到自己的精神支柱 再來多跟別人互動 還有按時吃藥 接下來就只是時間的問題 一定都可以克服的</text:p>
          </table:table-cell>
          <table:table-cell office:value-type="string" calcext:value-type="string">
            <text:p>而引發我憂鬱的導火線大概除了壓力還是壓力吧。</text:p>
          </table:table-cell>
          <table:table-cell table:number-columns-repeated="3"/>
        </table:table-row>
        <table:table-row table:style-name="ro1">
          <table:table-cell office:value-type="float" office:value="2012" calcext:value-type="float">
            <text:p>2012</text:p>
          </table:table-cell>
          <table:table-cell office:value-type="string" calcext:value-type="string">
            <text:p>Sep</text:p>
          </table:table-cell>
          <table:table-cell office:value-type="float" office:value="2" calcext:value-type="float">
            <text:p>2</text:p>
          </table:table-cell>
          <table:table-cell office:value-type="string" calcext:value-type="string">
            <text:p>20:23:25</text:p>
          </table:table-cell>
          <table:table-cell office:value-type="string" calcext:value-type="string">
            <text:p>Sun</text:p>
          </table:table-cell>
          <table:table-cell office:value-type="string" calcext:value-type="string">
            <text:p>emssiv (emssiv)</text:p>
          </table:table-cell>
          <table:table-cell office:value-type="string" calcext:value-type="string">
            <text:p>[問題] 男友的憂鬱症，我該怎麼做？</text:p>
          </table:table-cell>
          <table:table-cell office:value-type="string" calcext:value-type="string">
            <text:p>FALSE</text:p>
          </table:table-cell>
          <table:table-cell office:value-type="string" calcext:value-type="string">
            <text:p>思緒很亂，可能無法完整表達所要說的意思，請多包涵 我本身是個極度樂觀開朗的人，就連憂鬱症檢測表都拿到八分， 每天都開開心心的，就算遇到不開心的事情，也不會放在心上太久 而我的男友有憂鬱症，但我不知是否有伴隨著躁鬱症的可能性。 據他母親說， 以前的他是一個積極且有自信的人，好勝心強，也會打理好自己一切的人 直到他與前任女友分手，我不知這位女友究竟傷害他多深 加上他遠調北部工作，那段時間內不知發生了什麼讓他無法控制的事情 所以他生病了。 去年是他很嚴重的一年，他無法振作總是選擇逃避， 他控制不了自己，一直酗酒麻痺自己，酒精更令他脾氣更暴戾 每天每天都有不一樣的事情發生，病發時他控制不了情緒 會咆哮會抓狂搥牆壁，傷害自己 我們總是要心驚膽戰的迎接他闖的禍及製造的所有衝突 但當他酒醒或是清醒時，又會後悔他所做的每件事，然後告訴我們不會再發生 只是情況一直沒有獲得改善。 當時我無法瞭解這樣的病情非他們所願意，在一次又一次的原諒又再度失望中 我認為我承受不了這樣的另一半，因此在去年9月我選擇分手 內心很不捨，但當時用意很明確， 是想讓他好好思考，好好學會珍惜身邊人 分手的日子裡，我跟他的母親一直保持聯繫，關心他的任何狀態 那時的他異常的振作，每天勤奮努力的工作， 雖然還是無法戒掉酒精讓他可以暫時麻痺的快感 直到伴隨而來的是，他父親的離世， 那之後他瞬間改變了許多許多， 不再酗酒，眼神也清明，知道自己要做什麼，有目標有朝氣。 很快地，我們又復合從去年11月直到上個月，狀況都很好， 甚至我們也開始計畫結婚的事宜， 當然，也歸功於這期間他遇到一個很好的醫生，願意傾聽他聲音又有耐性的醫生 但好景不常，直到最近，他又發病了... 他無法面對工作給他的壓力，他選擇逃避甚至又開始喝酒 一心只想要辭掉一份高薪且福利很好的工作 他總是說我們不懂那壓力有多大，一堆事情接踵而來他無法面對 我們急了也生氣他為何如此不爭氣不努力 甚至怪罪他懦弱無法面對種種的事情...也教他該怎樣與壓力共存。 但看了很多文章發現，當這種情緒病發作時，跟他說再多勉勵的話都沒用 我開始瞭解這些病狀，我希望可以幫助他 但我不知道我可以做什麼？並且該怎麼做？ 他的母親總是一直很感謝我對他這樣不離不棄，但我內心的苦澀又有誰知？ 就算我這麼樂觀的人，還是有灰色的時候， 看到其他姊妹們的另一半有擔當、有能力也很貼心地讓女生很有安全感時， 不免也會自怨自艾，甚至羨慕起別人， 尤其想起我這段感情，自己也付出了這麼多，對他極度的包容及體貼， 我不知道繼續守候是否會有好結局？ 內心其實很痛，但並不想這樣放棄， 樂觀的我深信他是可以好的，積極的我也努力尋求幫助， 但我害怕他若這樣一蹶不振，我該怎麼辦？ 就像他剛剛跟我說，他很想只過完今天就好，不要有明天， 我很慌不知道該怎麼跟他說，只能不斷告訴他那是生病了會好的， 也問他覺得自己會不會好，他都是給我很肯定的答案， 電話這頭的我害怕他聽到我哽咽的聲音，只能努力喘大氣把淚往肚裡吞， 試圖用樂觀的話語勉勵他，也告訴他會陪伴他，只是還是讓他聽到我流淚的聲音， 他說不捨讓我這樣，說我是傻女孩... 我真的很害怕，也很無助... 不知道有沒有病友家屬有同樣情形，到底該怎麼去幫助他們呢？</text:p>
          </table:table-cell>
          <table:table-cell office:value-type="string" calcext:value-type="string">
            <text:p>他無法面對工作給他的壓力，他選擇逃避甚至又開始喝酒。他總是說我們不懂那壓力有多大，一堆事情接踵而來他無法面對。甚至怪罪他懦弱無法面對種種的事情...也教他該怎樣與壓力共存。</text:p>
          </table:table-cell>
          <table:table-cell table:number-columns-repeated="3"/>
        </table:table-row>
        <table:table-row table:style-name="ro1">
          <table:table-cell office:value-type="float" office:value="2012" calcext:value-type="float">
            <text:p>2012</text:p>
          </table:table-cell>
          <table:table-cell office:value-type="string" calcext:value-type="string">
            <text:p>Sep</text:p>
          </table:table-cell>
          <table:table-cell office:value-type="float" office:value="3" calcext:value-type="float">
            <text:p>3</text:p>
          </table:table-cell>
          <table:table-cell office:value-type="string" calcext:value-type="string">
            <text:p>12:14:44</text:p>
          </table:table-cell>
          <table:table-cell office:value-type="string" calcext:value-type="string">
            <text:p>Mon</text:p>
          </table:table-cell>
          <table:table-cell office:value-type="string" calcext:value-type="string">
            <text:p>joycelove (瑤兒。　　遙望某個人兒~)</text:p>
          </table:table-cell>
          <table:table-cell office:value-type="string" calcext:value-type="string">
            <text:p>[資訊] 臉書上發現我朋友想自殺，該怎麼辦？</text:p>
          </table:table-cell>
          <table:table-cell office:value-type="string" calcext:value-type="string">
            <text:p>FALSE</text:p>
          </table:table-cell>
          <table:table-cell office:value-type="string" calcext:value-type="string">
            <text:p>資料網址：http//www.ettoday.net/news/20120903/97356.htm ETtoday 名家 科技 2012年09月3日 1036 免費資源在臉書上發現我的朋友想自殺，我該怎麼辦？ 圖、文Pseric（免費資源網路社群） 臉書（Facebook）是目前全世界最多人使用的社群網站，在台灣也擁有相當龐大的使 用人口，我問了自己一個問題：若我的好友在網路上告訴大家他真的不想活了，看到後我 該如何救他或是幫助他呢？當遇到這類情形，我還真不知如何是好。於是我把問題丟 給了一位學習諮商輔導的好友，希望她能夠對此提供一些解決方法。 感謝她和幾位朋友集思廣益，把知道的通報和求助管道一一告訴我，我才知道 我也答應她要把這些重要資訊整理成一篇文章，希望能夠幫助遇到此問題的網友，也許我們沒辦法一一了解身邊每個朋友所遭遇到的困境或痛苦，但仍然是老話 一句：活著就有希望，沒有任何解決不了的問題，自殺並沒有辦法真正解決問題，反 而留下更多問題給身旁的親人朋友，不但消極而且不負責任，請尊重生命並愛惜它。 除了能找到最好的解決辦法，網站上亦 提供相當正確完整的自殺防治資訊。 各縣市諮詢與醫療機構資訊： http//www.tspc.doh.gov.tw/tspc/portal/links/links_list.jsp 家人好友的關心 想自殺或沒有生存意願的人多半是遇到極大的痛苦或悲傷，或是壓力無法獲得釋放，當 你發現網路上有好友透露想自殺的訊息時，最好方法就是即時伸出援手，以關心代替責 難。你可以拿起電話，或是趕快想辦法和他見面（當然安全也是很重要的），我相信面 對面的距離一定會比網路來的更近，或許就能夠暫時打消他自殺的念頭。 其他與自殺相關的求助管道 以下列出一些當遭遇自殺問題時可以尋求的機構： 最後，希望這篇永遠都不會用到，還有，請大家愛惜生命。 ETtoday新聞雲提醒，給自己機會： 以後可不能在FB上面要死要活了， 萬一被按了舉報，過不了多久你就等著幫警消開門(或被警消破門而入)囉...</text:p>
          </table:table-cell>
          <table:table-cell office:value-type="string" calcext:value-type="string">
            <text:p>想自殺或沒有生存意願的人多半是遇到極大的痛苦或悲傷，或是壓力無法獲得釋放，當。</text:p>
          </table:table-cell>
          <table:table-cell table:number-columns-repeated="3"/>
        </table:table-row>
        <table:table-row table:style-name="ro1">
          <table:table-cell office:value-type="float" office:value="2012" calcext:value-type="float">
            <text:p>2012</text:p>
          </table:table-cell>
          <table:table-cell office:value-type="string" calcext:value-type="string">
            <text:p>Sep</text:p>
          </table:table-cell>
          <table:table-cell office:value-type="float" office:value="5" calcext:value-type="float">
            <text:p>5</text:p>
          </table:table-cell>
          <table:table-cell office:value-type="string" calcext:value-type="string">
            <text:p>22:16:42</text:p>
          </table:table-cell>
          <table:table-cell office:value-type="string" calcext:value-type="string">
            <text:p>Wed</text:p>
          </table:table-cell>
          <table:table-cell office:value-type="string" calcext:value-type="string">
            <text:p>iyashi (以呀西)</text:p>
          </table:table-cell>
          <table:table-cell office:value-type="string" calcext:value-type="string">
            <text:p>[閒聊] 如果有工作就去嗎</text:p>
          </table:table-cell>
          <table:table-cell office:value-type="string" calcext:value-type="string">
            <text:p>FALSE</text:p>
          </table:table-cell>
          <table:table-cell office:value-type="string" calcext:value-type="string">
            <text:p>醫生和心理師都覺得我要去嘗試工作 結果得到一個可能會有點壓力的工作 而且手賤去GOOGLE主管 好像是不怎麼有耐心的人(網路消息不一定準) 可是不知道如果拒絕了還有沒有別的機會 或者是我該從簡單或部份工時的工作開始呢 煩惱 昨天的好轉只不過是假象</text:p>
          </table:table-cell>
          <table:table-cell office:value-type="string" calcext:value-type="string">
            <text:p>結果得到一個可能會有點壓力的工作。</text:p>
          </table:table-cell>
          <table:table-cell table:number-columns-repeated="3"/>
        </table:table-row>
        <table:table-row table:style-name="ro1">
          <table:table-cell office:value-type="float" office:value="2012" calcext:value-type="float">
            <text:p>2012</text:p>
          </table:table-cell>
          <table:table-cell office:value-type="string" calcext:value-type="string">
            <text:p>Sep</text:p>
          </table:table-cell>
          <table:table-cell office:value-type="float" office:value="7" calcext:value-type="float">
            <text:p>7</text:p>
          </table:table-cell>
          <table:table-cell office:value-type="string" calcext:value-type="string">
            <text:p>15:41:13</text:p>
          </table:table-cell>
          <table:table-cell office:value-type="string" calcext:value-type="string">
            <text:p>Fri</text:p>
          </table:table-cell>
          <table:table-cell office:value-type="string" calcext:value-type="string">
            <text:p>yingnunu (瀅妞妞)</text:p>
          </table:table-cell>
          <table:table-cell office:value-type="string" calcext:value-type="string">
            <text:p>[問題] 會願意告訴家人自己的病情嗎？</text:p>
          </table:table-cell>
          <table:table-cell office:value-type="string" calcext:value-type="string">
            <text:p>FALSE</text:p>
          </table:table-cell>
          <table:table-cell office:value-type="string" calcext:value-type="string">
            <text:p>其實我好需要好需要他們的關心和注意，但好久以前透露過在吃藥後就被質疑是有嚴重到要吃藥嗎？還有用嘲笑的口吻問我為何要看醫生 但是會憂鬱大部分也是家人給我的壓力，我更不想讓他們知道我的情況，可是卻又好希望他們能真正的看看我，這樣好矛盾噢~唉 所以想問問大家會讓家人或朋友知道你的狀況嗎？</text:p>
          </table:table-cell>
          <table:table-cell office:value-type="string" calcext:value-type="string">
            <text:p>但是會憂鬱大部分也是家人給我的壓力，我更不想讓他們知道我的情況，可是卻又好希望他們能真正的看看我，這樣好矛盾噢~唉。</text:p>
          </table:table-cell>
          <table:table-cell table:number-columns-repeated="3"/>
        </table:table-row>
        <table:table-row table:style-name="ro1">
          <table:table-cell office:value-type="float" office:value="2012" calcext:value-type="float">
            <text:p>2012</text:p>
          </table:table-cell>
          <table:table-cell office:value-type="string" calcext:value-type="string">
            <text:p>Sep</text:p>
          </table:table-cell>
          <table:table-cell office:value-type="float" office:value="23" calcext:value-type="float">
            <text:p>23</text:p>
          </table:table-cell>
          <table:table-cell office:value-type="string" calcext:value-type="string">
            <text:p>00:46:08</text:p>
          </table:table-cell>
          <table:table-cell office:value-type="string" calcext:value-type="string">
            <text:p>Sun</text:p>
          </table:table-cell>
          <table:table-cell office:value-type="string" calcext:value-type="string">
            <text:p>imayday148 (dreamer)</text:p>
          </table:table-cell>
          <table:table-cell office:value-type="string" calcext:value-type="string">
            <text:p>[問題] 我的朋友</text:p>
          </table:table-cell>
          <table:table-cell office:value-type="string" calcext:value-type="string">
            <text:p>FALSE</text:p>
          </table:table-cell>
          <table:table-cell office:value-type="string" calcext:value-type="string">
            <text:p>我的高中朋友，一個女生 她很用功讀書，下課還在講臺纏著老師的人，但偏偏遇到大考必敗 原本穩國立的大學，到最後剩私立尾端 放榜後，她不敢哭，是我鼓勵她用力的哭，她才潰決 我開始關心這個朋友，因為她說出太多太多負面且自卑的話 打工、念書疏於連絡，我們利用長假見面吃飯 她沒有好轉，笑容更少了，話更是越加負面 (ex 我不知道我活著要幹麻，但我又沒有勇氣死 大家都是開心快樂的，只有我一個人悲傷絕望 我沒有朋友，沒人要和我當朋友，我不想去學校....) 期末，我接到高中同學的電話，說她收到簡訊，這女生說她活著很痛苦，很想就這樣死去 電話打過去，已是語音信箱了 後來，我終於取得和她的連繫，碰面之後才知道她從高中就已經在服藥了 上大學之後，病情加重，因為考不好這件事情打擊很大，有一事無成且沒未來的感覺 她覺得吃藥只會更痛苦，更無法專心，她會陷入小圈圈，她明白不行這樣，可是做不到 她的家人長期對她說不好聽的話(我自己覺得)，導致她很大的壓力來源是家人 (ex 為什麼別人家女兒都好好的，我們家的就不正常 你考那麼爛，念書都白念的 你不去學校，你一直賴在家要當廢物嗎 你真的很丟家族的臉....) 我記得我聽過 很多憂鬱的症病患得不到家人的愛所以復原的很慢 我知道家人承受壓力也很大，所以我也不好就這部分多評論什麼 後來，我們一群朋友碰面，還一起去找高中老師，她好像回去以前我印象中的她 笑的很開心，我告訴她，有事就和我說，我只怕沒有妳的消息 我不太敢主動連絡，我怕造成她的壓力，只敢偶爾問她有沒有空，但她也不太會回 今天，我收到她的簡訊 xx我現在真的很痛苦，可我又沒那個勇氣去死，我不知道該怎麼辦 我和三個高中同學收到一樣內容的簡訊，我和她連絡上後，馬上去找她 她在暑假被父母送進類似精神病房的地方，裡面排行程讓他們有事做(手工藝、烹飪) 她很不喜歡，可是她媽媽說她也要被逼瘋了，所以她就進去了 她說裡面沒有自由，被強迫做她不喜歡的活動，她根本不想參與 (雖然她在家都把自己關在房間裡，什麼也不做，但那比較起來才是自由) 這個禮拜，她越來越焦慮，完全不能放鬆 她覺得身體有一根針，隨時都會刺進心臟死掉 她一直有檢查衣服的習慣，她總覺得會有藏針 (繡衣服的) 某天，她急著出門，沒有檢查，她認為針已經跑到她身體裡了 每天都擔心害怕她就這樣死掉，完全集中在針的問題上 今天，她去看醫生照胸腔x光，沒任何大礙，但她還是不能安心 她覺得它跑到別地方了，是x光照不到的地方 她更焦慮了，因為家人說如果連這樣她還是沒辦法相信的話，那他們就也沒辦法了 要再把她送進病房裡 她排斥，她想騙他們她相信了，可是她又做不到 她說她的世界充滿絕望，現在沒有人救的了她，她沒心思念書、沒力氣做自己的事 她一直問我怎麼辦 我很難過，更氣自己的無能為力 我相信這是真的，這些悲觀絕望就是她的全世界 我不想失去她，我該怎麼做才好 我還是忍不住哭了兩次，我很害怕 她說她爸爸小時候曾和她說過針會跑進身體裡，和血液一起流動 她有想像過被針扎是什麼感覺，她容易不舒服想吐</text:p>
          </table:table-cell>
          <table:table-cell office:value-type="string" calcext:value-type="string">
            <text:p>她的家人長期對她說不好聽的話(我自己覺得)，導致她很大的壓力來源是家人。我知道家人承受壓力也很大，所以我也不好就這部分多評論什麼。我不太敢主動連絡，我怕造成她的壓力，只敢偶爾問她有沒有空，但她也不太會回。</text:p>
          </table:table-cell>
          <table:table-cell table:number-columns-repeated="3"/>
        </table:table-row>
        <table:table-row table:style-name="ro1">
          <table:table-cell office:value-type="float" office:value="2012" calcext:value-type="float">
            <text:p>2012</text:p>
          </table:table-cell>
          <table:table-cell office:value-type="string" calcext:value-type="string">
            <text:p>Sep</text:p>
          </table:table-cell>
          <table:table-cell office:value-type="float" office:value="24" calcext:value-type="float">
            <text:p>24</text:p>
          </table:table-cell>
          <table:table-cell office:value-type="string" calcext:value-type="string">
            <text:p>04:31:51</text:p>
          </table:table-cell>
          <table:table-cell office:value-type="string" calcext:value-type="string">
            <text:p>Mon</text:p>
          </table:table-cell>
          <table:table-cell office:value-type="string" calcext:value-type="string">
            <text:p>Hyuui (修)</text:p>
          </table:table-cell>
          <table:table-cell office:value-type="string" calcext:value-type="string">
            <text:p>[經驗] 憂鬱症記事(1)</text:p>
          </table:table-cell>
          <table:table-cell office:value-type="string" calcext:value-type="string">
            <text:p>FALSE</text:p>
          </table:table-cell>
          <table:table-cell office:value-type="string" calcext:value-type="string">
            <text:p>這幾天精神狀況比較好一點，有力氣寫文章，我想回顧一下最近發生的事。 現在回想起來，我大概是在四月中就開始出現憂鬱症的症狀，只是那時並不覺得自己生病 ，以為只是讀書讀到有點疲累而已。我習慣晚睡晚起，那陣子卻常在凌晨醒來，並難以再 次入睡。幾天後，疲累感越來越重，並多了空虛感：這對我來說是很不尋常的事，因為我 總是滿懷狂熱地做事。那種空虛感是我從來沒有體會過的感受，彷彿世界上再也沒有任何 有趣的事、自己所做的所有事情完全沒有意義。我試著減少工作時間，稍微放鬆自己、和 朋友在網路上談談，但情況並沒有改善，反而迅速惡化到無法集中注意力進行閱讀和思考 ，以及劇烈的頭痛，這一切只不過是在一個星期內發生的過程。我感到深深的恐懼，懷疑 自己的腦部是否出了問題，而那是我唯一可能賴以維生的能力。終於，我的情緒崩潰，並 作出休學的決定，因為我不知道再待下去我會發生什麼事。 回到台灣的前幾天，我的病情已經嚴重到無法正常活動。混亂的想法充斥著我的大腦，讓 我的腦部急速空轉，帶給我巨大的痛苦。我只能整天躺在床上全身發抖、抱著頭發出低聲 的哀嚎。不知算是幸運還是不幸，我媽正好得了流行感冒，而我在十分虛弱的情況下受到 了傳染。感冒帶來生理上的痛苦，稍微轉移了我的注意力，而發高燒和頭昏的症狀，正好 讓我的腦部不再空轉，反而稍微減輕我精神上的痛苦。在服用克流感加上幾天的休養後， 我的燒退了，我急忙啟程前往新竹，找幾位朋友和老師聊聊。 我在新竹待了一個星期，與懷念的人們再度見面，使我很感動。我非常感謝朋友們的收留 和陪伴，但在與朋友們談話的過程中，我同時感到更加的悲傷，使我多次全身發抖地哭泣 我為什麼會變成這個樣子？我認識的自我消失了嗎？我長久以來追求的夢想錯了嗎？ 我的人格開始混亂，我覺得我不再認識自己，我無法確定我的價值觀是什麼。 後來，是柏翰注意到我哭鬧的樣子就像個小孩子一樣，他覺得我憂鬱的情況並不單純，懷 疑是一種叫做彼得潘症候群的心理疾病，並對我說：你讓我想起一個角色：彼得潘 ，如果你願意相信我不是來亂的話，你必須去尋求專業人士的幫助。我一向信任我的朋 友，因此返回台中後，我決定請我媽帶我去看精神科醫師或諮商心理師。 我媽詢問她在這方面專業的朋友，對方建議我找臨床心理師，於是我開始定期與心理師談 話。心理治療的模式基本上是由心理師聽我說話，起初我敘述了從四月以來的狀況，由於 已經和朋友們說過幾遍，在重述這段過程時，我還算平靜。接下來的幾次，我述說了我從 小到大的求學生涯、家庭關係和人際關係。顯然地，我的價值觀顯得與周遭格格不入，只 有在特定的環境中，對社會的不適應感才能減低，而在其它的環境中，我一直壓抑著他人 難以想像的恐懼感爆發出來後，連我自己都難以想像，而是直接親身體會。 我的病情又再度惡化，在夜晚不斷的發抖和哭泣，而白天則是大半處於淺眠的狀態，清醒 時則是被無意義和無價值的空虛感包圍，任何一件小事都可能使我流淚，我這陣子哭泣的 次數總和可說是僅次於嬰兒時期。大多時候，我的頭就像是被緊緊壓縮似的，而嚴重的時 候，則像是被錐子鑽進腦部的刺痛。與一般重鬱症患者不同的是，我並沒有自殺的念頭， 這與我的信念有關，我有許多事情還沒有完成，但我確實感受到對死亡的恐懼，和對活著 的恐懼。我的所有理性和意志力，在重鬱症由腦內發起的侵襲之下顯得不堪一擊，只能保 持基本求生的意志罷了。 與心理師的談話過程中，釐清我會有如此深的恐懼感，是因為我長久以來都無法適應學術 以外的世界。在一般的生活中，我喜歡觀察事物，卻對人們的許多言行舉止感到無法理解 ；我不擅長委婉的社交詞令，常在不自覺的情況下得罪他人；我在體能上的表現差勁，更 不喜歡戶外活動；最糟糕的是，我的興趣和價值觀似乎和常人格格不入，行事更總是我行 我素。幸運的是，這些特質也幫助我吸引到不少朋友，我由衷感謝這些朋友對我的包容， 但我早已知道自己不適合在複雜的社會上求生，只有在學術這個領域，我的狂熱帶給我能 力和自信我自覺並不是個天才，但是憑著超乎常人的狂熱，我有自信跟上天才的腳步 。 雖然我媽無法體會我的那種不適應感和恐懼感，但她對我說，其實我小時候被懷疑過是自 閉症，我會不會是潛在的自閉症患者呢？我馬上否定這個說法，理由是我的語言能力和智 能都是正常的，不可能是自閉症，並查閱相關資料給她看。在查閱的過程中，我們注意到 屬於泛自閉症的另一種模式：亞斯伯格症候群。我原本對於亞斯伯格症的印象是高功能的 自閉症，也就是沒有智能障礙的自閉症，後來我才知道亞斯伯格症和高功能自閉症的特徵 雖然有許多相像之處，但還是有些微妙的差異。而我，符合絕大部份的亞斯伯格症特徵， 只是一些負面的特徵並不嚴重、或者是被當成我個人的習慣，再加上並沒有嚴重到影響生 活的程度，因此一直沒有被大人們視為異常。難道我真的是亞斯伯格症患者嗎？ 我是個科學人，我必須搞清楚這是怎麼回事，以及這是否為我的精神壓力根源。我知道自 己是個特異獨行的人，但我認為那只是後天的學習經歷，造就了現在的我，縱使有好有壞 ，也是我的選擇，現在竟然說我的腦袋是先天接錯線，才有那些特質？另一方面，雖然與 心理師的談話幫助我釐清一些事情，但並沒有解決我的症狀，我想我還是需要精神科醫師 的幫助。所以，我和我媽踏入了精神科，尋求醫師的診斷，以及用藥的建議。 我做了一些測驗，以及我媽回憶並整理出我從小到大的許多事件紀錄，所有結果都指向一 個事實醫師對我媽說：這孩子很明顯是亞斯伯格症。既然他對於科學有強烈的 興趣，那麼待在學術界還是比較好的選擇，畢竟適應複雜的社會機制對他來說有先天上的 困難。我想這個結果對我媽的意義很大，但我更關心的是重鬱症的事。我不排斥服藥， 因為我知道這是我回歸前線的唯一希望，不過我必須搞清楚藥物的效用，所以我向醫師要 了藥物的說明書，回家研究藥物的運作機制和副作用，再下一次的看診，我向醫師報告了 我對於抗憂鬱劑、抗焦慮劑、安眠藥的研究心得和使用意願。醫師很尊重我的決定，我開 始服藥，並配合食物療法和休息，病情終於逐漸穩定下來。 然後，我開始思考關於亞斯伯格症診斷的事。 (待續)</text:p>
          </table:table-cell>
          <table:table-cell office:value-type="string" calcext:value-type="string">
            <text:p>我是個科學人，我必須搞清楚這是怎麼回事，以及這是否為我的精神壓力根源。</text:p>
          </table:table-cell>
          <table:table-cell table:number-columns-repeated="3"/>
        </table:table-row>
        <table:table-row table:style-name="ro1">
          <table:table-cell office:value-type="float" office:value="2012" calcext:value-type="float">
            <text:p>2012</text:p>
          </table:table-cell>
          <table:table-cell office:value-type="string" calcext:value-type="string">
            <text:p>Sep</text:p>
          </table:table-cell>
          <table:table-cell office:value-type="float" office:value="24" calcext:value-type="float">
            <text:p>24</text:p>
          </table:table-cell>
          <table:table-cell office:value-type="string" calcext:value-type="string">
            <text:p>04:32:43</text:p>
          </table:table-cell>
          <table:table-cell office:value-type="string" calcext:value-type="string">
            <text:p>Mon</text:p>
          </table:table-cell>
          <table:table-cell office:value-type="string" calcext:value-type="string">
            <text:p>Hyuui (修)</text:p>
          </table:table-cell>
          <table:table-cell office:value-type="string" calcext:value-type="string">
            <text:p>[經驗] 憂鬱症記事(2)</text:p>
          </table:table-cell>
          <table:table-cell office:value-type="string" calcext:value-type="string">
            <text:p>FALSE</text:p>
          </table:table-cell>
          <table:table-cell office:value-type="string" calcext:value-type="string">
            <text:p>寫完上一篇之後的幾天，頭又開始不舒服，渾身無力，提不起筆寫字、也不想說話，這是 我最近幾週大部分時候的狀況。或許是經歷過精神接近崩潰邊緣的恐懼，我最近總有個感 覺：我必須趁我保有清醒的心智時，把我的想法寫下來，否則就太遲了。 時間點回到確診之前，心理師同意我媽的懷疑，並支持我尋求有經驗的醫師診斷。如果確 定是亞斯伯格，那麼也比較好安排相關的適應課程，讓我接觸其它的亞斯伯格患者、試著 學習他們成功適應的經驗。我的確應該確定這件事，但我拒絕後續的提案。 我承認我是個強烈嫉俗、無法適應社會的人，但我並不憤世。相反地，我熱愛這個世界、 我渴望瞭解這個世界，因此我選擇了知識的道路。不管我是個正常人或是亞斯伯格患者， 我都已經完成了大學的學業，我非常喜歡學校這個環境，在這樣的環境中，我的熱情和能 力帶給我足夠的人際關係。儘管我曾被視為怪人或狂人，但在我的圈子中，那樣的稱呼未 嘗不是一種讚美；儘管我曾被說想法古怪或幼稚，但我才不要為了變成一般人口中的成 熟的大人而放棄我的信念。我就是我，我沒有錯，去他的成熟和妥協。 我的信念長久以來帶給我力量，但現在的我自信已消失無蹤，再也沒有心力去對抗在我面 前出現的阻礙。如果我失去熱情、無法再從事我有興趣的研究工作，我該怎麼辦呢？老實 說我幾乎無路可走。有些朋友很難相信這點，因為我在學校非常活躍，時常滔滔不絕地分 享科學知識(我因此交到許多朋友)，但他們可能誤會我是個全能型的人物，實際上，我的 思維能力和口才有很大的侷限性。而且在人際相處上，我發現邏輯太好常會招致他人的反 感，因為一般人似乎偏好以直覺和感情下判斷，我曾經因此和他人(包括朋友和家人)起過 衝突，我媽也為此承擔了不少壓力，這總是令我非常難過，我只是把我認為對的事情說出 來而已。 不管怎麼說，我必須回復到以前的狀態，才有能力繼續我想做的事。我感覺心理治療並不 是那麼的有效，如果再讓病情惡化下去，我甚至無法保證我的意志能堅持到哪一天，我想 我還是得尋求精神科醫師的協助。 我媽透過她在國防醫學院的人脈，找到了一位有兒心科經歷的精神科醫師學長，開業地點 離我家不遠，倒也方便。經過一些資料的比對，這位醫師最後告訴我媽，我很明顯的是亞 斯伯格患者。然而很幸運地，我的能力符合學業的要求，從小讀的也是管理嚴格的學校， 所以沒有受過什麼霸凌，成長過程比起一些較嚴重的自閉症學童，可以說是順遂許多。 我當時並不是很在意我是否為亞斯伯格患者的事，我只想解除我的症狀，因此我開始和醫 師討論使用藥物的事。由於我沒有自殘和自殺的傾向，而且已經在接受心理治療，這位醫 師的立場是如果心理治療有效，儘可能不用藥，畢竟抗憂鬱藥物對思考能力一定會有些副 作用。 既然我已經知道憂鬱症是一種精神疾病，雖然醫學界對於精神疾病的成因仍然未明，但幸 好我生活在抗憂鬱藥物已被開發出來的時代，因此抗憂鬱藥物是我的唯一希望。對我來說 ，對事物瞭解透徹才能消除我的恐懼感，所以我向醫師要了藥物的說明書，回家研究。接 下來的幾天，我趁著頭痛稍微減輕一點的時候，努力查詢藥典和網路上其它患者的使用心 得，以及研究血清素的作用機制。然後，我向醫師表明我的用藥意願。 我不得不感謝神經科學家們的努力，經過幾個星期的服藥，藥物的效力開始顯現，我已不 再動不動就哭泣，頭部的強烈刺痛感也逐漸緩和。雖然頭部的感覺仍然不太舒服、而且每 隔幾天還是會陷入嚴重的憂鬱狀態，但是比起前陣子動不動就大哭、痛苦到快要發瘋的那 時候算是好多了。 這時，我才有心力去思考關於亞斯伯格症診斷的事。我開始閱讀一些介紹亞斯伯格症的書 籍，並找到相關的紀錄片和電影，和我媽一起觀賞。我媽的感想是：原來在我的成長過程 中，我的語言發展、思考模式、還有一些特殊的小動作，其實都已經顯露出亞斯伯格症的 特徵，然而大人們對此卻一無所知。我想這並不是他們的錯，畢竟在我是幼兒的那個年代 ，可能連專業的兒心科醫師都只知道傳統的自閉症，卻沒聽過亞斯伯格症這個詞。 根據我媽的說法，我在幼時曾經被懷疑過是自閉症，因為我到兩歲還不會說話，想要的東 西都用指的。當時曾被帶去給語言治療師看，語言治療師則說觀察到四歲，如果還不會說 話，再來治療也不遲。幸好到了兩歲半，我終於開口說話，而且語言能力迅速地追上並超 過同年齡幼兒的發展。另一個奇怪的特徵是我並不用腳走路，而是跪著用膝蓋行走和跳躍 ，據說我到了快三歲才像正常幼兒那樣走路。 另外，有個特徵大概和亞斯伯格症沒什麼關係，也在此順帶一提：我的尾椎骨末端肌肉上 有個小溝槽，出生時也弄得大人們十分緊張。萬一是個開口，很容易造成細菌感染，後來 才確定是閉合的。不過我長大後聽過一種說法：人類的胚胎發育過程，經歷了類似兩生類 、爬蟲類、靈長類的演化，因此我猜可能是尾巴的退化痕跡。或許是因為我是個早產兒， 在未發育完成的情況下，保留了一些動物的特徵，比如我的耳朵、眉毛、鼻翼從小就會動 ，但我並沒有特別練習過該部分的肌肉。總之，我從出生開始，就顯示出一個怪胎的種種 跡象。 (待續) 2012/08/25補充： 我媽又想起一個特徵，就是在我尾椎溝槽的上方數公分處有一撮毛髮，大約在出生後兩週 左右才脫落。根據這些線索，應該是隱性脊柱分裂(Spina bifida occulta)，這是最輕微 的脊柱分裂，一般不會對日後的神經發育造成負面影響。第二個聯結的Figs. 19.2有示意 圖。 小小神經科學：胎兒脊柱分裂 http//www.dls.ym.edu.tw/neuroscience/spibi_c.html Lesson 19 Disability and Rehabilitation Part 1 WikiEducator http//wikieducator.org/Lesson_19_Disability_and_Rehabilitation_Part_1</text:p>
          </table:table-cell>
          <table:table-cell office:value-type="string" calcext:value-type="string">
            <text:p>衝突，我媽也為此承擔了不少壓力，這總是令我非常難過，我只是把我認為對的事情說出。</text:p>
          </table:table-cell>
          <table:table-cell table:number-columns-repeated="3"/>
        </table:table-row>
        <table:table-row table:style-name="ro1">
          <table:table-cell office:value-type="float" office:value="2012" calcext:value-type="float">
            <text:p>2012</text:p>
          </table:table-cell>
          <table:table-cell office:value-type="string" calcext:value-type="string">
            <text:p>Sep</text:p>
          </table:table-cell>
          <table:table-cell office:value-type="float" office:value="24" calcext:value-type="float">
            <text:p>24</text:p>
          </table:table-cell>
          <table:table-cell office:value-type="string" calcext:value-type="string">
            <text:p>04:33:57</text:p>
          </table:table-cell>
          <table:table-cell office:value-type="string" calcext:value-type="string">
            <text:p>Mon</text:p>
          </table:table-cell>
          <table:table-cell office:value-type="string" calcext:value-type="string">
            <text:p>Hyuui (修)</text:p>
          </table:table-cell>
          <table:table-cell office:value-type="string" calcext:value-type="string">
            <text:p>[經驗] 憂鬱症記事(3)</text:p>
          </table:table-cell>
          <table:table-cell office:value-type="string" calcext:value-type="string">
            <text:p>FALSE</text:p>
          </table:table-cell>
          <table:table-cell office:value-type="string" calcext:value-type="string">
            <text:p>我在某些方面或許很強大，但在其它許多方面卻是無比脆弱，一旦脫離象牙塔的保護，就 無法適應外面的世界，這就是我的精神壓力根源。而這座象牙塔，在受到外界的擠壓之下 ，也逐漸變得越來越畸形了。不過，在得到憂鬱症以前，我倒是一直相信自己能永遠在塔 內的迷宮探險，這真是一場刺激又美妙的遊戲，卻不得不暫時中止。在我休養的期間，迷 宮又擴展了多少呢？我來得及修復我的裝備嗎？我的速度跟得上嗎？明明擔心這些事情， 只會讓我的病情加重，我卻無法停下這樣的思考。 長久以來，我總是依靠大腦對抗許多不合理的事物，和實現我的狂熱理想，我以為先撐不 下去的應該會是我的肝，沒想到卻是我的腦內分泌先出了問題，而且我必須反過來對抗它 。這個肉體實在是很脆弱，連帶讓我的精神也變得不正常，真是太可笑了。 在我病發初期，哲綜對我說他從我這裡瞭解到科學是很有趣的事物，這是最令我感動的事 。靳捷則對我說：應該是心理狀態的問題，而不是能力的問題。因為心理狀態很糟糕， 所以武功整個被廢掉了。既然長不大就不要長大，休息一下吧。其他人有一天可能也 會長大，不過至少我們現在還是可以一起玩。SKY也分享了他一路走來的心得，他同樣 有著在學術社群以外不善與人相處的苦惱，他說：我自己是這樣想的：在學術這條路上 能走到多遠，只求不要留下遺憾，剩下的順其自然，還是有一些和外面的人溝通的方法的 。 另外還有柏翰、鵬絜、宅浚、士皓，他們各自和我聊了很多，希望能幫助我解開迷惘；熊 、QQ、H蔚、庭豪、阿標則是聽我訴說我的經歷和恐懼，讓我抒發不少情緒。觀察入微的 柏翰，第一個查覺到心理疾病的可能，並給出建議，使我下定決心尋求心理師和精神科醫 師的幫助，我才能很快地建立病識感，並配合治療使病情得到控制。我由衷地感謝我的朋 友們，但這是一場在我腦內發生的戰爭，接下來的事，即使我的朋友們想幫助我也沒辦法 插手。我必須撐過每一次發作時的痛苦，我必須尋找任何可能有用的方法，我必須不斷地 分析所有症狀，我必須自己為自己做心理治療，否則我的人生就再也沒有意義可言。 與心理師談話的確有一些幫助，主要是支持我去尋求亞斯伯格症的診斷方面，但我不認為 她懂得我的心境，就好像我也不懂得其他人的心境一樣，因此在服用藥物有好轉的跡象後 ，我便停止了每週與心理師的會面。這並不代表心理師的專業不足，或是缺乏同理心，事 實上，我才是先天缺乏同理心的人。只是我們這種geek的思考模式本來就比較怪異，要說 服我改變固有價值觀或生活方式，是非常困難的事。我無法適應社會的問題，只要我能治 好這個病，讓腦回復原本的狀態，就能繼續往學術之路前進，找到我的容身之地。老實說 我並沒有完全的把握，但與其依靠宗教的心靈支持，我選擇相信醫學在生理上給我的幫助 。切記：在心靈脆弱的時候尋求宗教信仰的幫助，是這個世界上最危險的事，那將會使人 付出思想自由的代價 在一般人眼中看起來，我的價值觀和生活方式當然不正常。我累積了許多精神壓力， 但扣除最近因為憂鬱症影響腦內分泌的因素，大致上我在自己的圈子裡過得還算快樂。要 求我選擇正常的價值觀和生活方式，強迫我像個正常人一樣接受主流的文化觀點、使 用正確的社交詞令、追求實用的外在價值，對我來說是很痛苦的事。為什麼要把外面世界 的價值觀套在每個人身上？我們這種異類，就像一群弱小的怪物，在自己的小天地裡活得 很快樂，卻無法與外界的人們溝通、也不被外界的人們理解，為什麼要逼我們走出象牙塔 呢？ 我當然知道這世界上仍然有許多單純善良的正常人，我的許多朋友就是這種人，然而有一 天他們終究會長大，變得更成熟、更社會化，最後變得無趣，這是我最不想看到的事情。 有多少人能抗拒社會化的力量，永遠保有單純玩樂的赤子之心呢？有多少人能抗拒金錢利 益的誘惑，永遠保有探索真理、追求技術的精神呢？我該如何親手建造出一座瘋子樂園呢 ？又有多少人能陪我一起繼續玩下去呢？ 把抽象的理論用一般人也能聽懂的方式解說，是很困難的事。隨著我學的東西越來越深入 ，越來越難以被直觀地理解，我該怎麼向我的朋友們和家人們分享我的喜悅呢？我該怎麼 解說，才能讓新手玩家們體會到物理和數學是多麼的有趣，引起他們的興趣、一起組隊探 險呢？就這點來說，我大概不是一個好的講解者。到最後，只有極少數的同行聽得懂自己 的話，甚至只有自己知道那些東西有趣在哪裡，其他人則逐漸對這些抽象難懂的理論感到 厭煩，所以越來越多人離開這個領域，不願意再讀下去。這條路，註定變得越來越孤獨。 幸好目前還是有些人能共享我的喜悅，但這能持續到什麼時候呢？ 我在理學院待的這幾年，時常聽到同學們在討論天才這件事，並且會和自信與自卑等 問題聯結在一起。天才們的確做出了許多偉大的科學貢獻，而我想告訴我的朋友們的是： 科學不是專屬於天才的事業，即使在理論物理和純粹數學這樣的抽象領域也是如此。可惜 我不知道要到哪一天，才能寫下這個證明，而在那之前，他們可能早已放棄如此美麗的事 物，應該說他們大半已經放棄了，這是多麼令人哀傷的事。 我為那些崇拜天才、畏懼天才，又苦於自己不是天才的人們感到可惜，我的朋友之中，或 許也有些這樣的人。他們一輩子活在天才的陰影之下，或者逃離到某個無法有效分辨天才 與凡人之間差異的領域，來得到解脫。但只要無法擺脫對人、對大師、對天才的崇拜，就 不可能在學習知識的旅程中得到真正的喜悅，他們終有一天會放棄學習、離開科學的道路 ，因為他們一開始就不真正屬於這裡。再過個五年、十年，當他們在社會上站定地位時， 我還能從他們眼中看到因為對某件事感到好奇而閃閃發亮的眼神嗎？ 我並不是一個勇敢的人，更不是一個天才。我只是個極其弱小的存在，純粹享受著與各式 各樣的強者們一起遊玩的樂趣；我只是比起那些明明有能力去追求自己的興趣，卻礙於社 會價值觀的束縛，連一步都沒有踏出的人稍微多了那麼一點玩心和狂氣而已。我學不會計 算成本與利益，也看不到一條清楚的道路，就這樣在數學和物理的平行道之間游走著。我 甚至無法確定自己是否走偏了，只好繼續探索著迷宮，進行著沒有止盡的遊戲。這就是我 的人生，因為我很難想像別的可能性。 至於那些還不知道自己的興趣和天賦是什麼的人們，他們已經花了多少時間和心力去尋找 呢？他們還要再過多久才找得到呢？願他們能夠堅持探索未知的事物。然而，他們永遠無 法知道，自己正在走的這條路，是否為最符合自己天賦的道路。 願他們成為真正的科學騎士。</text:p>
          </table:table-cell>
          <table:table-cell office:value-type="string" calcext:value-type="string">
            <text:p>無法適應外面的世界，這就是我的精神壓力根源。我累積了許多精神壓力，。</text:p>
          </table:table-cell>
          <table:table-cell table:number-columns-repeated="3"/>
        </table:table-row>
        <table:table-row table:style-name="ro1">
          <table:table-cell office:value-type="float" office:value="2012" calcext:value-type="float">
            <text:p>2012</text:p>
          </table:table-cell>
          <table:table-cell office:value-type="string" calcext:value-type="string">
            <text:p>Sep</text:p>
          </table:table-cell>
          <table:table-cell office:value-type="float" office:value="24" calcext:value-type="float">
            <text:p>24</text:p>
          </table:table-cell>
          <table:table-cell office:value-type="string" calcext:value-type="string">
            <text:p>04:34:34</text:p>
          </table:table-cell>
          <table:table-cell office:value-type="string" calcext:value-type="string">
            <text:p>Mon</text:p>
          </table:table-cell>
          <table:table-cell office:value-type="string" calcext:value-type="string">
            <text:p>Hyuui (修)</text:p>
          </table:table-cell>
          <table:table-cell office:value-type="string" calcext:value-type="string">
            <text:p>[經驗] 憂鬱症記事(3.5)</text:p>
          </table:table-cell>
          <table:table-cell office:value-type="string" calcext:value-type="string">
            <text:p>FALSE</text:p>
          </table:table-cell>
          <table:table-cell office:value-type="string" calcext:value-type="string">
            <text:p>從開始服用藥物，成功使病情稍微好轉、我和心理師雙方都同意心理治療告一段落後，我 有個想法：我何不成為自己的心理醫師？畢竟心理治療的過程中，主要也是讓患者自行訴 說感受。那麼將這些感受寫下來，或許是更好的作法。 不，應該說我非成為自己的心理醫師不可，因為沒有人可以插手我腦中的思考。自從發病 以來，我驚訝地發現我並不瞭解自己的負面情感和壓力，才造成嚴重的問題。而且我的情 感和行為竟然不受我的大腦控制，我無法容忍這樣的事情。 我是個科學研究者，必須透過分析和思考來解決問題，即使發生在自己身上的事也不例外 ，因此我開始寫關於我自己的文章，來回顧我的人生，藉此理解我自己。在無法從事複雜 工作的現況下，每天花點時間隨手寫些文章，是我少數能做的事，也或許會是有效的治療 方法。有些朋友看了文章後，私下給我的回應更是讓我感動，謝謝你們。 我的文筆算不上好，更無心力如文學作家般描繪抒情意境。我想我應該沒能力寫出那種風 花雪月的文青式文章的，就請各位朋友姑妄聽之，只希望別壞了大家的心情。</text:p>
          </table:table-cell>
          <table:table-cell office:value-type="string" calcext:value-type="string">
            <text:p>以來，我驚訝地發現我並不瞭解自己的負面情感和壓力，才造成嚴重的問題。</text:p>
          </table:table-cell>
          <table:table-cell table:number-columns-repeated="3"/>
        </table:table-row>
        <table:table-row table:style-name="ro1">
          <table:table-cell office:value-type="float" office:value="2012" calcext:value-type="float">
            <text:p>2012</text:p>
          </table:table-cell>
          <table:table-cell office:value-type="string" calcext:value-type="string">
            <text:p>Sep</text:p>
          </table:table-cell>
          <table:table-cell office:value-type="float" office:value="24" calcext:value-type="float">
            <text:p>24</text:p>
          </table:table-cell>
          <table:table-cell office:value-type="string" calcext:value-type="string">
            <text:p>16:53:02</text:p>
          </table:table-cell>
          <table:table-cell office:value-type="string" calcext:value-type="string">
            <text:p>Mon</text:p>
          </table:table-cell>
          <table:table-cell office:value-type="string" calcext:value-type="string">
            <text:p>Hyuui (修)</text:p>
          </table:table-cell>
          <table:table-cell office:value-type="string" calcext:value-type="string">
            <text:p>[經驗] 關於個人的用藥經驗</text:p>
          </table:table-cell>
          <table:table-cell office:value-type="string" calcext:value-type="string">
            <text:p>FALSE</text:p>
          </table:table-cell>
          <table:table-cell office:value-type="string" calcext:value-type="string">
            <text:p>一開始因為嚴重到被懷疑是精神分裂，因此選擇找臨床心理師做評估。後來花了一些時間 ，終於排除精神分裂的可能，與心理師談話的重點便轉型為諮商式的心理治療。我與心理 師每週一次的談話大約持續了兩個多月，我感覺有宣洩一些從小到大的壓力和感受，但是 我的頭痛、情緒不穩定、恐懼感、絕望感卻沒有得到真正的舒緩。我是個非常固執的人， 要使用語言改變我的固有觀念，並不是件容易的事。另一方面，我覺得這些病症在生理上 造成嚴重的影響，我必須從生理上的層面先控制住它，因此我決定用藥，這是我自主的決 定。 我直接與精神科醫師表示我考慮用藥，但是我希望先瞭解藥物的效用和副作用，畢竟這是 和我的腦部相關的藥物，我必須非常謹慎。而且我是個很膽小的人，我必須對事物瞭解透 徹才能消除我的恐懼感。因此第一次看診時，我只和醫師討論，最後拿了藥物的說明書回 家研究。我家有現成的藥典，還有我從網路上查詢一些病友用藥的經驗。 我的症狀主要是憂鬱，且併發焦慮和恐慌、以及睡眠障礙，我考慮使用的藥物有抗憂鬱劑 、抗焦慮劑和安眠藥。 我知道失眠雖然會影響生活品質，但不可能致死，反正我現在完全不能做事，白天淺眠的 時數夠長，還是可以有足夠的休息。而且安眠藥有成癮的可能，如果我依賴安眠藥來解決 我的睡眠問題，而這個問題原本就是我可以忍受的，那麼我認為這不是一個好的選擇。因 此我首先排除使用安眠藥。 接下來是急效性的抗焦慮劑，效力越強的藥物，副作用就越大，而且也有依賴性的問題。 我很慎重的考慮抗焦慮劑，因為它應該能減輕發作時的痛苦。然而，考慮到它的副作用， 再加上我已經撐過嚴重到快要發瘋的時期，又沒有自殘或自殺的傾向。我認為靠我的意志 力勉強可以再試著撐下去，所以最後我決定不使用抗焦慮劑，但我保留這個選項，做為最 後的手段。 最後，我選擇使用的是抗憂鬱劑，屬於SSRI類的Citalopram。醫師告訴我，抗憂鬱劑的作 用比較緩慢，必須持續服用二到四個星期才會出現效果，要我有耐心。後來實際的情況是 大約三星期多一點的時候，我感到效力慢慢出現，已經不會整天都在哭、或是有嚴重的焦 慮和恐慌了，因此當初決定不使用抗焦慮劑看來是正確的。然後持續吃了一個月，卻感覺 病情的改善停頓下來。我和醫師討論時，詢問是否需要換藥、或是同時服用SNRI類的藥物 ，醫師則建議原本的藥如果確定有療效，副作用又不嚴重，那麼同一種藥加倍藥量的作法 比較好。我同意這個作法，過了兩週，感覺又變得更好一些，可以感覺到有逐漸回復正常 的希望了。 Citaolopram的副作用已經算是很少了，而且我都可以忍受，像是手腳出汗、拉肚子、口 乾這些都是小問題。服藥初期有段期間有睡眠時間混亂的情況，在兩週之後就穩定了。服 用到現在將近四個月，已經可以從事簡單的休閒活動。雖然我有時仍然會感到焦急，我希 望早點回復我的研究工作，但還有一段距離，我只能耐心等待。偶爾寫寫文章舒發感受， 也算是幫助自己的治療。 關於藥物，我是這樣想的：不要害怕吃藥，尤其是由腦內分泌失常、而不是因為突如其來 的重大事件(例如：喪親、失戀)導致的憂鬱症，絕對需要吃藥控制病情。因為害怕而堅持 不吃藥，只會讓自己的腦部受損得更加嚴重，甚至走到完全無法回復的地步。如果感到害 怕，就得去瞭解它，以理性消除不必要的恐懼。紀錄自己的狀況，在回診時和醫師討論也 是很好的作法。患者尊重醫師的專業判斷、醫師尊重患者的用藥意願，才是理想的就診模 式。 補充： 除了用藥以外，配合適當的食物也可以讓藥物的效果更好。比如SSRI類的藥物是阻止血清 素的回收，那麼配合增加血清素分泌的蛋白質食物(肉、蛋、奶、豆)是個好作法。因為我 本來就喜歡吃肉，雞蛋和牛奶、豆漿也都是我喜歡的食物，因此不成問題。頂多是又發胖 了點而已，但相較之下根本不算什麼。 另外，我媽找出一套芳香精油和霧化的機器，放在我的房間裡，也有一點鎮靜心情的作用 。運動也可以增加腦內啡的分泌，不過我這個人實在很討厭運動，運動常帶給我痛苦，所 以沒辦法分享這方面的經驗。原來就有運動習慣的人，我想盡量維持運動總是很好的事。</text:p>
          </table:table-cell>
          <table:table-cell office:value-type="string" calcext:value-type="string">
            <text:p>師每週一次的談話大約持續了兩個多月，我感覺有宣洩一些從小到大的壓力和感受，但是。</text:p>
          </table:table-cell>
          <table:table-cell table:number-columns-repeated="3"/>
        </table:table-row>
        <table:table-row table:style-name="ro1">
          <table:table-cell office:value-type="float" office:value="2012" calcext:value-type="float">
            <text:p>2012</text:p>
          </table:table-cell>
          <table:table-cell office:value-type="string" calcext:value-type="string">
            <text:p>Sep</text:p>
          </table:table-cell>
          <table:table-cell office:value-type="float" office:value="26" calcext:value-type="float">
            <text:p>26</text:p>
          </table:table-cell>
          <table:table-cell office:value-type="string" calcext:value-type="string">
            <text:p>19:41:47</text:p>
          </table:table-cell>
          <table:table-cell office:value-type="string" calcext:value-type="string">
            <text:p>Wed</text:p>
          </table:table-cell>
          <table:table-cell office:value-type="string" calcext:value-type="string">
            <text:p>SayJoke (Sydney)</text:p>
          </table:table-cell>
          <table:table-cell office:value-type="string" calcext:value-type="string">
            <text:p>[閒聊] 經驗分享</text:p>
          </table:table-cell>
          <table:table-cell office:value-type="string" calcext:value-type="string">
            <text:p>FALSE</text:p>
          </table:table-cell>
          <table:table-cell office:value-type="string" calcext:value-type="string">
            <text:p>我今年十九歲，在我國高中階段是憂鬱症發作得最厲害的時期，我很了解那種自卑.害怕. 好像全世界都和我有很大的隔閡的感受~ 其實我最主要是罹患恐慌症伴隨輕微憂鬱症，不管是排隊還是搭交通工具甚至下樓倒個垃 圾，對我而言都是很大很大的挑戰，那段時期幸好遇到一個班導師非常體諒我且處處為我 想，所以其實有些科目是交報告就可以過關(當然我寫的不草率不然也太白目)。 我很謝謝這位老師對我的所有幫助，甚至是我的貴人也不為過。 可是真正要謝謝的是大學遇到的貴人。 基本上我覺得我自己一直到大學外宿才真正是長大了，而且其實我很衰遇到一個爛室友， 她長我們兩歲，據說是以前念的科系沒興趣所以才轉學的，BTW不管人家是有何因素，我要 說的是這個人已經在社會上有過經驗了解人情冷暖(只是有偏差)，他非常的自私，半夜不 睡覺就算了還會各各各像雞一樣的說話，而且小動作不斷非常幼稚不懂事，大概是想要用 做作和道人是非來掩飾自己的自卑感吧 其實他是怎麼樣的人我是到很後面才知道的，當初一開始只覺得應付此人非常有壓力，加 上很不適應新生活新課業(我是念設計的所以常常要發表)，我當時還很嫩所以搞砸了我們 寢室的關係，最後我搬到另外一間房間(幸好另外兩位室友很NICE還幫忙&gt; &lt;)，也漸漸的 才了解到這個社會有很多這樣的人，慢慢學習待人處事，學會虛假學會逢場作戲，逐漸有 了自己的生存之道。 我想說的是我覺得很多朋友真的可以嘗試走出舒適圈，一邊配合專業醫生跟心理師的治療 (關於心理師我換過好幾個，其實我覺得最重要的是你認為MATCH)。如果有家人一路上陪 伴那就更幸運了 走出舒適圈一定會有很多挫折的，當然你想發洩大哭或是自殘但不危害到生命我覺得都是 一種宣洩的出口(請珍惜生命)，可是唯一的條件就是要堅 持 到 底。 堅持一直是我們所欠缺的特質，可是越坎坷的路收穫越多越意想不到，人生還有很多好玩 有趣有意思的東西 如果不行就想想有一句話天將降大任於斯人也，必先苦其心志勞其筋骨餓其體膚空乏其 身......(國文不好麻煩有興趣就估狗一下完整版) 所謂的大任有很多種定義，你可以定義在你的人生當中，祝福你們~~))</text:p>
          </table:table-cell>
          <table:table-cell office:value-type="string" calcext:value-type="string">
            <text:p>其實他是怎麼樣的人我是到很後面才知道的，當初一開始只覺得應付此人非常有壓力，加。</text:p>
          </table:table-cell>
          <table:table-cell table:number-columns-repeated="3"/>
        </table:table-row>
        <table:table-row table:style-name="ro1">
          <table:table-cell office:value-type="float" office:value="2012" calcext:value-type="float">
            <text:p>2012</text:p>
          </table:table-cell>
          <table:table-cell office:value-type="string" calcext:value-type="string">
            <text:p>Oct</text:p>
          </table:table-cell>
          <table:table-cell office:value-type="float" office:value="7" calcext:value-type="float">
            <text:p>7</text:p>
          </table:table-cell>
          <table:table-cell office:value-type="string" calcext:value-type="string">
            <text:p>22:39:12</text:p>
          </table:table-cell>
          <table:table-cell office:value-type="string" calcext:value-type="string">
            <text:p>Sun</text:p>
          </table:table-cell>
          <table:table-cell office:value-type="string" calcext:value-type="string">
            <text:p>Pachelbels (貝兒)</text:p>
          </table:table-cell>
          <table:table-cell office:value-type="string" calcext:value-type="string">
            <text:p>[晴天] 看著親愛的人發病</text:p>
          </table:table-cell>
          <table:table-cell office:value-type="string" calcext:value-type="string">
            <text:p>FALSE</text:p>
          </table:table-cell>
          <table:table-cell office:value-type="string" calcext:value-type="string">
            <text:p>這世界好多的人吃人 不當狼就被羊吃? 親愛的人發病了 身邊的人壓力好大 他說著不想被困在那個地方工作一輩子 我卻不夠積極努力地在挽救我的工作 只要可以讓大家高興 我都可以做的</text:p>
          </table:table-cell>
          <table:table-cell office:value-type="string" calcext:value-type="string">
            <text:p>身邊的人壓力好大。</text:p>
          </table:table-cell>
          <table:table-cell table:number-columns-repeated="3"/>
        </table:table-row>
        <table:table-row table:style-name="ro1">
          <table:table-cell office:value-type="float" office:value="2012" calcext:value-type="float">
            <text:p>2012</text:p>
          </table:table-cell>
          <table:table-cell office:value-type="string" calcext:value-type="string">
            <text:p>Oct</text:p>
          </table:table-cell>
          <table:table-cell office:value-type="float" office:value="10" calcext:value-type="float">
            <text:p>10</text:p>
          </table:table-cell>
          <table:table-cell office:value-type="string" calcext:value-type="string">
            <text:p>12:58:06</text:p>
          </table:table-cell>
          <table:table-cell office:value-type="string" calcext:value-type="string">
            <text:p>Wed</text:p>
          </table:table-cell>
          <table:table-cell office:value-type="string" calcext:value-type="string">
            <text:p>piga (批嘎)</text:p>
          </table:table-cell>
          <table:table-cell office:value-type="string" calcext:value-type="string">
            <text:p>[晴天] 人生的目標</text:p>
          </table:table-cell>
          <table:table-cell office:value-type="string" calcext:value-type="string">
            <text:p>FALSE</text:p>
          </table:table-cell>
          <table:table-cell office:value-type="string" calcext:value-type="string">
            <text:p>最近有幸可以做到服務身障者的工作 記得剛出社會時 我因為工作壓力太大導致嚴重的憂鬱症 辭掉工作以後在家裡休息了2年都不敢出門 還好我的家人很支持我 讓我慢慢走了出來 後來出去工作換了5份工作 每份只做3個月有的甚至2天就受不了離職了 現在有機會接觸到服務身障的工作時 我終於有了人生的目標 現在我計畫先念社工員學分班 等拿到學位之後再繼續考社工師 希望大家也一起努力~~~</text:p>
          </table:table-cell>
          <table:table-cell office:value-type="string" calcext:value-type="string">
            <text:p>我因為工作壓力太大導致嚴重的憂鬱症。</text:p>
          </table:table-cell>
          <table:table-cell table:number-columns-repeated="3"/>
        </table:table-row>
        <table:table-row table:style-name="ro1">
          <table:table-cell office:value-type="float" office:value="2012" calcext:value-type="float">
            <text:p>2012</text:p>
          </table:table-cell>
          <table:table-cell office:value-type="string" calcext:value-type="string">
            <text:p>Oct</text:p>
          </table:table-cell>
          <table:table-cell office:value-type="float" office:value="13" calcext:value-type="float">
            <text:p>13</text:p>
          </table:table-cell>
          <table:table-cell office:value-type="string" calcext:value-type="string">
            <text:p>17:39:40</text:p>
          </table:table-cell>
          <table:table-cell office:value-type="string" calcext:value-type="string">
            <text:p>Sat</text:p>
          </table:table-cell>
          <table:table-cell office:value-type="string" calcext:value-type="string">
            <text:p>Taxonomy (ymonoxaT)</text:p>
          </table:table-cell>
          <table:table-cell office:value-type="string" calcext:value-type="string">
            <text:p>[問題] 樂活優 致使憂鬱加重？</text:p>
          </table:table-cell>
          <table:table-cell office:value-type="string" calcext:value-type="string">
            <text:p>FALSE</text:p>
          </table:table-cell>
          <table:table-cell office:value-type="string" calcext:value-type="string">
            <text:p>不知有沒有人有這樣的經驗 前幾天醫生把我的藥物從千憂解換成樂活優 因為我持續服用千憂解卻沒有好轉 但是從服用樂活優開始 它的副作用對我的影響好大好恐怖 我持續的昏睡，感覺輕飄飄的，但是又一直搖晃 大腦中感覺被藥物佔領 有一大塊部分無法思考 最開始蠻舒服的 但是漸漸地就發現我無法控制自己 感覺自己在別人眼中像是毒癮患者 我現在也還有一點茫然 讓我好害怕好害怕 且不久前有一股自殺衝動 幸好家人正好打電話過來 我現在壓力好大 好猶豫要不要繼續服藥 因為我才剛換藥 目前等不到再去找醫生看 內容有點凌亂，不好意思</text:p>
          </table:table-cell>
          <table:table-cell office:value-type="string" calcext:value-type="string">
            <text:p>我現在壓力好大。</text:p>
          </table:table-cell>
          <table:table-cell table:number-columns-repeated="3"/>
        </table:table-row>
        <table:table-row table:style-name="ro1">
          <table:table-cell office:value-type="float" office:value="2012" calcext:value-type="float">
            <text:p>2012</text:p>
          </table:table-cell>
          <table:table-cell office:value-type="string" calcext:value-type="string">
            <text:p>Oct</text:p>
          </table:table-cell>
          <table:table-cell office:value-type="float" office:value="17" calcext:value-type="float">
            <text:p>17</text:p>
          </table:table-cell>
          <table:table-cell office:value-type="string" calcext:value-type="string">
            <text:p>23:54:53</text:p>
          </table:table-cell>
          <table:table-cell office:value-type="string" calcext:value-type="string">
            <text:p>Wed</text:p>
          </table:table-cell>
          <table:table-cell office:value-type="string" calcext:value-type="string">
            <text:p>person427 (小p)</text:p>
          </table:table-cell>
          <table:table-cell office:value-type="string" calcext:value-type="string">
            <text:p>[問題] 有關憂鬱症看醫生的問題</text:p>
          </table:table-cell>
          <table:table-cell office:value-type="string" calcext:value-type="string">
            <text:p>FALSE</text:p>
          </table:table-cell>
          <table:table-cell office:value-type="string" calcext:value-type="string">
            <text:p>大家好，小弟第一次來貴板尋求協助指教，若有不對的地方，請隨時指正，謝謝~ 請問有關治療憂鬱症，目前的台灣是不是沒有真正的心理醫師，只有心理諮商師和精神科 醫師？ 我這邊住在台中市，想看憂鬱症，是否有人能推薦我不錯的醫生和心理諮商師呢？感激不 盡 為什麼過去看過的醫生，都不像很多外國電影那樣，在一個光線柔和的房間，讓病患躺在 一張舒適的床或沙發椅，然後醫生問問題，或讓病患毫無壓力的以類似聊天的方式傾吐內 心的煩惱壓力？反倒在台灣都只讓病患坐在一張小椅子上和醫生隔桌子面對面交談？ 如果是在大醫院看精神科醫生，通常醫生旁邊還會坐好幾位實習醫生在旁邊看，這樣子不 是會讓病患產生更大心理壓力，而不敢在那麼多人面前講自己內心的尷尬煩惱？ 有一些過去發生在我身上的事情，由於事情真的很誇張，總之就是被一堆閒閒沒事幹的低 級無聊爛學生惡搞。如果將作弄過程說給一般人聽，對方不但不容易聽懂，甚至還會誤解 不相信而當我是瘋子，卻又偏偏真的很不幸的發生在我身上。我擔心如果說給醫生聽，醫 生可能會誤判我有什麼妄想症，幻覺症而開錯藥給我，導致憂鬱病情加重甚至併發什麼病 出來，請問我該怎麼辦？</text:p>
          </table:table-cell>
          <table:table-cell office:value-type="string" calcext:value-type="string">
            <text:p>一張舒適的床或沙發椅，然後醫生問問題，或讓病患毫無壓力的以類似聊天的方式傾吐內。心的煩惱壓力？反倒在台灣都只讓病患坐在一張小椅子上和醫生隔桌子面對面交談？。是會讓病患產生更大心理壓力，而不敢在那麼多人面前講自己內心的尷尬煩惱？。</text:p>
          </table:table-cell>
          <table:table-cell table:number-columns-repeated="3"/>
        </table:table-row>
        <table:table-row table:style-name="ro1">
          <table:table-cell office:value-type="float" office:value="2012" calcext:value-type="float">
            <text:p>2012</text:p>
          </table:table-cell>
          <table:table-cell office:value-type="string" calcext:value-type="string">
            <text:p>Oct</text:p>
          </table:table-cell>
          <table:table-cell office:value-type="float" office:value="27" calcext:value-type="float">
            <text:p>27</text:p>
          </table:table-cell>
          <table:table-cell office:value-type="string" calcext:value-type="string">
            <text:p>00:10:34</text:p>
          </table:table-cell>
          <table:table-cell office:value-type="string" calcext:value-type="string">
            <text:p>Sat</text:p>
          </table:table-cell>
          <table:table-cell office:value-type="string" calcext:value-type="string">
            <text:p>neco0224 (妮妮)</text:p>
          </table:table-cell>
          <table:table-cell office:value-type="string" calcext:value-type="string">
            <text:p>[晴天] 有想法了</text:p>
          </table:table-cell>
          <table:table-cell office:value-type="string" calcext:value-type="string">
            <text:p>FALSE</text:p>
          </table:table-cell>
          <table:table-cell office:value-type="string" calcext:value-type="string">
            <text:p>對於專題要做的遊戲，有靈感了~ 老師也給予肯定 還是畫畫對我最有療癒作用 也只有在這方面，對自己有信心 有時候會覺得很危險，自己其實是一直依附著他人的肯定與掌聲活著。 那種感覺就像是，依賴外界的養分活著，哪一天養分沒了，就會枯萎(依我的個性 爆裂比較有可能......) 可是，有些預定應做的項目，還是會拖著...... 有時候到了上課時間前常常身體不舒服，身體產生強大的阻力讓我想把自己鎖在房 間裡，不想出去面對外界的世界，身體是真的不舒服還是心理作用產生的不舒服我 也分不清楚。 我的理性一直在跟另一個聲音拔河。 不知道自己為什麼會這樣，所幸現在的狀況並不是太差，我還可以控制心理的那個 魔鬼，努力去畫畫圖看看書，把一些奇怪的聲音抵擋在外。 不知道有沒有人有一樣的感覺...有時候會很害怕自己心裡的那個魔鬼 現在的生活還算正常，身邊的壓力源也暫時解除，大致心情也是平靜的，可是夜半 時分，偶爾會有很強大的自殺意念驅使著我，讓我想著無數種死亡的可能，心裡會 真的很想去死，過兩天可能又恢復正常。 真的覺得很匪夷所思......。</text:p>
          </table:table-cell>
          <table:table-cell office:value-type="string" calcext:value-type="string">
            <text:p>現在的生活還算正常，身邊的壓力源也暫時解除，大致心情也是平靜的，可是夜半。</text:p>
          </table:table-cell>
          <table:table-cell table:number-columns-repeated="3"/>
        </table:table-row>
        <table:table-row table:style-name="ro1">
          <table:table-cell office:value-type="float" office:value="2012" calcext:value-type="float">
            <text:p>2012</text:p>
          </table:table-cell>
          <table:table-cell office:value-type="string" calcext:value-type="string">
            <text:p>Oct</text:p>
          </table:table-cell>
          <table:table-cell office:value-type="float" office:value="27" calcext:value-type="float">
            <text:p>27</text:p>
          </table:table-cell>
          <table:table-cell office:value-type="string" calcext:value-type="string">
            <text:p>17:12:00</text:p>
          </table:table-cell>
          <table:table-cell office:value-type="string" calcext:value-type="string">
            <text:p>Sat</text:p>
          </table:table-cell>
          <table:table-cell office:value-type="string" calcext:value-type="string">
            <text:p>s04102003 (Zoe)</text:p>
          </table:table-cell>
          <table:table-cell office:value-type="string" calcext:value-type="string">
            <text:p>[問題] 輕鬱症該不該用藥？</text:p>
          </table:table-cell>
          <table:table-cell office:value-type="string" calcext:value-type="string">
            <text:p>FALSE</text:p>
          </table:table-cell>
          <table:table-cell office:value-type="string" calcext:value-type="string">
            <text:p>昨天和另一半去看了醫生，因為他覺得我最近太過低潮 兩年前也曾在家人陪同下看過醫生 但因為母親有點反對用藥再加上後來決定休學考轉學考而沒吃藥 其實自己也感覺準備考試期間有斷斷續續的發病 但因不太嚴重加上自覺沒有學校這個壓力源應該是沒怎麼樣吧而隨便帶過 總想著覺得自己沒病就好了，會過去的 可是最後轉考失敗，復學後雖然和同儕相處沒有之前痛苦但上週還是開始翹課了 也開始嗜睡、食慾不振、不想接觸人、什麼都不想做卻說不出所以然 另一半覺得我不對勁就帶我去找醫生 但看病結束後他就帶我到公園講了一堆人應該要積極之類的話 我受不了就不小心用話把他激走了，之後透過電話我也控制不住情緒地吼他 最後他覺得我實在太消極了又不聽人講話決定跟我分手... 我從高中就有點排斥上學了，也陸陸續續找過學校的輔導老師 但他們說的話似乎永遠都是我應該要更積極，我真的不夠積極嗎？ 到了大學有輔導老師建議可以去看診才第一次跟家人去看病了 可是我隱隱約約覺得病可能是自己的藉口 我並不想用病當藉口，這樣自己可能就會一蹶不振 但到了現在問我為何低潮、為何逃學，我找不到理由 我也不想再找輔導老師了，我覺得完全沒用而且心情更糟... 昨天不小心看到病名知道是憂鬱性精神官能症，感覺吃藥還是有點可怕 到底輕鬱症可以不吃藥嗎再等它好嗎？ 我知道現在的低潮只是個開始，但現在也感覺我還可以靠自己畢竟他提分手我還會憤怒.. .</text:p>
          </table:table-cell>
          <table:table-cell office:value-type="string" calcext:value-type="string">
            <text:p>但因不太嚴重加上自覺沒有學校這個壓力源應該是沒怎麼樣吧而隨便帶過。</text:p>
          </table:table-cell>
          <table:table-cell table:number-columns-repeated="3"/>
        </table:table-row>
        <table:table-row table:style-name="ro1">
          <table:table-cell office:value-type="float" office:value="2012" calcext:value-type="float">
            <text:p>2012</text:p>
          </table:table-cell>
          <table:table-cell office:value-type="string" calcext:value-type="string">
            <text:p>Oct</text:p>
          </table:table-cell>
          <table:table-cell office:value-type="float" office:value="29" calcext:value-type="float">
            <text:p>29</text:p>
          </table:table-cell>
          <table:table-cell office:value-type="string" calcext:value-type="string">
            <text:p>22:27:41</text:p>
          </table:table-cell>
          <table:table-cell office:value-type="string" calcext:value-type="string">
            <text:p>Mon</text:p>
          </table:table-cell>
          <table:table-cell office:value-type="string" calcext:value-type="string">
            <text:p>allegreto (The finale)</text:p>
          </table:table-cell>
          <table:table-cell office:value-type="string" calcext:value-type="string">
            <text:p>[閒聊] 我又再來了:)</text:p>
          </table:table-cell>
          <table:table-cell office:value-type="string" calcext:value-type="string">
            <text:p>FALSE</text:p>
          </table:table-cell>
          <table:table-cell office:value-type="string" calcext:value-type="string">
            <text:p>接下來我要說的事應該很多人會覺得我瞎 但套一句最近一個男人對我說的話妳就是個傻女人 是啊 我就是個傻女人 但是我很真啊 有什麼不好的不對的我不知道? 但很難再被愛情弄亂方寸腳步了是我最大的進步正文要開始了...... 雖然我是個剛受浸基督徒但我還是很隨性地做我想做的事 也就是打破那些所謂規律誡律的事。 還在單身沒有固定對象的我在上個月差點被當成屍體撿回家...... 我其實很不想承認跟面對那天的事但說出來的時候會更輕鬆並且更能釋放自己的壓力。 (個人認為) 事發那天是我回很久沒回的台北大開吃牛肉的戒跟自己的約定是 破戒的第一餐一定要吃茹絲葵 那個中午很開心見到一男一女的好朋友我們大口吃肉大聲聊天(這樣應該不太好XD) 分食了肋眼還有菲力那油花那香氣在嘴巴在心裡就是那麼的美味與享受開心。 晚上去找在夜店做bartender的朋友沒有想到夜店真的是讓人目眩神暈... 我不跑那種夜店去的次數用十根手指頭都可以算得出來如果要說的話我喜歡cafe或 小酒館lounge的話我最喜歡Barcode 中午的朋友放了我晚上鴿子於是我就一個女人大喇喇登才穿過第二次10幾公分的 high heels進去了。。。。。。 當時肚子已經餓到爆炸沒想到朋友居然在VIP忙得不可開交根本無法理會我恐怖的事緊 接著就要發生了...... 像他要了一杯艾碧斯下肚VIP辦趴的其中之一的成熟男子就跑來搭訕被請喝了無數杯 粉紅氣泡香檳化學作用就這樣在腦裡反應然後一切就變得那麼slow也開始分不清什麼叫 親疏遠近... 當他要離開的時候還給了我一個紳士的kiss bye接著就換比我年輕8.9歲的男孩來向我 搭訕我們熱舞接著我被吻了。害怕之下我趕緊脫身去找已經換去lounge區工作的朋友 然後莫名的跟旁邊的兩位男孩聊了起來還抽了幾根菸胖男孩就說他要先走而這時我已 茫到要不省人事high到再喝一個shot的absinth...(喔老天真的真的請赦免我的罪) 帥男孩因為失戀了搞憂鬱但也開始對我很有意思......... 之後我好朋友見況了要阻止我但我已經想把他當喜歡對象了(?) 真的幸好我向好朋友說無論如何請你一定要安全帶我離開... 在好友灌了我一杯醒酒湯之後我開始覺得無地自容...因為WTF我到底都做了些甚麼 而且快4點了那個男孩居然在樓下APP我要撿我回家...... 這篇不是炫耀文因為我根本不期待在這種情況下就要被搭訕或吃掉之類的...... 講起來很羞恥吧或許連朋友都跟著同事一起笑我是瞎咩。(後來清醒後我就氣到爆炸) 我氣自己那麼不小心用太開放的心對待每個人也氣自己那麼白癡沒吃東西敢踏上那間萬 惡淵藪的夜店當然也氣朋友放我鴿子還有在場的沒照顧到我。(但一切都是自己造成的) 不過最後我想說的是我感到很輕鬆且自由了沒有再被羞愧還有罪惡困擾侵襲著我。 但我也學到一個很大的教訓叫做不管發生什麼事一定要要先學會保護自己 以上。 The finale.</text:p>
          </table:table-cell>
          <table:table-cell office:value-type="string" calcext:value-type="string">
            <text:p>我其實很不想承認跟面對那天的事但說出來的時候會更輕鬆並且更能釋放自己的壓力。</text:p>
          </table:table-cell>
          <table:table-cell table:number-columns-repeated="3"/>
        </table:table-row>
        <table:table-row table:style-name="ro1">
          <table:table-cell office:value-type="float" office:value="2012" calcext:value-type="float">
            <text:p>2012</text:p>
          </table:table-cell>
          <table:table-cell office:value-type="string" calcext:value-type="string">
            <text:p>Oct</text:p>
          </table:table-cell>
          <table:table-cell office:value-type="float" office:value="29" calcext:value-type="float">
            <text:p>29</text:p>
          </table:table-cell>
          <table:table-cell office:value-type="string" calcext:value-type="string">
            <text:p>23:12:47</text:p>
          </table:table-cell>
          <table:table-cell office:value-type="string" calcext:value-type="string">
            <text:p>Mon</text:p>
          </table:table-cell>
          <table:table-cell office:value-type="string" calcext:value-type="string">
            <text:p>kyo3tree (evan)</text:p>
          </table:table-cell>
          <table:table-cell office:value-type="string" calcext:value-type="string">
            <text:p>[問題] 我是個沒用的哥哥請大家幫幫我</text:p>
          </table:table-cell>
          <table:table-cell office:value-type="string" calcext:value-type="string">
            <text:p>FALSE</text:p>
          </table:table-cell>
          <table:table-cell office:value-type="string" calcext:value-type="string">
            <text:p>我是家中的長子 家是很平凡的家2個妹妹1個弟弟父母都建在 本來以為人生就是這樣普普通通的過下去 直到上個月爸爸開刀 家裡的壓力逐漸變大 我本身是小兒麻痺患者從在學校到出社會都受到歧視 我知道我的抗壓性要夠 爸爸受到病痛我也知道撐過這時期就好 但我住在外頭的小妹上周打了一通電話說他被追殺要我救他 我半夜2點多找了好久才找到 但他變得好奇怪 眼神似乎不是我認識的妹妹了 一直有負面的情緒眼神很恐懼 問我還是以前的哥哥嗎 她似乎了解自己生病了但不想接受治療一直要我殺死他 要抓我的手放在她脖子 要我掐死她 她在哭我也在哭 我哭不是哭她可憐我是哭我自己沒用 我不知道要怎麼救她 她說被監控 我們家人都在監控她的一舉一動 然後講的內容都是真實跟幻想混在一起 妹妹以前的個性就比較鑽牛角尖 但人際關係都很正常 也會與我們溝通她的心事 但突然間他就變了一個人 怎麼問她也不肯說 就一直想死 前幾天帶她去林口長庚 醫生只判斷出她的問題很嚴重需要住院開了藥給他吃 但沒講什麼病因 她吃了藥之後就是睡睡醒醒 但醒著的時候還是會講一些 不曾發生過而且負面的話 昨天也帶她去新竹的廟 看是不是卡到陰 也是沒有改善 現在每天上班中我都很怕家裡會發生甚麼事 爸爸的事 妹妹的事很怕自己撐不下去 有沒有板友可以幫幫我給我些意見 她吃那些藥真的有用嗎?</text:p>
          </table:table-cell>
          <table:table-cell office:value-type="string" calcext:value-type="string">
            <text:p>家裡的壓力逐漸變大。</text:p>
          </table:table-cell>
          <table:table-cell table:number-columns-repeated="3"/>
        </table:table-row>
        <table:table-row table:style-name="ro1">
          <table:table-cell office:value-type="float" office:value="2012" calcext:value-type="float">
            <text:p>2012</text:p>
          </table:table-cell>
          <table:table-cell office:value-type="string" calcext:value-type="string">
            <text:p>Nov</text:p>
          </table:table-cell>
          <table:table-cell office:value-type="float" office:value="2" calcext:value-type="float">
            <text:p>2</text:p>
          </table:table-cell>
          <table:table-cell office:value-type="string" calcext:value-type="string">
            <text:p>12:44:24</text:p>
          </table:table-cell>
          <table:table-cell office:value-type="string" calcext:value-type="string">
            <text:p>Fri</text:p>
          </table:table-cell>
          <table:table-cell office:value-type="string" calcext:value-type="string">
            <text:p>landy6320 (landy)</text:p>
          </table:table-cell>
          <table:table-cell office:value-type="string" calcext:value-type="string">
            <text:p>[閒聊] 我應該要去看醫生嗎?</text:p>
          </table:table-cell>
          <table:table-cell office:value-type="string" calcext:value-type="string">
            <text:p>FALSE</text:p>
          </table:table-cell>
          <table:table-cell office:value-type="string" calcext:value-type="string">
            <text:p>我這三個月經歷了一些人生中的挫折落榜 車禍腳受傷 得了膀胱炎 身體一直有出現病痛 我似乎就受到了打擊 就開始變的一決不振 剛開始的一個月情緒很大 常常哭 覺得為什麼 我會這麼倒楣 接下來的兩個月 我開始覺得我漸漸地對任何事物失去興趣 我不想再拿起書本唸書 但我對其 其他事物也沒有什麼動力 不想找工作 不想出門 不想做任何事 每天就是很消沉 身體也越來 來越累 常常夜深人靜都會哭 想著自己是個多麼沒有用的人 我有試著去諮商 但諮商的老 師認為我有點情緒失控 需要看身心科 也有很多朋友會勸我 但我總是當下聽覺的有道理 隔天又開始回到消沉的生活 但我不敢去看身心科來自我母親很大的壓力 她覺得很丟臉也不需要 但當我求助他的時候 她只會罵我很煩 說我一點都不體諒她的辛苦 說我不要煩他 她只會罵我很煩....... 我覺得我能試的方法都試過了 宗教信仰 找諮商師 跟朋友傾吐 但我覺得這世界就像遺棄了我 了我吧 大家都覺得我很煩 是他的負擔 大家都要我自己振作起來 但我就是不知道要怎麼 辦才好啊.......</text:p>
          </table:table-cell>
          <table:table-cell office:value-type="string" calcext:value-type="string">
            <text:p>但我不敢去看身心科來自我母親很大的壓力。</text:p>
          </table:table-cell>
          <table:table-cell table:number-columns-repeated="3"/>
        </table:table-row>
        <table:table-row table:style-name="ro1">
          <table:table-cell office:value-type="float" office:value="2012" calcext:value-type="float">
            <text:p>2012</text:p>
          </table:table-cell>
          <table:table-cell office:value-type="string" calcext:value-type="string">
            <text:p>Nov</text:p>
          </table:table-cell>
          <table:table-cell office:value-type="float" office:value="2" calcext:value-type="float">
            <text:p>2</text:p>
          </table:table-cell>
          <table:table-cell office:value-type="string" calcext:value-type="string">
            <text:p>19:25:31</text:p>
          </table:table-cell>
          <table:table-cell office:value-type="string" calcext:value-type="string">
            <text:p>Fri</text:p>
          </table:table-cell>
          <table:table-cell office:value-type="string" calcext:value-type="string">
            <text:p>winit (^^)</text:p>
          </table:table-cell>
          <table:table-cell office:value-type="string" calcext:value-type="string">
            <text:p>[閒聊] 療癒密碼 <text:s/>分享</text:p>
          </table:table-cell>
          <table:table-cell office:value-type="string" calcext:value-type="string">
            <text:p>FALSE</text:p>
          </table:table-cell>
          <table:table-cell office:value-type="string" calcext:value-type="string">
            <text:p>前幾天在網路書局買的書&lt;療癒密碼&gt; 有興趣的可以自己上網搜尋看看 (我不想當業配文) 今天收到書翻了一遍 其實就是類似訓練潛意識的方法 讓一些負面的回憶或信念不要一直形成壓力侵害人的身心 進而達到身心平衡 這些理論也不是第一次聽到 但這本書使用的方法較為實際和簡單 比較不會像有些作者寫的那麼抽象 (看完後有 原來是這麼一回事阿 但要怎麼辦到呢?) 今天照著方法做了兩次書中所稱的療癒密碼 感覺還不錯啦(頭腦有清楚了一點) 希望我能照著作者的方式繼續鍛練下去能夠有好成果 1.書中前半段在說他的理論 如果有覺得像是在第四台賣藥的反感的人就別看了 直接翻到最後面照著試試看吧 反正沒效頂多損失一點點書錢 應該不算太扯 沒事宅在家裡無聊就試試看吧 2.可以上網搜尋心病探測器的網頁 可以使用作者提供的問卷 了解自己的問題 今天做了一次 怎麼全部都是負的阿阿阿阿阿阿 太慘了@@ 只有慈悲那一項好點 簡直是濫好人成憂鬱的最佳代言人.... 有朋友可以一起分享喔 不然只有我一個人看好寂寞.......</text:p>
          </table:table-cell>
          <table:table-cell office:value-type="string" calcext:value-type="string">
            <text:p>讓一些負面的回憶或信念不要一直形成壓力侵害人的身心。</text:p>
          </table:table-cell>
          <table:table-cell table:number-columns-repeated="3"/>
        </table:table-row>
        <table:table-row table:style-name="ro1">
          <table:table-cell office:value-type="float" office:value="2012" calcext:value-type="float">
            <text:p>2012</text:p>
          </table:table-cell>
          <table:table-cell office:value-type="string" calcext:value-type="string">
            <text:p>Nov</text:p>
          </table:table-cell>
          <table:table-cell office:value-type="float" office:value="7" calcext:value-type="float">
            <text:p>7</text:p>
          </table:table-cell>
          <table:table-cell office:value-type="string" calcext:value-type="string">
            <text:p>00:32:09</text:p>
          </table:table-cell>
          <table:table-cell office:value-type="string" calcext:value-type="string">
            <text:p>Wed</text:p>
          </table:table-cell>
          <table:table-cell office:value-type="string" calcext:value-type="string">
            <text:p>DevilBringer (Nero)</text:p>
          </table:table-cell>
          <table:table-cell office:value-type="string" calcext:value-type="string">
            <text:p>[閒聊] 嗜睡</text:p>
          </table:table-cell>
          <table:table-cell office:value-type="string" calcext:value-type="string">
            <text:p>FALSE</text:p>
          </table:table-cell>
          <table:table-cell office:value-type="string" calcext:value-type="string">
            <text:p>隨著學期進行到一半。 畢業成果的壓力也一天比一天大。有時候做實驗時，莫名就有焦慮感襲來。 逼得我只好先放下手邊工作，調勻呼吸。或趕快來半顆健得靜。 甚至，有時候一起床想到一堆根本做不完的工作量，就突然全身沒力，請假在家昏睡個十 幾小時，好希望自己都不要醒來。 有次更是在床上昏睡兩天有了。 這種情況幾乎每兩個月就發生一次，每次都要裝病來掩飾嗜睡的事實。 大家也有這種類似情況嗎?</text:p>
          </table:table-cell>
          <table:table-cell office:value-type="string" calcext:value-type="string">
            <text:p>畢業成果的壓力也一天比一天大。</text:p>
          </table:table-cell>
          <table:table-cell table:number-columns-repeated="3"/>
        </table:table-row>
        <table:table-row table:style-name="ro1">
          <table:table-cell office:value-type="float" office:value="2012" calcext:value-type="float">
            <text:p>2012</text:p>
          </table:table-cell>
          <table:table-cell office:value-type="string" calcext:value-type="string">
            <text:p>Nov</text:p>
          </table:table-cell>
          <table:table-cell office:value-type="float" office:value="12" calcext:value-type="float">
            <text:p>12</text:p>
          </table:table-cell>
          <table:table-cell office:value-type="string" calcext:value-type="string">
            <text:p>20:46:25</text:p>
          </table:table-cell>
          <table:table-cell office:value-type="string" calcext:value-type="string">
            <text:p>Mon</text:p>
          </table:table-cell>
          <table:table-cell office:value-type="string" calcext:value-type="string">
            <text:p>mydaddy (爸爸我愛你)</text:p>
          </table:table-cell>
          <table:table-cell office:value-type="string" calcext:value-type="string">
            <text:p>求救~~請推薦憂鬱症患者關於失戀的書</text:p>
          </table:table-cell>
          <table:table-cell office:value-type="string" calcext:value-type="string">
            <text:p>FALSE</text:p>
          </table:table-cell>
          <table:table-cell office:value-type="string" calcext:value-type="string">
            <text:p>我罹患憂鬱症有兩年了 前陣子病情加重到多了恐慌症 常常會在工作場所發作 導致一段時間無法去工作 好不容以這幾個星期稍微好一點回去上班了 男友卻在上星期提出分手 表示他還是喜歡一個人的生活 認為我對他太好，他沒辦法對我那麼好導致他壓力很大 我現在難過到病情又加重了 每天哭到崩潰 甚至有輕生的念頭 趕快上來求助有沒有相關失戀的書局 可以緊急應急給我點力量 謝謝..</text:p>
          </table:table-cell>
          <table:table-cell office:value-type="string" calcext:value-type="string">
            <text:p>認為我對他太好，他沒辦法對我那麼好導致他壓力很大。</text:p>
          </table:table-cell>
          <table:table-cell table:number-columns-repeated="3"/>
        </table:table-row>
        <table:table-row table:style-name="ro1">
          <table:table-cell office:value-type="float" office:value="2012" calcext:value-type="float">
            <text:p>2012</text:p>
          </table:table-cell>
          <table:table-cell office:value-type="string" calcext:value-type="string">
            <text:p>Nov</text:p>
          </table:table-cell>
          <table:table-cell office:value-type="float" office:value="18" calcext:value-type="float">
            <text:p>18</text:p>
          </table:table-cell>
          <table:table-cell office:value-type="string" calcext:value-type="string">
            <text:p>16:25:35</text:p>
          </table:table-cell>
          <table:table-cell office:value-type="string" calcext:value-type="string">
            <text:p>Sun</text:p>
          </table:table-cell>
          <table:table-cell office:value-type="string" calcext:value-type="string">
            <text:p>dogchang04 (MeloC)</text:p>
          </table:table-cell>
          <table:table-cell office:value-type="string" calcext:value-type="string">
            <text:p>[問題] 怎麼克服低潮</text:p>
          </table:table-cell>
          <table:table-cell office:value-type="string" calcext:value-type="string">
            <text:p>FALSE</text:p>
          </table:table-cell>
          <table:table-cell office:value-type="string" calcext:value-type="string">
            <text:p>以前看過學校的諮商 結論好像就是我是一個情緒管理比較弱的人 會有定期的低潮 開學了壓力很大就常常莫名的不開心 悶悶的 前陣子有好幾天什麼都不想做躺在床上一直哭 這兩天下雨天我又快不行了 從昨天晚上十二點躺到現在一點都不想起來也一直掉眼淚 我情緒起伏很大 有時候很開心很開心但又會突然的悲傷 我曾因為情緒的問題和前任鬧得不愉快 他一直覺得我不肯解決問題 現任對我很好但是我還是一直有情緒的不穩定 我覺得我常常突然的悲傷讓他也很難過 我這種人好像不適合談戀愛阿..我是不是該放他走比較好 換季的時候我總是很難走出低潮 尤其要換成冬天這個沒有陽光的季節 我該怎麼辦</text:p>
          </table:table-cell>
          <table:table-cell office:value-type="string" calcext:value-type="string">
            <text:p>開學了壓力很大就常常莫名的不開心。</text:p>
          </table:table-cell>
          <table:table-cell table:number-columns-repeated="3"/>
        </table:table-row>
        <table:table-row table:style-name="ro1">
          <table:table-cell office:value-type="float" office:value="2012" calcext:value-type="float">
            <text:p>2012</text:p>
          </table:table-cell>
          <table:table-cell office:value-type="string" calcext:value-type="string">
            <text:p>Nov</text:p>
          </table:table-cell>
          <table:table-cell office:value-type="float" office:value="19" calcext:value-type="float">
            <text:p>19</text:p>
          </table:table-cell>
          <table:table-cell office:value-type="string" calcext:value-type="string">
            <text:p>11:12:18</text:p>
          </table:table-cell>
          <table:table-cell office:value-type="string" calcext:value-type="string">
            <text:p>Mon</text:p>
          </table:table-cell>
          <table:table-cell office:value-type="string" calcext:value-type="string">
            <text:p>lulu0401 (LuLu)</text:p>
          </table:table-cell>
          <table:table-cell office:value-type="string" calcext:value-type="string">
            <text:p>[轉錄] 給大腦喝雞精的好方法</text:p>
          </table:table-cell>
          <table:table-cell office:value-type="string" calcext:value-type="string">
            <text:p>FALSE</text:p>
          </table:table-cell>
          <table:table-cell office:value-type="string" calcext:value-type="string">
            <text:p>中研院一項研究顯示，近20年來台灣憂鬱患者比例倍增，自1990年的11.5%上升至2010年 的23.8%。(http//www.sinica.edu.tw/manage/gatenews/showsingle.php?_op=?rid5454) 自己的一位朋友也飽受憂鬱症的痛苦困擾，所以轉錄這篇文章，希望能幫助大家。 文章內容參考與部分轉錄：http//jtfhealth.pixnet.net/blog/post/32340615 文吳佩琪 壓力好大是現代人常脫口而出的話。 長時間與壓力周旋，會使人記憶力下降、影響競爭力。 研究發現，想要紓壓、讓大腦處於最佳狀態，祕密武器正是找機會運動一下 大量運動的男性，憂鬱症或焦慮症的機率低1/4 國外研究報告顯示，經常大量運動的男性，接下來5年內，罹患憂鬱症或焦慮症的機率， 比同年齡、沒有運動習慣的男性低1/4。 心情不好找不到人訴苦，運動有助轉移負面情緒 不久前一份新聞報導指出，三成七的民眾知道運動可以紓壓，但真正利用運動來抒解壓力 的人卻很少。根據統計，上班族面臨工作壓力或瓶頸時，47的人會找親朋好友聊天、抒 發情緒，17的人會選擇逛街，13的人則是以大吃大喝來發洩情緒，只有10的人會利 用運動來紓壓。陳俊忠表示，雖然大家都知道運動的好處，但處於負面情緒時，通常會消 極的窩在家裡，尤其是平時沒有運動習慣的人，想叫他出來運動更難。 假如想利用運動紓壓，第一步必須先產生動力。如果無法自動自發去運動，可以從以下幾 個方面著手： 1.接近喜歡運動的人：如果有伴，可以互相激勵，建議請喜歡運動的朋友找你一起去。 2.貼紙條提醒自己動：在自己常待的地方，如辦公桌旁貼上小紙條，隨時隨地提醒自己 運動的好處。 3.從有成就感的運動做起：一開始不要選擇太難、自己無法掌控的運動。可以幫自己做 張小紙卡，只要出去運動就打個勾，如果一個月有20個勾就買個小禮物或吃頓美食慰勞自 己。 用Exercise break取代tea break，偷時間動一動 最好養成每天運動的習慣，才能避免壓力持續累積。如果真的很難每天抽出時間運動，陳 俊忠提醒，可把運動的時間化整為零，利用不同的時段，不同的方式動一動。尤其是 工作的時候，長時間維持同一個姿勢，也會造成肌肉緊繃、肩頸酸痛等不適感，會讓心情 跟著變差。以前我們常說tea break，現在應該改成exercise break，工作一段 時間，就暫時放下手邊的事情，活動一下。</text:p>
          </table:table-cell>
          <table:table-cell office:value-type="string" calcext:value-type="string">
            <text:p>壓力好大是現代人常脫口而出的話。長時間與壓力周旋，會使人記憶力下降、影響競爭力。不久前一份新聞報導指出，三成七的民眾知道運動可以紓壓，但真正利用運動來抒解壓力。根據統計，上班族面臨工作壓力或瓶頸時，47的人會找親朋好友聊天、抒。最好養成每天運動的習慣，才能避免壓力持續累積。</text:p>
          </table:table-cell>
          <table:table-cell table:number-columns-repeated="3"/>
        </table:table-row>
        <table:table-row table:style-name="ro1">
          <table:table-cell office:value-type="float" office:value="2012" calcext:value-type="float">
            <text:p>2012</text:p>
          </table:table-cell>
          <table:table-cell office:value-type="string" calcext:value-type="string">
            <text:p>Nov</text:p>
          </table:table-cell>
          <table:table-cell office:value-type="float" office:value="21" calcext:value-type="float">
            <text:p>21</text:p>
          </table:table-cell>
          <table:table-cell office:value-type="string" calcext:value-type="string">
            <text:p>06:18:47</text:p>
          </table:table-cell>
          <table:table-cell office:value-type="string" calcext:value-type="string">
            <text:p>Wed</text:p>
          </table:table-cell>
          <table:table-cell office:value-type="string" calcext:value-type="string">
            <text:p>cats0624 (我愛咖裡貓)</text:p>
          </table:table-cell>
          <table:table-cell office:value-type="string" calcext:value-type="string">
            <text:p>[問題] 又失控了，我想求救該怎麼做？</text:p>
          </table:table-cell>
          <table:table-cell office:value-type="string" calcext:value-type="string">
            <text:p>FALSE</text:p>
          </table:table-cell>
          <table:table-cell office:value-type="string" calcext:value-type="string">
            <text:p>我昨晚對著我爸失控，他還是不願去相信或理解 所以我告訴他我會內心互相矛盾然後失控自殘的事實， 我看著他擔心又受傷的表情覺得自己真的好不孝， 可是我真的需要幫忙，需要有人告訴我到底怎麼了該怎麼辦。 最後他讓我打生命專線（雖然都忙線中）， 可是，那是真的了解了想幫我還是只是對我的要求做妥協？（因為他一直都不願相信） 我只是想在我的失控還未惡化到付諸實踐之前找到原因去治療， 無解的事情我也想讓它無解，過去許多不滿與問題都是妥協過來的，還有什麼無法忍？ （我家人逼我做他們為我做的選擇，在家裡連心情低落也不能表現出來，要我當”乖孩子”） 對，但就是失控無法忍，所以才無法說什麼放寬心撐過去， 我只是想求救啊，為什麼他們一點都不相信只說忍忍過去就好？ 我懂生活上的壓力 跟 這樣失控只能整晚一直哭到失眠睡醒繼續哭又自殘的區別， 可是我現在連問題到底出在哪都無法釐清，到底該怎麼辦啊... 然後我現在冷靜下來但心裡還是很起伏， 我住在台中的鄉下，可以到哪作免費的諮詢呢？我該怎麼做？要從何開始？ 我不敢去之前就診過的醫院（是精神科醫師診療並開藥兩次而已，沒有心理醫師諮商過）， 那在蜿蜒的山區裡，最近下雨我怕飛出去...</text:p>
          </table:table-cell>
          <table:table-cell office:value-type="string" calcext:value-type="string">
            <text:p>我懂生活上的壓力。</text:p>
          </table:table-cell>
          <table:table-cell table:number-columns-repeated="3"/>
        </table:table-row>
        <table:table-row table:style-name="ro1">
          <table:table-cell office:value-type="float" office:value="2012" calcext:value-type="float">
            <text:p>2012</text:p>
          </table:table-cell>
          <table:table-cell office:value-type="string" calcext:value-type="string">
            <text:p>Nov</text:p>
          </table:table-cell>
          <table:table-cell office:value-type="float" office:value="21" calcext:value-type="float">
            <text:p>21</text:p>
          </table:table-cell>
          <table:table-cell office:value-type="string" calcext:value-type="string">
            <text:p>12:51:21</text:p>
          </table:table-cell>
          <table:table-cell office:value-type="string" calcext:value-type="string">
            <text:p>Wed</text:p>
          </table:table-cell>
          <table:table-cell office:value-type="string" calcext:value-type="string">
            <text:p>yotsuba (不要怕。)</text:p>
          </table:table-cell>
          <table:table-cell office:value-type="string" calcext:value-type="string">
            <text:p>[問題] 第一次吃史蒂諾斯的問題</text:p>
          </table:table-cell>
          <table:table-cell office:value-type="string" calcext:value-type="string">
            <text:p>FALSE</text:p>
          </table:table-cell>
          <table:table-cell office:value-type="string" calcext:value-type="string">
            <text:p>各位版友好 在下是第一次進這個版 想請教有關Stilnox(史帝諾斯)的跟Zoloft(樂復得)的問題 希望能得到一些建議 ) 前言 本人長期以來(約快1年)都有睡眠障礙的問題 A)入睡困難(有時躺兩小時都無法入睡) &lt;&lt;已吃助眠藥的狀況 B)中途醒來(很奇怪不管吃什麼助眠藥都一定會在3~4點間醒來) 醒來後就很難再睡於是再起來吃減半的助眠藥 曾經到健保局台北門診中心約診精神科的洪醫生與胡醫生拿藥 嘗試過很多種助眠藥 包括安定文(Ativan)贊安諾(xanax)立舒定(lexotan)康眠定(Calmday) 很可惜就算有用也只是一陣子過沒多久又回到AB這兩種狀況 長期睡眠不穩加上家庭跟經濟各種壓力下 加上本身有免疫系統的毛病 似乎產生了焦慮症的情形 於是我再去找了另外一位門診中心的張醫生 他開了Stilnox(史帝諾斯)的跟Zoloft(樂復得)給我 兩種藥我都是第一次吃 Zoloft(樂復得)的副作用似乎有點強悍 我才吃兩天就渾身不舒服 噁心腸胃不適坐立不安打冷顫 第二天尤其嚴重 時不時身體就有熱流通過一樣 一直打哆嗦 只要想到不太正面的事 身體馬上就有反應 以前從來沒有過這樣我嚇到了&gt;_&lt; 於是去了和平醫院找楊醫生(因為健保局的醫生當天沒有診次) 他判斷我對Zoloft適應不太好 整個人的焦慮提到最高狀態 要我先停藥 先三餐吃xanax 開了一星期的份 我照作了 可是停藥這幾天來 即使吃了xanax還是會稍微有從內而外打寒顫的感覺 想請問的是 a.這是突然停藥的正常作用嗎 b.既然副作用這樣子 那是不是還要繼續吃抗憂劑(SSRI) 第二個問題是有關於 Stilnox(史帝諾斯) 一開始只有14天份 根據我吃了一個星期的效果是一半一半 就是說有幾天還是難入睡且中途醒來</text:p>
          </table:table-cell>
          <table:table-cell office:value-type="string" calcext:value-type="string">
            <text:p>但有幾天是直接睡著(但不長最多五小時就醒) 想請問的是 c. Stilnox不是吃了就會很好睡嗎?是因為我個人體質不適應嗎 d. 最後請教的是 如果吃兩星期份的Stilnox突然停藥會不會有影響 因為爬文看到這個藥的副作用(幻覺夢遊)很多有點怕怕的... 以上問題 請有經驗的版友解惑 因為是第一次到貴版 如果有寫到什麼太過沒常識的話 還請多包涵 謝謝)</text:p>
          </table:table-cell>
          <table:table-cell office:value-type="string" calcext:value-type="string">
            <text:p>長期睡眠不穩加上家庭跟經濟各種壓力下。</text:p>
          </table:table-cell>
          <table:table-cell table:number-columns-repeated="2"/>
        </table:table-row>
        <table:table-row table:style-name="ro1">
          <table:table-cell office:value-type="float" office:value="2012" calcext:value-type="float">
            <text:p>2012</text:p>
          </table:table-cell>
          <table:table-cell office:value-type="string" calcext:value-type="string">
            <text:p>Nov</text:p>
          </table:table-cell>
          <table:table-cell office:value-type="float" office:value="28" calcext:value-type="float">
            <text:p>28</text:p>
          </table:table-cell>
          <table:table-cell office:value-type="string" calcext:value-type="string">
            <text:p>20:56:15</text:p>
          </table:table-cell>
          <table:table-cell office:value-type="string" calcext:value-type="string">
            <text:p>Wed</text:p>
          </table:table-cell>
          <table:table-cell office:value-type="string" calcext:value-type="string">
            <text:p>yangwenhuang (菸酒生)</text:p>
          </table:table-cell>
          <table:table-cell office:value-type="string" calcext:value-type="string">
            <text:p>[問題] 我會再被抓回軍隊嗎?</text:p>
          </table:table-cell>
          <table:table-cell office:value-type="string" calcext:value-type="string">
            <text:p>TRUE</text:p>
          </table:table-cell>
          <table:table-cell office:value-type="string" calcext:value-type="string">
            <text:p>先簡單、直接回答你的問題：不會。 我是根據我對部隊運作的瞭解，還有我對精神科醫師的認識做出這樣的結論的。 如果有錯，還請知道朋友們補充。 首先先說明一下部隊裡面對於曾經有精神疾病病史的弟兄的處理模式。 新訓期間會先做一次病史的調查， 對於有精神疾病病史的新兵，輔導長要特別觀察、照顧。 基本上，每天都要有一段時間的會談（要寫記錄）； 每個禮拜都要家屬聯繫（也要寫記錄）。 每個禮拜的大兵手記，輔導長（或其他主官）也要親閱（留下筆談記錄）。 雖然沒有規定，但是他們在督導的時候， 這些記錄都不能夠用電腦打（避免複製貼上）， 就算很簡單的記錄，也得用手一個字一個字寫。 如果狀況不是很糟、很明顯、很混亂的狀況， 他們不會把新兵送去北投818。 因為送去818資料就很可能要跟著過去了。 而新訓中心的人力非常吃緊， 一個連了不起也才16個班長，要處理連上所有的事情。 光是鑑測的資料都做不完了，大兵手記都改不完了， 還要弄特別會談記錄？別鬧了。 還要找班長陪新兵去818？別鬧了。 如果可以的話， 部隊只會特別關注有病史的新兵，然後假裝沒看到有病史， 假裝沒事送他下部隊。 了不起在安調裡面寫下一段屁話過了一段時間適應狀況還是沒有很好之類的 然後讓部隊的人去發現狀況，處理就醫、與整段驗退的流程。 同樣的，下了部隊之後， 調試教育期間一樣會作精神病史的調查。 連輔導長的工作基本上是一樣的， 只是下了部隊之後， 多了營輔導長也需要留下記錄。 另外，原則上政戰主任每月、甚至每週都要開會， 討論整個旅，或防區，高關懷的弟兄（我忘了他們怎麼稱呼）目前的狀況。 符合驗退標準的，每個禮拜報告進度； 住院的，每個禮拜都要去探視一次，還要做家庭訪問； 有病史、但沒有到達驗退標準的，每天都要有訪談記錄、追蹤輔導； 這都是跟營輔導長報告、然後向政戰主任報告的。 如果（曾）有自傷行為，理論上，那就是旅長（防區指揮官）要直接關心這個弟兄， 然後旅長在向上回報。 基於長痛不如短痛的前提， 許多單位，在弟兄不是裝的很明顯的情況下，都會願意直接送818評估驗退。 甚至在大兵手記裡面寫到過去有病史、自己狀態不是很穩定等等， 通常也會願意幫忙送818。 畢竟，後送了就沒有自己的事情。 然後只要跟長官說：目前就在跑驗退流程了，現在跑到什麼程度。就可以略過了... 沒有長官想要真的想要每天跟弟兄談、每天寫記錄，做家庭訪問... 我們國軍的長官想的只有終身俸呀 基本上，只要拿到診斷證明書， 部隊就會送停役三聯單，等所有流程跑完， 弟兄可以脫離軍隊，部隊也脫離麻煩... 當送到818之後，軍醫基本上也會常常被追殺。 雖然他們也有專業的評估，但同時他們也受到同僚的同儕壓力。 他們也會接到來自部隊的電話說：不要把某某某送回來，對單位會造成困擾，之類的。 所以軍醫院的診斷....恩.... 軍醫也不想要被人怨恨，通常到醫院了、住院了， 就也不會把人送回去。 （當然我也見過例外，只是那個人最後還是停役了） 從新訓、單位、還有醫院來看， 基本上大家都不想要麻煩， 單位跟醫院基本上都會幫忙往停役的方向前進。 真的狀況不好，新訓也瞞不住，也還是得往醫院送。 但是， 因為大家都不想要麻煩， 好不容易把一個弟兄送走了， 沒有人會想要把這位弟兄再找回來的 就算假設精神科醫師故意要得罪單位的主官， 硬要一位曾經驗退的弟兄回到部隊， 單位的主官一定會馬上想到單位每天、每週的所增加的文書作業量， 為了避免工作量的增加，主官一定會行政上的權利， 要求精神科醫師背書、證明這位弟兄不會有狀況， 是可以配合部隊操課，沒有安全顧慮的。 （不然他要怎麼跟營輔導長、政戰主任交代？） 但是對於精神科醫師來說， 精神疾病很難說痊癒這回事，了不起說很久沒再發 但是很久沒再發也不能保證回到部隊之後不會再出狀況 也就是精神科醫師沒辦法保證。 就算真的送到部隊了，也會再送回818給醫師重新評估， 減少單位的麻煩。 這樣考慮下來， 就算驗退之後，一次也不去818、三總回診， 半年、一年過去後， 收到體檢通知單回到818或三總時， 沒有醫師會想要判定得要重回部隊。 軍醫腦袋也很清楚， 沒必要把弟兄丟回部隊後又回到自己手上，然後再驗退一次。 結論是，安啦 把自己照顧好比較重要，人生是自己的， 不要擔心復檢後發現康復會被抓回去， 這是不可能的 我們的國軍雖然很笨， 但是不會笨到想要找自己麻煩。 ^ ^</text:p>
          </table:table-cell>
          <table:table-cell office:value-type="string" calcext:value-type="string">
            <text:p>雖然他們也有專業的評估，但同時他們也受到同僚的同儕壓力。</text:p>
          </table:table-cell>
          <table:table-cell table:number-columns-repeated="3"/>
        </table:table-row>
        <table:table-row table:style-name="ro1">
          <table:table-cell office:value-type="float" office:value="2012" calcext:value-type="float">
            <text:p>2012</text:p>
          </table:table-cell>
          <table:table-cell office:value-type="string" calcext:value-type="string">
            <text:p>Dec</text:p>
          </table:table-cell>
          <table:table-cell office:value-type="float" office:value="7" calcext:value-type="float">
            <text:p>7</text:p>
          </table:table-cell>
          <table:table-cell office:value-type="string" calcext:value-type="string">
            <text:p>19:39:03</text:p>
          </table:table-cell>
          <table:table-cell office:value-type="string" calcext:value-type="string">
            <text:p>Fri</text:p>
          </table:table-cell>
          <table:table-cell office:value-type="string" calcext:value-type="string">
            <text:p>eri743649 (eri743649)</text:p>
          </table:table-cell>
          <table:table-cell office:value-type="string" calcext:value-type="string">
            <text:p>[閒聊] 被道士講抗壓力差......</text:p>
          </table:table-cell>
          <table:table-cell office:value-type="string" calcext:value-type="string">
            <text:p>FALSE</text:p>
          </table:table-cell>
          <table:table-cell office:value-type="string" calcext:value-type="string">
            <text:p>因為當兵憂鬱、焦慮等精神症狀加重到無法自我調適後驗退 據說剛出來時眼神空洞、溫感失調、講話渙散 像個活死人一樣 被半推半就去廟裡收驚拜拜 拜的廟都比看的精神科醫生多了 拜拜也不是說不好...... 後來狀況沒有立刻好轉 我媽終於祭出了重招 到某大廟 請道士祭解 但...你道士祭解就祭解好好問神和收收驚就好 現在我只記得他拿了我們家500塊 拿著銅鈴驚堂木叮叮叮叩叩叩 然後像長輩一樣 頭微仰 眼朝下 不斷地說 這就是抗壓力不足憂鬱症就是抗壓力不足 我很配合的過完那幾分鐘的祭解 但是心情變得很低落 為什麼憂鬱症就是抗壓力不足？ 從小 我就要比很多人花更多心思在克服 無限的焦慮擔憂和沒有安全感 大概青春期後 我就要更努力更用功取得別人肯定來對抗永遠建立不起來的自信 我就要花更多時間從一般人想像不到的憂鬱漩渦中恢復 之後又再墜入 我一直在調適在說服自己 讓情況只會循環不會加重 我一直隱約知道和別人的不同 但我不願意走進精神科 因為我曾經相信我自己 兵役讓我信心崩潰 理智防線失守 我正努力地重建 那句抗壓力不足讓我好傷心好難過 原先好意的拜拜 我記得前幾天晚上再次陷入失控的黑色漩渦 恐懼又低落 那句抗壓力不足 是把我推向深淵的重手 逼我加重安眠藥對抗那晚失控眼淚和美工刀的推手</text:p>
          </table:table-cell>
          <table:table-cell office:value-type="string" calcext:value-type="string">
            <text:p>這就是抗壓力不足憂鬱症就是抗壓力不足。為什麼憂鬱症就是抗壓力不足？。那句抗壓力不足讓我好傷心好難過。那句抗壓力不足。</text:p>
          </table:table-cell>
          <table:table-cell table:number-columns-repeated="3"/>
        </table:table-row>
        <table:table-row table:style-name="ro1">
          <table:table-cell office:value-type="float" office:value="2012" calcext:value-type="float">
            <text:p>2012</text:p>
          </table:table-cell>
          <table:table-cell office:value-type="string" calcext:value-type="string">
            <text:p>Dec</text:p>
          </table:table-cell>
          <table:table-cell office:value-type="float" office:value="7" calcext:value-type="float">
            <text:p>7</text:p>
          </table:table-cell>
          <table:table-cell office:value-type="string" calcext:value-type="string">
            <text:p>22:07:21</text:p>
          </table:table-cell>
          <table:table-cell office:value-type="string" calcext:value-type="string">
            <text:p>Fri</text:p>
          </table:table-cell>
          <table:table-cell office:value-type="string" calcext:value-type="string">
            <text:p>heartsilent (你麥滷小小)</text:p>
          </table:table-cell>
          <table:table-cell office:value-type="string" calcext:value-type="string">
            <text:p>[問題] 有人因憂鬱症而領殘障手冊嗎？</text:p>
          </table:table-cell>
          <table:table-cell office:value-type="string" calcext:value-type="string">
            <text:p>FALSE</text:p>
          </table:table-cell>
          <table:table-cell office:value-type="string" calcext:value-type="string">
            <text:p>雖然很不想承認 但我每份工作都做不到三個月 只要一點壓力，我就開始負面思考 鑽牛角尖 憂鬱症快復發的樣子 我覺得一般的工作真的不適合我 因此想請問版上有人因為憂鬱症而領身障手冊的嗎？ 有這本手冊，會比較好找工作嗎？ 因為蠻多工作都要求 要雇用一定比例的身障者 謝謝分享喔</text:p>
          </table:table-cell>
          <table:table-cell office:value-type="string" calcext:value-type="string">
            <text:p>只要一點壓力，我就開始負面思考。</text:p>
          </table:table-cell>
          <table:table-cell table:number-columns-repeated="3"/>
        </table:table-row>
        <table:table-row table:style-name="ro1">
          <table:table-cell office:value-type="float" office:value="2012" calcext:value-type="float">
            <text:p>2012</text:p>
          </table:table-cell>
          <table:table-cell office:value-type="string" calcext:value-type="string">
            <text:p>Dec</text:p>
          </table:table-cell>
          <table:table-cell office:value-type="float" office:value="8" calcext:value-type="float">
            <text:p>8</text:p>
          </table:table-cell>
          <table:table-cell office:value-type="string" calcext:value-type="string">
            <text:p>16:37:28</text:p>
          </table:table-cell>
          <table:table-cell office:value-type="string" calcext:value-type="string">
            <text:p>Sat</text:p>
          </table:table-cell>
          <table:table-cell office:value-type="string" calcext:value-type="string">
            <text:p>misolo (現打濃郁的鮮果汁)</text:p>
          </table:table-cell>
          <table:table-cell office:value-type="string" calcext:value-type="string">
            <text:p>[問題] 男友無法理解我的憂鬱症</text:p>
          </table:table-cell>
          <table:table-cell office:value-type="string" calcext:value-type="string">
            <text:p>FALSE</text:p>
          </table:table-cell>
          <table:table-cell office:value-type="string" calcext:value-type="string">
            <text:p>和男友交往四個月我35歲了.. 也很坦誠跟他講我的憂鬱症狀況他也見過我發病的樣子. 他總是覺得...世間沒有所謂憂鬱症..失眠 都是我不肯面對事實在逃避在忍受.抗壓性差... 他無法想像..我只要被兇被使個眼神.. 我可能心裡就緊張到一片空白..或是會嚇到發抖.. 我家裡的狀況不好給我很多壓力.. 每當我告訴他我遇到的事.. 他就會憤憤不平的開始批評我的家人.. 而..我只是想要他聽而已.不是要他批判我的家人 縱然他們對我不是那麼的好.. 他批判的理由是因為心疼我而已.. 我心情不好講了..又聽完他的批評後..我更難過了 他陪我就診過.. 醫生事後跟我說..建議發球權還在我手上的時候做明智的決定分手 因為跟他在一起..我的發病頻率增加了.. 再來也因為父母及我方家的大人都不喜歡男友.. 我有時會把他家當做我暫時逃避的地方..(外宿) 但家人會有更大的反彈.. 他其實對我很不錯很用心.. 是有出事會飛奔到我身邊保護我的人.. 但他現在是一個沒錢的過氣混混..(那種氣息很明顯) 我家人覺得男人四十未娶必有因..反對我們在一起 (他說..以前他不想負責任) 他只說..他現在正氣正念的跟我在交往.. 他也不敢保證以後我們一定會結婚.. 我該聽醫生的話...放棄一個有用心在照顧我.卻又會讓我發病的人嗎?</text:p>
          </table:table-cell>
          <table:table-cell office:value-type="string" calcext:value-type="string">
            <text:p>我家裡的狀況不好給我很多壓力..。</text:p>
          </table:table-cell>
          <table:table-cell table:number-columns-repeated="3"/>
        </table:table-row>
        <table:table-row table:style-name="ro1">
          <table:table-cell office:value-type="float" office:value="2012" calcext:value-type="float">
            <text:p>2012</text:p>
          </table:table-cell>
          <table:table-cell office:value-type="string" calcext:value-type="string">
            <text:p>Dec</text:p>
          </table:table-cell>
          <table:table-cell office:value-type="float" office:value="9" calcext:value-type="float">
            <text:p>9</text:p>
          </table:table-cell>
          <table:table-cell office:value-type="string" calcext:value-type="string">
            <text:p>23:40:17</text:p>
          </table:table-cell>
          <table:table-cell office:value-type="string" calcext:value-type="string">
            <text:p>Sun</text:p>
          </table:table-cell>
          <table:table-cell office:value-type="string" calcext:value-type="string">
            <text:p>tiptoe (tiptoe)</text:p>
          </table:table-cell>
          <table:table-cell office:value-type="string" calcext:value-type="string">
            <text:p>[問題] 請問我該怎麼辦？</text:p>
          </table:table-cell>
          <table:table-cell office:value-type="string" calcext:value-type="string">
            <text:p>FALSE</text:p>
          </table:table-cell>
          <table:table-cell office:value-type="string" calcext:value-type="string">
            <text:p>t 各位可愛的版友大家好 我先簡單說明一下目前我碰到的困難.. 我的前男友剛開始交往時 輕描淡寫的說他有輕微的憂鬱症 但現在比較好了（他自己說的）... 所以我就沒有想很多也沒有很認真看待 頂多就是覺得大概是比較悲觀沒自信之類多吧？ 但是交往之後他有些行為開始讓我很沒安全感 像是冷淡 沒什麼反應 從不主動聯絡....bla 整個就完全不是一般凡人的熱戀期 因為過去從來沒有認真想過這會是因為憂鬱症所造成的 所以在經過討論之後 就分手了 但是是在分手之後一陣子 我才感覺好像他有些行為是因為憂鬱症造成的 像他都會跟我說沒感覺之類的話 這其實對熱戀中的人很傷 我也是被傷了幾次之後才突然意識到他這樣可能是因為生病 並不是針對我.... 但最近很擔心他 雖然分開了，但還是希望他過得好 看他時不時就會有一些很悲觀或是負面的po文出現 讓我真的很擔心 我是希望能陪他度過發病的一些日子 但他現在完全不想理會我 譬如我傳關心的簡訊他也不回 大概很恨我吧.......唉 也許也是沒力氣應付我 只是我真的好擔心他又會去自殺 因為他一直在說自己完全沒感覺 整天只想死 但他又不回應我的關心...我超無能為力 頂多就是回應他的貼文 讓他知道我有在關心他這樣 請問各位朋友 是不是在你們心情真的很差時 這樣默默的支持你們就夠了呢？ 因為我完全無法跟他有交流的機會 但我希望他知道有人支持他 還是...我應該都不要再去留言或傳簡訊給他了呢？ 我是希望不要造成他的壓力或困擾 怕一點點的要求他就會受不住.... 加油這兩個字我根本視為禁忌.... 多希望他當初直接了當跟我說有憂鬱症 讓我好好研究這個病 也可以有更多的體諒 我才不會疑神疑鬼懷疑他是不是在玩弄我.... 扯遠了... 還請各位給我一個好意見 精華區我都看過了 只是他應該也不讓我陪伴他了 也不會跟我說他的心事.... 我該放棄打擾（關心）他了嗎？</text:p>
          </table:table-cell>
          <table:table-cell office:value-type="string" calcext:value-type="string">
            <text:p>我是希望不要造成他的壓力或困擾。</text:p>
          </table:table-cell>
          <table:table-cell table:number-columns-repeated="3"/>
        </table:table-row>
        <table:table-row table:style-name="ro1">
          <table:table-cell office:value-type="float" office:value="2012" calcext:value-type="float">
            <text:p>2012</text:p>
          </table:table-cell>
          <table:table-cell office:value-type="string" calcext:value-type="string">
            <text:p>Dec</text:p>
          </table:table-cell>
          <table:table-cell office:value-type="float" office:value="21" calcext:value-type="float">
            <text:p>21</text:p>
          </table:table-cell>
          <table:table-cell office:value-type="string" calcext:value-type="string">
            <text:p>08:58:29</text:p>
          </table:table-cell>
          <table:table-cell office:value-type="string" calcext:value-type="string">
            <text:p>Fri</text:p>
          </table:table-cell>
          <table:table-cell office:value-type="string" calcext:value-type="string">
            <text:p>DavidJam (($)是一切)</text:p>
          </table:table-cell>
          <table:table-cell office:value-type="string" calcext:value-type="string">
            <text:p>[閒聊] 早上發生了件神奇的事</text:p>
          </table:table-cell>
          <table:table-cell office:value-type="string" calcext:value-type="string">
            <text:p>FALSE</text:p>
          </table:table-cell>
          <table:table-cell table:style-name="ce1" office:value-type="string" calcext:value-type="string">
            <text:p>= = 或許.....是因為我太敏感 這個實在是扯不上是什麼神奇的事 可是就還真的蠻怪的 我也只能覺得 好像真的冥冥之中真的有些改變 我是一個行動派 只要知道什麼事是對的是好的我是完全不會思考就會馬上去做的人 自從八月從吃蔬菜水果當中一直到吃素食 從本來只是想解決排便問題變成自然減重 從原本的雜食的渾濁腦袋變成超敏感的腦袋 (嗅覺變很敏感，可以聞出葷食的人好像會有種沒聞過的味道，以前吃肉的時候， 擦頭髮的毛巾都要一星期洗一次，因為都會油油黃黃的，現在擺了快一個月， 上面連根毛都沒有，聞起來也沒味道。只是希望提出我所觀察到的改變，如 果有說的不好的地方，請您多包涵見諒。) 然後自己因為這種個性 其實也可以說是一種固執 就會變的很想要馬上全部改變 = = 於是我又開始做了很多身體實驗(當然是自己的身體) 因為目前還是處於吃半素的狀態 就是不吃肉 去朋友的家吃早餐 煎台上難免會把漢堡肉跟我要吃的蔥油餅擺在一起煎 我很不好意思叫朋友的媽媽幫我分開煎 因為這不是素食店 所以應該是沒有權利麻煩人家(你也知道人情壓力很麻煩) 所以吃完以後 在走回家的路上 果然怨毒跟殺意又來了 不過這次大概不到兩分鐘 怨毒跟殺意就自動退駕了(XD) 然後因為我還是很餓(經過自然改變之後，我的食量非常大。) 想要去吃一家在附近的地瓜葉 這家小吃攤其實我也很不想去 不過因為附近沒人跟他一樣早上起來就賣地瓜葉 = = 所以我也是硬著頭皮去吃 原本第一次去我只叫了一盤地瓜葉而已 那個老闆娘就擺了臉色給我看(就可能她覺得沒賺到錢吧) 第二次我再去叫的時候 她就硬端了一碗米粉來(米粉是葷的) 然後我說[抱歉我沒叫米粉喔] 然後她就臉色很難看的又端回去 唉 此時的我真的是天人交戰 我就是想吃地瓜葉不想吃米粉啊 可是那個老闆娘就是覺得我這樣她不想賣我啊 = = 所以前陣子我做了一點折衷 我叫了一碗米粉和地瓜葉 她就比較理我一點(無言) 不過我就只吃米粉跟地瓜葉 故意把米粉裡的魚肉跟大部份的魚湯都留下來 然後就這樣過了一陣子 我其實一直在想 如果我早上不吃地瓜葉這樣過一天行不行??? 然後今天早上 我平常去吃的時候其實都沒啥人 今天去 爆滿 我找不到位置坐 感覺就像是 [OK你以後不能再來這家吃地瓜葉了，因為米粉是葷的，現在就讓你試看看 早上不吃地瓜葉是不是也能夠好好的過完有精神的一天。] = = 所以早上就默默的從外面走了回家了... PS上次有版友在推文說，我的大腦有可能在排毒，似乎是對的。 謝謝提醒我。 現在用身體在實驗一個關於大腦方面的排毒方法，不過現在還不是很確 定，如果覺得OK了在上來說明，謝謝。</text:p>
          </table:table-cell>
          <table:table-cell office:value-type="string" calcext:value-type="string">
            <text:p>所以應該是沒有權利麻煩人家(你也知道人情壓力很麻煩)。</text:p>
          </table:table-cell>
          <table:table-cell table:number-columns-repeated="3"/>
        </table:table-row>
        <table:table-row table:style-name="ro1">
          <table:table-cell office:value-type="float" office:value="2013" calcext:value-type="float">
            <text:p>2013</text:p>
          </table:table-cell>
          <table:table-cell office:value-type="string" calcext:value-type="string">
            <text:p>Jan</text:p>
          </table:table-cell>
          <table:table-cell office:value-type="float" office:value="4" calcext:value-type="float">
            <text:p>4</text:p>
          </table:table-cell>
          <table:table-cell office:value-type="string" calcext:value-type="string">
            <text:p>20:46:57</text:p>
          </table:table-cell>
          <table:table-cell office:value-type="string" calcext:value-type="string">
            <text:p>Fri</text:p>
          </table:table-cell>
          <table:table-cell office:value-type="string" calcext:value-type="string">
            <text:p>zazzy (zazzy)</text:p>
          </table:table-cell>
          <table:table-cell office:value-type="string" calcext:value-type="string">
            <text:p>[閒聊] 所以你是怎麼了?</text:p>
          </table:table-cell>
          <table:table-cell office:value-type="string" calcext:value-type="string">
            <text:p>FALSE</text:p>
          </table:table-cell>
          <table:table-cell office:value-type="string" calcext:value-type="string">
            <text:p>剛復學的這個學期對所有的人事物都還不太熟係 和幾個同學比較熟了之後，很快地就被他們發現我頻頻請假 這點應該是全班都知道啦...有些老師每堂課都一邊點名一邊說哦?又是病假喔 有點害怕同學的關心 尤其是這句你是怎麼了? 不管是看到考試成績之後這麼問 還是聽到我缺課後這樣問 都讓我感覺好糟糕... 可是我也不知道我是怎麼了，為什麼去醫院要去得這麼密集 為什麼沒辦法像其他人一樣準時上課好好上學好好過生活 要我怎麼回答啊? 難道要直接說我其實有憂鬱症傾向這樣嗎? 今天上課時聽到隔壁幾個同學在抱怨考試 一個說唉~我都有憂鬱症了 另一個就回對啊對啊~我也是~ 聽起來感覺超差的 他們平常明明就嘻嘻哈哈開玩笑過著天真無邪的大學生生活 考試一來有誰都會壓力但他們成績也還不錯啊 把憂鬱症這三個字當什麼啊?</text:p>
          </table:table-cell>
          <table:table-cell office:value-type="string" calcext:value-type="string">
            <text:p>考試一來有誰都會壓力但他們成績也還不錯啊。</text:p>
          </table:table-cell>
          <table:table-cell table:number-columns-repeated="3"/>
        </table:table-row>
        <table:table-row table:style-name="ro1">
          <table:table-cell office:value-type="float" office:value="2013" calcext:value-type="float">
            <text:p>2013</text:p>
          </table:table-cell>
          <table:table-cell office:value-type="string" calcext:value-type="string">
            <text:p>Jan</text:p>
          </table:table-cell>
          <table:table-cell office:value-type="float" office:value="7" calcext:value-type="float">
            <text:p>7</text:p>
          </table:table-cell>
          <table:table-cell office:value-type="string" calcext:value-type="string">
            <text:p>23:22:41</text:p>
          </table:table-cell>
          <table:table-cell office:value-type="string" calcext:value-type="string">
            <text:p>Mon</text:p>
          </table:table-cell>
          <table:table-cell office:value-type="string" calcext:value-type="string">
            <text:p>nemies (...)</text:p>
          </table:table-cell>
          <table:table-cell office:value-type="string" calcext:value-type="string">
            <text:p>[閒聊] FBI帥哥</text:p>
          </table:table-cell>
          <table:table-cell office:value-type="string" calcext:value-type="string">
            <text:p>FALSE</text:p>
          </table:table-cell>
          <table:table-cell office:value-type="string" calcext:value-type="string">
            <text:p>很多人都說FBI帥哥有精神病 可是我想不到他比較偏向哪一種症狀 而我以前高中的時候是有些人會有類似的傾向 類似課業壓力大表現得比較異常 大家來看他比較偏向哪種？</text:p>
          </table:table-cell>
          <table:table-cell office:value-type="string" calcext:value-type="string">
            <text:p>類似課業壓力大表現得比較異常。</text:p>
          </table:table-cell>
          <table:table-cell table:number-columns-repeated="3"/>
        </table:table-row>
        <table:table-row table:style-name="ro1">
          <table:table-cell office:value-type="float" office:value="2013" calcext:value-type="float">
            <text:p>2013</text:p>
          </table:table-cell>
          <table:table-cell office:value-type="string" calcext:value-type="string">
            <text:p>Jan</text:p>
          </table:table-cell>
          <table:table-cell office:value-type="float" office:value="14" calcext:value-type="float">
            <text:p>14</text:p>
          </table:table-cell>
          <table:table-cell office:value-type="string" calcext:value-type="string">
            <text:p>17:55:44</text:p>
          </table:table-cell>
          <table:table-cell office:value-type="string" calcext:value-type="string">
            <text:p>Mon</text:p>
          </table:table-cell>
          <table:table-cell office:value-type="string" calcext:value-type="string">
            <text:p>Pevl (配某)</text:p>
          </table:table-cell>
          <table:table-cell office:value-type="string" calcext:value-type="string">
            <text:p>[閒聊] 自己真的好了嗎 無奈...</text:p>
          </table:table-cell>
          <table:table-cell office:value-type="string" calcext:value-type="string">
            <text:p>FALSE</text:p>
          </table:table-cell>
          <table:table-cell office:value-type="string" calcext:value-type="string">
            <text:p>去年十一月我開始停藥， 希望擺脫一切思想上的束縛，努力的讓自己開心 我先找了個約聘的行政工作 領時薪的那種 沒有壓力 正常上下班 算是涼缺中的涼缺 就算主任說我待他那會不會大材小用 就算家人希望我考高普考 趕快爭取高薪穩定的工作 但沒關係，讓自己開心就好 晚上我找球隊參加團練 報名比賽增加刺激感 也去練瑜珈 練吉他 ....等等 一切過得很好 當然 偶爾會有幾天晚上突然又睡不著 又陷入低潮 這時我不會像以前逼自己回到正軌 也不會自暴自棄陷下去 就當作放縱自己一下子吧 偶爾低潮也不錯 只要記得回來就可以了 我覺得以前就是太害怕陷入憂鬱 愈去對抗反而陷的愈深 現在我不想逼自己去當別人眼中的正常人了 昨天晚上憂鬱的情緒再度襲來 整夜沒睡 今早起床不想上班只想好好放縱這一天 傳了個簡訊請假 說臨時感冒在家休息 不好意思 以前的我會很怕配貼標籤 被認為是個隨便的人 是個想請假就請假 想來就來的人 但現在我無所謂 對自己好比較重要 更何況我很清楚今天沒去對上班的地方沒有影響 不過是少一天薪水 而且這是我第一次請 今天過得好開心 睡很飽 把房間整理乾淨 也洗了個熱水澡 明天再上班吧 結果父母下班回家 發現我沒去上班 非常不諒解 她覺得我這樣太隨便 會養成對工作不尊重的習慣 或許會成為對自己人生不負責的人 結果我開心不起來了。 我能說什麼? 說我憂鬱症又復發嗎? 在他們眼裡我已經好轉兩三個月了 對於自己能不再讓他們擔心害怕 我感到欣慰 我怎麼可能動不動就撂下我憂鬱症復發 請個假會比較舒服 事實上我認為憂鬱症根本不會根除 只能想辦法共處 但我的家人能與之共處嗎? 我不知道 我真的好了嗎? 我不知道 但只要我的家人不能完全理解憂鬱症的複雜性 不能讓我慢慢來 一切都會變得很無奈 唉~</text:p>
          </table:table-cell>
          <table:table-cell office:value-type="string" calcext:value-type="string">
            <text:p>沒有壓力。</text:p>
          </table:table-cell>
          <table:table-cell table:number-columns-repeated="3"/>
        </table:table-row>
        <table:table-row table:style-name="ro1">
          <table:table-cell office:value-type="float" office:value="2013" calcext:value-type="float">
            <text:p>2013</text:p>
          </table:table-cell>
          <table:table-cell office:value-type="string" calcext:value-type="string">
            <text:p>Jan</text:p>
          </table:table-cell>
          <table:table-cell office:value-type="float" office:value="28" calcext:value-type="float">
            <text:p>28</text:p>
          </table:table-cell>
          <table:table-cell office:value-type="string" calcext:value-type="string">
            <text:p>00:16:53</text:p>
          </table:table-cell>
          <table:table-cell office:value-type="string" calcext:value-type="string">
            <text:p>Mon</text:p>
          </table:table-cell>
          <table:table-cell office:value-type="string" calcext:value-type="string">
            <text:p>tiano (tiano)</text:p>
          </table:table-cell>
          <table:table-cell office:value-type="string" calcext:value-type="string">
            <text:p>[問題] 生理因素的憂鬱症到底有什麼檢查可做?</text:p>
          </table:table-cell>
          <table:table-cell office:value-type="string" calcext:value-type="string">
            <text:p>TRUE</text:p>
          </table:table-cell>
          <table:table-cell office:value-type="string" calcext:value-type="string">
            <text:p>分享一下我母親（65歲）的故事。 她有高血壓、糖尿病等慢性病病史， 更年期那幾年也很不好受，做過荷爾蒙治療。 也有甲狀腺機能亢進的問題。 有一年突然這裡痛、那裡痛， 血壓、血糖會突然飆高，昏倒（非常嚇人），進了幾次急診， 可是注射了點滴（急診安撫病患的老招數）之後， 又下降到平常水準。 一下子表示嘴乾、唾液少，一下子說全身發熱、睡不著。 我們總共帶她看了13位醫師。 風濕免疫科、新陳代謝科、婦產科、內科...... 最後是在精神科解決了。 精神醫師說，文獻指出東方年長女性的憂鬱症症狀， 通常會以自陳身體不適的方式表現。 問我媽有什麼憂鬱？ 她完全答不出來。 當然我可以代答： 有家族遺傳史， 她年輕時就鬱鬱寡歡。 幾年前我父親往生也是重大打擊， 還有孫子入幼稚園後，她的生活更失去重心...... 後來，吃了兩年的百憂解和鎮定劑（非常微量）， 更重要的是，母親重拾生活的樂趣， 她喜歡種菜， 結交朋友，大家一起來我家秀廚藝， 生活規律，有適當的運動（勞動）。 然後緩慢減藥，現在已經完全斷藥了。 回想那奔走於各科，做各種檢查，真的非常累。 檢查要先掛門診，排時間，然後等待再等待...... 我還記得其中一項尿液檢查是收集一天的尿， 因為那時我母親身心失調，吃喝睡都大亂， 每天喝一大堆水，當然也就產生一大堆尿， 醫院給的容器還裝不下， 有部分是用塑膠袋提去的 ____ 結果所有檢查都正常。 （原有的高血壓、糖尿病也都維持在之前的指數） 老人家還是抱怨身體不舒服。 後來，帶我母親看精神科反而很輕鬆。 有經驗的醫師從初診的問診當中， 就可以發掘問題。 用藥後，兩個星期就見到進步。 不過還是一問三不知。 沒煩惱？沒憂鬱？沒壓力？ 我就記錄母親的作息，報告給醫師聽。 憂鬱症病患的病情好壞，大多可以從吃、睡、活力等客觀方面描述。 當這些症狀漸漸消失後，就配合醫囑慢慢停藥囉。 荷爾蒙、甲狀腺都可以去驗。 迷走神經我不知道。 我自己是好不了的憂鬱症病患啦也驗過甲狀腺， 是在精神科要求的。 還有一個老人整合門診也可以考慮，不過看起來令慈還不老。</text:p>
          </table:table-cell>
          <table:table-cell office:value-type="string" calcext:value-type="string">
            <text:p>沒煩惱？沒憂鬱？沒壓力？。</text:p>
          </table:table-cell>
          <table:table-cell table:number-columns-repeated="3"/>
        </table:table-row>
        <table:table-row table:style-name="ro1">
          <table:table-cell office:value-type="float" office:value="2013" calcext:value-type="float">
            <text:p>2013</text:p>
          </table:table-cell>
          <table:table-cell office:value-type="string" calcext:value-type="string">
            <text:p>Jan</text:p>
          </table:table-cell>
          <table:table-cell office:value-type="float" office:value="28" calcext:value-type="float">
            <text:p>28</text:p>
          </table:table-cell>
          <table:table-cell office:value-type="string" calcext:value-type="string">
            <text:p>20:17:19</text:p>
          </table:table-cell>
          <table:table-cell office:value-type="string" calcext:value-type="string">
            <text:p>Mon</text:p>
          </table:table-cell>
          <table:table-cell office:value-type="string" calcext:value-type="string">
            <text:p>hideperson (隱藏人物)</text:p>
          </table:table-cell>
          <table:table-cell office:value-type="string" calcext:value-type="string">
            <text:p>[閒聊] 有人痊癒到不必吃藥就能睡的嗎?</text:p>
          </table:table-cell>
          <table:table-cell office:value-type="string" calcext:value-type="string">
            <text:p>TRUE</text:p>
          </table:table-cell>
          <table:table-cell office:value-type="string" calcext:value-type="string">
            <text:p>之前大學嚴重到吃到FM2 但睡起來真的昏昏沉沉 但以後慢慢調適 1.運動 維持一個禮拜三到四次 尤其是下午時候有陽光 因為陽光可以把過度憂鬱帶走一點 並且合成維生素D 加速代謝廢物 讓自己更健康 尤其晚上累了會好睡點。 PS.運動時候 適度調整呼吸 一吸兩吐 或配合自己節奏 以下會提到為什麼 2.睡覺前 腹式呼吸法~ 也就是所謂放鬆自己呼吸 讓自己呼吸變的緩慢 所以運動可以養成呼吸這種節奏 只是你睡覺呼吸還要在更慢 不要像 運動這麼急促 慢慢調慢你的呼吸頻率 3.冥想 跟自己對話 先放鬆你的四肢 慢慢的呼吸越來越慢 調整呼吸頻率 想像你自己身處你最舒服的環境 我自己是想像在漂亮海灘曬太陽 慢慢的你進入你的睡眠 重複這些步驟 一開始一定會好幾次 但後面就比較快進入 當然有時候壓力大 還是會去一般診所拿安眠藥 只是頻率不大 一年大概拿2~3次 規律適度運動 有助於紓緩緊張還有緊繃肌肉 更重要是會讓自己情緒好一點 心情好 當然入眠就簡單點 另外每天規律大約時間上床睡覺很重要 身體習慣 自然時間快到 身體就會察覺了 想睡覺 希望能幫助大家 腹式呼吸法冥想 是大學諮商時 諮商師教的 感覺不錯 分享給大家 當然醫生開給你的藥要記得吃 等你一段時間能睡了 跟醫生諮詢 看要從那種安眠藥開始減~ 或是開始吃半顆~ 慢慢減 一下子沒吃 真的反彈力很大 慢慢減藥 慢慢調睡眠狀態 尤其是還有憂鬱症狀 睡覺真的很重要</text:p>
          </table:table-cell>
          <table:table-cell office:value-type="string" calcext:value-type="string">
            <text:p>當然有時候壓力大。</text:p>
          </table:table-cell>
          <table:table-cell table:number-columns-repeated="3"/>
        </table:table-row>
        <table:table-row table:style-name="ro1">
          <table:table-cell office:value-type="float" office:value="2013" calcext:value-type="float">
            <text:p>2013</text:p>
          </table:table-cell>
          <table:table-cell office:value-type="string" calcext:value-type="string">
            <text:p>Jan</text:p>
          </table:table-cell>
          <table:table-cell office:value-type="float" office:value="30" calcext:value-type="float">
            <text:p>30</text:p>
          </table:table-cell>
          <table:table-cell office:value-type="string" calcext:value-type="string">
            <text:p>21:55:51</text:p>
          </table:table-cell>
          <table:table-cell office:value-type="string" calcext:value-type="string">
            <text:p>Wed</text:p>
          </table:table-cell>
          <table:table-cell office:value-type="string" calcext:value-type="string">
            <text:p>azurovy (微笑是最好的佈施)</text:p>
          </table:table-cell>
          <table:table-cell office:value-type="string" calcext:value-type="string">
            <text:p>[閒聊] 心臟精神官能症？</text:p>
          </table:table-cell>
          <table:table-cell office:value-type="string" calcext:value-type="string">
            <text:p>FALSE</text:p>
          </table:table-cell>
          <table:table-cell office:value-type="string" calcext:value-type="string">
            <text:p>最近（坐公車、做瑜伽、洗碗時）發生心臟痛，雖然只有痛一下下，但還是會緊張 上網查，器質性徵源可能為：胃潰傷、良性二尖瓣脫垂 非器質性：心臟精神官能症多發於冬季，因為氣溫降低造成自律神經失調 主要藥物，乙型阻斷劑或鎮靜劑 做瑜伽和爬山明明是要舒壓阿 可是是最近壓力大 上上週還腹瀉、想吐 QQ</text:p>
          </table:table-cell>
          <table:table-cell office:value-type="string" calcext:value-type="string">
            <text:p>可是是最近壓力大。</text:p>
          </table:table-cell>
          <table:table-cell table:number-columns-repeated="3"/>
        </table:table-row>
        <table:table-row table:style-name="ro1">
          <table:table-cell office:value-type="float" office:value="2013" calcext:value-type="float">
            <text:p>2013</text:p>
          </table:table-cell>
          <table:table-cell office:value-type="string" calcext:value-type="string">
            <text:p>Feb</text:p>
          </table:table-cell>
          <table:table-cell office:value-type="float" office:value="4" calcext:value-type="float">
            <text:p>4</text:p>
          </table:table-cell>
          <table:table-cell office:value-type="string" calcext:value-type="string">
            <text:p>20:43:31</text:p>
          </table:table-cell>
          <table:table-cell office:value-type="string" calcext:value-type="string">
            <text:p>Mon</text:p>
          </table:table-cell>
          <table:table-cell office:value-type="string" calcext:value-type="string">
            <text:p>swingcola ( <text:s text:c="2"/>)</text:p>
          </table:table-cell>
          <table:table-cell office:value-type="string" calcext:value-type="string">
            <text:p>[閒聊] 上班不知道要幹嘛</text:p>
          </table:table-cell>
          <table:table-cell office:value-type="string" calcext:value-type="string">
            <text:p>FALSE</text:p>
          </table:table-cell>
          <table:table-cell office:value-type="string" calcext:value-type="string">
            <text:p>最近找到一份待辦公室業務性質的工作 由於我完全沒經驗加上對這工作沒有很大熱誠 只是覺得這份工作會幫助我很多，至少我去上班的話在家比較不會胡思亂想 然後上了一陣子，壓力開始上來了 因為他們說什麼我都聽不懂 而且我也沒人帶，大部分時候都不知道要幹麻，反而壓力很大 一直上公司的系統電腦亂看龐大的資訊也沒頭緒 工作環境很吵雜電話也一直響，要問個問題還要等看有沒有人有空 凡正我不知道如何著手，太吵也沒辦法專心看資料 總之就是毫無頭緒的上班，抓到機會就問問題 結果今天被前輩說不要問為什麼，我就滿腦子問號怎辦 而且要馬上去處理我也找不出答案 腦子要記住一大堆陌生的東西，接電話時也要回答客人我也不懂的問題阿阿阿 整個人做在辦公室都不知道在幹麻的 但我還是想選擇珍惜這份工作，只是這樣的環境讓我吃不消 大家可不可以提供一點意見讓我上班比較舒緩一點 不然我上班的情緒壓力大到，旁邊的人都有感覺反而工做更不順耶 嗚嗚... 現在還在耳鳴...</text:p>
          </table:table-cell>
          <table:table-cell office:value-type="string" calcext:value-type="string">
            <text:p>然後上了一陣子，壓力開始上來了。而且我也沒人帶，大部分時候都不知道要幹麻，反而壓力很大。不然我上班的情緒壓力大到，旁邊的人都有感覺反而工做更不順耶。</text:p>
          </table:table-cell>
          <table:table-cell table:number-columns-repeated="3"/>
        </table:table-row>
        <table:table-row table:style-name="ro1">
          <table:table-cell office:value-type="float" office:value="2013" calcext:value-type="float">
            <text:p>2013</text:p>
          </table:table-cell>
          <table:table-cell office:value-type="string" calcext:value-type="string">
            <text:p>Feb</text:p>
          </table:table-cell>
          <table:table-cell office:value-type="float" office:value="15" calcext:value-type="float">
            <text:p>15</text:p>
          </table:table-cell>
          <table:table-cell office:value-type="string" calcext:value-type="string">
            <text:p>16:50:56</text:p>
          </table:table-cell>
          <table:table-cell office:value-type="string" calcext:value-type="string">
            <text:p>Fri</text:p>
          </table:table-cell>
          <table:table-cell office:value-type="string" calcext:value-type="string">
            <text:p>pinkda (蛋姐姐)</text:p>
          </table:table-cell>
          <table:table-cell office:value-type="string" calcext:value-type="string">
            <text:p>[閒聊] 從來沒有想過那麼多人和我一樣</text:p>
          </table:table-cell>
          <table:table-cell office:value-type="string" calcext:value-type="string">
            <text:p>FALSE</text:p>
          </table:table-cell>
          <table:table-cell office:value-type="string" calcext:value-type="string">
            <text:p>從來就沒有想過..看著每一篇文章每一個人的心情..每一個人的害怕.. 每一個人的恐懼每一個人的壓力.. 都和我那麼相似... 我在奇美醫院進出二次住了二次的院.. 也曾經吞下精神科診所全部的藥物.. 但都無濟於事... 我不知道自己活著的意義.. 有時覺得應該在死之前吃盡美食.. 於是大吃大喝.. 然後隔了一天發現自己不應該變胖.. 然後又開始每吃一餐又挖吐一餐.. 累了乏了..</text:p>
          </table:table-cell>
          <table:table-cell office:value-type="string" calcext:value-type="string">
            <text:p>每一個人的恐懼每一個人的壓力..。</text:p>
          </table:table-cell>
          <table:table-cell table:number-columns-repeated="3"/>
        </table:table-row>
        <table:table-row table:style-name="ro1">
          <table:table-cell office:value-type="float" office:value="2013" calcext:value-type="float">
            <text:p>2013</text:p>
          </table:table-cell>
          <table:table-cell office:value-type="string" calcext:value-type="string">
            <text:p>Feb</text:p>
          </table:table-cell>
          <table:table-cell office:value-type="float" office:value="17" calcext:value-type="float">
            <text:p>17</text:p>
          </table:table-cell>
          <table:table-cell office:value-type="string" calcext:value-type="string">
            <text:p>03:15:13</text:p>
          </table:table-cell>
          <table:table-cell office:value-type="string" calcext:value-type="string">
            <text:p>Sun</text:p>
          </table:table-cell>
          <table:table-cell office:value-type="string" calcext:value-type="string">
            <text:p>enid19428 (vida)</text:p>
          </table:table-cell>
          <table:table-cell office:value-type="string" calcext:value-type="string">
            <text:p>Fw: [問題] 自律神經失調 精神官能症?</text:p>
          </table:table-cell>
          <table:table-cell office:value-type="string" calcext:value-type="string">
            <text:p>FALSE</text:p>
          </table:table-cell>
          <table:table-cell office:value-type="string" calcext:value-type="string">
            <text:p>作者 enid19428 (vida) 看板 DoctorInfo 標題 [問題] 自律神經失調 精神官能症? 時間 Sun Feb 17 031318 2013 三年前因考試壓力因此造成慢性的胃痛持續一年， 胃鏡檢查些許發炎，吃了治療幽門發炎的藥也不見好轉， 反反覆覆，尤其緊張或難過等情緒起伏大時特別容易發作， 後來索性去身心內科看是否是焦慮症或腸躁症， 而醫生診斷為 精神官能症的身心症， 說是心理影響生理不適，也安排了心理諮商和抗憂鬱藥物減輕焦慮， 心理諮商一年後心情與想法已經改變很多， 而胃痛在吃了半年多的粉紅小花胃藥之後改善很多很少再痛只有一點不舒服， 但現在就是身體很疲勞、偶爾會對事情提不起勁、晚上容易失眠、睡不好 而睡著後卻十分嗜睡，早上總是爬不起來，嚴重時醒來已經晚上六點， 這對生活造成極大困擾，以前胃痛是早上空腹太久醒來會很容易痛到縮成一團， 現在則是鬧鐘一關又繼續昏睡，我也知道這也是意志力的問題，總是努力在克服。 醫生診斷是 精神官能症 憂鬱症， 而抗憂鬱藥物則是不斷更改及增加， 每每問醫生要吃到甚麼時候時總說如果身體能夠應對、心智成熟時及可。 而因為抗憂鬱藥物是長期見效，因此其實我很難察覺到藥效在身上發揮的作用， 比起鎮靜劑、安眠藥一類一吃就能昏睡的藥物來說。 而現在身體也會有別的不舒服的症狀，但不是痛到必須處理的， 因此看中醫調理（也是因脊椎有推拿需求） 像是 容易心悸 胸悶 頭暈 鼻子過敏（原本看中醫是為了這個） 身體在很累的時候還會忽冷忽熱（經常看別人穿外套可是自己很熱）夜間盜汗 吃科學中藥就能緩解 查網路看到自律神經失調也會有上述症狀 因此懷疑自己是否壓根就是 自律神經失調 導致身體不適、憂鬱等症狀 中醫師說我是有這方面的症狀，但他也沒說得很清楚， 而西醫則是說我沒有到自律神經失調。 我覺得症狀蠻像的，自律神經失調看起來也比較有頭緒能治療， 吃了那麼久的抗憂鬱劑也覺得十分厭倦和懷疑， 但不曉得該怎麼去驗證 是做檢查？或是找別家中醫？ 但中醫好不好又見仁見智見科別，沒有知道哪裡有在看這方面的， 也不知道哪裡有在做這方面的檢查， 不曉得板上有沒有經驗談或病友能分享，謝謝</text:p>
          </table:table-cell>
          <table:table-cell office:value-type="string" calcext:value-type="string">
            <text:p>三年前因考試壓力因此造成慢性的胃痛持續一年，。</text:p>
          </table:table-cell>
          <table:table-cell table:number-columns-repeated="3"/>
        </table:table-row>
        <table:table-row table:style-name="ro1">
          <table:table-cell office:value-type="float" office:value="2013" calcext:value-type="float">
            <text:p>2013</text:p>
          </table:table-cell>
          <table:table-cell office:value-type="string" calcext:value-type="string">
            <text:p>Feb</text:p>
          </table:table-cell>
          <table:table-cell office:value-type="float" office:value="25" calcext:value-type="float">
            <text:p>25</text:p>
          </table:table-cell>
          <table:table-cell office:value-type="string" calcext:value-type="string">
            <text:p>11:25:37</text:p>
          </table:table-cell>
          <table:table-cell office:value-type="string" calcext:value-type="string">
            <text:p>Mon</text:p>
          </table:table-cell>
          <table:table-cell office:value-type="string" calcext:value-type="string">
            <text:p>e860205 (Stay foolish)</text:p>
          </table:table-cell>
          <table:table-cell office:value-type="string" calcext:value-type="string">
            <text:p>Fw: [請益] 草莓族的未來</text:p>
          </table:table-cell>
          <table:table-cell office:value-type="string" calcext:value-type="string">
            <text:p>FALSE</text:p>
          </table:table-cell>
          <table:table-cell office:value-type="string" calcext:value-type="string">
            <text:p>作者 yjbear (yjbear) 看板 CareerPlan 標題 Re [請益] 草莓族的未來 時間 Sun Feb 24 191326 2013 冒險也冒昧回這篇，晚了幾天，看到seesawseen大的文 也想一起回 我個人並非人人稱羨的大學畢業，但也算自己想念的科系 會想回，是之前就有想過要PO近況，感謝一些人 我也是長期有精神狀態需要穩定的人 其實大學一直都滿好強，並不太會表現出來 長期的失眠(比如連續兩年暑假每天失眠到清晨六點，再去打工) 或者情緒的不穩定，都滿努力壓制的 不希望這方面被作文章 但是最嚴重就是在入社會後吧 畢業前本來就有尋求諮商中心的協助 因為當時寫論文，和家裡出了事情(欠錢)，精神壓力很大 後來固定看心理醫生，但都只是拿輔助睡眠的藥 第一份工作時，我不確定是什麼因素 再也無法克制地崩潰 幻覺、幻聽變得很嚴重 常常有只有我看到的人在我面前走動、擋住我的視線、對我說話 我常常在跟朋友或家人說話時停滯，因為受到干擾 我覺得每個人都心存惡意害我 在說我壞話 可想而知脾氣也是非常暴躁 第一份工作初期，這樣的狀況沒有這麼嚴重 我還交了一位男朋友，給我很多力量 我也視為婚嫁的對象 但是，當狀況變嚴重，感情也恰好破裂時 失去了支柱力量 同時也離開第一份工作 我的打擊很大 我失業了八個月 在我結束第一份約聘工作時 然後因為獨自出遊旅行，在外騎腳踏車撞貨車 被帶回家裡附近的醫院檢查 認定我有精神問題，當時認定是躁鬱症 我開始吃很多的藥，可能跟很多人比起來還是少 但是我第一次，吃一包藥要分三、四次以上才能吞完 有的藥是壓制治療症狀 可是因為每種藥有不同的副作用 又必須開其他的藥來制衡 所以，變成好大一包藥 其實我現在有點忘記那八個月我在幹嘛了 應該是吃藥昏睡、花很多時間在難過 沒什麼朋友關心我，我也不太敢跟別人聯絡 幾個好朋友出國念書，要不嫁人養孩子 我的心底話差不多也找不到別人說 我只知道家人承受很大的壓力 我很痛苦，但他們比我更痛苦 糟糕時，我媽希望把我送進醫院的精神病房 直到她看到病房裡的人都神情呆滯 才嚇到放棄，決定努力照顧我 我時常大吼大叫，堅持我很正常 但一過天橋就覺得天橋會斷掉，害怕得要死 搭捷運時看著軌道，一直有想要跳軌的衝動 騎機車經過河邊，有一種無法控制的感覺想騎進河裡 專注力無法集中，我沒有辦法看電視或看書 因為我覺得好可怕好可怕，或是無法投入 就算是以前很喜歡的日劇，也是看個十分鐘就受不了 不想運動，不喜歡原來最愛的腳踏車活動 什麼都不想要，也看不到 對自己的未來，是無限的徬徨迷茫 當然，無數次站在頂樓時，也是只有一個想法... 但是想到媽媽的樣子就哭了 想辦法讓自己離開頂樓 克制那種念頭 失業八個月的中間 因為騎車摔倒 手骨折 有三個多月也無法好好行動 真的對自己很憤怒、很悲觀 我覺得非常迷惘跟痛苦 不知道要幹嘛 失業、失戀、生病、骨折、變胖 我唯一剩下的是家人 我不斷地投履歷，可是可想而知我應該連自己的履歷也寫不好 醫生的評斷，是也覺得我說話邏輯跳來跳去 我現在回頭看我當時寫的文字 我根本看不懂，也搞不懂為何我有這種混亂的想法 一開始我都投寫劇本或出版社的工作 (我本身研讀劇本創作) 後來不是被騙，就是投履歷毫無回音 我也試著去投711、書店門市 但是不知道是我看起來不太正常，還是因為我把研究所的學歷列入履歷 也沒有人要用我 後來屈臣氏、寶雅、IKEA我都投了 我覺得，那是我人生轉機的開始 竟然有一個藥妝店的店長請我去面試 當天也就錄取了我 事實上，我不知道那是地獄，還是轉機 其實工作那段期間真的滿掙扎的 覺得跟自己個性很不合 要不斷面對人群 可是，有人願意給我工作，願意教我 就算罵我，也是在讓我接觸人群 至少我有在工作 折扣活動日時，我會穿著兩張海報夾成的背心去大街小巷宣傳 騎著機車，機車上放著廣播器，然後一張張發傳單 那個時候，我常常會想起黃春明老師的大兒子的玩偶 我有點難為情 但又覺得，我沒有對不起我的工作 店長說，我是她們店裡唯一願意穿這樣去宣傳，而沒有二話的 每天站十個小時 每天搬東西 每天割到自己的手 可是不管是腦力工作，還是勞力工作 我覺得我都問心無愧 不偷不搶，沒有傷害別人 剛到藥妝店上班時，店長接過我的畢業證書 說：我...我...我的手都在抖 (因為要拿最高畢業證明，我只好拿研究所的去 XD) 同事也都對我滿好的 快要離職時我才知道 原來我寄履歷時，她們全部的人圍在一起看 很驚訝我為何來應徵 當時的感觸是，社會上真的有很多種工作 每一份工作都需要有人做 社會才能運轉 雖然我做的很煎熬 但是那時我才發覺，自己的生活，就算再怎麼孤僻的人 也是和人息息相關的 我不太敢跟別人聯絡 年輕時，因為好強 我一路念的學校都不算差 高中念女校 大學也是藝術學子最嚮往的殿堂 我不明白，原來有些事不是努力就會有結果 生老病死、工作、感情 不是努力就有結果 我也曾來這邊尋求網友的意見 有些人給了我鼓勵 我想，有些味道，事過境遷嘗起來才會有感覺 說道這裡有點亂，但是我想說的是 見兩位板友的發文，邏輯都算正常 也能聽進別人的話 我想這點就很有希望了 並不太差 而且兩位若不是成績不錯，就是也有業界的工作經驗 實在不須如此悲觀 我後來離開藥妝店 進了一家傳播相關的公司 當過公關、也當過該公司的電話客服 當公關初期，也是非常煎熬 因為專注力無法集中，又必須深入大量接觸人群(跟服務業相較) 我常常坐著捷運想要下車，換車坐回家，逃避上班 但是每天都很努力忍耐 後來實在是壓力太大 醫生擔心會復發 我決定離職 但被挽留 所以自動請調電話客服 病情是隨著時間慢慢好轉 幻聽、幻覺漸漸減少 藥量也變少 現在，已經完全停藥了 當年，吃了兩年多的藥都沒有太大起色 醫生進一步幫我檢定 認為有精神分裂症的可能 其實一度一度我想我的人生真是從此完了 一切都感謝家人 他們的忍讓，和沒有放棄 當電話客服的期間，我每天都會接到十通左右的胡鬧電話 裡面大概有五、六通都可以聽得出來 是精神相關症狀的人 我一方面覺得很煩(他們天天打電話) 一方面覺得他們很可憐 因為他們完全無法跟人溝通，停留在一個腦中的情境裡 其實，是相當悲傷的 我的工作經歷不長 目前也沒有太特別的工作成就 甚至連薪水都不高 可能無法提供具體的意見 但是，我經歷過 然後在很多人的幫助下走過來 所以我想，是有機會的 我媽在這段期間為我研讀了很多健康醫療和食療書籍 失業期間，我也很幸運地靠家裡支撐 經歷過這些，我發現事上不會有人比家人和我的狗更愛我 也不會放棄我 對感情面比較悲觀 除了覺得非血緣關係的人做不到這樣的支持之外 也比較擔心這樣的基因遺傳給下一代 其他的，反而越活越快樂 其實那些年，有一段時間心靈書籍也對我沒有意義 它們根本無拯救我的內心 也難以讓我平靜 我的價值觀完全被毀掉 現在，價值觀又重整了吧 看醫生、定期吃藥、飲食習慣的轉變、找支持團體 (我之前會去肯愛協會的講座) 很努力地勉強自己運動 當然有時候，就是什麼也不想做 頭頂只看的到黑天 完全感覺不到任何可能性 但是，應該有人是愛你們，也擔心你們的 就算沒有，一個小動物，一隻狗或一隻貓 也都會完全地愛你們 不計較你們心境外貌的轉變 我本來也有打算考公職 但是嚴肅的書我一直讀不好 加上工作意外有轉機 (接到文字工作的CASE，並且又有了跟戲劇相關工作的機會) 所以目前暫時沒有打算 但我有學姊也是因為精神問題，困擾已久 後來為了父母振作，考上高考 現在反而滿開朗地在工作 跟以前完全不一樣 囉哩叭唆說到這裡 希望e大和s大放寬心 也向曾經鼓勵我的人致謝</text:p>
          </table:table-cell>
          <table:table-cell office:value-type="string" calcext:value-type="string">
            <text:p>因為當時寫論文，和家裡出了事情(欠錢)，精神壓力很大。我只知道家人承受很大的壓力。後來實在是壓力太大。</text:p>
          </table:table-cell>
          <table:table-cell table:number-columns-repeated="3"/>
        </table:table-row>
        <table:table-row table:style-name="ro1">
          <table:table-cell office:value-type="float" office:value="2013" calcext:value-type="float">
            <text:p>2013</text:p>
          </table:table-cell>
          <table:table-cell office:value-type="string" calcext:value-type="string">
            <text:p>Mar</text:p>
          </table:table-cell>
          <table:table-cell office:value-type="float" office:value="18" calcext:value-type="float">
            <text:p>18</text:p>
          </table:table-cell>
          <table:table-cell office:value-type="string" calcext:value-type="string">
            <text:p>11:21:21</text:p>
          </table:table-cell>
          <table:table-cell office:value-type="string" calcext:value-type="string">
            <text:p>Mon</text:p>
          </table:table-cell>
          <table:table-cell office:value-type="string" calcext:value-type="string">
            <text:p>thedays (那些日子)</text:p>
          </table:table-cell>
          <table:table-cell office:value-type="string" calcext:value-type="string">
            <text:p>[問題] 一直好想吐 心好慌 藥也吃了沒改善怎辦?</text:p>
          </table:table-cell>
          <table:table-cell office:value-type="string" calcext:value-type="string">
            <text:p>FALSE</text:p>
          </table:table-cell>
          <table:table-cell office:value-type="string" calcext:value-type="string">
            <text:p>怎麼辦 一上班就想吐 是真的一直乾嘔 一直呈現緊張狀態 這份工作毫無成就感 也沒有前途 人際有摩擦 但是為了謀生 加上32歲大傳系在非台北區找不到現在待遇這麼優渥的工作 甚至投履歷一年半載都沒消息 只能咬牙作現在的工作 家鄉的7X歲老母親病倒 她每天都說活得沒意義 我又沒兄弟姐妹跟爸爸 自己只是個又老 又沒前途 又沒錢 又沒一技之長的女生 聽到媽媽抱怨我真的無能為力 每天醒來就怕母親會不在人世 自己所學科系沒有一技之長 沒什麼錢 養自己都有問題了 我又不是略有姿色的女生 已經老了又沒錢保養 投行政人資業務一直都沒消息... 一兩年前我是個超有個人特色的人 每天在公司都很活躍 拼命出鋒頭 非常有自我主張 開會的時候踴躍發言 充滿活力 可是生病加上家庭劇變 以及工作型態與人際的轉變 我覺得整個人被擊倒了 這些惡性循環讓我一個朋友也沒有 對自己以外的事情漠不關心 講話都不敢 做什麼都緊張 線上遊戲也沒興趣玩 什麼都不感興趣 醒著就是煩惱 排山倒海的壓力 未來到底怎麼辦腦中只有這件事情 緊張 失去基本工作能力 忘東忘西 活著沒興趣 言語失序 請問有沒有人有類似生理狀況 這要怎麼改善(吃藥也沒用) 感覺我現在處在惡性循環中 謝謝</text:p>
          </table:table-cell>
          <table:table-cell office:value-type="string" calcext:value-type="string">
            <text:p>排山倒海的壓力。</text:p>
          </table:table-cell>
          <table:table-cell table:number-columns-repeated="3"/>
        </table:table-row>
        <table:table-row table:style-name="ro1">
          <table:table-cell office:value-type="float" office:value="2013" calcext:value-type="float">
            <text:p>2013</text:p>
          </table:table-cell>
          <table:table-cell office:value-type="string" calcext:value-type="string">
            <text:p>Mar</text:p>
          </table:table-cell>
          <table:table-cell office:value-type="float" office:value="19" calcext:value-type="float">
            <text:p>19</text:p>
          </table:table-cell>
          <table:table-cell office:value-type="string" calcext:value-type="string">
            <text:p>00:00:21</text:p>
          </table:table-cell>
          <table:table-cell office:value-type="string" calcext:value-type="string">
            <text:p>Tue</text:p>
          </table:table-cell>
          <table:table-cell office:value-type="string" calcext:value-type="string">
            <text:p>kensu (??)</text:p>
          </table:table-cell>
          <table:table-cell office:value-type="string" calcext:value-type="string">
            <text:p>[問題] 保險的問題請教大家</text:p>
          </table:table-cell>
          <table:table-cell office:value-type="string" calcext:value-type="string">
            <text:p>FALSE</text:p>
          </table:table-cell>
          <table:table-cell office:value-type="string" calcext:value-type="string">
            <text:p>大家好..兩年前 準備考研究所的時候壓力大 有去看了身心科.大約兩個月的時間 其實藥我也沒吃.因為感覺吃了更嚴重..我想這樣應該是沒辨法保險 但爬文發現.可以保防癌險. 但我看新安東京要保書上面有問 五年內有沒有 看過身心科..所以代表我不行保這個嗎.. 如果不行的話.請問單純防癌險 有介紹的嗎 謝謝~~</text:p>
          </table:table-cell>
          <table:table-cell office:value-type="string" calcext:value-type="string">
            <text:p>準備考研究所的時候壓力大。</text:p>
          </table:table-cell>
          <table:table-cell table:number-columns-repeated="3"/>
        </table:table-row>
        <table:table-row table:style-name="ro1">
          <table:table-cell office:value-type="float" office:value="2013" calcext:value-type="float">
            <text:p>2013</text:p>
          </table:table-cell>
          <table:table-cell office:value-type="string" calcext:value-type="string">
            <text:p>Mar</text:p>
          </table:table-cell>
          <table:table-cell office:value-type="float" office:value="20" calcext:value-type="float">
            <text:p>20</text:p>
          </table:table-cell>
          <table:table-cell office:value-type="string" calcext:value-type="string">
            <text:p>13:51:28</text:p>
          </table:table-cell>
          <table:table-cell office:value-type="string" calcext:value-type="string">
            <text:p>Wed</text:p>
          </table:table-cell>
          <table:table-cell office:value-type="string" calcext:value-type="string">
            <text:p>genegeek (genegeek)</text:p>
          </table:table-cell>
          <table:table-cell office:value-type="string" calcext:value-type="string">
            <text:p>[新聞] 小心桃花癲！季節轉換躁鬱症易復發</text:p>
          </table:table-cell>
          <table:table-cell office:value-type="string" calcext:value-type="string">
            <text:p>FALSE</text:p>
          </table:table-cell>
          <table:table-cell office:value-type="string" calcext:value-type="string">
            <text:p>華人健康網 記者張世傑台北報導 2013年3月20日 1233 春天是躁鬱症好發季節，因此在古時候有所謂桃花癲的說法。精神科醫師提醒，躁鬱 症是精神疾病中病程比較良性的一種，且容易有復發傾向，造成認知與社會職業功能逐步 退化，建議患者家屬應該給予患者適當支持，幫助患者養成服藥習慣，以免舊病復發或病 況惡化。 大林慈濟醫院身心醫學科陳廣鵬醫師表示，現代人罹患精神疾病機率高，有研究顯示，超 過60%的躁鬱症患者在發病前3個月內，曾經發生過親人死亡、離婚、感情失落，以及失業 等生活重大創傷，而其它發病原因則是長期累積的慢性壓力，或缺少社會支援等。 1位54歲的林姓婦人，丈夫因車禍驟逝，原本一直垂頭喪氣、沉默寡言陷於憂鬱的狀態中 ，但之後突然精神煥發，還打扮得光鮮亮麗，而且侃侃而談，情緒由憂鬱逆轉為急躁，直 到服藥持續治療2周後，症狀緩解才恢復平靜的情緒與合宜的言行。 從臨床上觀察，較早發病的躁鬱症患者一開始多以憂鬱期為主，並且通常會經歷多次憂鬱 期之後才會有輕度狂躁。躁鬱症中的躁病發作症狀，包括活動量過分增加、精力旺盛、性 需要增加，睡眠的需要量減少、好講話、易怒、注意力分散不易集中，以及虛妄且不切實 際等。 因為躁鬱症有可能以行為違常、過動症、酒精濫用及其它物質濫用、強迫症、恐慌症、人 格異常來呈現，所以在診斷上十分困難。但大部分的躁鬱症患者會經歷多次發病，而且無 症狀期的長度通常會隨著年齡的增長而減短。 關懷躁鬱症患者5要領： 1.關心：在躁症急性發作時，要注意患者因情緒過度高亢而可能失控的行為。 2.預防：在鬱症發作時，要特別預防患者自殺。 3.支持：在患者發作後恢復正常時，要給予其正面情緒的支持，特別是不要對患者在發作 期間的表現予以苛責，要體諒他們生病的痛苦與無奈，以免造成其自信心的受挫。 4.服藥：平時症狀未發作、情緒正常時，親友應設法使患者養成良好的服藥習慣以預防再 發。 5.減壓：減少患者的壓力及給予適當的情緒支持，並持續給予關心。 資料來源 http//ppt.cc/WYqX</text:p>
          </table:table-cell>
          <table:table-cell office:value-type="string" calcext:value-type="string">
            <text:p>等生活重大創傷，而其它發病原因則是長期累積的慢性壓力，或缺少社會支援等。5.減壓：減少患者的壓力及給予適當的情緒支持，並持續給予關心。</text:p>
          </table:table-cell>
          <table:table-cell table:number-columns-repeated="3"/>
        </table:table-row>
        <table:table-row table:style-name="ro1">
          <table:table-cell office:value-type="float" office:value="2013" calcext:value-type="float">
            <text:p>2013</text:p>
          </table:table-cell>
          <table:table-cell office:value-type="string" calcext:value-type="string">
            <text:p>Apr</text:p>
          </table:table-cell>
          <table:table-cell office:value-type="float" office:value="3" calcext:value-type="float">
            <text:p>3</text:p>
          </table:table-cell>
          <table:table-cell office:value-type="string" calcext:value-type="string">
            <text:p>00:03:14</text:p>
          </table:table-cell>
          <table:table-cell office:value-type="string" calcext:value-type="string">
            <text:p>Wed</text:p>
          </table:table-cell>
          <table:table-cell office:value-type="string" calcext:value-type="string">
            <text:p>Astragali (靜默回音)</text:p>
          </table:table-cell>
          <table:table-cell office:value-type="string" calcext:value-type="string">
            <text:p>[問題] 我是不是該去看醫生了</text:p>
          </table:table-cell>
          <table:table-cell office:value-type="string" calcext:value-type="string">
            <text:p>TRUE</text:p>
          </table:table-cell>
          <table:table-cell office:value-type="string" calcext:value-type="string">
            <text:p>這篇文章並非完全針對原po的問題，而是給所有有同樣疑問的人。 如果在本板看到有標題打上是不是該去看醫生，我(或其他板友)通常會直接回去吧， 理由很簡單看個醫生會有什麼損失嗎? 現代人生活緊張、壓力大，看身心科已經是很普遍的事， 醫生也不一定都會開藥，就算開藥，只要肯好好吃，未來還是有機會慢慢停藥。 基本上不想看醫生的心理層面大概有二 1.如果醫生說我生病了，怎麼辦? 沒怎麼辦，就治療啊...... 這樣的回答可能聽起來有點敷衍，不過其實我是很認真的， 吃藥看病治療真的沒那麼可怕，憂鬱症其實也就是一種心靈上的感冒而已。 (其它精神疾病可能比較需要花時間治療，但還是可以控制的。) 好啦可能一開始會有點提心吊膽，不知道自己究竟是哪裡出問題了， 不過習慣了以後就會發現不過如此(?)， 病人就是很普通的人啊......只是有些人血糖過高要吃藥，我們是血清素不足要吃藥， 就這樣，沒了...... (關於吃藥及康復的問題可在本板搜尋此ID的文章。) 2.如果醫生說我沒病，怎麼辦? 首先我認為，疾病與健康有時候並不是yes/no的問題， 就算真的還不到病吧，造成困擾了也是事實， 既然這樣，尋求專業的醫療/諮商，還是有其必要性的。 至於會不會有醫生說你沒病你只是想太多啊啊啊啊我好糟糕我好廢我是爛草莓的可能? 嘛，坦白講，雖然理論上不無可能(XD)，但是就我看來， 絕大多數會反省自己、認為自己是不是抗壓性不夠的人， 往往才是對自己要求過高，甚至是把自己逼過頭的那些人...... 會反省其實就是好事啊，會擔心也是好事， 反省是因為有在思考，擔心表示重視自己的行為， 但是把任何事情都攬在自己身上、都第一優先認為是自己的錯，這才是影響心理健康呢 發現問題，正視問題，是通往解決問題的第一步， 往往也是最困難的一步， 但是這些問題絕大多數都是可以解決的，只要肯花一些時間和耐心。 別怕，這裡有很多人陪你。)</text:p>
          </table:table-cell>
          <table:table-cell office:value-type="string" calcext:value-type="string">
            <text:p>現代人生活緊張、壓力大，看身心科已經是很普遍的事，。</text:p>
          </table:table-cell>
          <table:table-cell table:number-columns-repeated="3"/>
        </table:table-row>
        <table:table-row table:style-name="ro1">
          <table:table-cell office:value-type="float" office:value="2013" calcext:value-type="float">
            <text:p>2013</text:p>
          </table:table-cell>
          <table:table-cell office:value-type="string" calcext:value-type="string">
            <text:p>Apr</text:p>
          </table:table-cell>
          <table:table-cell office:value-type="float" office:value="6" calcext:value-type="float">
            <text:p>6</text:p>
          </table:table-cell>
          <table:table-cell office:value-type="string" calcext:value-type="string">
            <text:p>20:26:57</text:p>
          </table:table-cell>
          <table:table-cell office:value-type="string" calcext:value-type="string">
            <text:p>Sat</text:p>
          </table:table-cell>
          <table:table-cell office:value-type="string" calcext:value-type="string">
            <text:p>kusogo (P.S. I LOVE YOU)</text:p>
          </table:table-cell>
          <table:table-cell office:value-type="string" calcext:value-type="string">
            <text:p>[問題] 當兵的業務壓力...</text:p>
          </table:table-cell>
          <table:table-cell office:value-type="string" calcext:value-type="string">
            <text:p>FALSE</text:p>
          </table:table-cell>
          <table:table-cell office:value-type="string" calcext:value-type="string">
            <text:p>原PO目前在軍中擔任業務士的工作 已經接了一個多月的時間了 可是不知道為什麼自從接了業務的工作 臉上的笑容越來越少 每天都提不起勁 每天只有吃飯跟睡覺的時候 才覺得身體是自己的 有時候連吃飯都不太想吃 感覺胸口很悶 肚子也很悶 身體便祕的情況感覺越來越嚴重 (一個星期才大便一次) 每天起床都覺得心情很煩 很不想醒來面對新的一天業務 我是不是壓力太大了 找輔導長或其他幹部似乎都沒用 只告訴我要我撐下去 只有放假才覺得心裡好一點 但也不太想出門到處走走 誰能告訴我該怎麼做比較好 感覺我現在好像一直在逃避業務 想面對又覺得壓力好大好煩 精神都沒辦法集中 唉唉...</text:p>
          </table:table-cell>
          <table:table-cell office:value-type="string" calcext:value-type="string">
            <text:p>我是不是壓力太大了。想面對又覺得壓力好大好煩。</text:p>
          </table:table-cell>
          <table:table-cell table:number-columns-repeated="3"/>
        </table:table-row>
        <table:table-row table:style-name="ro1">
          <table:table-cell office:value-type="float" office:value="2013" calcext:value-type="float">
            <text:p>2013</text:p>
          </table:table-cell>
          <table:table-cell office:value-type="string" calcext:value-type="string">
            <text:p>Apr</text:p>
          </table:table-cell>
          <table:table-cell office:value-type="float" office:value="7" calcext:value-type="float">
            <text:p>7</text:p>
          </table:table-cell>
          <table:table-cell office:value-type="string" calcext:value-type="string">
            <text:p>20:57:51</text:p>
          </table:table-cell>
          <table:table-cell office:value-type="string" calcext:value-type="string">
            <text:p>Sun</text:p>
          </table:table-cell>
          <table:table-cell office:value-type="string" calcext:value-type="string">
            <text:p>prana (花夫子)</text:p>
          </table:table-cell>
          <table:table-cell office:value-type="string" calcext:value-type="string">
            <text:p>[閒聊] 想念</text:p>
          </table:table-cell>
          <table:table-cell office:value-type="string" calcext:value-type="string">
            <text:p>FALSE</text:p>
          </table:table-cell>
          <table:table-cell office:value-type="string" calcext:value-type="string">
            <text:p>不知道是原我衝突，還是一下子沒有了壓力， 我在想，我是誰？ 有一種搞不清楚自己是姐姐還是妹妹？ 姐姐真的過世了嗎？那為什麼家中都沒有悲傷的氣氛？ 我突然會陷入迷惘？姐姐是不是移民了？還是她結婚了？ 還是她是我們家的養女又回去她親生父親那兒，所以改姓了？ 在我們家的戶口就是死亡遷出？ 為什麼我會這麼無能？都不能幫助姐姐？ 身邊的親朋好友都紛紛結婚生小孩走出原生家庭， 我也希望自己可以走出悲傷。 唉，有時候覺得媽媽會讓我有壓力在生活上， 可是媽媽這次陪我去參加慈濟志工的上課培訓/見習 希望今年能順利。 媽媽也快從國小退休了，這樣一起去慈濟醫院當志工希望能改變彼此。</text:p>
          </table:table-cell>
          <table:table-cell office:value-type="string" calcext:value-type="string">
            <text:p>不知道是原我衝突，還是一下子沒有了壓力，。唉，有時候覺得媽媽會讓我有壓力在生活上，。</text:p>
          </table:table-cell>
          <table:table-cell table:number-columns-repeated="3"/>
        </table:table-row>
        <table:table-row table:style-name="ro1">
          <table:table-cell office:value-type="float" office:value="2013" calcext:value-type="float">
            <text:p>2013</text:p>
          </table:table-cell>
          <table:table-cell office:value-type="string" calcext:value-type="string">
            <text:p>Apr</text:p>
          </table:table-cell>
          <table:table-cell office:value-type="float" office:value="14" calcext:value-type="float">
            <text:p>14</text:p>
          </table:table-cell>
          <table:table-cell office:value-type="string" calcext:value-type="string">
            <text:p>09:50:00</text:p>
          </table:table-cell>
          <table:table-cell office:value-type="string" calcext:value-type="string">
            <text:p>Sun</text:p>
          </table:table-cell>
          <table:table-cell office:value-type="string" calcext:value-type="string">
            <text:p>lazyfirst (亞培)</text:p>
          </table:table-cell>
          <table:table-cell office:value-type="string" calcext:value-type="string">
            <text:p>[晴天] 坦白</text:p>
          </table:table-cell>
          <table:table-cell office:value-type="string" calcext:value-type="string">
            <text:p>FALSE</text:p>
          </table:table-cell>
          <table:table-cell office:value-type="string" calcext:value-type="string">
            <text:p>方才跟媽媽坦白 自小覺得她發洩情緒在小孩身上 卻沒能讓小孩有抒發的管道 並且在我有情緒問題時沒有幫助我 (也就是我的需求沒有被回應反而被禁止) 而我的情緒就是由於他們夫妻的關係處理不當 關係不良帶來的情緒卻轉嫁給小孩 對此，我很不滿 還有心中一直對她沒有栽培我這個小孩的憤怒 (口口聲聲說希望我們有成就 卻只是丟情緒跟壓力) 我也坦白當自己在看見和我資質差不多的人 站在比我更高的位置時 心中的嫉妒與怨恨 (因為我是自尊心很高的小孩~) 坦白了這些事後 我也告訴她會自己處理這些(年)情緒 但這些事我仍然想告訴她 我們還沒結束 哥哥就出現了 然而，重點已經說完了 坦白了 部分的我也自由了</text:p>
          </table:table-cell>
          <table:table-cell office:value-type="string" calcext:value-type="string">
            <text:p>卻只是丟情緒跟壓力)。</text:p>
          </table:table-cell>
          <table:table-cell table:number-columns-repeated="3"/>
        </table:table-row>
        <table:table-row table:style-name="ro1">
          <table:table-cell office:value-type="float" office:value="2013" calcext:value-type="float">
            <text:p>2013</text:p>
          </table:table-cell>
          <table:table-cell office:value-type="string" calcext:value-type="string">
            <text:p>Apr</text:p>
          </table:table-cell>
          <table:table-cell office:value-type="float" office:value="17" calcext:value-type="float">
            <text:p>17</text:p>
          </table:table-cell>
          <table:table-cell office:value-type="string" calcext:value-type="string">
            <text:p>18:19:03</text:p>
          </table:table-cell>
          <table:table-cell office:value-type="string" calcext:value-type="string">
            <text:p>Wed</text:p>
          </table:table-cell>
          <table:table-cell office:value-type="string" calcext:value-type="string">
            <text:p>utoo (utoo)</text:p>
          </table:table-cell>
          <table:table-cell office:value-type="string" calcext:value-type="string">
            <text:p>[問題] 要換醫生嗎?</text:p>
          </table:table-cell>
          <table:table-cell office:value-type="string" calcext:value-type="string">
            <text:p>TRUE</text:p>
          </table:table-cell>
          <table:table-cell office:value-type="string" calcext:value-type="string">
            <text:p>首先聲明，許多回答只是我個人猜測，不代表原PO的真實情況。 你指的不太會談病情，可能是指醫生沒有引導你說出你的生命故事。 每一個案的生命故事，藉由專業心理治療師的引導，探索，見證， 回顧並給予盲點突破，彈性思考，重新詮釋，綿密鋪陳之後 轉化為嶄新的生命故事。這是心理諮商的治療架構之一。 因此，我想你指的是，你期待有心理諮商師跟你談談。 若是如此，你可以詢問醫師，或請醫師轉介院內或院外的 治療師。 醫師本身是最後下決定的開藥者，因為處方單永遠是醫師親自鍵入。 也許你的醫師覺得原本的藥方可以繼續吃， 但也不是絕對不能換。 而且更希望你能多表達對藥物的看法， 參與開藥決策過程， 進而增加服藥規律性。 你若對他的解釋不滿意，可以詢問他啊 例如你可以問他如果我只是壓力太大， 那為甚麼要吃那麼多藥呢? 聽他怎麼回答。 我建議大家多親自問醫生，而盡量避免看藥方 或診斷。因為健保制度扭曲太多醫療的本質。 以這邊為例子，也許診斷碼只是為了申報健保用。 健保很奇怪，有些藥物一定要某些診斷才能用。 而健保規定跟醫學教科書並不完全一致。 所以可能出現病人在學理上可以用這個藥， 醫師經驗上也覺得要用這個藥，但這個病人的學理診斷 並不完全符合健保的給藥規範。 總之，健保制度造成的扭曲，不應該讓患者承擔。 有任何問題，建議親自問醫師。</text:p>
          </table:table-cell>
          <table:table-cell office:value-type="string" calcext:value-type="string">
            <text:p>例如你可以問他如果我只是壓力太大，。</text:p>
          </table:table-cell>
          <table:table-cell table:number-columns-repeated="3"/>
        </table:table-row>
        <table:table-row table:style-name="ro1">
          <table:table-cell office:value-type="float" office:value="2013" calcext:value-type="float">
            <text:p>2013</text:p>
          </table:table-cell>
          <table:table-cell office:value-type="string" calcext:value-type="string">
            <text:p>Apr</text:p>
          </table:table-cell>
          <table:table-cell office:value-type="float" office:value="17" calcext:value-type="float">
            <text:p>17</text:p>
          </table:table-cell>
          <table:table-cell office:value-type="string" calcext:value-type="string">
            <text:p>21:41:23</text:p>
          </table:table-cell>
          <table:table-cell office:value-type="string" calcext:value-type="string">
            <text:p>Wed</text:p>
          </table:table-cell>
          <table:table-cell office:value-type="string" calcext:value-type="string">
            <text:p>mimhom (hom)</text:p>
          </table:table-cell>
          <table:table-cell office:value-type="string" calcext:value-type="string">
            <text:p>[閒聊] <text:s/>低調地說出想說的 這是個發聲的機會</text:p>
          </table:table-cell>
          <table:table-cell office:value-type="string" calcext:value-type="string">
            <text:p>TRUE</text:p>
          </table:table-cell>
          <table:table-cell office:value-type="string" calcext:value-type="string">
            <text:p>可以直視對方的眼睛，沒有恐懼的和別人自然的相處，不在意別人的想法 2.目前正在努力的(關於疾病的恢復 生活適應 或夢想) 努力的不犯錯，努力的幫忙同事工作或生活上的事 3.最希望得到的幫助 不要給我壓力逼我講話，不要用厭惡的眼神看我，不要再背後一直批評我 4.不想聽到別人對你說 不要想太多，不要在意別人的想法，這有什麼難的 5.那想聽到什麼呢? 慢慢有進步了 一定會好起來的</text:p>
          </table:table-cell>
          <table:table-cell office:value-type="string" calcext:value-type="string">
            <text:p>不要給我壓力逼我講話，不要用厭惡的眼神看我，不要再背後一直批評我。</text:p>
          </table:table-cell>
          <table:table-cell table:number-columns-repeated="3"/>
        </table:table-row>
        <table:table-row table:style-name="ro1">
          <table:table-cell office:value-type="float" office:value="2013" calcext:value-type="float">
            <text:p>2013</text:p>
          </table:table-cell>
          <table:table-cell office:value-type="string" calcext:value-type="string">
            <text:p>Apr</text:p>
          </table:table-cell>
          <table:table-cell office:value-type="float" office:value="22" calcext:value-type="float">
            <text:p>22</text:p>
          </table:table-cell>
          <table:table-cell office:value-type="string" calcext:value-type="string">
            <text:p>04:23:43</text:p>
          </table:table-cell>
          <table:table-cell office:value-type="string" calcext:value-type="string">
            <text:p>Mon</text:p>
          </table:table-cell>
          <table:table-cell office:value-type="string" calcext:value-type="string">
            <text:p>def995 (a-shin)</text:p>
          </table:table-cell>
          <table:table-cell office:value-type="string" calcext:value-type="string">
            <text:p>[閒聊] <text:s/>低調地說出想說的 這是個發聲的機會</text:p>
          </table:table-cell>
          <table:table-cell office:value-type="string" calcext:value-type="string">
            <text:p>TRUE</text:p>
          </table:table-cell>
          <table:table-cell office:value-type="string" calcext:value-type="string">
            <text:p>1.你認為在病中對你最困難的事是? 出去走ㄧ走. 上班放假都龜在家， 真的出門也不知道要去哪裡，沒有人陪.四處逛最後都在浪費油錢.然後累死自己. 像自閉一樣.有話講不出.有事不會講 做服務業像地獄一樣.實在不想做. 上班與回家時都在想如果有台車朝我撞過來.就可以去死了. 都不想上班. 如果遇到職場問題.同事不合問題.會讓我失眠.吃不太下. 有時如果抓狂起來情緒緊張.起伏會很大 職場上班時間笑不出來.很痛苦.因為每天上班都覺得壓力很大. 每天上職場像講固定台詞一樣沒有感情. 不想主動和已經疏遠的朋友開口聊天 2.目前正在努力的(關於疾病的恢復 生活適應 或夢想) 找到新工作，找到夢想.找到人生中的興趣. 如果不工作了，那我要做什麼.(苦惱了這各問題很久) 如果我生下來就是這樣低薪資的賺一點賺一點.不如不要這樣 3.最希望得到的幫助 傾聽.引導我說話.讓我哭泣. 有人陪伴我做任何能治癒我的事. 4.不想聽到別人對你說 不要想太多. 要有自信.你可以做的很好. 加油.鼓勵之類.都是搞屁客套話.現實是就是如此的 要會看眼色 快推銷.(業績壓力.壓力很大.很痛苦) 你態度很差.我要客訴(因為做加LF服務業每天都有澳客上門. 今天被奧客投訴差點就要哭出來了) 5.那想聽到什麼呢? 做的很好了，可以休息了.</text:p>
          </table:table-cell>
          <table:table-cell office:value-type="string" calcext:value-type="string">
            <text:p>職場上班時間笑不出來.很痛苦.因為每天上班都覺得壓力很大.。快推銷.(業績壓力.壓力很大.很痛苦)。</text:p>
          </table:table-cell>
          <table:table-cell table:number-columns-repeated="3"/>
        </table:table-row>
        <table:table-row table:style-name="ro1">
          <table:table-cell office:value-type="float" office:value="2013" calcext:value-type="float">
            <text:p>2013</text:p>
          </table:table-cell>
          <table:table-cell office:value-type="string" calcext:value-type="string">
            <text:p>Apr</text:p>
          </table:table-cell>
          <table:table-cell office:value-type="float" office:value="29" calcext:value-type="float">
            <text:p>29</text:p>
          </table:table-cell>
          <table:table-cell office:value-type="string" calcext:value-type="string">
            <text:p>21:07:41</text:p>
          </table:table-cell>
          <table:table-cell office:value-type="string" calcext:value-type="string">
            <text:p>Mon</text:p>
          </table:table-cell>
          <table:table-cell office:value-type="string" calcext:value-type="string">
            <text:p>gigigin (情人知己)</text:p>
          </table:table-cell>
          <table:table-cell office:value-type="string" calcext:value-type="string">
            <text:p>[閒聊] 依賴</text:p>
          </table:table-cell>
          <table:table-cell office:value-type="string" calcext:value-type="string">
            <text:p>FALSE</text:p>
          </table:table-cell>
          <table:table-cell office:value-type="string" calcext:value-type="string">
            <text:p>我的父母都已經離世了.... 其實我今天心情算不錯 在下班回家收到稅單前.... 父母留給我的是愛是壓力別人羨慕我可是....他們知道我要負擔多大的代價嗎? 媽媽走了五年多一點爸爸走了快兩年完全繼承到現在差不多快一年 被房客搞出來的問題三月才花了40多萬修繕.... 被積欠房租還被房客恐嚇.... 我從什麼都不知道到繼承..... 我永遠記得爸爸臨終前牽著我的手要我繼承的樣子.... 我不想繼承爸媽都知道但我也知道我的拒絕曾經讓他們多難過. 於是繼承著家業我的思念就像好了又傷的傷疤一再的疼痛發炎潰爛 我的弟弟個性閑散他之前離職不工作又沒有學一技之長是我這次復發的原因. 我弟最近一兩個月有學auto cad說要轉行..... 這件事情變得對我沒有那麼嚴重激烈但我還是....對著爸媽祖先神明燒香的時候會哭... 我自己檢討自己的問題總覺得我會重鬱症合併焦慮是因為過去被保護的好好的 以前有爸媽當靠山弟弟不對就去告狀好像所有問題都有爸媽可以解決 不論我跟父母之間關係如何.(事實上是跟媽很好.) 我都有強而有力的依恃. 父母離開是我嚴重的失落.在心理諮商的時候也一再跟我的諮商師說 我覺得我的心空空的 之前吃千憂解沒有自己停藥前..... 雖然個性算是不要發脾氣則已發起脾氣幾乎朋友會跟我斷交的糟糕 平常心情都很好....(所以才會晤會自己好了醫生不給我停藥...) 而在這次復發後我才發現心理空空的沒有安全感這件事多麼可怕. 造就只要心情低落爬不起來就有可能引致恐慌.... 恐慌造就重鬱更嚴重乃至於惡性循環. 想要問的是.....怎樣造就自己的安全感....戒掉自己的依賴呢? 之前在自己沒有這樣的意識的時候情況更慘.... 雖然這些東西並不是心理諮商師說的...(心理諮商和精神科用要一起停的.) 而是我自己的推論.... 當然也歡迎希望有經驗的人可以幫忙我....(或許是我理解有誤?) 感激不盡....</text:p>
          </table:table-cell>
          <table:table-cell office:value-type="string" calcext:value-type="string">
            <text:p>父母留給我的是愛是壓力別人羨慕我可是....他們知道我要負擔多大的代價嗎?。</text:p>
          </table:table-cell>
          <table:table-cell table:number-columns-repeated="3"/>
        </table:table-row>
        <table:table-row table:style-name="ro1">
          <table:table-cell office:value-type="float" office:value="2013" calcext:value-type="float">
            <text:p>2013</text:p>
          </table:table-cell>
          <table:table-cell office:value-type="string" calcext:value-type="string">
            <text:p>May</text:p>
          </table:table-cell>
          <table:table-cell office:value-type="float" office:value="13" calcext:value-type="float">
            <text:p>13</text:p>
          </table:table-cell>
          <table:table-cell office:value-type="string" calcext:value-type="string">
            <text:p>22:12:01</text:p>
          </table:table-cell>
          <table:table-cell office:value-type="string" calcext:value-type="string">
            <text:p>Mon</text:p>
          </table:table-cell>
          <table:table-cell office:value-type="string" calcext:value-type="string">
            <text:p>gigigin (情人知己)</text:p>
          </table:table-cell>
          <table:table-cell office:value-type="string" calcext:value-type="string">
            <text:p>[晴天] 連續處方籤</text:p>
          </table:table-cell>
          <table:table-cell office:value-type="string" calcext:value-type="string">
            <text:p>FALSE</text:p>
          </table:table-cell>
          <table:table-cell office:value-type="string" calcext:value-type="string">
            <text:p>今天回診醫師聽聽我服藥後的副作用後 問我說那你要換藥嗎? 我說我怕越換越糟糕而且現在已經漸漸消失了. 醫生看到我手肘上的紗布看到病例掛急診... 也問我怎麼受傷的? 阿....基本上如果我會OD應該早就掰掰了 我是很怕痛又很膽小的.... 結論是讓我照吃這個藥...送我連續處方籤. 我也問醫生說我是不是一輩子都得吃藥畢竟已經復發兩次了... 醫生跟我說通常憂鬱症是壓力引起的隨著人格成熟壓力解除 他覺得我的情況沒有到一輩子都得吃藥... 吼....聽到這句好開心哦.... 最近心情也比較容易放晴比較不會因為突然變天心情就低落... 希望以後可以變回以前天真快樂的自己不要再復發了.... 如果配合醫生可能停藥我願意乖^^</text:p>
          </table:table-cell>
          <table:table-cell office:value-type="string" calcext:value-type="string">
            <text:p>醫生跟我說通常憂鬱症是壓力引起的隨著人格成熟壓力解除。</text:p>
          </table:table-cell>
          <table:table-cell table:number-columns-repeated="3"/>
        </table:table-row>
        <table:table-row table:style-name="ro1">
          <table:table-cell office:value-type="float" office:value="2013" calcext:value-type="float">
            <text:p>2013</text:p>
          </table:table-cell>
          <table:table-cell office:value-type="string" calcext:value-type="string">
            <text:p>May</text:p>
          </table:table-cell>
          <table:table-cell office:value-type="float" office:value="19" calcext:value-type="float">
            <text:p>19</text:p>
          </table:table-cell>
          <table:table-cell office:value-type="string" calcext:value-type="string">
            <text:p>22:21:50</text:p>
          </table:table-cell>
          <table:table-cell office:value-type="string" calcext:value-type="string">
            <text:p>Sun</text:p>
          </table:table-cell>
          <table:table-cell office:value-type="string" calcext:value-type="string">
            <text:p>misolo (現打濃郁的鮮果汁)</text:p>
          </table:table-cell>
          <table:table-cell office:value-type="string" calcext:value-type="string">
            <text:p>[閒聊] 害怕工作</text:p>
          </table:table-cell>
          <table:table-cell office:value-type="string" calcext:value-type="string">
            <text:p>FALSE</text:p>
          </table:table-cell>
          <table:table-cell office:value-type="string" calcext:value-type="string">
            <text:p>從過完年後我就失業二個多月了.. 有領失業給付.. 可是這二個多月我碰沒有真的可以放鬆自己休假.. 終於我找到一份工作了.. 我去做了一個星期.. 我壓力好大喔.. 每天都在告訴自己要撐下去.. 因為我需要賺錢生活.. 這是一份很狠操的工作.. 是我不熟悉的工作.. 我沒用過ERP.沒做過營業稅申報.. 所有事情對我來說都是陌生的. 交接工作的人做到月底.. 它的交接是我愈過最冷淡的人 這份工作..沒有SOP手冊.. 所有知識都在每個人自己的腦袋裡.. 主管要它儘量把東西教出來..要我盡快學會.. 會它比我想像的工作繁雜.. 仔細想..如果我熟悉工作內容.系統 就算我的動作慢...我也是可以做完的.. 可是..現在陌生和它的冷淡..變成我心中最恐懼的魔鬼.. 我很害怕去上班.. 這個週末.. 我只有週五晚上是放鬆的.. 週六就開始煩惱害怕週一要上班.. 直到現在.. 我擔心到壓力型頭痛.食不下嚥.睡不好.血壓高.. 我的男友..要我不要做了.不必把日子過的這麼痛苦. 但其他人都要我撐過這 個適應期 我不知如何時是好 日子變的過的很痛苦.. 我也很害怕..如果我這裡熬不過去.. 不止我的經濟會有問題..我以後還能做什麼工作呢.. 面試時我佯裝的我的抗壓性很強..我很樂觀 其實我是重度憂鬱症病友.. 誰來告訴我要不要撐下去... 清淨方為道 為自己而活學著好好愛自己</text:p>
          </table:table-cell>
          <table:table-cell office:value-type="string" calcext:value-type="string">
            <text:p>我壓力好大喔..。我擔心到壓力型頭痛.食不下嚥.睡不好.血壓高..。</text:p>
          </table:table-cell>
          <table:table-cell table:number-columns-repeated="3"/>
        </table:table-row>
        <table:table-row table:style-name="ro1">
          <table:table-cell office:value-type="float" office:value="2013" calcext:value-type="float">
            <text:p>2013</text:p>
          </table:table-cell>
          <table:table-cell office:value-type="string" calcext:value-type="string">
            <text:p>May</text:p>
          </table:table-cell>
          <table:table-cell office:value-type="float" office:value="20" calcext:value-type="float">
            <text:p>20</text:p>
          </table:table-cell>
          <table:table-cell office:value-type="string" calcext:value-type="string">
            <text:p>19:10:36</text:p>
          </table:table-cell>
          <table:table-cell office:value-type="string" calcext:value-type="string">
            <text:p>Mon</text:p>
          </table:table-cell>
          <table:table-cell office:value-type="string" calcext:value-type="string">
            <text:p>KSWW (KSWW)</text:p>
          </table:table-cell>
          <table:table-cell office:value-type="string" calcext:value-type="string">
            <text:p>[晴天] 花哈哈哈哈拎杯跑步回來了</text:p>
          </table:table-cell>
          <table:table-cell office:value-type="string" calcext:value-type="string">
            <text:p>FALSE</text:p>
          </table:table-cell>
          <table:table-cell office:value-type="string" calcext:value-type="string">
            <text:p>又來po晴天廢文了 更早之前看完精神科搭捷運回來時 在考慮我到底該不該吃藥 想想吃藥的功能應該是快速的讓病人舒緩情緒 讓現實生活的工作得以正常運作 雖然可能有嚴重的副作用 但總比目前什麼都沒辦法做來的好 看診時醫生看我不放心 還跟我強調真的很有效 好像他吃過一樣 後來又想到之前精華區跑跑步就好的文章 看了也覺得他媽的狗屁 你以為我沒試過跑步喔 之前沒什麼症狀時最多跑個5000m 後來身體開始變差最多跑個2500m就不錯了 跑的過程中也一直鼓勵自己再多跑一點就好 再多跑一點就好 結果他媽的越跑壓力越大 後來又想到 那篇文章有提到 他是用跑步的痛苦&gt;現在的痛苦 所以可以得到舒緩 我跑步之所以沒效 很可能是我之前早就有在跑步 又因為邊際效應遞減 所以不管我怎麼跑 跑步的痛苦&lt;現在的痛苦 就只能越跑越痛苦 此時 我在捷運上 突然感覺到 我不只得了憂鬱症 我搞不好還得到了一種叫做 高潮症的東西XDDDDDDDDD (雖然應該沒有這種東西但無所謂啦 我說有就有) 還記得我之前看到什麼他媽的快樂是一種選擇這句話 我就開始強顏歡笑 結果他媽的越笑越痛苦 於是我領悟到強顏歡笑還不夠 我必須同時得到憂鬱症與高潮症才行 要帶著一顆高潮的心去跑步才行 我開始在捷運上笑(偶爾會不小心笑出聲音) 笑到路人都一直看 幹 是沒看過高潮症喔XDDDDDDDDD 這搞不好是一種常見的精神疾病阿XDDDDD 出捷運站 哇靠 中和雨超大 還好我有帶傘 可是為什麼要撐傘阿？ 我有高潮症怕屁阿XDDDDDDDDD 於是我就這樣超爽的淋雨回家 PO了上一篇晴天廢文 然後就想淋雨出去跑步 一出門 幹 晴天了 哪招啦 說好的雨天跑步呢 超爽的啦XDDDDDDDDDD 於是就出發前往家裡附近的公園 才下過的大雨濕了草皮與跑道，一如所預期的人數稀疏 伴隨著憂鬱症與高潮症的我，隨意的暖幾下肢体，就開始熟悉的動作 千萬別忘了高潮般的笑容 接下來稍微敘述一下我跑步時的心境： 0~1600m： 花哈哈哈哈哈哈哈，人超少的啦，好爽喔 跑最外道的大哥你跑那麼快是衝三小啦超爽的XDDDDD 1600~2000m： 拎老師這麼快就開始第一次呼吸困難，超爽的耶XDDDDD 照經驗繼續跑等一下就會消失了你以為我不知道喔超爽的啦XDDDD 2000~2400m： 就跟你說吧呵呵呵呵呵呵XDDDDDDDDDD 2400~2800m： 屁蛋啦第二次呼吸困難出現了還是繼續跑等一下就會消失了 超爽的啦XDDDDDDDDDD 2800~4000m： 就跟你說吧開始有點累了可是我還沒耗盡體力耶 當然要耗盡再說阿開玩笑精華區文章說的耶當然要聽阿抄爽的噗嗤 別忘了高潮般的微笑 幹看屁阿大叔 沒看過高潮症嗎？XDDDDDD 4000~4800m： 哇靠自從心情低落後拎杯從來沒跑到4000過耶超爽的啦XDDDDDD 好累喔超爽的 幹出現肩膀酸痛的情況這是我以往的極限@@幹手快抬不起來了 可是我腳的體力還沒耗盡耶超爽的 沒辦法只好切換火影忍者跑步法了其實比較像CS的殭屍跑步 幹超丟臉XDDDDDDDD好爽喔XDDDDD 4800~6400m： 跑道旁出現正妹拉筋中(身材超好) 請各位原諒我的膚淺 但是再怎麼樣也不能在正妹前面使用火影忍者跑步法啊 每次經過正妹旁邊 都像馬力歐賽車踩到地上的加速一樣 超爽的XDDDDDD 一圈、兩圈、三圈怎麼正妹還在拉筋啦XDDDDDD 咦？原來肩膀疼痛發生時再繼續跑下去 跟呼吸困難一樣 跑一跑就消失了耶@@ 而且拎北竟然跑超過5000m了 6400~7200m： 開始疲累狀態 跑到都忘記看正妹了 不過超爽的啦XDDD 7200~7600m： 瞬間，疲憊到了極致，踏出的每一步都是艱難，兩隻手掌只能完全的放鬆 往前伸展像是要抓住一些空氣，好像唯有如此，自己的肺才不致於空無一物 精神開始崩潰，就在跑道上眼淚開始狂掉，腦中的畫面是一隻黑氣構成的巨手 正追逐著步調緩慢，茍延殘喘的我。我很清楚巨手所代表的意義 心中有一個聲音開始吶喊，跑阿快跑阿再不快跑你他媽的就要被抓走了阿 突然身體似乎湧出了一股力量，我還能加速耶超爽的啦XDDDDDDDDDDDD 7600~8000m： 驚正妹突然出現並從我左邊超車 當然是利用這個機會 趕快跟上去，這樣跑起來比較有動力XDDDDDDDDDD 8000~8400m： 我追不上正妹了啦XDDDDDDDDDDDD 8400~9600m： 超累的不過一樣體力還沒耗盡繼續跑啦好爽喔XDDDDDDDD 一定要記得高潮般的笑容DDDDD 9600m~10000m： 幹真的有到極限的感覺速度狂降幹我竟然跑10000m了 有史以來第一次好爽喔XDDDDD(高潮症越來越嚴重了) 10km之後，天空剛好又開始下雨了，跑道上的跑者逐漸減少 在新北市中和錦和運動公園跑道旁，我找了一片草地 試著在不引起別人注意的情況下，悄悄的坐下 試著在不引起別人注意的情況下，悄悄的躺下 你可曾仔細聽過你翻身壓到小草的時候，窸窸窣窣的聲音嗎？ 你知道從低處聽到鞋子摩擦跑道的聲音特別立體嗎？ 但是，我他媽的不時還要假裝用手抓鼻子 怕別人會以為跑到我昏倒了XDDDDDDD 即使如此 我還是聽到不遠處的小妹妹大喊：他沒有昏倒啦手還在動 還有兩個小學生，其中的小男生大喊：有人在嗎？我轉頭看他們 小男生小女生就同時大笑 笑三小啦超爽的XDDDDDDDDDDDDDD 幹他媽的打這篇晴天廢文 我邊打邊高潮症發作 我操你媽的憂鬱症 我一定會幹掉你</text:p>
          </table:table-cell>
          <table:table-cell office:value-type="string" calcext:value-type="string">
            <text:p>結果他媽的越跑壓力越大。</text:p>
          </table:table-cell>
          <table:table-cell table:number-columns-repeated="3"/>
        </table:table-row>
        <table:table-row table:style-name="ro1">
          <table:table-cell office:value-type="float" office:value="2013" calcext:value-type="float">
            <text:p>2013</text:p>
          </table:table-cell>
          <table:table-cell office:value-type="string" calcext:value-type="string">
            <text:p>May</text:p>
          </table:table-cell>
          <table:table-cell office:value-type="float" office:value="29" calcext:value-type="float">
            <text:p>29</text:p>
          </table:table-cell>
          <table:table-cell office:value-type="string" calcext:value-type="string">
            <text:p>18:31:58</text:p>
          </table:table-cell>
          <table:table-cell office:value-type="string" calcext:value-type="string">
            <text:p>Wed</text:p>
          </table:table-cell>
          <table:table-cell office:value-type="string" calcext:value-type="string">
            <text:p>zxc81215 (古尊)</text:p>
          </table:table-cell>
          <table:table-cell office:value-type="string" calcext:value-type="string">
            <text:p>[問題] 想尋求幫助，不知如何開始...</text:p>
          </table:table-cell>
          <table:table-cell office:value-type="string" calcext:value-type="string">
            <text:p>FALSE</text:p>
          </table:table-cell>
          <table:table-cell office:value-type="string" calcext:value-type="string">
            <text:p>初次到這個版， 我想我的價值觀出現了很大的偏差， 想要尋求協助，這禮拜4晚上有預約諮商師了， 但是不確定該做什麼才能得到幫助， 所以想先上來做做功課。 首先，從我入大學以來我的價值觀漸漸的改變， 因為大學以後靠自己打工，並沒有花到家裡的錢， 在加上妹妹高中就外宿，而我高中住學校宿舍， 並且高中時就在學校兼差，人家在午休我在幫忙洗碗， 人家放學打球我在掃地，所以三餐全免， 雖然爸媽沒有叫我做，但我卻自己願意做。 而哥哥大學了，卻也沒有打工，靠著父母的金援。 因此我感覺到有點不平衡，對他們很不齒。 和他們的關係也越來越差， 上大學後更變本加厲，慢慢的， 賺錢便成我生活的重心，有時後聚餐時大家一起訂的飲料我沒喝， 而是私底下轉賣給其他人。 和大家一起吃飯的次數也越來越少， 因為我都選擇便宜又能果腹的東西，並不像其他人一樣會想吃好料的。 有一天， 我倒廚餘時發現有完整麵包卻被丟掉， 我覺得好可惜，便把他撿起來， 心理想著戰亂時，連老鼠、樹皮都吃，為什麼好好的麵包不能吃呢? 最後我竟然把他吃下去了。 後來我便常常會在人家吃完飯後去廚餘桶巡視， 有很多東西都很完整卻被直接丟到廚餘桶， 例如PIZZA、麵包、水果、、、 看了我都覺得很可惜， 於是我都偷偷的把他撿起來、偷偷的把他吃掉。 想當然，紙包不住火，越來越多人看到這種奇怪的舉動， 我覺得壓力好大， 但是壓力越大我越會出現這種念頭。 越來越奇怪的舉動讓我越來越不敢靠近人群， 我想尋求協助，但是不知如何下手......</text:p>
          </table:table-cell>
          <table:table-cell office:value-type="string" calcext:value-type="string">
            <text:p>我覺得壓力好大，。但是壓力越大我越會出現這種念頭。</text:p>
          </table:table-cell>
          <table:table-cell table:number-columns-repeated="3"/>
        </table:table-row>
        <table:table-row table:style-name="ro1">
          <table:table-cell office:value-type="float" office:value="2013" calcext:value-type="float">
            <text:p>2013</text:p>
          </table:table-cell>
          <table:table-cell office:value-type="string" calcext:value-type="string">
            <text:p>May</text:p>
          </table:table-cell>
          <table:table-cell office:value-type="float" office:value="31" calcext:value-type="float">
            <text:p>31</text:p>
          </table:table-cell>
          <table:table-cell office:value-type="string" calcext:value-type="string">
            <text:p>11:14:22</text:p>
          </table:table-cell>
          <table:table-cell office:value-type="string" calcext:value-type="string">
            <text:p>Fri</text:p>
          </table:table-cell>
          <table:table-cell office:value-type="string" calcext:value-type="string">
            <text:p>yaya (喔耶比)</text:p>
          </table:table-cell>
          <table:table-cell office:value-type="string" calcext:value-type="string">
            <text:p>[問題] 我是不是無法在社會上工作了</text:p>
          </table:table-cell>
          <table:table-cell office:value-type="string" calcext:value-type="string">
            <text:p>FALSE</text:p>
          </table:table-cell>
          <table:table-cell office:value-type="string" calcext:value-type="string">
            <text:p>從小的生長環境就是大吼大叫打擊小孩自信心很少親子講話 (有親戚要介紹我妹工作我爸當大家的面直接說唉呀他不可能啦) (還跟我妹說不要向我一樣念這種沒出息的科系認為念高職都很丟臉) (別人問你家小孩讀哪間他只會講我妹 因為他念國立的比較有面子) 小時候國小的求學環境被老師排擠又瘦又矮成績也不好 (班上是37個基數班上有什麼活動我都是第一個被老師淘汰的指著我你淘汰) (其實我真的好想跟大家一起參加喔...) 出社會的第一份工作也是大吼大叫刁難 (老闆是我遠親長輩我家還欠他錢所以整個被壓死死還跟我家抱怨我太安靜 是因為制度和同事不錯又想學東西才一直忍耐做了兩年多才辭職 不過也讓我第一次踏進了精神科...創傷壓力症候群.焦慮症憂鬱症) 之後又陸續換了幾個工作不是覺得老闆人品不好要不然就是不適應 很想停下來休息 可是又有經濟壓力 一直很懷念念書時期 很不適應出社會要面臨的挫折和壓力 解決事情的的能力也不好 以前國中時可是什麼都可以聊的 不熟的人也可以聊得很開心 也認識一些新朋友 之後就都被說我很安靜 我就變成很難聊的人 如果不是認識非常久的人 我真的是完全沒話題 國中以前的朋友要約出來 我都不敢了 對自己非常沒自信 可以在電腦前和不熟的人聊得很開心 面對面我又講不出話來了 出社會後 看別人聊天就一直應付假笑 完全不會有泰若自然.應對自如的感覺 現在新的工作是前同事介紹的 做了3個禮拜 知道老闆不錯 只是員工只有我一人 也沒有同事可以帶我 事情很雜都是我沒做過的(開發票不會.合約書不會.美工能力不夠.接電話也不好) 不會做時 會跟老闆說我沒做過 老闆也會叫我試看看 剩下的我只能自己想辦法 加上我表達能力很不好 客戶打來要轉達也講不好 本來就很沒自信了 事情一直做錯又更沒自信 事情一直做不好 覺得很不順 上班都好痛苦 一直覺得我是不是不適合在社會上工作 事情處理不好 表達也不好 美工能力也不夠 完全不知道我在公司的地位何在 朋友都安慰我 剛進去是一定的 後來就會熟了 聽一聽會覺得好多了 好像真的是這樣 只是上班個兩三天後 那種覺得自己沒用的感覺又開始發作了 我也不想一直出錯 也想遇到事情都可以順利解決 聽到老闆的嘆氣聲 我真的好難過.... 我好羨慕朋友他們工作遇到事情都可以回家問家人尋求解決方法.... 我家只會怪小孩抗壓不夠 能力不夠... 我快要無法工作了 可是我又需要錢.... 有看過精神科的病例所以保險也沒辦法買.... 到星期六晚上我就開始討厭 星期一的到來.... 我知道很多上班族都會這樣 MONDAY BULE 可是我就是不會調適心情</text:p>
          </table:table-cell>
          <table:table-cell office:value-type="string" calcext:value-type="string">
            <text:p>不過也讓我第一次踏進了精神科...創傷壓力症候群.焦慮症憂鬱症)。可是又有經濟壓力。很不適應出社會要面臨的挫折和壓力。</text:p>
          </table:table-cell>
          <table:table-cell table:number-columns-repeated="3"/>
        </table:table-row>
        <table:table-row table:style-name="ro1">
          <table:table-cell office:value-type="float" office:value="2013" calcext:value-type="float">
            <text:p>2013</text:p>
          </table:table-cell>
          <table:table-cell office:value-type="string" calcext:value-type="string">
            <text:p>May</text:p>
          </table:table-cell>
          <table:table-cell office:value-type="float" office:value="31" calcext:value-type="float">
            <text:p>31</text:p>
          </table:table-cell>
          <table:table-cell office:value-type="string" calcext:value-type="string">
            <text:p>18:12:44</text:p>
          </table:table-cell>
          <table:table-cell office:value-type="string" calcext:value-type="string">
            <text:p>Fri</text:p>
          </table:table-cell>
          <table:table-cell office:value-type="string" calcext:value-type="string">
            <text:p>thedays (那些日子)</text:p>
          </table:table-cell>
          <table:table-cell office:value-type="string" calcext:value-type="string">
            <text:p>[問題] 強迫症怎麼控制想法?</text:p>
          </table:table-cell>
          <table:table-cell office:value-type="string" calcext:value-type="string">
            <text:p>FALSE</text:p>
          </table:table-cell>
          <table:table-cell office:value-type="string" calcext:value-type="string">
            <text:p>大家好 我是強迫症患者 因為幾年前遭逢老公的欺瞞 而病發(醫生說其實我童年可能就有焦慮症狀 只是剛好遇到壓力而病發) 我時常預設老公的想法(還想著那女的) 並且每天無時無刻都覺得他很髒 然後我會有荒誕的強迫症徵兆 我想請問一下 強迫徵兆是可以提醒自己不要去做(行為上) 但是怎樣都無法停止覺得他很髒的想法(想法上) 請教大家有沒有什麼好的方法呢? 謝謝.</text:p>
          </table:table-cell>
          <table:table-cell office:value-type="string" calcext:value-type="string">
            <text:p>只是剛好遇到壓力而病發)。</text:p>
          </table:table-cell>
          <table:table-cell table:number-columns-repeated="3"/>
        </table:table-row>
        <table:table-row table:style-name="ro1">
          <table:table-cell office:value-type="float" office:value="2013" calcext:value-type="float">
            <text:p>2013</text:p>
          </table:table-cell>
          <table:table-cell office:value-type="string" calcext:value-type="string">
            <text:p>Jul</text:p>
          </table:table-cell>
          <table:table-cell office:value-type="float" office:value="7" calcext:value-type="float">
            <text:p>7</text:p>
          </table:table-cell>
          <table:table-cell office:value-type="string" calcext:value-type="string">
            <text:p>03:19:36</text:p>
          </table:table-cell>
          <table:table-cell office:value-type="string" calcext:value-type="string">
            <text:p>Sun</text:p>
          </table:table-cell>
          <table:table-cell office:value-type="string" calcext:value-type="string">
            <text:p>angelsgone (angelsgone)</text:p>
          </table:table-cell>
          <table:table-cell office:value-type="string" calcext:value-type="string">
            <text:p>[晴天] 改名換姓</text:p>
          </table:table-cell>
          <table:table-cell office:value-type="string" calcext:value-type="string">
            <text:p>FALSE</text:p>
          </table:table-cell>
          <table:table-cell office:value-type="string" calcext:value-type="string">
            <text:p>是沒有換性啦。 前幾天去戶政正式更改了自己的名字。 已經講了好一陣子，從媽媽苦勸活拖，到自己半信半疑，最後還去拜會了命理老師。 被老師一說整個戳中要害，於是選定了自己的新名字，在這天終於鼓起勇氣讓自己變身了。 感覺很奇妙，好像灰頭土臉的毛蟲等到破蛹化蝶的時刻到來了。 最近的心情還是很藍，但也許是心理上告訴自己：沒關係，這是你這下半場人生的第一次喔。 把從這刻起的每個挑戰都當作第一次接觸，不要給自己太大壓力，好像事情就變得輕鬆多了。 Sent from my Android</text:p>
          </table:table-cell>
          <table:table-cell office:value-type="string" calcext:value-type="string">
            <text:p>把從這刻起的每個挑戰都當作第一次接觸，不要給自己太大壓力，好像事情就變得輕鬆多了。</text:p>
          </table:table-cell>
          <table:table-cell table:number-columns-repeated="3"/>
        </table:table-row>
        <table:table-row table:style-name="ro1">
          <table:table-cell office:value-type="float" office:value="2013" calcext:value-type="float">
            <text:p>2013</text:p>
          </table:table-cell>
          <table:table-cell office:value-type="string" calcext:value-type="string">
            <text:p>Jul</text:p>
          </table:table-cell>
          <table:table-cell office:value-type="float" office:value="16" calcext:value-type="float">
            <text:p>16</text:p>
          </table:table-cell>
          <table:table-cell office:value-type="string" calcext:value-type="string">
            <text:p>15:51:11</text:p>
          </table:table-cell>
          <table:table-cell office:value-type="string" calcext:value-type="string">
            <text:p>Tue</text:p>
          </table:table-cell>
          <table:table-cell office:value-type="string" calcext:value-type="string">
            <text:p>likebike (愛單車)</text:p>
          </table:table-cell>
          <table:table-cell office:value-type="string" calcext:value-type="string">
            <text:p>[問題] 該怎麼表達支持？</text:p>
          </table:table-cell>
          <table:table-cell office:value-type="string" calcext:value-type="string">
            <text:p>FALSE</text:p>
          </table:table-cell>
          <table:table-cell office:value-type="string" calcext:value-type="string">
            <text:p>近日才發現姊姊有憂鬱症， 平常分隔兩地，工作、生活圈毫無交集， 頂多每個月一起回家探望父母（當天來回）， 平日偶爾傳訊聊天，互相關心，（一禮拜兩三次） 日前手足一起出遊，不經意玩笑話踩到底線， 追問下才知道，所以雖然是小事， 但姊姊卻沒辦法控制自己的down下來的情緒持續掉淚 姊姊提及工作壓力太大，有看醫生服藥一陣子了，吃藥會好很多， 剛好出遊沒帶藥，才會控制不了，所以當天姊姊堅持要先離開， 回去自己吃藥冷靜並平復情緒。言談中說到其實不希望我們知道他的病情。 所以才從沒提過。 剛知道我們兄弟姊妹其實很震驚，也很自責自己太漠不關心也太大意了 怎麼從沒發現姊姊情緒上的問題，也從未適時伸出援手 是有聽過姊姊抱怨工作壓力大，但我們都開玩笑的要他放鬆， 從沒認真聽他說、聽他傾訴 我們兄弟姊妹父母都住在中南部，有各自家庭， 姊姊獨居北部，一人在外租屋、工作，原本以為這是他喜歡的自由， 現在知情了，我們真的很擔心他一個人獨居，萬一情緒低落怎麼辦？ 最近才知道，這兩天姊妹間也會隨時傳訊關心他， 但又怕太明顯的關心會造成他的壓力？ （因為姊姊一直不想讓家人知道） 還是這時候要盡量像平常一樣？兩三天傳訊一次？ 想建議他換到中南部來工作一起住，互相照應， 又不知現在適合開口嗎？還是再等一陣子姊姊心情較平復後？ 但是工作性質不同，也不知道姊姊銀行方面的工作，中南部好找嗎？ 真的很懊惱，仔細回想他抱怨工作壓力大似乎兩三年了， （從換新工作就開始，就常聽他提及老闆常打電話罵人） 而我們卻現在才發現，真的很慚愧 請問現在有什麼是我們能做的嗎？</text:p>
          </table:table-cell>
          <table:table-cell office:value-type="string" calcext:value-type="string">
            <text:p>姊姊提及工作壓力太大，有看醫生服藥一陣子了，吃藥會好很多，。是有聽過姊姊抱怨工作壓力大，但我們都開玩笑的要他放鬆，。但又怕太明顯的關心會造成他的壓力？。真的很懊惱，仔細回想他抱怨工作壓力大似乎兩三年了，。</text:p>
          </table:table-cell>
          <table:table-cell table:number-columns-repeated="3"/>
        </table:table-row>
        <table:table-row table:style-name="ro1">
          <table:table-cell office:value-type="float" office:value="2013" calcext:value-type="float">
            <text:p>2013</text:p>
          </table:table-cell>
          <table:table-cell office:value-type="string" calcext:value-type="string">
            <text:p>Jul</text:p>
          </table:table-cell>
          <table:table-cell office:value-type="float" office:value="19" calcext:value-type="float">
            <text:p>19</text:p>
          </table:table-cell>
          <table:table-cell office:value-type="string" calcext:value-type="string">
            <text:p>04:11:06</text:p>
          </table:table-cell>
          <table:table-cell office:value-type="string" calcext:value-type="string">
            <text:p>Fri</text:p>
          </table:table-cell>
          <table:table-cell office:value-type="string" calcext:value-type="string">
            <text:p>fa020423 (relise)</text:p>
          </table:table-cell>
          <table:table-cell office:value-type="string" calcext:value-type="string">
            <text:p>[閒聊] 跟家人溝通好累</text:p>
          </table:table-cell>
          <table:table-cell office:value-type="string" calcext:value-type="string">
            <text:p>FALSE</text:p>
          </table:table-cell>
          <table:table-cell office:value-type="string" calcext:value-type="string">
            <text:p>文長慎入 之前卡了2.3年 很卡的結好像解開了 想到那些事已沒有太多情緒 話說最近國考完 我媽問我說以後有什麼規劃 我說 不懂你想聽到怎樣的答案 她說你考10年我們不就要養你10年? 一聽這句話我動怒 後來講很久 我媽才有點理解我的感受了 唉 她只是一直強調 你要知道已經畢業三年了耶 而我覺得已經過去的事就算了 拿出來鞭沒意義 重要的是結果/未來 我錯就錯在畢業後的兩年 滯留在外地說我要準備國考 但根本沒花時間在上頭 只買了兩本書 也沒補習 一邊在打工 當時遇到一些事(跟我媽也有點關係) 失眠大半年 差點想要自殺.. 搬回家時整個情緒很差 那時有去諮商過 但可能遇到不是很MATCH的諮商師 就這樣沒再去了 到我整個情緒較好的時候 我就開始認真準備 買了函授 也換了一個科目準備 所以我的認知是我國考準備了一年 而我表達說 很多朋友是本科系考本科系 花了2.3年考取 我目前只準備一年 (我是考非本科系的考科 以前都未學過) 當然我也希望可以幾個月就考取 只是事與願違 只是希望可以再給我一點時間 也感覺這樣放棄那當初買函授的花費就很可惜 或許我媽覺得我這樣全職他們負擔太大 如果是跟我討論說那你分數考怎樣 差幾分 我們可以朝怎樣方向去努力 我有很多東西可以侃侃而談 但她的論點只是一直攻擊 你已經畢業三年了這點上 又牽扯出 我當初堅持住外面 她多不高興 還要多出房租費點點點 跟她說要考國考 .. 我覺得 言論根本沒辦法有什麼交集 後來我找我爸來 他只是一直附和我媽而已XD 讓我感到矛盾的是 函授所費不貲 買的時候他們很開心並未說什麼 爸媽一直以來都很支持我 如果當初有講清楚 現在買函授 但因為你已經畢業兩年了喔 請你在一年內考上 可能現在談論的這些就不會有點讓人一頭霧水吧? 一直以來我很感謝爸媽支持我全力準備 也希望早點考取 可以拿一些生活費孝敬家裡 我媽卻說 他們早就不指望這些小孩怎樣怎樣 反正他們早有規劃 要是不行就把房子賣了 去山上買間小房子自己住 說得好像我們很不孝 他們早有自己去養老院的計劃 每次想表達一些善意 感覺我媽卻一直把我們的好意推開.. 她後來又說 你考10年我們不就要養你10年? 那句話只是在比喻而已 表達關心 我只能說 這樣的表達方式真的讓我很無言也很受傷&gt;&lt; 考試前幾天 我姊說 你要不要去補習? 她說她有補習的朋友都有上 買函授的朋友都沒上(篤定的口氣) 坦白說 我姐比較熟那幾個都是跟她一樣 念專科學校 畢業後就從事造型工作 做得不錯 印象中沒有聽她提過公務員的朋友 或許她說的是一般朋友吧 也就是我跟她走的是不同的體系 如果她也曾是考生 那我多少會想詢問她意見 而我很多朋友都在考 有時會交換情報 我父母對這也是不是很了解 讓我想到那種不被看好的感覺 其實父母覺得我算聰明 但不知為何他們對很多事看法很小心翼翼 有點過度悲觀 以前考大學 我考上私立大學 我的分數比錄取分數多了80幾分 (中間學校沒填) 我覺得自己應該要念更好學校 就決定要重考 全家人(爸 媽 姊)死命反對 甚至我姐說 她朋友去重考的後來考上的都比原來學校還爛 就叫我死心 (是的~她很愛拿她朋友例子掛在嘴上 很多事其實她並沒有相關經驗 ) 我姊是個跟家人關係很淡的人= = 但每天都跟朋友出去玩很瘋 基於我跟我姊關係很冷淡 又位居下階 我的言論是說服不了她 我亦不在乎一定要全家人都認可之類的 昨天我問我媽這件事 說你們當初那樣反對 若我沒堅持 我現在學歷依然是XX大學 在職場上其實也不會受重視 她一開始說 公私立根本不會差很多阿 我只好解釋一堆 職場上很多都會看學校 (當然有少數例外) 而我也不是口條很好 可以在口試取勝 (有親戚是XX大學畢業 但活潑外向 去面試幾乎每間都上 也備受重視) 後來才說 她們當初是擔心我考不上學校 = = PS 親戚中只有兩個堂姊是政大 其他人念的都是普通學校 甚至很差的也很多 我們沒有所謂的家族壓力 後來才知道 有種東西叫作保留學籍 也許當初拿來討論 就可以讓大家都安心許多吧 只是全家人都不知道XD 我也不知道 傻傻因為不甘心就去重考了 當時因為不喜歡補習班一直打來推銷 所以拒絕去補習 我並沒有因為重考而讓家裡多支出 都在家唸 幾乎不出門 開銷都很省 還好我後來考上中字輩 就再也沒人提起當初的種種反對言論(笑) 長期以來不被看好的感覺 可能造就我很多事寧可自己面對 不想跟家人談 他們就覺得我幹嘛這麼斷然 都不跟家人討論 事實上很多事討論不出所以然呀 我又覺得這是我自己人生 有個好結果 我可以對自己負責就好 我也知道自己不是個善於溝通的人 有時候很努力去表達了 我媽會刻意曲解 事後忘記又說 那你當初應該跟我講阿 其實明明就有跟她講 我有感覺我媽媽可能也需要諮商 我講不出應該是什麼病症 或是人格違常 但她覺得不需要 自己很正常就是@@ 有時候想到這些事就覺得很無力</text:p>
          </table:table-cell>
          <table:table-cell office:value-type="string" calcext:value-type="string">
            <text:p>我們沒有所謂的家族壓力。</text:p>
          </table:table-cell>
          <table:table-cell table:number-columns-repeated="3"/>
        </table:table-row>
        <table:table-row table:style-name="ro1">
          <table:table-cell office:value-type="float" office:value="2013" calcext:value-type="float">
            <text:p>2013</text:p>
          </table:table-cell>
          <table:table-cell office:value-type="string" calcext:value-type="string">
            <text:p>Jul</text:p>
          </table:table-cell>
          <table:table-cell office:value-type="float" office:value="19" calcext:value-type="float">
            <text:p>19</text:p>
          </table:table-cell>
          <table:table-cell office:value-type="string" calcext:value-type="string">
            <text:p>13:19:20</text:p>
          </table:table-cell>
          <table:table-cell office:value-type="string" calcext:value-type="string">
            <text:p>Fri</text:p>
          </table:table-cell>
          <table:table-cell office:value-type="string" calcext:value-type="string">
            <text:p>Shelin (夜空)</text:p>
          </table:table-cell>
          <table:table-cell office:value-type="string" calcext:value-type="string">
            <text:p>[經驗] 千萬不要</text:p>
          </table:table-cell>
          <table:table-cell office:value-type="string" calcext:value-type="string">
            <text:p>FALSE</text:p>
          </table:table-cell>
          <table:table-cell office:value-type="string" calcext:value-type="string">
            <text:p>這篇是勸世文，不想看的可以先迴避。 我可以理解，此時生病的你，可能因為各種因素，失去工 作、學業、社交，甚至跟家人也不太互動。孤獨的待在自 己的世界裡，飽受病魔纏身的痛苦。 你需要有人陪伴、有人理解、甚至希望有人能拉你一把。 不可諱言的，交一個同類的伴侶的確是最快的方式了，寂 寞的你突然擁有了另一個願意排解寂寞的人。你們一起討 論你們的苦悶、別人的不理解、甚至是用藥、看病經驗。 突然覺得自己不再是一個人，常說戀愛是最好的特效藥 。果然是真理。 難受的時候，你無法排解自己的情緒，更不必說此時需要 他安慰的你，同時也對自己的低落無能為力。你們不一定 會相約自我了斷，但此時的你們肯定幫不了對方。 而你正在忙的時候，會因為認為對方無理取鬧、怎 麼又來了而感到煩躁。也許你會想我也是病人，能夠 理解他的痛苦。，很好，如果他一天痛苦16個小時，其 中12個小時是你睡覺的時間（生病的人睡眠總是特別的長 ），其他時間你在憂鬱、在吃飯、在做生活瑣事，你也很 忙，會不會覺得煩？ 你以為他會體諒？他幫不了你的時候，你也不會感到失落 、忿恨再說吧情緒勒索可是我們的通病，發作的時候總 是會做出許多恐怖的事然後再說對不起，我無法控制自 己。。然後你們就得吞下去，讓壓力加重你們的病情？ 更別再提要是不幸遇到恐怖情人會有什麼下場。 你想讓他拉一把，他也需要你拉他一把。但你們兩個都不 是醫生，不清楚對方的病況，甚至也不知道該怎麼讓自己 好起來（也許你知道，只是做不到。），你還能妄想會一 起變好嗎？ 朋友也好、情人也好，別以為你可以從此依賴這個人，沒 有人得為了你的病負責，也沒有人有義務承擔你的情緒。 不必一起變好，至少在一起有個伴就好。也許你會這 麼想。 如果某天你開始漸好了，會不會覺得，一直情緒低落的他 很礙眼，是個拖油瓶？你漸漸的想遠離這個扶不起的阿斗 ，只怕自己的情緒又被影響。更別提外面的世界有多美麗 ，讓你急著想離開這個人。你說交往需要兩情相悅，而 分手不必經過對方的同意，看不順眼就分手啊沒錯， 但你絕對猜不到分手的時候，對方可能會怎麼鬧你。 相反地，如果換他的情況變好了，你會不會覺得有些吃味 ，認為對方背叛了你。你別以為你不會這麼自私，有時候 你也會莫名的不希望自己好起來，對吧？你不希望他變好 ，對於這樣的變化卻無能為力。他開始不再贊同你的悲觀 思想、開始沒有時間陪你、開始譴責你的不上進。然後你 的情緒變得更糟糕，加速了對方想放棄你的念頭。他拋棄 你，這時候又該找誰遏止你比以前更加嚴重的心傷？ 更不必提有些惡劣人士會利用你這個弱點來欺騙你的感情 ，甚至傷害你了。講難聽點，你確定你以為的真愛，不是 被鬼遮眼的不理智嗎？ 這篇說的情況還不夠完備，有太多的可能性，你我都想像 不到。 如果你真的很寂寞，在板上回推文就好。真的想找人聊天 ，千萬不要有太深的交情，最好是一次性的聊天，僅止於 普通朋友就好。真的想談戀愛，請找正常人。（好吧，我 知道這真的很難，不建議。） 哎呀，他人很好啦請你觀察這個人半年以上再做出 這個評斷。除了日久見人心之外，下面癢的人也不願意花 這麼多時間攻略你（請原諒我使用這句粗俗的話）。不要 在那邊認識個三、五天，覺得聊天都很愉快就以為他是個 好人，少蠢了人心隔肚皮，何況你們還隔了台電腦。 我知道好人並不是沒有，只是在渴求同伴的蒙蔽下，你認 不清、甚至你不想認清他是不是真正的好人。與其如此， 還不如多保護自己一點，除了跟以前一樣寂寞以外，不會 有壞處的。 我也知道寂寞殺死一隻貓。人說了勸不聽，鬼牽著直直走 （這是台語俗諺）。我不必這麼多事，但畢竟這個板曾經 幫助我度過許多寂寞歲月，也給了我這篇的經驗。（嘆） 希望大家看了過來人的血淚史能夠好好想想，你是否願意 暫時先從深淵解脫上天堂，然後再重摔到比以前更深的地 獄。 別以為現實生活中認識的會好到哪裡去，莫再提。</text:p>
          </table:table-cell>
          <table:table-cell office:value-type="string" calcext:value-type="string">
            <text:p>然後你們就得吞下去，讓壓力加重你們的病情？。</text:p>
          </table:table-cell>
          <table:table-cell table:number-columns-repeated="3"/>
        </table:table-row>
        <table:table-row table:style-name="ro1">
          <table:table-cell office:value-type="float" office:value="2013" calcext:value-type="float">
            <text:p>2013</text:p>
          </table:table-cell>
          <table:table-cell office:value-type="string" calcext:value-type="string">
            <text:p>Jul</text:p>
          </table:table-cell>
          <table:table-cell office:value-type="float" office:value="20" calcext:value-type="float">
            <text:p>20</text:p>
          </table:table-cell>
          <table:table-cell office:value-type="string" calcext:value-type="string">
            <text:p>21:54:20</text:p>
          </table:table-cell>
          <table:table-cell office:value-type="string" calcext:value-type="string">
            <text:p>Sat</text:p>
          </table:table-cell>
          <table:table-cell office:value-type="string" calcext:value-type="string">
            <text:p>Onglyz (重新開始)</text:p>
          </table:table-cell>
          <table:table-cell office:value-type="string" calcext:value-type="string">
            <text:p>[問題] 請問院所重複領藥</text:p>
          </table:table-cell>
          <table:table-cell office:value-type="string" calcext:value-type="string">
            <text:p>FALSE</text:p>
          </table:table-cell>
          <table:table-cell office:value-type="string" calcext:value-type="string">
            <text:p>情況是這樣子的 我一直固定有在吃宜眠安，一天兩顆 拿的是三個月的慢箋，這樣的情況大概有三四年了 有的時候壓力大，睡眠情況不好時 可能半夜會醒，我就會再吃一顆 我的個性比較容易緊張 前陣子工作量很多、長輩之間因為遺產在吵架 我比較難睡一點 常常都是這樣，半夜會醒來，需要再吃 這樣吃下去，其實會超過慢箋的藥量 所以中途，有時候我會去一般診所拿兩個禮拜的藥 今天年初，聽說健保局開始管控 不可以在一家以上的院所，領同樣的藥 報紙上也特別提到安眠藥 知道這個消息以後 我就一直怕我拿不到夠吃的藥 怕我再去診所拿藥 原本醫院的慢箋醫生會拒開 不知道在版上可不可以討論這件事 請問有版友有類似的經驗? 像是重覆領藥被醫生拒絕處方 我沒有OD，也沒有自殘念頭，也沒有要賣藥 我只是有時候需要吃多一點才能入睡 現在離我的慢箋還有一、兩個禮拜 而我的藥已經快要吃完了 所以，這幾天我真的好緊張 如果違反版規，我會儘快刪文的 但真的很希望有人可以告訴我類似的訊息 謝謝幫忙</text:p>
          </table:table-cell>
          <table:table-cell office:value-type="string" calcext:value-type="string">
            <text:p>有的時候壓力大，睡眠情況不好時。</text:p>
          </table:table-cell>
          <table:table-cell table:number-columns-repeated="3"/>
        </table:table-row>
        <table:table-row table:style-name="ro1">
          <table:table-cell office:value-type="float" office:value="2013" calcext:value-type="float">
            <text:p>2013</text:p>
          </table:table-cell>
          <table:table-cell office:value-type="string" calcext:value-type="string">
            <text:p>Jul</text:p>
          </table:table-cell>
          <table:table-cell office:value-type="float" office:value="23" calcext:value-type="float">
            <text:p>23</text:p>
          </table:table-cell>
          <table:table-cell office:value-type="string" calcext:value-type="string">
            <text:p>11:07:32</text:p>
          </table:table-cell>
          <table:table-cell office:value-type="string" calcext:value-type="string">
            <text:p>Tue</text:p>
          </table:table-cell>
          <table:table-cell office:value-type="string" calcext:value-type="string">
            <text:p>forplay (哈雷露亞嗆司！！！！！)</text:p>
          </table:table-cell>
          <table:table-cell office:value-type="string" calcext:value-type="string">
            <text:p>[經驗] 努力克服憂鬱症</text:p>
          </table:table-cell>
          <table:table-cell office:value-type="string" calcext:value-type="string">
            <text:p>FALSE</text:p>
          </table:table-cell>
          <table:table-cell office:value-type="string" calcext:value-type="string">
            <text:p>我以前也有過憂鬱症.... 那時因為工作壓力大...真的非常痛苦 每天都睡不著...每天只睡兩三個小時... 甚至還有輕生的念頭.. 後來我一直想方法解決... 去看精神科醫生...跟她訴苦 去買書來看... 想知道自己到底是因為什麼原因這麼痛苦 有沒有甚麼方法可以解決.. 後來看了真實的快樂這本書... 才了解自己沒有原諒加害者造成自己一直不能從創傷中走出來 一直自己折磨自己... 想通了以後...真的是立刻海闊天晴... 也覺得之前想輕生的自己超傻... 只要活著就有希望.... 這是我自己的親身經驗... 我知道陰天的大家很痛苦... 要克服真的不是簡單的事... 但是我希望大家不要放棄... 就像醫生告訴我你會好的一樣 希望大家能多想美好的事物... 多想想家人...愛你的人...喜歡的事物... 為了自己一定要變成晴天... 祝福大家</text:p>
          </table:table-cell>
          <table:table-cell office:value-type="string" calcext:value-type="string">
            <text:p>那時因為工作壓力大...真的非常痛苦。</text:p>
          </table:table-cell>
          <table:table-cell table:number-columns-repeated="3"/>
        </table:table-row>
        <table:table-row table:style-name="ro1">
          <table:table-cell office:value-type="float" office:value="2013" calcext:value-type="float">
            <text:p>2013</text:p>
          </table:table-cell>
          <table:table-cell office:value-type="string" calcext:value-type="string">
            <text:p>Jul</text:p>
          </table:table-cell>
          <table:table-cell office:value-type="float" office:value="23" calcext:value-type="float">
            <text:p>23</text:p>
          </table:table-cell>
          <table:table-cell office:value-type="string" calcext:value-type="string">
            <text:p>12:04:01</text:p>
          </table:table-cell>
          <table:table-cell office:value-type="string" calcext:value-type="string">
            <text:p>Tue</text:p>
          </table:table-cell>
          <table:table-cell office:value-type="string" calcext:value-type="string">
            <text:p>dois (做最棒的自己)</text:p>
          </table:table-cell>
          <table:table-cell office:value-type="string" calcext:value-type="string">
            <text:p>[經驗] 昨天吞藥了</text:p>
          </table:table-cell>
          <table:table-cell office:value-type="string" calcext:value-type="string">
            <text:p>FALSE</text:p>
          </table:table-cell>
          <table:table-cell office:value-type="string" calcext:value-type="string">
            <text:p>在自我責備下 家人壓力下 男友怪我一件事情哭那麼多次下 已經不敢在去煩那些好朋友的情況下 教甄第四年失利 第一次把所有的醫生開的安眠藥、放鬆劑 依次吞下去 吞了二十幾棵 結果睡不到幾小時就醒來 是因為這陣子每天常常南征北討考教甄養成的早起習慣吧 只是現在頭很昏沉而已 走路走不穩 肚子一點也不餓(因為沒動腦) 沒什麼其他感覺 我的抗藥性太強了 下次要換別腫芳試了</text:p>
          </table:table-cell>
          <table:table-cell office:value-type="string" calcext:value-type="string">
            <text:p>家人壓力下。</text:p>
          </table:table-cell>
          <table:table-cell table:number-columns-repeated="3"/>
        </table:table-row>
        <table:table-row table:style-name="ro1">
          <table:table-cell office:value-type="float" office:value="2013" calcext:value-type="float">
            <text:p>2013</text:p>
          </table:table-cell>
          <table:table-cell office:value-type="string" calcext:value-type="string">
            <text:p>Jul</text:p>
          </table:table-cell>
          <table:table-cell office:value-type="float" office:value="24" calcext:value-type="float">
            <text:p>24</text:p>
          </table:table-cell>
          <table:table-cell office:value-type="string" calcext:value-type="string">
            <text:p>17:22:23</text:p>
          </table:table-cell>
          <table:table-cell office:value-type="string" calcext:value-type="string">
            <text:p>Wed</text:p>
          </table:table-cell>
          <table:table-cell office:value-type="string" calcext:value-type="string">
            <text:p>yaya (喔耶比)</text:p>
          </table:table-cell>
          <table:table-cell office:value-type="string" calcext:value-type="string">
            <text:p>[問題] 職業倦怠越來越嚴重</text:p>
          </table:table-cell>
          <table:table-cell office:value-type="string" calcext:value-type="string">
            <text:p>FALSE</text:p>
          </table:table-cell>
          <table:table-cell office:value-type="string" calcext:value-type="string">
            <text:p>出社會才4年 已經有嚴重的職業倦怠 無法對工作有熱情 本身是屬於內向害羞封閉 不擅交際 一直覺得自己就是不是適合在外面上班 也不適合創業 一直覺得都沒遇到能非常喜歡投入或是薪水滿意的工作(目前是第五份工作) 覺得薪水不夠用 但又無法提起勁來多賺錢 因為有經濟壓力 又不得不出來賺錢 目前待的工作是只有我一個員工的 整天都悶在裡面 老闆在的時候他就直接坐我後面 什麼OA的東西都沒有 壓力非常大 也無法請假去面試(最近也沒啥工作可以投履歷) 我已經對上班非常的厭倦了 可是每天還是不得不出門 又不知道自己第二專長要學什麼 每天過一天算一天 不知道我的人生該怎麼辦.... 最近一直想 要不是沒有男朋友 真想就結婚先待在休息 要不然就是中樂透要去蘭嶼住一個月 想是這樣想 但是還是覺得每天要上班都好痛苦...</text:p>
          </table:table-cell>
          <table:table-cell office:value-type="string" calcext:value-type="string">
            <text:p>因為有經濟壓力。壓力非常大。</text:p>
          </table:table-cell>
          <table:table-cell table:number-columns-repeated="3"/>
        </table:table-row>
        <table:table-row table:style-name="ro1">
          <table:table-cell office:value-type="float" office:value="2013" calcext:value-type="float">
            <text:p>2013</text:p>
          </table:table-cell>
          <table:table-cell office:value-type="string" calcext:value-type="string">
            <text:p>Jul</text:p>
          </table:table-cell>
          <table:table-cell office:value-type="float" office:value="24" calcext:value-type="float">
            <text:p>24</text:p>
          </table:table-cell>
          <table:table-cell office:value-type="string" calcext:value-type="string">
            <text:p>20:27:15</text:p>
          </table:table-cell>
          <table:table-cell office:value-type="string" calcext:value-type="string">
            <text:p>Wed</text:p>
          </table:table-cell>
          <table:table-cell office:value-type="string" calcext:value-type="string">
            <text:p>Maplelatte (楓楓 站崗真的很辛苦)</text:p>
          </table:table-cell>
          <table:table-cell office:value-type="string" calcext:value-type="string">
            <text:p>[問題] 多久會康復 只吃藥真的有效嗎</text:p>
          </table:table-cell>
          <table:table-cell office:value-type="string" calcext:value-type="string">
            <text:p>FALSE</text:p>
          </table:table-cell>
          <table:table-cell office:value-type="string" calcext:value-type="string">
            <text:p>大家好 不知道這個分類對不對 我真的好需要幫助 特別是有康復經驗的人 文章非常長 順便也自己整理自己的狀況 我今年21歲 是升大四的大學生 六月開始有憂鬱症的 自己翻很多憂鬱症的書 發現其實前幾年就陸陸續續有輕微憂鬱的傾向 原因有沒自信、家庭問題、童年失親、課業壓力、人際問題、自己住等等... 只是因為男友的陪伴 所以壓力過了就算了 不是很在意 他給了我很大的鼓勵 雖然一直遠距離也能讓我感受到陪伴 之前的自介有打到 男友2月的時候入伍了 他入伍以後除了聯絡時間極少 也因為他需要適應 所以好幾個月無法同時兼顧我的心情 這對我來說是生活很重大的變故 當時天天以淚洗面 滿腦子都是他的行程 以及等他的關心 因此覺得應該要轉移重心 找事情忙 所以接下了畢業專題的組長工作 沒想到這讓我壓力更大 而且又不順利 六月的時候男友突然不能放假 我跟他情緒都非常糟糕 又因為他一直不顧我的心情 而我時時刻刻都在掛念他 因此我們算是大吵了一架 我那時候整個崩潰不能自己 甚至覺得我跟他就到此為止了 我想我是那個時候引發憂鬱症的 對一切都失去興趣 覺得每天都很可怕 活著沒有真實感 無緣無故崩潰大哭 反胃 不想吃東西 睡不好 惡夢連連 甚至發現自己越來越難以專注 常常恍神 耐心變得很差 本來每天最期待跟他講電話 變成覺得講完還不是一樣 但他後來反省了 不想失去我 說會學會調適好和珍惜我 會給我安全感 而實際上他的確改了很多 他現在對我的行為 若是在兩個月前 一定可以讓我每天都很幸福快樂 即使他不在我的身邊 我也會感到很安心 但我的憂鬱症況是每況愈下 本來 至少 只要男友在身邊就不會有可怕的情緒出現 也不會覺得時間每分每秒都很難熬過去 但他在的時候我就像小孩一樣 他帶我去哪都好 做什麼都好 過的跟平時截然不同 他一離開就好像回到不同的世界 喔對了自從憂鬱以後 本來頗有性慾的我 幾乎沒那個性趣 即使可以讓身體有反應 跟男友做 心理也沒辦法像之前那樣興奮 剛開始去台大精神科 說我很像失戀而已沒生病 後來一個人在台北生活受不了 放假回台中住 仍然覺得每天過得很緩慢 跟朋友出去玩一整天都感受不到開心 一天下來沒幹嘛卻很疲憊 又不想睡 覺得好像過一星期了才對 遇到應該很好笑的笑話 卻起不了情緒反應 倒是越來越容易悲傷 容易哭 無法阻止腦袋一直想 時時胸悶難換氣 後來去身心科診所 診斷有憂鬱症 醫生只給我開藥沒特別說什麼 他開的是抗特慮膜衣錠 吃了以後有突然腦袋短暫的豁然開朗 但之後全身無力又頭暈 因為對藥物不安所以只吃了一天 (事後證明精神藥物絕對不能這樣亂吃) 過兩天男友放假來找我 我以為只要跟他在一起至少不會有問題 但每天早上都從惡夢醒來 他明明就在身邊 卻一直夢到他已經離開了 以及他離開以後我獨自面對的恐懼 醒來以後心情很差 也越來越害怕他離開 甚至跟他在一起的時候 無法控制自己腦袋出現他離開以後的情景畫面 導致明明在一起 我卻不能全心享受應有的幸福感 原本的各種感覺逐漸被害怕取代 也很害怕這種情緒一直持續下去我要怎麼活? 知道總不能以後他退伍 也需要他無時無刻陪伴才不害怕吧? 前幾天又發生了一件讓我更害怕的事情 (明明是前幾天 我卻覺得是好久以前) 我跟他一起去看怪獸大學這部電影 前半段看的時候都我很正常 看到後面突然越來越恍惚 發現自己跟不上大家的笑點 正常自己也會笑的情節 腦袋卻慢半拍反應不過來 對電影的感動少了一大半(煩欸) 出來以後他牽著我問我要吃什麼晚餐 我恍惚感越來越嚴重 有點類似頭暈又不像 令我害怕的是 我突然對周遭都沒感覺 甚至對男友 只是知道他在我身邊 卻沒感受到他這個人的存在 (不知道這樣講有沒有人會懂) 明明肚子很餓 看到美食招牌卻想像不出味道 明明在講話 下一秒卻不清楚自己想了什麼 整個腦袋是不清楚的 不知道自己在哪 在幹嘛 我是一個很重感覺的女生 這對我來說跟死了沒兩樣 雖然隔天就好一點了 但我還是很害怕所以又去看了另一間 這次醫生跟我保證說 憂鬱症可以自然好 但要半年 吃藥可以35天就有感覺 一兩周後有效果 最久三個月就會康復了 給我開 憂停膜衣錠(EUTAC) 剛開始先早晚半顆 三天後早晚一顆 當天晚上忘記了 吃了一顆 打給醫生講沒問題 而吃完不久竟然心情有點好 後來兩天早晚各半顆 但都沒什麼效果 跟朋友出去唱歌但一直莫名的很想哭 無法阻止腦袋浮現跟男友一起唱歌的情景 現在不會像本來一樣期待男友的電話 但他如果太晚打 我又焦慮到受不了 其實我最在意的是 男友講的話我感受到的溫暖和甜蜜大大減半 講完電話不會像原本一樣開心 但又不是不愛他了 還是很在意他 前幾天他說這禮拜會放四天 所以特地把打工給調成休四天去找他 但昨天突然說可能改成只能休兩天 我腦袋突然一片空白 無法克制的哭不停 完全不知道自己該怎麼辦 心裡都安排好了四天可以好好休養 急得他到處找長官問 還去找輔導長 輔導長說真的有狀況可以讓他請假 我馬上希望他可以請假 但理性的自己又很討厭自己這樣 很像很盧的小女生 很討厭自己一直失控的哭 依賴他 彷彿無限的需要他 他在當兵那麼辛苦了 我還要這樣讓他煩惱 說了這麼多 我最想問的是 我這樣嚴重嗎&gt;&lt; 吃了抗憂鬱症的藥真的會康復嗎 大概都要多久 有人有只是吃藥就康復的例子嗎 我看好多都憂鬱吃藥好幾年 讓我很擔憂&gt;&lt; 康復了以後真的就不會這也害怕那也害怕嗎 我會一直擔心現況無限延伸 以後要怎麼辦 有人會像我一樣對另一半的感覺大大降低嗎(最在意) 等到康復以後也會恢復正常嗎 還有腦袋對時間的感受也是 我現在一天都不像本來的一天 明天要開始打工了 照理說應該很快 但我卻感覺好像很久以後的事 或不是我的事 有沒有人像我這樣然後吃藥康復的例子 我好希望快點恢復 除了自己可以正常生活 也不要讓男友這樣累下去 他累就算了 我還無法真心被他感動 讓我對他很愧疚也覺得很浪費很可惜 他為了我做這麼多 正常的我應該會很幸福啊&gt;&lt; 文章很長感謝耐心看完的板友 我真的很希望得到一些信心 知道不久後真的會奇蹟似康復 一切是不是都會不留痕跡的恢復本來的面貌Q_Q</text:p>
          </table:table-cell>
          <table:table-cell office:value-type="string" calcext:value-type="string">
            <text:p>原因有沒自信、家庭問題、童年失親、課業壓力、人際問題、自己住等等...。所以壓力過了就算了。沒想到這讓我壓力更大。</text:p>
          </table:table-cell>
          <table:table-cell table:number-columns-repeated="3"/>
        </table:table-row>
        <table:table-row table:style-name="ro1">
          <table:table-cell office:value-type="float" office:value="2013" calcext:value-type="float">
            <text:p>2013</text:p>
          </table:table-cell>
          <table:table-cell office:value-type="string" calcext:value-type="string">
            <text:p>Jul</text:p>
          </table:table-cell>
          <table:table-cell office:value-type="float" office:value="31" calcext:value-type="float">
            <text:p>31</text:p>
          </table:table-cell>
          <table:table-cell office:value-type="string" calcext:value-type="string">
            <text:p>22:57:43</text:p>
          </table:table-cell>
          <table:table-cell office:value-type="string" calcext:value-type="string">
            <text:p>Wed</text:p>
          </table:table-cell>
          <table:table-cell office:value-type="string" calcext:value-type="string">
            <text:p>kidjoe (阿涵)</text:p>
          </table:table-cell>
          <table:table-cell office:value-type="string" calcext:value-type="string">
            <text:p>[問題] 我有一個患憂鬱症的同事</text:p>
          </table:table-cell>
          <table:table-cell office:value-type="string" calcext:value-type="string">
            <text:p>FALSE</text:p>
          </table:table-cell>
          <table:table-cell office:value-type="string" calcext:value-type="string">
            <text:p>我有一位患憂鬱症的同事 我們的工作崗位只有我跟他兩個人 在我們的課裡 我們的工作是屬於比較困難 比較麻煩 需要付比較多責任的位置 我們負責的主要東西不同但還是有很多事情是要兩個人一起做的 一直以來他都不太能夠完善的應付工作上所有事 也因此遭受到上司及其他單位閒言閒語的壓力 再加上他最近家庭給他的壓力 他發現自己出問題了 於是就醫之後確定自己有憂鬱症 隔天來上班後他選擇告訴我、課長及經理三個人 然後表示不希望讓其他人知道 他決定 不再為工作付出那麼多 最大的改變是請假這件事 原本我們幾乎沒辦法請假 因為一請就是把事情丟給另一個人做 但是他現在沒辦法 除了每周四固定請整天回診外 他還會突然的一早發簡訊給我跟課長說 對不起 我今天真的沒有辦法去上班 這帶給我很大很大的困擾 因為我必花150%以上的心力連他的事一起做 同事我還必需應付其他單位的疑問...為什麼那個誰誰誰一直請假 課長目前沒什麼做為 只跟我說 希望我多撐一下 可是這樣對嗎... 不只是說我也會累 我覺得我做越多就是跟他越大對比 應該也是會造成他的壓力吧 我這樣死撐 真的對他的病情有幫助嗎? 我很願意幫他 可是我卻不知道該怎樣幫他... 希望板友可以分享一些意見 謝謝</text:p>
          </table:table-cell>
          <table:table-cell office:value-type="string" calcext:value-type="string">
            <text:p>也因此遭受到上司及其他單位閒言閒語的壓力。再加上他最近家庭給他的壓力。應該也是會造成他的壓力吧。</text:p>
          </table:table-cell>
          <table:table-cell table:number-columns-repeated="3"/>
        </table:table-row>
        <table:table-row table:style-name="ro1">
          <table:table-cell office:value-type="float" office:value="2013" calcext:value-type="float">
            <text:p>2013</text:p>
          </table:table-cell>
          <table:table-cell office:value-type="string" calcext:value-type="string">
            <text:p>Aug</text:p>
          </table:table-cell>
          <table:table-cell office:value-type="float" office:value="2" calcext:value-type="float">
            <text:p>2</text:p>
          </table:table-cell>
          <table:table-cell office:value-type="string" calcext:value-type="string">
            <text:p>22:08:01</text:p>
          </table:table-cell>
          <table:table-cell office:value-type="string" calcext:value-type="string">
            <text:p>Fri</text:p>
          </table:table-cell>
          <table:table-cell office:value-type="string" calcext:value-type="string">
            <text:p>angela2 (angela,too)</text:p>
          </table:table-cell>
          <table:table-cell office:value-type="string" calcext:value-type="string">
            <text:p>[閒聊]會餓 但不想吃東西</text:p>
          </table:table-cell>
          <table:table-cell office:value-type="string" calcext:value-type="string">
            <text:p>FALSE</text:p>
          </table:table-cell>
          <table:table-cell office:value-type="string" calcext:value-type="string">
            <text:p>可能長期處於壓力 跟近來發生不開心的事 現在 變得害怕面對人群 跟很親近 信任的親人朋友 還能自在相處 但在這框框外的 我沒有任何心力應付 重要的是 這幾天都不想吃東西 但為了健康 還是會勉強自己進食 可是 今天的我 吃東西吃的得好痛苦 是硬強迫自己把食物咀嚼後 用力吞嚥 這樣不正常的情況 是心理造成的嗎 享受美食 明明是我以往生活最大的樂趣之一 然而 似乎有一個看不見黑暗空間逐漸地將我吞噬 這次 好像不再能像以前一樣 睡一覺 就沒事了 我 充其量 不過是個還能自理的植物人</text:p>
          </table:table-cell>
          <table:table-cell office:value-type="string" calcext:value-type="string">
            <text:p>可能長期處於壓力。</text:p>
          </table:table-cell>
          <table:table-cell table:number-columns-repeated="3"/>
        </table:table-row>
        <table:table-row table:style-name="ro1">
          <table:table-cell office:value-type="float" office:value="2013" calcext:value-type="float">
            <text:p>2013</text:p>
          </table:table-cell>
          <table:table-cell office:value-type="string" calcext:value-type="string">
            <text:p>Aug</text:p>
          </table:table-cell>
          <table:table-cell office:value-type="float" office:value="3" calcext:value-type="float">
            <text:p>3</text:p>
          </table:table-cell>
          <table:table-cell office:value-type="string" calcext:value-type="string">
            <text:p>18:40:05</text:p>
          </table:table-cell>
          <table:table-cell office:value-type="string" calcext:value-type="string">
            <text:p>Sat</text:p>
          </table:table-cell>
          <table:table-cell office:value-type="string" calcext:value-type="string">
            <text:p>oiulkj (endless rain)</text:p>
          </table:table-cell>
          <table:table-cell office:value-type="string" calcext:value-type="string">
            <text:p>[問題] 念研究所的壓力</text:p>
          </table:table-cell>
          <table:table-cell office:value-type="string" calcext:value-type="string">
            <text:p>FALSE</text:p>
          </table:table-cell>
          <table:table-cell office:value-type="string" calcext:value-type="string">
            <text:p>大家好 我目前在是碩一升碩二 碩一的時候因為對老師教學方式感到壓力很大 與同學曾經有想休學過 不過後來還是留下來了 碩一下的時候本來應該要開始慢慢準備碩論進度 可是有點被老師放生的感覺 到了暑假才開始在準備 非常緊張 老師又是那種要求進度的人 對他來說沒做出來就是沒做出來 就算你在努力他也覺得是屁 跟他meeting還要看他心情好不好 很痛苦 我個人又是容易鑽牛角尖的人 對事情沒辦法看得很開 小小的一件事我可以心情不好1.2天 很討厭這樣子 雖然說對研究有點興趣 可是實在是不喜歡這種背負龐大的壓力作的感覺 感覺壓力已經對我的身體造成很大的影響了 我一緊張就吃不下東西 再加上我胃原本就不好 現在常常會有乾嘔的狀況 不知道我這樣的情況是否需要找諮詢師聊聊??</text:p>
          </table:table-cell>
          <table:table-cell office:value-type="string" calcext:value-type="string">
            <text:p>碩一的時候因為對老師教學方式感到壓力很大。可是實在是不喜歡這種背負龐大的壓力作的感覺。感覺壓力已經對我的身體造成很大的影響了。</text:p>
          </table:table-cell>
          <table:table-cell table:number-columns-repeated="3"/>
        </table:table-row>
        <table:table-row table:style-name="ro1">
          <table:table-cell office:value-type="float" office:value="2013" calcext:value-type="float">
            <text:p>2013</text:p>
          </table:table-cell>
          <table:table-cell office:value-type="string" calcext:value-type="string">
            <text:p>Aug</text:p>
          </table:table-cell>
          <table:table-cell office:value-type="float" office:value="4" calcext:value-type="float">
            <text:p>4</text:p>
          </table:table-cell>
          <table:table-cell office:value-type="string" calcext:value-type="string">
            <text:p>23:56:03</text:p>
          </table:table-cell>
          <table:table-cell office:value-type="string" calcext:value-type="string">
            <text:p>Sun</text:p>
          </table:table-cell>
          <table:table-cell office:value-type="string" calcext:value-type="string">
            <text:p>CKmoon (CK月)</text:p>
          </table:table-cell>
          <table:table-cell office:value-type="string" calcext:value-type="string">
            <text:p>[晴天] 找到工作了！</text:p>
          </table:table-cell>
          <table:table-cell office:value-type="string" calcext:value-type="string">
            <text:p>FALSE</text:p>
          </table:table-cell>
          <table:table-cell office:value-type="string" calcext:value-type="string">
            <text:p>在不銹鋼工廠當臨時工，薪水不高但可以學技術 重點是工作完全沒有壓力，什麼都不用想，師傅說什麼就做什麼，下班就是自己的時 間，不用像以前還要煩惱沒做完的事、沒收整完的資料、沒打完簡報的會議開會時間。 終於可以慢慢的恢復了，身體也因為一直運動(工作關係)變好了，非常令人高興。 希望能一直做下去，這次應該不會有問題了</text:p>
          </table:table-cell>
          <table:table-cell office:value-type="string" calcext:value-type="string">
            <text:p>重點是工作完全沒有壓力，什麼都不用想，師傅說什麼就做什麼，下班就是自己的時。</text:p>
          </table:table-cell>
          <table:table-cell table:number-columns-repeated="3"/>
        </table:table-row>
        <table:table-row table:style-name="ro1">
          <table:table-cell office:value-type="float" office:value="2013" calcext:value-type="float">
            <text:p>2013</text:p>
          </table:table-cell>
          <table:table-cell office:value-type="string" calcext:value-type="string">
            <text:p>Aug</text:p>
          </table:table-cell>
          <table:table-cell office:value-type="float" office:value="5" calcext:value-type="float">
            <text:p>5</text:p>
          </table:table-cell>
          <table:table-cell office:value-type="string" calcext:value-type="string">
            <text:p>01:56:01</text:p>
          </table:table-cell>
          <table:table-cell office:value-type="string" calcext:value-type="string">
            <text:p>Mon</text:p>
          </table:table-cell>
          <table:table-cell office:value-type="string" calcext:value-type="string">
            <text:p>kerans (daybyday)</text:p>
          </table:table-cell>
          <table:table-cell office:value-type="string" calcext:value-type="string">
            <text:p>[閒聊] 強迫性面對人群</text:p>
          </table:table-cell>
          <table:table-cell office:value-type="string" calcext:value-type="string">
            <text:p>FALSE</text:p>
          </table:table-cell>
          <table:table-cell office:value-type="string" calcext:value-type="string">
            <text:p>我其實本來不太會去害怕面對人群這件事 只是不喜歡被大量注目或當主角的感覺 唯一會擔心的就是被多雙眼睛盯著看的不自在感 但除此之外 一般性的面對人群、微笑我還滿喜歡的 我覺得有一種被需要和幫助人的感覺 只是自從生病後 似乎會莫名的變的容易沉悶 沒有以前那麼願意去認識新朋友 可以的話不熟不要來煩我 跟熟識的朋友出去聚會還ok 暫時的偽裝和讓自己忘記生病的感覺也不差 有時候反而需要這些和朋友的聯繫 才能讓我感覺Im alive 有種我還有能力可以笑的出來 儘管可能是假笑 但至少當下也是試著忘記自己生病的事實 雖然常常會覺得自己很雙面.....回到家面對自己就收起笑臉 看了很多版友工作上似乎都暫時無法做跟面對人群有關的 但我卻硬是要反骨 我還是想照原來我想要的方向去走 雖然可能現在會多了一些只有自己知道的困難要克服 但自己的狀況自己最清楚 我也是確信自己可以好好的在工作狀態上 才敢終於開始工作 我的工作不只是一般性的面對人群和微笑 是要面對大量人群 並且大方放的開 保持笑容 甚至可以把自己當主角去面對人群自然而無畏的說話 我承認一開始我的確想過是不是太看的起自己了.... 就算是原本的我也不喜歡被很多人盯著看的感覺 我不僅是挑戰了原本的我也挑戰了隱藏的我 嗯.......我努力的試著去融入大家熟悉工作 我想這是我的突破 工作時我不覺得自己是個生病的人 也漸漸表現的比較自然 只是個還需要再放開點熱情點的怕尷尬女孩 跟同事相處也很融洽 比我想像中還快的打入他們的世界 大體來說是開心的 它可以轉移我的注意力也可以讓我變的更好 但我不知道有一天如果不小心碰到一個很大的點而陷入情緒會怎樣 我在這個版學到的是 不要去想如何遠離這個病，而是學著和它共存。 或許有一天我可能還會再發病 我也知道此刻的我在獨處時還是會對自己情緒低落 或對自己沒信心到了極點 或和心裡的壓力在對抗著....... 但至少不是all the time 至少不會再全然性的支配我的生活 至少有一部分可以試著還給原來的自己的去發揮 至少有個目標可以努力 至少有個注意力可以轉移 至少有能力可以改變自己 現在空檔的時候也常常去跑步或騎腳踏車 就算一個人運動的時候常常也是讓自己放肆的情緒低落的時候 就算剛剛去運動的時候也是不爭氣的為了心裡的石頭而不知所措的紅了眼框 但這樣也不算太差吧 有個出口可以宣洩總比沒有好 有的時候跟朋友說 如果對方不如預期的懂你 反而只是更失望更糟 自己有個方式可以暫時性把垃圾丟到更遠離內心的角落也好 雖然跟別人談談讓情緒真正釋放出來也是很重要的一環.... 但我們都在為了自己而掙扎努力 為了回到原來的自己 和隱藏的自己拔河 或許現階段自己期望的價值不見得可以被看見、被世俗的標準認同 但自己看的見自己也是往前邁進的一大步 是找回原來自己的一大步 加油 為了雙面的自己而加油 儘管情緒低落的時候還苦著一張臉的跟自己說著已經不能再有更多正面能量了...(泣)</text:p>
          </table:table-cell>
          <table:table-cell office:value-type="string" calcext:value-type="string">
            <text:p>或和心裡的壓力在對抗著.......。</text:p>
          </table:table-cell>
          <table:table-cell table:number-columns-repeated="3"/>
        </table:table-row>
        <table:table-row table:style-name="ro1">
          <table:table-cell office:value-type="float" office:value="2013" calcext:value-type="float">
            <text:p>2013</text:p>
          </table:table-cell>
          <table:table-cell office:value-type="string" calcext:value-type="string">
            <text:p>Aug</text:p>
          </table:table-cell>
          <table:table-cell office:value-type="float" office:value="19" calcext:value-type="float">
            <text:p>19</text:p>
          </table:table-cell>
          <table:table-cell office:value-type="string" calcext:value-type="string">
            <text:p>23:42:46</text:p>
          </table:table-cell>
          <table:table-cell office:value-type="string" calcext:value-type="string">
            <text:p>Mon</text:p>
          </table:table-cell>
          <table:table-cell office:value-type="string" calcext:value-type="string">
            <text:p>opemhood (大漢堡)</text:p>
          </table:table-cell>
          <table:table-cell office:value-type="string" calcext:value-type="string">
            <text:p>[晴天] 我想為大家唱一首歌~~~</text:p>
          </table:table-cell>
          <table:table-cell office:value-type="string" calcext:value-type="string">
            <text:p>FALSE</text:p>
          </table:table-cell>
          <table:table-cell office:value-type="string" calcext:value-type="string">
            <text:p>最近跟朋友的朋友去唱KTV唱歌 認識一些人，開了一些眼界，原來世上有人超級海闊的 雖然都是一堆臭男人在唬爛互相嘴砲，但是讓我學習到一些人生面對的課題，以及 看開一些事情@@ 哈哈哈哈哈哈哈哈哈哈哈 現在我很喜歡唱歌的，好像能抒發一些壓力的說耶~~ 心情不好就唱，心情好也唱，狂唱歌啦XD 好的開始是成功的一半，大家都非常優秀 加油 現在我要為大家唱一首歌，很用力的唱 http//www.youtube.com/watch?v=jiGHmmj2c64 動力火車 打開天空 打開你的天空 帶我看見世界多麼遼闊 你是我心裡永遠的英雄 心臟為你跳動 用生命相信你一定會成功 Woo 這輩子 以你為榮 以你為榮 傷口痛不痛 辛苦重不重 你的眼神 閃耀執著 只管往前走 燃燒的戰火 出征的英雄 我站在原地 緊握著拳頭 忍不住淚激動 打開你的天空 帶我看見世界多麼遼闊 你是我心裡永遠的英雄 心臟為你跳動 用生命相信你一定會成功 Woo 這輩子 以你為榮 青青草地 人海觀眾 你不必看見我 喊破喉嚨 拍斷了雙手 只想讓你 知道你不寂寞</text:p>
          </table:table-cell>
          <table:table-cell office:value-type="string" calcext:value-type="string">
            <text:p>現在我很喜歡唱歌的，好像能抒發一些壓力的說耶~~。</text:p>
          </table:table-cell>
          <table:table-cell table:number-columns-repeated="3"/>
        </table:table-row>
        <table:table-row table:style-name="ro1">
          <table:table-cell office:value-type="float" office:value="2013" calcext:value-type="float">
            <text:p>2013</text:p>
          </table:table-cell>
          <table:table-cell office:value-type="string" calcext:value-type="string">
            <text:p>Aug</text:p>
          </table:table-cell>
          <table:table-cell office:value-type="float" office:value="24" calcext:value-type="float">
            <text:p>24</text:p>
          </table:table-cell>
          <table:table-cell office:value-type="string" calcext:value-type="string">
            <text:p>23:42:43</text:p>
          </table:table-cell>
          <table:table-cell office:value-type="string" calcext:value-type="string">
            <text:p>Sat</text:p>
          </table:table-cell>
          <table:table-cell office:value-type="string" calcext:value-type="string">
            <text:p>Maplelatte (楓楓 站崗真的很辛苦)</text:p>
          </table:table-cell>
          <table:table-cell office:value-type="string" calcext:value-type="string">
            <text:p>[晴天] 我快康復了!期待新模式的完成</text:p>
          </table:table-cell>
          <table:table-cell office:value-type="string" calcext:value-type="string">
            <text:p>FALSE</text:p>
          </table:table-cell>
          <table:table-cell office:value-type="string" calcext:value-type="string">
            <text:p>乖乖聽醫生的話吃藥是對的 可以算是奇蹟吧 受到男友和身邊親友的呵護 短短一個月 就開始看見痊癒的曙光在洞口等著我了 在憂鬱症之前 我覺得我一直都把自己處理得很OK 甚至覺得會憂鬱症只是一段時間造成的想不開 只需要解決那件事情的情緒就夠了 在這個版看別人的例子 跟醫生討論 跟朋友討論 反省自己 才發現我錯了 小時候我跟爸爸感情最好 媽媽以前個性不好 動不動就抓狂 打人 拿東西丟我 叫我罰跪 做錯小事可以罵到祖宗十八代 小學時爸爸過世 我變成跟媽媽兩人相依為命 當時看著傷心難過的媽媽 覺得自己應該要堅強 即使在朋友面前 我也不會哭 也為了做到媽媽眼中完美的小孩 我學會說謊不留痕跡 假裝合媽媽的意 比較感性的朋友知道我爸爸過世 還替我掉眼淚 我卻成為安慰對方的那一個 一直以來在朋友眼中都是活潑開朗的開心果 渾然不知從這時就習慣起壓抑自己的情緒 我覺得 即使講了只會讓朋友跟著難過 有煩惱自己解決以後就什麼事都沒有了 甚至 只要善用謊言就什麼麻煩也很容易解決 在朋友面前只露出自己好的一面 朋友也不會跟我一起不開心 上了大學 跟同學相處不來 漸漸的將自己埋入網路世界 家裡跟媽媽溝通也不好 經濟又不好 媽媽年紀大了 我開始擔心很多事情 所以自己去打工 想盡辦法賺錢 為了賺錢什麼方法都想試 覺得自己很積極 感覺很好 在網路 認識了我現在的男友 對我來說 終於有個唯一的宣洩管道 跟他聊天就有回到家的感覺 但男友去年入伍了 被國家綁架了 除了身體被綁架 心也受到了影響 他變了 我知道是適應不良的關係 變得不會愛我 不會關心我 我想體諒他 卻無法戰勝自己的難過和恐懼不安 日日以淚洗面 每天都想辦法振作卻屢屢失敗 無法阻止自己不停回想以前的快樂 心好酸好酸 學校專題也進行的不順利 組員一個個擺爛讓我一肩扛起全部 當所有的期望都轉為絕望 我受夠了 漸漸的我對什麼都失去興趣 什麼都不想做 連賺錢也不想 遊戲也不想玩 覺得做什麼都沒有意義 大家都叫我找事做就好了 偏偏什麼也不想做 每天都好漫長 都好難過 就算找了忙碌的打工 也無法揮去那種感覺 本來暑假滿滿的安排 打工 專題 全部取消 回家 仍然越來越覺得 每天都度不過今天 好痛苦 沒有人會懂 後來男友狀況比較好了 能有時間來陪我 卻發現不管是跟他講電話或見面 也無法解除我心中一直以來的憂鬱 不開心 一直都不開心 動不動就因為一件小事卡在心裡 怎麼樣都無法釋懷 一直重複講幾件自己很重視的事情 其實根本就講過了 尤其是那種不能改變的過去的事實 一直在腦袋迴轉 而且我的反應越來越慢 越來越容易恍神 別人跟我說話 偶爾無法吸收 不知道對方講了什麼 進不到腦袋裡 看著以前本來輕而易舉的東西 看著以前自己寫的報告 卻不知道那是什麼 好可怕 最可怕的是 那天和我男友看完電影 突然瞬間失去真實感 不知道自己在哪 對牽著手的人也毫無感覺 我好害怕 因此決定去看醫生 醫生說我有憂鬱症的時候鬆了一口氣 吃藥兩個禮拜還是沒什麼效果讓我很不安 看書覺得自己的憂鬱症好像不只輕度 後來跟醫生討論之下才知道 原來我一直有強迫症啊(難怪數學那麼好 對數字的執著?) 加上憂鬱症連帶強迫症狀也更嚴重 還好他們都是血清素的關係可以趁這機會一起調整 最近 吃藥一個月了 發現自己開始可以分辨是不是症狀的情緒 而且不常一直卡在那裡 卡的時間也不長 開始偶爾會快樂 能享受當下 偶爾又覺得過一天很遙遠 但是不會動不動就想哭了 比起害怕每天 變成比較擔心一些未來的事情 也不會一發作就不知道自己在哪 覺得不想活 甚至心悸 頭暈 也幾乎不會了 不過對於自己應該怎麼生活還是很迷惘 總是有點強迫自己想找出生活的什麼意義 其實這想法本身就一點意義也沒有 醫生說是一股新的能量在讓我重新摸索 摸索一個屬於我的模式 包括調整心情 還有抒發管道 這期間我也學會開始對朋友袒露心事 學會老實 學會面對一些以前總是逃避的事情 即使讓朋友看到脆弱的一面...也沒什麼不好吧 媽媽也有所改變了 即使做錯事情 鼓起勇氣老實跟她講 她的反應意外的平靜 朋友和媽媽的反應都讓我鬆一口氣 其實以前不用那樣偽裝自己的 原來這次發作並不只是因為男友當兵 而是很多長期下來的壞習慣 加上一個觸發點 嚴重的壓力才造成 期待那個新模式快來 未來都能健康的模式 雖然現在有時候還是不太好 但我已經開始感覺到轉好了 已經算是奇蹟了吧 開始相信痊癒兩個字的發生 加油加油 等我好了以後 一定要把憂鬱過程的日記分享給大家 ...新模式快點讓我找到啊</text:p>
          </table:table-cell>
          <table:table-cell office:value-type="string" calcext:value-type="string">
            <text:p>嚴重的壓力才造成。</text:p>
          </table:table-cell>
          <table:table-cell table:number-columns-repeated="3"/>
        </table:table-row>
        <table:table-row table:style-name="ro1">
          <table:table-cell office:value-type="float" office:value="2013" calcext:value-type="float">
            <text:p>2013</text:p>
          </table:table-cell>
          <table:table-cell office:value-type="string" calcext:value-type="string">
            <text:p>Sep</text:p>
          </table:table-cell>
          <table:table-cell office:value-type="float" office:value="15" calcext:value-type="float">
            <text:p>15</text:p>
          </table:table-cell>
          <table:table-cell office:value-type="string" calcext:value-type="string">
            <text:p>12:25:06</text:p>
          </table:table-cell>
          <table:table-cell office:value-type="string" calcext:value-type="string">
            <text:p>Sun</text:p>
          </table:table-cell>
          <table:table-cell office:value-type="string" calcext:value-type="string">
            <text:p>edwin1231 (burn)</text:p>
          </table:table-cell>
          <table:table-cell office:value-type="string" calcext:value-type="string">
            <text:p>[問題] 請問有沒推薦的心理醫生</text:p>
          </table:table-cell>
          <table:table-cell office:value-type="string" calcext:value-type="string">
            <text:p>FALSE</text:p>
          </table:table-cell>
          <table:table-cell office:value-type="string" calcext:value-type="string">
            <text:p>因工作壓力大 所以最近精神很糟，甚至有點憂鬱症兆 因此想問在台北有沒有不錯的心理醫生 拜託大家幫忙~拜託</text:p>
          </table:table-cell>
          <table:table-cell office:value-type="string" calcext:value-type="string">
            <text:p>因工作壓力大。</text:p>
          </table:table-cell>
          <table:table-cell table:number-columns-repeated="3"/>
        </table:table-row>
        <table:table-row table:style-name="ro1">
          <table:table-cell office:value-type="float" office:value="2013" calcext:value-type="float">
            <text:p>2013</text:p>
          </table:table-cell>
          <table:table-cell office:value-type="string" calcext:value-type="string">
            <text:p>Sep</text:p>
          </table:table-cell>
          <table:table-cell office:value-type="float" office:value="23" calcext:value-type="float">
            <text:p>23</text:p>
          </table:table-cell>
          <table:table-cell office:value-type="string" calcext:value-type="string">
            <text:p>23:08:08</text:p>
          </table:table-cell>
          <table:table-cell office:value-type="string" calcext:value-type="string">
            <text:p>Mon</text:p>
          </table:table-cell>
          <table:table-cell office:value-type="string" calcext:value-type="string">
            <text:p>doremimi (啦啦)</text:p>
          </table:table-cell>
          <table:table-cell office:value-type="string" calcext:value-type="string">
            <text:p>[問題] 一位朋友的問題</text:p>
          </table:table-cell>
          <table:table-cell office:value-type="string" calcext:value-type="string">
            <text:p>FALSE</text:p>
          </table:table-cell>
          <table:table-cell office:value-type="string" calcext:value-type="string">
            <text:p>這已經是有點長期的問題了 一位朋友可能因為家裡面不是很支持他一路以來的求學 加上童年有有被親生父母與爺爺奶奶間踢來踢去的經驗 之後父親再娶，新來的媽媽又對他很苛刻 因此他一直以來似乎都有點自卑 但是他其實一點都不缺錢，有一筆不小的遺產 自己也很爭氣，考上頂尖的大學正在就讀中 但是他很習慣的找出別人有的、自己沒有的 然後開始怨嘆自己怎麼那麼糟糕，別人怎麼那麼好 一開始覺得還好 但是日子久了真的讓身邊的朋友壓力有點大 而且到了後來，連一點點小事情都可以引發他這類的感嘆 不知道這樣的症狀算是怎麼樣呢? 實在很想叫他去看心理諮商或甚至是精神科醫師 但又不知道該怎麼說服他 感謝各位有經驗板友的意見啊</text:p>
          </table:table-cell>
          <table:table-cell office:value-type="string" calcext:value-type="string">
            <text:p>但是日子久了真的讓身邊的朋友壓力有點大。</text:p>
          </table:table-cell>
          <table:table-cell table:number-columns-repeated="3"/>
        </table:table-row>
        <table:table-row table:style-name="ro1">
          <table:table-cell office:value-type="float" office:value="2013" calcext:value-type="float">
            <text:p>2013</text:p>
          </table:table-cell>
          <table:table-cell office:value-type="string" calcext:value-type="string">
            <text:p>Sep</text:p>
          </table:table-cell>
          <table:table-cell office:value-type="float" office:value="24" calcext:value-type="float">
            <text:p>24</text:p>
          </table:table-cell>
          <table:table-cell office:value-type="string" calcext:value-type="string">
            <text:p>01:05:56</text:p>
          </table:table-cell>
          <table:table-cell office:value-type="string" calcext:value-type="string">
            <text:p>Tue</text:p>
          </table:table-cell>
          <table:table-cell office:value-type="string" calcext:value-type="string">
            <text:p>Astragali (靜默回音)</text:p>
          </table:table-cell>
          <table:table-cell office:value-type="string" calcext:value-type="string">
            <text:p>[問題] 一位朋友的問題</text:p>
          </table:table-cell>
          <table:table-cell office:value-type="string" calcext:value-type="string">
            <text:p>TRUE</text:p>
          </table:table-cell>
          <table:table-cell office:value-type="string" calcext:value-type="string">
            <text:p>(其實我......我現在應該去睡覺了啊啊。orz 不過這篇文章讓我想到自己的經驗，所以......還是廢話一下吧。XD) 不要試著說服他。 我再說一次，不要試著說服他。 如果沒時間的話，看到這裡就可以了。XD 有時間的話......底下會說明為什麼我這樣說。XDDD 很多時候，有問題並不是問題，沒有問題才是真正的有問題。 (繞口令?) 很多心理疾患的問題並不是問題本身，而是沒有病識感， 也就是不覺得自己有問題(或是有生病)， 而這部分，有時候很難以外力介入...... 如果當事人堅持自己沒事，不管他是真的覺得沒事，還是有感覺到不對， 但不想承認，那麼， 其實身邊的人所能做的是很有限的。 原po或許是想幫助朋友，或許是不想再被朋友的負面情緒影響，這兩者都沒有錯， 然而，如果朋友自己意識到自己的心態是有問題的， 那他自然會去設法尋求專業的協助， 如果他一直沒有意識到這是個問題，那麼別人說再多，他也不會接受的。 我由衷地建議你，如果覺得自己承擔不了，或是不想再承擔他的情緒， 那就果斷地離開吧。 因為這樣做，不管對你或對他，才是最好的選擇。 他的情緒問題或許不是他的錯，而是家庭、環境、甚至是基因等等的影響， 但是他沒有權利因為這樣的原因，而造成身邊任何人的壓力。 你(或任何人)，都沒有義務為他的壓力負責。 這是他要自己去努力、去設法改變的。 我們都要學會為自己負責。 Are you crazy? Let me ask you something doc. Does thinking youre the last sane man on the earth make you crazy? Because if it does .</text:p>
          </table:table-cell>
          <table:table-cell office:value-type="string" calcext:value-type="string">
            <text:p>但是他沒有權利因為這樣的原因，而造成身邊任何人的壓力。你(或任何人)，都沒有義務為他的壓力負責。</text:p>
          </table:table-cell>
          <table:table-cell table:number-columns-repeated="3"/>
        </table:table-row>
        <table:table-row table:style-name="ro1">
          <table:table-cell office:value-type="float" office:value="2013" calcext:value-type="float">
            <text:p>2013</text:p>
          </table:table-cell>
          <table:table-cell office:value-type="string" calcext:value-type="string">
            <text:p>Sep</text:p>
          </table:table-cell>
          <table:table-cell office:value-type="float" office:value="28" calcext:value-type="float">
            <text:p>28</text:p>
          </table:table-cell>
          <table:table-cell office:value-type="string" calcext:value-type="string">
            <text:p>00:40:38</text:p>
          </table:table-cell>
          <table:table-cell office:value-type="string" calcext:value-type="string">
            <text:p>Sat</text:p>
          </table:table-cell>
          <table:table-cell office:value-type="string" calcext:value-type="string">
            <text:p>ex582010 (Fireworks in water)</text:p>
          </table:table-cell>
          <table:table-cell office:value-type="string" calcext:value-type="string">
            <text:p>[問題] 如何委婉地拒絕聚會邀請？</text:p>
          </table:table-cell>
          <table:table-cell office:value-type="string" calcext:value-type="string">
            <text:p>TRUE</text:p>
          </table:table-cell>
          <table:table-cell office:value-type="string" calcext:value-type="string">
            <text:p>謝謝你們，一進來看到這麼多回應感覺好溫暖Q口Q 我之前有想過一點同學們可能會有的回應方式， 在腦海中模擬問答，不過自己提出的理由都被自己打槍。 而且自己編理由需要想很久， 也怕日後相聚時，自己忘了說過什麼謊而露出馬腳。 覺得說謊好麻煩，事前編很久，事後又要記很久。 所以不只情感上不想欺騙朋友，技術面上所需的能力我也缺乏XD 故最後仍選擇誠實為上。 以下有些內容是自己腦海裡的小劇場， 裡頭的自我對話皆為我把擔心焦慮形諸於文字的一種呈現， 沒有刻意要否定各位的意思喔(搖手)，希望你們不要因此而難過。 h大你提出的照片這點真是個好主意\/ 可是我腦袋不由自主地開始演起小劇場~~ 冏&gt; (狀況一)我是小劇場分隔線I：我i：另一個我的想法 我：...(略)，因為健康狀況/生病不太方便出門，歹勢。 友：_你怎麼了？還好嗎？嚴重嗎？如果嚴重到不能出門的話那你上班怎麼辦？ i：對啊，如果生病的你能出門上班，為什麼不能出門參加同學會呢？ 如果你因病出不了門，代表你沒上班，也就是失業中囉？ I：我的確已經八個月沒工作了，即使兼職，為免壓力過大， 也選擇低工時的工作，月薪只有一萬元而已。 同學們都出社會好幾年了， 即便是沒當上小主管的也都至少有份正職或拿了碩士學位。 不像我，大學唸得比小學還久，還只有八個月的兼職經驗。 他們無法想像當年考上xx學校的那個ex582010會變成現在這副模樣吧？ (狀況二) I：...(略)因為生病無法出席，歹勢。 友(是個醫生)：還好嗎？生什麼病？ 說給我聽聽，不然我也可以介紹我的學長姐學弟妹給你(熱心貌) I：(想到他熱心想幫忙的樣子，我就產生把生病這張卡收回口袋的念頭了 冏) 和這些同學雖然不是極熟，只有一點點熟， 但和當時很不熟的其他人相較起來，算是常親近的朋友。 對於他們約小聚時也常想到我這點真的很感謝，也很愧疚。 我滿喜歡他們的，所以會傾向不願意欺騙/說出會傷害他們的話。 各位看到這裡可能會覺得我很龜毛吧？^^ 我自己也會想：這也不要、那也不要，上來問問題，板友都熱心提供你 這麼多建議了，你還在那裡龜龜毛毛不想騙人又想要保有隱私，世上哪來 這麼多兩全其美的事？ 我想這種讓自己打結的思考模式就是使我陷入憂鬱的主因吧^^&gt; 嗯對啊，我和Y大的想法類似，擔心會變成狀況一和二的情形。 除了全班同學會之外，有時候小聚也會通知我， 像這次其實是個迷你同學會，大多數人那天都有事，目前僅剩三四個人能夠出席。 如果我說不喜歡人多或怕吵， 我想(/怕)他們可能會說：那我們去找那種巷弄內安靜優雅的小餐廳或咖啡屋、運動場 某個角落的樹蔭下或偏僻的小公園？不然我們也可以壓低聲音說話，只要你一覺得吵， 我們會馬上互相提醒，這樣好不好？ 或是開玩笑地說：那我們演默劇、用手語和紙筆溝通，絕對不會吵到你。 如果他們用這些為了配合我而做的調整來請我參加， 若再加上低姿態地：好久沒見到你了，大家難得喬好時間聚在一起，難道你都不想我們 、要拋棄我們嗎嗚嗚嗚~打哀兵/感性牌的話，我會因為覺得虧欠他們而難以再次拒絕。 所以我會傾向想一些使用一次就能打敗對方、讓對方無法回擊的牌 (誇張的譬喻XD) 人多、吵雜的這個結果比較容易受外在因素的影響， 而外在因素比較容易經由調整而滿足自己的需要， 像是餐廳環境、餐點內容、聚會地點/時間等等， 如果朋友們願意為某個人調整外在因素的話，這些就無法做為拒絕的理由了。 加上如果調整多次/邀約多次 都是以外在因素來擋的話，朋友很容易就會知道缺席者其實是有意拒絕的了。 到時候朋友可能會覺得：你不想來可以直接說啊，為何要拐彎抹角地？， 也可能因為沒被直接說明白，而覺得不被信任/被欺騙，然後生氣或受傷。 既然無論如何朋友最終都會知道我不想去的心意， 與其讓他們白費功夫地花心力來勸服我、花時間去得到一個讓他們傷心的答案， 不如一開始就誠實告訴他們我的想法。 對我而言這可能是一種信任朋友的表現、或是自以為是一種能將傷害減到最低的方法。 i：真是自以為是啊。 啊~~~ 這是我腦力所及範圍內最能說服自己接受的做法了， 可是我還是好苦惱，啊~~~ (抱頭) (我喊喊幾聲，各位不用太在意XD) 因為和大家不是不熟，只是關係沒有好到極熟的程度， 所以我沒能用上你的推文，但還是謝謝你喔。 或許屬於你的緣分會在將來的某天從其他地方開展出來，祝福你。 不太清楚h大那邊的文化，文化不同？可能吧。 不過不要因此誤會你的推文沒有用喔， 文章拉下來、看到第一行推文的時候我很高興。 謝謝A大的想法 不過誠如狀況一的情況，所以我用生病這個說法還是會擔心&gt;&lt; 我也擔心呵呵 就生病啊的回答 會讓同學的關心有被澆了桶冷水、熱臉貼冷屁股的感覺。 然後又自以為是地想，如果他們認為 有困難說出來，大家一起分擔有讓你難受的病就說出來，大家看看能幫上什麼忙， 那呵呵 就生病啊的回答會不會讓他們覺得我太客氣(不夠義氣)、不夠朋友、 把他們當外人。 咦，不過我發文詢問如何誠實地隱匿病名 好像就是在做這種太客氣的事耶XD i：而且自己明明就說關係沒好到極熟，不是把他們當外人那是什麼？ 嗯，會不會是因為 a.我不想傷害任何人b1.我想讓大家覺得我是好人c1.我在意別人對我的看法 a.我不想傷害任何人b2.我喜歡他們c2.他們對我親切，我們相處愉快， 常邀請我表示他們在乎我、關心我 唔，最後一段i所提出的問題與推想是回覆過程中臨時想到的。 我好像更認識自己了一點， 雖然目前覺得兩種推想都對，不過腦袋又因為這兩條路線開始糾結了XD 還是要謝謝A大最後舉的這個例子， 以後遇到討厭的人或三姑六婆時應該很好用謝謝~~ (筆記XD) 說到最後好像沒有結論XD 謝謝回覆我的所有人，你們的回應讓我覺得溫暖。 我先帶著我的腦袋糾結去了XD 晚安()</text:p>
          </table:table-cell>
          <table:table-cell office:value-type="string" calcext:value-type="string">
            <text:p>I：我的確已經八個月沒工作了，即使兼職，為免壓力過大，。</text:p>
          </table:table-cell>
          <table:table-cell table:number-columns-repeated="3"/>
        </table:table-row>
        <table:table-row table:style-name="ro1">
          <table:table-cell office:value-type="float" office:value="2013" calcext:value-type="float">
            <text:p>2013</text:p>
          </table:table-cell>
          <table:table-cell office:value-type="string" calcext:value-type="string">
            <text:p>Oct</text:p>
          </table:table-cell>
          <table:table-cell office:value-type="float" office:value="8" calcext:value-type="float">
            <text:p>8</text:p>
          </table:table-cell>
          <table:table-cell office:value-type="string" calcext:value-type="string">
            <text:p>17:03:52</text:p>
          </table:table-cell>
          <table:table-cell office:value-type="string" calcext:value-type="string">
            <text:p>Tue</text:p>
          </table:table-cell>
          <table:table-cell office:value-type="string" calcext:value-type="string">
            <text:p>pattyg (佩蒂)</text:p>
          </table:table-cell>
          <table:table-cell office:value-type="string" calcext:value-type="string">
            <text:p>[問題] 有人知道沙鹿有比較好的身心科或診所嘛?</text:p>
          </table:table-cell>
          <table:table-cell office:value-type="string" calcext:value-type="string">
            <text:p>FALSE</text:p>
          </table:table-cell>
          <table:table-cell office:value-type="string" calcext:value-type="string">
            <text:p>自從我嫁了之後，我開始越來越煩悶~ 以前當人家的女兒，不管在外面遇到什麼挫折~ 回家可以抱怨~可以發洩~~ 現在當了人家的媳婦，受了委屈~不能回家哭訴~ 跟老公哭訴又變成挑撥離間 越來越不開心的我~~我不知道要怎麼釋放我的壓力 生了第一個之後，因為比較多時間可以運動或者是可以帶孩子一起運動~ 所以瘦的很快所以第一胎我還沒有任何問題~ 很快的~我生了第二個~~因為兩年的壓力越來越大~ 婆婆挑剔一天比一天誇張~而且還到處亂講話~ 所以我開始暴飲暴食但因為第二胎已經胖很多了~ 餵母奶期間又暴飲暴食~~變成更胖~~ 要瘦下來自然也更難~~ 因為一直被笑胖~~所以我靠著我的毅力~以及因為餵母奶~ 所以很快的~兩個月瘦了17公斤 但是因為停滯期出現，加上那陣子剛好婆婆變得更挑剔~~ 我又一直想減肥，暴飲暴食~又想減肥之下~ 變成催吐本來以為，一次兩次而已~~ 結果也不知道為什麼...就這樣吐了半年 一直到前陣子，我吐血了~~~我停了大約兩三個禮拜都沒再去吐~ 最近又開始了~~想戒~戒不掉 看了很多資料發現，催吐也是一種心理病~ 也是要看醫生的所以想問大家知道不道沙鹿這裡附近 有沒有比較好的身心科??大醫院或診所都OK~~ 謝謝大家</text:p>
          </table:table-cell>
          <table:table-cell office:value-type="string" calcext:value-type="string">
            <text:p>越來越不開心的我~~我不知道要怎麼釋放我的壓力。很快的~我生了第二個~~因為兩年的壓力越來越大~。</text:p>
          </table:table-cell>
          <table:table-cell table:number-columns-repeated="3"/>
        </table:table-row>
        <table:table-row table:style-name="ro1">
          <table:table-cell office:value-type="float" office:value="2013" calcext:value-type="float">
            <text:p>2013</text:p>
          </table:table-cell>
          <table:table-cell office:value-type="string" calcext:value-type="string">
            <text:p>Oct</text:p>
          </table:table-cell>
          <table:table-cell office:value-type="float" office:value="9" calcext:value-type="float">
            <text:p>9</text:p>
          </table:table-cell>
          <table:table-cell office:value-type="string" calcext:value-type="string">
            <text:p>08:13:36</text:p>
          </table:table-cell>
          <table:table-cell office:value-type="string" calcext:value-type="string">
            <text:p>Wed</text:p>
          </table:table-cell>
          <table:table-cell office:value-type="string" calcext:value-type="string">
            <text:p>yizya (yizya)</text:p>
          </table:table-cell>
          <table:table-cell office:value-type="string" calcext:value-type="string">
            <text:p>[晴天] 加油！加油！</text:p>
          </table:table-cell>
          <table:table-cell office:value-type="string" calcext:value-type="string">
            <text:p>FALSE</text:p>
          </table:table-cell>
          <table:table-cell office:value-type="string" calcext:value-type="string">
            <text:p>今天是工作的第二天， 這份工作壓力很大， 最近又在調藥， 所以我小心翼翼的注意著自己的情緒。 目前為止我覺得我表現的還不錯^_^ 加油加油 大家也一起加油</text:p>
          </table:table-cell>
          <table:table-cell office:value-type="string" calcext:value-type="string">
            <text:p>這份工作壓力很大，。</text:p>
          </table:table-cell>
          <table:table-cell table:number-columns-repeated="3"/>
        </table:table-row>
        <table:table-row table:style-name="ro1">
          <table:table-cell office:value-type="float" office:value="2013" calcext:value-type="float">
            <text:p>2013</text:p>
          </table:table-cell>
          <table:table-cell office:value-type="string" calcext:value-type="string">
            <text:p>Oct</text:p>
          </table:table-cell>
          <table:table-cell office:value-type="float" office:value="15" calcext:value-type="float">
            <text:p>15</text:p>
          </table:table-cell>
          <table:table-cell office:value-type="string" calcext:value-type="string">
            <text:p>14:03:45</text:p>
          </table:table-cell>
          <table:table-cell office:value-type="string" calcext:value-type="string">
            <text:p>Tue</text:p>
          </table:table-cell>
          <table:table-cell office:value-type="string" calcext:value-type="string">
            <text:p>Astragali (靜默回音)</text:p>
          </table:table-cell>
          <table:table-cell office:value-type="string" calcext:value-type="string">
            <text:p>[問題] 該如何給他實質有用的幫忙?</text:p>
          </table:table-cell>
          <table:table-cell office:value-type="string" calcext:value-type="string">
            <text:p>TRUE</text:p>
          </table:table-cell>
          <table:table-cell office:value-type="string" calcext:value-type="string">
            <text:p>原po妳好， 從妳的行文和語氣來看，我姑且假設妳是生理女性吧， 而妳說妳的朋友是生理男性，也就是說，這裡會先面臨到的第一個問題就是， 妳對他是只有朋友間的關心，還是有一點戀愛的感覺? 因為這個問題牽涉到，如果你們兩人都是異性戀， 而妳目前對他又沒有戀愛的心態，只是想以好朋友的身分去幫助他， 那麼給予這些歸屬感和關懷，很有可能會讓妳或他產生戀愛的錯覺。 所以請妳先思考一下，這是妳要的嗎? 人是很情緒化的動物，雖然我們擁有理性，但是很多時候還是會被感情牽引。 如果對妳而言，只是想把他當成朋友，而不是想有進一步的關係的話， 我會建議妳，為了妳也為了他好，先保持一點距離吧。 他的言行舉止，如果依妳的轉述來判斷，在我看來， 簡直就跟一個任性撒嬌的小孩沒兩樣， 這個男生的態度，他自己或許還沒有察覺到，但是已經是對妳的一種情感上的試探， 甚至是藉著妳的信任，來進行潛在的情緒勒索。 這類型的人渴望被愛，但又不相信世界上有無條件且永遠的愛， 他想被人關愛，卻又下意識認定這些人到最後還是會離開他。 所以會不斷地攻擊、防備身邊的人，然後當關心他的人終於受不了而離開以後， 他更可以證明看吧，根本沒有人會愛我。 照妳的文中看來，憂鬱症是妳自己的判斷，而不是醫生的診斷、或是他自己的想法。 但不管是不是憂鬱症，如果當事人是在美國， 其實對於憂鬱症、或其它心理疾患的醫療資源，應該是比台灣多上許多， 而且單純就診並不會留下任何記錄，對求職一般來說也不會有太大的影響。 (至於重大傷病卡或身心障礙手冊的部分不是很清楚，有請強者補完。) 服用藥物只要按照醫囑、並且持續就醫，通常對身體的影響，還遠不如反覆發作造成 的傷害嚴重。 而他的情況，以目前所有的資訊看來，或許只要能固定諮商， 就已經可以有很大的改善了。 (當然，也要當事人本身有發自內心的意願。) 看得出來妳很想幫助他、他也很信任妳， 但是原po，我必須以過來人的身分告訴妳一個殘酷的事實， 就是擁抱和陪伴改變不了一個人。 就算妳在他的身邊，就算妳可以給他一天24小時的時間， 妳還是改變不了這個人。 (或他可能已經生病的事實) 而任何一個人，只有當他自己願意面對事實、接受現狀的時候，才有可能做出改變。 我們人有脆弱的時候、有生病的時候，有需要朋友的時候， 當然也有必須看醫生的時候。 妳只是一個平凡人，擔不起兩個人的情緒， 而且就妳的行文來看，他的情緒，已經給妳(心理及生活上)不必要的壓力。 這就好像是一個不會游泳的人(親人、朋友)，想要救一個溺水者(患者)一樣， 如果沒有救生員執照(醫療專業)，而只是奮不顧身地跳下水， 到最後，只會兩個人都被拉下去。 如果妳真的有意願要幫助他，我的建議會是，不要告訴他的父母， 因為就妳的敘述來看，他的父母，很有可能是他壓力的來源(之一)。 而不管是不是，至少他自己得先發現問題，才能面對問題。 如果妳願意，可以試著跟他長談一番，誠懇地告訴他，妳並不覺得他有問題， (盡量不要用到病這個字，以免有些人有先入為主的觀念)， 也很希望能幫助他， 但是妳並非專業的助人者，如果硬要拉他，雖然用意是好的， 可能只會對雙方造成傷害，對他也不見得有益。 讓他知道，他可以尋求諮商師或身心科的專業協助(不一定要吃藥)， 來改善一些情形(例如人際、情緒、和觀念)， 而妳會一直是他的好朋友。 (不必給予什麼承諾，因為他現在的情況，大概也不太會相信承諾， 還有可能會拘泥於字句，而死抓著承諾不放。) 但是這裡要注意一點，如果真的要幫助他， 妳自己一定要懂得拉開距離，不要被他的情緒影響， 同時也不要覺得拒絕他很殘忍。 包括不要犧牲妳的休息時間、睡眠、學習時間，甚至是人際關係等等。 因為我們都必須先照顧好自己，才有能力去照顧他人。 被信任、或是信任一個人的感覺，都是很好的， 然而我們不可能永遠依靠著他人而活下去， 就像沒有人可以(在物理上)時時刻刻陪伴在另一個人的身旁。 可是生理上的限制，並不會成為精神上的阻隔， 就像台灣和美國的距離，並不會讓妳們的友誼為之減色。 或許現在的他不太能夠理解這一點(就像當年的我一樣)， 不過請妳相信一個過來人的意見，如果他有心、也確實做出了改變， 那麼總有一天，他會理解，妳所做的一切，才是真正的溫柔。) 各自過好自己的生活，然後在有需要的時候互相扶持、互相打氣， 能夠互相包容，且互相體諒，在交流中彼此成長。 不管以愛情或友情來說，都才是一段成熟且穩健的關係。 我流浪了一萬數千年，或許就是為了遇到你。</text:p>
          </table:table-cell>
          <table:table-cell office:value-type="string" calcext:value-type="string">
            <text:p>而且就妳的行文來看，他的情緒，已經給妳(心理及生活上)不必要的壓力。因為就妳的敘述來看，他的父母，很有可能是他壓力的來源(之一)。</text:p>
          </table:table-cell>
          <table:table-cell table:number-columns-repeated="3"/>
        </table:table-row>
        <table:table-row table:style-name="ro1">
          <table:table-cell office:value-type="float" office:value="2013" calcext:value-type="float">
            <text:p>2013</text:p>
          </table:table-cell>
          <table:table-cell office:value-type="string" calcext:value-type="string">
            <text:p>Oct</text:p>
          </table:table-cell>
          <table:table-cell office:value-type="float" office:value="21" calcext:value-type="float">
            <text:p>21</text:p>
          </table:table-cell>
          <table:table-cell office:value-type="string" calcext:value-type="string">
            <text:p>19:55:32</text:p>
          </table:table-cell>
          <table:table-cell office:value-type="string" calcext:value-type="string">
            <text:p>Mon</text:p>
          </table:table-cell>
          <table:table-cell office:value-type="string" calcext:value-type="string">
            <text:p>Radcars (無言以對)</text:p>
          </table:table-cell>
          <table:table-cell office:value-type="string" calcext:value-type="string">
            <text:p>[問題] 日本藥妝有賣類似鎮定劑(幫助入睡)?</text:p>
          </table:table-cell>
          <table:table-cell office:value-type="string" calcext:value-type="string">
            <text:p>FALSE</text:p>
          </table:table-cell>
          <table:table-cell office:value-type="string" calcext:value-type="string">
            <text:p>就是台灣藥局有再販售 不是安眠藥(我知道那要醫生證明，現在日本不太可能拿到) 而是鎮定劑(幫助入睡) 在台灣有習慣性吃那個(藥丸的那種)，因為睡不好 來日本一個月莫名感到壓力很大，感情上、情緒上都降至冰點 已經好幾天無法入睡 我沒有帶藥來日本是個錯誤 請問藥妝店有在賣類似的東西嗎 有人能夠提供圖片給我嗎(就算只是幫助入睡那種也可以) 多少錢都沒關係 我好需要，非常的。 真的先非常感謝</text:p>
          </table:table-cell>
          <table:table-cell office:value-type="string" calcext:value-type="string">
            <text:p>來日本一個月莫名感到壓力很大，感情上、情緒上都降至冰點。</text:p>
          </table:table-cell>
          <table:table-cell table:number-columns-repeated="3"/>
        </table:table-row>
        <table:table-row table:style-name="ro1">
          <table:table-cell office:value-type="float" office:value="2013" calcext:value-type="float">
            <text:p>2013</text:p>
          </table:table-cell>
          <table:table-cell office:value-type="string" calcext:value-type="string">
            <text:p>Oct</text:p>
          </table:table-cell>
          <table:table-cell office:value-type="float" office:value="28" calcext:value-type="float">
            <text:p>28</text:p>
          </table:table-cell>
          <table:table-cell office:value-type="string" calcext:value-type="string">
            <text:p>11:42:41</text:p>
          </table:table-cell>
          <table:table-cell office:value-type="string" calcext:value-type="string">
            <text:p>Mon</text:p>
          </table:table-cell>
          <table:table-cell office:value-type="string" calcext:value-type="string">
            <text:p>georgebox (阿元仔)</text:p>
          </table:table-cell>
          <table:table-cell office:value-type="string" calcext:value-type="string">
            <text:p>[問題] 吃藥是輔助?轉移注意力才是辦法嗎?</text:p>
          </table:table-cell>
          <table:table-cell office:value-type="string" calcext:value-type="string">
            <text:p>FALSE</text:p>
          </table:table-cell>
          <table:table-cell office:value-type="string" calcext:value-type="string">
            <text:p>退伍後因得到壓力後創傷症候群得到憂鬱症及焦慮症 突然變得滿腦子都在想事情 過去及未來的事 無時無刻 不停的觀察不斷的思考 感覺比以前想得更深了 導致行動力變差 看到某東西腦子就會跳出以前曾經發生過的事情 吃了三個月的藥有比較好一點 但可能是一直在家沒去工作或沒交新朋友才會一直想 雖然看電視或看書可以轉移注意力不去想 但也只是一時 以前那種想拼命工作賺錢的心都沒了 膽子也越來越小 沒像一年前還蠻有自信的 膽子也很大 感覺吃藥只是輔助 真的要去做事情 像工作或運動才能解除憂鬱症嗎?</text:p>
          </table:table-cell>
          <table:table-cell office:value-type="string" calcext:value-type="string">
            <text:p>退伍後因得到壓力後創傷症候群得到憂鬱症及焦慮症。</text:p>
          </table:table-cell>
          <table:table-cell table:number-columns-repeated="3"/>
        </table:table-row>
        <table:table-row table:style-name="ro1">
          <table:table-cell office:value-type="float" office:value="2013" calcext:value-type="float">
            <text:p>2013</text:p>
          </table:table-cell>
          <table:table-cell office:value-type="string" calcext:value-type="string">
            <text:p>Nov</text:p>
          </table:table-cell>
          <table:table-cell office:value-type="float" office:value="1" calcext:value-type="float">
            <text:p>1</text:p>
          </table:table-cell>
          <table:table-cell office:value-type="string" calcext:value-type="string">
            <text:p>14:01:55</text:p>
          </table:table-cell>
          <table:table-cell office:value-type="string" calcext:value-type="string">
            <text:p>Fri</text:p>
          </table:table-cell>
          <table:table-cell office:value-type="string" calcext:value-type="string">
            <text:p>a000209898 (XXXXXXXXX是晚上1730~220)</text:p>
          </table:table-cell>
          <table:table-cell office:value-type="string" calcext:value-type="string">
            <text:p>[問題] 我這個算是什麼毛病</text:p>
          </table:table-cell>
          <table:table-cell office:value-type="string" calcext:value-type="string">
            <text:p>FALSE</text:p>
          </table:table-cell>
          <table:table-cell office:value-type="string" calcext:value-type="string">
            <text:p>我這病算是憂鬱症還是恐慌症，即使去看醫生讓我還是搞不大清楚。 是這樣的 小弟有的時候會再一些場合 比方說感覺有人再趕我(實際上沒有) 然後就會開始全身僵硬 手不停的狂斗 或者是說 去工作的時候(人家都說我過度緊張...) 可是說起緊張 我過去也不是說沒啥膽量的人 (曾經在地下錢莊發過傳單 還偷偷跑去睡覺 拿錢) 雖然這不是什麼了不起的事情 或者是當替代役 都在混每天都被叫出來狂電 所以說 我也不大像是 龜毛 謹慎 在意別人看法的人 我列出我在生活上一些容易自然恐慌性手抖的情形 1自己一個人裝隱形眼鏡的時候全身僵硬 感覺不自主恐慌 手抖個不停 要很久才可以裝上 2有的時候跟朋友吃飯的時候腦袋突然會感覺到很大壓力 等等手會狂抖 結果真的狂抖 3被人(無論是否熟人)注意看我手會抖 無論是吃飯 拿筷子 甚至翻書 4有的時候 如果發作會全身僵硬 腦袋一片空白 手狂抖 除此之外 我重來不會害怕出門 害怕孤單 害怕密閉空間 睡不著 呼吸困難 胸口疼痛 一個人大哭 我吃了精神科的藥連續兩天 只感到很想睡覺 可是手抖狀況還是存在 其他狀況 就不會手抖了 這是恐慌症嗎? 謝謝</text:p>
          </table:table-cell>
          <table:table-cell office:value-type="string" calcext:value-type="string">
            <text:p>2有的時候跟朋友吃飯的時候腦袋突然會感覺到很大壓力。</text:p>
          </table:table-cell>
          <table:table-cell table:number-columns-repeated="3"/>
        </table:table-row>
        <table:table-row table:style-name="ro1">
          <table:table-cell office:value-type="float" office:value="2013" calcext:value-type="float">
            <text:p>2013</text:p>
          </table:table-cell>
          <table:table-cell office:value-type="string" calcext:value-type="string">
            <text:p>Nov</text:p>
          </table:table-cell>
          <table:table-cell office:value-type="float" office:value="10" calcext:value-type="float">
            <text:p>10</text:p>
          </table:table-cell>
          <table:table-cell office:value-type="string" calcext:value-type="string">
            <text:p>21:58:11</text:p>
          </table:table-cell>
          <table:table-cell office:value-type="string" calcext:value-type="string">
            <text:p>Sun</text:p>
          </table:table-cell>
          <table:table-cell office:value-type="string" calcext:value-type="string">
            <text:p>sunbysea (忠言逆耳良藥苦口)</text:p>
          </table:table-cell>
          <table:table-cell office:value-type="string" calcext:value-type="string">
            <text:p>[轉錄] 自律神經失調：恐慌症的中醫治療part2</text:p>
          </table:table-cell>
          <table:table-cell office:value-type="string" calcext:value-type="string">
            <text:p>FALSE</text:p>
          </table:table-cell>
          <table:table-cell office:value-type="string" calcext:value-type="string">
            <text:p>http//doctor01jeng.pixnet.net/blog/post/24706432 [轉錄] 自律神經失調：恐慌症的中醫治療part2 上篇文章已經從中醫及西醫的觀點，將恐慌症的表現做了初步的介紹，本篇文章 著重在治療的部份，希望藉由正確的觀念及適當的治療，能使更多患者得到幫助 。 恐慌症的西醫處理流程： 一旦 出現恐慌症狀，必需先排除心臟、甲狀腺、癲癇、低血糖、腎上腺素異常 等問題，確定沒有生理上的問題之後，才給予恐慌症的治療。許多病人因為 恐慌引起心悸或氣喘等症狀，而在心臟科和胸腔科來來回回，一直無法找出病因 。其實出現一些不明確的症狀時，第一步應先尋求有紮實訓練，而且受您信任的 家庭醫學科醫師，因為我們對於內、外、婦、兒、精神科、復健科等等，都 有很好的認識，擁有比其他專科或內科更廣的視野，能夠快速區分病人的複雜症 狀，減少病人被誤診的機率。 如果高度懷疑為恐慌症，則我們通常會轉介到身心醫學科做詳細的評估，精神科 醫師藉由數次的深度會談，能尋找造成恐慌的動力來源，並進一步辨別恐慌和焦 慮、憂鬱、躁鬱、精神分裂、重大創傷等等疾病之間的關連性。因為恐慌症 患者有一半以上同時有重度憂鬱症。而憂鬱症患者日後併發恐慌症的機會更高達 2/3。辨別出潛在性的情感性疾患或是精神分裂疾患，對於整體的治療計畫有絕 對的影響。因此，雖然台灣絕大部份的恐慌症患者都掌握在內科醫 師和家醫科 醫師的門診，但精神科醫師在恐慌症的診斷，以及治療計畫的擬定，其角色的重 要性仍然無可取代。 至於藥物治療方面，西醫目前以SSRI(選擇性血清素再吸收抑制劑)、SNRI、BZD( 鎮靜劑)，為治療的主流。常見的藥物有：Seroxat(克憂果)、effexor(速悅)、 Xanax(贊安諾)、eurodin(悠樂丁)等等。非藥物治療方面，認知行為治療 能加強整體治療的效果，已經受到醫界的公認。 恐慌症的中醫處理原則 急性發作的中醫治療 體質的異常，造成體內氣的循環長期處於受損的狀態，因此當過度疲累，或 是壓力突然來臨時，體內的氣的能量，不足以應付所需，因此出現胸中大氣不 足，而造成肝腎沖任的能量上逆，因而導致恐慌的發作。對於恐慌的急性發作 ，我通常會配給患者紅色藥包，請患者隨身攜帶，在胸悶、心悸、壓力過大 、過度疲累、睡眠不足的情況下，及時服用。目的是讓體內氣的能量能量維 持在一定的水準之上。隨身攜帶的目的，是要在恐慌發作之前及早服用，目的是 減輕恐慌發作的嚴重程度，甚至能有抑制發作的效果。這個紅色藥包是擷取 補中益氣湯、天王補心丹、四逆湯、鎮肝熄風湯等名方內的重要藥味，再依 個人體質，量身打造。 由於恐慌的發作耗費大量的能量(心悸、呼吸困難、身體抖動、大量出汗等等)， 因此在恐慌發作之後的23日，務必規律服藥以及多加休養，勞心和勞力都要儘 量減少，避免出現虛上加虛，反而使病情陷入泥淖，更加難纏。 (For中醫初學) 中醫有兩句名言：肝為罷極之本，腎為作強之官。作強比較容易解 釋，就是裝作堅強，換作現代的語言，就是咬緊牙關撐下去的意思。 罷極的解釋就比較混淆，我覺得比較有道理的講法，是將罷作能講， 解釋為能耐、耐受的意思，極則有極至、終止的意思，引申為疲 困，因此罷極就是耐受疲勞的意思。現代生活的精神壓力甚大，負責耐 受疲勞的肝，和負責咬緊牙關苦撐的腎，就容易出現問題。因此中醫上認 為抗壓性來自肝腎的能量，就是從《內經》的這兩句話來啟發的。 打個比方，如果把身體的能量，比擬成一顆充電電池，電力的來源有兩個，脾胃 是主要的發電機，腎氣則是備用發電機，當身體的電力維持在60%以上時， 此時能量的供應來源是從容不迫的，主要由脾胃消化食物的營養來提供。可是如 果電池的電力落到60%以下，甚至剩下40%、30%，那麼備用發電機(腎氣)就會啟 動。問題是，這個備用發電機(腎氣)只是拿來以備不時之需的，如果過度使 用腎氣，譬如長期日夜顛倒、過度操勞，那麼這個備用發電機遲早會 當機、跳電、燒壞掉，身體必然出現虛弱、失眠、心悸、發抖、恐慌 等警訊。我的治療方針是雙管齊下，藉由紅色藥包是維持電池的電量在 60%以上，並藉由每日的水煎藥來修復主要和備用發電機(脾和腎)的功能， 使得身體能恢復原先正常的功能。 發電機的修復是長期的工作，決非一蹴可及，但簡單來講，就是持續的對肝腎 之陰和脾腎之陽進行修復的工作。因此分為陽虛型和陰虛型兩類 來作介紹，較易了解： 一、陽虛型體質的恐慌患者症狀： 1.急性發作時：四肢發麻，全身無力，好像快要暈倒或是心臟好像快要停止了 2.平時的症狀有：體力較差，常常腰酸，說話輕聲細語，句子的尾端發音不太清 楚。這類的體質容易挾帶濕氣，而出現長期的鼻水倒流或咽喉不舒等症狀，或抱 怨大便不暢、大便軟散、腹部脹氣等等。 3.上述的症狀屬於嚴重氣虛和陽虛的體質。症狀的出現，不一定和特定的恐懼或 事物有關。反而是是和自身的體力狀況有關，一旦過度勞累或從事大量耗費體力 的運動後，就容易出現恐慌的症狀。這種恐慌症的體質，在病史上不一定能找到 明顯的心理創傷動力。有的病人是從小體質就比較虛弱，食慾和活動力比一般孩 力稍差，不喜歡有刺激性的活動。有的是在青壯年時生活作息不正常，煙酒過度 、熬夜、耽溺性慾，以致腎陽受損。上述的奔豚症比較偏向於於陽虛型的恐 慌症之一。脈象上以沉弱脈為主要表現。 4.治療常用方劑包括：金元李東垣的補中益氣湯，東漢張仲景的桂枝加桂湯 、奔豚湯、苓桂草棗湯、真武湯、腎氣丸，明張景岳的右歸丸、六味回陽飲， 或清張錫純的理飲湯、鎮攝湯、回陽升陷湯，以及唐千金方的溫膽湯等等。 二、陰虛型體質的恐慌患者症狀： 1..急性發作時：心臟好像快要跳出來，呼吸急促，四肢緊繃僵硬甚至抽筋。 2.平時的症狀有：口舌乾燥，睡眠障礙(如磨牙、夜間腳抽筋)，遇到壓力就全身 僵硬緊繃，常有便秘、口臭。病人常挾有胃火或濕熱，而出現反覆性口瘡、胃酸 逆流、胸口灼熱等症狀。 3.這類患者通常可以從病史上詢問出特定的壓力事件。因為壓力不能解除，而長 期造成體內出現一股鬱卒之火，這股鬱火，也就是向身體內部灼燒的 一種肝火將會損傷體內的肝腎之陰，造成睡眠障礙，夢中常出現感受到壓 力或憂傷的情境，長期睡眠不安會進一步損傷人體的抗壓性及自我修復能力。中 醫認為肝主筋，肝血不足者，手腳肩頸的肌肉會愈來愈僵硬。脈象上以細數 脈為主要表現。 4.治療的常用方劑包括：東漢張仲景的百合方、甘麥大棗湯、金元朱丹溪的 越鬱丸、清吳鞠通的大小定風珠及加減復脈湯，明張景岳的左歸丸等等 。滋陰的藥物通常不易吸收，如果患者胃不好，或有消化不良的毛病，就必需少 量多次飲用，或配合健胃整腸的藥物以加強吸收。 對於恐慌症患者的建議： 目前市面上大多數治療恐慌症發作的藥物，無非安神或重鎮之藥物。西藥常 使用Xanax(贊安諾)、eurodin(悠樂丁)、valium(煩寧)等等，這類藥物其實是鎮 靜安眠藥物的一種。雖然服用能暫時緩解害怕的感覺，但藥物的機制是壓抑腦內 的神經，減弱不舒服。對於陰虛性的恐慌效果尚可，對於陽虛性的恐慌，有時效 果就沒那麼好。因為病人服藥之後，雖然一片詳和，但是腦內渾渾沌沌，全身無 力。而呼吸困難的狀況，卻沒有得到完全的舒解，也有病人覺得吃了鎮靜劑之後 反自覺症狀更加嚴重，反而不敢服用。臨床的經驗上，陰虛或陽虛的狀況愈嚴重 者，鎮靜劑的療效愈不佳。 若是服用鎮靜劑有效者，並不需要排斥西藥，了解藥物的性質，而服用適當的劑 量，的確能減少恐慌症帶來的不適感。西醫的觀念是建議在46個月內，能夠逐 步停掉鎮靜劑，以免造成鎮靜劑的依賴。這是正確的觀念，但臨床上需要服用鎮 靜劑超過6個月以上的患者實在是非常的多，個人建議配合中藥調整體質，以減 少鎮靜劑的用量，甚至不再需要鎮靜劑。 心理諮商有一定的成效，如果能同時配合定期的心理諮商，對於病情的進步會更 有幫助。因為患者對於病情的了解，以及體察自己身體情況的能力，是必須勇於 面對和虛心學習的必修課 結論： 恐慌症的患者首先要學會，以正向的態度面對疾病。恐慌症雖然帶來困擾， 但也提供了患者在成長和學習的一個契機。一般來說，至少都要治療半年以上才 能穩定，不論是中藥或西藥，突然停藥都會造成不適感，必須採取漸進的方式， 。恐慌症患的的氣比較弱，容易受到影響，諸如天氣轉變、節氣的變化，社會事 件的壓力(如選舉前的社會動盪、重大的搶案或駭人聽聞的新聞事件等等， 都可能讓原本已趨於穩定的病情產生變化。因此患者一定要有耐心，長期和醫師 合作，才能讓體內氣的循環回歸常軌，脫離恐慌的陰影。 個人心得 感覺這個醫生很有心，寫了這樣的blog 或許版友有問題可以寫信問問看對方針對自己的病情有什麼建議 如果該醫生有健保且收費合理，也是可以考慮去診所看看 如果有版友去給該醫生看過，也請分享一下治療的效果好壞 可以給其他人做參考 以上兩篇文章主要是給版友除了西醫外，多一個可以嘗試治療憂鬱症的選擇 thanks</text:p>
          </table:table-cell>
          <table:table-cell office:value-type="string" calcext:value-type="string">
            <text:p>是壓力突然來臨時，體內的氣的能量，不足以應付所需，因此出現胸中大氣不。，我通常會配給患者紅色藥包，請患者隨身攜帶，在胸悶、心悸、壓力過大。現代生活的精神壓力甚大，負責耐。2.平時的症狀有：口舌乾燥，睡眠障礙(如磨牙、夜間腳抽筋)，遇到壓力就全身。3.這類患者通常可以從病史上詢問出特定的壓力事件。因為壓力不能解除，而長。件的壓力(如選舉前的社會動盪、重大的搶案或駭人聽聞的新聞事件等等，。</text:p>
          </table:table-cell>
          <table:table-cell table:number-columns-repeated="3"/>
        </table:table-row>
        <table:table-row table:style-name="ro1">
          <table:table-cell office:value-type="float" office:value="2013" calcext:value-type="float">
            <text:p>2013</text:p>
          </table:table-cell>
          <table:table-cell office:value-type="string" calcext:value-type="string">
            <text:p>Nov</text:p>
          </table:table-cell>
          <table:table-cell office:value-type="float" office:value="12" calcext:value-type="float">
            <text:p>12</text:p>
          </table:table-cell>
          <table:table-cell office:value-type="string" calcext:value-type="string">
            <text:p>03:14:58</text:p>
          </table:table-cell>
          <table:table-cell office:value-type="string" calcext:value-type="string">
            <text:p>Tue</text:p>
          </table:table-cell>
          <table:table-cell office:value-type="string" calcext:value-type="string">
            <text:p>sean7585 (飄 楓)</text:p>
          </table:table-cell>
          <table:table-cell office:value-type="string" calcext:value-type="string">
            <text:p>[問題] 換環境之後還會告知 有病史嗎?</text:p>
          </table:table-cell>
          <table:table-cell office:value-type="string" calcext:value-type="string">
            <text:p>TRUE</text:p>
          </table:table-cell>
          <table:table-cell office:value-type="string" calcext:value-type="string">
            <text:p>我也曾經轉過學 不過不如說我是在轉學後就診的 當時因為面臨遲遲無法畢業一類的壓力 加上其他一部分外在因素 硬著頭皮掛了號 至今掰掰手指也四年還五年了吧 中間經過兵役 驗退 球直 就職 失業 等等情況 建議是 絕對不要說 當初在學校 跟老師說了 當然動機有點想取巧的成分 然後老師只淡淡的回我一句 那是你的問題 fine 又一年過去 之後兵役新訓在軍營待一個月 基本上隊上都知道我 因為復診被帶開時 班長還中隊長有隊全體學員說要隨時注意我情況 尤其我號碼附近鄰兵 but...那個月我貌似是得病以來最穩定的一個月(遠目) 中間有過小插曲 某次不小心犯錯 忘記是鬍子沒刮乾淨還哪類的一類事 其中一個班長定我 明著大罵 我不想把你當特別人物對待 當下就覺得...你這樣罵我還不夠特別嘛OTZ... 突然懂得美麗人生(十幾年前的日劇)中 女主角被男主角真正當成一般女孩般對待 而不是有特別刻意的溫柔 來迴避女主角雙腳不便問題時 那種感覺 至今職場上 雖然還是跌跌撞撞的不成熟... 但是不管多痛苦...還是跟同事多熟...我還是死都不想跟他們誠實說... 希望回應對你有幫助@@ 爽 年底了案子都趕完特休用不完</text:p>
          </table:table-cell>
          <table:table-cell office:value-type="string" calcext:value-type="string">
            <text:p>當時因為面臨遲遲無法畢業一類的壓力。</text:p>
          </table:table-cell>
          <table:table-cell table:number-columns-repeated="3"/>
        </table:table-row>
        <table:table-row table:style-name="ro1">
          <table:table-cell office:value-type="float" office:value="2013" calcext:value-type="float">
            <text:p>2013</text:p>
          </table:table-cell>
          <table:table-cell office:value-type="string" calcext:value-type="string">
            <text:p>Dec</text:p>
          </table:table-cell>
          <table:table-cell office:value-type="float" office:value="1" calcext:value-type="float">
            <text:p>1</text:p>
          </table:table-cell>
          <table:table-cell office:value-type="string" calcext:value-type="string">
            <text:p>00:26:52</text:p>
          </table:table-cell>
          <table:table-cell office:value-type="string" calcext:value-type="string">
            <text:p>Sun</text:p>
          </table:table-cell>
          <table:table-cell office:value-type="string" calcext:value-type="string">
            <text:p>hseo (佛弟子 )</text:p>
          </table:table-cell>
          <table:table-cell office:value-type="string" calcext:value-type="string">
            <text:p>[經驗] 宗教療法</text:p>
          </table:table-cell>
          <table:table-cell office:value-type="string" calcext:value-type="string">
            <text:p>FALSE</text:p>
          </table:table-cell>
          <table:table-cell office:value-type="string" calcext:value-type="string">
            <text:p>我從以前就很容易感到壓力大 有一陣子可能有憂鬱症或是躁鬱症 有了信仰以後 心裡面有事情 就會跟佛菩薩 或是神明講 因為有時候覺得跟別人講會造口業 覺得很有效 遇到什麼事情 在心裡面默想也可以 一步一步來 不管你的信仰是什麼 可是試著一直稱名 例如我的方法就是就是念佛號 給各位參考看看 大佛頂首楞嚴經</text:p>
          </table:table-cell>
          <table:table-cell office:value-type="string" calcext:value-type="string">
            <text:p>我從以前就很容易感到壓力大。</text:p>
          </table:table-cell>
          <table:table-cell table:number-columns-repeated="3"/>
        </table:table-row>
        <table:table-row table:style-name="ro1">
          <table:table-cell office:value-type="float" office:value="2013" calcext:value-type="float">
            <text:p>2013</text:p>
          </table:table-cell>
          <table:table-cell office:value-type="string" calcext:value-type="string">
            <text:p>Dec</text:p>
          </table:table-cell>
          <table:table-cell office:value-type="float" office:value="9" calcext:value-type="float">
            <text:p>9</text:p>
          </table:table-cell>
          <table:table-cell office:value-type="string" calcext:value-type="string">
            <text:p>13:51:53</text:p>
          </table:table-cell>
          <table:table-cell office:value-type="string" calcext:value-type="string">
            <text:p>Mon</text:p>
          </table:table-cell>
          <table:table-cell office:value-type="string" calcext:value-type="string">
            <text:p>mibeeq (-_-)</text:p>
          </table:table-cell>
          <table:table-cell office:value-type="string" calcext:value-type="string">
            <text:p>[問題] 跪求解惑</text:p>
          </table:table-cell>
          <table:table-cell office:value-type="string" calcext:value-type="string">
            <text:p>FALSE</text:p>
          </table:table-cell>
          <table:table-cell office:value-type="string" calcext:value-type="string">
            <text:p>大家好 現在我迫切需要各位的寶貴意見 跪求各位不吝指點迷津 在此先感謝各位撥亢閱讀 我有個朋友 基本上所有認識她的人 都會同意她是個樂觀開朗活潑大方善解人意體貼善良的好女孩 她的人緣極佳 和身邊每個人都能相處得很好 也有個交往多年論及婚嫁 對她專情不移 待她無微不至的男友 簡而言之 她擁有幸福又幸運的快樂人生 她也一直此確信著 但是她從小就有睡眠障礙 最近更是嚴重到 幾乎不吃不睡 也會有夢遊現象 好幾次半夜往外面暴衝 被攔住還會大吵大鬧或狠瞪攔住她的人 嚇得她弟自此固定睡在客廳就怕她出意外 但她還是會在夢遊中傳line 訊息 或是打電話等等 內容都是平常的她絕對不曾說過的話 像是 我好痛苦 或是我想去死 之類的 有人建議她去看心理醫生 結果被診斷出憂鬱症 她說當她吃完醫生開給她的藥之後 不知為何開始崩潰大哭 還邊哭邊跟醫生說可是醫生~~~我很開朗耶~~~ 然後她現在都有固定服藥 但不知何故開始常常莫名其妙的想哭 心情異常低落 但我每次問她有什麼壓力或為什麼不開心 她也總是回答不出來 今天凌晨她又傳LINE跟我說她很痛苦 但她說她那時間根本在睡覺 以下截取 今天中午清醒的她和我的對話 1259 友人 我媽剛剛跟我說我五點多是醒著的還開燈 1259 原PO 妳是真的在求救 1259 友人 但我再睡覺阿 1259 原PO 妳的潛意識啊 1300 原PO 妳真的不知道妳在痛苦什麼嗎 1300 原PO 還是拒絕去想? 1300 友人 我什麼都不缺 1300 友人 我比很多人幸運好多 1301 友人 我有很多真的很愛的朋友 1301 友人 我有很多真的關心我的人 1301 友人 我是全世界最沒有資格生這病的人欸 有誰可以告訴我該怎麼幫幫她? 其實我本身也一直有憂鬱傾向 只是從來沒有去診斷過 但是她的情況是我無法想像的 也不知道該怎麼給予建議 因為她有看醫生 藥也有吃 也會去拜拜 請問除此之外還有什麼方法能改善現狀? 再次謝謝各位</text:p>
          </table:table-cell>
          <table:table-cell office:value-type="string" calcext:value-type="string">
            <text:p>但我每次問她有什麼壓力或為什麼不開心。</text:p>
          </table:table-cell>
          <table:table-cell table:number-columns-repeated="3"/>
        </table:table-row>
        <table:table-row table:style-name="ro1">
          <table:table-cell office:value-type="float" office:value="2013" calcext:value-type="float">
            <text:p>2013</text:p>
          </table:table-cell>
          <table:table-cell office:value-type="string" calcext:value-type="string">
            <text:p>Dec</text:p>
          </table:table-cell>
          <table:table-cell office:value-type="float" office:value="9" calcext:value-type="float">
            <text:p>9</text:p>
          </table:table-cell>
          <table:table-cell office:value-type="string" calcext:value-type="string">
            <text:p>20:19:58</text:p>
          </table:table-cell>
          <table:table-cell office:value-type="string" calcext:value-type="string">
            <text:p>Mon</text:p>
          </table:table-cell>
          <table:table-cell office:value-type="string" calcext:value-type="string">
            <text:p>Astragali (靜默回音)</text:p>
          </table:table-cell>
          <table:table-cell office:value-type="string" calcext:value-type="string">
            <text:p>[問題] 跪求解惑</text:p>
          </table:table-cell>
          <table:table-cell office:value-type="string" calcext:value-type="string">
            <text:p>TRUE</text:p>
          </table:table-cell>
          <table:table-cell office:value-type="string" calcext:value-type="string">
            <text:p>夢遊是生理問題，應該有睡眠門診一類的可以看。 感覺像是有壓力~ 可能平常沒有意識到、或是沒有表現出來。 (其實有滿多人都不會察覺到自己的壓力，直到真的承受不了而爆發/發作的那一天為止， 然後就會嚇到自己、也會嚇到旁邊的人。) 目前國內沒有心理醫生這個稱呼。 有精神科/身心科醫師，和諮商/臨床心理師。 可以開藥的是精神科或身心科的醫師。 很開朗的人跟醫生邊崩潰邊哭? 不覺得這裡面有一點矛盾嗎?www ......為了怕被誤認為是在嘲諷，特別解釋清楚一點好了， 我的意思是，請不要倒果為因，認為吃了藥才開始崩潰， 而是很可能當事人原本就有這樣的問題， 只是吃了藥後、或是被確診以後，才明顯地表現出來。 要不然，睡眠障礙和夢遊，不也都是在吃藥前就有的問題嗎? 題外話，剛開始吃藥會有一段時間的適應期，請幫忙督促她定時定量服藥， 千萬億萬絕對鐵定百分之百， 這段期間有任何問題，請盡快回診找醫生討論， 醫生會視情況調藥。 以上四行都是滿常見的憂鬱症狀。 BTW，很多憂鬱患者在病發前也都是開朗的人(包括我自己)， 因為是疾病讓我們不開心，不是我要不開心。XD 生病需要資格? 我怎麼沒聽說過感冒需要資格? 發燒需要資格? 骨折需要資格? 生病不需要資格。 硬要說的話，有些人先天不良或後天失調，比較容易生病， 但多少還是有點隨機分配的味道在裡面。 如果是長時間的話，或是會影響到日常生活， 建議還是去看一下醫生。 假設說憂鬱程度90分以上就是憂鬱症， 那為什麼在85或80分的時候不提早面對這個問題呢?w 這篇文章讀來有點像是 醫生，我每天吃生機飲食，運動30分鐘，呼吸新鮮空氣，補充多種維他命， 崩(皿)潰 憂鬱症是地會心情不好、情緒低落、失去行動力的。 既然是疾病，就像感冒一樣，可能有些人體質虛弱容易感冒， 有些人體質強壯不容易感冒， 得憂鬱症的條件基本上跟物質生活、個人性格、思想觀念等等，沒有絕對的關係。 每個人都會有感到憂傷的時候。 只是憂傷的情感是有理由的(例如失戀)，也比較容易自我療癒。 但憂鬱症的悲傷、痛苦、絕望是的，那跟腦中血清素的分泌有關， 如果不配合醫生使用藥物，而自己好起來的可能性，不能說完全沒有， 但是較低，而且極可能容易復發。 要不要使用藥物，全看個人的決定， 旁人無法代為負責。 意思就是如果當事人一直無法接受這個事實， 那作為朋友的你，可能也不要太強硬地試著去改變他的想法會比較好呢~(ˇωˇ) 下台一鞠躬，謝謝大家。 ......怎麼覺得今天的回文語氣有點嚴肅? 難道晚餐吃了壞掉的什麼東西嗎?......_(ε)_ 店員：那請問您的菊花正常嗎？</text:p>
          </table:table-cell>
          <table:table-cell office:value-type="string" calcext:value-type="string">
            <text:p>感覺像是有壓力~。(其實有滿多人都不會察覺到自己的壓力，直到真的承受不了而爆發/發作的那一天為止，。</text:p>
          </table:table-cell>
          <table:table-cell table:number-columns-repeated="3"/>
        </table:table-row>
        <table:table-row table:style-name="ro1">
          <table:table-cell office:value-type="float" office:value="2013" calcext:value-type="float">
            <text:p>2013</text:p>
          </table:table-cell>
          <table:table-cell office:value-type="string" calcext:value-type="string">
            <text:p>Dec</text:p>
          </table:table-cell>
          <table:table-cell office:value-type="float" office:value="14" calcext:value-type="float">
            <text:p>14</text:p>
          </table:table-cell>
          <table:table-cell office:value-type="string" calcext:value-type="string">
            <text:p>23:32:06</text:p>
          </table:table-cell>
          <table:table-cell office:value-type="string" calcext:value-type="string">
            <text:p>Sat</text:p>
          </table:table-cell>
          <table:table-cell office:value-type="string" calcext:value-type="string">
            <text:p>rainchan (夜)</text:p>
          </table:table-cell>
          <table:table-cell office:value-type="string" calcext:value-type="string">
            <text:p>[晴天] CWT</text:p>
          </table:table-cell>
          <table:table-cell office:value-type="string" calcext:value-type="string">
            <text:p>FALSE</text:p>
          </table:table-cell>
          <table:table-cell office:value-type="string" calcext:value-type="string">
            <text:p>好久沒有晴天了哈哈... 今天去了CWT 人超多是覺得有點驚恐啦 不過經過每天搭捷運在北車轉站的磨練 對於人潮的忍受度提高了很多 雖然還是有點想吐 然後我買了很喜歡的紙膠帶 明信片 還有我想都沒有想到的十二今釵作者畫的明信片~~~ 雖然噴了超級多的錢 可是覺得心情頓時間好了很多 至少到現在我的心情都還是很好很好很好XDDD 也許這樣算是用購物宣洩壓力? 可是我真的覺得有一種輕鬆的感覺...呵呵</text:p>
          </table:table-cell>
          <table:table-cell office:value-type="string" calcext:value-type="string">
            <text:p>也許這樣算是用購物宣洩壓力?。</text:p>
          </table:table-cell>
          <table:table-cell table:number-columns-repeated="3"/>
        </table:table-row>
        <table:table-row table:style-name="ro1">
          <table:table-cell office:value-type="float" office:value="2014" calcext:value-type="float">
            <text:p>2014</text:p>
          </table:table-cell>
          <table:table-cell office:value-type="string" calcext:value-type="string">
            <text:p>Jan</text:p>
          </table:table-cell>
          <table:table-cell office:value-type="float" office:value="5" calcext:value-type="float">
            <text:p>5</text:p>
          </table:table-cell>
          <table:table-cell office:value-type="string" calcext:value-type="string">
            <text:p>02:29:52</text:p>
          </table:table-cell>
          <table:table-cell office:value-type="string" calcext:value-type="string">
            <text:p>Sun</text:p>
          </table:table-cell>
          <table:table-cell office:value-type="string" calcext:value-type="string">
            <text:p>bettycross (QQ)</text:p>
          </table:table-cell>
          <table:table-cell office:value-type="string" calcext:value-type="string">
            <text:p>[晴天] 關關難過關關過</text:p>
          </table:table-cell>
          <table:table-cell office:value-type="string" calcext:value-type="string">
            <text:p>FALSE</text:p>
          </table:table-cell>
          <table:table-cell office:value-type="string" calcext:value-type="string">
            <text:p>忙碌了一年的論文 終於在昨天發表了 這一年當中許多風風雨雨 並且忙碌、熬夜、爆肝、無奈 當然也有學習和成長 講評教授，一改以往犀利的風格 給了我們肯定，並且溫馨的建議 指導教授，也很包容我們 並且肯定我在論文上的付出 指導教授還私下line我 告訴我，我辛苦了做的很好對我刮目相看XD 論文，一直是我這一年很大的壓力之一 常常，我被壓的喘不過氣，只想逃避 論文的難產，也讓我很容易負面思考（囧） 但是，到最後我總是想著 我不能害了同組的學妹 然後就靠著不知哪來的信念和意志力 在最後一個月內 每天狂寫、狂跟指導教授meeting 終於，順利的發表 為了犒賞自己 今天還跟朋友一起去做半身按摩 酥服 也希望能把晴天的氣息 傳遞給每個P版的版友哦 謝謝</text:p>
          </table:table-cell>
          <table:table-cell office:value-type="string" calcext:value-type="string">
            <text:p>論文，一直是我這一年很大的壓力之一。</text:p>
          </table:table-cell>
          <table:table-cell table:number-columns-repeated="3"/>
        </table:table-row>
        <table:table-row table:style-name="ro1">
          <table:table-cell office:value-type="float" office:value="2014" calcext:value-type="float">
            <text:p>2014</text:p>
          </table:table-cell>
          <table:table-cell office:value-type="string" calcext:value-type="string">
            <text:p>Jan</text:p>
          </table:table-cell>
          <table:table-cell office:value-type="float" office:value="5" calcext:value-type="float">
            <text:p>5</text:p>
          </table:table-cell>
          <table:table-cell office:value-type="string" calcext:value-type="string">
            <text:p>23:35:50</text:p>
          </table:table-cell>
          <table:table-cell office:value-type="string" calcext:value-type="string">
            <text:p>Sun</text:p>
          </table:table-cell>
          <table:table-cell office:value-type="string" calcext:value-type="string">
            <text:p>koxinga (顧逸書)</text:p>
          </table:table-cell>
          <table:table-cell office:value-type="string" calcext:value-type="string">
            <text:p>[問題] 抗焦慮藥可以隨時停藥嗎?</text:p>
          </table:table-cell>
          <table:table-cell office:value-type="string" calcext:value-type="string">
            <text:p>FALSE</text:p>
          </table:table-cell>
          <table:table-cell office:value-type="string" calcext:value-type="string">
            <text:p>因為暫時遠離壓力源 不像以前每天焦慮 睡眠也正常多了 甚至都睡滿八小時 焦慮藥可以自己停藥嗎? 等有焦慮發生再吃即可 《新版十二生肖》 ˍ /</text:p>
          </table:table-cell>
          <table:table-cell office:value-type="string" calcext:value-type="string">
            <text:p>因為暫時遠離壓力源。</text:p>
          </table:table-cell>
          <table:table-cell table:number-columns-repeated="3"/>
        </table:table-row>
        <table:table-row table:style-name="ro1">
          <table:table-cell office:value-type="float" office:value="2014" calcext:value-type="float">
            <text:p>2014</text:p>
          </table:table-cell>
          <table:table-cell office:value-type="string" calcext:value-type="string">
            <text:p>Jan</text:p>
          </table:table-cell>
          <table:table-cell office:value-type="float" office:value="8" calcext:value-type="float">
            <text:p>8</text:p>
          </table:table-cell>
          <table:table-cell office:value-type="string" calcext:value-type="string">
            <text:p>18:17:17</text:p>
          </table:table-cell>
          <table:table-cell office:value-type="string" calcext:value-type="string">
            <text:p>Wed</text:p>
          </table:table-cell>
          <table:table-cell office:value-type="string" calcext:value-type="string">
            <text:p>kklibra (灰飛煙滅)</text:p>
          </table:table-cell>
          <table:table-cell office:value-type="string" calcext:value-type="string">
            <text:p>[問題]我該怎麼陪伴憂鬱症的男朋友?</text:p>
          </table:table-cell>
          <table:table-cell office:value-type="string" calcext:value-type="string">
            <text:p>FALSE</text:p>
          </table:table-cell>
          <table:table-cell office:value-type="string" calcext:value-type="string">
            <text:p>跟男友在一起之前就知道他憂鬱症的情況了，據他所言從他開始發作也有一年多了 這中間只有去看過一次醫生，那時我們還沒有認識 他一直很不信任醫生或是心理師，當初去看的時候好像醫生講的一些話傷到了他 結果讓他的情況變嚴重 在那之後也就很不願意信任醫生 他一直認為他只能靠著身邊的人使他好起來 吃藥那些的只會變得更糟 我當初也是為了了解他的憂鬱症開始會在這個版爬文 知道什麼該說、什麼不該說 試著去了解他的世界 一直到最近我們在一起了 但是情況始終沒有改善 他仍然時常發作，而且越來越嚴重 當初發作的時候還能很理性的跟我溝通 現在只要發作就什麼都聽不進去，講一些傷人的話 說想死..一直勸我放棄他..... 事後會跟我不斷的道歉，說他當下很像是變了一個人格 (真的不像本來的他) 說他記得那些東西，但當下不是他能控制的感覺 其實這些我能夠理解，但久了會感到很累... 尤其我最近壓力比較大，沒辦法給他很多的關心和體諒 有時候會在他發作的時候感到很無力 有時候會想 這樣下去會不會永遠沒有改善 好多次想柔性勸他至少要吃藥，但都被拒絕了 我到底該怎麼辦....</text:p>
          </table:table-cell>
          <table:table-cell office:value-type="string" calcext:value-type="string">
            <text:p>尤其我最近壓力比較大，沒辦法給他很多的關心和體諒。</text:p>
          </table:table-cell>
          <table:table-cell table:number-columns-repeated="3"/>
        </table:table-row>
        <table:table-row table:style-name="ro1">
          <table:table-cell office:value-type="float" office:value="2014" calcext:value-type="float">
            <text:p>2014</text:p>
          </table:table-cell>
          <table:table-cell office:value-type="string" calcext:value-type="string">
            <text:p>Jan</text:p>
          </table:table-cell>
          <table:table-cell office:value-type="float" office:value="11" calcext:value-type="float">
            <text:p>11</text:p>
          </table:table-cell>
          <table:table-cell office:value-type="string" calcext:value-type="string">
            <text:p>22:28:58</text:p>
          </table:table-cell>
          <table:table-cell office:value-type="string" calcext:value-type="string">
            <text:p>Sat</text:p>
          </table:table-cell>
          <table:table-cell office:value-type="string" calcext:value-type="string">
            <text:p>Maplelatte (楓楓 站崗真的很辛苦)</text:p>
          </table:table-cell>
          <table:table-cell office:value-type="string" calcext:value-type="string">
            <text:p>[問題] 自行逐漸停藥問題</text:p>
          </table:table-cell>
          <table:table-cell office:value-type="string" calcext:value-type="string">
            <text:p>FALSE</text:p>
          </table:table-cell>
          <table:table-cell office:value-type="string" calcext:value-type="string">
            <text:p>這個月結束後 我即將永遠脫離最主要的壓力源 而且最近狀況好太多了 簡直跟恢復正常沒兩樣 兩個禮拜前回家忘了帶藥 所以去診所拿藥 剛好那天的醫生不是我的主治醫生 跟我聊了一下我的狀況 我問他關於斷藥的事情 他說覺得我離開壓力源的話 寒假以後可以試試看從一天兩次 改成一次 三個禮拜以後沒異常 再停藥 我現在在猶豫要不要自己這樣做(沒問過主治醫生) 因為我手上有多的藥 而且回去診所其實有點遠很麻煩 那個藥一開始醫生也說是比較溫和的(憂停) 另一個醫生也說可以試試看 來尋求版友的看法?</text:p>
          </table:table-cell>
          <table:table-cell office:value-type="string" calcext:value-type="string">
            <text:p>我即將永遠脫離最主要的壓力源。他說覺得我離開壓力源的話。</text:p>
          </table:table-cell>
          <table:table-cell table:number-columns-repeated="3"/>
        </table:table-row>
        <table:table-row table:style-name="ro1">
          <table:table-cell office:value-type="float" office:value="2014" calcext:value-type="float">
            <text:p>2014</text:p>
          </table:table-cell>
          <table:table-cell office:value-type="string" calcext:value-type="string">
            <text:p>Jan</text:p>
          </table:table-cell>
          <table:table-cell office:value-type="float" office:value="13" calcext:value-type="float">
            <text:p>13</text:p>
          </table:table-cell>
          <table:table-cell office:value-type="string" calcext:value-type="string">
            <text:p>12:21:56</text:p>
          </table:table-cell>
          <table:table-cell office:value-type="string" calcext:value-type="string">
            <text:p>Mon</text:p>
          </table:table-cell>
          <table:table-cell office:value-type="string" calcext:value-type="string">
            <text:p>koxinga ("肇事"孤兒)</text:p>
          </table:table-cell>
          <table:table-cell office:value-type="string" calcext:value-type="string">
            <text:p>[晴天] 昨天去報名國考的補習班</text:p>
          </table:table-cell>
          <table:table-cell office:value-type="string" calcext:value-type="string">
            <text:p>FALSE</text:p>
          </table:table-cell>
          <table:table-cell office:value-type="string" calcext:value-type="string">
            <text:p>這幾天狀況特好 不知道是不是確定可以給假的關係 隱憂就是學期末要收尾收爛攤子 而我卻一點印象都沒有 想學英文 學日文的念頭一直跑出來 也開始能計畫日常生活 逐漸有了目標感 為了更有事情一點 去補習班報名台鐵特考和明年初等 現在不只是跑步目標還有讀書目標 能計畫日常生活是什麼感覺 就是腦袋想去做其它事時 可以很理性抽離網路或電視機 不會發生明明知道該要做 卻又一直沒去做 缺點就是錢一直花出去 不過想想也是扯平而已 憂鬱時 髒了不洗 壞了不修 舊了不換 丟了不買 逾期不繳 錯了不改 忘了不管 幾個月都沒有花什麼錢 心情回復時 買新鞋 新衣 新襪 新褲 新包包 新3c 新相機 補繳帳單 開銷自然倍增 很愛買書 但買回來都沒看 這到底是什麼病阿?壓力大買書症? 以前的書 現在的書 好多書想看阿XD http//youtu.be/vEVq_Bx7_KY http//youtu.be/vj_RAgNWOWk ========== http//youtu.be/oEYWTrACFDE 我的驕傲 http//youtu.be/B3tCuBrjor8 每一天都不同http//youtu.be/0ZJ5ueYyj4 美麗晨曦 http//youtu.be/REtC9zATBjI Major http//youtu.be/quYyKHR7W5o</text:p>
          </table:table-cell>
          <table:table-cell office:value-type="string" calcext:value-type="string">
            <text:p>這到底是什麼病阿?壓力大買書症?。</text:p>
          </table:table-cell>
          <table:table-cell table:number-columns-repeated="3"/>
        </table:table-row>
        <table:table-row table:style-name="ro1">
          <table:table-cell office:value-type="float" office:value="2014" calcext:value-type="float">
            <text:p>2014</text:p>
          </table:table-cell>
          <table:table-cell office:value-type="string" calcext:value-type="string">
            <text:p>Jan</text:p>
          </table:table-cell>
          <table:table-cell office:value-type="float" office:value="15" calcext:value-type="float">
            <text:p>15</text:p>
          </table:table-cell>
          <table:table-cell office:value-type="string" calcext:value-type="string">
            <text:p>15:04:06</text:p>
          </table:table-cell>
          <table:table-cell office:value-type="string" calcext:value-type="string">
            <text:p>Wed</text:p>
          </table:table-cell>
          <table:table-cell office:value-type="string" calcext:value-type="string">
            <text:p>ping15372 (金金)</text:p>
          </table:table-cell>
          <table:table-cell office:value-type="string" calcext:value-type="string">
            <text:p>[問題] 生病的各位會如何做？</text:p>
          </table:table-cell>
          <table:table-cell office:value-type="string" calcext:value-type="string">
            <text:p>FALSE</text:p>
          </table:table-cell>
          <table:table-cell office:value-type="string" calcext:value-type="string">
            <text:p>我現在做的這份工作我非常、非常不喜歡 但礙於大我13歲的同事姊姊 對我非常非常好 免強自己離職後又回來做了兩個多月 但仍然覺得快要撐不下去 但礙於姊姊希望我幫忙到過完年二月底 我也答應了 但過年期間禁休卻完全沒加倍 因為這間公司太爛 徵不到人（我離職3個多月徵不到半個人） 若我走了剩姊姊一個人 她會很累 但最近已經瀕臨極限 真的不想去上班 我十分厭惡這份工作 辭職需前半個月且禁止休假 我不敢想像我提辭職 老闆及老闆娘 在這剩餘的半個月會如何對待我 而且這一星期我的情緒真的已經非常糟糕 雖然靠藥物維持生活作息 但想到要上班我就頭痛、心悸 XANAX我戒兩個月了 最近卻一直想吃（還好我全丟了） 原本從1顆慢慢戒到1/4的安眠藥增加回1顆甚至2顆 我已經找到一份新的工作 新老闆願意等我到3/1 但我隨時可以提前去上班 我真的很煩惱 卡在人情壓力裡 請問生病的各位 你們會如何做 1.不顧一切直接走人 去新公司上班 傳簡訊跟姊姊解釋自己真的撐不住 2.撐到2月底 但何時會爆炸是未知數</text:p>
          </table:table-cell>
          <table:table-cell office:value-type="string" calcext:value-type="string">
            <text:p>卡在人情壓力裡。</text:p>
          </table:table-cell>
          <table:table-cell table:number-columns-repeated="3"/>
        </table:table-row>
        <table:table-row table:style-name="ro1">
          <table:table-cell office:value-type="float" office:value="2014" calcext:value-type="float">
            <text:p>2014</text:p>
          </table:table-cell>
          <table:table-cell office:value-type="string" calcext:value-type="string">
            <text:p>Jan</text:p>
          </table:table-cell>
          <table:table-cell office:value-type="float" office:value="17" calcext:value-type="float">
            <text:p>17</text:p>
          </table:table-cell>
          <table:table-cell office:value-type="string" calcext:value-type="string">
            <text:p>13:26:58</text:p>
          </table:table-cell>
          <table:table-cell office:value-type="string" calcext:value-type="string">
            <text:p>Fri</text:p>
          </table:table-cell>
          <table:table-cell office:value-type="string" calcext:value-type="string">
            <text:p>koxinga ("肇事"孤兒)</text:p>
          </table:table-cell>
          <table:table-cell office:value-type="string" calcext:value-type="string">
            <text:p>[晴天] 心理師</text:p>
          </table:table-cell>
          <table:table-cell office:value-type="string" calcext:value-type="string">
            <text:p>FALSE</text:p>
          </table:table-cell>
          <table:table-cell office:value-type="string" calcext:value-type="string">
            <text:p>上次見臨床心理師 跟她說我好很多了 她有問為何會好很多? 也許是換成SNRI的關係 或是壓力源解除大半 也有跟她說之後要準備考試的事 她問說會不會覺得放棄現在這工作可惜 當然是會 哪個工作可以一年工作9個月 放假的三個月薪水還照領 但好工作不一定是適合自己的工作 好工作對每個人而言不一定是快樂的工作 再好的工作 如果做得不快樂 也是枉然 至於上次她說的情傷 我跟她說也許這是個源頭 從此之後 我就不太喜歡過問世事了 也找不到生活中的感動或小確幸一類的東西(我都說那叫攝影的Feeling) 找不到想拍照的東西 我也另外跟她補充了緊接在後的八八風災對我的一些影響 風災前後的印象 她說 我雖然跟她說好很多了 但是離痊癒還有很長的路要走 還回不到大學時期的信心 說到信心 我想有一部分是在壘球場上遺失的 本來是隊上的王牌投手 結果隔一年完全找不到好球帶 在重要的比賽一直保送對手 直到現在還是找不到好球帶 ___________________________________________________________________________ 心理師說從哪裡跌倒要從哪裡爬起來 給我的功課是跟以前的同事連絡看看 可惜我手機剛剛遺失過 之前高中~去年的電話也幾乎一併遺失 她還是指情傷的部分 她還懷疑我有雙性戀XD 我只是覺得我好不容易找到一個比弟弟還談得來的同性友人 人生中我很少同性友人 好麻吉(滿羨慕有軍中同袍的人) 因為畢業後朋友大多都是異性 沒想到我的好麻吉竟然會背叛自己交往多年的女友 跟我喜歡的女同事交往 沒錯其實我在乎的不是那個女人 而是友情被背叛 心理師說 在我心中他原本是個我嚮往的理想 想要成為的模範 是個神 具有 幽默風趣 健談 有魄力 帥氣瀟灑等特質 但現在心理師要我接受 他其實是一個爛人 也有很多缺點 (神聖破滅) 總之就是說 我把人際 精神支持 友情 愛情 全部的雞蛋都放同一個籃子裡 然後一次摔破了 這應該跟雙性戀無關吧 我也欣賞帥氣的金城武不行嗎??XD 然後她找了一本書給我叫我讀讀 性 演化 達爾文(審閱者是她唸台大研究所的老師) 她說雄性之間永遠都是競爭關係 而且很多是為了爭奪異性而競爭 沒有在跟另一個雄性分享的 最近不是騎單車 就是慢跑 與其說慢跑不如說是超慢跑 之前買過一本超慢跑的書 就是輕鬆跑的意思 跑的速度跟快走不相上下 這樣跑今天也可以跑6km了 算了完賽為先 今天發現一條新的路線就是跑到蓮池潭約10K 來回就20K(半馬的距離) 先騎腳踏車探探路 一切等練到5K可以跑到之前的速度再說好了 轉轉轉運歌 http//youtu.be/gs4CKiyNeYI http//youtu.be/vj_RAgNWOWk ========== http//youtu.be/oEYWTrACFDE 我的驕傲 http//youtu.be/B3tCuBrjor8 每一天都不同http//youtu.be/0ZJ5ueYyj4 美麗晨曦 http//youtu.be/REtC9zATBjI Major http//youtu.be/quYyKHR7W5o</text:p>
          </table:table-cell>
          <table:table-cell office:value-type="string" calcext:value-type="string">
            <text:p>或是壓力源解除大半。</text:p>
          </table:table-cell>
          <table:table-cell table:number-columns-repeated="3"/>
        </table:table-row>
        <table:table-row table:style-name="ro1">
          <table:table-cell office:value-type="float" office:value="2014" calcext:value-type="float">
            <text:p>2014</text:p>
          </table:table-cell>
          <table:table-cell office:value-type="string" calcext:value-type="string">
            <text:p>Jan</text:p>
          </table:table-cell>
          <table:table-cell office:value-type="float" office:value="19" calcext:value-type="float">
            <text:p>19</text:p>
          </table:table-cell>
          <table:table-cell office:value-type="string" calcext:value-type="string">
            <text:p>03:48:30</text:p>
          </table:table-cell>
          <table:table-cell office:value-type="string" calcext:value-type="string">
            <text:p>Sun</text:p>
          </table:table-cell>
          <table:table-cell office:value-type="string" calcext:value-type="string">
            <text:p>Maplelatte (楓楓 站崗真的很辛苦)</text:p>
          </table:table-cell>
          <table:table-cell office:value-type="string" calcext:value-type="string">
            <text:p>[晴天] 過了以後，打算把日記燒掉</text:p>
          </table:table-cell>
          <table:table-cell office:value-type="string" calcext:value-type="string">
            <text:p>FALSE</text:p>
          </table:table-cell>
          <table:table-cell office:value-type="string" calcext:value-type="string">
            <text:p>距離脫離主壓力源，還有12天 最近都在想像脫離以後的生活 和快脫離的心情 還有接下來要做什麼才好 越來越少寫日記了 發現前面的日記都非常黑暗 雖然說是自己的一部分 或是自己過去的一部分 現在看了卻很想將它燒毀呢 感覺看了又會回憶起那個恐怖的漩渦 又也許，是想把那段時間的一切抹滅 所以決定了 再正式脫離壓力源的那天 就親手一頁頁撕了燒掉吧 光想到就覺得很開心呢 不快樂的事情 就算是回憶的一部分，也不願意留下任何痕跡 That is me. 期待那一天的到來。 今天作了一個很恐怖的噩夢 夢到我終於能學魔法了，不過是叫巫術 比想像中的黑暗，老師叫我們劃破自己的手背 第三堂下課以後，老師突然像魔鬼似的撲過來 手中拿著尖銳的武器想殺我 第一人稱的夢境十分真實，我感覺的到刀鋒就在我耳側 好不容易經過一番苦戰把他打暈關在門後 跟夥伴跑沒幾步就見他追過來 還好追到了機車停放的地方，趕緊發動催油門跑走 正要鬆口氣發現路邊的景色很奇怪、很陌生 才發現這一帶都被詛咒了，不論騎多遠都看的到他 這時候被奇怪的路逼到死角 這時候知道是夢境，卻怎樣也醒不來 眼看他逐漸接近... 只好在夢中狂念南無阿彌陀佛、南無阿彌陀佛..... 夢就漸漸變了，變得很混亂，多了很多被詛咒的人 不過一邊念佛的我衣服突然變白色 用手碰觸他們的衣服也會變白色，他們就變善良的了 幫我去阻止那個可怕的惡魔老師 只是又會被惡魔感染 大家都在想辦法淨化自己，把自己弄白 我甚至看到我的夥伴在旁邊的躺椅上替自己塗太白粉 我到他旁邊坐下，說怎麼辦，離不開(醒不來) 她說不然我們唱歌吧，我唱，她和我音 我還記得我唱的是寂寞寂寞就好XD 然後在唱到第三句的時候... 我感覺好像能動自己真正的右手了 動一下，醒了，映入眼簾的是熟悉的房間 終於回到現實了，這真實感令我感動 驚魂未定，好可怕...</text:p>
          </table:table-cell>
          <table:table-cell office:value-type="string" calcext:value-type="string">
            <text:p>距離脫離主壓力源，還有12天。再正式脫離壓力源的那天。</text:p>
          </table:table-cell>
          <table:table-cell table:number-columns-repeated="3"/>
        </table:table-row>
        <table:table-row table:style-name="ro1">
          <table:table-cell office:value-type="float" office:value="2014" calcext:value-type="float">
            <text:p>2014</text:p>
          </table:table-cell>
          <table:table-cell office:value-type="string" calcext:value-type="string">
            <text:p>Jan</text:p>
          </table:table-cell>
          <table:table-cell office:value-type="float" office:value="20" calcext:value-type="float">
            <text:p>20</text:p>
          </table:table-cell>
          <table:table-cell office:value-type="string" calcext:value-type="string">
            <text:p>23:16:39</text:p>
          </table:table-cell>
          <table:table-cell office:value-type="string" calcext:value-type="string">
            <text:p>Mon</text:p>
          </table:table-cell>
          <table:table-cell office:value-type="string" calcext:value-type="string">
            <text:p>jummi (鳩瞇)</text:p>
          </table:table-cell>
          <table:table-cell office:value-type="string" calcext:value-type="string">
            <text:p>[晴天] 藏在眾多孤星之中還是找得到你</text:p>
          </table:table-cell>
          <table:table-cell office:value-type="string" calcext:value-type="string">
            <text:p>FALSE</text:p>
          </table:table-cell>
          <table:table-cell office:value-type="string" calcext:value-type="string">
            <text:p>原本陰天的一天 身體狀況不佳 又在為別人的事情自尋壓力 但聽到了難得的好歌) http//www.youtube.com/watch?v=Mqg7tOHkYc 詞曲/HUSH 演唱/孫燕姿 一閃一閃亮晶晶 好像你的身體 藏在眾多孤星之中還是找得到你 掛在天上放光明 反射我的過去 提醒我 我不再是一顆寂寞的星星 我覺得聽歌時直接第一次看到歌詞很棒 所以只貼一點點</text:p>
          </table:table-cell>
          <table:table-cell office:value-type="string" calcext:value-type="string">
            <text:p>又在為別人的事情自尋壓力。</text:p>
          </table:table-cell>
          <table:table-cell table:number-columns-repeated="3"/>
        </table:table-row>
        <table:table-row table:style-name="ro1">
          <table:table-cell office:value-type="float" office:value="2014" calcext:value-type="float">
            <text:p>2014</text:p>
          </table:table-cell>
          <table:table-cell office:value-type="string" calcext:value-type="string">
            <text:p>Jan</text:p>
          </table:table-cell>
          <table:table-cell office:value-type="float" office:value="21" calcext:value-type="float">
            <text:p>21</text:p>
          </table:table-cell>
          <table:table-cell office:value-type="string" calcext:value-type="string">
            <text:p>23:30:14</text:p>
          </table:table-cell>
          <table:table-cell office:value-type="string" calcext:value-type="string">
            <text:p>Tue</text:p>
          </table:table-cell>
          <table:table-cell office:value-type="string" calcext:value-type="string">
            <text:p>Astragali (Soldier A)</text:p>
          </table:table-cell>
          <table:table-cell office:value-type="string" calcext:value-type="string">
            <text:p>[問題] 心理諮詢真的能治療憂鬱症嗎</text:p>
          </table:table-cell>
          <table:table-cell office:value-type="string" calcext:value-type="string">
            <text:p>TRUE</text:p>
          </table:table-cell>
          <table:table-cell office:value-type="string" calcext:value-type="string">
            <text:p>精神科醫生和諮商師兩者都看過的人來分享一下 基本上這兩者最大的差別就在於醫生可以開藥，而諮商師不行。 有些醫生人很好，不只開藥，也會額外多花一點時間和患者談話， (我就遇過幾乎每次都談個二、三十分鐘以上的好醫生......Q_Q) 但是一般來講，受限於看診的時間和患者的數目， 有時候醫生就算想多花一點時間跟每個患者溝通，也是心有餘而力不足。 所以我自己的傾向是，看精神科醫生通常是以拿藥為主，因為有些比較急性的問題， 還是得先靠藥物，才能讓自己穩定。 (例如失眠、焦慮到想吐、哭個不停等等。) 然後因為我的憂鬱症是來自於內心的某些壓力，所以等藥物治療穩定下來後， 有請醫生幫我轉介諮商，等於是兩者並行。 諮商通常每次一個小時沒錯，但(通常)不是一兩次就能治療...... 諮商師會用很多方法，其中談話是最基本的，從旁協助個案找出問題、釐清問題， 最終能自己解決問題。 所以很多人會認為為什麼諮商師只會反問、為什麼諮商師不直接告訴我該怎麼做就好， 那是因為這本來就不是諮商的目的。 諮商室是一個安全的環境，諮商師扮演的是類似復健師的角色，幫助個案在一個安全的 環境下尋找、探索自我，包括可能有過的創傷等等，然後漸漸地療傷止痛， 最後的目的是要讓個案產生能獨立面對問題的能力和勇氣。 (當然，在諮商的時候有任何問題，都可以當下提出來跟諮商師討論。) 和看精神科吃藥比起來，諮商的作用比較緩慢，有時候要花很長的時間才能看到成效， 但是對於心理上的困難(包括壓力、創傷、家庭與人際關係等等)， 比較能達到正本清源的效果。 以上為個人經驗分享，如有理解錯誤之處， 還請不吝指正。) 我流浪了一萬數千年，或許就是為了遇到你。</text:p>
          </table:table-cell>
          <table:table-cell office:value-type="string" calcext:value-type="string">
            <text:p>然後因為我的憂鬱症是來自於內心的某些壓力，所以等藥物治療穩定下來後，。但是對於心理上的困難(包括壓力、創傷、家庭與人際關係等等)，。</text:p>
          </table:table-cell>
          <table:table-cell table:number-columns-repeated="3"/>
        </table:table-row>
        <table:table-row table:style-name="ro1">
          <table:table-cell office:value-type="float" office:value="2014" calcext:value-type="float">
            <text:p>2014</text:p>
          </table:table-cell>
          <table:table-cell office:value-type="string" calcext:value-type="string">
            <text:p>Jan</text:p>
          </table:table-cell>
          <table:table-cell office:value-type="float" office:value="22" calcext:value-type="float">
            <text:p>22</text:p>
          </table:table-cell>
          <table:table-cell office:value-type="string" calcext:value-type="string">
            <text:p>02:25:24</text:p>
          </table:table-cell>
          <table:table-cell office:value-type="string" calcext:value-type="string">
            <text:p>Wed</text:p>
          </table:table-cell>
          <table:table-cell office:value-type="string" calcext:value-type="string">
            <text:p>roastflower (烤花)</text:p>
          </table:table-cell>
          <table:table-cell office:value-type="string" calcext:value-type="string">
            <text:p>[閒聊] 請問有工作的各位</text:p>
          </table:table-cell>
          <table:table-cell office:value-type="string" calcext:value-type="string">
            <text:p>FALSE</text:p>
          </table:table-cell>
          <table:table-cell office:value-type="string" calcext:value-type="string">
            <text:p>大家都多久找到工作阿? 畢業後都已經半年了 還是找不到工作 覺得好沮喪呦 因為無法找到穩定的工作 每天都在擔心錢快沒了 更沒辦法做任何想做的事情 ex.念書考研究所 每天心都定不下來 而且眼看著一天一天過去 要找到工作的機率又更低了阿(因為空白越來越久了) 但是我不想隨便找自己很討厭的工作 因為我到時候一定會承受不了壓力(做討厭的工作的壓力) 然後每天都很想死或想辭職吧 為什麼現在找工作那麼難阿? 還是根本就是因為我太廢了呢?</text:p>
          </table:table-cell>
          <table:table-cell office:value-type="string" calcext:value-type="string">
            <text:p>因為我到時候一定會承受不了壓力(做討厭的工作的壓力)。</text:p>
          </table:table-cell>
          <table:table-cell table:number-columns-repeated="3"/>
        </table:table-row>
        <table:table-row table:style-name="ro1">
          <table:table-cell office:value-type="float" office:value="2014" calcext:value-type="float">
            <text:p>2014</text:p>
          </table:table-cell>
          <table:table-cell office:value-type="string" calcext:value-type="string">
            <text:p>Jan</text:p>
          </table:table-cell>
          <table:table-cell office:value-type="float" office:value="28" calcext:value-type="float">
            <text:p>28</text:p>
          </table:table-cell>
          <table:table-cell office:value-type="string" calcext:value-type="string">
            <text:p>00:50:27</text:p>
          </table:table-cell>
          <table:table-cell office:value-type="string" calcext:value-type="string">
            <text:p>Tue</text:p>
          </table:table-cell>
          <table:table-cell office:value-type="string" calcext:value-type="string">
            <text:p>Maplelatte (楓楓 站崗真的很辛苦)</text:p>
          </table:table-cell>
          <table:table-cell office:value-type="string" calcext:value-type="string">
            <text:p>[晴天] 兩天 兩天 兩天 兩天 兩天</text:p>
          </table:table-cell>
          <table:table-cell office:value-type="string" calcext:value-type="string">
            <text:p>FALSE</text:p>
          </table:table-cell>
          <table:table-cell office:value-type="string" calcext:value-type="string">
            <text:p>兩天 倒數兩天 再兩天男友就退伍了 就不會再丟下我一個人了 雖然不知道以後還會不會出現憂鬱的狀況 或者其實一直都在 只是他入伍前沒察覺?? (他入伍前有時候壓力大就會好幾天胸悶換不過氣來) 不管怎麼說 再兩天，就算憂鬱可能還沒完全離開我 但是再兩天，至少他會陪在我身邊，陪我度過了 現在心情很亢奮 卻也很急躁 怎麼不是明天就結束呢 給站崗生活結束的我， 妳現在終於得到期盼了一年的幸福日子了 不管之後遇到什麼痛苦，爭執，挫折 妳都要知道，現在的妳擁有的 是打這段文字、和更之前的我，夢寐以求的生活 好好珍惜好好把握 不管發生任何事情 妳都比這段痛苦日子的我還要幸福 我現在千盼萬盼的，就是他退伍</text:p>
          </table:table-cell>
          <table:table-cell office:value-type="string" calcext:value-type="string">
            <text:p>(他入伍前有時候壓力大就會好幾天胸悶換不過氣來)。</text:p>
          </table:table-cell>
          <table:table-cell table:number-columns-repeated="3"/>
        </table:table-row>
        <table:table-row table:style-name="ro1">
          <table:table-cell office:value-type="float" office:value="2014" calcext:value-type="float">
            <text:p>2014</text:p>
          </table:table-cell>
          <table:table-cell office:value-type="string" calcext:value-type="string">
            <text:p>Jan</text:p>
          </table:table-cell>
          <table:table-cell office:value-type="float" office:value="29" calcext:value-type="float">
            <text:p>29</text:p>
          </table:table-cell>
          <table:table-cell office:value-type="string" calcext:value-type="string">
            <text:p>19:15:33</text:p>
          </table:table-cell>
          <table:table-cell office:value-type="string" calcext:value-type="string">
            <text:p>Wed</text:p>
          </table:table-cell>
          <table:table-cell office:value-type="string" calcext:value-type="string">
            <text:p>angelacw (晴飛)</text:p>
          </table:table-cell>
          <table:table-cell office:value-type="string" calcext:value-type="string">
            <text:p>[晴天] 走出來</text:p>
          </table:table-cell>
          <table:table-cell office:value-type="string" calcext:value-type="string">
            <text:p>FALSE</text:p>
          </table:table-cell>
          <table:table-cell office:value-type="string" calcext:value-type="string">
            <text:p>我有沒有機會走出來呢。 昨天晚上乖乖吃藥，雖然只吃了一顆， 但是睡眠品質變得很好，睡了七個小時就很舒服。 平常連我從前一天晚上十一點睡到隔天下午三四點，都還是睡不飽。 然後今天天氣好好， 我喜歡晴天。 喜歡的人們在我最喜歡玩的遊戲之中也寄了幸運草給我。 然後感冒終於要好了，雖然打掃很煩。 平常討厭的把拔也好像不那麼討厭了。 跟馬麻討論，馬麻說吃藥沒關係的，不要給自己這麼大的壓力。 然後希望接下來過年可以平安度過， 那些討厭又多嘴又多事的親戚都滾開吧 總有一天我一定會殺了我爸， 就算他是病死，我也要折磨他， 這件事情是無論如何不會改的唷。</text:p>
          </table:table-cell>
          <table:table-cell office:value-type="string" calcext:value-type="string">
            <text:p>跟馬麻討論，馬麻說吃藥沒關係的，不要給自己這麼大的壓力。</text:p>
          </table:table-cell>
          <table:table-cell table:number-columns-repeated="3"/>
        </table:table-row>
        <table:table-row table:style-name="ro1">
          <table:table-cell office:value-type="float" office:value="2014" calcext:value-type="float">
            <text:p>2014</text:p>
          </table:table-cell>
          <table:table-cell office:value-type="string" calcext:value-type="string">
            <text:p>Feb</text:p>
          </table:table-cell>
          <table:table-cell office:value-type="float" office:value="1" calcext:value-type="float">
            <text:p>1</text:p>
          </table:table-cell>
          <table:table-cell office:value-type="string" calcext:value-type="string">
            <text:p>18:35:16</text:p>
          </table:table-cell>
          <table:table-cell office:value-type="string" calcext:value-type="string">
            <text:p>Sat</text:p>
          </table:table-cell>
          <table:table-cell office:value-type="string" calcext:value-type="string">
            <text:p>Myyan (人生如夢)</text:p>
          </table:table-cell>
          <table:table-cell office:value-type="string" calcext:value-type="string">
            <text:p>[閒聊] 失眠的時候</text:p>
          </table:table-cell>
          <table:table-cell office:value-type="string" calcext:value-type="string">
            <text:p>TRUE</text:p>
          </table:table-cell>
          <table:table-cell office:value-type="string" calcext:value-type="string">
            <text:p>我比較困擾的是“醒過來”， 還沒得憂鬱症之前有半年的時間壓力很大， 上床可以睡著，但大概四點就醒了，再也睡不著。 現在有看診和服藥(克憂果和若定)， 原則上是可以睡著， 不過又有些壓力所以又開始早醒， 最近開始凌晨2.3.4點醒來(不一定)， 就起來讀書， 大概天快亮累了才回去睡到中午， 下午繼續讀書。 目前醒來的困擾不知怎麼解決， 今天快五點醒來，然後就一直到現在， 我大概快成仙了XD 手機排版，請見諒 Sent from my Android</text:p>
          </table:table-cell>
          <table:table-cell office:value-type="string" calcext:value-type="string">
            <text:p>還沒得憂鬱症之前有半年的時間壓力很大，。不過又有些壓力所以又開始早醒，。</text:p>
          </table:table-cell>
          <table:table-cell table:number-columns-repeated="3"/>
        </table:table-row>
        <table:table-row table:style-name="ro1">
          <table:table-cell office:value-type="float" office:value="2014" calcext:value-type="float">
            <text:p>2014</text:p>
          </table:table-cell>
          <table:table-cell office:value-type="string" calcext:value-type="string">
            <text:p>Feb</text:p>
          </table:table-cell>
          <table:table-cell office:value-type="float" office:value="3" calcext:value-type="float">
            <text:p>3</text:p>
          </table:table-cell>
          <table:table-cell office:value-type="string" calcext:value-type="string">
            <text:p>11:21:32</text:p>
          </table:table-cell>
          <table:table-cell office:value-type="string" calcext:value-type="string">
            <text:p>Mon</text:p>
          </table:table-cell>
          <table:table-cell office:value-type="string" calcext:value-type="string">
            <text:p>Astragali (Soldier A)</text:p>
          </table:table-cell>
          <table:table-cell office:value-type="string" calcext:value-type="string">
            <text:p>[閒聊] 心理相關職業的小孩？</text:p>
          </table:table-cell>
          <table:table-cell office:value-type="string" calcext:value-type="string">
            <text:p>TRUE</text:p>
          </table:table-cell>
          <table:table-cell office:value-type="string" calcext:value-type="string">
            <text:p>除了剛才推的這些以外，再補充一個真實(?)案例好了， 就是我之前看過一位精神科醫生，父子都是同行，在同一間診所執業， 父子倆都是很普通的人，非常普通...... 但確實都是好醫生就是了。(笑) 理所當然地我也有問到他們這種專業人士(?)，是不是比較不容易有親子問題。 (因為當時我和家人的紛爭很嚴重。(笑)) 結果他(兒子)說他也是常常擺不定他老媽......XDDD 然後他推薦我看過一本書&lt;酩酊&gt;，作者是酗酒的女性， 內容有點忘了，大概就是講她為何會需要依賴酒精， 然後她父親是心理師，好像這點也帶給她不小的壓力吧。(笑) 所以結論還是不管學了什麼、讀了什麼書、是什麼出身、信什麼宗教、做什麼職業， 人還是人，還是有好人跟壞人， 就像病友還是病友，醫生還是醫生， 不管是病友還是醫生，都不能代表任何事，也不一定就會比較有同理心。 值不值得結交/信任這個人，還是得自己花時間下去驗證。(笑) 順便貼一下&lt;酩酊&gt;的博客來簡介 http//www.books.com.tw/products/0010052758 撇除其它一切的情節不說，這本書還滿好看的， 有機會的話各位也不妨找來一看。 醫生你一直忘記我有沒有還你書，但是我確實還了。=.= 所以如果你不小心(?)看到這篇文章，請記得我有還你書。XDD</text:p>
          </table:table-cell>
          <table:table-cell office:value-type="string" calcext:value-type="string">
            <text:p>然後她父親是心理師，好像這點也帶給她不小的壓力吧。</text:p>
          </table:table-cell>
          <table:table-cell table:number-columns-repeated="3"/>
        </table:table-row>
        <table:table-row table:style-name="ro1">
          <table:table-cell office:value-type="float" office:value="2014" calcext:value-type="float">
            <text:p>2014</text:p>
          </table:table-cell>
          <table:table-cell office:value-type="string" calcext:value-type="string">
            <text:p>Feb</text:p>
          </table:table-cell>
          <table:table-cell office:value-type="float" office:value="8" calcext:value-type="float">
            <text:p>8</text:p>
          </table:table-cell>
          <table:table-cell office:value-type="string" calcext:value-type="string">
            <text:p>18:40:45</text:p>
          </table:table-cell>
          <table:table-cell office:value-type="string" calcext:value-type="string">
            <text:p>Sat</text:p>
          </table:table-cell>
          <table:table-cell office:value-type="string" calcext:value-type="string">
            <text:p>Astragali (Soldier A)</text:p>
          </table:table-cell>
          <table:table-cell office:value-type="string" calcext:value-type="string">
            <text:p>[閒聊] 新計畫</text:p>
          </table:table-cell>
          <table:table-cell office:value-type="string" calcext:value-type="string">
            <text:p>FALSE</text:p>
          </table:table-cell>
          <table:table-cell office:value-type="string" calcext:value-type="string">
            <text:p>因為還不到夢想或目標那麼遙遠(?)的程度所以用計畫。XD 以下不按照順序。 1.在同一個地方工作半年以上，而且(重點)每天下班以後絕對不要哭著回家。= = 我再也不要哭著工作了再也不要去洗手間裡哭完洗把臉再繼續上班 我要用這幾年鍛鍊來的方法好好地整治你們這群人類(無誤) 洗好屁股(?)等著吧健仁們 2.養貓一輩子，家裡隨時保持兩隻貓(或以上)的狀態， 因為實在太喜歡貓了喔喔喔~~~ 只要摸一摸那肥肥軟軟毛毛嫩嫩的肚子什麼都能治癒。(噴淚) 3.買一棟挑高有閣樓的房子，一樓除衛浴廚外全都打通，鋪木地板， 要有大窗戶和百葉窗，窗外有陽台，每天可以在陽台上曬太陽看書睡午覺。 4.擁有一輛自己的重型機車。 ......250以下的就可以了啦，我還先不敢肖想(?)黃牌或紅牌。XDDD 黑底，紅色或黃色或橘色都很帥，XD 然後我要在上面痛一個狂派標誌，一定。= = 5.畫一輩子。 不解釋。 6.寫一輩子。 雖然覺得最近沒那麼多東西好寫了，是因為壓力都(經由合理的管道)抒發出來的緣故， 但寫作的能力和熱情我是一直都沒有失去的。 所以如果可以的話我還是要寫一輩子。 以上都是很簡單的人生規畫(?)，以下才是。XD A.蓋一個自己的。 因為每次去外面游泳都要排隊等洗澡很麻煩，然後又會被隔壁水道在公共游泳池游蝶式 的游泳戰將噴一鼻子水，夏天的時候擠滿人又吵，還會被後面的人超車...... 所以我希望每天都可以在家裡游泳。(點頭) B.法拉利。。 然後在賽道上(當然是一個人)橫衝直撞猛踩油門。XDDDDD(毆) C.住在。 風景很好、又可以隨時曬太陽游泳。 而且看起來好像也不太會下雨? 以上，如果能實現的話...... 那表示我中了樂頭頭獎獨得100億元之類的。XDDD(醒醒吧孩子)(打臉) Are you crazy? Let me ask you something doc. Does thinking youre the last sane man on the earth make you crazy? Because if it does .</text:p>
          </table:table-cell>
          <table:table-cell office:value-type="string" calcext:value-type="string">
            <text:p>雖然覺得最近沒那麼多東西好寫了，是因為壓力都(經由合理的管道)抒發出來的緣故，。</text:p>
          </table:table-cell>
          <table:table-cell table:number-columns-repeated="3"/>
        </table:table-row>
        <table:table-row table:style-name="ro1">
          <table:table-cell office:value-type="float" office:value="2014" calcext:value-type="float">
            <text:p>2014</text:p>
          </table:table-cell>
          <table:table-cell office:value-type="string" calcext:value-type="string">
            <text:p>Feb</text:p>
          </table:table-cell>
          <table:table-cell office:value-type="float" office:value="9" calcext:value-type="float">
            <text:p>9</text:p>
          </table:table-cell>
          <table:table-cell office:value-type="string" calcext:value-type="string">
            <text:p>19:34:41</text:p>
          </table:table-cell>
          <table:table-cell office:value-type="string" calcext:value-type="string">
            <text:p>Sun</text:p>
          </table:table-cell>
          <table:table-cell office:value-type="string" calcext:value-type="string">
            <text:p>MATSUMIA (MSTSUMIA)</text:p>
          </table:table-cell>
          <table:table-cell office:value-type="string" calcext:value-type="string">
            <text:p>[問題] 怎麼辦</text:p>
          </table:table-cell>
          <table:table-cell office:value-type="string" calcext:value-type="string">
            <text:p>TRUE</text:p>
          </table:table-cell>
          <table:table-cell office:value-type="string" calcext:value-type="string">
            <text:p>當好人，不代表就要處處讓人 適時給對方一點壓力一點釘子，才能建構出和諧的世界 偶爾也要表達不滿，才不會讓對方覺得幹什麼翻臉 應對進退，要進也要退</text:p>
          </table:table-cell>
          <table:table-cell office:value-type="string" calcext:value-type="string">
            <text:p>適時給對方一點壓力一點釘子，才能建構出和諧的世界。</text:p>
          </table:table-cell>
          <table:table-cell table:number-columns-repeated="3"/>
        </table:table-row>
        <table:table-row table:style-name="ro1">
          <table:table-cell office:value-type="float" office:value="2014" calcext:value-type="float">
            <text:p>2014</text:p>
          </table:table-cell>
          <table:table-cell office:value-type="string" calcext:value-type="string">
            <text:p>Feb</text:p>
          </table:table-cell>
          <table:table-cell office:value-type="float" office:value="18" calcext:value-type="float">
            <text:p>18</text:p>
          </table:table-cell>
          <table:table-cell office:value-type="string" calcext:value-type="string">
            <text:p>23:10:47</text:p>
          </table:table-cell>
          <table:table-cell office:value-type="string" calcext:value-type="string">
            <text:p>Tue</text:p>
          </table:table-cell>
          <table:table-cell office:value-type="string" calcext:value-type="string">
            <text:p>Astragali (Soldier A)</text:p>
          </table:table-cell>
          <table:table-cell office:value-type="string" calcext:value-type="string">
            <text:p>[晴天] 推文送P幣</text:p>
          </table:table-cell>
          <table:table-cell office:value-type="string" calcext:value-type="string">
            <text:p>FALSE</text:p>
          </table:table-cell>
          <table:table-cell office:value-type="string" calcext:value-type="string">
            <text:p>因為我找到工作了，所以要來屢行諾言。XDD 雖然薪水不高，但是是我駕輕就熟的工作內容，完~全~不會有壓力，= = 而且上班時間不長，基本上只要改作業就好，不用應付家長， 也不用(一直)管學生秩序， 這樣下班後就不會太累，不必再去看醫生吃藥or花錢買東西紓壓。XDD 再加上地點超級近，不到一千公尺，可以用走的過去，再沒有理由不運動啦~XDD 至於以後的事情......以後再說。XDD(無誤) 回到主題(毆)，只要在本篇文章推文，前六位推文者，(註或都列入計算) 將每位贈送(稅後) 祝您 也祝P板的各位都能 結果該不會沒有人推這篇。XDDD(炸)</text:p>
          </table:table-cell>
          <table:table-cell office:value-type="string" calcext:value-type="string">
            <text:p>雖然薪水不高，但是是我駕輕就熟的工作內容，完~全~不會有壓力，=。</text:p>
          </table:table-cell>
          <table:table-cell table:number-columns-repeated="3"/>
        </table:table-row>
        <table:table-row table:style-name="ro1">
          <table:table-cell office:value-type="float" office:value="2014" calcext:value-type="float">
            <text:p>2014</text:p>
          </table:table-cell>
          <table:table-cell office:value-type="string" calcext:value-type="string">
            <text:p>Feb</text:p>
          </table:table-cell>
          <table:table-cell office:value-type="float" office:value="22" calcext:value-type="float">
            <text:p>22</text:p>
          </table:table-cell>
          <table:table-cell office:value-type="string" calcext:value-type="string">
            <text:p>04:25:16</text:p>
          </table:table-cell>
          <table:table-cell office:value-type="string" calcext:value-type="string">
            <text:p>Sat</text:p>
          </table:table-cell>
          <table:table-cell office:value-type="string" calcext:value-type="string">
            <text:p>koxinga ("肇事"孤兒)</text:p>
          </table:table-cell>
          <table:table-cell office:value-type="string" calcext:value-type="string">
            <text:p>[晴天] </text:p>
          </table:table-cell>
          <table:table-cell office:value-type="string" calcext:value-type="string">
            <text:p>FALSE</text:p>
          </table:table-cell>
          <table:table-cell office:value-type="string" calcext:value-type="string">
            <text:p>以前我很不喜歡我是一隻小小鳥這首歌 http//youtu.be/FdjRAMz50c 之前卻發現心境卻意外的和發作時非常契合 也許這就是作詞者當時的感受吧 有時候我覺得自己像一隻小小鳥 想要飛 卻怎麼樣也飛不高 也許有一天我棲上了枝頭 卻成為獵人的目標 我飛上了青天才發現自己從此無依無靠 每次到了夜深人靜的時候 我總是睡不著 我懷疑是不是只有我的明天沒有變得更好 未來會怎樣究竟有誰會知道 幸福是否只是一種傳說 我永遠都找不到 我是一隻小小小小鳥 想要飛呀飛 卻飛也飛不高 我尋尋覓覓尋尋覓覓一個溫暖的懷抱 這樣的要求算不算太高 所有知道我的名字的人啊 你們好不好 世界是如此的小 我們註定無處可逃 當我嘗盡人情冷暖 當你決定為了你的理想燃燒 生活的壓力與生命的尊嚴哪一個重要? (以下省略) ================================================================ 最近陰天文減少多了 上次回校主任還問我是不是很常莫名其妙哭泣? 我是回答我沒嚴重到這個地步 不知道是否憂鬱症一定會莫名其妙哭泣，否則好像是假裝生病的? ================================================================= 最近抽空看完了 所有跑步書和讚美日記 決定把跑步這件事調整的時尚一些 穿戴的專業 看起來很厲害 接下來又有地方花錢了 另外，讚美日記很簡單 就是每天要手寫寫下讚美自己的話，至少一件以上 很簡單，是我看過的療癒書籍中最好懂最好實踐的 決定來做做看 OPEN將 專用歌曲 轉轉轉運歌 http//youtu.be/gs4CKiyNeYI 滿滿的都是愛 http//youtu.be/mP2GI9N8SE4 開天窗 http//youtu.be/BAzX1pPdMXw</text:p>
          </table:table-cell>
          <table:table-cell office:value-type="string" calcext:value-type="string">
            <text:p>生活的壓力與生命的尊嚴哪一個重要?。</text:p>
          </table:table-cell>
          <table:table-cell table:number-columns-repeated="3"/>
        </table:table-row>
        <table:table-row table:style-name="ro1">
          <table:table-cell office:value-type="float" office:value="2014" calcext:value-type="float">
            <text:p>2014</text:p>
          </table:table-cell>
          <table:table-cell office:value-type="string" calcext:value-type="string">
            <text:p>Feb</text:p>
          </table:table-cell>
          <table:table-cell office:value-type="float" office:value="22" calcext:value-type="float">
            <text:p>22</text:p>
          </table:table-cell>
          <table:table-cell office:value-type="string" calcext:value-type="string">
            <text:p>21:19:03</text:p>
          </table:table-cell>
          <table:table-cell office:value-type="string" calcext:value-type="string">
            <text:p>Sat</text:p>
          </table:table-cell>
          <table:table-cell office:value-type="string" calcext:value-type="string">
            <text:p>viv0055 (鳳梨酥)</text:p>
          </table:table-cell>
          <table:table-cell office:value-type="string" calcext:value-type="string">
            <text:p>[閒聊] 天氣好</text:p>
          </table:table-cell>
          <table:table-cell office:value-type="string" calcext:value-type="string">
            <text:p>FALSE</text:p>
          </table:table-cell>
          <table:table-cell office:value-type="string" calcext:value-type="string">
            <text:p>只能說難得的好天氣並沒有讓自己比較好 昨晚還大哭了一場 或許我真是個爛草莓吧 什麼事都做不好 好想把工作辭了 先待在家也好 光想到上班壓力就來了 沒有什麼可以讓我轉移注意力 求神、大哭都沒用 我真是個很爛的人</text:p>
          </table:table-cell>
          <table:table-cell office:value-type="string" calcext:value-type="string">
            <text:p>光想到上班壓力就來了。</text:p>
          </table:table-cell>
          <table:table-cell table:number-columns-repeated="3"/>
        </table:table-row>
        <table:table-row table:style-name="ro1">
          <table:table-cell office:value-type="float" office:value="2014" calcext:value-type="float">
            <text:p>2014</text:p>
          </table:table-cell>
          <table:table-cell office:value-type="string" calcext:value-type="string">
            <text:p>Mar</text:p>
          </table:table-cell>
          <table:table-cell office:value-type="float" office:value="1" calcext:value-type="float">
            <text:p>1</text:p>
          </table:table-cell>
          <table:table-cell office:value-type="string" calcext:value-type="string">
            <text:p>16:04:11</text:p>
          </table:table-cell>
          <table:table-cell office:value-type="string" calcext:value-type="string">
            <text:p>Sat</text:p>
          </table:table-cell>
          <table:table-cell office:value-type="string" calcext:value-type="string">
            <text:p>ohohohkeke (那又怎麼樣呢)</text:p>
          </table:table-cell>
          <table:table-cell office:value-type="string" calcext:value-type="string">
            <text:p>[閒聊] 身邊的人有憂鬱症 該怎麼做?</text:p>
          </table:table-cell>
          <table:table-cell office:value-type="string" calcext:value-type="string">
            <text:p>FALSE</text:p>
          </table:table-cell>
          <table:table-cell office:value-type="string" calcext:value-type="string">
            <text:p>版上的大家 你們好 話就不多說 直接切入正題了 原po的前女友 有憂鬱症 在交往前就已經有了 有去就醫過 但因為藥的副作用而中斷了 和前女友交往短短一個月 個性和對事情的價值觀看法 完全不同而分手 分手後 也一直在嘗試 想磨合再開始 但到現在還是很不穩定 而有時候 情緒一不好 就會提到一些厭世許久 覺得平庸 已經沒辦法改變了也不用嘗試 久了變成聽了自己壓力也很大 (加上前女友 學生時代就已經沒有他心中認定所謂的好朋友能夠說話 有也只有前女友的前任) 前幾天睡前 情緒開始不穩定 (可能因為 前女友現在想換工作找不到方向 現的工作壓力大 自己租套房在台北.原PO住家裡) 原po還沒有足夠的敏感度和能力能夠安撫 加上自己睡前耐心不足 前女友說了一些像是 有沒有寫過遺書 和如果我也厭世可以和她一起討論自殺的方式 或是 我根本不相信她是認真的 只是覺得在開玩笑 只能一直和她說 趕快去洗澡休息了 隔天 和沒發生任何事情一樣打來 但我一直在想 這樣下去也不是好辦法 我和她在對方身邊都得不到自己想要的愛 卻又痛苦 變成我現在不太敢和她連絡 又擔心她 會不會因為這樣而發生什麼 目前是 原po不主動聯絡 前女友也沒有主動聯絡 想冷靜一個星期後 視情況 和前女友說 當朋友就好 用朋友的立場帶她去看醫生 和找張老師 想請問版上的大家 或是親友們 要怎麼樣處理和陪伴會比較好? 感謝大家看完很長的文章</text:p>
          </table:table-cell>
          <table:table-cell office:value-type="string" calcext:value-type="string">
            <text:p>久了變成聽了自己壓力也很大。現的工作壓力大。</text:p>
          </table:table-cell>
          <table:table-cell table:number-columns-repeated="3"/>
        </table:table-row>
        <table:table-row table:style-name="ro1">
          <table:table-cell office:value-type="float" office:value="2014" calcext:value-type="float">
            <text:p>2014</text:p>
          </table:table-cell>
          <table:table-cell office:value-type="string" calcext:value-type="string">
            <text:p>Mar</text:p>
          </table:table-cell>
          <table:table-cell office:value-type="float" office:value="3" calcext:value-type="float">
            <text:p>3</text:p>
          </table:table-cell>
          <table:table-cell office:value-type="string" calcext:value-type="string">
            <text:p>12:45:10</text:p>
          </table:table-cell>
          <table:table-cell office:value-type="string" calcext:value-type="string">
            <text:p>Mon</text:p>
          </table:table-cell>
          <table:table-cell office:value-type="string" calcext:value-type="string">
            <text:p>imoimo ( <text:s/>)</text:p>
          </table:table-cell>
          <table:table-cell office:value-type="string" calcext:value-type="string">
            <text:p>[閒聊] 朋友的定義</text:p>
          </table:table-cell>
          <table:table-cell office:value-type="string" calcext:value-type="string">
            <text:p>TRUE</text:p>
          </table:table-cell>
          <table:table-cell office:value-type="string" calcext:value-type="string">
            <text:p>有的特質是天生的， 或是從小家庭環境影響， 所以才會導致無法跟人順利溝通的情況。 這部分我覺得跟因事件(比方說失業、離婚、霸凌)導致生病的患者情況不能比較。 並不是說這些因為事件而生病的患者就不辛苦、處境就不困難。 這是因為有些特質，假如是天生的或是從小家庭環境影響， 那通常會是根深蒂固的，甚至可以說是一個人的根本。 要把一棵大樹的根砍掉，還同時要這棵大樹活著，這是很困難的。 這意思並不是說天生或家庭環境影響的就不可能改變了， 只是要有心理準備，因為基礎(根)跟別人不一樣的關係， 要改變會很辛苦而且很困難。 或許可以想像成是外星人要適應地球生活那樣。 地球人無法理解為什麼這個外星人會跟地球人不一樣， 主要是因為外星人的外表跟地球人沒有兩樣。 所以大多數人會覺得可以這樣比較， 會覺得看起來一樣，為什麼你卻那麼不一樣？ 尤其是天生的特質較特殊(少數者特質)的情況， 我覺得假如要一個人把天生的特質改掉，那可能要小心，不管是旁人或當事人。 因為這樣的要求有可能會無意中演變成否定那個人的存在本身。 人在某種高度的壓力下，很有可能真的就可以做得到。 但有些東西假如是天生的，硬要逼自己做到，那等於是抹殺真正的自己。 (所以有時候承認自己特質與人不同之後，來自自己給自己的壓力減少了， 狀況會很好多，雖然還是要承受外界的壓力，還有需要學習適應社會) 以上個人感想。 補充 我之前對同感力(同理對方的能力)較低落的人會覺得無法理解， 尤其是個性上的問題，會覺得為什麼可以改的東西，卻不去改，而去傷害旁人。 可是後來跟心理師討論某個情況，心理師跟我說，有些情況是天生的。 有的情況說話直、比較沒有辦法同理對方、捕捉對方的情感情緒纖細的表現， 那是天生的。如果要責備這些人為什麼不改變，為什麼不像別人一樣努力、 是不是不夠努力才會改變不大，這樣是強人所難。 後來在ptt上有次跟一位亞斯柏格症的鄉民交流， 他跟我說他的情況，當時我才理解原來真的有人是天生這樣子的。 後來我去找了一些相關的資訊，有些專家是說亞斯柏格症不是病，是特質。 不是病的東西，是不能治或改掉的，硬要求改等於是否定這個人真正的特質。 這部分我不清楚，不過其實我想說的是 每個人狀況都不一樣，我們肯定努力後有改變的人， 但同時對於還在試著改變的人，或許可以多給一些理解空間。 我們都是人類，但其實每個人的特質都是不一樣的。 題外話， 我本身是天生過度敏感(缺點是會被認為神經質想太多，優點是同理能力較高)， 心理師說這不是病也不是個性缺陷，所以沒辦法改掉，只能學習適應社會。 適應不是要把自己否定掉，適應其實也包括了， 理解大多數人沒有辦法體會少數者的感覺這件事實。 或許a大可以考慮跟諮商師或醫師談一談這個問題， 板友們狀況不同，而且都還在為自己的疾病努力(不然就不會來這個板了)， 其實對於別人的困境，能給的意見有限， 再怎麼熱心的建議那也只是基於自己人生經驗的回答， 而不是基於你的人生經驗的回答.... 跟諮商師談一談，或許你可以找到屬於你自己的答案。</text:p>
          </table:table-cell>
          <table:table-cell office:value-type="string" calcext:value-type="string">
            <text:p>人在某種高度的壓力下，很有可能真的就可以做得到。(所以有時候承認自己特質與人不同之後，來自自己給自己的壓力減少了，。狀況會很好多，雖然還是要承受外界的壓力，還有需要學習適應社會)。</text:p>
          </table:table-cell>
          <table:table-cell table:number-columns-repeated="3"/>
        </table:table-row>
        <table:table-row table:style-name="ro1">
          <table:table-cell office:value-type="float" office:value="2014" calcext:value-type="float">
            <text:p>2014</text:p>
          </table:table-cell>
          <table:table-cell office:value-type="string" calcext:value-type="string">
            <text:p>Mar</text:p>
          </table:table-cell>
          <table:table-cell office:value-type="float" office:value="7" calcext:value-type="float">
            <text:p>7</text:p>
          </table:table-cell>
          <table:table-cell office:value-type="string" calcext:value-type="string">
            <text:p>15:13:02</text:p>
          </table:table-cell>
          <table:table-cell office:value-type="string" calcext:value-type="string">
            <text:p>Fri</text:p>
          </table:table-cell>
          <table:table-cell office:value-type="string" calcext:value-type="string">
            <text:p>yukilala (水藍色)</text:p>
          </table:table-cell>
          <table:table-cell office:value-type="string" calcext:value-type="string">
            <text:p>[閒聊] </text:p>
          </table:table-cell>
          <table:table-cell office:value-type="string" calcext:value-type="string">
            <text:p>FALSE</text:p>
          </table:table-cell>
          <table:table-cell office:value-type="string" calcext:value-type="string">
            <text:p>老闆親戚在做保險 常常來我們辦公室走動 剛剛她帶了一盒蛋捲 居然是單隻包裝的 旁邊的同事說她不喜歡吃蛋捲分不出有什麼特別的 我不討厭蛋捲 前一陣子才知道蛋捲熱量超高~ 看來只能早餐吃了 忽然聯想到收到會翻白眼的東西 覺得自己年紀越大越不喜歡吃甜食 以前無法了解隔壁同事說她討厭巧克力 但現在如果我收到巧克力糕餅類也是會翻白眼 但我過年才送了一盒鳳梨酥 真是自打嘴巴阿哈 甜死人不償命又有保存期限壓力的禮物真不討喜 有誰真的會把喜餅禮盒全吃完呢? 難怪老闆都是拿一些快過期的小餅乾或蛋糕來犒賞我們 不如就送幾顆青森大蘋果或兩隻拉拉熊 但這是喜餅畢竟不是可以許願的生日禮物 哈我真是太離題了</text:p>
          </table:table-cell>
          <table:table-cell office:value-type="string" calcext:value-type="string">
            <text:p>甜死人不償命又有保存期限壓力的禮物真不討喜。</text:p>
          </table:table-cell>
          <table:table-cell table:number-columns-repeated="3"/>
        </table:table-row>
        <table:table-row table:style-name="ro1">
          <table:table-cell office:value-type="float" office:value="2014" calcext:value-type="float">
            <text:p>2014</text:p>
          </table:table-cell>
          <table:table-cell office:value-type="string" calcext:value-type="string">
            <text:p>Mar</text:p>
          </table:table-cell>
          <table:table-cell office:value-type="float" office:value="8" calcext:value-type="float">
            <text:p>8</text:p>
          </table:table-cell>
          <table:table-cell office:value-type="string" calcext:value-type="string">
            <text:p>22:59:41</text:p>
          </table:table-cell>
          <table:table-cell office:value-type="string" calcext:value-type="string">
            <text:p>Sat</text:p>
          </table:table-cell>
          <table:table-cell office:value-type="string" calcext:value-type="string">
            <text:p>epistemie ()</text:p>
          </table:table-cell>
          <table:table-cell office:value-type="string" calcext:value-type="string">
            <text:p>[問題] 不敢吃藥</text:p>
          </table:table-cell>
          <table:table-cell office:value-type="string" calcext:value-type="string">
            <text:p>FALSE</text:p>
          </table:table-cell>
          <table:table-cell office:value-type="string" calcext:value-type="string">
            <text:p>我一直抗拒看精神科 主要是因為讀到的情緒控制藥物效果有很多爭議 但是上週四還是鼓起勇氣去看了 醫生說我的狀況還好 沒有到憂鬱症的程度 但還是請他開了藥 看是不是能渡過這段比較有壓力的時間 其實當天和他聊過後 心情就好很多了 或許不該吃下那顆藥 他說那個藥也是要吃個三四天才會有效 而且不會有戒斷症狀 所以我就吃了一顆 我吃了一顆就很有效 會有點嗜睡 然後感覺麻木不仁 看過有人分享吃藥的經驗說靈魂被抽走 是好像還沒有到那種程度 但是確實比較不會那麼悲觀 剛剛一兩個小時前藥效開始沒了 我又開始會想自己悲觀的事 電視上看到甚麼報導 就會想說自己很可憐 我發現我會想得比以前更快更糟 我打電話去問醫院的用藥諮詢 他們建議我繼續用藥 我打電話給我能尋求幫助的人 可以感受到他們前所未有無助的程度 我甚至發怒了（我已經很多年沒有發怒了） 我有點怕再吃一顆 我怕下次又醒來(藥效退了）時 狀況會更糟</text:p>
          </table:table-cell>
          <table:table-cell office:value-type="string" calcext:value-type="string">
            <text:p>看是不是能渡過這段比較有壓力的時間。</text:p>
          </table:table-cell>
          <table:table-cell table:number-columns-repeated="3"/>
        </table:table-row>
        <table:table-row table:style-name="ro1">
          <table:table-cell office:value-type="float" office:value="2014" calcext:value-type="float">
            <text:p>2014</text:p>
          </table:table-cell>
          <table:table-cell office:value-type="string" calcext:value-type="string">
            <text:p>Mar</text:p>
          </table:table-cell>
          <table:table-cell office:value-type="float" office:value="31" calcext:value-type="float">
            <text:p>31</text:p>
          </table:table-cell>
          <table:table-cell office:value-type="string" calcext:value-type="string">
            <text:p>22:48:10</text:p>
          </table:table-cell>
          <table:table-cell office:value-type="string" calcext:value-type="string">
            <text:p>Mon</text:p>
          </table:table-cell>
          <table:table-cell office:value-type="string" calcext:value-type="string">
            <text:p>dreamtp (Monica)</text:p>
          </table:table-cell>
          <table:table-cell office:value-type="string" calcext:value-type="string">
            <text:p>[晴天] second half-marathon</text:p>
          </table:table-cell>
          <table:table-cell office:value-type="string" calcext:value-type="string">
            <text:p>FALSE</text:p>
          </table:table-cell>
          <table:table-cell office:value-type="string" calcext:value-type="string">
            <text:p>想談的是這幾個問題 和counselor認識了三個學期 一天 有點歇斯底里地大叫 為什麼歐陽靖跑了馬拉松憂鬱症就好了? 我也在跑 可是我就是好不了? 老師的回答：歐陽靖跑馬拉松 是他藉由跑步這件事愛上自己 她在跑步這件事找到快樂 進而可以接受自己的過去 她要接受過去自己很胖 接受家裡頭會先照顧上百隻流浪狗再照顧她 她透過跑步去接納自己 喜歡自己 跑步對妳沒用 是因為妳沒有透過跑步去喜歡自己 妳還是不愛自己啊 談到最近的點就是自己其實不夠愛自己 甚至說我有點討厭自己 討厭自己胖胖 討厭自己生病 討厭自己不夠漂亮 總是需要別人的肯定 (一直以來都沒有什麼人追 所以覺得自己很差勁?) 然而不管多大的肯定總是一下子就失效 回到否定自己討厭自己 對自己很沒自信 甚至為此懷疑 到底該不該再跑下去? 我要學會愛自己 ~~~~~~~~~~~~~~~~~~~~~~~~~~~~~~~~~~~~~~~~~~~~~~~~~~~~~~~~~~~~~~~~ 轉貼自己在facebook的發文 人生的第二場半程馬拉松 文長可跳過 2013的最後一場路跑是人生初半馬， 2014的第一場路跑也以半馬開端。 生為嬌生慣養的跑者，要比賽還真的要天時、地利、人和， 要嘛老天下雨、場地太遠、好朋友來訪， 搞到今年都三月底了才跑第一場。 然後是個悲劇~ 和去年富邦半馬一樣是噩夢驚醒，上回夢到自己睡過頭趕不上比賽，這次是把路跑裝備丟 在捷運上。報個半馬壓力有必要這麼大嗎? 美麗華前廣場出發，頭還斜著一邊盯著摩天輪，前方跑者喊著：外星人一台長得像 六腳蜘蛛的怪異飛碟在頂上盤旋，大夥猜測該是當日的轉播車。又是個不知道自己到底跑 不跑得完的開頭，那麼至少在初始可以平靜地望望風景。 黃色大隊轉進美堤疏散門，河濱的自行車道由跑友奪下。清晨七點，很涼的風，還沒有艷 陽，呼吸，有一點基隆河的味道。公園的運動場，已有人王建民的粉絲練習你丟我撿，前 後的選手享受著片刻的寧靜。 忽然傳來清脆的小號聲，努力尋找聲音的來源，卻如武陵人失了津渡。過橋，到了對岸， 堤岸上的塗鴉花花綠綠，猜想著每個字是哪個團體的簡寫，然後只有老皮的插畫看得懂主 題是啥。忽然是樹下伯伯手風琴的念故鄉，既想起小學的音樂課，也憶起該是回家見 見父母的時候。 哇~一片碧綠的足球場，圍著好多個球門，沒有半個人...這就是為什麼台灣有KANO卻沒有 FIFA吧?要是這兒的球場也好好利用該多好？看不懂的英文字母graffiti忽然轉為原住民 黥面畫像，在天龍國大直區的河岸見到原民的肖像，有一絲感動。向遇到的每位工作人員 說謝謝，四公里處的志工給我比個讚，八公里處的交管跟我說加油快跑完了~(Monica心想 ：明明就還有13K，哪裡快跑完了？) 應該說大概前14公里都是這樣優閒看河堤望河畔，順帶被前前後後鐵人情侶閃。偶爾瞧瞧 跑者裝扮，日本女高中生水手服(還是個男的穿的)，有穿蓬蓬裙的，公司行號制服的，甚 至印有里約耶穌像的Tshirt，不禁想起東京馬的著名耶穌 (請google 東京馬 耶穌)。 有兩三個綁黃絲帶反服貿愛台灣，心想其實自己大清早也想把前幾天在立法院外分到的貼 紙貼在臂膀，只是沒有勇氣，也為此多看了幾眼。本來悠閒的路跑，誰知接下來那麼地悲 壯? 主辦單位的水站似乎不太夠，5k、10k各一個水站，相較於去年的富邦半馬每隔2.5K的水 站顯然不夠密集，跑到12公里多時見前方跑友找到河堤上的飲水機，趁機也去潤潤喉。 13K左右，來了水站，本想狠狠喝個三杯，卻聽工作人員一邊抱歉一邊說：對不起，水 只剩下這一桶了我是跑得很慢，但是轉頭後面還有一票人呢很怕他們沒水喝，只敢 抓一塊sneakers 含一杯水向前衝。想想13K就有水站，是不是代表接下來每三公里都會有 一次補給呢?那麼這一站少喝一點應該沒差吧? 誰知，跑呀跑呀，怎麼都沒有水？12K的選手在大直橋與我們分道揚鑣，激勵他們的還有 拉拉雄大玩偶擊掌。望著他們跑上橋，忽然 覺得報21K是自找麻煩。經過大佳河濱公園，想起第一場10K的NIKE女生路跑，自己怎麼口 乾舌燥撐到終點缺氧兩眼只見白光，沒想到這回的硬戰也要在此開打。陽光漸漸出來，好 在依舊涼爽，忽而圓山兒童樂園旋轉木馬映在眼前，受向左走向右走影響，過於浪漫 的自己期許以後一定要和男朋友去兒童樂園 (我的男朋友必須忍受我很幼稚&gt;&lt;) 準備過百 齡橋，回到河的那一岸，交管激勵地喊：油摧下去，再五千公尺就到了(台語)再5K 沒問題啊但是我的水呢？ 遠看百齡河濱公園球場的篷子，本以為是大會的補水帳篷，不禁暗自竊喜，終於有水了 誰知，好不容易接近了，才發現是個空空如也的休息區，根本是海市蜃樓。失望地跑下去 ，前方跑者停在洗手台前沖手漱口，排隊彼此聊了一下，怎麼沒有水？一旁的大男孩無助 地說：這場比賽不是比體力，是比意志力。再往前跑，越來越感到沙漠中找不到綠洲 ，下一個洗手台潤喉，不管台北市自來水是引一旁基隆河還是礁溪山泉水，還是呼嚨呼嚨 喝了一小口，然後祈禱別為此得大腸桿菌繼續前進。里程牌數漸漸增加，卻依舊不見水站 。 忽見河堤旁的小廟兩個水壺奉茶，也不管自己平常不燒香不拜拜拿著水杯也想撈點甘露， 可惜水壺早已空空如也。大概是已經被前方跑者洗劫了吧?像難民般踏進小廟搜索，茶具 、香火非請勿動。瞧見一壺老人茶沒有老人，一喝茶就會睡不著的我還是倒了滿杯，一小 口一小口呵護著離開，此身第一次感到庶民茶葉的回甘與芳香。Monica應該有大難來臨時 打劫加安然的本能? 就算今晚到了兩點都還睡不著，仍須感謝那杯甘霖。 靠著不知什麼品種的茶撐到了19K的水站，兩個水站隔了6公里，這也太高估部分跑者了 大口大口地喝了五杯，滿意地向前。(後來聽說更後面的跑者還是沒有水喝，不禁有點自 責當時的牛飲。)此時的身體，早因缺水缺少能量而體力耗盡，告訴自己現在口渴已不是 理由，最後的3K說什麼也得拚完。然而，當身體已經抗議，大腦的意志力也只能薄弱到靠 著曾經的勇氣激勵自己。這時，帽子飛了、號碼布迴紋針掉了、右腹部有些疼痛，什麼都 可以成為停下來走的藉口。只是，要停下來也許可以有一萬種原因，要繼續下去，只需一 個意念。 跑跑走走，看到了20K的牌子。這一段，不管有多麼可笑的原由，也要跑完。此時的逆風 吹到帽子無法戴上，先是頭低得好低，再是取下帽子握在手中龜速向前，見到攝影師還是 要假裝有活力微笑比耶心裡其實很想發發牢騷，但是與其咒罵補給不足的主辦單位，還 不如轉化這股能量跑完最後一段，況且前面的跑者不也完賽了嗎?還不如下回試試自己帶 水、再多練點體能。 終點，過了門，領了獎牌，結束了領了水，第一口就喝光一個寶特瓶。成績果然比富邦 半馬還差，但是至少妳活過來了也撐過來了或許，人生真就如馬拉松的老梗，不知怎 麼再往前走的風暴，終究有什麼方法，能領你飛越旱地。或許，有一天，我會懂的。</text:p>
          </table:table-cell>
          <table:table-cell office:value-type="string" calcext:value-type="string">
            <text:p>報個半馬壓力有必要這麼大嗎?。</text:p>
          </table:table-cell>
          <table:table-cell table:number-columns-repeated="3"/>
        </table:table-row>
        <table:table-row table:style-name="ro1">
          <table:table-cell office:value-type="float" office:value="2014" calcext:value-type="float">
            <text:p>2014</text:p>
          </table:table-cell>
          <table:table-cell office:value-type="string" calcext:value-type="string">
            <text:p>Apr</text:p>
          </table:table-cell>
          <table:table-cell office:value-type="float" office:value="5" calcext:value-type="float">
            <text:p>5</text:p>
          </table:table-cell>
          <table:table-cell office:value-type="string" calcext:value-type="string">
            <text:p>20:40:01</text:p>
          </table:table-cell>
          <table:table-cell office:value-type="string" calcext:value-type="string">
            <text:p>Sat</text:p>
          </table:table-cell>
          <table:table-cell office:value-type="string" calcext:value-type="string">
            <text:p>bobbytsi (不時龜毛)</text:p>
          </table:table-cell>
          <table:table-cell office:value-type="string" calcext:value-type="string">
            <text:p>[問題] 這個是病嗎？怎麼醫...？！</text:p>
          </table:table-cell>
          <table:table-cell office:value-type="string" calcext:value-type="string">
            <text:p>TRUE</text:p>
          </table:table-cell>
          <table:table-cell office:value-type="string" calcext:value-type="string">
            <text:p>看到你的文真是讓我同感到不行 明明大家都覺得我是個聰明人 但工作上就老是出錯 久而久之才發現是很容易慌張、緊張的問題 加上晚上睡不好體力不足 在工作是覺得挫折連連 現在呆在家裡幫忙一些雜事 不過我好希望能出去工作 有自己自由的空間和空氣 希望獲得一點成就感 唉~有時覺得人生真的很累 看別人應付一樣的工作都輕輕鬆鬆 再不爽發洩個兩句就好了 真羡慕這樣的人 這是題外話 希望原Po能找到沒有太大壓力又不複雜的工作 祝你找到好老闆 希望我也可以 PS.只是我覺得這年頭外頭工作不容易，很多比較正常（我不知道這形容詞對不對）的人 都是用生命在燃燒工作，不曉得我有辦法面對社會嗎？不只是工作，面對人、任何人 似乎都是個壓力</text:p>
          </table:table-cell>
          <table:table-cell office:value-type="string" calcext:value-type="string">
            <text:p>希望原Po能找到沒有太大壓力又不複雜的工作。似乎都是個壓力。</text:p>
          </table:table-cell>
          <table:table-cell table:number-columns-repeated="3"/>
        </table:table-row>
        <table:table-row table:style-name="ro1">
          <table:table-cell office:value-type="float" office:value="2014" calcext:value-type="float">
            <text:p>2014</text:p>
          </table:table-cell>
          <table:table-cell office:value-type="string" calcext:value-type="string">
            <text:p>Apr</text:p>
          </table:table-cell>
          <table:table-cell office:value-type="float" office:value="7" calcext:value-type="float">
            <text:p>7</text:p>
          </table:table-cell>
          <table:table-cell office:value-type="string" calcext:value-type="string">
            <text:p>06:22:41</text:p>
          </table:table-cell>
          <table:table-cell office:value-type="string" calcext:value-type="string">
            <text:p>Mon</text:p>
          </table:table-cell>
          <table:table-cell office:value-type="string" calcext:value-type="string">
            <text:p>t133qaz (wwtww)</text:p>
          </table:table-cell>
          <table:table-cell office:value-type="string" calcext:value-type="string">
            <text:p>[閒聊] 嚴肅</text:p>
          </table:table-cell>
          <table:table-cell office:value-type="string" calcext:value-type="string">
            <text:p>FALSE</text:p>
          </table:table-cell>
          <table:table-cell office:value-type="string" calcext:value-type="string">
            <text:p>今天把事情堆了很多 只好拖著嚴重的情緒去解決成堆的事情 也跟人聊到我跟某些人對我的看法 原來對自己要求太高 給自己的壓力會造成周圍人也跟著有感 認為我有點可怕 或許也遺傳到自己的父親 給自己加上別人給我的雙重影響 讓我很難開心的起來 加上自己一直鬱鬱寡歡 或許甚麼都不該管了 也別想特意去改變 讓我想起上次就是太過刻意 才躁症發作 只能帶著有些消極的行動跟情緒去面對事情 或者把自己當作個機器 重複的去做 不然不知道怎麼過著接下來的日子 和要執行的作業 也沒有誰可以特別傾訴 過著離群索居的日子</text:p>
          </table:table-cell>
          <table:table-cell office:value-type="string" calcext:value-type="string">
            <text:p>給自己的壓力會造成周圍人也跟著有感。</text:p>
          </table:table-cell>
          <table:table-cell table:number-columns-repeated="3"/>
        </table:table-row>
        <table:table-row table:style-name="ro1">
          <table:table-cell office:value-type="float" office:value="2014" calcext:value-type="float">
            <text:p>2014</text:p>
          </table:table-cell>
          <table:table-cell office:value-type="string" calcext:value-type="string">
            <text:p>Apr</text:p>
          </table:table-cell>
          <table:table-cell office:value-type="float" office:value="7" calcext:value-type="float">
            <text:p>7</text:p>
          </table:table-cell>
          <table:table-cell office:value-type="string" calcext:value-type="string">
            <text:p>22:37:57</text:p>
          </table:table-cell>
          <table:table-cell office:value-type="string" calcext:value-type="string">
            <text:p>Mon</text:p>
          </table:table-cell>
          <table:table-cell office:value-type="string" calcext:value-type="string">
            <text:p>jummi (就米)</text:p>
          </table:table-cell>
          <table:table-cell office:value-type="string" calcext:value-type="string">
            <text:p>[晴天] 遇見對的人</text:p>
          </table:table-cell>
          <table:table-cell office:value-type="string" calcext:value-type="string">
            <text:p>FALSE</text:p>
          </table:table-cell>
          <table:table-cell office:value-type="string" calcext:value-type="string">
            <text:p>感謝318學運 讓我在上上星期四認識了系上錯身一年多的學弟 魔術般的 一眨眼已經走在一起了 要不是因為一連串的幸運 只要一個環節沒對到 我將會繼續和你錯身 簡直不敢想像 我擁有了最溫暖的男孩 總是要我說出心裡的話 再柔軟地將那些不安化為無形 年積月累的壓力和已經結晶的淚水 都像雪融一樣消失了 更重要的是有了面對覺得不夠好的自己的勇氣 這星期五要去和學校諮商師說掰掰：） 多年來第一次感受到被命運之神眷顧 但我是否值得擁有這麼好的 以及日後系上同學的目光聚集 （他人緣超好人見人愛，我是幾乎沒在交際的孤僻） 是最後僅剩的焦慮</text:p>
          </table:table-cell>
          <table:table-cell office:value-type="string" calcext:value-type="string">
            <text:p>年積月累的壓力和已經結晶的淚水。</text:p>
          </table:table-cell>
          <table:table-cell table:number-columns-repeated="3"/>
        </table:table-row>
        <table:table-row table:style-name="ro1">
          <table:table-cell office:value-type="float" office:value="2014" calcext:value-type="float">
            <text:p>2014</text:p>
          </table:table-cell>
          <table:table-cell office:value-type="string" calcext:value-type="string">
            <text:p>Apr</text:p>
          </table:table-cell>
          <table:table-cell office:value-type="float" office:value="13" calcext:value-type="float">
            <text:p>13</text:p>
          </table:table-cell>
          <table:table-cell office:value-type="string" calcext:value-type="string">
            <text:p>23:10:47</text:p>
          </table:table-cell>
          <table:table-cell office:value-type="string" calcext:value-type="string">
            <text:p>Sun</text:p>
          </table:table-cell>
          <table:table-cell office:value-type="string" calcext:value-type="string">
            <text:p>testguest (小晃晃之水藍色瘋言瘋語)</text:p>
          </table:table-cell>
          <table:table-cell office:value-type="string" calcext:value-type="string">
            <text:p>[晴天] 明天又要上班了</text:p>
          </table:table-cell>
          <table:table-cell office:value-type="string" calcext:value-type="string">
            <text:p>FALSE</text:p>
          </table:table-cell>
          <table:table-cell office:value-type="string" calcext:value-type="string">
            <text:p>是說，這禮拜六也要上班，只休了禮拜天一天 我不過是一個普通人咩東西一直進來.... 壓力一直累積，總是要宣洩一下的咩.... 這是包容和寬諒，給錯誤一個位置，因為生命的美好不在於不犯錯誤， 而在於容許過失，容許錯誤。 這是今天在看一本書評的時候看到的 你若不想做，會找一個或無數個藉口；你若想做，會想一個或無數個辦法。 BLUE 落下停在 SUNDAY 就好，不要出現在 MONDAY</text:p>
          </table:table-cell>
          <table:table-cell office:value-type="string" calcext:value-type="string">
            <text:p>壓力一直累積，總是要宣洩一下的咩....。</text:p>
          </table:table-cell>
          <table:table-cell table:number-columns-repeated="3"/>
        </table:table-row>
        <table:table-row table:style-name="ro1">
          <table:table-cell office:value-type="float" office:value="2014" calcext:value-type="float">
            <text:p>2014</text:p>
          </table:table-cell>
          <table:table-cell office:value-type="string" calcext:value-type="string">
            <text:p>Apr</text:p>
          </table:table-cell>
          <table:table-cell office:value-type="float" office:value="15" calcext:value-type="float">
            <text:p>15</text:p>
          </table:table-cell>
          <table:table-cell office:value-type="string" calcext:value-type="string">
            <text:p>10:48:38</text:p>
          </table:table-cell>
          <table:table-cell office:value-type="string" calcext:value-type="string">
            <text:p>Tue</text:p>
          </table:table-cell>
          <table:table-cell office:value-type="string" calcext:value-type="string">
            <text:p>mydaddy (爸爸我愛你)</text:p>
          </table:table-cell>
          <table:table-cell office:value-type="string" calcext:value-type="string">
            <text:p>[問題] 憂鬱症導致的肥胖怎麼辦？</text:p>
          </table:table-cell>
          <table:table-cell office:value-type="string" calcext:value-type="string">
            <text:p>FALSE</text:p>
          </table:table-cell>
          <table:table-cell office:value-type="string" calcext:value-type="string">
            <text:p>我自從罹患憂鬱症後 體重在1年內胖了10公斤 問題是我沒有暴食的狀況 每天都有運動的習慣 游泳或爬樓梯1個小時..持續一年了 飲食也不吃甜食和油炸 最近一個月開始吃羅氏鮮 吃了一個月還是持續變胖中... 整個人好沮喪.. 精神科醫師說我吃的藥物不會導致肥胖 應該是壓力、失眠導致身體都亂掉了 所以也沒辦法解決.. 再幾個月就要拍婚紗了 還是持續變胖中... 每個人看到我都說我怎麼變那麼胖 好難過.. 請問還有沒有其他方法呢？ 謝謝...</text:p>
          </table:table-cell>
          <table:table-cell office:value-type="string" calcext:value-type="string">
            <text:p>應該是壓力、失眠導致身體都亂掉了。</text:p>
          </table:table-cell>
          <table:table-cell table:number-columns-repeated="3"/>
        </table:table-row>
        <table:table-row table:style-name="ro1">
          <table:table-cell office:value-type="float" office:value="2014" calcext:value-type="float">
            <text:p>2014</text:p>
          </table:table-cell>
          <table:table-cell office:value-type="string" calcext:value-type="string">
            <text:p>Apr</text:p>
          </table:table-cell>
          <table:table-cell office:value-type="float" office:value="16" calcext:value-type="float">
            <text:p>16</text:p>
          </table:table-cell>
          <table:table-cell office:value-type="string" calcext:value-type="string">
            <text:p>16:14:09</text:p>
          </table:table-cell>
          <table:table-cell office:value-type="string" calcext:value-type="string">
            <text:p>Wed</text:p>
          </table:table-cell>
          <table:table-cell office:value-type="string" calcext:value-type="string">
            <text:p>samskara (天空)</text:p>
          </table:table-cell>
          <table:table-cell office:value-type="string" calcext:value-type="string">
            <text:p>[閒聊] 不能運動的日子真要命</text:p>
          </table:table-cell>
          <table:table-cell office:value-type="string" calcext:value-type="string">
            <text:p>FALSE</text:p>
          </table:table-cell>
          <table:table-cell office:value-type="string" calcext:value-type="string">
            <text:p>最近失業所以有比較多可自由分配的時間 沒有工作壓力 藥量也漸漸在減了 加上規律的運動 心情狀況維持的還算穩定 可是有一天我的腳突然受傷了 就是下樓梯踩空 扭傷很嚴重 回想起來幾天前好像就有預感似的 那幾天特別心神不寧 當時因為恍神了一下就踩空了 更誇張的是扭傷到現在已經超過一個月了 已經看過中西醫 國術館 推拿 復健 還有更奇怪的就不說了 等等人家介紹的都試過 到現在腳還腫 且走一小段路就疼痛 看到聽到的人都覺得很奇怪 照理說扭傷 以一個年輕人的恢復力 應該最遲兩三天也會消腫 一個月早就康復了 但我卻搞到現在還只能整天悶在家 有時候會騎車出去，但不能走路真的差很多 真的很悶啊 以前常常出去運動 曬曬太陽的 不能運動真的心情會很不好 身體也很容易累 晚上睡不著 白天爬不起來 深深體會到殘障人士的痛苦 本來想要去工作了 現在也都沒辦法 在家裡又一直被老媽唸 唉 我真的相信有冤親債主</text:p>
          </table:table-cell>
          <table:table-cell office:value-type="string" calcext:value-type="string">
            <text:p>沒有工作壓力。</text:p>
          </table:table-cell>
          <table:table-cell table:number-columns-repeated="3"/>
        </table:table-row>
        <table:table-row table:style-name="ro1">
          <table:table-cell office:value-type="float" office:value="2014" calcext:value-type="float">
            <text:p>2014</text:p>
          </table:table-cell>
          <table:table-cell office:value-type="string" calcext:value-type="string">
            <text:p>Apr</text:p>
          </table:table-cell>
          <table:table-cell office:value-type="float" office:value="26" calcext:value-type="float">
            <text:p>26</text:p>
          </table:table-cell>
          <table:table-cell office:value-type="string" calcext:value-type="string">
            <text:p>06:03:31</text:p>
          </table:table-cell>
          <table:table-cell office:value-type="string" calcext:value-type="string">
            <text:p>Sat</text:p>
          </table:table-cell>
          <table:table-cell office:value-type="string" calcext:value-type="string">
            <text:p>jasjas841119 (說好的可樂)</text:p>
          </table:table-cell>
          <table:table-cell office:value-type="string" calcext:value-type="string">
            <text:p>[閒聊] 我是聽障 我18歲</text:p>
          </table:table-cell>
          <table:table-cell office:value-type="string" calcext:value-type="string">
            <text:p>FALSE</text:p>
          </table:table-cell>
          <table:table-cell office:value-type="string" calcext:value-type="string">
            <text:p>序言 我由於早產，導致有聽力的缺陷 先說小學的部分好了 因為教育部的推廣 推廣聽障學生融入一般學校 因為環境的關係 當時我是完全不知道手語這語言 因為學齡前就有聽障，聽力不完美(中度)，我學口語真的覺得辛苦 從小就有好幾次很怨恨我媽 謝謝媽媽費盡苦心教我到很清楚的程度 小學從三年級開始，我有幾次被同學霸凌，也許把我當奇怪的人， 因為那時候發音沒那麼清楚 我記憶猶新，到現在仍然沒忘掉那幾個同學的厭惡的眼神 五年級 因為排班，所以同學變得不一樣了 不知什麼原因 我不戴助聽器了， 我拿下助聽器仍然聽到人跟人聊天的聲音 但不清楚 這時候我個性比較奔放 和幾個男死黨常常黏在一起 死黨裡面有一位同學真的對我很好， 遇到糾紛問題，常常幫我說話， 假日常常約出去打籃球運動 到六下 即將畢業的時候 我被同學間流傳的謠言中傷 此刻我的人生大轉折 國小畢業後我個性變得很害羞沉默自閉 到了國中也是一樣 國中新進去的時候非常被動，幾乎不主動聊天(因為怕別人聽不懂我說的話) 因為班導的幫助下，有好幾個同學來找我聊 當時覺得很煩... 常常擺臭臉 現在覺得我以前很可笑 沒能把握住好多次機會 後來又因為考試壓力，然後又覺得同學排擠我 慢慢的不去學校，造成曠課太多差點要退學或者是重讀 學校還特別為我開會，視我問題學生 其中也因為班導的幫忙，有些曠課記到病假 當時憂鬱的很重，做事常常想著負面想法，又感覺無力感，我是知道憂鬱症這東西 那時媽媽也說要帶我去看病，當時打死不認我有憂鬱症，國中從沒去看病， 也許害怕有這個病吧 真的很感謝我的班導和媽媽，有些我沒看到的意識，其實都是對我的關心 到了三年級，這時候才有幾個聊天的對象，但沒那麼熟 彼此再一起幾乎都是學業的關係，彼此互相為升學考試打氣 後來基測放榜後，我的成績讓人嚇了一大跳，雖然不高 但也勝過很多同學了 也順利透過加分還有特殊專案，考上我想要的高職學校(餐飲管理科) 我也把我的夢想告訴班導了， 老師啊，以後我想開餐廳 我跟班導定下打勾勾 開餐廳要請他吃飯 到了高中當高中新鮮人 想說要改變自己的個性 進去讀才發現跟我想像的不一樣，有服務生的訓練，還有調酒，是有煮菜 可是課業壓力太大了，負面情緒隨之伴著來 又慢慢的不去學校，也嘗試過去輔導室心理諮商 可是也沒改善我的問題，最後越來越嚴重 最後辦休學了，然後轉到啟聰學校。(對不起，老師失約了) 學業上比一般學校輕了很多， 以前我從聽過手語，但沒親眼看過手語 到這裡我才學習手語，剛開始真的格格不入 然後又慢慢覺得手語很奇怪，跟同學溝通有困難。 然後又辦休學了。 在這休學期間，我變得比以前自閉，天天都在家裡不想出去， 連看到陌生人都會覺得緊張，變得比以前更沒有自信，常常睡不好，日夜顛倒 又受到親戚方面的壓力 什麼事情都往負面想，時常想不開，甚至想死。 最後我媽強行帶我去看病，最後也有吃藥，但是斷斷續續吃的，沒有連續吃 我覺得沒效用，我覺得藥沒有用，後來就沒接著看病改善 到了休學結束，開始正常恢復上課，但仍然我有憂鬱情況 休學結束(去年2月) 我認識到了新同學，這時候我才真正去學手語， 後來女同學也常常約我出去，帶我出去我不曾去過的地方，這時才覺得人生有價值了 慢慢變成朋友，我也慢慢喜歡上她， 我因為不懂怎麼互動，不懂聾人的文化，手語溝通也沒那麼好 關係常常擦出火花。也常常因為心情不去學校，到最後慢慢沒有事了。 同年七月，因為叔叔說阿公生病需要我幫忙復健，到台北住。 每天反覆的做一樣的事，起床吃飯睡覺看電視，然後幫忙，讓我感覺很煩躁 七月的時候因為遊戲的關係，我和他之間的關係產生了分裂， 幫忙到了八月，我回家。 然後在家不出門，沒錯，又變回以前那樣了。 最後女同學FB找我，我都冷漠地回她(憂鬱..) 女同學就問我你是怎麼了?怎麼變了一個樣 我甚至不想理他，是我跟他不當朋友了。 跟他談好彼此間點頭之交 接著阿公的需要回去台北。幫忙復健到開學。 開學日是星期五，我沒去在台北，接著星期一我也沒去。 去了學校發現他對我特別好。 不知道為什麼這感覺讓我覺得很溫暖， 我試圖想重建關係， 沒有面對面說明白，也許是兩方之間默認是朋友吧 最後也發生小小的衝突，但無傷大礙 然後到寒假的時候他主動找我聊，讓我很高興，我視他唯一談心的朋友 寒假結束開學後，開學很久了，最近跟他因為小事變冷淡了(真的沒什麼大不了) 起初我覺得沒什麼，慢慢的我覺得很難受，也有去跟他道歉。 他卻回我不要做朋友了，然後講說井水不犯河水，我查了這句的意思 我愣了，互不相干，等於說要把關係剪斷，這句話我沉默了， 我很傷心，我被他傷到，覺得自己很受傷，傷到不能自己 起初讓我頭很痛，肚子又不太舒服，吃不下飯，胸口不是很舒暢很悶 覺得我開始憂鬱復發了 開始逃避一切了，我躲起來，在家裡哭泣。 又變回以前那樣的我，我唯一的好朋友就這麼失去了。 又東想西想的，為什麼她不要我，我哪一點是我的不好 現在天天失眠，現在因為恐懼不去上課，我覺得我好沒用的人 現在真的很不快樂 我對這事情真的沒轍 我不知道要怎麼辦，唉，我想又要這樣了。</text:p>
          </table:table-cell>
          <table:table-cell office:value-type="string" calcext:value-type="string">
            <text:p>後來又因為考試壓力，然後又覺得同學排擠我。可是課業壓力太大了，負面情緒隨之伴著來。又受到親戚方面的壓力。</text:p>
          </table:table-cell>
          <table:table-cell table:number-columns-repeated="3"/>
        </table:table-row>
        <table:table-row table:style-name="ro1">
          <table:table-cell office:value-type="float" office:value="2014" calcext:value-type="float">
            <text:p>2014</text:p>
          </table:table-cell>
          <table:table-cell office:value-type="string" calcext:value-type="string">
            <text:p>Apr</text:p>
          </table:table-cell>
          <table:table-cell office:value-type="float" office:value="26" calcext:value-type="float">
            <text:p>26</text:p>
          </table:table-cell>
          <table:table-cell office:value-type="string" calcext:value-type="string">
            <text:p>20:54:11</text:p>
          </table:table-cell>
          <table:table-cell office:value-type="string" calcext:value-type="string">
            <text:p>Sat</text:p>
          </table:table-cell>
          <table:table-cell office:value-type="string" calcext:value-type="string">
            <text:p>qpwo6352 ()</text:p>
          </table:table-cell>
          <table:table-cell office:value-type="string" calcext:value-type="string">
            <text:p>[問題] 請問我該讓妹妹休學嗎?</text:p>
          </table:table-cell>
          <table:table-cell office:value-type="string" calcext:value-type="string">
            <text:p>FALSE</text:p>
          </table:table-cell>
          <table:table-cell office:value-type="string" calcext:value-type="string">
            <text:p>各位版大你們好 我就開門見山地說了， 妹妹目前就讀某藝術大學三年級 在他國中的時候，交了一個男朋友，在學校做親密動作的時候被學校的監視器拍到 學校通知家長，妹妹覺得很丟臉，在他的心裡留下了陰影 當時她沒有好好地去處理這塊的情緒 礙於課業壓力很大 把這份恐懼一直壓抑在心裡 也因此他一直覺得去學校是一件很恐怖的事情 以上是我妹最近跟我說的 她上了高中，念美術班，當時跟她很要好的同學，每天都在抱怨家裡的事情給她聽 加上父母不和天天吵架，我媽又會把垃圾倒給他 久而久之 她就變成了一個垃圾桶 當時我出外念書了 沒有察覺到她有什麼不對 後來她也考上了藝術大學 但是由於情緒已經快要滿出來了 導致他無法正常的敞開心胸跟班上同學講話 作業也常常沒有交，跟同學一組也常常因為自己情緒影而沒達成小組的任務 以致於班上同學後來沒有人想跟她一組 大一大二就這樣過了 跟同學都不熟以外 也被當了好多科 現在大三 他很後悔自己為什麼要這樣浪費時間 去學校 對她來說 很痛苦 覺得很孤單 沒有朋友 作業又不太會 也不敢問同學跟老師 常常覺得自己很沒用 什麼都不會 而我也跟他說過其實不用這麼執著要跟班上同學很熟(我不敢跟他說 基本上已經不可能很熟了) 但是她很執意想要班上同學這塊友情 但又不敢跟他們裝熟 但是我知道她很想要改善這樣的生活 她去參加系籃 去崇德志工社 攝影社 但是其實她很苦惱的是 她不會交朋友 她覺得自己懂得太少 不知道要跟別人聊什麼 所以在這些團體其實也得不到歸屬感 導致她情緒常常不穩 大哭 我有去找過他的心理醫生 醫生說她要進行心理諮商至少一年 我想說要讓她換個環境嗎 至少先遠離學校?我的考量是因為畢業展她壓力會更大 還是我陪伴她 讓他趕緊畢業 鼓勵她那些社團活動繼續參加呢 謝謝各位了 真的很希望 妹妹 可以趕快重拾對生活的熱情 謝謝K大，我妹會這麼執著是因為她不想大學什麼都沒留下，他很羨慕那群同學那麼要好 她很渴望有一群好朋友，尋求在團體間的歸屬感。 一方面他也擔心畢業展沒人跟他一組 因為大家的實力已經有差距了 加上她又跟大家不熟 今天我跟他說我大學好友要結婚了，她突然悲從中來，深怕自己以後要結婚沒有一個同學 可以參加她的婚體...呵 我說他是不是想很遠了。 K大別這麼說，謝謝你的回應，我心暖暖的) 謝謝 謝謝 家人都支持她休學，但是他自己不肯 覺得自己已經落後很多了 想趕快補齊 總之就是給自己很大的壓力 覺得自己不能再這麼悠閒下去了... 恩恩，我有這樣跟他說了，但是她說她好像就是缺少一個什麼點，他就可以全力以赴 去做了，我想可能是因為他失去對生活的熱情...但是他自己不知道 還是想衝 導致常常心有餘力不足 覺得自己很沒用 一點小事都做不好 想到這樣 就覺得好心疼... 恩恩，設計學院的真的壓力都很大...他常常因為作業做不出來覺得絕望想休學 然後學校又沒人可以求助(他不敢) 但是過陣子又覺得 趕快把它解決就好了 趕快畢業 所以他的休學念頭才會這樣反反覆覆 我現在也是傾向讓他邊做諮商邊念書的想法 謝謝</text:p>
          </table:table-cell>
          <table:table-cell office:value-type="string" calcext:value-type="string">
            <text:p>礙於課業壓力很大。至少先遠離學校?我的考量是因為畢業展她壓力會更大。總之就是給自己很大的壓力。恩恩，設計學院的真的壓力都很大...他常常因為作業做不出來覺得絕望想休學。</text:p>
          </table:table-cell>
          <table:table-cell table:number-columns-repeated="3"/>
        </table:table-row>
        <table:table-row table:style-name="ro1">
          <table:table-cell office:value-type="float" office:value="2014" calcext:value-type="float">
            <text:p>2014</text:p>
          </table:table-cell>
          <table:table-cell office:value-type="string" calcext:value-type="string">
            <text:p>Apr</text:p>
          </table:table-cell>
          <table:table-cell office:value-type="float" office:value="27" calcext:value-type="float">
            <text:p>27</text:p>
          </table:table-cell>
          <table:table-cell office:value-type="string" calcext:value-type="string">
            <text:p>00:06:47</text:p>
          </table:table-cell>
          <table:table-cell office:value-type="string" calcext:value-type="string">
            <text:p>Sun</text:p>
          </table:table-cell>
          <table:table-cell office:value-type="string" calcext:value-type="string">
            <text:p>chromedome (金盾怪傑)</text:p>
          </table:table-cell>
          <table:table-cell office:value-type="string" calcext:value-type="string">
            <text:p>[問題] 請問我該讓妹妹休學嗎?</text:p>
          </table:table-cell>
          <table:table-cell office:value-type="string" calcext:value-type="string">
            <text:p>TRUE</text:p>
          </table:table-cell>
          <table:table-cell office:value-type="string" calcext:value-type="string">
            <text:p>竊以為 ktta 講得四種人的理論有點自暴自棄的味道， 不過我不覺得這是錯的事情喔，任何人都有權力以一個對他自己而言最舒適的方式生活， 所以我不會對此有任何意見。 個人經驗其實跟原po的妹妹有一點類似，原本是因為喜歡畫圖所以考上美術系， 但因為自己的個性所以從來不跟同學聊天（主要是我覺得跟人聊天很煩） 所以完全沒朋友，但自己也不以為意，然後每星期都會回家，因為宿舍在假日沒人掃， 不太衛生（某大學新生強制住宿，沒得選...）。 第一學期 課都有出席，作業全交，成績基本上中上 第二學期 開始覺得不知所以的對課業厭倦，嗜睡，幾乎無法思考，課也沒去上 最後辦了休學，因為實在沒有辦法繼續去上課，而且即使沒休學也肯定是要重讀一年了。 在這期間透過心理專業的朋友發現了我有憂鬱症的前兆，包括思考遲鈍、嗜睡 （當時一天會睡十二小時以上）、情緒表達遲鈍等， 而這些是因為太習慣於接收來自於他人的情緒壓力，（抗壓性強） 但卻長久以來無動於衷，完全不瞭解自己已經壓力過高了。（察覺力差） 基本上憂鬱症的高危險群都有這一個特點。 所以說原po妹妹執著於有沒有過好大學生活，以及人際關係，基本上可以判斷 為他習慣接收來自他人的情緒壓力的訊息，基本上即使他能建立人際關係， 他人也會是利用他之後用完即扔，反正他已經很習慣當垃圾桶的角色。 所以治本的方式並不是休學與否（雖然可能也會有幫助），而是引導他表達情緒， 問他有沒有想做的事，對於某些事情自己的感覺如何，各種支為末節的都讓他表達出來， 踏出第一步。再來就是學習分析這樣的情緒是由自己的哪個經驗所帶來的，會帶給自己 甚麼樣的影響，等等。諮商對這點會有幫助，但也要慎選，如果他不會引導及分析情緒， 而只是在自以為的提建議，那就可以謝謝別再聯絡了。 我學習分析情緒已經有數年，目前情況已經有改善，正在留學繼續進修， 之前的遲鈍及嗜睡問題也完全解決。而我現在仍認為表達及分析情緒是抑鬱障礙治本 的唯一方法。吃藥可能可以舒緩嚴重的抑鬱問題，但不會治本。 個人淺見如上，如果有甚麼問題也可以回文問我，但分析這點我自認不太會教人， 不才也並非心理專業，有急切嚴重問題可能還是求助諮商師會比較周全一點。 抗壓性一般的通常接收到他人情緒壓力後並不會處理，而是在其他地方發洩， 例如雙親將職場上的壓力帶給小孩，而小孩將壓力帶給其他同學，依此類推， 但有些人不會去將壓力轉給別人，就會變成他人情緒的垃圾桶， 如果抗壓力不夠強是做不到這點的，畢竟給一點點壓力就喊煩的草莓， 也不太會有人想將情緒倒給他。 如果自己意識到並會處理（不論如何處理）壓力，這就不算太大問題，頂多壓力太大 超出他的處理效率就會產生自律神經失調，會失眠、情緒煩躁等，但不影響生活。 這個給他休個假不接收他人壓力就解決了。 但若自己也不會處理情緒（察覺力差連帶情緒處理能力也低落），就會造成抑鬱障礙。</text:p>
          </table:table-cell>
          <table:table-cell office:value-type="string" calcext:value-type="string">
            <text:p>而這些是因為太習慣於接收來自於他人的情緒壓力，（抗壓性強）。但卻長久以來無動於衷，完全不瞭解自己已經壓力過高了。為他習慣接收來自他人的情緒壓力的訊息，基本上即使他能建立人際關係，。抗壓性一般的通常接收到他人情緒壓力後並不會處理，而是在其他地方發洩，。例如雙親將職場上的壓力帶給小孩，而小孩將壓力帶給其他同學，依此類推，。但有些人不會去將壓力轉給別人，就會變成他人情緒的垃圾桶，。如果抗壓力不夠強是做不到這點的，畢竟給一點點壓力就喊煩的草莓，。如果自己意識到並會處理（不論如何處理）壓力，這就不算太大問題，頂多壓力太大。這個給他休個假不接收他人壓力就解決了。</text:p>
          </table:table-cell>
          <table:table-cell table:number-columns-repeated="3"/>
        </table:table-row>
        <table:table-row table:style-name="ro1">
          <table:table-cell office:value-type="float" office:value="2014" calcext:value-type="float">
            <text:p>2014</text:p>
          </table:table-cell>
          <table:table-cell office:value-type="string" calcext:value-type="string">
            <text:p>May</text:p>
          </table:table-cell>
          <table:table-cell office:value-type="float" office:value="12" calcext:value-type="float">
            <text:p>12</text:p>
          </table:table-cell>
          <table:table-cell office:value-type="string" calcext:value-type="string">
            <text:p>01:00:49</text:p>
          </table:table-cell>
          <table:table-cell office:value-type="string" calcext:value-type="string">
            <text:p>Mon</text:p>
          </table:table-cell>
          <table:table-cell office:value-type="string" calcext:value-type="string">
            <text:p>Astragali (Soldier A)</text:p>
          </table:table-cell>
          <table:table-cell office:value-type="string" calcext:value-type="string">
            <text:p>[問題] 醫生一直叫我做心理治療但費用過高...</text:p>
          </table:table-cell>
          <table:table-cell office:value-type="string" calcext:value-type="string">
            <text:p>TRUE</text:p>
          </table:table-cell>
          <table:table-cell office:value-type="string" calcext:value-type="string">
            <text:p>1.就算情緒穩定，但是為了安全起見，最好不要立即停藥。 如果想停藥，可以跟醫生商量看看，可不可以慢慢減少。 因為有些藥物作用需要時間，所以剛停藥的時候看似沒有什麼問題， 過了幾天或幾周以後，有可能又會再度變得低落。 2.看來原po似乎還不到可以停藥的階段啊...... 3.諮商的目的比起藥物的作用(快速、明顯、生理上的)，比較像是針對 有心理上的困難，但是還不到需要吃藥的程度，或是 已經服用藥物，但是造成疾病的原因是出自於內在的某些問題，等等。 4.其實......就某種意義上來說，也沒錯啦......P 假設一小時費用2000，半年的諮商費200026=52000， 對有需要的人而言，能夠釐清一些長久以來的困擾，還是很有幫助的， 不過這個需不需要真的要看個人。 鄙人因為長期的內心壓力而導致憂鬱症，諮商過一段時間，覺得滿有效的， 確實有幫助我釐清壓力的來源、找出應對方法， 但是覺得沒用的也大有人在， 所以建議原po可以先找一些諮商分享文、或是書籍看看，了解一下諮商是在做什麼， 然後再來決定。 5.接第四點，要不要接受諮商，原po可以先了解一下，再來考慮~ (PSY板有滿多相關討論的，可以做個參考。) 6.a.可以請醫院轉介健保給付的心理師，會比較便宜，但是好像要等。 b.實習心理師收費也會比較便宜，至於專業程度的話可能就要當事人自己評估。 (雖然是比較沒有經驗，但也不一定不好。) c.既然還是學生，學校的諮商中心也是可以利用的資源~ 祝福您~ )</text:p>
          </table:table-cell>
          <table:table-cell office:value-type="string" calcext:value-type="string">
            <text:p>鄙人因為長期的內心壓力而導致憂鬱症，諮商過一段時間，覺得滿有效的，。確實有幫助我釐清壓力的來源、找出應對方法，。</text:p>
          </table:table-cell>
          <table:table-cell table:number-columns-repeated="3"/>
        </table:table-row>
        <table:table-row table:style-name="ro1">
          <table:table-cell office:value-type="float" office:value="2014" calcext:value-type="float">
            <text:p>2014</text:p>
          </table:table-cell>
          <table:table-cell office:value-type="string" calcext:value-type="string">
            <text:p>May</text:p>
          </table:table-cell>
          <table:table-cell office:value-type="float" office:value="14" calcext:value-type="float">
            <text:p>14</text:p>
          </table:table-cell>
          <table:table-cell office:value-type="string" calcext:value-type="string">
            <text:p>18:16:36</text:p>
          </table:table-cell>
          <table:table-cell office:value-type="string" calcext:value-type="string">
            <text:p>Wed</text:p>
          </table:table-cell>
          <table:table-cell office:value-type="string" calcext:value-type="string">
            <text:p>Astragali (Soldier A)</text:p>
          </table:table-cell>
          <table:table-cell office:value-type="string" calcext:value-type="string">
            <text:p>Fw: [心情] 憂鬱症之人是獨立個體篇</text:p>
          </table:table-cell>
          <table:table-cell office:value-type="string" calcext:value-type="string">
            <text:p>FALSE</text:p>
          </table:table-cell>
          <table:table-cell office:value-type="string" calcext:value-type="string">
            <text:p>作者 hmq17672 (MinGo) 看板 WomenTalk 標題 [心情] 憂鬱症之人是獨立個體篇 時間 Wed May 14 015529 2014 先說明本人雖從事醫療體系，但因為非精神相關， 只好協尋專業我學妹（欲知詳細者可至男女板搜尋我的ＩＤ）， 因她不上ＰＴＴ，也沒有帳號，因此由我代ＰＯ， 文章很長，為方便閱讀，會分成兩篇，若違反板規會自行刪文 以下是她曾經身為病友及醫療人員的意見與看法： 不喜左轉的分隔線 以目前人類對於精神科學與腦科學的理解並不多於對宇宙的理解，形成憂鬱症的根本原因 ，是在大腦中有一神經傳導物質的迴路，在調節上出了問題，因而造成很多影響。 這些影響包含生理例如常覺得全身疼痛、懶洋洋、無力等、心理毫無 原因的悲傷或狂躁、絕望感、認為自己毫無價值、不配活在世上浪費糧食等、社會 無法與人接觸、無法出門或踏出房間、對於人際關係有恐懼或排斥等，而每個人的體 質、誘發成因、生命歷程皆不同，故憂鬱症引發的呈現方式與影響亦會不同。 情感性精神病這個名詞（憂鬱症為單極性情感性精神病、躁鬱症為雙極性情感性精神 病）是近幾年才開始普遍使用，而媒體的推波助瀾下造成濫用及錯用。現在精神科學對於 精神官能症中的憂鬱症與單極性情感性精神病的定義逐漸打破。簡單來說，重鬱症是昇級 版，每個人都有情緒的低潮期，通常會有原因，但憂鬱症患者的憂鬱常是毫無原因的，而 引發憂鬱症患者病發的可能因素有： 一、氣候變化如季節轉變、陰雨綿綿 二、賀爾蒙影響如女生的生理週期 三、各式壓力如人際關係、家庭關係、工作、課業。 這種的憂鬱是無法轉換心情，不是想要快樂就能快樂，如果真這麼簡單解決，那人 人都可以是神醫了。 患者在發病期的五官知覺會異常敏感，就算僅是輕微噪音如電風扇的轉動聲、吃東 西的咀嚼聲都會造成患者情緒波瀾；患者嚴重會產生幻聽甚至幻覺，會分不清現實與虛 幻，而躁症與鬱症兩極情緒的相互衝擊下（重鬱症亦會出現躁症，但發作期與躁鬱症相較 下略為短暫，震幅較小）會讓患者心力交瘁，難以承受。而現今傳媒的不負責報導下，使 大眾對於飽受病痛煎熬的人有著極大誤解。 對於患者來說，除了要承受發病時的身心煎熬外，忍受藥物造成的影響嗜睡或失眠 、頭痛、頭暈、便秘、憂鬱、精神無法集中、反胃嘔吐、食慾異常旺盛或減低等，還有 所謂的試藥期 每個人的體質不同，對於藥物的反應也不同，故患者必須跟醫生不 斷試藥、不斷討論，若遇到產生耐受性身體對於藥物已習慣而無法產生效果就又 得再次換藥。 整個過程極為磨人，許多患者常熬不過便自行斷藥，斷藥後會使症狀更加嚴重，若正 常服藥下治癒機率高達七成，但自行斷藥導致再度復發後，治療時間便需加長２倍或以上 。</text:p>
          </table:table-cell>
          <table:table-cell office:value-type="string" calcext:value-type="string">
            <text:p>三、各式壓力如人際關係、家庭關係、工作、課業。</text:p>
          </table:table-cell>
          <table:table-cell table:number-columns-repeated="3"/>
        </table:table-row>
        <table:table-row table:style-name="ro1">
          <table:table-cell office:value-type="float" office:value="2014" calcext:value-type="float">
            <text:p>2014</text:p>
          </table:table-cell>
          <table:table-cell office:value-type="string" calcext:value-type="string">
            <text:p>May</text:p>
          </table:table-cell>
          <table:table-cell office:value-type="float" office:value="14" calcext:value-type="float">
            <text:p>14</text:p>
          </table:table-cell>
          <table:table-cell office:value-type="string" calcext:value-type="string">
            <text:p>18:17:04</text:p>
          </table:table-cell>
          <table:table-cell office:value-type="string" calcext:value-type="string">
            <text:p>Wed</text:p>
          </table:table-cell>
          <table:table-cell office:value-type="string" calcext:value-type="string">
            <text:p>Astragali (Soldier A)</text:p>
          </table:table-cell>
          <table:table-cell office:value-type="string" calcext:value-type="string">
            <text:p>Fw: [心情]【憂鬱症之迎向陽光實用篇】</text:p>
          </table:table-cell>
          <table:table-cell office:value-type="string" calcext:value-type="string">
            <text:p>FALSE</text:p>
          </table:table-cell>
          <table:table-cell office:value-type="string" calcext:value-type="string">
            <text:p>作者 hmq17672 (MinGo) 看板 WomenTalk 標題 [心情]憂鬱症之迎向陽光實用篇 時間 Wed May 14 023003 2014 歸類臨床上的患者最不喜歡聽到的話： 1. 加油 2. 不要想太多 3. 世界上還有人比妳/你更可憐 4. 事情沒這麼嚴重 5. 又不是只有妳/你 6. 何必這樣呢？ 7. 抗壓力太差 8. 我懂 9. 過太爽了才會這樣 10. 做人要負責啊 11. 妳/你很自私 12. 妳/你只是希望受人注意吧 13. 真想死就趕快去死一死吧 14. 生在福中不知福 15. 不夠累才會睡不著 憂鬱症所引發的情緒低潮不是人為可以控制的。 患者發病時會對周遭人事物毫無興趣、活動力降低或停滯、不想或無法出門甚至是 踏出房間或離開床、完全不想說話、無法思考等等狀況發生，不是患者本人就算是專 業醫生或心理治療師真是無法理解與體會其感受。 所以請不要講二度傷害或刺激患者的言語，管不住自己的嘴就有發生遺憾的可能，請 千萬不要亂勸人 那一定會有人問：我身旁有憂鬱症者該怎麼辦？ 其實，就是陪伴。 患者發病時會陷入極度恐慌、混亂， 若是產生幻覺、幻聽時，患者的不安與恐懼會更加劇烈， 所以請安靜地陪伴。 以下整理身為陪伴者應該對憂鬱症者說的話，且要不斷強調： 1. 我愛妳/你。 2. 我非常需要妳/你。 3. 我在乎妳/你的。 4. 妳/你對我來說非常重要。 5. 妳/你不會是一個人，妳/你永遠不會孤單的。 6. 我會在妳/你身邊陪著妳/你。 7. 我無法想像這些有多麼痛苦，但我們能一起度過。 8. 我不能真正懂妳/你所承受的，但有什麼是我可以做的嗎？ 9. 我想給妳/你一個擁抱。 10. 妳/你沒有瘋。 請不要用敷衍、閃躲的態度， 若是說不出口，那請在徵詢過當事人的同意， 直接給予一個擁抱或一個可以放心大哭的肩膀。 肢體的關懷有時更勝千言萬語，無聲勝有聲。 請不要逼迫患者做不願意的事情或給予壓力、指責。 自殺是一種複雜的社會行為，不會僅有一個因素直接導致， 千萬不可認為：有勇氣自殺，還會有什麼事情過不去？ 感受最痛苦的，絕對是患者本人。 患者想輕生多半會有跡象有時是完全沒有任何徵兆的，例如不斷打電話、類似 交代遺言等， 若遇到有朋友或親人欲輕生： 1. 有辦法連絡到當事人，請不要中斷與其的連絡 2. 不斷跟當事人講話，分散對於執行自殺行為的注意力 3. 絕對不可以恐嚇、威脅、辱罵當事人 4. 趕快找人幫忙確定當事人的所在位置 5. 報警協尋 願意跟大家分享你的痛苦，不是一件容易的事， 願意坦承自己的脆弱與哀傷是非常有勇氣的事情， 你比自己認定的還要堅強 請堅強的你再試著找回正向力量： 1. 開始運動吧 運動可增加血清素（Serotonin），提升正面情緒； 多巴胺（Dopamine），可以提升注意力與活動力，； 胺多芬（Endorphin）像腦嗎啡，可穩定情緒； 新腎上腺素（Norepinephrine）則可讓反應更靈敏。 若你因服藥的副作用或體力不佳，請先不要劇烈運動， 以較和緩的運動代替，如散步、快走。 2. 試著書寫 請把你的不滿書寫下來吧就算是全篇髒話或一兩個字都好， 試著把自己的情緒書寫在紙上，書寫可以幫助你發洩情緒， 如果你願意，試著做吧 3. 再給你的精神科醫師、諮詢師及自己一個機會 治療是長期抗戰，很漫長也很煎熬，你也一直都很努力， 請再給自己一些時間等待你需要精神醫師幫助你， 請再給你的醫師一次機會吧 黑暗終將過去，天色將亮 我學妹因曾經患者，加上工作是相關背景，所以對於情緒及精神方面可給予建議， 另一篇有關情緒的文章可至男女板搜尋我的ＩＤ，大家可以搭配著使用。 ＰＯ文經學妹同意可以任意轉出，但請註明作者及出處，謝謝</text:p>
          </table:table-cell>
          <table:table-cell office:value-type="string" calcext:value-type="string">
            <text:p>抗壓力太差。請不要逼迫患者做不願意的事情或給予壓力、指責。</text:p>
          </table:table-cell>
          <table:table-cell table:number-columns-repeated="3"/>
        </table:table-row>
        <table:table-row table:style-name="ro1">
          <table:table-cell office:value-type="float" office:value="2014" calcext:value-type="float">
            <text:p>2014</text:p>
          </table:table-cell>
          <table:table-cell office:value-type="string" calcext:value-type="string">
            <text:p>May</text:p>
          </table:table-cell>
          <table:table-cell office:value-type="float" office:value="16" calcext:value-type="float">
            <text:p>16</text:p>
          </table:table-cell>
          <table:table-cell office:value-type="string" calcext:value-type="string">
            <text:p>00:47:46</text:p>
          </table:table-cell>
          <table:table-cell office:value-type="string" calcext:value-type="string">
            <text:p>Fri</text:p>
          </table:table-cell>
          <table:table-cell office:value-type="string" calcext:value-type="string">
            <text:p>yslgreen (綠白y)</text:p>
          </table:table-cell>
          <table:table-cell office:value-type="string" calcext:value-type="string">
            <text:p>[閒聊] 要不要告訴家人</text:p>
          </table:table-cell>
          <table:table-cell office:value-type="string" calcext:value-type="string">
            <text:p>FALSE</text:p>
          </table:table-cell>
          <table:table-cell office:value-type="string" calcext:value-type="string">
            <text:p>抱歉因為怕帳號被朋友和家人認出來只好開分身 我是憂鬱症主要是因為找工作的壓力和人際關係 發病應該是一陣子了直到上個月才嚴重到逼自己去看醫生 現在也在認真吃藥 但家人都不知道我也不敢說 因為怕媽媽知道後會擔心得睡不著怕他們不敢讓我一個人待在外縣市 （我獨自住在台北） 我很想往外闖也一直努力 所以我也怕他們知道後不敢讓我一個人往外闖 唉明天要返鄉一趟 跟朋友討論一下到底要不要告訴家人 我....很猶豫因為是家人覺得好像應該讓他們知道 又擔心很多.... 想問問大家意見...感謝</text:p>
          </table:table-cell>
          <table:table-cell office:value-type="string" calcext:value-type="string">
            <text:p>我是憂鬱症主要是因為找工作的壓力和人際關係。</text:p>
          </table:table-cell>
          <table:table-cell table:number-columns-repeated="3"/>
        </table:table-row>
        <table:table-row table:style-name="ro1">
          <table:table-cell office:value-type="float" office:value="2014" calcext:value-type="float">
            <text:p>2014</text:p>
          </table:table-cell>
          <table:table-cell office:value-type="string" calcext:value-type="string">
            <text:p>May</text:p>
          </table:table-cell>
          <table:table-cell office:value-type="float" office:value="17" calcext:value-type="float">
            <text:p>17</text:p>
          </table:table-cell>
          <table:table-cell office:value-type="string" calcext:value-type="string">
            <text:p>00:46:22</text:p>
          </table:table-cell>
          <table:table-cell office:value-type="string" calcext:value-type="string">
            <text:p>Sat</text:p>
          </table:table-cell>
          <table:table-cell office:value-type="string" calcext:value-type="string">
            <text:p>foreverjaja (佳)</text:p>
          </table:table-cell>
          <table:table-cell office:value-type="string" calcext:value-type="string">
            <text:p>[問題] 朋友一直說他想死又不想死...</text:p>
          </table:table-cell>
          <table:table-cell office:value-type="string" calcext:value-type="string">
            <text:p>FALSE</text:p>
          </table:table-cell>
          <table:table-cell office:value-type="string" calcext:value-type="string">
            <text:p>有個朋友家庭、經濟、感情狀況都不太好， 經常性的跟我談他家、他的經濟、他的感情， 我幾乎是他的出口了， 一直也都處於傾聽的立場， 他的個性相當鑽牛角尖， 即便我傾聽後提供意見試著要協助他， 他也經常以事情沒那麼簡單，你不會明白帶過， 我知道長期多面向的壓力確實會讓人精神崩潰， 於是我建議他去看精神科， 他也去看了， 但是醫生開給他的藥他卻沒按時吃， 他的理由是這種藥吃太多了不好， 就我所知控制自律神經的藥物如果斷斷續續的吃會有反效果， 所以一段時間這樣下來，我發現他越來越無法控制自己的情緒， 所以開始有些反覆性的抱怨、憤怒、咀咒、恐懼、畏縮... 身為傾聽者的我，難免受他情緒牽引， 好幾次因為他的那些反覆性和不振作感到生氣， 難免會叨唸個二句， 就在今晚，他持續的在死與不死的話題繞著時， 我實在為我的傾聽感到無力， 於是脫口說出你想怎麼樣，我都會尊重你，你先冷靜，我要休息了，加油 他緊接著說連你都放棄我了...嗯，我會好好想想要怎麼去死的 我的天啊， 這樣一句話很柔弱，卻很震撼， 也令人感到前功盡棄般的無力及憤怒， 說實在話， 實在是越來越不想讓這樣鑽牛角尖的人影響我原有正常的生活， 但同時又憐憫的希望能扶他一把， 我該怎麼做？</text:p>
          </table:table-cell>
          <table:table-cell office:value-type="string" calcext:value-type="string">
            <text:p>我知道長期多面向的壓力確實會讓人精神崩潰，。</text:p>
          </table:table-cell>
          <table:table-cell table:number-columns-repeated="3"/>
        </table:table-row>
        <table:table-row table:style-name="ro1">
          <table:table-cell office:value-type="float" office:value="2014" calcext:value-type="float">
            <text:p>2014</text:p>
          </table:table-cell>
          <table:table-cell office:value-type="string" calcext:value-type="string">
            <text:p>May</text:p>
          </table:table-cell>
          <table:table-cell office:value-type="float" office:value="20" calcext:value-type="float">
            <text:p>20</text:p>
          </table:table-cell>
          <table:table-cell office:value-type="string" calcext:value-type="string">
            <text:p>21:37:32</text:p>
          </table:table-cell>
          <table:table-cell office:value-type="string" calcext:value-type="string">
            <text:p>Tue</text:p>
          </table:table-cell>
          <table:table-cell office:value-type="string" calcext:value-type="string">
            <text:p>Astragali (Soldier A)</text:p>
          </table:table-cell>
          <table:table-cell office:value-type="string" calcext:value-type="string">
            <text:p>[晴天] 戒掉冷飲了~</text:p>
          </table:table-cell>
          <table:table-cell office:value-type="string" calcext:value-type="string">
            <text:p>FALSE</text:p>
          </table:table-cell>
          <table:table-cell office:value-type="string" calcext:value-type="string">
            <text:p>哈真是太開心了。XD 從一天兩杯(以上)的手搖杯飲料到一天一杯(通常是咖啡)， 到現在只喝溫水，我終於成功啦~ 除了餐廳附贈的飲料之外，已經超久沒有買手搖杯了 這兩天因為天氣熱，就隨手倒了冰箱裡的罐裝綠茶來喝， 沒想到居然有種好......奇怪啊的感覺。 (實在是很難形容，反正就是覺得這東西好膩。XD) 再加上夏天也到啦~ 除了減肥之外，健康也是很重要的 辛苦了。(拍拍) 我覺得我也不能說是戒，比較像是喝到不想再喝了吧~ XDD 可能因為有別的事情想做，就比較不會一直想著要喝飲料了。(認真) 樓上，h大在國外啊。XDDD 美國的物價......(抖 拍拍，要慢慢來喔，我好像也是花了一年才達成的。 一下子戒太快會造成壓力，反而更想喝喔。(親身經驗) 我一周還是會喝一次咖啡啦其實~ 但是是黑咖啡，而且最主要是喜歡咖啡的香味。&gt;///&lt; (以前是加糖加奶、每天喝。囧) 如果要戒的話，先從拿鐵不加糖開始試試看吧~ (但是不想起床的時候，咖啡真的是很有效的動力啊。XD) ^^^^^^^^^^^^^^^^^^^^^^^^^^ 這是什麼樣的公司啊。XDDDD (可是好像很幸福的感覺...P) 來一起運動吧。XDD 我現在也是，喝到加糖的飲料，反而會覺得味道怪怪的~ 一起努力吧</text:p>
          </table:table-cell>
          <table:table-cell office:value-type="string" calcext:value-type="string">
            <text:p>一下子戒太快會造成壓力，反而更想喝喔。</text:p>
          </table:table-cell>
          <table:table-cell table:number-columns-repeated="3"/>
        </table:table-row>
        <table:table-row table:style-name="ro1">
          <table:table-cell office:value-type="float" office:value="2014" calcext:value-type="float">
            <text:p>2014</text:p>
          </table:table-cell>
          <table:table-cell office:value-type="string" calcext:value-type="string">
            <text:p>May</text:p>
          </table:table-cell>
          <table:table-cell office:value-type="float" office:value="23" calcext:value-type="float">
            <text:p>23</text:p>
          </table:table-cell>
          <table:table-cell office:value-type="string" calcext:value-type="string">
            <text:p>06:25:35</text:p>
          </table:table-cell>
          <table:table-cell office:value-type="string" calcext:value-type="string">
            <text:p>Fri</text:p>
          </table:table-cell>
          <table:table-cell office:value-type="string" calcext:value-type="string">
            <text:p>AURORAw ( w)</text:p>
          </table:table-cell>
          <table:table-cell office:value-type="string" calcext:value-type="string">
            <text:p>[資訊] 安心步驟 來自一則最新 新聞消息 的連結</text:p>
          </table:table-cell>
          <table:table-cell office:value-type="string" calcext:value-type="string">
            <text:p>FALSE</text:p>
          </table:table-cell>
          <table:table-cell office:value-type="string" calcext:value-type="string">
            <text:p>作者 AURORAw ( w) 看板 Psychiatry 標題 [分享] 安心步驟 來自一則最新 新聞消息 的連結 時間 Fri May 23 062410 2014 http//www.atcp.org.tw/news_ok.php?nid=389 摘錄文中五大點： 一、確保自身與環境安全，並避免過度接觸引發不適的資訊與畫面。 二、從事促進正向情緒的活動，像是聽平靜的音樂、泡熱水澡或做瑜珈等運動。 三、從事讓自己感覺有價值和能力的事情，像是主動處理自身的身心反應與壓力來源， 設定可達成的目標。 四、藉由周圍親友的支持與陪伴，協助自已在遭受壓力衝擊時，能快速走出該陰影。 五、樂觀與希望能帶來正面的效果，並減少不必要的自責，了解自己的反應與經驗是 常見的且多數人會自然復原。</text:p>
          </table:table-cell>
          <table:table-cell office:value-type="string" calcext:value-type="string">
            <text:p>三、從事讓自己感覺有價值和能力的事情，像是主動處理自身的身心反應與壓力來源，。四、藉由周圍親友的支持與陪伴，協助自已在遭受壓力衝擊時，能快速走出該陰影。</text:p>
          </table:table-cell>
          <table:table-cell table:number-columns-repeated="3"/>
        </table:table-row>
        <table:table-row table:style-name="ro1">
          <table:table-cell office:value-type="float" office:value="2014" calcext:value-type="float">
            <text:p>2014</text:p>
          </table:table-cell>
          <table:table-cell office:value-type="string" calcext:value-type="string">
            <text:p>May</text:p>
          </table:table-cell>
          <table:table-cell office:value-type="float" office:value="26" calcext:value-type="float">
            <text:p>26</text:p>
          </table:table-cell>
          <table:table-cell office:value-type="string" calcext:value-type="string">
            <text:p>08:13:09</text:p>
          </table:table-cell>
          <table:table-cell office:value-type="string" calcext:value-type="string">
            <text:p>Mon</text:p>
          </table:table-cell>
          <table:table-cell office:value-type="string" calcext:value-type="string">
            <text:p>juliechen (JC)</text:p>
          </table:table-cell>
          <table:table-cell office:value-type="string" calcext:value-type="string">
            <text:p>[閒聊] 不再信任</text:p>
          </table:table-cell>
          <table:table-cell office:value-type="string" calcext:value-type="string">
            <text:p>FALSE</text:p>
          </table:table-cell>
          <table:table-cell office:value-type="string" calcext:value-type="string">
            <text:p>謝謝M大熱心幫忙找免費的諮商資源 只可惜我對心理諮商師已無任何信心 還記得在自殺以前，我花了十次以上 付費諮商、看書釐清、狂做她交付的 功課？喔，爬文才知道有壓力可不做 後來爆炸的原因是我要主角陪我諮商 當晚，她就莫名地把我的臉書刪除了 據她的說法是我的諮商師要她這麼做 諮商師要我把想寫給A的話語轉給她 由諮商師代替A回答寫了兩封覺得 自己好像白癡，明明是對A說話為何 要轉給B，然後B宛如是隔空瘙癢回話 後來我還是按耐不住很氣憤地寫信給A 結果被A的學生C看到，C又代為回應 這晚，我真的爬到十樓窗邊要自殺了 C隔天一早就在臉書上霸凌我，狂洗板 並且結合A的學生們極力攻擊A沒有 出面說話，反而要我自己處理霸凌 後來鬧自殺的事情聯絡到我母親那兒 我母親問A我諮商都說些什麼，A給了 我母親諮商師的聯絡方式，諮商師說 都是聊A的事，然後，我母親就到A的 學校堵A了而諮商師決定要終止諮商 （所以諮商師可以把我說的事情告訴 讓我想結束此生的自殺源頭母親？） 某天，我與就讀諮商的朋友聊起此事 我將朋友和我的對話轉寄給了A希望 A能明白並不是諮商師所有的建議都是 對的適合我的有諮商師只是將人 貼上標籤，讓他成為這個病名的病人 但A，又把這封信轉給了原本的諮商師 而這一位諮商師又寫了一封長信罵我 唉，本來是因為我的母親想結束自我 卻因A的出現，拉著心底的理想母親 不肯放手、極力求救，就在A出國後 我燒炭自殺了因為我母親頻繁騷擾 但被救後，我母親說是A要她這麼做 左腿燒傷了深三度灼傷事隔一年 我的腳傷還未癒合，整日只能躺床上 更甭談日後腳傷復健的漫長痛苦人生 我不再信任人了另一位諮商師告訴 現在的照顧者要多加注意我、小心我 我還能自我坦誠、誠實揭露嗎？？？</text:p>
          </table:table-cell>
          <table:table-cell office:value-type="string" calcext:value-type="string">
            <text:p>功課？喔，爬文才知道有壓力可不做。</text:p>
          </table:table-cell>
          <table:table-cell table:number-columns-repeated="3"/>
        </table:table-row>
        <table:table-row table:style-name="ro1">
          <table:table-cell office:value-type="float" office:value="2014" calcext:value-type="float">
            <text:p>2014</text:p>
          </table:table-cell>
          <table:table-cell office:value-type="string" calcext:value-type="string">
            <text:p>Jun</text:p>
          </table:table-cell>
          <table:table-cell office:value-type="float" office:value="3" calcext:value-type="float">
            <text:p>3</text:p>
          </table:table-cell>
          <table:table-cell office:value-type="string" calcext:value-type="string">
            <text:p>17:51:28</text:p>
          </table:table-cell>
          <table:table-cell office:value-type="string" calcext:value-type="string">
            <text:p>Tue</text:p>
          </table:table-cell>
          <table:table-cell office:value-type="string" calcext:value-type="string">
            <text:p>galaxy4552 (無聞)</text:p>
          </table:table-cell>
          <table:table-cell office:value-type="string" calcext:value-type="string">
            <text:p>[經驗] 咬指甲(咬甲癖)的服藥</text:p>
          </table:table-cell>
          <table:table-cell office:value-type="string" calcext:value-type="string">
            <text:p>FALSE</text:p>
          </table:table-cell>
          <table:table-cell office:value-type="string" calcext:value-type="string">
            <text:p>以下內容純屬個人服藥經驗 不涉及個別的看診內容 過程中都沒有很突然的壓力源(喪或離) 文長也是希望能夠同病相憐的人 一起擺脫咬指甲的生活 1. 前年服藥約兩個月 憂必晴ZAPLINE 療程 忘記配的另一顆藥(放鬆用) 第一周每天一顆 第二周每天兩顆 第三四周每天三顆 直到咬指甲不再咬 減量 第五周兩顆 第六周一顆(半顆 &gt;自行斷藥) 以為自己好了 看著自己十隻指頭都有美美的指甲 覺得可以有新的人生 不用遮掩自己的指甲 2. 去年開始 日子壓力還是很大的情況 咬指甲這情況又復發了 新醫師開給了我 脫蒙治 無鬱寧 立普能 益可寧 吃了很多種藥 感覺好像自己大病一場的病人 咬指甲的情況卻沒有改善 吃了快五個月的藥直至現在也沒有好 3. 今天去換了醫師又回去憂必晴療程 現在每天吃一顆 至於之後有沒有好我再補上 4. 最後想說的事 有些好的醫生 生意看起來一定不好 看幾次病就把你醫好了 他哪來的病人 都給他治好了 而不好的醫生 生意看起來一定好 看了很久還是沒把你醫好 這樣感覺很多病人 不斷累積 看起來常常排隊 (很專業?) 又不是開餐廳 人多 東西不好吃也新鮮 醫德真的很重要阿 願版眾也在治療時能夠找到自己合適的醫師</text:p>
          </table:table-cell>
          <table:table-cell office:value-type="string" calcext:value-type="string">
            <text:p>過程中都沒有很突然的壓力源(喪或離)。日子壓力還是很大的情況。</text:p>
          </table:table-cell>
          <table:table-cell table:number-columns-repeated="3"/>
        </table:table-row>
        <table:table-row table:style-name="ro1">
          <table:table-cell office:value-type="float" office:value="2014" calcext:value-type="float">
            <text:p>2014</text:p>
          </table:table-cell>
          <table:table-cell office:value-type="string" calcext:value-type="string">
            <text:p>Jun</text:p>
          </table:table-cell>
          <table:table-cell office:value-type="float" office:value="9" calcext:value-type="float">
            <text:p>9</text:p>
          </table:table-cell>
          <table:table-cell office:value-type="string" calcext:value-type="string">
            <text:p>22:58:53</text:p>
          </table:table-cell>
          <table:table-cell office:value-type="string" calcext:value-type="string">
            <text:p>Mon</text:p>
          </table:table-cell>
          <table:table-cell office:value-type="string" calcext:value-type="string">
            <text:p>squall716 ()</text:p>
          </table:table-cell>
          <table:table-cell office:value-type="string" calcext:value-type="string">
            <text:p>[問題] 憂鬱恐慌患者的工作</text:p>
          </table:table-cell>
          <table:table-cell office:value-type="string" calcext:value-type="string">
            <text:p>TRUE</text:p>
          </table:table-cell>
          <table:table-cell office:value-type="string" calcext:value-type="string">
            <text:p>你好 政府有免費的社區心理諮商師，但我不確定高雄是否有？之前我在新北市就有參加過，在區公所 我也建議先從兼職開始做起，慢慢找回對工作的熱忱，但不要找壓力很大的，像我覺得速食店或超商就壓力蠻大的，主要是因為這些行業都有規定一周的時數，可以找發傳單極敢蔽漱u作，再一邊找想要的工作 如果覺得心情無法紓發，可以試著書寫自己的心情，或者學習新的事物，像樂器或手工藝，當然運動是最好的方法 之前心情很差時，也都是待在家完全不想出門，也不想做任何事，一個多月下來，瘦了兩三公斤，因為連吃飯都懶得出門，只吃一餐 但我現在硬逼自己每天一定要出門，晒晒太陽，我會到人群多的地方，像速食店或超商，點個小東西，待個幾小時，一定要有一個出門的目標，才不會每天都待在家，逛街看電影租書，都是很好的出門理由 所以不要再待在家囉，在外面發呆有時會看到有趣的事或是意想不到的發現，加油 Sent from my Android</text:p>
          </table:table-cell>
          <table:table-cell office:value-type="string" calcext:value-type="string">
            <text:p>我也建議先從兼職開始做起，慢慢找回對工作的熱忱，但不要找壓力很大的，像我覺得速食店或超商就壓力蠻大的，主要是因為這些行業都有規定一周的時數，可以找發傳單極敢蔽漱u作，再一邊找想要的工作。</text:p>
          </table:table-cell>
          <table:table-cell table:number-columns-repeated="3"/>
        </table:table-row>
        <table:table-row table:style-name="ro1">
          <table:table-cell office:value-type="float" office:value="2014" calcext:value-type="float">
            <text:p>2014</text:p>
          </table:table-cell>
          <table:table-cell office:value-type="string" calcext:value-type="string">
            <text:p>Jun</text:p>
          </table:table-cell>
          <table:table-cell office:value-type="float" office:value="28" calcext:value-type="float">
            <text:p>28</text:p>
          </table:table-cell>
          <table:table-cell office:value-type="string" calcext:value-type="string">
            <text:p>12:52:47</text:p>
          </table:table-cell>
          <table:table-cell office:value-type="string" calcext:value-type="string">
            <text:p>Sat</text:p>
          </table:table-cell>
          <table:table-cell office:value-type="string" calcext:value-type="string">
            <text:p>lpking2235 (joker)</text:p>
          </table:table-cell>
          <table:table-cell office:value-type="string" calcext:value-type="string">
            <text:p>[閒聊] 感謝X憂鬱X安眠X史蒂X工作1</text:p>
          </table:table-cell>
          <table:table-cell office:value-type="string" calcext:value-type="string">
            <text:p>FALSE</text:p>
          </table:table-cell>
          <table:table-cell office:value-type="string" calcext:value-type="string">
            <text:p>首先能夠走出來感謝版上的台北大衛哥、文姨姐、從南部搭車上來的勇先哥 第二個感謝批批踢版友與版上某些line群組給予我很多意見 先說說最近近況，有了工作之後 可能有了一些方向去做，而漸漸地遠離小史與藥物 曾經可以一天一直吃，量可以到一天二十到三十 沒藥時很慌張，會一直不斷去拿藥 這些日子過的渾渾噩噩，沒與人交集甚至有出現精神分裂症 最後是快被強制住院，才決定自己要走出來(不見棺材不掉淚) 走出來老實說不容易，會遇到許多瓶頸 本身是沒有家人與朋友，沒有人可以給我支持，遇到問題不知道該怎麼解決 例如恐慌時該怎麼辦、憂鬱時該怎麼做、甚至自己快撐不下去時，有幾位版友因為離我 這邊很近 都願意出來聊天與跑步，我也知道網路上交友要謹慎，不過還是很感謝遇到這些貴人 前言 我自己最大的困擾是時間與精神壓力 時間是因為之前都沒上課與工作，所以每天二十四小時不知道幹嘛 精神壓力是已經到了一定年紀卻沒上班，自己很自責(沒有專業技能) lesson1 克服時間 聽了很多意見，首先要把時間規劃為短中長 短期六小時 中期一天到三天 長期三天到七天 自己會恐慌 所以設定比較少 每六小時就會注意自己情況並記錄下來，記錄下來之後，十二個小時要寫一次建言 建言會寫下面十二個小時要怎麼更好，例如運動、看書、漫畫、玩遊戲等 中期把這三天做一個心情紀錄本，把遇到開心與不開心的事情記錄下來 長期會把紀錄過程列印下來，貼在每天都會看到的地方，門口或電腦旁邊，提醒自己已經 撐過這些日期 這些在我第一個禮拜很難辦到，是許多人寄信通知我時間到，要記錄了，我才去畫個笑臉 之類 其他時間根本沒有心思去做事情，就希望一直睡或者躺在床上 先打到這邊，晚一點回來再發文，有點焦慮產生，先去公園散個步 版友有問題可以站內信，關於line群組申請要往Psychiatry看板的置頂文章我想收集大 家知道的協助管道 都是公開的，希望有幫助到你 p.s之前我有發文也有版友來應徵，目前也在跟我一起工作 然後，暑假到了，我們老闆這裡想多找三位工讀生，如果有興趣就一起做吧 06/28 1254</text:p>
          </table:table-cell>
          <table:table-cell office:value-type="string" calcext:value-type="string">
            <text:p>我自己最大的困擾是時間與精神壓力。精神壓力是已經到了一定年紀卻沒上班，自己很自責(沒有專業技能)。</text:p>
          </table:table-cell>
          <table:table-cell table:number-columns-repeated="3"/>
        </table:table-row>
        <table:table-row table:style-name="ro1">
          <table:table-cell office:value-type="float" office:value="2014" calcext:value-type="float">
            <text:p>2014</text:p>
          </table:table-cell>
          <table:table-cell office:value-type="string" calcext:value-type="string">
            <text:p>Jul</text:p>
          </table:table-cell>
          <table:table-cell office:value-type="float" office:value="1" calcext:value-type="float">
            <text:p>1</text:p>
          </table:table-cell>
          <table:table-cell office:value-type="string" calcext:value-type="string">
            <text:p>15:22:41</text:p>
          </table:table-cell>
          <table:table-cell office:value-type="string" calcext:value-type="string">
            <text:p>Tue</text:p>
          </table:table-cell>
          <table:table-cell office:value-type="string" calcext:value-type="string">
            <text:p>longandog (霧裡探狗喔!)</text:p>
          </table:table-cell>
          <table:table-cell office:value-type="string" calcext:value-type="string">
            <text:p>[閒聊] 社會體驗</text:p>
          </table:table-cell>
          <table:table-cell office:value-type="string" calcext:value-type="string">
            <text:p>FALSE</text:p>
          </table:table-cell>
          <table:table-cell office:value-type="string" calcext:value-type="string">
            <text:p>畢業後出校門就是社會的一份子了 即使你想否認抗拒仍無法違背時間的洪流 這段過渡適應期因人而異 7年經歷過不少對我來說的重大壓力事件 即使畢業多年的我仍無法保證自己100%的適應 憑一口氣浴火重生 至今在可接受的範圍內平淡的活著 ~ 說實在的我不是不清楚這樣的我在社會上的界定 表面上我與一般人無異 但由於溝通表達能力不太好 別人會覺得邏輯怪怪的但又說不出所以然 總之被定義成神祕的一個人 但並不是會去傷人而是害怕受傷而躲起來 ~ 過去的我曾經站在高處看過世界 我心裡很清楚成功的要件是什麼 當我入社會體驗後知道人生勝利組的要件 當我無法下定決心或強迫自己達成時我選擇逃避 我知道會不斷的惡性循環再循環 導致自己mood swing cycle~ 很多事我都知道但我做不到這中間的落差 就是痛苦的來源 ~ 能在這社會中活的平淡已是萬幸 我不該奢求太多的東西 只希望薄如蛋殼般的堅強 能在我落難時保護自己 告訴自己活著就是希望 多看看自己的優勢與優點目光放遠 讓自己活得更開心更愛自己 這才是真正的人生</text:p>
          </table:table-cell>
          <table:table-cell office:value-type="string" calcext:value-type="string">
            <text:p>7年經歷過不少對我來說的重大壓力事件。</text:p>
          </table:table-cell>
          <table:table-cell table:number-columns-repeated="3"/>
        </table:table-row>
        <table:table-row table:style-name="ro1">
          <table:table-cell office:value-type="float" office:value="2014" calcext:value-type="float">
            <text:p>2014</text:p>
          </table:table-cell>
          <table:table-cell office:value-type="string" calcext:value-type="string">
            <text:p>Jul</text:p>
          </table:table-cell>
          <table:table-cell office:value-type="float" office:value="5" calcext:value-type="float">
            <text:p>5</text:p>
          </table:table-cell>
          <table:table-cell office:value-type="string" calcext:value-type="string">
            <text:p>22:53:33</text:p>
          </table:table-cell>
          <table:table-cell office:value-type="string" calcext:value-type="string">
            <text:p>Sat</text:p>
          </table:table-cell>
          <table:table-cell office:value-type="string" calcext:value-type="string">
            <text:p>k18898 (渣渣)</text:p>
          </table:table-cell>
          <table:table-cell office:value-type="string" calcext:value-type="string">
            <text:p>[問題] 憂鬱的人該怎麼關心？</text:p>
          </table:table-cell>
          <table:table-cell office:value-type="string" calcext:value-type="string">
            <text:p>FALSE</text:p>
          </table:table-cell>
          <table:table-cell office:value-type="string" calcext:value-type="string">
            <text:p>身邊第一次出現憂鬱症的好朋友 後來交往期間只要她一回家就會開始關手機、不想理人、沉默、訊息已讀不回 盡力的平和與她聊聊說話，成功拉過她幾次，但一直不見起色(吃抗憂鬱的藥也多年) 後來有一次她連續打五通電話給我，我沒接到，但事後有解釋可是她還是一樣狀況 我很著急、擔心想說是不是要分開，感情的事就隨緣，才會不會給彼此壓力 所以跟她說我會等她需要我的時候，答應過她的話不會忘記，請她好好休養 不管如何都還會是朋友，也說如果就此不想我等妳或是不想再我打擾 也有請她跟我說(但也沒回應) 這些訊息傳達完後，我們就斷了聯絡八個月了，但在外縣市的我，每個月會有一封簡訊或 email與她分享生活點滴和關心她的狀況(雖然她始終沒回應，朋友打她手機也未接過) 不知道現在的我這樣，對她是不是一點幫助也沒有？ 還是我該做些什麼嗎？ 麻煩各位解答了謝謝~</text:p>
          </table:table-cell>
          <table:table-cell office:value-type="string" calcext:value-type="string">
            <text:p>我很著急、擔心想說是不是要分開，感情的事就隨緣，才會不會給彼此壓力。</text:p>
          </table:table-cell>
          <table:table-cell table:number-columns-repeated="3"/>
        </table:table-row>
        <table:table-row table:style-name="ro1">
          <table:table-cell office:value-type="float" office:value="2014" calcext:value-type="float">
            <text:p>2014</text:p>
          </table:table-cell>
          <table:table-cell office:value-type="string" calcext:value-type="string">
            <text:p>Jul</text:p>
          </table:table-cell>
          <table:table-cell office:value-type="float" office:value="7" calcext:value-type="float">
            <text:p>7</text:p>
          </table:table-cell>
          <table:table-cell office:value-type="string" calcext:value-type="string">
            <text:p>17:45:26</text:p>
          </table:table-cell>
          <table:table-cell office:value-type="string" calcext:value-type="string">
            <text:p>Mon</text:p>
          </table:table-cell>
          <table:table-cell office:value-type="string" calcext:value-type="string">
            <text:p>heartfine (關妍)</text:p>
          </table:table-cell>
          <table:table-cell office:value-type="string" calcext:value-type="string">
            <text:p>[閒聊] 汗泡疹</text:p>
          </table:table-cell>
          <table:table-cell office:value-type="string" calcext:value-type="string">
            <text:p>FALSE</text:p>
          </table:table-cell>
          <table:table-cell office:value-type="string" calcext:value-type="string">
            <text:p>聽說汗泡疹和心裡情緒因素有關 壓力或是憂鬱都會影響 從四月開始汗泡疹 腳底癢到炸 難以忍受的癢 然後症狀也在那之後發作 所以身體的反應果然是最誠實的 板友們也有過身體通知的警訊嗎 告訴你說可能又要發作了 Sent from my Android</text:p>
          </table:table-cell>
          <table:table-cell office:value-type="string" calcext:value-type="string">
            <text:p>壓力或是憂鬱都會影響。</text:p>
          </table:table-cell>
          <table:table-cell table:number-columns-repeated="3"/>
        </table:table-row>
        <table:table-row table:style-name="ro1">
          <table:table-cell office:value-type="float" office:value="2014" calcext:value-type="float">
            <text:p>2014</text:p>
          </table:table-cell>
          <table:table-cell office:value-type="string" calcext:value-type="string">
            <text:p>Jul</text:p>
          </table:table-cell>
          <table:table-cell office:value-type="float" office:value="14" calcext:value-type="float">
            <text:p>14</text:p>
          </table:table-cell>
          <table:table-cell office:value-type="string" calcext:value-type="string">
            <text:p>23:27:15</text:p>
          </table:table-cell>
          <table:table-cell office:value-type="string" calcext:value-type="string">
            <text:p>Mon</text:p>
          </table:table-cell>
          <table:table-cell office:value-type="string" calcext:value-type="string">
            <text:p>k18898 (Qi)</text:p>
          </table:table-cell>
          <table:table-cell office:value-type="string" calcext:value-type="string">
            <text:p>會沈默、逃避、不說話有什麼原因嗎？</text:p>
          </table:table-cell>
          <table:table-cell office:value-type="string" calcext:value-type="string">
            <text:p>FALSE</text:p>
          </table:table-cell>
          <table:table-cell office:value-type="string" calcext:value-type="string">
            <text:p>她爸爸曾很反對我和她女兒在一起，只同意我們就是好朋友 所以她還為和我在一起因此和她父親吵架 但她父親也拿她沒轍 只能私下一直勸說我，她女兒不可能愛我，（女兒生病不能當真） 我很受傷，因為愛她 所以我選擇承受她爸爸給我的臉色和壓力 後來每當她回家時，就會突然，關機或訊息已讀不回 開始一次兩次，她爸爸私下就會請我鼓勵她回學校 只要在我身邊生活就都沒事，但第三次一回家她就又會有同樣狀況，惡性循環 我很難過，也好疲累，就換重心做自己的事 只是沒想到她在我這樣的情況下，連續打了五通電話給我 我沒接到，但有馬上解釋，也都不願回應我 後來我跟她說既然我說再多妳也不願意見我理我，感情的事就隨緣吧，答應妳的承諾我一定會做到 把身體養好，不管未來如何我們也都還會是朋友（已讀還是沒回應） 就這樣，我們分手了 分手八個月，前三個月我關了所有個人網路社群調整心情 後來第四個月開始，我每個月都會用簡訊、email方式還是像最初朋友那樣問候、關心（但始終已讀而已） 也問她如果不希望我等她、打擾她，請她跟我說，我就不會再打擾，也不會再等她 但也還是已讀沒任何回電或留言 所以請各位朋友能否給天蠍座的我一點建議嗎？ 謝謝（哭） Sent from JPTT on my Sony LT25i.</text:p>
          </table:table-cell>
          <table:table-cell office:value-type="string" calcext:value-type="string">
            <text:p>所以我選擇承受她爸爸給我的臉色和壓力。</text:p>
          </table:table-cell>
          <table:table-cell table:number-columns-repeated="3"/>
        </table:table-row>
        <table:table-row table:style-name="ro1">
          <table:table-cell office:value-type="float" office:value="2014" calcext:value-type="float">
            <text:p>2014</text:p>
          </table:table-cell>
          <table:table-cell office:value-type="string" calcext:value-type="string">
            <text:p>Jul</text:p>
          </table:table-cell>
          <table:table-cell office:value-type="float" office:value="15" calcext:value-type="float">
            <text:p>15</text:p>
          </table:table-cell>
          <table:table-cell office:value-type="string" calcext:value-type="string">
            <text:p>00:10:13</text:p>
          </table:table-cell>
          <table:table-cell office:value-type="string" calcext:value-type="string">
            <text:p>Tue</text:p>
          </table:table-cell>
          <table:table-cell office:value-type="string" calcext:value-type="string">
            <text:p>swingcola ( <text:s text:c="2"/>)</text:p>
          </table:table-cell>
          <table:table-cell office:value-type="string" calcext:value-type="string">
            <text:p>[晴天] 莫名的愉快</text:p>
          </table:table-cell>
          <table:table-cell office:value-type="string" calcext:value-type="string">
            <text:p>FALSE</text:p>
          </table:table-cell>
          <table:table-cell office:value-type="string" calcext:value-type="string">
            <text:p>昨天假日我還半死不活的，今早去陪小朋友念書馬上恢復 很意外的心情還特別好，接下暑輔多接觸小朋友是對的 雖然很喜歡跟小朋友相處，但我壓力也很大 有時候大到莫名其妙，也會消失得莫名其妙 昨天臨睡前還在想說早上起來還是不舒服給他請假 前天逼近爆炸邊緣，因為我頭最近莫名的抽痛 想起之前亞急性甲狀腺炎那樣， 也是在我找到上一個很喜歡工作時發生的事 當想把事情做好，面對人際再加上疾病的壓力，很容易陷入負面中 幸好這次腦袋經歷過那次甲狀腺有比較進步，去處理這些負面 給自己的安慰鼓勵，謝謝之前甲狀腺炎給我的經驗 剛看到這影片覺得她歌的內容很好 http//0rz.tw/GJ6yy 人應該接受自己，自己接受自己別人才有機會接納真正的你 想起以前也喜歡畫濃烈的完整妝容，愛買化妝品的女生 後來深覺清淡一點才是美麗，雖然我還是沒有十足勇氣素顏見人 但我進步了喔 我很淡妝上粉底蓋個氣色，眼妝都省略了 也可以素顏去便利商店，我不也不管店員眼睛舒不舒服就是 雖然變美是很讓人嚮往的事情，但過度包裝的美麗蓋上本質 也讓你身邊的人失去了喜歡真實的你的機會了 最近該買粉底液了 我盡然用到手邊快沒東西才想去補貨 其實我也很希望我可以重拾對美麗的興趣，多買些化妝保養品 因為我太懶了這樣，不然以前的我很愛漂亮的， 到最後重點卻是我變懶了P 少女swingcola大概很難想像我現在在宅樣 反正心情好亂寫了一些沒頭緒的東西，希望自己除了來這邊發洩情緒外 也能在心情好時，寫一些輕鬆點的東西， 不要讓swingcola在prozac總是不開心的 雖然我有時候很糟糕，遭到我也不想理自己也覺得自己很沒禮貌沒責任感或很假 但不管怎樣都是自己的一部分，有開心時自己知道也很好</text:p>
          </table:table-cell>
          <table:table-cell office:value-type="string" calcext:value-type="string">
            <text:p>雖然很喜歡跟小朋友相處，但我壓力也很大。當想把事情做好，面對人際再加上疾病的壓力，很容易陷入負面中。</text:p>
          </table:table-cell>
          <table:table-cell table:number-columns-repeated="3"/>
        </table:table-row>
        <table:table-row table:style-name="ro1">
          <table:table-cell office:value-type="float" office:value="2014" calcext:value-type="float">
            <text:p>2014</text:p>
          </table:table-cell>
          <table:table-cell office:value-type="string" calcext:value-type="string">
            <text:p>Jul</text:p>
          </table:table-cell>
          <table:table-cell office:value-type="float" office:value="15" calcext:value-type="float">
            <text:p>15</text:p>
          </table:table-cell>
          <table:table-cell office:value-type="string" calcext:value-type="string">
            <text:p>16:06:54</text:p>
          </table:table-cell>
          <table:table-cell office:value-type="string" calcext:value-type="string">
            <text:p>Tue</text:p>
          </table:table-cell>
          <table:table-cell office:value-type="string" calcext:value-type="string">
            <text:p>mymaria (哈里路亞)</text:p>
          </table:table-cell>
          <table:table-cell office:value-type="string" calcext:value-type="string">
            <text:p>[問題] 請問陪伴者可以做甚麼</text:p>
          </table:table-cell>
          <table:table-cell office:value-type="string" calcext:value-type="string">
            <text:p>FALSE</text:p>
          </table:table-cell>
          <table:table-cell office:value-type="string" calcext:value-type="string">
            <text:p>我有一個朋友最近情況很不好 一個多月來都不跟外界聯絡 不接手機 不上FB 老闆、老師或是朋友都找不到她 以前有興趣的東西 例如爬山、看電影、聽音樂 也都不做了 一天睡很多小時，一天只吃一餐 我覺有點疑似憂鬱症 但她說醫生並沒有下診斷和開藥給她 因為已經畢業很久的關係， 我們並沒有三天兩頭膩在一塊 原本也只會一兩個月見一次面 是因為別人一直找不到他，我輾轉得知消息 去她租屋處敲她們才知道她的情況 她一個人租屋在台北，和房東同居 現在是我和另一個朋友每個禮拜去找她一次 明確知道他租屋地址的可能也只有我們兩個。 現在只有去他家敲門這個方法可以找到她 她叫我們不要透露她家地址給外人，也說不想見其他人 這樣的情況下 我還可以帶其他朋友一起去找她嗎? 雖然覺得應該要尊重他的意見。 但我們兩個人的陪伴似乎對他沒有顯著的幫助， 而且也有其他關心她的人想要見他。 照他的說法，除了每個禮拜自己去看醫生 (她不要我們作陪，所以也不知道醫生的意見) 都待在家裡。 想要約她去遠一點的地方去吃飯、散步、看電影等等 她都說不要。 我和朋友兩個人去找她的時候， 大多時候也都是我們兩個自己聊起來。 因為覺得一直問她的狀況 會造成她的壓力。 她就坐在一旁吃東西，眼睛一直盯著電視。 偶爾丟話題給他的時候，再恩一下 感覺這樣的陪伴對他一點幫助也沒有阿 可以有人給我一些意見嗎? 或是有類似情況的人 可以說說希望朋友怎麼做 她說醫生問他要不要用藥物。她說不要，醫生就沒開了 我們也想拉她出門，但是吃飯看電影提出任何藉口他都說不要。 有誰可以提供好方法給我嗎? 可是他都不說話耶。要我們明確的丟一些話題，她也只會簡單的回答， 不會把話題接下去。 謝謝以上板友的回應。我整理一下大家的意見 1聽她說話就好，不要主觀的提意見 (但因為她都不說話，所以我們的對話主要都是 你最近幾點睡幾點起床? 都在做甚麼事，對XX事有覺得怎麼樣 雖然這些問題不是很恰當，但不提問的話，她都不講話。) 2讓她持續就醫，可以的話配合藥物 (我們也想陪他就診，雖然知道她的看診時間， 但她都明確的說要自己去，硬要跟感覺只會讓他更煩擾。 現在只有每個禮拜見面時，問一下有沒有去看醫生而已 藥物的話，既然她說醫生讓她自己選擇要不要吃， 應該代表醫生他的狀況可以用諮商解決吧?) 3帶別的朋友去找她，不是一個好主意， (她有很明確的表示不想見，而且見面也不知道要說甚麼。 感覺得出她覺得說話很麻煩。所以我也覺得這不是一個好主意 但是因為我一兩個月後可能就不在台北，另一個朋友是要跑田調的研究生 想說能有其他共同的朋友一起，可以有比較多的時間陪伴。)</text:p>
          </table:table-cell>
          <table:table-cell office:value-type="string" calcext:value-type="string">
            <text:p>會造成她的壓力。</text:p>
          </table:table-cell>
          <table:table-cell table:number-columns-repeated="3"/>
        </table:table-row>
        <table:table-row table:style-name="ro1">
          <table:table-cell office:value-type="float" office:value="2014" calcext:value-type="float">
            <text:p>2014</text:p>
          </table:table-cell>
          <table:table-cell office:value-type="string" calcext:value-type="string">
            <text:p>Jul</text:p>
          </table:table-cell>
          <table:table-cell office:value-type="float" office:value="29" calcext:value-type="float">
            <text:p>29</text:p>
          </table:table-cell>
          <table:table-cell office:value-type="string" calcext:value-type="string">
            <text:p>22:53:02</text:p>
          </table:table-cell>
          <table:table-cell office:value-type="string" calcext:value-type="string">
            <text:p>Tue</text:p>
          </table:table-cell>
          <table:table-cell office:value-type="string" calcext:value-type="string">
            <text:p>viable (viable)</text:p>
          </table:table-cell>
          <table:table-cell office:value-type="string" calcext:value-type="string">
            <text:p>[晴天] 敗家記</text:p>
          </table:table-cell>
          <table:table-cell office:value-type="string" calcext:value-type="string">
            <text:p>FALSE</text:p>
          </table:table-cell>
          <table:table-cell office:value-type="string" calcext:value-type="string">
            <text:p>身在壓力大的世界上 身心要承受的太多了 有鑒於此健康更重要 這陣子敗了一個東西 洗菜機 據研究可以大幅減少農藥殘留 還可以洗水果洗米洗葡萄草莓和當炸物脫油機 花了好幾張小朋友 不過花錢還是花在健康效果最顯著 冬天從此不用想吃草莓又怕水冰了 吃葡萄也翹腳等洗菜機洗就可以了 從此懶惰程度又可以增加了</text:p>
          </table:table-cell>
          <table:table-cell office:value-type="string" calcext:value-type="string">
            <text:p>身在壓力大的世界上。</text:p>
          </table:table-cell>
          <table:table-cell table:number-columns-repeated="3"/>
        </table:table-row>
        <table:table-row table:style-name="ro1">
          <table:table-cell office:value-type="float" office:value="2014" calcext:value-type="float">
            <text:p>2014</text:p>
          </table:table-cell>
          <table:table-cell office:value-type="string" calcext:value-type="string">
            <text:p>Aug</text:p>
          </table:table-cell>
          <table:table-cell office:value-type="float" office:value="11" calcext:value-type="float">
            <text:p>11</text:p>
          </table:table-cell>
          <table:table-cell office:value-type="string" calcext:value-type="string">
            <text:p>16:04:52</text:p>
          </table:table-cell>
          <table:table-cell office:value-type="string" calcext:value-type="string">
            <text:p>Mon</text:p>
          </table:table-cell>
          <table:table-cell office:value-type="string" calcext:value-type="string">
            <text:p>babylickme (當白雪染遍了街頭...)</text:p>
          </table:table-cell>
          <table:table-cell office:value-type="string" calcext:value-type="string">
            <text:p>[晴天] 壓力..</text:p>
          </table:table-cell>
          <table:table-cell office:value-type="string" calcext:value-type="string">
            <text:p>FALSE</text:p>
          </table:table-cell>
          <table:table-cell office:value-type="string" calcext:value-type="string">
            <text:p>這個社會對我的期待 超出我的能力之所及 因此造成了我心裡的壓力 但也許那是過去所結下的惡緣 所以在我成長過程中 不斷遭受到惡意的攻擊 我想會做人真的遠比會做事 來的重要的多了.. o.Q</text:p>
          </table:table-cell>
          <table:table-cell office:value-type="string" calcext:value-type="string">
            <text:p>因此造成了我心裡的壓力。</text:p>
          </table:table-cell>
          <table:table-cell table:number-columns-repeated="3"/>
        </table:table-row>
        <table:table-row table:style-name="ro1">
          <table:table-cell office:value-type="float" office:value="2014" calcext:value-type="float">
            <text:p>2014</text:p>
          </table:table-cell>
          <table:table-cell office:value-type="string" calcext:value-type="string">
            <text:p>Aug</text:p>
          </table:table-cell>
          <table:table-cell office:value-type="float" office:value="19" calcext:value-type="float">
            <text:p>19</text:p>
          </table:table-cell>
          <table:table-cell office:value-type="string" calcext:value-type="string">
            <text:p>06:36:10</text:p>
          </table:table-cell>
          <table:table-cell office:value-type="string" calcext:value-type="string">
            <text:p>Tue</text:p>
          </table:table-cell>
          <table:table-cell office:value-type="string" calcext:value-type="string">
            <text:p>lpking2235 (joker)</text:p>
          </table:table-cell>
          <table:table-cell office:value-type="string" calcext:value-type="string">
            <text:p>[閒聊] 徵求聊天互訴心聲的同伴</text:p>
          </table:table-cell>
          <table:table-cell office:value-type="string" calcext:value-type="string">
            <text:p>FALSE</text:p>
          </table:table-cell>
          <table:table-cell office:value-type="string" calcext:value-type="string">
            <text:p>工作上已經穩定住了，但沒人可以訴說 內心壓力與人際關係還有很多都需要再加強 希望多個人多個意見 可以一起成長</text:p>
          </table:table-cell>
          <table:table-cell office:value-type="string" calcext:value-type="string">
            <text:p>內心壓力與人際關係還有很多都需要再加強。</text:p>
          </table:table-cell>
          <table:table-cell table:number-columns-repeated="3"/>
        </table:table-row>
        <table:table-row table:style-name="ro1">
          <table:table-cell office:value-type="float" office:value="2014" calcext:value-type="float">
            <text:p>2014</text:p>
          </table:table-cell>
          <table:table-cell office:value-type="string" calcext:value-type="string">
            <text:p>Aug</text:p>
          </table:table-cell>
          <table:table-cell office:value-type="float" office:value="23" calcext:value-type="float">
            <text:p>23</text:p>
          </table:table-cell>
          <table:table-cell office:value-type="string" calcext:value-type="string">
            <text:p>22:20:57</text:p>
          </table:table-cell>
          <table:table-cell office:value-type="string" calcext:value-type="string">
            <text:p>Sat</text:p>
          </table:table-cell>
          <table:table-cell office:value-type="string" calcext:value-type="string">
            <text:p>BabyAn (U閃亮亮U)</text:p>
          </table:table-cell>
          <table:table-cell office:value-type="string" calcext:value-type="string">
            <text:p>[問題] 有35歲以上版友嗎?</text:p>
          </table:table-cell>
          <table:table-cell office:value-type="string" calcext:value-type="string">
            <text:p>FALSE</text:p>
          </table:table-cell>
          <table:table-cell office:value-type="string" calcext:value-type="string">
            <text:p>各位版友好 又好久沒出現在這裡 不過我單身兩年了.. 也沒有看醫生好幾年. 也沒在吃藥了... 又考上公館的研究所了.. 也有很穩定的工作了.. 不過我相信我仍有憂鬱的因子 反而很呵護自己起心動念的想法 或許是曾經年輕時與死神交戰過幾次 反而很care身邊的人事物的品質 也或許跟死神交戰過 造就現在的我不怕辛苦不怕困難. 即使現在還在努力讓自己更好.. 好奇.版上是否有35歲以上的版友) 睡前看到臉書上我有位朋友燒炭獲救成功 就晃到這個版 想想年輕的自己 只是或許以前年輕時藥物的關係.. 老實說我記不得事情了...... 只剩下精華區可以看看.. 但是想起過去 不如好好想想現在吧........ 我也是快35了只是我身邊的朋友若知道我的過去 他們都很難相信以前我的狀態甚至說是不是誤診了... 還是因為藥物導致越來越嚴重.. 一切的一切在於98年初戀男友離開我正式脫離原生家庭. 經濟上完全自己想辦法開始出去工作後.......... 我的人生才開始改變......... 開始學會面對人群學會社交技巧.....等等等....... 而後.100年4月我認識曾參加憂鬱症版聚的第二任男友.... 我的人生又開始推向研究所之路..... 開始學會怎麼愛一個人才知道真正的戀愛是什麼. 甚至放手才是一種愛...... 101年10月分手到現在103年8月在感情上我完全沉澱 不再碰觸感情在工作上定位自己 甚至了解自己的起心動念認識很多優質的好友. 包含在身心靈領域的人包含作者或媒體人...... 對於負面的人因為我怕我自己也會掉進去 我會拒絕也會鼓勵自己要往正面方向走.. 我人生的路持續在走....... 或許未來我會去美國也不一定? 我現在生活也很穩定工作壓力在我可以承擔的部份 我也不會把別人的垃圾我身上扛甚至我不高興我也會說出來. 老闆對我不好我會聰明的讓其它人規勸他 我覺得我可以獲得更好的薪水我也會努力去爭取與表現.... 我也想找個男人一起作伴身邊也有遇到很好的人.... 可是我卻不敢.....即使我很孤單.....我知道我現在很好... 還在努力瘦身甚至想存錢一個人出國旅行...想騎單車...... 只是9398年我的記憶是模糊... 即使現在的我在努力追回年輕失去的一切... 我的原生家庭父母是很疼愛我但我現很了解家庭會傷人的部份 我會不插手與不過問甚至閃掉可能原生家庭影響我的人事物... 讓自己活出自己的路而人生不再是父親對我的要求.. 我學會自己負責...... 現在的我快35了... 反而思考是不是要找個人談戀愛.... 我卻感到....緊張了...我準備好了嗎?</text:p>
          </table:table-cell>
          <table:table-cell office:value-type="string" calcext:value-type="string">
            <text:p>我現在生活也很穩定工作壓力在我可以承擔的部份。</text:p>
          </table:table-cell>
          <table:table-cell table:number-columns-repeated="3"/>
        </table:table-row>
        <table:table-row table:style-name="ro1">
          <table:table-cell office:value-type="float" office:value="2014" calcext:value-type="float">
            <text:p>2014</text:p>
          </table:table-cell>
          <table:table-cell office:value-type="string" calcext:value-type="string">
            <text:p>Aug</text:p>
          </table:table-cell>
          <table:table-cell office:value-type="float" office:value="31" calcext:value-type="float">
            <text:p>31</text:p>
          </table:table-cell>
          <table:table-cell office:value-type="string" calcext:value-type="string">
            <text:p>17:58:41</text:p>
          </table:table-cell>
          <table:table-cell office:value-type="string" calcext:value-type="string">
            <text:p>Sun</text:p>
          </table:table-cell>
          <table:table-cell office:value-type="string" calcext:value-type="string">
            <text:p>Eevee (Eevee)</text:p>
          </table:table-cell>
          <table:table-cell office:value-type="string" calcext:value-type="string">
            <text:p>[閒聊] 怎麼讓自己快樂？</text:p>
          </table:table-cell>
          <table:table-cell office:value-type="string" calcext:value-type="string">
            <text:p>FALSE</text:p>
          </table:table-cell>
          <table:table-cell office:value-type="string" calcext:value-type="string">
            <text:p>第一次見心理醫生的時候， 她問我：你認為自殺能解決什麼問題？ 我回答：全部。 很長一段時間 身邊的人總是跟我說 你到底有沒有找到自己的壓力源了？ 你為什麼不讓自己快樂一點？明明很簡單 你為什麼不讓自己過好一點？明明很簡單 你為什麼不正常的飲食睡眠？明明很簡單 你為什麼不積極正向的思考？明明很簡單 你為什麼不能再更努力一點？明明很簡單 你為什麼 並且，他們做為普通人理所當然的反對安眠藥物 想睡的時候就會睡了，為什麼要用藥？ 吃這個不好，趕快戒掉 你應該要養成良好的習慣，吃藥睡覺不正常 運動吃健康一點每餐都要注意營養 你會因為吃安眠藥變成神經病 我也很想讓自己快樂 這幾天，也許是因為經前 在路上如行屍走肉，每一步都覺得無力踏出去 可能一切都是我的錯 全世界都是對的，只有我有錯，我有病 我也不喜歡這樣 但是要怎麼辦？誰能告訴我該怎麼辦？ 醫生要我先做到人每天最重要的五件事：起床、早餐、午餐、晚餐、睡眠 但我的壓力源呢？ 我的積極正向呢？ 我的正常飲食呢？ 以及其他我一直做不到、答不出來的問題呢？怎麼辦？</text:p>
          </table:table-cell>
          <table:table-cell office:value-type="string" calcext:value-type="string">
            <text:p>你到底有沒有找到自己的壓力源了？。但我的壓力源呢？。</text:p>
          </table:table-cell>
          <table:table-cell table:number-columns-repeated="3"/>
        </table:table-row>
        <table:table-row table:style-name="ro1">
          <table:table-cell office:value-type="float" office:value="2014" calcext:value-type="float">
            <text:p>2014</text:p>
          </table:table-cell>
          <table:table-cell office:value-type="string" calcext:value-type="string">
            <text:p>Sep</text:p>
          </table:table-cell>
          <table:table-cell office:value-type="float" office:value="1" calcext:value-type="float">
            <text:p>1</text:p>
          </table:table-cell>
          <table:table-cell office:value-type="string" calcext:value-type="string">
            <text:p>21:36:20</text:p>
          </table:table-cell>
          <table:table-cell office:value-type="string" calcext:value-type="string">
            <text:p>Mon</text:p>
          </table:table-cell>
          <table:table-cell office:value-type="string" calcext:value-type="string">
            <text:p>viv0055 (鳳梨酥)</text:p>
          </table:table-cell>
          <table:table-cell office:value-type="string" calcext:value-type="string">
            <text:p>[閒聊] 換藥了 :)</text:p>
          </table:table-cell>
          <table:table-cell office:value-type="string" calcext:value-type="string">
            <text:p>FALSE</text:p>
          </table:table-cell>
          <table:table-cell office:value-type="string" calcext:value-type="string">
            <text:p>過了滿長的頹廢生活，將近5個月了吧 找工作、面試都很不順 也沒什麼朋友講話，人生似乎很糟 每兩週去看醫生都圍繞在找工作不順所引起的心理壓力 (這是一部份，另一部份就是心裡好空虛，每天都大哭) 醫生就幫我換了新藥，鋰鹽?吃了會比較不憂鬱嗎? 希望換了新藥會好很多 ) 憂鬱快走</text:p>
          </table:table-cell>
          <table:table-cell office:value-type="string" calcext:value-type="string">
            <text:p>每兩週去看醫生都圍繞在找工作不順所引起的心理壓力。</text:p>
          </table:table-cell>
          <table:table-cell table:number-columns-repeated="3"/>
        </table:table-row>
        <table:table-row table:style-name="ro1">
          <table:table-cell office:value-type="float" office:value="2014" calcext:value-type="float">
            <text:p>2014</text:p>
          </table:table-cell>
          <table:table-cell office:value-type="string" calcext:value-type="string">
            <text:p>Sep</text:p>
          </table:table-cell>
          <table:table-cell office:value-type="float" office:value="12" calcext:value-type="float">
            <text:p>12</text:p>
          </table:table-cell>
          <table:table-cell office:value-type="string" calcext:value-type="string">
            <text:p>10:46:20</text:p>
          </table:table-cell>
          <table:table-cell office:value-type="string" calcext:value-type="string">
            <text:p>Fri</text:p>
          </table:table-cell>
          <table:table-cell office:value-type="string" calcext:value-type="string">
            <text:p>oubravo (箱子)</text:p>
          </table:table-cell>
          <table:table-cell office:value-type="string" calcext:value-type="string">
            <text:p>[閒聊] 紀錄</text:p>
          </table:table-cell>
          <table:table-cell office:value-type="string" calcext:value-type="string">
            <text:p>FALSE</text:p>
          </table:table-cell>
          <table:table-cell office:value-type="string" calcext:value-type="string">
            <text:p>紀錄一下自己本身感受到的，憂鬱跟沒有憂鬱的差別 憂鬱會製造強烈的負面思考而且無法自我控制(我很沒用、極度自卑、沒有未來) 憂鬱會讓你喪失自我調節的能力。正常的時候遇到挫折，內心有辦法替自己製造力量，從 挫折中恢復。但憂鬱會讓你喪失自我調節的能力，而且會被麻瓜以為只是你不夠努力，他 們不了解你的無力。 憂鬱會讓你想離開人群。因為你再也沒有多餘的力氣去逼自己陪笑，而你也不想負面的情 緒被知道或造成人家麻煩。如果不得已一定要社交的話，只會讓你製造更多壓力。 停滯，你開始停滯大部分的學習功能。你覺得反正再怎麼學自己都是個笨手笨腳的人成 功只會屬於別人，不會屬於自己。於是你放棄了作為人的潛能，把力氣拿去應付混亂的腦 袋，每天都要跟憂鬱帶來的痛苦奮鬥好幾回。 恨，憂鬱會讓你帶來恨。你恨你的朋友、家人、周遭，你對人性感到極度失望，因為你好 希望有人幫你，而那些人，只是無知地講一堆二度傷害的話，不然就是自顧自地過著自己 的生活。所謂正常人的生活，讓人羨慕又憎恨。 被誤會。被誤會只是懶惰、誤會是個米蟲、誤會你沒有替自己做任何努力，被貼著loser 的標籤沉重地活著。承受世故誤會的極大壓力。 憂鬱讓你無法坦然面對自己的完整。你在完美的標準底下不斷折磨自己，有任何一絲錯誤 都讓你覺的自己又變得好沒用，越陷越深。 憂鬱，連加油兩個字都會讓你極度生氣。為什麼會生氣？一個原因是覺得對方要開始 打發我了，另一個原因是覺得我已經夠努力撐著每一天，你跟我說加油，好像我都沒替自 己做過任何努力，而且我真的幾乎沒有力量了，我需要被推進修車廠維修，你跟我加油我 一樣發動不了，你不懂我。 勵志的東西對你起不了作用。正常的時候也許聽一下勵志歌你就可以輕易地恢復能量。但 憂鬱時，你沮喪極了，你想逼自己聽聽幾首勵志歌曲或看看幾部勵志電影，以為能像正常 的時候一樣會讓你好過一點，但完全沒用，就只是看過，然後沒了。 冷血。在部分情境下你學會了冷血是怎麼一會兒事，你對曾經刺傷你靈魂的人閃過冷血的 念頭，不一定是要動手傷害他們，因為你仍努力緊守著道德的界線，但你偶而會在腦中幻 想不該做的事情，讓被傷到的靈魂得以抒發。 註：其實每個人都有冷血的本能，只是看你被傷的多深而已。 無魂附體。只有軀殼沒有靈魂的活著。 Sent from my Android</text:p>
          </table:table-cell>
          <table:table-cell office:value-type="string" calcext:value-type="string">
            <text:p>如果不得已一定要社交的話，只會讓你製造更多壓力。承受世故誤會的極大壓力。</text:p>
          </table:table-cell>
          <table:table-cell table:number-columns-repeated="3"/>
        </table:table-row>
        <table:table-row table:style-name="ro1">
          <table:table-cell office:value-type="float" office:value="2014" calcext:value-type="float">
            <text:p>2014</text:p>
          </table:table-cell>
          <table:table-cell office:value-type="string" calcext:value-type="string">
            <text:p>Sep</text:p>
          </table:table-cell>
          <table:table-cell office:value-type="float" office:value="12" calcext:value-type="float">
            <text:p>12</text:p>
          </table:table-cell>
          <table:table-cell office:value-type="string" calcext:value-type="string">
            <text:p>11:23:56</text:p>
          </table:table-cell>
          <table:table-cell office:value-type="string" calcext:value-type="string">
            <text:p>Fri</text:p>
          </table:table-cell>
          <table:table-cell office:value-type="string" calcext:value-type="string">
            <text:p>oubravo (箱子)</text:p>
          </table:table-cell>
          <table:table-cell office:value-type="string" calcext:value-type="string">
            <text:p>[閒聊] 哭？ vs 憤怒？</text:p>
          </table:table-cell>
          <table:table-cell office:value-type="string" calcext:value-type="string">
            <text:p>FALSE</text:p>
          </table:table-cell>
          <table:table-cell office:value-type="string" calcext:value-type="string">
            <text:p>一直很常聽到某個想法，而且這個想法通常會從男生嘴裡說出 某個人跟你講話，對方說話的口氣越來越不耐煩，開始帶有一些情緒，且自以為地在跟你 講道理。 接著你聽著聽著，覺得委屈，就哭了。 對方看到你哭，沒放下道理，反而更不耐煩的os你這樣就哭了？耐壓力也太差了 ，覺得委屈跟我哭，那我有壓力是要找誰哭？ 情境大概是這樣，遇到這種情況，除了想不理性的翻白眼以外，也在腦袋裡翻滾著這樣的 情境藏著怎樣的心理學。 罵人的那個看起來屬於適者生存型，但實際上也沒有多厲害。 兩個人心底都著實覺得委屈。 只是一個用不耐煩和生氣來表現委屈，另一個是用哭來表現。 不哭其實沒高尚到哪裡去，那不代表堅強，只是用了憤怒偽裝脆弱。哭，不代表你就是 弱的一方，只是表達委屈的型態與對方相反。 其實，大家都一樣半斤八兩。 Sent from my Android</text:p>
          </table:table-cell>
          <table:table-cell office:value-type="string" calcext:value-type="string">
            <text:p>對方看到你哭，沒放下道理，反而更不耐煩的os你這樣就哭了？耐壓力也太差了。，覺得委屈跟我哭，那我有壓力是要找誰哭？。</text:p>
          </table:table-cell>
          <table:table-cell table:number-columns-repeated="3"/>
        </table:table-row>
        <table:table-row table:style-name="ro1">
          <table:table-cell office:value-type="float" office:value="2014" calcext:value-type="float">
            <text:p>2014</text:p>
          </table:table-cell>
          <table:table-cell office:value-type="string" calcext:value-type="string">
            <text:p>Sep</text:p>
          </table:table-cell>
          <table:table-cell office:value-type="float" office:value="15" calcext:value-type="float">
            <text:p>15</text:p>
          </table:table-cell>
          <table:table-cell office:value-type="string" calcext:value-type="string">
            <text:p>23:08:45</text:p>
          </table:table-cell>
          <table:table-cell office:value-type="string" calcext:value-type="string">
            <text:p>Mon</text:p>
          </table:table-cell>
          <table:table-cell office:value-type="string" calcext:value-type="string">
            <text:p>Llingjing (冷劍塵)</text:p>
          </table:table-cell>
          <table:table-cell office:value-type="string" calcext:value-type="string">
            <text:p>[問題] 只是太草莓嗎？</text:p>
          </table:table-cell>
          <table:table-cell office:value-type="string" calcext:value-type="string">
            <text:p>FALSE</text:p>
          </table:table-cell>
          <table:table-cell office:value-type="string" calcext:value-type="string">
            <text:p>從畢業前到現在進入職場，一直有想這裡PO文的欲望，今天是真的忍不住發問了 我剛畢業進入職場，工作上會面對國中小學生和同事，至今不到一個月，但我情緒一 直深受影響，第一個禮拜只是在住處爆哭，這幾日是會上班時偷哭或下班瞬間就痛哭，騎 車也在哭。 但我想那只是因為我神經太大條，被指正後有挫折感又不適應，簡單說就是草莓。 然而同事教訓學生大聲怒吼的時候，我也差點被嚇到哭。現在很害怕見到該同事。我 不知道是不是和小時候被家人打罵造成的影響，每次同事教訓學生時都很恐懼，學生耍性 子時我也很害怕，整個心快跳出來的感覺。 這陣子常想的就是自己好廢、或者更不應該想的念頭，頭痛胸悶都回來了，我想哭或 心情很糟的時候會咬手的肉。 我有考慮去諮商或看診，但先前看醫生的感覺都是沒那麼嚴重，也就不定時吃藥，且 大學時的壓力源減輕後，我狀況似乎就好點了這更讓我覺得是自己抗壓力太弱：（ 請問有什麼建議嗎？竹苗台中都可以。 謝謝閱讀，希望大家明天都是晴天。 學海無邊境，唯有我萬能。廣讀文武典，不識三字經。 今生恨三字，又惱醜孔明。情深恨未絕，癡愛毒美人。</text:p>
          </table:table-cell>
          <table:table-cell office:value-type="string" calcext:value-type="string">
            <text:p>大學時的壓力源減輕後，我狀況似乎就好點了這更讓我覺得是自己抗壓力太弱：（。</text:p>
          </table:table-cell>
          <table:table-cell table:number-columns-repeated="3"/>
        </table:table-row>
        <table:table-row table:style-name="ro1">
          <table:table-cell office:value-type="float" office:value="2014" calcext:value-type="float">
            <text:p>2014</text:p>
          </table:table-cell>
          <table:table-cell office:value-type="string" calcext:value-type="string">
            <text:p>Oct</text:p>
          </table:table-cell>
          <table:table-cell office:value-type="float" office:value="1" calcext:value-type="float">
            <text:p>1</text:p>
          </table:table-cell>
          <table:table-cell office:value-type="string" calcext:value-type="string">
            <text:p>20:36:29</text:p>
          </table:table-cell>
          <table:table-cell office:value-type="string" calcext:value-type="string">
            <text:p>Wed</text:p>
          </table:table-cell>
          <table:table-cell office:value-type="string" calcext:value-type="string">
            <text:p>Llingjing (冷劍塵)</text:p>
          </table:table-cell>
          <table:table-cell office:value-type="string" calcext:value-type="string">
            <text:p>[晴天] 溫馨瞬間</text:p>
          </table:table-cell>
          <table:table-cell office:value-type="string" calcext:value-type="string">
            <text:p>FALSE</text:p>
          </table:table-cell>
          <table:table-cell office:value-type="string" calcext:value-type="string">
            <text:p>陰雲不多的晴天。 這幾天的班比較沒有壓力，感謝同事的好相處。昨晚小朋友拿了塊餅乾給我，說要送 我吃，當下只是笑著說謝謝。但今天再看到餅乾時心裡想的卻是“嗚嗚嗚這小正太好可愛 好可愛”連帶一種“拜託不要對我這麼好你下次被其他老師罵我又想哭怎麼辦”和小 朋友們越熟悉，越害怕辭職的念頭。一邊珍惜一邊逃避被需要的感覺，我是懶惰鬼。 本來想去竹南逛，但看離憂只剩兩天份，安全感不足，便去回診。想要求諮商師但醫 生說等情況穩定再找，怕遇到經驗不足的反而讓情況變糟。提了乾嘔和催吐復發忘了說口 乾和尿液變黃的問題，再觀察吧。今天沒有催吐，我也不想繼續破壞牙齒了。 想買陰陽座兩張新專、想買書、想一放假就搭火車南下北上離開這塊土地，但每次領 錢都讓我有深沉的負罪感。 今天是個大日子，不是因為王耀過生日，是因為我媽過生日。電話裡有聽到爸媽和妹 妹的聲音，媽媽聽起來很開心。第一次不覺得媽媽說的“我愛你”太黏膩。 很開心今天放晴。 很害怕之後的天氣。 運筆劃斷山水連，著彩渲紅半邊天， 人世始終存有夢，生死早繪紙圖間。</text:p>
          </table:table-cell>
          <table:table-cell office:value-type="string" calcext:value-type="string">
            <text:p>這幾天的班比較沒有壓力，感謝同事的好相處。</text:p>
          </table:table-cell>
          <table:table-cell table:number-columns-repeated="3"/>
        </table:table-row>
        <table:table-row table:style-name="ro1">
          <table:table-cell office:value-type="float" office:value="2014" calcext:value-type="float">
            <text:p>2014</text:p>
          </table:table-cell>
          <table:table-cell office:value-type="string" calcext:value-type="string">
            <text:p>Oct</text:p>
          </table:table-cell>
          <table:table-cell office:value-type="float" office:value="3" calcext:value-type="float">
            <text:p>3</text:p>
          </table:table-cell>
          <table:table-cell office:value-type="string" calcext:value-type="string">
            <text:p>22:37:13</text:p>
          </table:table-cell>
          <table:table-cell office:value-type="string" calcext:value-type="string">
            <text:p>Fri</text:p>
          </table:table-cell>
          <table:table-cell office:value-type="string" calcext:value-type="string">
            <text:p>PeopleLife (PeopleLife,Ocean Wild)</text:p>
          </table:table-cell>
          <table:table-cell office:value-type="string" calcext:value-type="string">
            <text:p>[晴天] 腹式呼吸</text:p>
          </table:table-cell>
          <table:table-cell office:value-type="string" calcext:value-type="string">
            <text:p>FALSE</text:p>
          </table:table-cell>
          <table:table-cell office:value-type="string" calcext:value-type="string">
            <text:p>今天輔導老師教了我如果當下情緒快爆炸怎麼辦 因為我昨天就是挫折累計太多 一次情緒崩潰衝到輔導室 她說她很歡迎我偶爾到輔導室休息一下 昨天那樣先離開那個環境是正確的 之後如果再遇到相同的情境 可以先做腹式呼吸緩和情緒 用鼻子緩慢的吸氣 經過腦袋到達腹部（肚子會鼓鼓的） 之後再用嘴巴慢慢的吐氣 今天用了幾次蠻有效的XD 不過今天還是只有跟她談課業壓力和人際 其他的還是不太敢聊 最近頭髮狂掉阿壓力太多了... Sent from my iPhone</text:p>
          </table:table-cell>
          <table:table-cell office:value-type="string" calcext:value-type="string">
            <text:p>不過今天還是只有跟她談課業壓力和人際。最近頭髮狂掉阿壓力太多了...。</text:p>
          </table:table-cell>
          <table:table-cell table:number-columns-repeated="3"/>
        </table:table-row>
        <table:table-row table:style-name="ro1">
          <table:table-cell office:value-type="float" office:value="2014" calcext:value-type="float">
            <text:p>2014</text:p>
          </table:table-cell>
          <table:table-cell office:value-type="string" calcext:value-type="string">
            <text:p>Oct</text:p>
          </table:table-cell>
          <table:table-cell office:value-type="float" office:value="15" calcext:value-type="float">
            <text:p>15</text:p>
          </table:table-cell>
          <table:table-cell office:value-type="string" calcext:value-type="string">
            <text:p>11:30:40</text:p>
          </table:table-cell>
          <table:table-cell office:value-type="string" calcext:value-type="string">
            <text:p>Wed</text:p>
          </table:table-cell>
          <table:table-cell office:value-type="string" calcext:value-type="string">
            <text:p>PaPaSoft (左腦的怒吼)</text:p>
          </table:table-cell>
          <table:table-cell office:value-type="string" calcext:value-type="string">
            <text:p>[閒聊] 我不懂</text:p>
          </table:table-cell>
          <table:table-cell office:value-type="string" calcext:value-type="string">
            <text:p>FALSE</text:p>
          </table:table-cell>
          <table:table-cell office:value-type="string" calcext:value-type="string">
            <text:p>為什麼我會把自己搞成這樣？ 為什麼工作了一年半才發現，自己沒辦法適應這環境？ 兩個禮拜後有個事件，是我目前主要壓力源之一 因為最近實在覺得自己的焦慮跟憂鬱已經失控 所以決定吃抗憂鬱藥物(之前只吃安眠藥跟鎮靜劑) 我知道兩個星期的時間改善不大，但總是個開始 醫生開了離憂給我，說效果不錯，副作用也比較輕一點 結果我不過睡前吃半顆，隔天反應超大 眉頭深鎖的硬撐了一整天，早餐吃不下沒吃，中午便當倒一半，晚餐只勉強吃粥 昨晚第二天吃藥，結果凌晨四點起來，怎麼也睡不著了，也覺得不舒服 這對我來說很罕見，我雖然入睡困難 但吃了藥都是到天亮 掙扎到九點終於還是跟公司請一天病假 真的一股衝動明天就想把工作辭了 可是我不知道下一份工作在哪 之前嚐過兩次待業的痛苦了，不敢輕舉妄動 我也不知道辭職算遠離壓力源還是逃避問題 昨晚和哥哥聊了一下，他說如果我不能克服這問題，做什麼都一樣 我自己也知道，可是我覺得我想不了未來 現在就已經撐不下去了 今晚還有沒有勇氣繼續吃那半顆離憂 自己都作不了主了...... 手機排版，傷眼的話先說聲抱歉 Sent from my Android</text:p>
          </table:table-cell>
          <table:table-cell office:value-type="string" calcext:value-type="string">
            <text:p>兩個禮拜後有個事件，是我目前主要壓力源之一。我也不知道辭職算遠離壓力源還是逃避問題。</text:p>
          </table:table-cell>
          <table:table-cell table:number-columns-repeated="3"/>
        </table:table-row>
        <table:table-row table:style-name="ro1">
          <table:table-cell office:value-type="float" office:value="2014" calcext:value-type="float">
            <text:p>2014</text:p>
          </table:table-cell>
          <table:table-cell office:value-type="string" calcext:value-type="string">
            <text:p>Oct</text:p>
          </table:table-cell>
          <table:table-cell office:value-type="float" office:value="20" calcext:value-type="float">
            <text:p>20</text:p>
          </table:table-cell>
          <table:table-cell office:value-type="string" calcext:value-type="string">
            <text:p>18:57:15</text:p>
          </table:table-cell>
          <table:table-cell office:value-type="string" calcext:value-type="string">
            <text:p>Mon</text:p>
          </table:table-cell>
          <table:table-cell office:value-type="string" calcext:value-type="string">
            <text:p>oubravo (箱子)</text:p>
          </table:table-cell>
          <table:table-cell office:value-type="string" calcext:value-type="string">
            <text:p>[閒聊] 被爸媽逼考公務員的乖小孩來求診</text:p>
          </table:table-cell>
          <table:table-cell office:value-type="string" calcext:value-type="string">
            <text:p>FALSE</text:p>
          </table:table-cell>
          <table:table-cell office:value-type="string" calcext:value-type="string">
            <text:p>文/陳豐偉 精神科醫師 在精神科門診裡，二、三十歲，迷惑於人生該做什麼的病人不少。在繁忙的健保門診 ，有時只能留下匆匆一瞥，沒有辦法聆聽整個人生故事。這些故事有代表性嗎？我只能猜 測，應該有不少類似個案，在漫長的低盪裡徘徊。 最常見的問題，是在父母要求下考公務人員。媽媽說，公務人員收入穩定、有保障，就 算用三年時間去考都值得。看似乖巧的A這麼說。服裝整齊、俐落，很有禮貌，也很可 愛。可是考公務員的人太多了，不少人每年都只差一點點。 A來看診是因為睡不著、心裡常有隱隱的不安。如果病人還能集中精神準備考試，我就不 會想去揭露他們心底壓抑的是什麼，免得過多的雜念影響唸書的效率。畢竟父母要子女考 公務人員，確實有現實上的合理性，我不想介入太深。有時，會談談人生的夢想，適度提 醒，許多類似 A的病人，在決定找份工作、不再考試後，也就漸漸不再回診。 B是那種會讓台灣父母驕傲、放在嘴巴上一直講的好女兒。學業成績優秀，外語能力好， 會自己規劃人生。但在大計劃的最後關頭，父母的過度關心就會忍不住冒出來。。B崩潰了，從外向活潑的女生，變成對所 有事情失去興趣的憂鬱症患者。 藥物治療一陣子，B的憂鬱症好轉，不會一直待在房間裡，但還沒有想好去做什麼有意 義的事情。或許父母沒有區辨，女兒已經不是學生，不再像以前可以忍受自主權被 剝奪。看到小孩陷入重度憂鬱，父母當然緊張，答應過去女兒提出的所有要求。但 C是另一種常見的自我放逐的例子。回家後雖然經濟拮踞，但日子還是過得下去。 家裡長輩也懂得尊重他，不會一直唸工作的事情。他有試著嘗試一些條件不好的工作，但 總是無法融入，最後還是選擇放棄。 會來看診，可能是那時心情比較低落。看診一陣子後，覺得狀況好多了，就把藥量漸漸減 少。這有一部份是時代的問題吧，許多產業面臨劇烈變化，為了競爭力少了人性，或乾脆 整個外移。我們總不能說，沒有工作，那你可以去超商打工、去當保全，有些人就是不習 慣這樣的工作環境。22K的風暴，大範圍地影響多數年輕人。 C還是可以上網安慰心情沮喪的朋友，可以整天閱讀喜歡的書、看看電影。 ABC這三種典型的病人，每個月至少都會碰上一、兩位，都反應著在這看似多元、但又讓 人不安的時代，年輕人的機會與壓力。時代的進步、家庭的庇護，讓我們不再需要14歲就 離開家當學徒，或16歲進工廠賺錢。 轉自 http//ppt.cc/mx57</text:p>
          </table:table-cell>
          <table:table-cell office:value-type="string" calcext:value-type="string">
            <text:p>人不安的時代，年輕人的機會與壓力。</text:p>
          </table:table-cell>
          <table:table-cell table:number-columns-repeated="3"/>
        </table:table-row>
        <table:table-row table:style-name="ro1">
          <table:table-cell office:value-type="float" office:value="2014" calcext:value-type="float">
            <text:p>2014</text:p>
          </table:table-cell>
          <table:table-cell office:value-type="string" calcext:value-type="string">
            <text:p>Oct</text:p>
          </table:table-cell>
          <table:table-cell office:value-type="float" office:value="20" calcext:value-type="float">
            <text:p>20</text:p>
          </table:table-cell>
          <table:table-cell office:value-type="string" calcext:value-type="string">
            <text:p>19:17:37</text:p>
          </table:table-cell>
          <table:table-cell office:value-type="string" calcext:value-type="string">
            <text:p>Mon</text:p>
          </table:table-cell>
          <table:table-cell office:value-type="string" calcext:value-type="string">
            <text:p>koxinga (環保的美樂家)</text:p>
          </table:table-cell>
          <table:table-cell office:value-type="string" calcext:value-type="string">
            <text:p>[閒聊] 可以到診所拿百憂解嗎?</text:p>
          </table:table-cell>
          <table:table-cell office:value-type="string" calcext:value-type="string">
            <text:p>FALSE</text:p>
          </table:table-cell>
          <table:table-cell office:value-type="string" calcext:value-type="string">
            <text:p>想跟醫生說 我沒藥可吃了 可是這樣有點依賴 自己有點擔心 想拿藥備用 去原來的診所有點機會拿到藥 去找一間新的診所可能就拿不到藥 我覺得現在心情一怎樣 或有壓力 就想到要吃藥 實在很不可取 應該有更健康的方式才對啊 我已對天發誓 此生票不再投給國民黨 將陸客改說成中國遊客 將大陸改說成中國 也不將中國稱為內地 將中華隊改說成台灣隊</text:p>
          </table:table-cell>
          <table:table-cell office:value-type="string" calcext:value-type="string">
            <text:p>或有壓力。</text:p>
          </table:table-cell>
          <table:table-cell table:number-columns-repeated="3"/>
        </table:table-row>
        <table:table-row table:style-name="ro1">
          <table:table-cell office:value-type="float" office:value="2014" calcext:value-type="float">
            <text:p>2014</text:p>
          </table:table-cell>
          <table:table-cell office:value-type="string" calcext:value-type="string">
            <text:p>Nov</text:p>
          </table:table-cell>
          <table:table-cell office:value-type="float" office:value="9" calcext:value-type="float">
            <text:p>9</text:p>
          </table:table-cell>
          <table:table-cell office:value-type="string" calcext:value-type="string">
            <text:p>22:07:13</text:p>
          </table:table-cell>
          <table:table-cell office:value-type="string" calcext:value-type="string">
            <text:p>Sun</text:p>
          </table:table-cell>
          <table:table-cell office:value-type="string" calcext:value-type="string">
            <text:p>bobbytsi (不時龜毛)</text:p>
          </table:table-cell>
          <table:table-cell office:value-type="string" calcext:value-type="string">
            <text:p>[問題] 想要點成功案例支持人心</text:p>
          </table:table-cell>
          <table:table-cell office:value-type="string" calcext:value-type="string">
            <text:p>FALSE</text:p>
          </table:table-cell>
          <table:table-cell office:value-type="string" calcext:value-type="string">
            <text:p>原po診斷焦慮症治療已半年 仍然不見好轉 仍陷在無止盡的肌肉緊繃與胃食道逆流中 現在正陷入低潮 請問一下各為朋友 有沒有人像我從小就焦慮症治療成功的案例 麻煩出個聲激勵一下原po 到現在身陷生理狀況外還一直找不到壓力點 大家都怎麼好的呀？ 哀</text:p>
          </table:table-cell>
          <table:table-cell office:value-type="string" calcext:value-type="string">
            <text:p>到現在身陷生理狀況外還一直找不到壓力點。</text:p>
          </table:table-cell>
          <table:table-cell table:number-columns-repeated="3"/>
        </table:table-row>
        <table:table-row table:style-name="ro1">
          <table:table-cell office:value-type="float" office:value="2014" calcext:value-type="float">
            <text:p>2014</text:p>
          </table:table-cell>
          <table:table-cell office:value-type="string" calcext:value-type="string">
            <text:p>Nov</text:p>
          </table:table-cell>
          <table:table-cell office:value-type="float" office:value="17" calcext:value-type="float">
            <text:p>17</text:p>
          </table:table-cell>
          <table:table-cell office:value-type="string" calcext:value-type="string">
            <text:p>17:32:17</text:p>
          </table:table-cell>
          <table:table-cell office:value-type="string" calcext:value-type="string">
            <text:p>Mon</text:p>
          </table:table-cell>
          <table:table-cell office:value-type="string" calcext:value-type="string">
            <text:p>jessieam1 (Jessie)</text:p>
          </table:table-cell>
          <table:table-cell office:value-type="string" calcext:value-type="string">
            <text:p>[經驗] 北部 希望山林 登山活動經驗分享</text:p>
          </table:table-cell>
          <table:table-cell office:value-type="string" calcext:value-type="string">
            <text:p>FALSE</text:p>
          </table:table-cell>
          <table:table-cell office:value-type="string" calcext:value-type="string">
            <text:p>這個月是我參加希望山林滿一周年的日子 我希望能將這個團體介紹給大家 其實我文筆不好 請大家多多包涵 有興趣的話 請耐心看完這篇分享 先介紹一下希望山林（引用自網路上搜尋的結果...再次強調我文筆不好）： “希望森林HOPE FOREST”由一群喜愛山林的朋友所組成。 我們的初衷是希望每個心理生病的人都能因為來到大自然，或透過運動等，緩和及改變自 己的心理狀況。如果有一天你跟我們一起步行大自然，你很有可能會聽到，一位同行的黃 大哥必定跟你分享自己在罹患憂鬱症期間，透過醫師及心理師鼓勵，以登山及慢跑作為主 要運動方式，進而學習與憂鬱症共處，霞喀羅古道更是必聽的經典故事，在自然的環抱中 ，自己的心門如何再次地打開，五官五感都與大自然親密的互動著。 從2011年到2012年，已兩年的時間，我們大約每個月兩次的活動頻率，陪伴愛心會、甘草 園等精神疾病朋友，從事步道健行、登山、溯溪等戶外活動，也許他們的病症依然存在， 但是我們的確可以看到每個病友微小的進步，從僵化的臉部表情到開懷燦爛的笑容，從害 羞的言行舉止到主動跟你開玩笑，這種種的一切實在使我們不捨得放下對他們的陪伴。 大自然是奇妙的，因為她接納了所有的族群，化解了所有人的心防。所以，我們希望這樣 的愛與奇妙能繼續在萬物中存留，讓更多不了解精神疾病的人走進來，讓更多為精神疾病 所困苦的人走出去。 我的補充 這個團體有許多的志工不定時的會來幫忙，都很尊重及包容隊員(病友)們 我的第一次 2013年 我在板上看到了登山的活動 目標七星池 七星山 第一次參加 我傻傻的 找出了看起來比較得體的衣服(不適合登山用) 就這樣打算去挑戰台北第一高峰 到了那裡我很害怕需要跟大家有很多互動 畢竟我關在家裡非常久了 但事實上 我只需要報上名來 默默跟著走就行了 一般來說會在山上午餐 通常領隊杜媽會煮茶或咖啡給大家喝 領隊黃大哥 則常常帶水果 上山切給大家吃 後來我也想貢獻一些心力 有空準備的話 也會帶些水果 做點小餅乾蛋糕 跟大家分享 那天下山開始下起雨來 雖然撐著傘 但還是被淋濕了不少 上公車後 公車冷氣莫名的強 冷得讓我很不舒服 但很感謝po文的版友 他自己很冷還將他的大外套借給我穿 讓我撐到溫暖的捷運站 雖然第一次的經驗很狼狽 身體上也不是很舒服 但寒冷的冬天 讓我感受到這個團體滿滿的溫暖 之後我就經常跟希望山林爬遍北部大大小小的山 到這個月我參加滿一年多了 統計了一下 我至少爬了十座山 2013年9月29日(日) 七星山特訪七星池 2013年11月23日(六) 南港象山、南港山、拇指山、九五峰 2013年12月28日(六) 汐止大尖山 2014年1月18日(六) 南勢角國旗嶺 圓通寺 南勢角山 2014年3月23日(日) 小獅山(三峰十一亭)、大香山、杏花林、待荖坑山 2014年4月6日(日) 中正山竹子湖(海芋季) 2014年5月3日(六) 獅頭仔山(尋古、賞桐之旅) 2014年7月13日(日) 觀音山之北橫古道(山腰路上觀音山) 2014年7月26日(六) 大武崙山(砲台)，外木山濱海觀景路，夕陽健走 2014年9月7日(日) 抓住夏天的尾巴坪頂古圳、瑪礁古道上擎天崗 後來只要山路不是要攀爬的(95%) 我都會帶著我的寶貝馬爾濟斯一起(難的領隊會先講) 每一座山的特色都不一樣，同樣的是 回到家洗完澡都會有種滿足的幸福感。 總結一下我個人認為希望山林的特色 1. 杜媽受過專業的中級山登山訓練，幾乎都會帶瓦斯爐上山，煮茶、泡咖啡給大家喝。 2. 黃大哥也曾是病友，很愛講古，喜愛爬山，據說沒事就會去山上亂走。 3. 希望山林沒意外的話一個月兩次，周六周日各一次，一人報名即可成行。 4. 你爬再慢，只要領隊認為你能爬上去，沒有危險，都可以無壓力的慢慢爬，會等你。 5. 爬山跟野餐差不多，總會找個美景，坐下來享受午餐和大家分享的各式點心茶飲。 6. 不用擔心開車問題，大家都是搭乘大眾運輸工具。 7. 登山集合時間不會向一般登山隊那麼早，基本都是九點半以後，不用擔心早起問題。 因為我有點懶惰，不是每次都會把訊息貼上ptt，有興趣的可以用 https//kktix.com/ 搜尋 希望山林 就會有活動訊息啦 一般活動訊息都是一個星期前才會公布 如大家有興趣，我會盡量轉po上來 希望我們都能找到與憂鬱症和平共處的方式</text:p>
          </table:table-cell>
          <table:table-cell office:value-type="string" calcext:value-type="string">
            <text:p>你爬再慢，只要領隊認為你能爬上去，沒有危險，都可以無壓力的慢慢爬，會等你。</text:p>
          </table:table-cell>
          <table:table-cell table:number-columns-repeated="3"/>
        </table:table-row>
        <table:table-row table:style-name="ro1">
          <table:table-cell office:value-type="float" office:value="2014" calcext:value-type="float">
            <text:p>2014</text:p>
          </table:table-cell>
          <table:table-cell office:value-type="string" calcext:value-type="string">
            <text:p>Nov</text:p>
          </table:table-cell>
          <table:table-cell office:value-type="float" office:value="28" calcext:value-type="float">
            <text:p>28</text:p>
          </table:table-cell>
          <table:table-cell office:value-type="string" calcext:value-type="string">
            <text:p>11:13:40</text:p>
          </table:table-cell>
          <table:table-cell office:value-type="string" calcext:value-type="string">
            <text:p>Fri</text:p>
          </table:table-cell>
          <table:table-cell office:value-type="string" calcext:value-type="string">
            <text:p>azure567812 (卡貝爾涅)</text:p>
          </table:table-cell>
          <table:table-cell office:value-type="string" calcext:value-type="string">
            <text:p>[晴天] 登出</text:p>
          </table:table-cell>
          <table:table-cell office:value-type="string" calcext:value-type="string">
            <text:p>FALSE</text:p>
          </table:table-cell>
          <table:table-cell office:value-type="string" calcext:value-type="string">
            <text:p>終於 退伍了 儘管剛剛才去公所辦完歸鄉 但還是感覺很不可思議 我就這樣從國軍Online登出變成老百姓了 過去所累計的壓力跟情緒也就此煙消雲散 曾經以為的永恆也剎那間變成擱淺在退潮沙灘上的回憶 說說感想好了 這一年說真的 過得很漫長 很多次熬夜做資料 下大雨穿雨衣跳砲操 戴著鋼盔看太陽升起 永無止境的戰備 雖然也有歡笑的部份 但痛苦跟無意義的時間還是占了大多數 說到這真的很感謝這段時間陪著我的同梯還有學長學弟 沒有他們我真的有可能會撐不到現在 當然 這一年不會白白的過 自己感覺也是有所成長 變得很耐熱耐髒 對於各種鳥事的接受度大增這樣 感覺上好像有那麼一點長歪了(? 不過有成長總是好的 總之 謝謝大家把這篇文章看完囉^^</text:p>
          </table:table-cell>
          <table:table-cell office:value-type="string" calcext:value-type="string">
            <text:p>過去所累計的壓力跟情緒也就此煙消雲散。</text:p>
          </table:table-cell>
          <table:table-cell table:number-columns-repeated="3"/>
        </table:table-row>
        <table:table-row table:style-name="ro1">
          <table:table-cell office:value-type="float" office:value="2014" calcext:value-type="float">
            <text:p>2014</text:p>
          </table:table-cell>
          <table:table-cell office:value-type="string" calcext:value-type="string">
            <text:p>Dec</text:p>
          </table:table-cell>
          <table:table-cell office:value-type="float" office:value="2" calcext:value-type="float">
            <text:p>2</text:p>
          </table:table-cell>
          <table:table-cell office:value-type="string" calcext:value-type="string">
            <text:p>00:54:52</text:p>
          </table:table-cell>
          <table:table-cell office:value-type="string" calcext:value-type="string">
            <text:p>Tue</text:p>
          </table:table-cell>
          <table:table-cell office:value-type="string" calcext:value-type="string">
            <text:p>l0720h (阿呆妹妹)</text:p>
          </table:table-cell>
          <table:table-cell office:value-type="string" calcext:value-type="string">
            <text:p>[經驗] 終於不用再看醫生了之推薦三總毛醫生</text:p>
          </table:table-cell>
          <table:table-cell office:value-type="string" calcext:value-type="string">
            <text:p>FALSE</text:p>
          </table:table-cell>
          <table:table-cell office:value-type="string" calcext:value-type="string">
            <text:p>今天終於結束了八個月的治療 醫生說了終於不用再跟他約下一次看診 很想謝謝三總毛衛中毛醫師 其實從小就很容易在壓力大時 會有焦慮狀況 都是爸爸陪伴舒緩 之後出去唸書 狀況也都還好 但在三月時在行政院面臨第一現場完 就在心中烙下很深的陰影 有一段時間根本無法靠近台大醫院或或台北車站 加之感情狀況不佳，家庭不信任，對社會失望，功課繁忙 便陷入無止盡的胸悶 每日在家一直哭一直哭 覺得世界黑暗 用指甲把自己抓到都是傷口 本來很樂觀的人 無法再與他人溝通說話 甚至在密閉空間或人多的地方 聽到中年男子聲音 就會頭暈臉色發白幾乎要昏倒 (因為那個頻率好像會讓我不舒服) 承認自己得了憂鬱症真的要費盡很大的心力 當有病試感之後 要願意就醫也是一大步 因為住在汀州三總旁邊 有爬文看到毛醫師不錯 馬上就掛號了 毛醫師就像爸爸一樣 給人溫暖 第一次去我講話也講不好 邊大哭邊發抖著說我的感覺 他只是跟我說慢慢講 有什麼都說出來 若我無法講出來的感覺 他就用問句說這樣對嗎？或者這樣？ 引導著我 想聽到我所有壓抑著的事情 眼神非常真摯 我跟他說了可能有半個小時(初診應該都能插號就能好好講) 前期都大概一個禮拜看一次診 不斷試著各種藥物 克憂果、悠然錠、彌憂停、贊安諾 但都吃完隔天躺在床上不能下床 有些焦慮更重 後來是吃了樂活憂口溶錠 很好吃甜甜的 每晚飯後一顆 就這樣吃了八個月 中間偶爾還是會比較嚴重 也有失眠 就另外開了備用藥贊安諾是急需時用的 還有失眠時要吃的 毛醫師每次跟我看診時都會問我 你和你最好時比起來 你給現在打幾分 我記得我夏天時都只給自己不到50分 毛醫師就會比你還焦慮的說 哎這要怎麼辦呢我都不知該怎麼開藥了你快樂就是我最開心的事情了 就會覺得他真的是在為病人著想（雖然有時也會亂想說他是否對每個病人都這樣講） 但跟他看診真的是很讓人有安全感的事情 很舒服的事情 那時每天走回家時都在想著到底怎樣才會是全好啊？ 真的找得到過去那個我嗎？ 在病中 總是看不見陽光 可是毛醫師真的很能讓人依靠 我很相信他 像是茫茫黑暗的人生中 讓我抓住往前的力量吧 中間我也有努力讓自己多出去玩 認識不同的人 跟老朋友們多聯繫 敞開心房承認自己的弱點 才能更接受自己 (雖然每一次看清都讓自己更痛苦了一下) 然後要特別推薦那本我的感覺你懂嗎？ 有時也覺得是自己把自己逼得太緊 責任感太重導致的 生病之後 就知道很多事情該要放下 不要想太多 今天再去找毛醫師時 我一開口就說我覺得我有98分了 他又皺起眉頭說 那剩下的2分呢？ 我說 偶爾還是會有一點 發作時隱隱的感覺吧 他說 那就得靠時間慢慢沖刷掉那些感覺回憶了 但我們應該可以不用再約下次看診了 你要自己保重喔 聽到這些該開心的 但也有點不捨 走回家時想想這幾個月來那種痛苦 感謝毛醫師真的幫我很多 也不知何時可能會再發作 但現在也比較能掌握容易發作的因素了 就可以事先預防 也鼓勵板上的朋友們 不要害怕看醫生 找到好的醫生真的可以幫助很大 然後自己也要多努力喔 祝福大家)</text:p>
          </table:table-cell>
          <table:table-cell office:value-type="string" calcext:value-type="string">
            <text:p>其實從小就很容易在壓力大時。</text:p>
          </table:table-cell>
          <table:table-cell table:number-columns-repeated="3"/>
        </table:table-row>
        <table:table-row table:style-name="ro1">
          <table:table-cell office:value-type="float" office:value="2014" calcext:value-type="float">
            <text:p>2014</text:p>
          </table:table-cell>
          <table:table-cell office:value-type="string" calcext:value-type="string">
            <text:p>Dec</text:p>
          </table:table-cell>
          <table:table-cell office:value-type="float" office:value="2" calcext:value-type="float">
            <text:p>2</text:p>
          </table:table-cell>
          <table:table-cell office:value-type="string" calcext:value-type="string">
            <text:p>01:43:24</text:p>
          </table:table-cell>
          <table:table-cell office:value-type="string" calcext:value-type="string">
            <text:p>Tue</text:p>
          </table:table-cell>
          <table:table-cell office:value-type="string" calcext:value-type="string">
            <text:p>abc11992814 (tm)</text:p>
          </table:table-cell>
          <table:table-cell office:value-type="string" calcext:value-type="string">
            <text:p>[問題] 是否需要重考</text:p>
          </table:table-cell>
          <table:table-cell office:value-type="string" calcext:value-type="string">
            <text:p>FALSE</text:p>
          </table:table-cell>
          <table:table-cell office:value-type="string" calcext:value-type="string">
            <text:p>逃避已久候，想要站起來重新面對人生了 有些問題想請教版友經驗，如用詞or排版不佳敬請指正 歡迎各種經驗分享 以下略塑個人情況，其他我的情況請看[自介文]， 在下四大電機系 一直都在課業上自我要求完美，能教別人也教人，所以成績不錯，人緣不算差(吧 一下期末時感情、朋友、課業退步、社團責任&gt;&gt;能力等等導致情緒不好， 但遇到不爽只會往肚裡吞，不太會宣洩出來，之後跟人略保持距離， 加上功課自指考考完拚到一下學期末有些累了，對電機的熱情略動搖， 暑假整個懶憂鬱並且不用心於社團事務，結果一開學的時候突然面對一堆人， 太緊張精神出問題，之後一直覺得我有勇氣離開世界[雷]，所以很多事情都擺爛 大二開學整個悲劇的惡性循環 家人同意休學，讓放棄一切的我有機會再努力看看 已經逃避很久想站起來，一直很對不起之前的朋友們，他們有些很認真地幫我 但是我的狀況實在不想跟人溝通，還跟別人說大家都討厭我，反而傷了想幫我的人 又擔任社團重要幹部直接休學，超不負責任，我深深覺得我沒有臉回去見他們。 幾個原本一些要好的朋友對我避而遠之又深深傷我的心 原本算對我有些好感的系主任、副系主任、系所長、老師、朋友...... 勸我別休學我硬是休學 有人決得我只是成績不好想洗成績 覺得自己在電機這領域名聲已經糟糕透頂 我幾乎沒有復學的膽量 因此，在休學的這段日子，家人和我在考慮重考醫科 家人建議我重考醫科看看，不用擔心中年失業 (我比較沒目標，有點不敢回電機所以沒讀電子學，但之前讀得還算有興趣) 對於考不考得上我覺得努力看看應該有機會，依之前的指考成績生物90左右應該有 但是在網路上爬了些文之後，有些想法 1.比較擔心自己的抗壓性夠不夠，能否應付醫師這樣責任重大的工作。 回首我成長過程中無法總是冷靜處理問題，偶爾有不負責任的憂鬱態度出現 擔心自己受情緒影響太大造成疏失等等，像當總召因為準備經驗不足，緊急狀況會傻掉。 2.我的情況喜歡 物理 &gt;&gt; 化學 生物 理解力&gt;&gt;記憶力 請問各位， 1.這樣的我適合重考醫學系嗎?還是逃了一個不喜歡的環境，跑去另一個也不喜歡的環境? 還是乖乖回去盡量畢業，考公家機關過一生? (我目前打算看指考結果在決定復學與否，如果要復學先讀些大學的書比較好) 2.如果復學，會發生哪些狀況嗎?一直聽說那個的壓力很大，一直會怕。 感謝大大耐心閱讀，如果此事不適合放這個版也請告知，感謝。 樓上各位大大，感謝你們建議， 不過文章沒有說清楚， 我是大二上休學，目前大二， 離畢業有一段距離 知道重考成本也不小， 會多問人看看</text:p>
          </table:table-cell>
          <table:table-cell office:value-type="string" calcext:value-type="string">
            <text:p>2.如果復學，會發生哪些狀況嗎?一直聽說那個的壓力很大，一直會怕。</text:p>
          </table:table-cell>
          <table:table-cell table:number-columns-repeated="3"/>
        </table:table-row>
        <table:table-row table:style-name="ro1">
          <table:table-cell office:value-type="float" office:value="2014" calcext:value-type="float">
            <text:p>2014</text:p>
          </table:table-cell>
          <table:table-cell office:value-type="string" calcext:value-type="string">
            <text:p>Dec</text:p>
          </table:table-cell>
          <table:table-cell office:value-type="float" office:value="2" calcext:value-type="float">
            <text:p>2</text:p>
          </table:table-cell>
          <table:table-cell office:value-type="string" calcext:value-type="string">
            <text:p>18:12:11</text:p>
          </table:table-cell>
          <table:table-cell office:value-type="string" calcext:value-type="string">
            <text:p>Tue</text:p>
          </table:table-cell>
          <table:table-cell office:value-type="string" calcext:value-type="string">
            <text:p>caprigemi (小樹)</text:p>
          </table:table-cell>
          <table:table-cell office:value-type="string" calcext:value-type="string">
            <text:p>[閒聊] 有沒有人...</text:p>
          </table:table-cell>
          <table:table-cell office:value-type="string" calcext:value-type="string">
            <text:p>FALSE</text:p>
          </table:table-cell>
          <table:table-cell office:value-type="string" calcext:value-type="string">
            <text:p>我被診斷為重鬱症復發 但是最令我害怕恐懼的並不是無望感或是無價值感 而是 我發現自己失能了。 我沒有辦法工作、我不會工作、我不會思考、失去記憶力、沒有辦法行動 我有好多醫生要看(因為毛病很多)，可是卻記不住自己哪天掛了哪個醫生 現在活著的自己都是為了家人而活的 我心疼我媽媽，放心不下我爸爸跟我弟弟，深感愧對我老公 每天唯一能做的事情就是躺在床上發呆，然而又無法入睡 想要靠著哭泣發洩一些壓力卻又哭不出來 我是個行屍走肉般的累贅人物，我好想死 http//www.wretch.cc/blog/caprigemi</text:p>
          </table:table-cell>
          <table:table-cell office:value-type="string" calcext:value-type="string">
            <text:p>想要靠著哭泣發洩一些壓力卻又哭不出來。</text:p>
          </table:table-cell>
          <table:table-cell table:number-columns-repeated="3"/>
        </table:table-row>
        <table:table-row table:style-name="ro1">
          <table:table-cell office:value-type="float" office:value="2014" calcext:value-type="float">
            <text:p>2014</text:p>
          </table:table-cell>
          <table:table-cell office:value-type="string" calcext:value-type="string">
            <text:p>Dec</text:p>
          </table:table-cell>
          <table:table-cell office:value-type="float" office:value="5" calcext:value-type="float">
            <text:p>5</text:p>
          </table:table-cell>
          <table:table-cell office:value-type="string" calcext:value-type="string">
            <text:p>19:19:01</text:p>
          </table:table-cell>
          <table:table-cell office:value-type="string" calcext:value-type="string">
            <text:p>Fri</text:p>
          </table:table-cell>
          <table:table-cell office:value-type="string" calcext:value-type="string">
            <text:p>TibberAnnie (泰貝爾)</text:p>
          </table:table-cell>
          <table:table-cell office:value-type="string" calcext:value-type="string">
            <text:p>[閒聊] 共依存型v.s.逃避幸福型</text:p>
          </table:table-cell>
          <table:table-cell office:value-type="string" calcext:value-type="string">
            <text:p>FALSE</text:p>
          </table:table-cell>
          <table:table-cell office:value-type="string" calcext:value-type="string">
            <text:p>逛博客來想買書的時候 看到一本書《愛，上了癮：撫平因愛受傷的心靈》 （伊東明 著） 他把愛情上癮症分為四種類型 我覺得很有趣，想貼上來跟大家一起討論看看： 這類人總是遇人不淑，專挑對自己不好的人談戀 愛。有人老是愛上吃軟飯的小白臉，有人不斷忍受先生的拳打腳踢，有人在 愛情中一再被利用。他/她們內心深處，有強烈被需要的渴求，只要對方 以甜言蜜語來道歉，他/她們馬上心軟，而讓痛苦不斷重複、循環。 這類人害怕親密關係和承諾，不習慣跟人溝 通或分享心事。有人是花心一族，只想遊戲人間；有人習慣當個獨裁者，擺 出高高在上的姿態，不肯跟人貼心交流。他/她們的心，隔著厚厚的牆壁，外 面的人無法進入，這是因為他/她們非常害怕受傷。這類人往往會吸引共依 存型的人，而形成愛情的鎖鏈。 這類人迷戀轟轟烈烈的愛情，很容易陷入激 情、為愛不顧一切。有人不斷期待白馬王子的來臨，而對平凡的幸福不屑一 顧；有人專挑高難度的戀情，寧可愛人而不願被愛；有人則是一再外遇，不 斷重複追求和初戀的快感。這類人期望透過愛情來改變自己的生命，但結果 卻可能傷害了自己，也傷害了身邊親近的人。 這類人無法壓抑性愛的慾望，需要很多色情的 刺激、或沈迷於一夜情及買春行為。他/她們多半希望藉著性愛來擺脫壓力、 確認自我的存在、享受權力的快感、或讓自己被愛。有時，童年的性創傷也 會以性上癮的方式顯現出來。這是最容易帶來傷害或後遺症的一種愛情上癮 症狀。 我被心理師說是第一種。 可是看了這篇我發現，最近我遇到的對象好像跟第二種類型有點類似.... 這下不是很難搞了嗎T_T 所以我一直在猜測對方的想法、一直想討好對方 原來還有分成這幾種類型....... 大家看了覺得有什麼想法嗎？</text:p>
          </table:table-cell>
          <table:table-cell office:value-type="string" calcext:value-type="string">
            <text:p>他/她們多半希望藉著性愛來擺脫壓力、。</text:p>
          </table:table-cell>
          <table:table-cell table:number-columns-repeated="3"/>
        </table:table-row>
        <table:table-row table:style-name="ro1">
          <table:table-cell office:value-type="float" office:value="2014" calcext:value-type="float">
            <text:p>2014</text:p>
          </table:table-cell>
          <table:table-cell office:value-type="string" calcext:value-type="string">
            <text:p>Dec</text:p>
          </table:table-cell>
          <table:table-cell office:value-type="float" office:value="19" calcext:value-type="float">
            <text:p>19</text:p>
          </table:table-cell>
          <table:table-cell office:value-type="string" calcext:value-type="string">
            <text:p>18:36:42</text:p>
          </table:table-cell>
          <table:table-cell office:value-type="string" calcext:value-type="string">
            <text:p>Fri</text:p>
          </table:table-cell>
          <table:table-cell office:value-type="string" calcext:value-type="string">
            <text:p>viable (viable)</text:p>
          </table:table-cell>
          <table:table-cell office:value-type="string" calcext:value-type="string">
            <text:p>[閒聊] 壓力</text:p>
          </table:table-cell>
          <table:table-cell office:value-type="string" calcext:value-type="string">
            <text:p>FALSE</text:p>
          </table:table-cell>
          <table:table-cell office:value-type="string" calcext:value-type="string">
            <text:p>今天買東西和一位大媽聊起來 她說：妳怎麼壓力這麼大 QQ 我也不想 她學中醫 直接說中我的狀況 也是我正在處理的狀況 我也不想要莫名奇妙的一堆事情都變我的責任一樣啊</text:p>
          </table:table-cell>
          <table:table-cell office:value-type="string" calcext:value-type="string">
            <text:p>她說：妳怎麼壓力這麼大。</text:p>
          </table:table-cell>
          <table:table-cell table:number-columns-repeated="3"/>
        </table:table-row>
        <table:table-row table:style-name="ro1">
          <table:table-cell office:value-type="float" office:value="2014" calcext:value-type="float">
            <text:p>2014</text:p>
          </table:table-cell>
          <table:table-cell office:value-type="string" calcext:value-type="string">
            <text:p>Dec</text:p>
          </table:table-cell>
          <table:table-cell office:value-type="float" office:value="20" calcext:value-type="float">
            <text:p>20</text:p>
          </table:table-cell>
          <table:table-cell office:value-type="string" calcext:value-type="string">
            <text:p>17:40:15</text:p>
          </table:table-cell>
          <table:table-cell office:value-type="string" calcext:value-type="string">
            <text:p>Sat</text:p>
          </table:table-cell>
          <table:table-cell office:value-type="string" calcext:value-type="string">
            <text:p>viable (viable)</text:p>
          </table:table-cell>
          <table:table-cell office:value-type="string" calcext:value-type="string">
            <text:p>[閒聊] 居然有這種舒壓法</text:p>
          </table:table-cell>
          <table:table-cell office:value-type="string" calcext:value-type="string">
            <text:p>FALSE</text:p>
          </table:table-cell>
          <table:table-cell office:value-type="string" calcext:value-type="string">
            <text:p>Long ilend medium terisa 說 壓力大時需要紓壓 紓壓方式就是 通靈 那個知道會遇到tarissa的人在心中跟死去的人說一定要出來提到哪些事 敏銳的注意到terisa通完靈別過頭眼角餘光的不屑 會注意到這種事的人大概不多吧 Terissa網站上說她的通靈預約表已經排到三年後了 話說 有人是說通靈對身體不好 因頻率磁場不同 所以不是很想碰</text:p>
          </table:table-cell>
          <table:table-cell office:value-type="string" calcext:value-type="string">
            <text:p>壓力大時需要紓壓。</text:p>
          </table:table-cell>
          <table:table-cell table:number-columns-repeated="3"/>
        </table:table-row>
        <table:table-row table:style-name="ro1">
          <table:table-cell office:value-type="float" office:value="2014" calcext:value-type="float">
            <text:p>2014</text:p>
          </table:table-cell>
          <table:table-cell office:value-type="string" calcext:value-type="string">
            <text:p>Dec</text:p>
          </table:table-cell>
          <table:table-cell office:value-type="float" office:value="26" calcext:value-type="float">
            <text:p>26</text:p>
          </table:table-cell>
          <table:table-cell office:value-type="string" calcext:value-type="string">
            <text:p>18:24:18</text:p>
          </table:table-cell>
          <table:table-cell office:value-type="string" calcext:value-type="string">
            <text:p>Fri</text:p>
          </table:table-cell>
          <table:table-cell office:value-type="string" calcext:value-type="string">
            <text:p>skizzy (老闆我小魯)</text:p>
          </table:table-cell>
          <table:table-cell office:value-type="string" calcext:value-type="string">
            <text:p>[閒聊] 生病</text:p>
          </table:table-cell>
          <table:table-cell office:value-type="string" calcext:value-type="string">
            <text:p>TRUE</text:p>
          </table:table-cell>
          <table:table-cell office:value-type="string" calcext:value-type="string">
            <text:p>43 你沒有病 但是環境跟壓力讓你生病 白癡的人太多 自私的人太多 你只要兇他們就以為你不對 你只要溫柔他們又開染坊 簡單來說有病的是環境 是社會 我們只是被搞出病來 就降</text:p>
          </table:table-cell>
          <table:table-cell office:value-type="string" calcext:value-type="string">
            <text:p>但是環境跟壓力讓你生病。</text:p>
          </table:table-cell>
          <table:table-cell table:number-columns-repeated="3"/>
        </table:table-row>
        <table:table-row table:style-name="ro1">
          <table:table-cell office:value-type="float" office:value="2014" calcext:value-type="float">
            <text:p>2014</text:p>
          </table:table-cell>
          <table:table-cell office:value-type="string" calcext:value-type="string">
            <text:p>Dec</text:p>
          </table:table-cell>
          <table:table-cell office:value-type="float" office:value="30" calcext:value-type="float">
            <text:p>30</text:p>
          </table:table-cell>
          <table:table-cell office:value-type="string" calcext:value-type="string">
            <text:p>03:22:03</text:p>
          </table:table-cell>
          <table:table-cell office:value-type="string" calcext:value-type="string">
            <text:p>Tue</text:p>
          </table:table-cell>
          <table:table-cell office:value-type="string" calcext:value-type="string">
            <text:p>hitachi93 (好想吃火鍋~)</text:p>
          </table:table-cell>
          <table:table-cell office:value-type="string" calcext:value-type="string">
            <text:p>[問題] 憂鬱還是躁鬱？</text:p>
          </table:table-cell>
          <table:table-cell office:value-type="string" calcext:value-type="string">
            <text:p>FALSE</text:p>
          </table:table-cell>
          <table:table-cell office:value-type="string" calcext:value-type="string">
            <text:p>我一直都是吃抗憂鬱和焦慮安眠的藥 本身情緒就起伏滿大的 然後心情不好會對人發脾氣 這些我都覺得是正常的(? 不過最近因為面臨重要的工作面試等等壓力 狀況變得很差 (也不排除是天氣之類的因素) 惡夢頻頻又常失眠 心情也變更差 常常在半夜哭不停 前幾天是跟醫生約診的日子 我帶著沮喪心情出門 本來是邊騎機車邊默默掉淚的 可是不知為何 騎著騎著就開始愈飆愈快 (好孩子請不要學) 同時有種很亢奮的感覺 開始露出有點瘋狂的笑容 甚至覺得就算因此車禍了死掉了也無所謂 因為事後想想真的滿詭異的 所以當天最後有跟醫生提起這件事 醫生問我情緒起伏是不是很大 我就老實說我本來就心情來的快去的快 我問可是一下低落一下又很亢奮很嗨，不是躁鬱的症狀嗎？ 醫生也說對啊...還是你要換吃吃看躁鬱的藥？ 我心裡對換藥本來就有點疑慮所以沒接受這個提議 而且也不確定自己到底算是哪種... 憂鬱和躁鬱到底要怎麼界定啊？ 有明顯區隔嗎？ 是會同時發生的嗎？ 希望對這方面有經驗或友研究的版友可以替我解惑感謝</text:p>
          </table:table-cell>
          <table:table-cell office:value-type="string" calcext:value-type="string">
            <text:p>不過最近因為面臨重要的工作面試等等壓力。</text:p>
          </table:table-cell>
          <table:table-cell table:number-columns-repeated="3"/>
        </table:table-row>
        <table:table-row table:style-name="ro1">
          <table:table-cell office:value-type="float" office:value="2015" calcext:value-type="float">
            <text:p>2015</text:p>
          </table:table-cell>
          <table:table-cell office:value-type="string" calcext:value-type="string">
            <text:p>Jan</text:p>
          </table:table-cell>
          <table:table-cell office:value-type="float" office:value="3" calcext:value-type="float">
            <text:p>3</text:p>
          </table:table-cell>
          <table:table-cell office:value-type="string" calcext:value-type="string">
            <text:p>00:11:49</text:p>
          </table:table-cell>
          <table:table-cell office:value-type="string" calcext:value-type="string">
            <text:p>Sat</text:p>
          </table:table-cell>
          <table:table-cell office:value-type="string" calcext:value-type="string">
            <text:p>sheryl721 (地瓜喵)</text:p>
          </table:table-cell>
          <table:table-cell office:value-type="string" calcext:value-type="string">
            <text:p>[晴天] 我有病</text:p>
          </table:table-cell>
          <table:table-cell office:value-type="string" calcext:value-type="string">
            <text:p>FALSE</text:p>
          </table:table-cell>
          <table:table-cell office:value-type="string" calcext:value-type="string">
            <text:p>醫生開藥的時候 有瞄到病名 雖然不知道是不是為了開藥才寫那樣的診斷 但居然因為自己有病而感到鬆了口氣 果然真的有病。 應該說，讓我安心的是我確實有病這件事 醫生可能是擔心社會對這些病普遍觀感不佳，不希望造成壓力吧</text:p>
          </table:table-cell>
          <table:table-cell office:value-type="string" calcext:value-type="string">
            <text:p>醫生可能是擔心社會對這些病普遍觀感不佳，不希望造成壓力吧。</text:p>
          </table:table-cell>
          <table:table-cell table:number-columns-repeated="3"/>
        </table:table-row>
        <table:table-row table:style-name="ro1">
          <table:table-cell office:value-type="float" office:value="2015" calcext:value-type="float">
            <text:p>2015</text:p>
          </table:table-cell>
          <table:table-cell office:value-type="string" calcext:value-type="string">
            <text:p>Jan</text:p>
          </table:table-cell>
          <table:table-cell office:value-type="float" office:value="3" calcext:value-type="float">
            <text:p>3</text:p>
          </table:table-cell>
          <table:table-cell office:value-type="string" calcext:value-type="string">
            <text:p>14:50:08</text:p>
          </table:table-cell>
          <table:table-cell office:value-type="string" calcext:value-type="string">
            <text:p>Sat</text:p>
          </table:table-cell>
          <table:table-cell office:value-type="string" calcext:value-type="string">
            <text:p>talkingqueen (talkingqueen)</text:p>
          </table:table-cell>
          <table:table-cell office:value-type="string" calcext:value-type="string">
            <text:p>[問題] 大家會覺得...</text:p>
          </table:table-cell>
          <table:table-cell office:value-type="string" calcext:value-type="string">
            <text:p>FALSE</text:p>
          </table:table-cell>
          <table:table-cell office:value-type="string" calcext:value-type="string">
            <text:p>自己不值得過好生活？ 不值得對自己好一點？ 不值得認識新朋友或吃好吃的東西嗎？ 對不起家人朋友，我是個失敗者。 一直覺得要過比別人還不開心、比別人壓力大的生活。 告訴自己，其實我很渺小，好像潛意識地想要逼自己到絕境，才能得到解脫。 但對外，卻又強迫自己表現很正常、很積極。同時過著雙面人的生活... 我真的病了嗎？</text:p>
          </table:table-cell>
          <table:table-cell office:value-type="string" calcext:value-type="string">
            <text:p>一直覺得要過比別人還不開心、比別人壓力大的生活。</text:p>
          </table:table-cell>
          <table:table-cell table:number-columns-repeated="3"/>
        </table:table-row>
        <table:table-row table:style-name="ro1">
          <table:table-cell office:value-type="float" office:value="2015" calcext:value-type="float">
            <text:p>2015</text:p>
          </table:table-cell>
          <table:table-cell office:value-type="string" calcext:value-type="string">
            <text:p>Jan</text:p>
          </table:table-cell>
          <table:table-cell office:value-type="float" office:value="10" calcext:value-type="float">
            <text:p>10</text:p>
          </table:table-cell>
          <table:table-cell office:value-type="string" calcext:value-type="string">
            <text:p>03:05:41</text:p>
          </table:table-cell>
          <table:table-cell office:value-type="string" calcext:value-type="string">
            <text:p>Sat</text:p>
          </table:table-cell>
          <table:table-cell office:value-type="string" calcext:value-type="string">
            <text:p>viable (viable)</text:p>
          </table:table-cell>
          <table:table-cell office:value-type="string" calcext:value-type="string">
            <text:p>[經驗] 到底誰才是行為認知能力有問題的人</text:p>
          </table:table-cell>
          <table:table-cell office:value-type="string" calcext:value-type="string">
            <text:p>FALSE</text:p>
          </table:table-cell>
          <table:table-cell office:value-type="string" calcext:value-type="string">
            <text:p>明明 這個專業要月薪幾十萬也是可以 但是鄉巴佬沒讀什麼書無知的父母 相對於別人是考上醫學系之類的態度 天差地遠 明明前幾名的國立大學 聽其他鄉巴佬說那科系不好 在聽其它鄉巴佬說什麼世新東海好 叫我去念那些 再怎樣我也是第一志願高中全班最高分 在拼命叫其他鄉巴佬給壓力叫我別念 最後他們放棄當我就是沒出息 這樣整我是怎樣 這科系不好 那那幾十萬月薪我就算了 給男友養就好 喔 男友不夠有錢 我更被瞧不起更被唾棄了 莫名被這種認知能力有問題從小家暴亂打 警察還說他們是管教 被及其羞辱的強制送醫 到底誰才是認知有問題的人 我原本高中也不想念要唸高職快逃了 連高中聯考簡章都沒買 因為我早已察覺我根本說不出意識到的問題 為什麼認知能力有問題的人有權力把別人強制送醫？ 我當時並不是沒在看醫生控制</text:p>
          </table:table-cell>
          <table:table-cell office:value-type="string" calcext:value-type="string">
            <text:p>在拼命叫其他鄉巴佬給壓力叫我別念。</text:p>
          </table:table-cell>
          <table:table-cell table:number-columns-repeated="3"/>
        </table:table-row>
        <table:table-row table:style-name="ro1">
          <table:table-cell office:value-type="float" office:value="2015" calcext:value-type="float">
            <text:p>2015</text:p>
          </table:table-cell>
          <table:table-cell office:value-type="string" calcext:value-type="string">
            <text:p>Jan</text:p>
          </table:table-cell>
          <table:table-cell office:value-type="float" office:value="11" calcext:value-type="float">
            <text:p>11</text:p>
          </table:table-cell>
          <table:table-cell office:value-type="string" calcext:value-type="string">
            <text:p>12:01:25</text:p>
          </table:table-cell>
          <table:table-cell office:value-type="string" calcext:value-type="string">
            <text:p>Sun</text:p>
          </table:table-cell>
          <table:table-cell office:value-type="string" calcext:value-type="string">
            <text:p>acool6747 (你認錯人了)</text:p>
          </table:table-cell>
          <table:table-cell office:value-type="string" calcext:value-type="string">
            <text:p>[經驗] 催眠療法</text:p>
          </table:table-cell>
          <table:table-cell office:value-type="string" calcext:value-type="string">
            <text:p>FALSE</text:p>
          </table:table-cell>
          <table:table-cell office:value-type="string" calcext:value-type="string">
            <text:p>其實這不是我的經驗，是我妹的經驗 我妹去年底經歷了一些事情導致心情低潮， 於是去上了一堂催眠有關的課程， 催眠開始會要她放鬆，然後專注在眼前的東西，並且問她看到了什麼， (這裡我自己的解讀是，她看到的其實就是令她憂鬱的原因，藏在潛意識中) 她說她看到了一個小孩子，催眠師說這個是她之前流掉的小孩，小孩擔心她， 捨不得離開，要她放手讓他走吧。 (其實這過程中，我妹因為觸摸到最心理的東西，所以眼淚流不停，但是事後 她感覺到釋放掉了很多的壓力) 坦白說，我不認為催眠師說的話的可信度很高，但是我知道他在作的只是將我妹 的情緒，那種卡住過不了的情緒引導出來，讓她不要在陷在這件事情裡面了。 (總覺得催眠師還蠻厲害的，不過一次也不少錢就是了orz)</text:p>
          </table:table-cell>
          <table:table-cell office:value-type="string" calcext:value-type="string">
            <text:p>她感覺到釋放掉了很多的壓力)。</text:p>
          </table:table-cell>
          <table:table-cell table:number-columns-repeated="3"/>
        </table:table-row>
        <table:table-row table:style-name="ro1">
          <table:table-cell office:value-type="float" office:value="2015" calcext:value-type="float">
            <text:p>2015</text:p>
          </table:table-cell>
          <table:table-cell office:value-type="string" calcext:value-type="string">
            <text:p>Jan</text:p>
          </table:table-cell>
          <table:table-cell office:value-type="float" office:value="12" calcext:value-type="float">
            <text:p>12</text:p>
          </table:table-cell>
          <table:table-cell office:value-type="string" calcext:value-type="string">
            <text:p>19:22:04</text:p>
          </table:table-cell>
          <table:table-cell office:value-type="string" calcext:value-type="string">
            <text:p>Mon</text:p>
          </table:table-cell>
          <table:table-cell office:value-type="string" calcext:value-type="string">
            <text:p>sheryl721 (地瓜喵)</text:p>
          </table:table-cell>
          <table:table-cell office:value-type="string" calcext:value-type="string">
            <text:p>[問題] 該不該休學?</text:p>
          </table:table-cell>
          <table:table-cell office:value-type="string" calcext:value-type="string">
            <text:p>FALSE</text:p>
          </table:table-cell>
          <table:table-cell office:value-type="string" calcext:value-type="string">
            <text:p>整個學期都渾渾噩噩的 一直哭一直睡 課都翹掉了(幸好沒點名) 雖然課程有錄影但也沒看 考試都隨便考 當然是快被當光光了 也救不回來 算了 學校的心理諮商都沒有進展 醫生開藥只是讓我更愛睡 雖然平常減少了情緒起伏但一爆發就更可怕 而且醫生說我沒有生病 所以我就是個爛人對吧 就是徹頭徹尾的爛 無法克制自己不去想死亡這個選擇 離題了 我覺得在目前的情況下，留在學校念書並不會使我的狀況好轉 因為最大的壓力來源就是課業 精華區有許多關於休學的分享 像是不能跟同學一起畢業、不能一起上課、年紀比較大沒面子 這種問題比較不會影響我 最擔心的是休學之後情況也沒有改善 到時候還是要回來面對課業 那休學就沒甚麼意義了 想留下來是因為想要跟男友一起畢業 規劃了很多藍圖，一起出國一起念書一起進醫院實習工作 如果休學的話，這些規劃就會亂掉 現在撐著我的，就是這些跟他一起規劃的未來 失去這些的不安定感會讓我更慌張更不知所措 另一方面也是不想回家 不想面對那些，曾經影響我那麼多讓我變成這樣的元凶 明明是他們要我帶上微笑的面具，現在又想來了解我的心 多麼虛偽的人 想知道版友們對於休學有甚麼樣的看法? 我覺得工作的壓力比念書更大欸... 大三，沒有導師...(應該說是新老師只見過一次面，還沒有談過這個問題) 系主任極有可能認識我父母，我想他說什麼都不會要我休學吧ˊ__&gt;ˋ 諮商師和醫生對這個作法不置可否 或許過段時間會去看另一個醫生吧，系上推薦的學長 打算去學習有興趣的東西，順便休息 我對自己太完美主義，逼得太緊了 一旦放縱就覺得有罪惡感想死 我也想知道細節，剛剛去估狗了一下，覺得心理師和我男友一直都有做這方面的引導，但 是我拒絕改變想法 倒也不是覺得害羞，情緒的問題跟導師講過，但畢竟是個出的去進不來的系，真正不念的 少之又少</text:p>
          </table:table-cell>
          <table:table-cell office:value-type="string" calcext:value-type="string">
            <text:p>因為最大的壓力來源就是課業。我覺得工作的壓力比念書更大欸...。</text:p>
          </table:table-cell>
          <table:table-cell table:number-columns-repeated="3"/>
        </table:table-row>
        <table:table-row table:style-name="ro1">
          <table:table-cell office:value-type="float" office:value="2015" calcext:value-type="float">
            <text:p>2015</text:p>
          </table:table-cell>
          <table:table-cell office:value-type="string" calcext:value-type="string">
            <text:p>Jan</text:p>
          </table:table-cell>
          <table:table-cell office:value-type="float" office:value="20" calcext:value-type="float">
            <text:p>20</text:p>
          </table:table-cell>
          <table:table-cell office:value-type="string" calcext:value-type="string">
            <text:p>02:27:09</text:p>
          </table:table-cell>
          <table:table-cell office:value-type="string" calcext:value-type="string">
            <text:p>Tue</text:p>
          </table:table-cell>
          <table:table-cell office:value-type="string" calcext:value-type="string">
            <text:p>oubravo (箱子)</text:p>
          </table:table-cell>
          <table:table-cell office:value-type="string" calcext:value-type="string">
            <text:p>[閒聊] 流水</text:p>
          </table:table-cell>
          <table:table-cell office:value-type="string" calcext:value-type="string">
            <text:p>FALSE</text:p>
          </table:table-cell>
          <table:table-cell office:value-type="string" calcext:value-type="string">
            <text:p>我想到，最痛苦的時候 所謂的朋友，能幫的也只有那些 所以以後 我想我能幫的、我想幫的， 也只有當初被給予過的那些 給太多同理都是無益 除非我剛好正能量爆錶(？) 但就算爆錶我也不打算主動管他人死活了(習得冷漠？) 觀察了一下少少的朋友圈 也許是還沒遇到個性跟我相同的才那麼空虛 是有幾個人說過 我說的話會打中內心 哈哈，我不否認 這就是天生觀察力強的好處 敏感觀察同理沉穩溫和=表象的我 真可惜 他們有我這個人可以稍稍懂他們 我目前沒有任何人可以稍稍的懂我 天生神經敏感 有好有壞 壞的是一旦受到大刺激或壓力 內心就會超容易萬箭穿心 垮了之後 還要被沒同理心的人說抗壓差(無奈 OS就算是抗壓低好了，那也是因為比你更無盡容納別人的感受。老娘才不會那麼無腦袋 不顧慮他人感受，而說出抗壓力高高低低這種鬼話 最近認識了一個個性不錯的男生 但是長的普普的熊族 不過沒關係，個性好才是重點 有人願意跟我講話其實也不錯 Sent from my Android</text:p>
          </table:table-cell>
          <table:table-cell office:value-type="string" calcext:value-type="string">
            <text:p>壞的是一旦受到大刺激或壓力。不顧慮他人感受，而說出抗壓力高高低低這種鬼話。</text:p>
          </table:table-cell>
          <table:table-cell table:number-columns-repeated="3"/>
        </table:table-row>
        <table:table-row table:style-name="ro1">
          <table:table-cell office:value-type="float" office:value="2015" calcext:value-type="float">
            <text:p>2015</text:p>
          </table:table-cell>
          <table:table-cell office:value-type="string" calcext:value-type="string">
            <text:p>Feb</text:p>
          </table:table-cell>
          <table:table-cell office:value-type="float" office:value="4" calcext:value-type="float">
            <text:p>4</text:p>
          </table:table-cell>
          <table:table-cell office:value-type="string" calcext:value-type="string">
            <text:p>21:53:32</text:p>
          </table:table-cell>
          <table:table-cell office:value-type="string" calcext:value-type="string">
            <text:p>Wed</text:p>
          </table:table-cell>
          <table:table-cell office:value-type="string" calcext:value-type="string">
            <text:p>gigolo5566 (夏蟲)</text:p>
          </table:table-cell>
          <table:table-cell office:value-type="string" calcext:value-type="string">
            <text:p>[閒聊] 疲倦而無奈的心情，滿是心頭</text:p>
          </table:table-cell>
          <table:table-cell office:value-type="string" calcext:value-type="string">
            <text:p>FALSE</text:p>
          </table:table-cell>
          <table:table-cell office:value-type="string" calcext:value-type="string">
            <text:p>上周末終於從泰國出差回到了台灣 理論上應該是非常開心的日子 但不知是台灣氣候，還是其他因素，總感覺悶悶不樂 上週六的晚上六點到家 一直睡睡醒醒到周一早上六點半起床，算一算，中間大概睡了25個小時 一方面是真的疲倦，一方面是不想面對一切 夢中的自己很開心，但醒來後是滿滿的壓力充斥著腦袋，瞬間心情跌到谷底 上次出差前，為了犒賞自己，買了一台五萬塊的腳踏車 這幾天，下班後，就騎著車，在市區裡四處亂逛 沿路拍拍照，吃吃東西，喝喝飲料 看著為了生活在辛苦揀回收物的阿婆 看著施工中的工人，深夜依舊辛苦的工作 其實我是幸福的 至少可以坐著辦公桌，吹著冷氣 至少常常出國出差感受不同國家的風情 至少薪水發下來，不會太過難看 但常常都在想，如果父母沒有把我生下來就好了 我是爭氣的 ~ 至少工作方面沒有讓他們丟臉 我是疲倦的 ~ 想要辭掉工作， 在炎熱南方的蘭嶼開一間不可能會賺錢的小民宿 我常常都在想，一直都在想 穿著西裝戴著名貴手錶走在街頭樣子，是不是比較帥 或是曬得黝黑，會淺水又會釣魚的活在島嶼上，會不會比較快樂 或是找個了斷自己人生的方式，就讓一切走到盡頭 不過父母的淚，卻是更不可能讓我承受的...... 慢慢對生活麻木了 慢慢對現實絕望了 慢慢對感情放空了 慢慢對，一切，都無所期待了...... 我會露出一個微笑，在最後泡沫破滅的一瞬間 謝謝所有曾經遇過的人，那是記憶中的美好 人生活著，其實有很多快樂的事，只要不去比較 風景在四季中，都很美麗，只需要放下心去體會 或許有一天，我會告訴家人，我要常駐，長期出差 一直出差，一直出差，一直出差....... 直到出差到讓他們都淡忘了我為止..... 謝謝，有在心裡感受到你擁抱的溫暖</text:p>
          </table:table-cell>
          <table:table-cell office:value-type="string" calcext:value-type="string">
            <text:p>夢中的自己很開心，但醒來後是滿滿的壓力充斥著腦袋，瞬間心情跌到谷底。</text:p>
          </table:table-cell>
          <table:table-cell table:number-columns-repeated="3"/>
        </table:table-row>
        <table:table-row table:style-name="ro1">
          <table:table-cell office:value-type="float" office:value="2015" calcext:value-type="float">
            <text:p>2015</text:p>
          </table:table-cell>
          <table:table-cell office:value-type="string" calcext:value-type="string">
            <text:p>Feb</text:p>
          </table:table-cell>
          <table:table-cell office:value-type="float" office:value="6" calcext:value-type="float">
            <text:p>6</text:p>
          </table:table-cell>
          <table:table-cell office:value-type="string" calcext:value-type="string">
            <text:p>01:52:10</text:p>
          </table:table-cell>
          <table:table-cell office:value-type="string" calcext:value-type="string">
            <text:p>Fri</text:p>
          </table:table-cell>
          <table:table-cell office:value-type="string" calcext:value-type="string">
            <text:p>n761103 (Brownie)</text:p>
          </table:table-cell>
          <table:table-cell office:value-type="string" calcext:value-type="string">
            <text:p>[晴天] 情緒又暴走了Orz~</text:p>
          </table:table-cell>
          <table:table-cell office:value-type="string" calcext:value-type="string">
            <text:p>FALSE</text:p>
          </table:table-cell>
          <table:table-cell office:value-type="string" calcext:value-type="string">
            <text:p>今天情緒又暴衝了 只因為男友無心的一句話 目前因為男友腳開刀休養中 加上想陪他 所以先暫住在他家 很謝謝家人的體諒 同意以這種方式 讓我較無壓力 也許是男友腳傷關係 這陣子被他忽略了 沒想到 正當他離開房間要挽留時 回說 ”想留我 先把房間整理好吧” 當時正想躺在床上 不想做任何事 一聽情緒馬上控制不了 邊哭邊整理房間把行李準備好 打給妹妹要回家 整理好後就告訴男友去檢查 如果好了就離開回家 當時已經把行李拿下樓 男友一愣半開玩笑說 ”你發神經啦” 此時才驚覺自己幼稚的行為Orz~ 當時男友也當真了 只說 你高興就好 我等下載你回家 說完就出去牽車 趁空檔又拿行李回房間 才知道不想走 只想引起男友注意 進房間後躺床上 對自己行為感到愧疚、難過又憤怒 只好邊哭邊摔椅子發洩自己情緒 不久男友上樓 看到被我摔的椅子 拿起放原位只說一句想睡了 說完情緒逐漸平復 想到跟妹妹說要回家的那通電話 才又帶點虧疚回撥給她說不回家了 被念了幾句 之後老爸也打過來關心 聽到從鐵齒的他口中對我說 我們怎麼做都可以 只不要造成你的壓力就好 聽完有種莫名的感動 愛面子的他也願意放低姿勢 談了一陣子就隨手拿手機上網 緩和情緒直到現在 想想時間也不早了 剛才已先吃兩顆睡前藥 等等應該會比較好入眠吧XD~各位晚安囉 Sent from my Android</text:p>
          </table:table-cell>
          <table:table-cell office:value-type="string" calcext:value-type="string">
            <text:p>讓我較無壓力。只不要造成你的壓力就好。</text:p>
          </table:table-cell>
          <table:table-cell table:number-columns-repeated="3"/>
        </table:table-row>
        <table:table-row table:style-name="ro1">
          <table:table-cell office:value-type="float" office:value="2015" calcext:value-type="float">
            <text:p>2015</text:p>
          </table:table-cell>
          <table:table-cell office:value-type="string" calcext:value-type="string">
            <text:p>Feb</text:p>
          </table:table-cell>
          <table:table-cell office:value-type="float" office:value="8" calcext:value-type="float">
            <text:p>8</text:p>
          </table:table-cell>
          <table:table-cell office:value-type="string" calcext:value-type="string">
            <text:p>02:30:29</text:p>
          </table:table-cell>
          <table:table-cell office:value-type="string" calcext:value-type="string">
            <text:p>Sun</text:p>
          </table:table-cell>
          <table:table-cell office:value-type="string" calcext:value-type="string">
            <text:p>n761103 (Brownie)</text:p>
          </table:table-cell>
          <table:table-cell office:value-type="string" calcext:value-type="string">
            <text:p>[閒聊] 只有食物是好朋友</text:p>
          </table:table-cell>
          <table:table-cell office:value-type="string" calcext:value-type="string">
            <text:p>FALSE</text:p>
          </table:table-cell>
          <table:table-cell office:value-type="string" calcext:value-type="string">
            <text:p>又在房間上網一整天了... 也許是藥物 每當夜深人靜 精神總是特別好 晚上外出幫家人買晚餐 又不自覺多買一人份給自己吃 唉~壓力情緒一來 總是喜歡這樣大吃大喝 每吃一口就有莫名的滿足感 明知道吃到撐了 還是想繼續吃 感覺胃好像無底洞似了 怎麼吃就是沒有飽足感 家人看到我買多了 又開始念說只吃不動 過了30很快就定型了 哪個女生不希望擁有好身材? 會這樣喜歡大吃大喝 也不是自己願意的 唉~也許以後紓壓的好朋友就是食物了吧...</text:p>
          </table:table-cell>
          <table:table-cell office:value-type="string" calcext:value-type="string">
            <text:p>唉~壓力情緒一來。</text:p>
          </table:table-cell>
          <table:table-cell table:number-columns-repeated="3"/>
        </table:table-row>
        <table:table-row table:style-name="ro1">
          <table:table-cell office:value-type="float" office:value="2015" calcext:value-type="float">
            <text:p>2015</text:p>
          </table:table-cell>
          <table:table-cell office:value-type="string" calcext:value-type="string">
            <text:p>Feb</text:p>
          </table:table-cell>
          <table:table-cell office:value-type="float" office:value="17" calcext:value-type="float">
            <text:p>17</text:p>
          </table:table-cell>
          <table:table-cell office:value-type="string" calcext:value-type="string">
            <text:p>00:53:36</text:p>
          </table:table-cell>
          <table:table-cell office:value-type="string" calcext:value-type="string">
            <text:p>Tue</text:p>
          </table:table-cell>
          <table:table-cell office:value-type="string" calcext:value-type="string">
            <text:p>mdbm (Chaos)</text:p>
          </table:table-cell>
          <table:table-cell office:value-type="string" calcext:value-type="string">
            <text:p>[晴天] 想通了</text:p>
          </table:table-cell>
          <table:table-cell office:value-type="string" calcext:value-type="string">
            <text:p>FALSE</text:p>
          </table:table-cell>
          <table:table-cell office:value-type="string" calcext:value-type="string">
            <text:p>為什麼我在前一個機構會不快樂？ 我以為事情做不好一定有原因 我們應該找出原因去解決它 的確是真的有原因存在~ 但很多時候，有些人並不想面對真正的原因... 而我卻會執意去找到原因 到最後我自認為善意好意都成了別人心中的惡意 成了逼迫別人做不願意的事 到新的機構要學習道不相同，不相為謀 有時候太認真旁邊的人會很有壓力 希望我在新機構會學習就算事不如己願 要笑著讓它過</text:p>
          </table:table-cell>
          <table:table-cell office:value-type="string" calcext:value-type="string">
            <text:p>有時候太認真旁邊的人會很有壓力。</text:p>
          </table:table-cell>
          <table:table-cell table:number-columns-repeated="3"/>
        </table:table-row>
        <table:table-row table:style-name="ro1">
          <table:table-cell office:value-type="float" office:value="2015" calcext:value-type="float">
            <text:p>2015</text:p>
          </table:table-cell>
          <table:table-cell office:value-type="string" calcext:value-type="string">
            <text:p>Feb</text:p>
          </table:table-cell>
          <table:table-cell office:value-type="float" office:value="17" calcext:value-type="float">
            <text:p>17</text:p>
          </table:table-cell>
          <table:table-cell office:value-type="string" calcext:value-type="string">
            <text:p>01:30:01</text:p>
          </table:table-cell>
          <table:table-cell office:value-type="string" calcext:value-type="string">
            <text:p>Tue</text:p>
          </table:table-cell>
          <table:table-cell office:value-type="string" calcext:value-type="string">
            <text:p>t133qaz (wwtww)</text:p>
          </table:table-cell>
          <table:table-cell office:value-type="string" calcext:value-type="string">
            <text:p>[閒聊] 回去過年</text:p>
          </table:table-cell>
          <table:table-cell office:value-type="string" calcext:value-type="string">
            <text:p>FALSE</text:p>
          </table:table-cell>
          <table:table-cell office:value-type="string" calcext:value-type="string">
            <text:p>很久沒有發過文了 這篇文稍長 酌量看看就好 其實也不敢在其他版講太多話 就怕被查文章 所以通常就當個潛水客 今天是要早上回去過年 我依舊把事情堆到現在才肯做 每天渾渾噩噩 睡12小時左右 卻一點精神都沒有 雖然最近也學佛了 但情況改善的有限 所以這方面就不敢多講 希望有朝一日 我是真正的康復的時候 再來此版講出我的心得和心路歷程 畢竟目前還是算個魯蛇 很慚愧的是最近又被21 但是又考了回去 但家裡聽到後又不開心了 覺得是個扶不起的阿斗 好家在媽媽還是肯支持我 讓我繼續地完成學業 之前在暑假也很勉強去做個兩個月的實習 現在考慮很久之後還是想拿去抵免一些學分 那兩個月的日子我可是天天很煎熬 還為了一些莫名其妙的小事情大發脾氣 差點就讓我又身敗名裂一次了 我只能說我尚存一點點運氣讓我度過 同事們也願意幫助我 雖然我一點也沒講出實情 也被常常議論 自己為何慢了兩年又要轉學 常常要找出推託之詞 在這個月寒假 我會退出社團 畢竟以往我去社團也只是為了別讓自己太孤僻 往往意外的是每次要去之前壓力大的可以 就又要找藉口 不如就放棄吧 在學校我有忍不住 透露了一些實情 不論是自己 還是別人 我都想把自己當成一般人 去完成這個學業 放下過去的事情 嘴巴心裡一直在想 但怎麼都放不下 這真正很難的 或許還需要時間來撫平一切 和逐步漸漸的強迫自己 去改善一些毛病 雖然這些日子 我還是一樣自卑 也天天在怨天尤人 事情還是再拖 最近父母還要鬧離婚 還好是以談條件收場 但今年的團圓大致上應該是尷尬的 希望年紀的增長 在處理家裡的事情可以更加圓融 在此也祝大家早日康復 南無阿彌陀佛</text:p>
          </table:table-cell>
          <table:table-cell office:value-type="string" calcext:value-type="string">
            <text:p>往往意外的是每次要去之前壓力大的可以。</text:p>
          </table:table-cell>
          <table:table-cell table:number-columns-repeated="3"/>
        </table:table-row>
        <table:table-row table:style-name="ro1">
          <table:table-cell office:value-type="float" office:value="2015" calcext:value-type="float">
            <text:p>2015</text:p>
          </table:table-cell>
          <table:table-cell office:value-type="string" calcext:value-type="string">
            <text:p>Feb</text:p>
          </table:table-cell>
          <table:table-cell office:value-type="float" office:value="17" calcext:value-type="float">
            <text:p>17</text:p>
          </table:table-cell>
          <table:table-cell office:value-type="string" calcext:value-type="string">
            <text:p>19:45:53</text:p>
          </table:table-cell>
          <table:table-cell office:value-type="string" calcext:value-type="string">
            <text:p>Tue</text:p>
          </table:table-cell>
          <table:table-cell office:value-type="string" calcext:value-type="string">
            <text:p>heartfine (關妍)</text:p>
          </table:table-cell>
          <table:table-cell office:value-type="string" calcext:value-type="string">
            <text:p>[晴天] 壓力大的時候做些事情</text:p>
          </table:table-cell>
          <table:table-cell office:value-type="string" calcext:value-type="string">
            <text:p>FALSE</text:p>
          </table:table-cell>
          <table:table-cell office:value-type="string" calcext:value-type="string">
            <text:p>之前在版上說過 我壓力大的時候就是做料理做烘焙 但是因為被下了禁令 所以只好改做其他的東西 因此就拿起針線 做手縫工藝 http//i.imgur.com/hlaUYqZ.jpg http//i.imgur.com/4srjqqE.jpg 做東西的好舒壓啊 而且時間會流逝的非常快 這段時間可以拿來放空 或者思考一些事情 只是剛剛縫完之後發現 我的天啊針不見了啊啊 到處翻找都找不到針在哪裡 不見是小事 如果受傷就糟糕了 到處都找不到 真是糟糕 Sent from my Android</text:p>
          </table:table-cell>
          <table:table-cell office:value-type="string" calcext:value-type="string">
            <text:p>我壓力大的時候就是做料理做烘焙。</text:p>
          </table:table-cell>
          <table:table-cell table:number-columns-repeated="3"/>
        </table:table-row>
        <table:table-row table:style-name="ro1">
          <table:table-cell office:value-type="float" office:value="2015" calcext:value-type="float">
            <text:p>2015</text:p>
          </table:table-cell>
          <table:table-cell office:value-type="string" calcext:value-type="string">
            <text:p>Feb</text:p>
          </table:table-cell>
          <table:table-cell office:value-type="float" office:value="28" calcext:value-type="float">
            <text:p>28</text:p>
          </table:table-cell>
          <table:table-cell office:value-type="string" calcext:value-type="string">
            <text:p>16:39:25</text:p>
          </table:table-cell>
          <table:table-cell office:value-type="string" calcext:value-type="string">
            <text:p>Sat</text:p>
          </table:table-cell>
          <table:table-cell office:value-type="string" calcext:value-type="string">
            <text:p>k09090806 (JY)</text:p>
          </table:table-cell>
          <table:table-cell office:value-type="string" calcext:value-type="string">
            <text:p>[晴天] 還不到最後關頭</text:p>
          </table:table-cell>
          <table:table-cell office:value-type="string" calcext:value-type="string">
            <text:p>FALSE</text:p>
          </table:table-cell>
          <table:table-cell office:value-type="string" calcext:value-type="string">
            <text:p>晴天的意思就是不是陰天而已哈哈 也不會多陽光啦 昨天以為我失去了美美(狗)壓力一整個大 整個自我放逐玩candy crush soda玩了一整天(今天上半天也是) 可是還不到終局 再努力一點 事情總是這樣好像已經無法轉圜 我好像已經一敗塗地 掉落地面 跪坐著無力起身 可是還不是終局 還不是 這可以適用於考生的考試生活以及人生 記得考試時因為焦慮症壓力太大 大半天不是玩掉就是睡掉 到考前覺得自己完了甚至想跳下去 可是就硬撐過去(甚至也不是太努力 只是硬撐) 可是結局還能接受 甚至可以說到ok的程度 撐下去 找別的突破口 雖然一直想叫噢神啊我需要救援投手 工作工作工作 似乎還是不免會評價人 不能這樣 人類的價值在哪 當然有些就不說了 對於那些人 我們應該高唱 你就不要有一天需要求我~~~我一定會讓你很難看~~</text:p>
          </table:table-cell>
          <table:table-cell office:value-type="string" calcext:value-type="string">
            <text:p>昨天以為我失去了美美(狗)壓力一整個大。記得考試時因為焦慮症壓力太大。</text:p>
          </table:table-cell>
          <table:table-cell table:number-columns-repeated="3"/>
        </table:table-row>
        <table:table-row table:style-name="ro1">
          <table:table-cell office:value-type="float" office:value="2015" calcext:value-type="float">
            <text:p>2015</text:p>
          </table:table-cell>
          <table:table-cell office:value-type="string" calcext:value-type="string">
            <text:p>Mar</text:p>
          </table:table-cell>
          <table:table-cell office:value-type="float" office:value="1" calcext:value-type="float">
            <text:p>1</text:p>
          </table:table-cell>
          <table:table-cell office:value-type="string" calcext:value-type="string">
            <text:p>01:05:12</text:p>
          </table:table-cell>
          <table:table-cell office:value-type="string" calcext:value-type="string">
            <text:p>Sun</text:p>
          </table:table-cell>
          <table:table-cell office:value-type="string" calcext:value-type="string">
            <text:p>k09090806 (JY)</text:p>
          </table:table-cell>
          <table:table-cell office:value-type="string" calcext:value-type="string">
            <text:p>[晴天] Candy Kidnapping!!!!!!!!</text:p>
          </table:table-cell>
          <table:table-cell office:value-type="string" calcext:value-type="string">
            <text:p>FALSE</text:p>
          </table:table-cell>
          <table:table-cell office:value-type="string" calcext:value-type="string">
            <text:p>我不知道字有沒有拼錯XDDDDDDD(但這樣的標題簡直像同人bl小說XDDD) 我被Candy Crush Soda綁架了壓力大就會想玩 然後其實我一直在壓力大的狀態 所以就一直玩一直玩一直玩(不怎麼豪奢的勝文) 天啊我還有事要做 這樣怎麼搶救美美(狗 我的美美 我一直自詡是美美的媽媽 可是卻在這邊做墮落的事 要努力工作 找到掙錢的方法 才能跟美美在一起 才能把美美救回來 我很愛她 我不能讓她過這種一輩子被綁起來的生活 我想起來就心痛 我很害怕她會死去 但比起她死去 我更害怕她痛苦的活著 想到這件事我就痛苦 所以我一直一直一直一直一直一直逃避 我一直一直一直一直不去面對現實 沒有美美的現實 可是事實是我必須一步一腳印 計畫我的美美奪還行動 我必須保護她 這是我對自己的承諾 她不會要求我什麼 但她信任我 我舅舅跟她現任主人都是垃圾 把狗當東西 我不明白上帝為什麼會容許這件事發生 可是他就是發生了 我不想當基督徒 我不想要正面思考 我不想當個有內涵的人 我只想要跟美美在一起 我覺得很累 但我會繼續戰鬥下去 為了美美跟大寶 我會去想 要是我的身體(或是說心理)不會這麼不舒服 那會是怎樣的感覺 我是不是想要另一個人的人生 臉書上在笑的另一個人 可是這樣的話 我就不會想要保護美美跟大寶了 我不想要這樣 心理很不舒服 活著很累 聽人家說每條生命都是一條獨特的歷程 無從比較 但事實上不公平就是不公平不是嗎 有比我好的 比我壞的 事實上是 我要是定睛在那些上頭的話 我就無法往前進 去經營我的人生 我是一個非常非常非常非常非常非常軟弱的人類 可是我有一點一點一點一點一點一點的變堅強 先這樣就好 給自己一點時間 過去沒做到的事我想就算了 我再怎麼逼自己 我也做不到 慢慢來 不要急 我有一輩子的時間去解決問題 探索生命 死亡那時 我會和美美在天堂 永遠在一起 可是現世還有需要拼搏的事物 生死從來不是也不需要掌握在自己手上 慢慢來 不要急 好好的找到最真實的自己 好好的說話 髒話也好 什麼都好</text:p>
          </table:table-cell>
          <table:table-cell office:value-type="string" calcext:value-type="string">
            <text:p>Soda綁架了壓力大就會想玩。然後其實我一直在壓力大的狀態。</text:p>
          </table:table-cell>
          <table:table-cell table:number-columns-repeated="3"/>
        </table:table-row>
        <table:table-row table:style-name="ro1">
          <table:table-cell office:value-type="float" office:value="2015" calcext:value-type="float">
            <text:p>2015</text:p>
          </table:table-cell>
          <table:table-cell office:value-type="string" calcext:value-type="string">
            <text:p>Mar</text:p>
          </table:table-cell>
          <table:table-cell office:value-type="float" office:value="1" calcext:value-type="float">
            <text:p>1</text:p>
          </table:table-cell>
          <table:table-cell office:value-type="string" calcext:value-type="string">
            <text:p>16:29:11</text:p>
          </table:table-cell>
          <table:table-cell office:value-type="string" calcext:value-type="string">
            <text:p>Sun</text:p>
          </table:table-cell>
          <table:table-cell office:value-type="string" calcext:value-type="string">
            <text:p>k09090806 (JY)</text:p>
          </table:table-cell>
          <table:table-cell office:value-type="string" calcext:value-type="string">
            <text:p>[閒聊] 十件你所不知道的關於我的事(?</text:p>
          </table:table-cell>
          <table:table-cell office:value-type="string" calcext:value-type="string">
            <text:p>TRUE</text:p>
          </table:table-cell>
          <table:table-cell office:value-type="string" calcext:value-type="string">
            <text:p>1睡覺的時候會縮成跟蝦米一樣 然後就維持這個姿勢到睡醒 2放假的話每一天都一定會出門摸狗(自己沒辦法養 3壓力大會狂抓頭皮屑(抱歉有點不衛生) 4上外面廁所(如百貨公司或上班地點)坐式的都會把馬桶蓋擦兩 三遍(濕衛生紙一遍 乾的一遍) 5左邊的牙齒被牙醫挖空 還沒裝牙套 吃東西只能用右邊 6覺得壁虎很可愛 7最喜歡的漫畫是荒川宏的百姓貴族 8羨慕歐吉桑可以不顧他人目光的當眾快樂抓屁股(雖然我平常的打扮也頗歐吉桑 9不會任何樂器 節奏感狂爛XDDDDDD 10明明是女生卻很像歐吉桑(會用[把七辣]這種用語 在家吃飯腳翹得跟頭一樣高 安捏嘎洗價槓欸呆灣郎(什麼 哈哈我喜歡擦拭的港覺(咦 不是啦是我這樣就會黏在屁屁上 可能我的屁屁比較黏(為什麼會這樣呢 我是睡前就是蝦米 這樣比較有安全感(保護心臟XD 我在高雄 我是去衛武營附近 應該大校園或大公園就會有狗 今天應該摸了十幾隻(爽翻天 超好看超好笑農家真的很堅強欸 不過話說反而銀之匙我就不會那麼喜歡</text:p>
          </table:table-cell>
          <table:table-cell office:value-type="string" calcext:value-type="string">
            <text:p>3壓力大會狂抓頭皮屑(抱歉有點不衛生)。</text:p>
          </table:table-cell>
          <table:table-cell table:number-columns-repeated="3"/>
        </table:table-row>
        <table:table-row table:style-name="ro1">
          <table:table-cell office:value-type="float" office:value="2015" calcext:value-type="float">
            <text:p>2015</text:p>
          </table:table-cell>
          <table:table-cell office:value-type="string" calcext:value-type="string">
            <text:p>Mar</text:p>
          </table:table-cell>
          <table:table-cell office:value-type="float" office:value="3" calcext:value-type="float">
            <text:p>3</text:p>
          </table:table-cell>
          <table:table-cell office:value-type="string" calcext:value-type="string">
            <text:p>15:15:55</text:p>
          </table:table-cell>
          <table:table-cell office:value-type="string" calcext:value-type="string">
            <text:p>Tue</text:p>
          </table:table-cell>
          <table:table-cell office:value-type="string" calcext:value-type="string">
            <text:p>twbeer173 (啤酒貓)</text:p>
          </table:table-cell>
          <table:table-cell office:value-type="string" calcext:value-type="string">
            <text:p>[問題] 如何幫助憂鬱的另一半</text:p>
          </table:table-cell>
          <table:table-cell office:value-type="string" calcext:value-type="string">
            <text:p>FALSE</text:p>
          </table:table-cell>
          <table:table-cell office:value-type="string" calcext:value-type="string">
            <text:p>另一半有憂鬱的症狀已經快2年 主要原因是工作上的挫折 (他被調到一個非他的領域的單位， 又遇到一個出張嘴的空降主管) 重重壓力下... 他開始產生對工作排斥、看到主管就很不自在、對自己的能力感到沒信心， 期間也產生過輕生的念頭~ 後來陪他去看精神科後有比較穩定 (已用藥1年多) 他仍然對自己感到無能(覺得同事都很厲害)、 以前有興趣的活動現在都沒興趣了， 很常放空、思考遲鈍，永遠開心不起來... 我有和他討論過離職一事， 覺得換個環境應該對他的壓力會減緩， 不過一來醫生是建議不要在這時候做重大的決定(已工作近10年)， 二來是換工作後我們的經濟將會大受影響(現職工作薪資算高)， 最後一點是，他不知道他可以做什麼工作(都覺得自己無法勝任)。 Q1.關於這一點，想問大家還有什麼樣的建議呢?? (他若繼續就職我有勸他轉換心態，不需要給自己過重的責任感， 若他要離職我也支持他，經濟的問題拉緊褲條都好解決...) 可是他自己也不知道該怎麼做決定。 爬過一些文章，知道運動和曬太陽也是有助於舒緩心情， 可是到了假日感覺他哪兒都不想去... 讓他待在家裡睡一整天卻也看他越睡越累。 Q2.我到底是該拉他出門踏青還是讓他在家放空?? Q3.有時候他難得開金口訴說工作上的障礙， 我應該是要以同樣的障礙經驗，讓他知道他並不是最衰的， 還是給予建議的方式，告知他有什麼方法嘗試， 正向和反向的建議，應該用哪種方式比較好呢?? 目前遇到的問題大概就是這些， 想請過來人給予建議，我知道抗鬱的路很長， 不過目前我希望能幫助他讓他舒緩心情就好， 也祝福各位天天都能是晴天~謝謝</text:p>
          </table:table-cell>
          <table:table-cell office:value-type="string" calcext:value-type="string">
            <text:p>重重壓力下...。覺得換個環境應該對他的壓力會減緩，。</text:p>
          </table:table-cell>
          <table:table-cell table:number-columns-repeated="3"/>
        </table:table-row>
        <table:table-row table:style-name="ro1">
          <table:table-cell office:value-type="float" office:value="2015" calcext:value-type="float">
            <text:p>2015</text:p>
          </table:table-cell>
          <table:table-cell office:value-type="string" calcext:value-type="string">
            <text:p>Mar</text:p>
          </table:table-cell>
          <table:table-cell office:value-type="float" office:value="3" calcext:value-type="float">
            <text:p>3</text:p>
          </table:table-cell>
          <table:table-cell office:value-type="string" calcext:value-type="string">
            <text:p>19:02:26</text:p>
          </table:table-cell>
          <table:table-cell office:value-type="string" calcext:value-type="string">
            <text:p>Tue</text:p>
          </table:table-cell>
          <table:table-cell office:value-type="string" calcext:value-type="string">
            <text:p>ke11y2947 (小可)</text:p>
          </table:table-cell>
          <table:table-cell office:value-type="string" calcext:value-type="string">
            <text:p>[閒聊] 香蕉</text:p>
          </table:table-cell>
          <table:table-cell office:value-type="string" calcext:value-type="string">
            <text:p>FALSE</text:p>
          </table:table-cell>
          <table:table-cell office:value-type="string" calcext:value-type="string">
            <text:p>話說香蕉能改善憂鬱嗎 還是只是暫時性的?活得好累 人生一直陷入不斷得輪迴當中 變 美變醜變美變醜變美 想暴食排解壓力又怕變胖變醜 想逛街花錢排解壓力但又會對 不起 將來會需要用到錢的自己 真得好累哦 怎樣才能排解我的憂鬱 我的痛和無奈 該怎麼做 想哭 就連哭也哭不出來了 變成49公斤的無奈感 唉 想減到46公斤看會不 會變更美 看會不會有人要 覺得自己很悲哀 也很可笑 也很像神經病 唉~ Sent from my Android</text:p>
          </table:table-cell>
          <table:table-cell office:value-type="string" calcext:value-type="string">
            <text:p>想暴食排解壓力又怕變胖變醜。想逛街花錢排解壓力但又會對。</text:p>
          </table:table-cell>
          <table:table-cell table:number-columns-repeated="3"/>
        </table:table-row>
        <table:table-row table:style-name="ro1">
          <table:table-cell office:value-type="float" office:value="2015" calcext:value-type="float">
            <text:p>2015</text:p>
          </table:table-cell>
          <table:table-cell office:value-type="string" calcext:value-type="string">
            <text:p>Mar</text:p>
          </table:table-cell>
          <table:table-cell office:value-type="float" office:value="3" calcext:value-type="float">
            <text:p>3</text:p>
          </table:table-cell>
          <table:table-cell office:value-type="string" calcext:value-type="string">
            <text:p>21:41:34</text:p>
          </table:table-cell>
          <table:table-cell office:value-type="string" calcext:value-type="string">
            <text:p>Tue</text:p>
          </table:table-cell>
          <table:table-cell office:value-type="string" calcext:value-type="string">
            <text:p>georgebox (Orz3344)</text:p>
          </table:table-cell>
          <table:table-cell office:value-type="string" calcext:value-type="string">
            <text:p>[閒聊] 原來一直覺得自己貧窮會很容易生病</text:p>
          </table:table-cell>
          <table:table-cell office:value-type="string" calcext:value-type="string">
            <text:p>FALSE</text:p>
          </table:table-cell>
          <table:table-cell office:value-type="string" calcext:value-type="string">
            <text:p>最近看了一篇文章說 如果自認為自己很窮 很怕沒錢生活也會得病 而我從小就覺得家裡很窮 到現在出社會了也有這種感覺 是因為我爸爸愛賭博的原因 雖然現在他們離婚了 我還是有這種想法 所以如果我能把這種貧窮的想法改掉 說不定會好一點 就不要自己給自己壓力了</text:p>
          </table:table-cell>
          <table:table-cell office:value-type="string" calcext:value-type="string">
            <text:p>就不要自己給自己壓力了。</text:p>
          </table:table-cell>
          <table:table-cell table:number-columns-repeated="3"/>
        </table:table-row>
        <table:table-row table:style-name="ro1">
          <table:table-cell office:value-type="float" office:value="2015" calcext:value-type="float">
            <text:p>2015</text:p>
          </table:table-cell>
          <table:table-cell office:value-type="string" calcext:value-type="string">
            <text:p>Mar</text:p>
          </table:table-cell>
          <table:table-cell office:value-type="float" office:value="8" calcext:value-type="float">
            <text:p>8</text:p>
          </table:table-cell>
          <table:table-cell office:value-type="string" calcext:value-type="string">
            <text:p>20:44:09</text:p>
          </table:table-cell>
          <table:table-cell office:value-type="string" calcext:value-type="string">
            <text:p>Sun</text:p>
          </table:table-cell>
          <table:table-cell office:value-type="string" calcext:value-type="string">
            <text:p>georgebox (Orz3344)</text:p>
          </table:table-cell>
          <table:table-cell office:value-type="string" calcext:value-type="string">
            <text:p>[閒聊] 難道我不適合做這行 </text:p>
          </table:table-cell>
          <table:table-cell office:value-type="string" calcext:value-type="string">
            <text:p>FALSE</text:p>
          </table:table-cell>
          <table:table-cell office:value-type="string" calcext:value-type="string">
            <text:p>每天開車到店家維修保養 重點是開車就花了我好多精神壓力了 因為要跑新竹以北的所有店家 路都不熟 到店家維修或保養就會動作很慢又累 現在剛停藥真的壓力變大又很累 我是不是該休息一下</text:p>
          </table:table-cell>
          <table:table-cell office:value-type="string" calcext:value-type="string">
            <text:p>重點是開車就花了我好多精神壓力了。現在剛停藥真的壓力變大又很累。</text:p>
          </table:table-cell>
          <table:table-cell table:number-columns-repeated="3"/>
        </table:table-row>
        <table:table-row table:style-name="ro1">
          <table:table-cell office:value-type="float" office:value="2015" calcext:value-type="float">
            <text:p>2015</text:p>
          </table:table-cell>
          <table:table-cell office:value-type="string" calcext:value-type="string">
            <text:p>Mar</text:p>
          </table:table-cell>
          <table:table-cell office:value-type="float" office:value="11" calcext:value-type="float">
            <text:p>11</text:p>
          </table:table-cell>
          <table:table-cell office:value-type="string" calcext:value-type="string">
            <text:p>09:36:34</text:p>
          </table:table-cell>
          <table:table-cell office:value-type="string" calcext:value-type="string">
            <text:p>Wed</text:p>
          </table:table-cell>
          <table:table-cell office:value-type="string" calcext:value-type="string">
            <text:p>rinoya (潛水中)</text:p>
          </table:table-cell>
          <table:table-cell office:value-type="string" calcext:value-type="string">
            <text:p>[閒聊] 病歷表</text:p>
          </table:table-cell>
          <table:table-cell office:value-type="string" calcext:value-type="string">
            <text:p>FALSE</text:p>
          </table:table-cell>
          <table:table-cell office:value-type="string" calcext:value-type="string">
            <text:p>昨日因為瞬間斷藥已達一禮拜 反作用力已經到了無法控制情緒的狀態 我太看的起自已了，想說只延十天回診而已 能不去再找新的診所就不去 只好的打電話回診所 馬上被主任、藥師碎碎念了 然後叫我快點就近先找間診所拿個幾天藥 詢問了現在住家附近的診所 只有福和的身心診所有我目前服用的藥物 問了說初診只能現場不能預約 九點前到就行 結果約840到現場 櫃檯的小姐卻表明 因為是初診 看診結束前半小時前一定要掛號 笑笑的表明 能幫我問問嗎 櫃檯的小姐也很客氣的走到後面 出來後僅表明 醫生說不行 我就再笑笑的說 真的不方便嗎? 我今天一定待拿藥，不然會出事 而且你們也說九點前到 其實情緒又已經開始莫名的上來了 櫃檯的小姐卻回了一句讓我跟我老公內心很火大的話 你要看精神科的話 前面也有 妳可以去那看阿 此時已經845 思量著真照小姐說的 我看過去那也可能會被表明不方便 而這間我是先電話詢問過了 所以耐著不舒坦的感受跟小姐說 我問了六家診所 只有你們家有我需要的藥物 而且你們有說九點前到就行 請你再詢問一下醫生 並告知 我已經瞬間斷藥四天了 而我需要的藥物 只有你們有 能否請醫生再評估 我相信他會考量的 (OS妳們外頭還掛著XX推薦良心醫院布條..) 我相信有些的板友看敘述至此 應該會覺得這也太焦慮了 如此強硬 後來醫生同意了 櫃檯小姐就撕了一張單子扔給我 叫我填一填 單子大致上跟各診所一樣 只是後面還有詢問一些問題的像是家中成員排行 我比較意外的是 第一次看到有問題寫是否於還仍於其他精神科 選項有一點 是__ 就診中診所名稱：__診所名 當下非常非常的介意 也不是很想寫 但我考量到我現在缺的是藥物 我也猜假設我這邊沒寫十之八九 醫生會拒絕我看 我就不甘不願的填了我南部的固定診所下去 其實我知道 IC卡要看 看的到最近六筆就醫紀錄，但IC卡再怎樣都要有醫師卡才看的到 紙本的文件 感覺上就很像是告訴大家 自已去那就診過 也有一種診所間的評比感 還有另一種更不舒服的感受 但急著拿藥也只能忍了 然後我想櫃檯的小姐應該非常非常的不爽 收下病歷表後 什麼也沒給 隔五分後只說 換你進去了 看醫生的過程中 勉強算是舒服的 因為醫生並不會讓人感受不好 也還算清楚的詢問 需要問的關鍵問題 所以當下有考慮是否這間要把他當成我備用的診所 畢竟先前南部的醫生就說了 我人現在在北部工作 一個月一次 他擔心有什麼突發事件 不能回診拿藥 我又無配合習慣的醫院 一瞬間的壓力暴衝上來會對我造成不好影響 出來等藥時 櫃檯小姐說一百七 拿了兩百說麻煩了 我想她應該是不太高興 直接只伸出一隻手把三十元跟一間藥物明細放在櫃檯上 說這是妳的明細 我看了一下 問請問你們是否有碎紙機? 小姐回：有阿 我：那請問是否這個明細能幫我用碎紙機碎掉？？ 小姐回：好阿 拿過去後 因為小姐直接只用手撕一撕 然後就扔到櫃檯底下了 我跟我老公就也真的有情緒了 但我真的只想快點拿到藥物 就只等藥師給藥我們就要跑了 拿到出來後 老公情緒上來 狂碎念 她要用手撕 我們是沒手嗎？不是說可以借碎紙機嗎？ 這小姐到底是怎麼回事 還可以用對病人說出那種話 你可以去前面看阿 想想 現在心理實在是不太舒坦 但昨日我確實是最後一位病人時間 也快到他們休診時間 不願DELAY他們上班 我沒與醫生多談 僅表明要拿藥就走了 晚點想說再去診所一趟 跟醫生談看看是否可以讓我抽換個人資料第一張，或是讓我把 病歷的詢問事項重寫(不過我想應該是不可能) 並把櫃檯小姐對於我藥單的流向詢問清楚 在北部其實也找過二三間診所 但醫生在問診的態度大部分都比較不能配合跟放開心胸 昨天這位醫生 目前談的感覺上不錯 離現在住家又近，可惜心中的不舒服 如果無法排解 我想可能也會放棄吧 我知道自已很在意的點是什麼 像是藥單上 就算有XXX馬賽克了 些個資 但還是有全名、生日、藥物、診所名 而櫃檯的小姐這樣的行為與舉動 若是感覺她一直對我不高興 這樣我看診也不好阿</text:p>
          </table:table-cell>
          <table:table-cell office:value-type="string" calcext:value-type="string">
            <text:p>一瞬間的壓力暴衝上來會對我造成不好影響。</text:p>
          </table:table-cell>
          <table:table-cell table:number-columns-repeated="3"/>
        </table:table-row>
        <table:table-row table:style-name="ro1">
          <table:table-cell office:value-type="float" office:value="2015" calcext:value-type="float">
            <text:p>2015</text:p>
          </table:table-cell>
          <table:table-cell office:value-type="string" calcext:value-type="string">
            <text:p>Mar</text:p>
          </table:table-cell>
          <table:table-cell office:value-type="float" office:value="11" calcext:value-type="float">
            <text:p>11</text:p>
          </table:table-cell>
          <table:table-cell office:value-type="string" calcext:value-type="string">
            <text:p>23:27:03</text:p>
          </table:table-cell>
          <table:table-cell office:value-type="string" calcext:value-type="string">
            <text:p>Wed</text:p>
          </table:table-cell>
          <table:table-cell office:value-type="string" calcext:value-type="string">
            <text:p>georgebox (Orz3344)</text:p>
          </table:table-cell>
          <table:table-cell office:value-type="string" calcext:value-type="string">
            <text:p>[問題] 醫生說正常人停藥後不會痛苦?</text:p>
          </table:table-cell>
          <table:table-cell office:value-type="string" calcext:value-type="string">
            <text:p>FALSE</text:p>
          </table:table-cell>
          <table:table-cell office:value-type="string" calcext:value-type="string">
            <text:p>我最近自己停藥 變得容易緊張 很累 很煩 壓力大 但醫生說恢復正常後 停藥後不會有任何感覺 所以我還是沒痊癒 有人有類似經驗嗎?</text:p>
          </table:table-cell>
          <table:table-cell office:value-type="string" calcext:value-type="string">
            <text:p>壓力大。</text:p>
          </table:table-cell>
          <table:table-cell table:number-columns-repeated="3"/>
        </table:table-row>
        <table:table-row table:style-name="ro1">
          <table:table-cell office:value-type="float" office:value="2015" calcext:value-type="float">
            <text:p>2015</text:p>
          </table:table-cell>
          <table:table-cell office:value-type="string" calcext:value-type="string">
            <text:p>Mar</text:p>
          </table:table-cell>
          <table:table-cell office:value-type="float" office:value="13" calcext:value-type="float">
            <text:p>13</text:p>
          </table:table-cell>
          <table:table-cell office:value-type="string" calcext:value-type="string">
            <text:p>06:37:37</text:p>
          </table:table-cell>
          <table:table-cell office:value-type="string" calcext:value-type="string">
            <text:p>Fri</text:p>
          </table:table-cell>
          <table:table-cell office:value-type="string" calcext:value-type="string">
            <text:p>z881331 (絨毛雞)</text:p>
          </table:table-cell>
          <table:table-cell office:value-type="string" calcext:value-type="string">
            <text:p>[閒聊] 雜記 文長</text:p>
          </table:table-cell>
          <table:table-cell office:value-type="string" calcext:value-type="string">
            <text:p>FALSE</text:p>
          </table:table-cell>
          <table:table-cell office:value-type="string" calcext:value-type="string">
            <text:p>最近一直處於算是平穩的狀態了 也許是因為沒有工作 所以少了很多煩惱 只是失業一個月了 心裡難免開始焦慮 覺得自己要趕快去賺錢 做了諮商四次了 感覺是愈來愈好 還記得前兩次我真的很恐懼 但第三次時我向諮商師坦誠我內心的恐懼 感覺好輕鬆 諮商師還跟我說謝謝我願意說出內心的想法 我開始嘗試跟自己對話 因為我發現我從未靜下來好好跟自己說話 就任由負面的想法侵蝕自己 有一次深夜我又不舒服了 我就想起諮商師說的 我嘗試安撫自己 好好的跟自己溝通 發現其實沒那麼難 情緒也很神奇的冷靜下來了 第四次的諮商受益更是良多 討論中發現自己許多從未想過的問題 我一味的追求金錢 老是覺得錢不夠多 我實在不知道自己在追求甚麼了 從小就常常聽到父母為了錢爭吵 當時我幼稚園 躲在棉被裡哭 從那時起我就視金錢為萬惡的東西 但又是如此重要的東西 長大後我拼命的想賺錢 我覺得是人一定要對社會有貢獻 如果不賺錢就是廢物 然而我卻從未考慮過自己的能力所及 於是陷入追求金錢的黑洞 諮商師希望我能給自己個目標 也許我就不會再有這麼大的壓力了 最近在學習：正念 跟腹式呼吸有點類似 也開始運動了 雖然只是快走公園好幾圈 不過真的有運動有差 我可以感覺自己確切的活著 感謝諮商師 我真的覺得當初決定繼續做下去是對的 Sent from JPTT on my BYD Smart 502.</text:p>
          </table:table-cell>
          <table:table-cell office:value-type="string" calcext:value-type="string">
            <text:p>也許我就不會再有這麼大的壓力了。</text:p>
          </table:table-cell>
          <table:table-cell table:number-columns-repeated="3"/>
        </table:table-row>
        <table:table-row table:style-name="ro1">
          <table:table-cell office:value-type="float" office:value="2015" calcext:value-type="float">
            <text:p>2015</text:p>
          </table:table-cell>
          <table:table-cell office:value-type="string" calcext:value-type="string">
            <text:p>Mar</text:p>
          </table:table-cell>
          <table:table-cell office:value-type="float" office:value="15" calcext:value-type="float">
            <text:p>15</text:p>
          </table:table-cell>
          <table:table-cell office:value-type="string" calcext:value-type="string">
            <text:p>01:25:18</text:p>
          </table:table-cell>
          <table:table-cell office:value-type="string" calcext:value-type="string">
            <text:p>Sun</text:p>
          </table:table-cell>
          <table:table-cell office:value-type="string" calcext:value-type="string">
            <text:p>sakura9bear (登登登登~)</text:p>
          </table:table-cell>
          <table:table-cell office:value-type="string" calcext:value-type="string">
            <text:p>[問題] 怎麼判斷心源性或是生理因素呢?</text:p>
          </table:table-cell>
          <table:table-cell office:value-type="string" calcext:value-type="string">
            <text:p>FALSE</text:p>
          </table:table-cell>
          <table:table-cell office:value-type="string" calcext:value-type="string">
            <text:p>大家好~ 最近一年因為內分泌嚴重失調， 很多狀況都很差； 醫生已經看了快四個月， 雖然指數異常，但針對的方案成效都不彰... 還是找不出病因， 目前還在排查中。 但家人覺得我還年輕(25)， 應該是心理壓力影響生理， 覺得我在找藉口逃避社會... 請問這種狀況有人遇過嗎? 怎麼處理的? 我也開始有點害怕是否在浪費醫療資源... 但沒去看醫生前狀況真的很差， 不想再經歷一次了... 謝謝。</text:p>
          </table:table-cell>
          <table:table-cell office:value-type="string" calcext:value-type="string">
            <text:p>應該是心理壓力影響生理，。</text:p>
          </table:table-cell>
          <table:table-cell table:number-columns-repeated="3"/>
        </table:table-row>
        <table:table-row table:style-name="ro1">
          <table:table-cell office:value-type="float" office:value="2015" calcext:value-type="float">
            <text:p>2015</text:p>
          </table:table-cell>
          <table:table-cell office:value-type="string" calcext:value-type="string">
            <text:p>Mar</text:p>
          </table:table-cell>
          <table:table-cell office:value-type="float" office:value="17" calcext:value-type="float">
            <text:p>17</text:p>
          </table:table-cell>
          <table:table-cell office:value-type="string" calcext:value-type="string">
            <text:p>13:02:27</text:p>
          </table:table-cell>
          <table:table-cell office:value-type="string" calcext:value-type="string">
            <text:p>Tue</text:p>
          </table:table-cell>
          <table:table-cell office:value-type="string" calcext:value-type="string">
            <text:p>k09090806 (JY)</text:p>
          </table:table-cell>
          <table:table-cell office:value-type="string" calcext:value-type="string">
            <text:p>[晴天] 溢赤酸day4 &amp; 昨天發的文跑掉了=口=</text:p>
          </table:table-cell>
          <table:table-cell office:value-type="string" calcext:value-type="string">
            <text:p>FALSE</text:p>
          </table:table-cell>
          <table:table-cell office:value-type="string" calcext:value-type="string">
            <text:p>昨天的文跑掉了 主要是歌頌溢赤酸的心情(？ 不能餓到 要細嚼慢嚥 不能吃甜食 咖啡因(包括巧克力) 就有點像孕婦跟糖尿病的組合這樣= = 不能喝茶很痛苦 早上不喝整個上午都睡掉了(吃東西或站起來走動的時間除外 然後依舊想大寶跟美美 正在想何時要把大寶的蛋蛋拿掉(結紮)他已經八個月了 蛋蛋已掉落 每次看到都好想摘掉 不過目前沒時間 媽媽跟他朋友買了溢赤酸的藥 在我跟他報告病況的隔天就有藥吃 我真是個幸福的媽寶 要知足 就算我家不能讓我養小狗 要知道我是沒有任何特權要求任何人幫我作什麼的 努力把動作放慢和不要給自己壓力中 紀錄紀錄 午休太晚睡 現在昏昏的 本來以為睡不著 沒想到找到一個好姿勢 明天要1點就睡= = 這樣昏昏的有點擔心等等下班剪頭髮能不能挑到一個好髮型 但給設計師看過後 也不見得要今天剪 今天還要看精神科 要跟醫生說什麼呢 有種想表達什麼又不知道該說什麼之感 於是只能回去看卷咕嚕咕嚕 附帶一提 今日沒有任何溢赤酸症狀 我覺得我不要一直想胃食道逆流胃食道逆流的 這樣一直想好像會吸引來胃食道逆流的靈似的 可是這樣想好像新世紀的吸引力法則哈哈哈 紀錄想作的事 必須去作 對這些事情有益的事 1我要救狗 2我想跟美美和大寶在一起 如果美美在新主人家過得好就算了 我要去確定他好不好 3我要能獨立(需要收入及生活能力) 還是會以學歷什麼的評論人 我是智障嗎 我應該是想要被關注 被稱讚 所以不希望別人被稱讚 超級見不得別人好的不健康心態唉唉唉唉 我是XX大學畢業的沒照還不是找得到工作 老闆的女兒XX大學畢業還不是一樣超級賺 重點是努力 重點是自己的生命 我自己的心境 我在死亡那時會不會有遺憾 還有還是喜歡嘴砲男生 對男性的態度非常不自然 要再努力 整個造了多少口業 變得沒人緣這樣 其實是無意義的語助詞哈哈 但我想我的潛意識(啥)應該是想說(忙得)團團轉 日文的團團轉 轉圈圈 的狀詞就是KURUKURU XDD 所以Keroro裡面的kururu才叫kururu 好繼續工作</text:p>
          </table:table-cell>
          <table:table-cell office:value-type="string" calcext:value-type="string">
            <text:p>努力把動作放慢和不要給自己壓力中。</text:p>
          </table:table-cell>
          <table:table-cell table:number-columns-repeated="3"/>
        </table:table-row>
        <table:table-row table:style-name="ro1">
          <table:table-cell office:value-type="float" office:value="2015" calcext:value-type="float">
            <text:p>2015</text:p>
          </table:table-cell>
          <table:table-cell office:value-type="string" calcext:value-type="string">
            <text:p>Mar</text:p>
          </table:table-cell>
          <table:table-cell office:value-type="float" office:value="18" calcext:value-type="float">
            <text:p>18</text:p>
          </table:table-cell>
          <table:table-cell office:value-type="string" calcext:value-type="string">
            <text:p>14:16:10</text:p>
          </table:table-cell>
          <table:table-cell office:value-type="string" calcext:value-type="string">
            <text:p>Wed</text:p>
          </table:table-cell>
          <table:table-cell office:value-type="string" calcext:value-type="string">
            <text:p>k09090806 (JY)</text:p>
          </table:table-cell>
          <table:table-cell office:value-type="string" calcext:value-type="string">
            <text:p>[晴天] 破病</text:p>
          </table:table-cell>
          <table:table-cell office:value-type="string" calcext:value-type="string">
            <text:p>FALSE</text:p>
          </table:table-cell>
          <table:table-cell office:value-type="string" calcext:value-type="string">
            <text:p>於是爽爽的自主休假一天(有請假) 昨天病得簡直想尋死orzzzzz大概是颳丟(台語)跟壓力大的關係 頭超痛 痛到想吐(幸虧已經消化完畢 吐不出任何有意義的東西呵呵) 上次這種症狀大概是兩年前 那次更嚴重 動一根手指就會頭更痛 我媽還說我為什麼身體跟抗壓性都這麼低 胖好看的嗎 嗚嗚我也很擔心抗壓性這麼低之後正式工作怎辦 不要說了QAQQQQQQQQQQQ 壓力不知道在大什麼 昨晚八點就進入昏睡狀態 夢到什麼不記得了 只記得是些很可怕的夢 晚上爬起來吐吐胃酸 吃吃止痛藥 早上夢到我要幫一個性侵八個子女的歐吉桑辯護 而且今天還有庭期 醒來之後想想一個實習怎麼可能會單獨辯護呢(在南部) 後來又夢到類似冰雪奇緣的東西 不過有七個公主 其中一個是慾望城市的女主角飾演 不過夢裡她跟柯林佛斯性交 什麼夢呢哈哈哈 總之今天要努力放鬆什麼都不作 我覺得幾乎所有人的關心都是假的 一時的 或是自我滿足 有種 啊 果然是這樣的感覺 以後要不是我真的想處理 我也不要去處理任何他人的事 我的指導律師會在當事人面前一副好人樣 回頭偷罵蕭查某 而且他習慣虛偽 誰知道他對我是不是那樣 雖然那位當事人真的頗OVER 一直要人看他前男友照片 拿著前男友的錢買了賓士 然後前男友不愛他就要告</text:p>
          </table:table-cell>
          <table:table-cell office:value-type="string" calcext:value-type="string">
            <text:p>昨天病得簡直想尋死orzzzzz大概是颳丟(台語)跟壓力大的關係。壓力不知道在大什麼。</text:p>
          </table:table-cell>
          <table:table-cell table:number-columns-repeated="3"/>
        </table:table-row>
        <table:table-row table:style-name="ro1">
          <table:table-cell office:value-type="float" office:value="2015" calcext:value-type="float">
            <text:p>2015</text:p>
          </table:table-cell>
          <table:table-cell office:value-type="string" calcext:value-type="string">
            <text:p>Mar</text:p>
          </table:table-cell>
          <table:table-cell office:value-type="float" office:value="18" calcext:value-type="float">
            <text:p>18</text:p>
          </table:table-cell>
          <table:table-cell office:value-type="string" calcext:value-type="string">
            <text:p>15:37:10</text:p>
          </table:table-cell>
          <table:table-cell office:value-type="string" calcext:value-type="string">
            <text:p>Wed</text:p>
          </table:table-cell>
          <table:table-cell office:value-type="string" calcext:value-type="string">
            <text:p>n761103 (布朗尼)</text:p>
          </table:table-cell>
          <table:table-cell office:value-type="string" calcext:value-type="string">
            <text:p>[閒聊] 終究還是得誠實面對自己的憂鬱症</text:p>
          </table:table-cell>
          <table:table-cell office:value-type="string" calcext:value-type="string">
            <text:p>FALSE</text:p>
          </table:table-cell>
          <table:table-cell office:value-type="string" calcext:value-type="string">
            <text:p>剛就診醫生曾說 還不是工作的時候 怕會給我更大的壓力 但自從最後一次複診，醫生說我可以漸漸嘗試工作看看 聽醫生這樣說 覺得突然有了希望 想往自己夢想走 知道出國是自己夢想 就和男友提出 結果他反對 當初只覺得我也退了一步 溝通沒共識 就去男版、女版、男女版發文求助 看到一面倒還有噓文，心裡真的快撐不住了，原本藥物已將病情控制 結果因為那些言論，搞得自己很不安，甚至覺得出國就是分手 但真的不想放棄七年感情，搞得自殘念頭又從腦海閃過 邊洗澡邊哭，心想要朝夢想走，為何有那麼多謾罵，我到底哪裡錯了?? 承認自己是個很在意他人看法、且會放大批評的人 還好17號有參加諮商心理師的就促活動，想到他的LINE主動聯絡 跟他講這件事，他只說那些鄉民推文都是無聊、八卦的人，要我別理會 主要是自己如何看自己，還有這段感情和夢想如何作取捨 果然有問題還是得找專業人士，本來以為自己漸漸已走出憂鬱症陰霾 結果看到噓文，情緒還是會受影響，看來還是得認命吃藥慢慢治療了</text:p>
          </table:table-cell>
          <table:table-cell office:value-type="string" calcext:value-type="string">
            <text:p>怕會給我更大的壓力。</text:p>
          </table:table-cell>
          <table:table-cell table:number-columns-repeated="3"/>
        </table:table-row>
        <table:table-row table:style-name="ro1">
          <table:table-cell office:value-type="float" office:value="2015" calcext:value-type="float">
            <text:p>2015</text:p>
          </table:table-cell>
          <table:table-cell office:value-type="string" calcext:value-type="string">
            <text:p>Mar</text:p>
          </table:table-cell>
          <table:table-cell office:value-type="float" office:value="18" calcext:value-type="float">
            <text:p>18</text:p>
          </table:table-cell>
          <table:table-cell office:value-type="string" calcext:value-type="string">
            <text:p>21:40:56</text:p>
          </table:table-cell>
          <table:table-cell office:value-type="string" calcext:value-type="string">
            <text:p>Wed</text:p>
          </table:table-cell>
          <table:table-cell office:value-type="string" calcext:value-type="string">
            <text:p>mdbm (Chaos)</text:p>
          </table:table-cell>
          <table:table-cell office:value-type="string" calcext:value-type="string">
            <text:p>[晴天] 明天！終於要回診了</text:p>
          </table:table-cell>
          <table:table-cell office:value-type="string" calcext:value-type="string">
            <text:p>FALSE</text:p>
          </table:table-cell>
          <table:table-cell office:value-type="string" calcext:value-type="string">
            <text:p>等兩個月很正常 因為有管四的藥所以只能拿兩個月 這樣也好 能早一個月看到醫生 連日來的壓力就要崩解 明天的回診就像及時雨一般 天降甘霖：D</text:p>
          </table:table-cell>
          <table:table-cell office:value-type="string" calcext:value-type="string">
            <text:p>連日來的壓力就要崩解。</text:p>
          </table:table-cell>
          <table:table-cell table:number-columns-repeated="3"/>
        </table:table-row>
        <table:table-row table:style-name="ro1">
          <table:table-cell office:value-type="float" office:value="2015" calcext:value-type="float">
            <text:p>2015</text:p>
          </table:table-cell>
          <table:table-cell office:value-type="string" calcext:value-type="string">
            <text:p>Mar</text:p>
          </table:table-cell>
          <table:table-cell office:value-type="float" office:value="20" calcext:value-type="float">
            <text:p>20</text:p>
          </table:table-cell>
          <table:table-cell office:value-type="string" calcext:value-type="string">
            <text:p>09:00:59</text:p>
          </table:table-cell>
          <table:table-cell office:value-type="string" calcext:value-type="string">
            <text:p>Fri</text:p>
          </table:table-cell>
          <table:table-cell office:value-type="string" calcext:value-type="string">
            <text:p>k09090806 (JY)</text:p>
          </table:table-cell>
          <table:table-cell office:value-type="string" calcext:value-type="string">
            <text:p>[閒聊] 壓力反應</text:p>
          </table:table-cell>
          <table:table-cell office:value-type="string" calcext:value-type="string">
            <text:p>FALSE</text:p>
          </table:table-cell>
          <table:table-cell office:value-type="string" calcext:value-type="string">
            <text:p>因為稱不上經驗分享 所以用閒聊來當標題(還有話說上班時間爬版都有點怕被抓包 上班一個半月以來 其實都有些沒幹勁 不想工作 到期限前才交狀 然後最近又胃食道逆流 以及總是睡不飽 一直以來都對這些有些擾人的症狀的成因頗為困惑 今天早上起床坐在沙發上回溫(就是讓自己回神之類的) 想說每一塊肌肉都有點緊張 包括胃部消化道那邊 雖然不是每一塊肌肉都可以用意識控制 但我盡量有意識的放鬆每一塊肉 感覺有壓力應該是那個部位的神經電流釋放比較多吧 我不是自然組 但我猜是這樣 然後我想到 既然之前會緊張到想吐(急性的壓力) 那這次的胃食道逆流應該應該就是慢性壓力造成的 其實我不覺得實習壓力很大 但潛意識裡這對我來說是一個慢性的壓力累積過程 所以我會想逃避工作(一看卷就覺得煩)還有胃食道逆流 又因為我紓壓的方式大致就是睡(之前考試一緊張就睡上半天 後來每天只念兩三小時orz) 然後我每天又因為壓力睡不好 當然會一直想睡(晚上睡眠紓壓紓不夠) 以上 不足為人道的心得 但還是放上來紀錄兼分享下XD 今天依舊想睡 而昨晚依舊失眠QAQ</text:p>
          </table:table-cell>
          <table:table-cell office:value-type="string" calcext:value-type="string">
            <text:p>感覺有壓力應該是那個部位的神經電流釋放比較多吧。既然之前會緊張到想吐(急性的壓力)。那這次的胃食道逆流應該應該就是慢性壓力造成的。其實我不覺得實習壓力很大。但潛意識裡這對我來說是一個慢性的壓力累積過程。然後我每天又因為壓力睡不好。</text:p>
          </table:table-cell>
          <table:table-cell table:number-columns-repeated="3"/>
        </table:table-row>
        <table:table-row table:style-name="ro1">
          <table:table-cell office:value-type="float" office:value="2015" calcext:value-type="float">
            <text:p>2015</text:p>
          </table:table-cell>
          <table:table-cell office:value-type="string" calcext:value-type="string">
            <text:p>Mar</text:p>
          </table:table-cell>
          <table:table-cell office:value-type="float" office:value="23" calcext:value-type="float">
            <text:p>23</text:p>
          </table:table-cell>
          <table:table-cell office:value-type="string" calcext:value-type="string">
            <text:p>04:02:34</text:p>
          </table:table-cell>
          <table:table-cell office:value-type="string" calcext:value-type="string">
            <text:p>Mon</text:p>
          </table:table-cell>
          <table:table-cell office:value-type="string" calcext:value-type="string">
            <text:p>s89227 (Kei)</text:p>
          </table:table-cell>
          <table:table-cell office:value-type="string" calcext:value-type="string">
            <text:p>[問題] 如何拿捏分寸?</text:p>
          </table:table-cell>
          <table:table-cell office:value-type="string" calcext:value-type="string">
            <text:p>FALSE</text:p>
          </table:table-cell>
          <table:table-cell office:value-type="string" calcext:value-type="string">
            <text:p>大家晚上好。 其實這篇原本打算用閒聊， 可是因為我沒發自介文所以不能選這個分類， 最後決定用問題這個標籤。 剛剛看到一句話， 站在痛苦之外規勸受苦的人，是件很容易的事。 一時之間很有感觸。 我雖然自認還不到憂鬱症的程度， 但是這幾年精神狀況一直很不穩定。 有時候明明渴望接觸人群， 但是當我真的和人有所互動時， 卻又感到無比的厭惡、說不上的煩躁而且充滿不明的壓力。 我知道朋友們對我的關心， 他們知道我常常不去上課、身體不好， 明明是善意的關心和問候， 可是我的情緒卻會因此變得很糟，非常非常糟。 會覺得自己怎麼這麼沒用、為什麼都不去上課結果被當一堆， 明明他們是真心的擔心我， 然而這種關心卻會引起我的厭惡感， 厭惡自己也厭惡朋友...... 而我最好的朋友現在也在和憂鬱症抗戰中。 但是因為自己的這些負面情緒， 害我很擔心我的關心會不會造成她的難過， 我很怕她在需要人關心的時候我因為不敢而沒對她伸出雙手， 我也怕她不想被人關心的時候我卻打擾了她好不容易整理好的情緒， 或者讓她有種明明是親近的朋友， 卻像點頭之交一樣疏遠冷漠、沒有交集的感覺。 想請問大家， 有沒有辦法可以判斷什麼時候是真的想和人交流， 什麼時候其實是想遠離人群的？ 比如說比較有指標性的情緒， 像是：好想找個人哭 或是 可不可以讓自己遠離所有人事物? 這類的。 我希望能夠更好的在旁邊支撐我朋友， 謝謝大家。</text:p>
          </table:table-cell>
          <table:table-cell office:value-type="string" calcext:value-type="string">
            <text:p>卻又感到無比的厭惡、說不上的煩躁而且充滿不明的壓力。</text:p>
          </table:table-cell>
          <table:table-cell table:number-columns-repeated="3"/>
        </table:table-row>
        <table:table-row table:style-name="ro1">
          <table:table-cell office:value-type="float" office:value="2015" calcext:value-type="float">
            <text:p>2015</text:p>
          </table:table-cell>
          <table:table-cell office:value-type="string" calcext:value-type="string">
            <text:p>Mar</text:p>
          </table:table-cell>
          <table:table-cell office:value-type="float" office:value="23" calcext:value-type="float">
            <text:p>23</text:p>
          </table:table-cell>
          <table:table-cell office:value-type="string" calcext:value-type="string">
            <text:p>11:50:43</text:p>
          </table:table-cell>
          <table:table-cell office:value-type="string" calcext:value-type="string">
            <text:p>Mon</text:p>
          </table:table-cell>
          <table:table-cell office:value-type="string" calcext:value-type="string">
            <text:p>k09090806 (JY)</text:p>
          </table:table-cell>
          <table:table-cell office:value-type="string" calcext:value-type="string">
            <text:p>[晴天] 上班一條龍</text:p>
          </table:table-cell>
          <table:table-cell office:value-type="string" calcext:value-type="string">
            <text:p>FALSE</text:p>
          </table:table-cell>
          <table:table-cell office:value-type="string" calcext:value-type="string">
            <text:p>標題無誤XD 送啦K.O.準備書狀。()。 (顏文字素材出處：http//kaomojiya.com/kao/?fun/yorokobu ) 雖然感覺寫得有點隨便 但畢竟還是寫出來了我好厲害啦啦啦(轉圈圈) 咖心欸雖然昨天拖到睡前都還沒寫(有稍微研究一下 不過我在上班時間還是很認真的嘛(現在不是在爬版打混嗎XD)虧我壓力大了好多天~ 其實我並沒有討厭小律師(老闆的女兒) 只是很嫉妒他靠著爸爸的人脈可以獨立接案 收錢 然後感覺超有自信那樣 而且我心裡偷偷希望有錢人不幸 好吧這心態不對我知道 那來談談大寶(狗)吧 雖然這邊不是狗版 大寶真可愛 很愛吃醋 會對靠近我想示好的別隻狗狗兇兇 就直接坐到我腿上宣示主權[這是我姊姊 你不要碰] 不過也難免 畢竟我一兩周才會回去阿罵家一次 雖然是貴賓狗的孩子但長得一副土狗樣(因為美美挑了阿罵家附近最英挺的公黑狗) 不過體型很小 最近不知為何背部一直長出白毛(本來全身黑)有點擔心是毛囊蟲 話說回來 我好擔心阿嬤家隔壁的兩隻狗 都沒人在餵又被綁著 還是寶寶呢 希望我可以救他們ˊˋ挨餓的感覺一定非常難過 想到就覺得難過 以上 準備午休 話說我好像是洗版王(艸) 感謝賴瑞大哥哈哈 下午的紀錄 跟助理姊姊抱怨舅舅 聊到死去的阿公 然後雖然沒什麼感覺 吃完飯卻又躲進廁所哭了 阿公被鋸掉兩隻腳後 剩餘四年的生命是怎麼過的呢 要是想像我就會哭出來 我真的很沒用 那時還沒考上無法賺錢養他 大學四年都在摸魚 其實我知道自己為何自卑 我裡面滿滿的自我否定 在偶爾的心情愉快之時會跑出來警告我不可以 以上 可能是生理上太累(失眠大王哈哈)才會這麼難過 但已經連續哭三天了 也可能是沒運動一週的關係 可是每天都睡眠不足很難運動欸= = 不會 同是病人跟曾是痛苦考生啊(拍拍) 話說我是每天哭 不是每天躲書桌哭啦XD不過差不多七次哭哭裡有一次會縮進書桌 然後覺得我再也不要從桌底下出去了哈哈 謝謝 被這樣講真咖心(一直被我媽叫歐吉桑</text:p>
          </table:table-cell>
          <table:table-cell office:value-type="string" calcext:value-type="string">
            <text:p>不過我在上班時間還是很認真的嘛(現在不是在爬版打混嗎XD)虧我壓力大了好多天~。</text:p>
          </table:table-cell>
          <table:table-cell table:number-columns-repeated="3"/>
        </table:table-row>
        <table:table-row table:style-name="ro1">
          <table:table-cell office:value-type="float" office:value="2015" calcext:value-type="float">
            <text:p>2015</text:p>
          </table:table-cell>
          <table:table-cell office:value-type="string" calcext:value-type="string">
            <text:p>Mar</text:p>
          </table:table-cell>
          <table:table-cell office:value-type="float" office:value="31" calcext:value-type="float">
            <text:p>31</text:p>
          </table:table-cell>
          <table:table-cell office:value-type="string" calcext:value-type="string">
            <text:p>10:43:19</text:p>
          </table:table-cell>
          <table:table-cell office:value-type="string" calcext:value-type="string">
            <text:p>Tue</text:p>
          </table:table-cell>
          <table:table-cell office:value-type="string" calcext:value-type="string">
            <text:p>k09090806 (JY)</text:p>
          </table:table-cell>
          <table:table-cell office:value-type="string" calcext:value-type="string">
            <text:p>[晴天] 歐吉桑</text:p>
          </table:table-cell>
          <table:table-cell office:value-type="string" calcext:value-type="string">
            <text:p>FALSE</text:p>
          </table:table-cell>
          <table:table-cell office:value-type="string" calcext:value-type="string">
            <text:p>努力查資料兩小時 有點沒收穫 應該說是整個沒收穫 直接來寫定稿好了 反正老闆沒要求 我毋須太過求好心切 心情還是沒有很好 想到自己甚麼都做不好這點 像是工作啊 總是睡掉時間 美美啊 無法帶去結紮讓她生了小狗 小狗沒辦法送死了或被虐 到現在連大寶都沒辦法帶到身邊 阿罵家隔壁的胖妞跟熊熊也救不了 還有家裡附近兩隻狗被賣香肉的抓走了 我也做不了甚麼 我還掉了一大堆錢跟東西 然後大學睡了四年 現在還想睡 (說到這個 我媽念我為什麼上班一直睡 想到就火大 還不是因為吃藥跟睡不著= = 我想要這樣嗎 我也想要好精神啊= =跟她吵也沒屁用 她只會歇斯底里) btw 早上有個老闆一家熟悉的歐吉桑來訪 他們吱吱喳喳了一早= = 唱~窗外的歐吉桑 在電線桿上多嘴(太胖應該會摔下來) 你說這一句 很有夏天的感覺(穿吊嘎的歐吉桑之類的) 然後忘詞了 我想我應該是工作壓力太大 等等寫完狀再來查歌詞(不要這樣 你沒那麼閒 寫完了 不過交到老闆手中有點害怕 聽到老闆發出不滿的嘖嘖聲也抖抖的 (好吧他可能還沒看我的卷而且也可能是肚子餓了 畢竟下午我就嗑了根香蕉 等等還要吃兩塊麵包 當大食怪好咖心) 不過還是要繼續工作 某種程度來說 我還頗認真的(自己說)</text:p>
          </table:table-cell>
          <table:table-cell office:value-type="string" calcext:value-type="string">
            <text:p>我想我應該是工作壓力太大。</text:p>
          </table:table-cell>
          <table:table-cell table:number-columns-repeated="3"/>
        </table:table-row>
        <table:table-row table:style-name="ro1">
          <table:table-cell office:value-type="float" office:value="2015" calcext:value-type="float">
            <text:p>2015</text:p>
          </table:table-cell>
          <table:table-cell office:value-type="string" calcext:value-type="string">
            <text:p>Apr</text:p>
          </table:table-cell>
          <table:table-cell office:value-type="float" office:value="3" calcext:value-type="float">
            <text:p>3</text:p>
          </table:table-cell>
          <table:table-cell office:value-type="string" calcext:value-type="string">
            <text:p>03:25:01</text:p>
          </table:table-cell>
          <table:table-cell office:value-type="string" calcext:value-type="string">
            <text:p>Fri</text:p>
          </table:table-cell>
          <table:table-cell office:value-type="string" calcext:value-type="string">
            <text:p>aineo (A-mo)</text:p>
          </table:table-cell>
          <table:table-cell office:value-type="string" calcext:value-type="string">
            <text:p>[閒聊] 身為一個家屬...</text:p>
          </table:table-cell>
          <table:table-cell office:value-type="string" calcext:value-type="string">
            <text:p>FALSE</text:p>
          </table:table-cell>
          <table:table-cell office:value-type="string" calcext:value-type="string">
            <text:p>是閒聊文也是心情文，文長。 我用代號來表示父母。 A在我18歲那年發病，長達10年反覆發病 第一次發憂鬱是在我18歲寒假，那年要升大學 我已經忘了自己是怎麼準備考試的 還好學校只在隔壁縣市，我騎機車不到二個小時就可以回家 週末幾乎不參加系上或社團活動，也不出遊，就是回家陪家人 去年，A過世了，因為癌症。 A有拿到身障手冊和重大傷病卡，是重度憂鬱患者 A和B都是擔心藥吃太久會傷身，所以常常不遵醫囑 吃了一、二個月後，覺得有比較好就自行斷藥 當然，這些事身為孩子的我們都不知道 事後才知道的。 所以之後A發病，就會一直提醒B，不懂的要問醫師，不要自己決定，拜託 A發病時，都會有強烈的自傷自殺意念 以前18歲時不懂強烈自殺意跟行為可以強制就醫，也不懂送急診 平常租屋在外也沒辦法分擔B的照顧責任 必須說，B是一個很好的照顧者，幾乎一天有20小時以上是跟著A跟著緊緊的 但還是會有一小段時間離開，A就曾利用這樣的時間試圖做一些自傷的行為 被B的警覺給阻止了，從此B的神經就更緊繃了 AB是我的父母 我從來不曾想過要去責怪A或B 就算監督A吃藥的B自行斷藥，我也只能用拜託的方式，而不是責備 因為，這樣的照顧壓力是天天面臨的，而且是連續數月 每次A病好了，就像脫胎換骨一樣的變了一個人 變得更積極正面，對以前看不開的事情也都放開了，對曾經很在意的事情也不那麼在意了 曾經，我以為A發病是因為家裡的經濟問題 但後來歷經了這十年 手足陸續畢業出社會工作拿錢回家 經濟雖不好，但日子也沒那麼窘迫了 說發病就發病 沒有任何預警跟蛛絲馬跡 我們以前都會為A生病找很多合理化的理由 直到後來的發病，事情也沒有任何A放不開或不開心的事 我聽家人轉述醫師的話：A的發病不需要原因，這要吃一輩子的藥 接下來，就是慢箋了，都是B在拿藥 A生病的這十年，我在外地唸書在外地工作 週末幾乎都會回家，但就是沒有陪回診過 我也不知道精神科看診是怎麼一回事？ 聽B說，除了初診那次有問稍微久一點，其它每次問的都差不多 因為是在大醫院，有時候診要等很久 在候診時也會遇到其它的病友，就會聊聊 A生病不愛出門愛躺床曾經，B下跪拜託出門走走 這些聽在子女心裡真的很難過 曾經有想打聽比較近的診所 不用AB舟車勞頓到大醫院，等那麼久又看沒幾分鐘 但被B以病歷都在原本的醫師那，給同個醫師看這樣比較清楚比較好 所以我也就不再那麼堅持了 每次搭火車再轉車，B都當作是帶A出門走走 直到去年A癌症過世 我才驚覺，照顧者B也有需要被幫助 偶爾假日回家，發現B的睡眠品質很不好，一直翻來覆去不然就是半夜起來上好幾次廁所 一問之下，B說很年輕時就睡不好了，這問題大概40年有了 因為全家的照顧重心一直在A身上，所以我決定問問B要不要看個醫生？我陪著去？ 這十幾年，B又是照顧重度憂鬱的A(最後幾年是癌症) B自己沒那麼排斥精神科了(以前曾經擔心A會藥物成癮、戒不掉之類的) 後來問了才知道，B偶爾也會吃A的安眠藥 B也曾找A的主治看過，0但好像看過那麼一次 這次我想找一般的診所 在桃園市找了家感覺明亮、舒服的診所(好像是新開沒多久，診所擺了大大小小的盆栽) 醫師很有耐心，從詢問生活狀況開始 睡眠的狀況，從入睡後到第一次醒來是睡了多久？醒來的頻率？ 對一些特別的狀況會詢問是什麼時候開始？ 或什麼情況會特別這樣？ 詢問是否曾就醫？是否曾服藥？服藥後的情況？ 後來有開藥，郭醫師也解釋服藥後的狀況，若有不適可能會有什麼狀況？ 必要時可以提早回診沒關係。 其實我比較驚訝的是，除了失眠以外，醫師給B的診斷還有焦慮 然後有開抗憂鬱劑，說是可放鬆心情，緩解焦慮 以前B在顧A時，沒想過要勸B就醫(本來就有點神經質，現在可以理解醫師的焦慮的診斷) 因為知道B沒心情想自己的事 現在願意正視身體的狀況也是好事 我的父母一個有重度憂鬱一個有焦慮 在陪診時我才瞭解這也是一種體質，而這種體質有遺傳的可能，失眠亦是 醫師給的建議還是要安排生活，規律飲食作息，最重要的是運動 我也不知道為什麼半夜三點在打這篇文章？ 是因為陪看診有感？還是因為失眠？......=.= 看來，我也該運動了...</text:p>
          </table:table-cell>
          <table:table-cell office:value-type="string" calcext:value-type="string">
            <text:p>因為，這樣的照顧壓力是天天面臨的，而且是連續數月。</text:p>
          </table:table-cell>
          <table:table-cell table:number-columns-repeated="3"/>
        </table:table-row>
        <table:table-row table:style-name="ro1">
          <table:table-cell office:value-type="float" office:value="2015" calcext:value-type="float">
            <text:p>2015</text:p>
          </table:table-cell>
          <table:table-cell office:value-type="string" calcext:value-type="string">
            <text:p>Apr</text:p>
          </table:table-cell>
          <table:table-cell office:value-type="float" office:value="6" calcext:value-type="float">
            <text:p>6</text:p>
          </table:table-cell>
          <table:table-cell office:value-type="string" calcext:value-type="string">
            <text:p>01:10:37</text:p>
          </table:table-cell>
          <table:table-cell office:value-type="string" calcext:value-type="string">
            <text:p>Mon</text:p>
          </table:table-cell>
          <table:table-cell office:value-type="string" calcext:value-type="string">
            <text:p>k09090806 (JY)</text:p>
          </table:table-cell>
          <table:table-cell office:value-type="string" calcext:value-type="string">
            <text:p>[晴天] 浪費掉的時間</text:p>
          </table:table-cell>
          <table:table-cell office:value-type="string" calcext:value-type="string">
            <text:p>FALSE</text:p>
          </table:table-cell>
          <table:table-cell office:value-type="string" calcext:value-type="string">
            <text:p>沒什麼脈絡 想到甚麼打甚麼 說真的還是壓力很大 但比發上篇文的時間稍好一點 比較能思考事情 雖然頭皮跟全身的皮膚還是因為緊張而呈現麻麻的狀態 畢竟我一開始的病徵就是幻觸覺 (身體皮膚上像有電流或小蟲子竄過去那種感覺) 我是個病人 可是我不是孩子了 我是個成人 我總是需要這樣提醒著自己 可是我心裡的那個孩子拉著我不放 實習第三個月 前兩個月都在努力嘗試去習慣環境 沒做什麼事 而我的老闆太忙也放牛吃草 後天開工要跟老闆說要他做他做的指導(讓我去解答客人的諮詢 跟庭 提存之類的) 我很害怕 我從來不擅於與上位者溝通 小時候有個表情就會被痛罵或痛揍那種恐懼感還殘留在我的 骨子裡 我好害怕 我好害怕 我很恨我的父母 但最終要為這一切負責與行動的是我自己 世界本來就有各式各樣的父母 理性跟恐懼在我的心理嗡嗡叫 而最後我會撰出一篇後天早上要對老闆說的講稿 恐懼會再次被我KO 縱使期間我逃避了無數無數無數次 我是不是對人類跟這世界充滿恨意 也許是也許不是 我很懶惰我沒有去論辯思考一件事的習慣 但看到台灣要被賣了還是會生氣 最重要的經濟命脈被強國掌握住了 那就不需要討論什麼統一還是獨立了嘛 好了扯回來 其實我也不知道自己想說什麼 也許我只是希望自被聽見 也許我是想把想說的都說出來 明天要去跟同學聚餐 說是同學其實是畢業後才在FB上變熟的 所以第一次見面(？) 難免有些許的緊張 畢竟我有社交障礙(茶) 最後 其實我老闆對我還是不錯的 辦公室冷氣在我頭頂上 可能會吹到頭 所以我搬到會議室去工作 有時會搬回來吹個冷氣 老闆會關心我的頭有沒有吹到風 揪甘心 還有 要考試的病友歡迎站內信給我 我超級了解那種怪罪自己念不下去的心情QAQ考期我幾乎每天都哭 念三十分鐘就受不了這樣 看著別人都可以專心 然後想著自己是個廢物 早上起不來 晚上睡不著 一跟書分開就焦慮 可是因為焦慮又念不下去 或是掉東西 做蠢事花更多時間 不過考上了以後也不代表憂鬱症就好了或就一帆風順 目前我還是為了不可知的未來緊張兮兮</text:p>
          </table:table-cell>
          <table:table-cell office:value-type="string" calcext:value-type="string">
            <text:p>說真的還是壓力很大。</text:p>
          </table:table-cell>
          <table:table-cell table:number-columns-repeated="3"/>
        </table:table-row>
        <table:table-row table:style-name="ro1">
          <table:table-cell office:value-type="float" office:value="2015" calcext:value-type="float">
            <text:p>2015</text:p>
          </table:table-cell>
          <table:table-cell office:value-type="string" calcext:value-type="string">
            <text:p>Apr</text:p>
          </table:table-cell>
          <table:table-cell office:value-type="float" office:value="8" calcext:value-type="float">
            <text:p>8</text:p>
          </table:table-cell>
          <table:table-cell office:value-type="string" calcext:value-type="string">
            <text:p>04:18:16</text:p>
          </table:table-cell>
          <table:table-cell office:value-type="string" calcext:value-type="string">
            <text:p>Wed</text:p>
          </table:table-cell>
          <table:table-cell office:value-type="string" calcext:value-type="string">
            <text:p>n761103 (巧克力布朗尼)</text:p>
          </table:table-cell>
          <table:table-cell office:value-type="string" calcext:value-type="string">
            <text:p>[閒聊] 憂鬱症和症候群的差別？</text:p>
          </table:table-cell>
          <table:table-cell office:value-type="string" calcext:value-type="string">
            <text:p>FALSE</text:p>
          </table:table-cell>
          <table:table-cell office:value-type="string" calcext:value-type="string">
            <text:p>最後一次複診 有問醫生對我的診斷 當初第一次就診時... 把造成長期陷入憂鬱的原因 和自律神經失調產生的生活困擾跟醫生說 憂鬱症狀從去年五月資遣至今 甚至有輕生念頭 想把自己關起來 加上國中又有病史 就直覺覺得自己又得憂鬱症 知道復發機率不低 剛開始醫生知道我情況 說會盡力把我的狀況先吃藥調回來 也說我會這樣是因為長期處於壓力下負荷不了 還幫我安排放鬆治療 結果問了醫生診斷 他說心理諮商診斷的確是有憂鬱症狀 但還不算是憂鬱症 只能算是憂鬱症症候群 也說不喜歡輕易把患者冠上憂鬱症 讓患者一直覺得自己病了 知道後半喜半憂 喜的是醫生說只要吃藥半年完整治療 一定能痊癒 憂的是夾在正常人和憂鬱症患者之間 好像兩者都不是 有邊緣化的感覺 到底憂鬱症和憂鬱症症候群有何差別？ 這樣我是否不算是憂鬱症 之後還能回憂鬱症版來發晴天/陰天文 來發洩抒發嗎？？ Sent from my Android</text:p>
          </table:table-cell>
          <table:table-cell office:value-type="string" calcext:value-type="string">
            <text:p>也說我會這樣是因為長期處於壓力下負荷不了。</text:p>
          </table:table-cell>
          <table:table-cell table:number-columns-repeated="3"/>
        </table:table-row>
        <table:table-row table:style-name="ro1">
          <table:table-cell office:value-type="float" office:value="2015" calcext:value-type="float">
            <text:p>2015</text:p>
          </table:table-cell>
          <table:table-cell office:value-type="string" calcext:value-type="string">
            <text:p>Apr</text:p>
          </table:table-cell>
          <table:table-cell office:value-type="float" office:value="8" calcext:value-type="float">
            <text:p>8</text:p>
          </table:table-cell>
          <table:table-cell office:value-type="string" calcext:value-type="string">
            <text:p>08:58:55</text:p>
          </table:table-cell>
          <table:table-cell office:value-type="string" calcext:value-type="string">
            <text:p>Wed</text:p>
          </table:table-cell>
          <table:table-cell office:value-type="string" calcext:value-type="string">
            <text:p>k09090806 (JY)</text:p>
          </table:table-cell>
          <table:table-cell office:value-type="string" calcext:value-type="string">
            <text:p>[晴天] </text:p>
          </table:table-cell>
          <table:table-cell office:value-type="string" calcext:value-type="string">
            <text:p>FALSE</text:p>
          </table:table-cell>
          <table:table-cell office:value-type="string" calcext:value-type="string">
            <text:p>不想再演下去了 我在演甚麼 再演下去我就不是我了 懶散也好 疲倦也好 沒有目標也好 怎樣都是我 我不覺得我生病 可是我生病了 我並不覺得這是個問題 因為這樣的我是我 一直壓抑著情緒 某天終於爆發 那我在發病之前不是生病的狀態嗎 不可以這麼說吧 應該是潛伏期 吃了藥以後的我 藥物幫我處理這些過多的情緒與壓力 而真正的我還是會給自己那麼多壓力 我的母親習慣說自己很口年 那是她的事 我可以負責的 只有自己的情緒跟行為 活著 在每一口呼吸之間 感受到心臟的不適感 說話 做自己該做的事 想做的事 感受到每一個感受 我不會去攔著自己任何一個行為了</text:p>
          </table:table-cell>
          <table:table-cell office:value-type="string" calcext:value-type="string">
            <text:p>藥物幫我處理這些過多的情緒與壓力。而真正的我還是會給自己那麼多壓力。</text:p>
          </table:table-cell>
          <table:table-cell table:number-columns-repeated="3"/>
        </table:table-row>
        <table:table-row table:style-name="ro1">
          <table:table-cell office:value-type="float" office:value="2015" calcext:value-type="float">
            <text:p>2015</text:p>
          </table:table-cell>
          <table:table-cell office:value-type="string" calcext:value-type="string">
            <text:p>Apr</text:p>
          </table:table-cell>
          <table:table-cell office:value-type="float" office:value="11" calcext:value-type="float">
            <text:p>11</text:p>
          </table:table-cell>
          <table:table-cell office:value-type="string" calcext:value-type="string">
            <text:p>10:45:51</text:p>
          </table:table-cell>
          <table:table-cell office:value-type="string" calcext:value-type="string">
            <text:p>Sat</text:p>
          </table:table-cell>
          <table:table-cell office:value-type="string" calcext:value-type="string">
            <text:p>georgebox (Orz3344)</text:p>
          </table:table-cell>
          <table:table-cell office:value-type="string" calcext:value-type="string">
            <text:p>[問題] 夢的很真實?跟沒睡著一樣</text:p>
          </table:table-cell>
          <table:table-cell office:value-type="string" calcext:value-type="string">
            <text:p>FALSE</text:p>
          </table:table-cell>
          <table:table-cell office:value-type="string" calcext:value-type="string">
            <text:p>最近壓力沒有很大 但作夢卻非常真實 不管是顏色 語言 觸感 長相 聲音 各種具體的東西 都像真實的一樣 醫生說吃安眠藥或鎮定劑 可以讓夢少一點 但有時真的不想一直吃藥 有人跟我有一樣的狀況嗎</text:p>
          </table:table-cell>
          <table:table-cell office:value-type="string" calcext:value-type="string">
            <text:p>最近壓力沒有很大。</text:p>
          </table:table-cell>
          <table:table-cell table:number-columns-repeated="3"/>
        </table:table-row>
        <table:table-row table:style-name="ro1">
          <table:table-cell office:value-type="float" office:value="2015" calcext:value-type="float">
            <text:p>2015</text:p>
          </table:table-cell>
          <table:table-cell office:value-type="string" calcext:value-type="string">
            <text:p>Apr</text:p>
          </table:table-cell>
          <table:table-cell office:value-type="float" office:value="12" calcext:value-type="float">
            <text:p>12</text:p>
          </table:table-cell>
          <table:table-cell office:value-type="string" calcext:value-type="string">
            <text:p>01:24:12</text:p>
          </table:table-cell>
          <table:table-cell office:value-type="string" calcext:value-type="string">
            <text:p>Sun</text:p>
          </table:table-cell>
          <table:table-cell office:value-type="string" calcext:value-type="string">
            <text:p>k09090806 (JY)</text:p>
          </table:table-cell>
          <table:table-cell office:value-type="string" calcext:value-type="string">
            <text:p>[閒聊] 自己喜歡的東西跟討厭的東西？</text:p>
          </table:table-cell>
          <table:table-cell office:value-type="string" calcext:value-type="string">
            <text:p>FALSE</text:p>
          </table:table-cell>
          <table:table-cell office:value-type="string" calcext:value-type="string">
            <text:p>加入版上這麼久 其實跟版友都不太熟 一方面是因為最近情緒跟工作的關係難以回文 所以想說要不要大家來聊聊自己喜歡的跟討厭的東西XD也不一定是東西啦 就人事物 只想寫喜歡的或討厭的也可 想列幾個就列幾個我先開始啦 拋磚引玉XDDDDDDDDDD 喜歡的：(1~3都是狗XD) 1大寶跟美美(狗) 2狗 3狗 4不放棄 不跟人比較 努力的精神 5CP值高的東西 6錢錢 7高雄的天氣 8聊天 9我的職業 10在我痛苦的時候聽我說話的教會姐姐 討厭的： 1在台灣 各產業會分階級高低 比如說醫生大家會覺得高尚 但清潔工 砂石車司機付出的 有比較少嗎 如果說訓練不夠 那是技職教育與社會觀的問題 2蟑螂 3虐待動物的人 4肥豬肉 5欺負弱勢的人 6台灣的裙帶關係文化 7心機重 偽善者 8很兇惡 無禮的人 9怠惰的自己 10我舅舅 以上 終於有時間回文了= = 但也要睡覺了 感謝回應XD其實我就是個單純的狗控XDD 感謝阿福回應^^ 我是喜歡自己職業的[作用] 比方說可以保護自己 保護弱勢者 保護狗狗 不過工作本身其實也壓力很大 而且也沒那麼有趣XD</text:p>
          </table:table-cell>
          <table:table-cell office:value-type="string" calcext:value-type="string">
            <text:p>不過工作本身其實也壓力很大。</text:p>
          </table:table-cell>
          <table:table-cell table:number-columns-repeated="3"/>
        </table:table-row>
        <table:table-row table:style-name="ro1">
          <table:table-cell office:value-type="float" office:value="2015" calcext:value-type="float">
            <text:p>2015</text:p>
          </table:table-cell>
          <table:table-cell office:value-type="string" calcext:value-type="string">
            <text:p>Apr</text:p>
          </table:table-cell>
          <table:table-cell office:value-type="float" office:value="17" calcext:value-type="float">
            <text:p>17</text:p>
          </table:table-cell>
          <table:table-cell office:value-type="string" calcext:value-type="string">
            <text:p>11:35:19</text:p>
          </table:table-cell>
          <table:table-cell office:value-type="string" calcext:value-type="string">
            <text:p>Fri</text:p>
          </table:table-cell>
          <table:table-cell office:value-type="string" calcext:value-type="string">
            <text:p>k09090806 (JY)</text:p>
          </table:table-cell>
          <table:table-cell office:value-type="string" calcext:value-type="string">
            <text:p>[問題] 心情沉悶 不想上班怎麼辦</text:p>
          </table:table-cell>
          <table:table-cell office:value-type="string" calcext:value-type="string">
            <text:p>FALSE</text:p>
          </table:table-cell>
          <table:table-cell office:value-type="string" calcext:value-type="string">
            <text:p>我目前在實習 是沒什麼工作量的壓力 但總煩惱之後要怎麼辦才好 我現在可以上fb 玩糖爆炸汽水版 摸魚亂搜尋 可是之後呢QAQQQQQQ</text:p>
          </table:table-cell>
          <table:table-cell office:value-type="string" calcext:value-type="string">
            <text:p>是沒什麼工作量的壓力。</text:p>
          </table:table-cell>
          <table:table-cell table:number-columns-repeated="3"/>
        </table:table-row>
        <table:table-row table:style-name="ro1">
          <table:table-cell office:value-type="float" office:value="2015" calcext:value-type="float">
            <text:p>2015</text:p>
          </table:table-cell>
          <table:table-cell office:value-type="string" calcext:value-type="string">
            <text:p>Apr</text:p>
          </table:table-cell>
          <table:table-cell office:value-type="float" office:value="18" calcext:value-type="float">
            <text:p>18</text:p>
          </table:table-cell>
          <table:table-cell office:value-type="string" calcext:value-type="string">
            <text:p>21:22:47</text:p>
          </table:table-cell>
          <table:table-cell office:value-type="string" calcext:value-type="string">
            <text:p>Sat</text:p>
          </table:table-cell>
          <table:table-cell office:value-type="string" calcext:value-type="string">
            <text:p>k09090806 (JY)</text:p>
          </table:table-cell>
          <table:table-cell office:value-type="string" calcext:value-type="string">
            <text:p>[晴天] 唱歌</text:p>
          </table:table-cell>
          <table:table-cell office:value-type="string" calcext:value-type="string">
            <text:p>FALSE</text:p>
          </table:table-cell>
          <table:table-cell office:value-type="string" calcext:value-type="string">
            <text:p>http//www.ettoday.net/news/20150418/494466.htm?from=fb_et_pets 一隻北爛臘腸 跟高中同學去唱歌(因為在家被媽媽念都沒朋友 所以就揪了很久沒連絡的高中同學) 唱的大概都是10年前老歌(沒有任何人會一年以內的歌) 談了些職場辛酸 大概是因為沒有很熟又很久沒見 所以很開心 我點了黃妃的追追追 不會唱 有個同學都會點很有內涵的歌= = 還點了神曲5566的我難過 和F4的流星雨 除了副歌以外都不會唱 亂搖鈴鼓很開心很抒壓 不過還是有點害怕會因為太興奮而焦慮 但是想到我這麼開心的時候 美美可能還在痛苦 就不開心惹 罪惡感跟痛苦交織 美美已經送人了 我的家人一直要我放手 但如果他幸福就算了 我深怕他不幸 害怕到每個夜晚每個夢中想到我都會哭泣 記錄完這篇先去休息(好累)回文或回信晚些不好意思(昨天心情太差無法回) 啊 附註 我那位很有內涵的同學 在他人講話都會靜靜聽 靜靜想 我則是會很想快點回覆 甚至插嘴 可能是很怕被踢到對話外吧 我擔心自己有點吵 也擔心週五在辦公室喝酒被發現 助理姐姐跟老闆會不開心 (我一直以為上班喝酒很正常 被助理姐姐糾正才知道這不得體 覺得很羞愧羞恥 但下次不要作就好惹 我想) 我想到自己今年無法再繼續準備另一個考試的理由 因為要認真要安靜下來的時候 我會一直想到自己剛才的言行是否錯誤 如果錯誤就很焦慮 再記錄一件工作上的事 上班時 辦公室人一多 或是我一想睡就會難以工作 因此工作效率極差(跟我之前準備考試時一樣) 我懷疑我老闆是否覺得我很沒用 不過爾爾 但讓人這麼覺得也沒辦法 我假日時只想抒發壓力 跟想怎麼幫助美美而已 唉 焦慮症啊 我老闆一定會想這個人不是XX大學畢嗎 怎麼動作這麼慢又沒效率又遲鈍 嗚嗚嗚嗚嗚嗚 但管他去死</text:p>
          </table:table-cell>
          <table:table-cell office:value-type="string" calcext:value-type="string">
            <text:p>我假日時只想抒發壓力。</text:p>
          </table:table-cell>
          <table:table-cell table:number-columns-repeated="3"/>
        </table:table-row>
        <table:table-row table:style-name="ro1">
          <table:table-cell office:value-type="float" office:value="2015" calcext:value-type="float">
            <text:p>2015</text:p>
          </table:table-cell>
          <table:table-cell office:value-type="string" calcext:value-type="string">
            <text:p>Apr</text:p>
          </table:table-cell>
          <table:table-cell office:value-type="float" office:value="21" calcext:value-type="float">
            <text:p>21</text:p>
          </table:table-cell>
          <table:table-cell office:value-type="string" calcext:value-type="string">
            <text:p>21:27:48</text:p>
          </table:table-cell>
          <table:table-cell office:value-type="string" calcext:value-type="string">
            <text:p>Tue</text:p>
          </table:table-cell>
          <table:table-cell office:value-type="string" calcext:value-type="string">
            <text:p>k09090806 (JY)</text:p>
          </table:table-cell>
          <table:table-cell office:value-type="string" calcext:value-type="string">
            <text:p>[問題] 服藥多年變得很怕冷&gt;關於焦慮症</text:p>
          </table:table-cell>
          <table:table-cell office:value-type="string" calcext:value-type="string">
            <text:p>TRUE</text:p>
          </table:table-cell>
          <table:table-cell office:value-type="string" calcext:value-type="string">
            <text:p>自問自答 順便記錄一下我的焦慮症症狀 讓有相關疾病的人可以稍微了解 不過每個人病況不同 我是焦慮偏憂鬱 想尋死跟自責之類的共通想法就不說惹 1怕冷：醫生說因為我在緊張 所以血液集中在腦部之類的神經 末梢神經血液循環差 2全身皮膚發麻：不是要吃循立寧XD總之我感到我的焦慮在我全身的每個細胞 會從表皮放出 頭皮會發麻 皮膚也是 不過我病發最開始的症狀是皮膚會有電流通過的感覺 所以這點可能每個人不同 3緊張到乾嘔：非常緊張的時候會這樣 運動時感覺壓力在釋放也會有點這樣 4心臟不太舒服：今天喝了咖啡 咖啡因增加我的焦慮感 這症頭更嚴重 5緊張 呼吸困難：大概就是跟戀愛一樣的感覺(？ 6無法專注 一想要專心(光是有這個念頭)就會更焦慮 7有輕微強迫症狀：焦慮的時候強迫症狀會更嚴重</text:p>
          </table:table-cell>
          <table:table-cell office:value-type="string" calcext:value-type="string">
            <text:p>運動時感覺壓力在釋放也會有點這樣。</text:p>
          </table:table-cell>
          <table:table-cell table:number-columns-repeated="3"/>
        </table:table-row>
        <table:table-row table:style-name="ro1">
          <table:table-cell office:value-type="float" office:value="2015" calcext:value-type="float">
            <text:p>2015</text:p>
          </table:table-cell>
          <table:table-cell office:value-type="string" calcext:value-type="string">
            <text:p>Apr</text:p>
          </table:table-cell>
          <table:table-cell office:value-type="float" office:value="25" calcext:value-type="float">
            <text:p>25</text:p>
          </table:table-cell>
          <table:table-cell office:value-type="string" calcext:value-type="string">
            <text:p>04:05:02</text:p>
          </table:table-cell>
          <table:table-cell office:value-type="string" calcext:value-type="string">
            <text:p>Sat</text:p>
          </table:table-cell>
          <table:table-cell office:value-type="string" calcext:value-type="string">
            <text:p>sw810317 (HuaiSw)</text:p>
          </table:table-cell>
          <table:table-cell office:value-type="string" calcext:value-type="string">
            <text:p>[晴天] 接下來要去台東鐵花村囉~~</text:p>
          </table:table-cell>
          <table:table-cell office:value-type="string" calcext:value-type="string">
            <text:p>FALSE</text:p>
          </table:table-cell>
          <table:table-cell office:value-type="string" calcext:value-type="string">
            <text:p>哈囉，又是我 繼上次南部的巡迴演出結束之後，接下來要前往台東的鐵花村和誠品囉。 雖然昨晚一度情緒不好，但是很慶幸的我有一個可以聽我說話的朋友 儘管我不知道這樣下去會不會給她太大的壓力或負面情緒 但之前我們就說好我們之間對話都要說真話不要硬撐 有事就要直說，不喜歡對方的什麼舉動也要直說。 所以我想應該是沒問題吧，我真的非常感謝也非常珍惜這位朋友。 說起昨天的事(晴天文講這個應該沒關係吧? 畢竟我現在是晴天模式XD) 因為本身有在擔任一個關於日本樂團的Facebook fanspage的編輯 所以為了維持好這個粉絲專頁的營運，每天都必須介紹一些樂團、分享一些歌曲 維持著每天一個貼文的穩定數量 當然這個就牽涉到文案了，介紹樂團、歌曲必須先自己做功課聽好幾次他們的曲子 足夠瞭解你要介紹的東西才能開始著手進行撰文。 在我的部分撰文又分兩種，一種是上述的臉書粉絲專頁貼文 而另外一種是放在Blog中較長篇幅的樂團詳細介紹 通常前者我是要求幾乎每天都要有 而後者我是給自己每個月至少要打一篇的介紹(雖然三月時偷懶了) 說真的，雖然發自內心的喜歡這些樂團 想把這些大家忽略掉的聲音經由介紹與分享的方式推薦出去 但是當自己給自己標準後逐漸的我自己會被自己的標準壓到難以承受 也因此不時的我的情緒非常不穩定 不過如上面所說真的很謝謝這位朋友願意關心我、陪著我和支持我 (雖然同時也很不希望每次都這樣打擾、煩到她) 因此現在就是一個晴天的模式，等下要搭清晨555的火車出發到台東 我也差不多要繼續收拾行李，準備出門了 板上的各位下次見 鐵花村的氣氛很棒，4/25週六剛好遇到台東舊車站在辦鐵人三項的比賽，所以人潮還蠻多 的（有一堆老外XD） 到晚上8點他們的系列活動剛好結束，輪到我們樂團在鐵花村的舞台表演，因為舞台是架 在外面，所以表演起來還蠻舒服的，平常彈琴超會流手汗的我那天竟然沒什麼手汗 不過其實要在鐵花村表演也不會說要到很厲害啦XDD，像我們團剛發EP能表演45分鐘的set 就去敲表演日期了 鐵花村的工作人員（？）也都很親切熱情，很驚訝的是我們結束後下一團的KB手竟然是在 台東什麼醫院的精神科醫師 表演都結束後自然就過去找她聊聊了，真的超驚喜XDD 還有結束後很難得的竟然玩到了低音大提琴(double bass)身為玩bass手當然對這個 低音家族的樂器超有興趣，低音大提琴整個架起來還比我高了很多，也玩的愛不釋手哈哈</text:p>
          </table:table-cell>
          <table:table-cell office:value-type="string" calcext:value-type="string">
            <text:p>儘管我不知道這樣下去會不會給她太大的壓力或負面情緒。</text:p>
          </table:table-cell>
          <table:table-cell table:number-columns-repeated="3"/>
        </table:table-row>
        <table:table-row table:style-name="ro1">
          <table:table-cell office:value-type="float" office:value="2015" calcext:value-type="float">
            <text:p>2015</text:p>
          </table:table-cell>
          <table:table-cell office:value-type="string" calcext:value-type="string">
            <text:p>Apr</text:p>
          </table:table-cell>
          <table:table-cell office:value-type="float" office:value="28" calcext:value-type="float">
            <text:p>28</text:p>
          </table:table-cell>
          <table:table-cell office:value-type="string" calcext:value-type="string">
            <text:p>09:45:16</text:p>
          </table:table-cell>
          <table:table-cell office:value-type="string" calcext:value-type="string">
            <text:p>Tue</text:p>
          </table:table-cell>
          <table:table-cell office:value-type="string" calcext:value-type="string">
            <text:p>k09090806 (JY)</text:p>
          </table:table-cell>
          <table:table-cell office:value-type="string" calcext:value-type="string">
            <text:p>[晴天] tired and still alive</text:p>
          </table:table-cell>
          <table:table-cell office:value-type="string" calcext:value-type="string">
            <text:p>FALSE</text:p>
          </table:table-cell>
          <table:table-cell office:value-type="string" calcext:value-type="string">
            <text:p>邊疲累著邊活著 記錄 昨天藥量：1.5撫緒 0.75克癇平 那個會讓深沉睡眠多一點的藥0.5 睡眠時間：2250上床 今天早上上班很乖的邊吃早餐邊看卷(平常是邊爬板會邊逛fb) 九點五分左右想睡 開電腦到處晃晃(腦袋還是沉沉的) 用電腦做了些事 最近會想想啊 活著的意義到底是什麼 總是會有人會對想自殺的人說 繼續活著 一定會遇到好事 其實不一定啦 我覺得必須撐過每次憂慮 壓力 尋死念頭的理由在於 這會讓自己下次更容易熬過 這會讓自己變成一個更懂如何活著的人 所謂會遇到的好事 應該是指[慢慢康復]這件事吧 雖然在每次的低潮中 總是會不知道什麼時候會過去 以上 繼續工作 今天下午看卷有漸入佳境之感 但還是無法像老闆以及他女兒整天都有滿滿的工作動能 管他的 做多做少都領一萬 晚上要去FB抽書(大概) 記錄個小卦(為什麼) 之前有個知名歌手被爆出有私生子的事 女方在新聞聲淚俱下說只有這個性伴侶 孩子一定是他的 後來驗出來不是(不過看來女方也不知道是誰的就是惹) 今天女方來我們事務所(因為男方告他詐欺) 女生跟我一樣大欸 那位男歌手真不是東西 雖然女方也很淫亂就是 想知道是誰請私信(反正名字只有三個字 我明天一早回一回XD) 自主提早下班 回家找完黑皮(一家大同電子的店狗 目前是我的好朋友)玩 要加個班</text:p>
          </table:table-cell>
          <table:table-cell office:value-type="string" calcext:value-type="string">
            <text:p>壓力。</text:p>
          </table:table-cell>
          <table:table-cell table:number-columns-repeated="3"/>
        </table:table-row>
        <table:table-row table:style-name="ro1">
          <table:table-cell office:value-type="float" office:value="2015" calcext:value-type="float">
            <text:p>2015</text:p>
          </table:table-cell>
          <table:table-cell office:value-type="string" calcext:value-type="string">
            <text:p>Apr</text:p>
          </table:table-cell>
          <table:table-cell office:value-type="float" office:value="29" calcext:value-type="float">
            <text:p>29</text:p>
          </table:table-cell>
          <table:table-cell office:value-type="string" calcext:value-type="string">
            <text:p>10:02:44</text:p>
          </table:table-cell>
          <table:table-cell office:value-type="string" calcext:value-type="string">
            <text:p>Wed</text:p>
          </table:table-cell>
          <table:table-cell office:value-type="string" calcext:value-type="string">
            <text:p>k09090806 (JY)</text:p>
          </table:table-cell>
          <table:table-cell office:value-type="string" calcext:value-type="string">
            <text:p>[晴天] 復活</text:p>
          </table:table-cell>
          <table:table-cell office:value-type="string" calcext:value-type="string">
            <text:p>FALSE</text:p>
          </table:table-cell>
          <table:table-cell office:value-type="string" calcext:value-type="string">
            <text:p>稍微啦 兩天沒吃糖(但有從水果攝取糖 媽媽準備的一些不太甜的全麥麵包跟鮮奶土司也有吃) 感覺精神好了一點= =今天也是一早就乖乖的看卷 但老闆那種整天的工作動能還是沒有 要怎麼作才能變成那樣呢 總之今天要把陳先生的狀子生出來 我看到網路上有人在送養小幼幼(狗) 我很懊悔美美生小狗時 我沒有立刻送(我以為一個半月才可以送) 結果被我阿古那個垃圾拿去送給不良飼主 死掉了或是被虐 唉 心情平平 但絕望在我的深處蠢蠢欲動 被發現上班打嗑睡惹 不妙 雖然我睡了三個月才被發現也蠻厲害的 今天打嗑睡的原因是昨天老闆給的那杯普洱茶 他們問我為什麼精神不好 我都不敢說是鎮定劑造成的 只聳聳肩說不知道(事實上我也不是很知道) 昨天1顆鎮定劑 12點入睡 今天精神就超不好 邊看卷邊趴下去睡著了 好吧其實我很擔心他們對我的想法 不過老話一句管他的 實習只剩兩個月了況且我再怎麼認真一樣只有一萬塊 所以我對他們並不是很有歉意 可能對自己歉意比較大吧 畢竟來學習的卻一直想睡 不過說沒學到什麼是也還好 我也沒有不認真啊只是很想睡覺 但是不是因為我情緒上覺得緊張所以才想睡呢 不過我還是有點擔心 因為這是實習才這麼好混 之後正式工作 老闆可能會直接飆我一頓叫我滾 我還是在家自己接案子比較沒壓力 謝謝 還是要撐過每個日子 總之互相督促吧 今天別喝酒 去打球XD e大昨天都那麼努力了 我不知道自己究竟認不認真 但我覺得我沒有不認真@@ 其實令我覺得悲傷的 是現實上的每個人都認為我這種狀態是不認真 咎由自取 他們不知道我的壓力 我為了晚上睡好 很累還是去運動 也努力早睡 老闆的女兒甚至丟了工作來 要我限期完成(我應該不太會鳥他= =) 老實說我很不爽老闆的女兒丟工作給我 我很想寫完我的狀= = 不過往好處想是他已經想不出來這case要怎麼辦 才會叫我處理 不過我還是覺得很不爽 in a low spirit 煩死了反正我就是無法社會化只能跟狗溝通媽的</text:p>
          </table:table-cell>
          <table:table-cell office:value-type="string" calcext:value-type="string">
            <text:p>我還是在家自己接案子比較沒壓力。他們不知道我的壓力。</text:p>
          </table:table-cell>
          <table:table-cell table:number-columns-repeated="3"/>
        </table:table-row>
        <table:table-row table:style-name="ro1">
          <table:table-cell office:value-type="float" office:value="2015" calcext:value-type="float">
            <text:p>2015</text:p>
          </table:table-cell>
          <table:table-cell office:value-type="string" calcext:value-type="string">
            <text:p>Apr</text:p>
          </table:table-cell>
          <table:table-cell office:value-type="float" office:value="29" calcext:value-type="float">
            <text:p>29</text:p>
          </table:table-cell>
          <table:table-cell office:value-type="string" calcext:value-type="string">
            <text:p>20:56:13</text:p>
          </table:table-cell>
          <table:table-cell office:value-type="string" calcext:value-type="string">
            <text:p>Wed</text:p>
          </table:table-cell>
          <table:table-cell office:value-type="string" calcext:value-type="string">
            <text:p>bluesky209 (空空)</text:p>
          </table:table-cell>
          <table:table-cell office:value-type="string" calcext:value-type="string">
            <text:p>[閒聊] <text:s/>信任</text:p>
          </table:table-cell>
          <table:table-cell office:value-type="string" calcext:value-type="string">
            <text:p>FALSE</text:p>
          </table:table-cell>
          <table:table-cell office:value-type="string" calcext:value-type="string">
            <text:p>人類不可信任，嘗試了無數次，我還是交不到朋友，你情我願，不是單方面的，但一而再 ，再而三。就是我的問題了，就算看了精神科，吃了藥還是無法，我依然要去負擔生活， 與來自親人的壓力，揮之不去的夢魘，這些我都能獨自解決，也能拒絕，視而不見。 但我還是不會有可以一起去吃飯，去看電影，沒事可以待在對方家，聊些無謂瑣事或與他 分享不曾告訴他人的，深層的內心事的朋友，每個人的人生中總是會有一兩個，說我標準 太高？那不是朋友，是至友，死黨。對，我沒有至友，死黨。 君子之交淡如水，可有可無，薄弱如同一張白紙。不會想到彼此，容易遺忘，維持相敬如 賓的友善關係是我與每個人的相處模式，一再試著突破，依舊無法拉近距離，我累了，不 願再受傷，不願再相信人類。也不可能融入人群，繼續過著一個人的生活，友情戀愛家庭 歸屬感，對他人來說習以為常，再自然也不過，卻是我一輩子也觸碰不到的東西。永遠無 法離開那使我視線模糊，造成疏離的水簾洞穴。 Sent from my Android</text:p>
          </table:table-cell>
          <table:table-cell office:value-type="string" calcext:value-type="string">
            <text:p>與來自親人的壓力，揮之不去的夢魘，這些我都能獨自解決，也能拒絕，視而不見。</text:p>
          </table:table-cell>
          <table:table-cell table:number-columns-repeated="3"/>
        </table:table-row>
        <table:table-row table:style-name="ro1">
          <table:table-cell office:value-type="float" office:value="2015" calcext:value-type="float">
            <text:p>2015</text:p>
          </table:table-cell>
          <table:table-cell office:value-type="string" calcext:value-type="string">
            <text:p>May</text:p>
          </table:table-cell>
          <table:table-cell office:value-type="float" office:value="2" calcext:value-type="float">
            <text:p>2</text:p>
          </table:table-cell>
          <table:table-cell office:value-type="string" calcext:value-type="string">
            <text:p>17:55:37</text:p>
          </table:table-cell>
          <table:table-cell office:value-type="string" calcext:value-type="string">
            <text:p>Sat</text:p>
          </table:table-cell>
          <table:table-cell office:value-type="string" calcext:value-type="string">
            <text:p>k09090806 (JY)</text:p>
          </table:table-cell>
          <table:table-cell office:value-type="string" calcext:value-type="string">
            <text:p>Fw: [難過] 強迫症嚴重干擾生活(代po)</text:p>
          </table:table-cell>
          <table:table-cell office:value-type="string" calcext:value-type="string">
            <text:p>FALSE</text:p>
          </table:table-cell>
          <table:table-cell office:value-type="string" calcext:value-type="string">
            <text:p>作者 JimmyChang23 (阿吉) 看板 WomenTalk 標題 Re [難過] 強迫症嚴重干擾生活(代po) 時間 Thu Apr 30 075750 2015 原po妳好 我是惡名昭彰的重鬱男 我其實很躊躇該如何下筆 把自己對抗強迫症.憂鬱症十年的經驗 寫成一篇扼要易讀的文章來幫助妳 首先證明我真的是過來人 我的診斷證明如下 http//i.imgur.com/oQiFJPd.jpg 我的重度身心障礙手冊如下 http//i.imgur.com/3cS1i8p.jpg 再來說說我的過去好了 我18歲高三那年父親過世 我剛好跟妳相反 我是那時先得強迫症 考試壓力和親人的殞落下 使本來就很在乎課業表現的我 更極度強迫自己一定要考醫科為父爭光 但後來卻念書念到瘋了 完全無法坐下念書 我那時把自己的強迫症狀全部寫下如下 http//i.imgur.com/QYLI4VK.jpg http//i.imgur.com/5CMuoOV.jpg 之後當然應屆沒考上醫科 我也沒去念大學 直接進重考班 我那時犯了一個很大的錯 就是我沒有很認真看病吃藥 覺得自己強迫症只是考前加上失怙的過渡症狀 結果重考最後指考前幾個月 壓力一來我的強迫症又惡化了 高三時的事情重演 結果又沒考上醫科 但我那次後就去念大學了 上大學後想說比較沒課業壓力了 強迫症應該會好轉 也沒很認真看病吃藥 結果病情起起伏伏 大學期間談了一次戀愛 後來失戀 我人生第一次割腕吞約50顆安眠藥 後來昏迷室友發現送醫洗胃 後來才知道我已經有憂鬱症了 大學畢業後還是想考醫科 但不念研究所就面臨兵役問題 結果我的強迫症和憂鬱症嚴重程度 經醫師群.兵役課等判定竟達免疫 http//i.imgur.com/G8vdGJb.jpg 高興之餘 後來又進進重考班蹲了兩年 期間我很認真看病吃藥 而且我要在此特別推薦中國醫的吳博倫醫師 他是專治強迫症的 (這十年我北中南看過約20位醫師) 我有參加他的團體治療 印象深刻對我最有幫助的就是認知行為治療中的曝露不反應 它就是要妳曝露在自己的強迫症狀下學習對抗焦慮 並且專注在該完成的事 那是可以訓練的 我就是很認真做那個訓練加上規律看病吃藥 使得病情得到控制 醫師那時給我一個本子 http//i.imgur.com/nueqGzg.jpg 裡面就是要妳每一天做這個訓練的量表 http//i.imgur.com/XQttyso.jpg 詳實去做這個心理功課並記錄下來 我後來100年指考509.8可上高醫醫科 http//i.imgur.com/xvJ5FiD.jpg 真的非常感謝吳醫師 可惜去年他出國耶魯大學進一步研究強迫症 目前不在國內 據傳應該今年會回來 不過我有他的聯絡方式 如果妳有要的話可以私信 我可以順便連那個本子和強迫症光碟寄給妳 強迫症絕對不是簡簡單單看病吃藥而已 第一個心理功課建議妳 就是把自己所有症狀寫下來 搭配曝露不反應訓練的本子 一個個症狀去挑戰它 並且詳實記錄下來 再來我想跟妳說第二個心理功課 那就是四步驟八原則 要時時告訴自己 四步驟 (1)再確認[這些情況都是強迫症在作祟] (2)再歸因[因為我腦部生病了] (3)轉移注意力[我要趕快離開現場，去做我該做的事] (4)再評價[強迫症不算什麼，我不聽他的花言巧語] 八原則 (1)學習放下，不要放棄學習放下執著，而不要放棄對抗強迫症 (2)背水一戰，絕處逢生把自己逼到牆角，後無退路，方可出現一線生機 (3)與病共存而不共舞若無法完全除掉強迫症，選擇與它共存，但不要隨它起舞 (4)要有執行力不要光說不練，要有執行力 (5)要工作或活動工作或活動會減緩強迫症 (6)不要跟人比較只跟自己比較，珍惜每一個小小的進步 (7)將成功的經驗記下來記錄成功經驗，以便症狀又來時可引為鑑借 (8)有捨才有得學習放棄滿手的東西，相對可獲得滿心歡喜 再來閒聊強迫症 強迫症妳可以把它當成心中出現的一個心魔 這個心魔會讓患者負面思考.鑽牛角尖.憤世嫉俗 甚至在沒什麼外在因素情況下 故意找些強迫的念頭煩自己 簡單來說 這個時期的思維 很多時候都不是真正的自己 我們之所以會這樣 只是被心魔給牽引進去而已 所以在這個時期有個很重要一點 就是知察心魔的存在 每當發現自己開始出現強迫思維時 開始回想自己做過的曝露不反應和四步驟八原則 另外我發現連我在內 很多強迫.憂鬱患者都有睡眠上的問題 晚上經常不睡覺 這基本上也可以看成心魔在作怪 在中醫可依個性將人分為陰性及陽性人 陰性人主要是個性壓抑的一群 比較容易得精神方面的疾病 且陰性人受熬夜的影響很大 容易因熬夜使思維出現問題 所以能早睡就盡量早睡不要拖晚 免得使思維出現問題 讓心魔的力量更強 最後 基本上強迫.憂鬱就像個魔 若妳愈順著它牽引的方向走 病情就會愈糟 唯一的方法就是知察它 做自己身心的主宰 想辦法跟它抗衡 感謝撥冗閱覽 希望能幫到妳 以上 Sent from my Android</text:p>
          </table:table-cell>
          <table:table-cell office:value-type="string" calcext:value-type="string">
            <text:p>考試壓力和親人的殞落下。壓力一來我的強迫症又惡化了。上大學後想說比較沒課業壓力了。</text:p>
          </table:table-cell>
          <table:table-cell table:number-columns-repeated="3"/>
        </table:table-row>
        <table:table-row table:style-name="ro1">
          <table:table-cell office:value-type="float" office:value="2015" calcext:value-type="float">
            <text:p>2015</text:p>
          </table:table-cell>
          <table:table-cell office:value-type="string" calcext:value-type="string">
            <text:p>May</text:p>
          </table:table-cell>
          <table:table-cell office:value-type="float" office:value="3" calcext:value-type="float">
            <text:p>3</text:p>
          </table:table-cell>
          <table:table-cell office:value-type="string" calcext:value-type="string">
            <text:p>02:48:44</text:p>
          </table:table-cell>
          <table:table-cell office:value-type="string" calcext:value-type="string">
            <text:p>Sun</text:p>
          </table:table-cell>
          <table:table-cell office:value-type="string" calcext:value-type="string">
            <text:p>t133qaz (wwtww)</text:p>
          </table:table-cell>
          <table:table-cell office:value-type="string" calcext:value-type="string">
            <text:p>[閒聊] 調整</text:p>
          </table:table-cell>
          <table:table-cell office:value-type="string" calcext:value-type="string">
            <text:p>FALSE</text:p>
          </table:table-cell>
          <table:table-cell office:value-type="string" calcext:value-type="string">
            <text:p>我自己看了一下在版上文章 還有自己來逛的次數真的頻率少了很多 才慢慢發覺 我的確在對心態下很緩慢地進步 不如說是恢復正常吧（苦笑） 雖然說我還是會有濃厚的情緒 總體上減輕了不少 從以前上課會發抖到不行 課完全聽不懂 潦草 有人說字可以看出人的個性 我想或許有可能 那我就拍出轉到這間學校目前的過程 如果被發現我在哪 也不要出來認親 謝謝了 http//i.imgur.com/awGSHPO.jpg 一年半前 http//i.imgur.com/XMSDSb4.jpg 一年前 http//imgur.com/OcIn5F0 半年前 http//i.imgur.com/SnSZ8qJ.jpg 一個多月前 其實這間學校多多少少也有人知道我的困境 但我總是沒有說得很清楚 只是身旁的人 都覺得我好像很有壓力 我又給人距離感很重 翹課還是會翹 但有減少 總之我也不要求學校或老師刻意對待我 把我當正常人該當就當 雖然還是有不少老師手下留情就是.... 最深刻就是上一個學校 某位教授 以前我曾經是他的小助教 之後實驗課 這種不來 報告又不交一定過不了 我記得我好像上了三四次左右而已 也難為以前的組員了 (好像是學長) 他竟然放我過了 也順便感謝那些幫助我的 但我現在依舊時時再檢討能再改進多少 雖然免不了真的連出門的不太行了 我也希望自己康復狀況再更好些 到了一定程度我就有把握 把我心路歷程完整的打完 跟大家聊聊 以往也常抱怨 這些人什麼安慰的話都是在刺激我而已 所以也常常就不太敢鼓勵他人 自己深刻感悟 如果時機點不對 那些話真的聽起來很風涼 讓人抓狂 總之 這些是我目前的小感想 感謝打開這篇的人 跟看完的人 辛苦了</text:p>
          </table:table-cell>
          <table:table-cell office:value-type="string" calcext:value-type="string">
            <text:p>都覺得我好像很有壓力。</text:p>
          </table:table-cell>
          <table:table-cell table:number-columns-repeated="3"/>
        </table:table-row>
        <table:table-row table:style-name="ro1">
          <table:table-cell office:value-type="float" office:value="2015" calcext:value-type="float">
            <text:p>2015</text:p>
          </table:table-cell>
          <table:table-cell office:value-type="string" calcext:value-type="string">
            <text:p>May</text:p>
          </table:table-cell>
          <table:table-cell office:value-type="float" office:value="4" calcext:value-type="float">
            <text:p>4</text:p>
          </table:table-cell>
          <table:table-cell office:value-type="string" calcext:value-type="string">
            <text:p>08:52:24</text:p>
          </table:table-cell>
          <table:table-cell office:value-type="string" calcext:value-type="string">
            <text:p>Mon</text:p>
          </table:table-cell>
          <table:table-cell office:value-type="string" calcext:value-type="string">
            <text:p>k09090806 (JY)</text:p>
          </table:table-cell>
          <table:table-cell office:value-type="string" calcext:value-type="string">
            <text:p>[閒聊] 互相督促的本週目標！(4/26~5/2)&gt;成果檢討</text:p>
          </table:table-cell>
          <table:table-cell office:value-type="string" calcext:value-type="string">
            <text:p>TRUE</text:p>
          </table:table-cell>
          <table:table-cell office:value-type="string" calcext:value-type="string">
            <text:p>大家來檢討一下實行成果 沒達成或忘了做也沒關係 不要有壓力 心理疾病患者最重要的就是relax~~~~ 這周目標可以訂就是要放鬆這樣</text:p>
          </table:table-cell>
          <table:table-cell office:value-type="string" calcext:value-type="string">
            <text:p>不要有壓力。</text:p>
          </table:table-cell>
          <table:table-cell table:number-columns-repeated="3"/>
        </table:table-row>
        <table:table-row table:style-name="ro1">
          <table:table-cell office:value-type="float" office:value="2015" calcext:value-type="float">
            <text:p>2015</text:p>
          </table:table-cell>
          <table:table-cell office:value-type="string" calcext:value-type="string">
            <text:p>May</text:p>
          </table:table-cell>
          <table:table-cell office:value-type="float" office:value="5" calcext:value-type="float">
            <text:p>5</text:p>
          </table:table-cell>
          <table:table-cell office:value-type="string" calcext:value-type="string">
            <text:p>11:58:36</text:p>
          </table:table-cell>
          <table:table-cell office:value-type="string" calcext:value-type="string">
            <text:p>Tue</text:p>
          </table:table-cell>
          <table:table-cell office:value-type="string" calcext:value-type="string">
            <text:p>RayMinRay (Leon)</text:p>
          </table:table-cell>
          <table:table-cell office:value-type="string" calcext:value-type="string">
            <text:p>[問題] 憂鬱最大來源就是工作？</text:p>
          </table:table-cell>
          <table:table-cell office:value-type="string" calcext:value-type="string">
            <text:p>FALSE</text:p>
          </table:table-cell>
          <table:table-cell office:value-type="string" calcext:value-type="string">
            <text:p>目前憂鬱症治療三個月左右， 當時起因是因為分手時情緒打擊太大， 同時遭逢國家考試落榜兩次、家庭狀況等， 便產生了人生沒有希望、實在不想再活了的種種念頭。 以往也曾經遭遇過但從來沒有像這次強烈的感覺， 後來才由前任和朋友陪同去看精神科診斷為憂鬱症， 前任盡完這點責任之後也不繼續聯絡了， 認為這樣比較好，而且大部分都是他造成的。 但其實我自己很清楚這樣的狀況要從我兩三年開始說起， 由於本人念的是高度壓力的醫學系， 從大三開始課業負荷開始急速提高， 每天睡眠不足和考試擔心被當掉是時常有的事情， 加上一直都知道自己有些微廣泛性焦慮症， 在這個背景下過了兩年後情況更為嚴重， 國考前常常是擔心到睡不著， 甚至焦慮到沒有辦法做事情。 當醫生並不是我非常有興趣的工作， 雖然我也很清楚現在都大五了如果休學實在是太棘手， 我只會因此壓力更大、或是日後後悔。 但目前的狀態實在是有點應付不了醫院的實習工作和考試， 每天都處在一個失眠、半放鳥、焦慮的狀態之下， 但又必須維持著醫院的生活怕未來養不起自己。 想請問有人碰到類似的狀況下是如何應對嗎？</text:p>
          </table:table-cell>
          <table:table-cell office:value-type="string" calcext:value-type="string">
            <text:p>由於本人念的是高度壓力的醫學系，。我只會因此壓力更大、或是日後後悔。</text:p>
          </table:table-cell>
          <table:table-cell table:number-columns-repeated="3"/>
        </table:table-row>
        <table:table-row table:style-name="ro1">
          <table:table-cell office:value-type="float" office:value="2015" calcext:value-type="float">
            <text:p>2015</text:p>
          </table:table-cell>
          <table:table-cell office:value-type="string" calcext:value-type="string">
            <text:p>May</text:p>
          </table:table-cell>
          <table:table-cell office:value-type="float" office:value="5" calcext:value-type="float">
            <text:p>5</text:p>
          </table:table-cell>
          <table:table-cell office:value-type="string" calcext:value-type="string">
            <text:p>21:39:18</text:p>
          </table:table-cell>
          <table:table-cell office:value-type="string" calcext:value-type="string">
            <text:p>Tue</text:p>
          </table:table-cell>
          <table:table-cell office:value-type="string" calcext:value-type="string">
            <text:p>zxc2003 (zara)</text:p>
          </table:table-cell>
          <table:table-cell office:value-type="string" calcext:value-type="string">
            <text:p>[問題] 心動搖了</text:p>
          </table:table-cell>
          <table:table-cell office:value-type="string" calcext:value-type="string">
            <text:p>FALSE</text:p>
          </table:table-cell>
          <table:table-cell office:value-type="string" calcext:value-type="string">
            <text:p>今天工作剛好滿1年了 這已經是我第三份正職 也是做最久的正職 在某件事情還沒發生之前 我給自己定下至少也要做兩年的目標 因為 跟前兩份工作比起來 1. 壓力較小 2. 上班時間不是時時刻刻受拘束 3. 有免費午餐 4. 離家近 其他薪水跟福利就一般般 但我很知足 覺得已經很夠 但自從 同事展開追求 對於4年空窗的我來說 雖不是我的菜 但心確實蕩漾了 月餘後 才發現 他根本是同時進行多條線 而且已經 有 線 中 了 然而此時我已有點陷入 他卻瞬間冷靜 所以我很生氣 自此之後 雖然帶同一領域的學員 但完全零互動 每次他開口 或他在周圍 我的眼白已經翻到後腦勺 不爽 不屑 不舒服 充滿我的身心 真的覺得有他的空間 我就快要窒息 無法自然的工作 加上最近有要好的同事離職 她要追求她的夢想 聊了許久 發現我也好嚮往自由 不想為了工作而工作 但是現實面時 我若放棄這份工作 聽同事說 外面類似的職缺薪水都比較低 最近故意先放出風聲給父母 說可以換份工作了 父母對於我這說法很不以為意 甚至覺得我不可能再找到更好的工作了 覺得很不解 (在他們眼裡 我沒有專長 也沒有能力 有工作要我已經很了不起) 父親還暗喻 有些人一時無法忍 就說老子不幹了 後來淪落成街友 目前我是告訴自己 我想最多就是做到明年領完年終 最快..... 我也不知道 畢竟每天都要看到爛人在高談闊論 過得很爽的樣子 內心那股火都無法降下來 大家可以給我點建議嗎&gt;___&lt; 其實想離職也不完全是爛人耶 覺得有點職業倦怠了 而且我知道我可以很安穩的想待多久就待多久</text:p>
          </table:table-cell>
          <table:table-cell office:value-type="string" calcext:value-type="string">
            <text:p>壓力較小。</text:p>
          </table:table-cell>
          <table:table-cell table:number-columns-repeated="3"/>
        </table:table-row>
        <table:table-row table:style-name="ro1">
          <table:table-cell office:value-type="float" office:value="2015" calcext:value-type="float">
            <text:p>2015</text:p>
          </table:table-cell>
          <table:table-cell office:value-type="string" calcext:value-type="string">
            <text:p>May</text:p>
          </table:table-cell>
          <table:table-cell office:value-type="float" office:value="6" calcext:value-type="float">
            <text:p>6</text:p>
          </table:table-cell>
          <table:table-cell office:value-type="string" calcext:value-type="string">
            <text:p>23:42:39</text:p>
          </table:table-cell>
          <table:table-cell office:value-type="string" calcext:value-type="string">
            <text:p>Wed</text:p>
          </table:table-cell>
          <table:table-cell office:value-type="string" calcext:value-type="string">
            <text:p>ninomiyachan ()</text:p>
          </table:table-cell>
          <table:table-cell office:value-type="string" calcext:value-type="string">
            <text:p>[問題] 憂鬱症的人不適合轉職？</text:p>
          </table:table-cell>
          <table:table-cell office:value-type="string" calcext:value-type="string">
            <text:p>FALSE</text:p>
          </table:table-cell>
          <table:table-cell office:value-type="string" calcext:value-type="string">
            <text:p>某人跟我說憂鬱症發作的前兩名情況是 1.離婚 2.轉職 因為最近為了工作弄得烏煙瘴氣的，害我憂鬱症發作，所以興起了離職的念頭，要不然上 班我都在腦內演練無數次殺人，演練對老闆及捅我刀的主管大罵，為了壓抑這些情緒，我 真的滿痛苦的。 不過同事不贊成，因為他說我現在身心狀態都很差(還不是這間公司害我病發的)，若還要 適應新環境新同事，他覺得我承受不了那個壓力。而且待業也是個可怕的壓力，更容易胡 思亂想，更容易發病。所以還不如待在熟悉的環境，什麼都不要想太多，8小時一下就過 了。 問題是沒那麼簡單啊我哪可能不想太多？哪可能不憂鬱？哪可能勇於面對壓力去挑戰， 哪可能不把他們欺負我的事放在心上？這麼容易就能做到，那我還需要吃藥嗎？他們果然 不懂憂鬱症的人 話題扯遠了，還是想知道如果我現在離職了，會不會讓病情惡化？但我知道待在這公司我 就會一步一步的走向崩潰。 有過來人可以給我建議嗎？謝謝 Sent from my Android</text:p>
          </table:table-cell>
          <table:table-cell office:value-type="string" calcext:value-type="string">
            <text:p>適應新環境新同事，他覺得我承受不了那個壓力。而且待業也是個可怕的壓力，更容易胡。問題是沒那麼簡單啊我哪可能不想太多？哪可能不憂鬱？哪可能勇於面對壓力去挑戰，。</text:p>
          </table:table-cell>
          <table:table-cell table:number-columns-repeated="3"/>
        </table:table-row>
        <table:table-row table:style-name="ro1">
          <table:table-cell office:value-type="float" office:value="2015" calcext:value-type="float">
            <text:p>2015</text:p>
          </table:table-cell>
          <table:table-cell office:value-type="string" calcext:value-type="string">
            <text:p>May</text:p>
          </table:table-cell>
          <table:table-cell office:value-type="float" office:value="10" calcext:value-type="float">
            <text:p>10</text:p>
          </table:table-cell>
          <table:table-cell office:value-type="string" calcext:value-type="string">
            <text:p>22:52:46</text:p>
          </table:table-cell>
          <table:table-cell office:value-type="string" calcext:value-type="string">
            <text:p>Sun</text:p>
          </table:table-cell>
          <table:table-cell office:value-type="string" calcext:value-type="string">
            <text:p>georgebox (Orz3344)</text:p>
          </table:table-cell>
          <table:table-cell office:value-type="string" calcext:value-type="string">
            <text:p>[閒聊] 喜歡獨立性質的工作</text:p>
          </table:table-cell>
          <table:table-cell office:value-type="string" calcext:value-type="string">
            <text:p>FALSE</text:p>
          </table:table-cell>
          <table:table-cell office:value-type="string" calcext:value-type="string">
            <text:p>一個人做事能讓我更自在 比較沒人的壓力 現在我要換的工作盡量找可以獨立作業的工作 但這類的工作恐怕只有作業員 哀</text:p>
          </table:table-cell>
          <table:table-cell office:value-type="string" calcext:value-type="string">
            <text:p>比較沒人的壓力。</text:p>
          </table:table-cell>
          <table:table-cell table:number-columns-repeated="3"/>
        </table:table-row>
        <table:table-row table:style-name="ro1">
          <table:table-cell office:value-type="float" office:value="2015" calcext:value-type="float">
            <text:p>2015</text:p>
          </table:table-cell>
          <table:table-cell office:value-type="string" calcext:value-type="string">
            <text:p>May</text:p>
          </table:table-cell>
          <table:table-cell office:value-type="float" office:value="11" calcext:value-type="float">
            <text:p>11</text:p>
          </table:table-cell>
          <table:table-cell office:value-type="string" calcext:value-type="string">
            <text:p>06:44:26</text:p>
          </table:table-cell>
          <table:table-cell office:value-type="string" calcext:value-type="string">
            <text:p>Mon</text:p>
          </table:table-cell>
          <table:table-cell office:value-type="string" calcext:value-type="string">
            <text:p>magicee (real)</text:p>
          </table:table-cell>
          <table:table-cell office:value-type="string" calcext:value-type="string">
            <text:p>[經驗] 頭暈</text:p>
          </table:table-cell>
          <table:table-cell office:value-type="string" calcext:value-type="string">
            <text:p>FALSE</text:p>
          </table:table-cell>
          <table:table-cell office:value-type="string" calcext:value-type="string">
            <text:p>我常吃的安眠藥是Imovane(宜眠安)和舒眠諾斯 搬家後我總是覺得窗戶很吵or冷氣很吵 常吃了藥也睡得不太好 好像只是昏迷一陣子 日常的壓力 睡不好 頭腦就不容易理性冷靜下來 腦袋好像很久沒有一段時間感覺安適的感覺了 常常覺得頭暈頭痛 但好像不是偏頭痛的那種痛 可能比較像是疲倦 覺得想事情頭很痛 很暈 的感覺 很常 難過一點時就會覺得很像頭被套了緊箍咒的感覺&gt; &lt;很痛 尤其是開冷氣或吹電風扇的時候 但很熱時不開又不能睡.. 開的時候頭又痛的要命... 現在不開還勉強可以睡 想說七八月時要怎麼過 (崩潰) 蠻痛苦的 怎麼會這樣 是不是長期吃安眠藥太久了= = 還是我的腦袋快要發生病變了? @@ 會不會變成腦瘤? 或是腦子受到損壞? 快要壞了? 懷疑時間久了這樣下去腦袋會不會壞掉 ㄒ口ㄒ</text:p>
          </table:table-cell>
          <table:table-cell office:value-type="string" calcext:value-type="string">
            <text:p>日常的壓力。</text:p>
          </table:table-cell>
          <table:table-cell table:number-columns-repeated="3"/>
        </table:table-row>
        <table:table-row table:style-name="ro1">
          <table:table-cell office:value-type="float" office:value="2015" calcext:value-type="float">
            <text:p>2015</text:p>
          </table:table-cell>
          <table:table-cell office:value-type="string" calcext:value-type="string">
            <text:p>May</text:p>
          </table:table-cell>
          <table:table-cell office:value-type="float" office:value="13" calcext:value-type="float">
            <text:p>13</text:p>
          </table:table-cell>
          <table:table-cell office:value-type="string" calcext:value-type="string">
            <text:p>14:56:08</text:p>
          </table:table-cell>
          <table:table-cell office:value-type="string" calcext:value-type="string">
            <text:p>Wed</text:p>
          </table:table-cell>
          <table:table-cell office:value-type="string" calcext:value-type="string">
            <text:p>ellen19950 (ellen hsu)</text:p>
          </table:table-cell>
          <table:table-cell office:value-type="string" calcext:value-type="string">
            <text:p>[問題] 頭痛 該看醫生嗎</text:p>
          </table:table-cell>
          <table:table-cell office:value-type="string" calcext:value-type="string">
            <text:p>FALSE</text:p>
          </table:table-cell>
          <table:table-cell office:value-type="string" calcext:value-type="string">
            <text:p>嗯 因為情緒障礙跟自己本身的個性體質 常常頭痛，但應該只是緊張性頭痛，所以經常自 行解決，但上週實在一直連續痛，去診所看醫生，量血壓發現蠻高的147/99我才20歲，醫 生也只說是緊張性頭痛，前天有回診，血壓其實還可以但偏高 通常都痛兩側 壓迫痛，有時後大痛時，後頸兩條筋也會非常痛，精神科醫師說我壓力大 ，也沒說什麼，現在懷疑高血壓，吃藥控制情緒了，有比較好但還是會痛，吃止痛藥也蠻 常一段時間了，我應該去檢查看看嗎？神經內科 還 心臟內科 謝謝大家了</text:p>
          </table:table-cell>
          <table:table-cell office:value-type="string" calcext:value-type="string">
            <text:p>壓迫痛，有時後大痛時，後頸兩條筋也會非常痛，精神科醫師說我壓力大。</text:p>
          </table:table-cell>
          <table:table-cell table:number-columns-repeated="3"/>
        </table:table-row>
        <table:table-row table:style-name="ro1">
          <table:table-cell office:value-type="float" office:value="2015" calcext:value-type="float">
            <text:p>2015</text:p>
          </table:table-cell>
          <table:table-cell office:value-type="string" calcext:value-type="string">
            <text:p>May</text:p>
          </table:table-cell>
          <table:table-cell office:value-type="float" office:value="13" calcext:value-type="float">
            <text:p>13</text:p>
          </table:table-cell>
          <table:table-cell office:value-type="string" calcext:value-type="string">
            <text:p>15:04:43</text:p>
          </table:table-cell>
          <table:table-cell office:value-type="string" calcext:value-type="string">
            <text:p>Wed</text:p>
          </table:table-cell>
          <table:table-cell office:value-type="string" calcext:value-type="string">
            <text:p>dagen (隨意自行車)</text:p>
          </table:table-cell>
          <table:table-cell office:value-type="string" calcext:value-type="string">
            <text:p>[閒聊] 精神病患錯了嗎？？</text:p>
          </table:table-cell>
          <table:table-cell office:value-type="string" calcext:value-type="string">
            <text:p>TRUE</text:p>
          </table:table-cell>
          <table:table-cell office:value-type="string" calcext:value-type="string">
            <text:p>略有所感... 當寒流來的時候 別人感冒 看醫生 世人覺得正常 當拉肚子的時候 看醫生 很多人也覺得正常 當看到一個人面對壓力崩潰時 得到的卻是很多 玻璃心 想法幼稚 自己不振作 好可怕 會不會砍人 曾經我沒有想過我會有不好的想法 但是真正面臨到的時候 才發現 這不是自己能控制的 跟朋友說 好的關心你跟你打氣 有的說你自己走不出來是你的問題 沒錯 是我們的問題 我們生病了 某個原因造成這樣的結果 很多人往往檢討的不是那個原因 而是發生結果的人 別的版 看到留言 塊陶阿 這有病不要接近 好險你離開恐怖的人 我現在害怕大眾 害怕跟別人說我的狀況 擔心他人異樣的眼光 怕又聽到冷嘲熱諷 我的生活自己過就好... 不能包容的人 覺得可怕的人 離開了我也不在意了 在這裡我很感謝上學期輔導我的邱老師 雖然已經換了學校 老師很認真的聽我說的每句話 也感覺受到肯定 最近我列了好幾項自己生活的狀況 後天要複診了 希望這次醫生能多聽多了解一點我狀況 不單單只是開藥而已.... 有隻鯨魚一直往深海遊 游阿~游阿 嘆了一口氣說 唉......壓力好大</text:p>
          </table:table-cell>
          <table:table-cell office:value-type="string" calcext:value-type="string">
            <text:p>當看到一個人面對壓力崩潰時。唉......壓力好大。</text:p>
          </table:table-cell>
          <table:table-cell table:number-columns-repeated="3"/>
        </table:table-row>
        <table:table-row table:style-name="ro1">
          <table:table-cell office:value-type="float" office:value="2015" calcext:value-type="float">
            <text:p>2015</text:p>
          </table:table-cell>
          <table:table-cell office:value-type="string" calcext:value-type="string">
            <text:p>May</text:p>
          </table:table-cell>
          <table:table-cell office:value-type="float" office:value="18" calcext:value-type="float">
            <text:p>18</text:p>
          </table:table-cell>
          <table:table-cell office:value-type="string" calcext:value-type="string">
            <text:p>02:41:15</text:p>
          </table:table-cell>
          <table:table-cell office:value-type="string" calcext:value-type="string">
            <text:p>Mon</text:p>
          </table:table-cell>
          <table:table-cell office:value-type="string" calcext:value-type="string">
            <text:p>jiun304 (Genger)</text:p>
          </table:table-cell>
          <table:table-cell office:value-type="string" calcext:value-type="string">
            <text:p>[晴天] 決定這樣~</text:p>
          </table:table-cell>
          <table:table-cell office:value-type="string" calcext:value-type="string">
            <text:p>FALSE</text:p>
          </table:table-cell>
          <table:table-cell office:value-type="string" calcext:value-type="string">
            <text:p>因為剩兩個星期就要從高中畢業了，而我一直不願意進班所以班導寬容我讓我 在圖書館自修以避免超過二分之一學期沒來的規定 如此實行一個禮拜了，現在我覺得是我這兩年來心情最平靜愉悅的時刻~而且 我已自行停藥一星期了會決定不吃藥是因為再一個半月就要指考我真的好想好想 上一間好大學我想要讓所有曾經瞧不起我的人後悔而藥物總是使我昏沈所以決定不 吃了。 今天思考為何沒吃藥卻是兩年來最平靜的原因：我想是因為我沒有我最大的壓力 源了。每天上學我總是要擔心今天的外堂課找不到人跟我一組怎麼辦、今天午餐又要一 個人吃怎麼辦、今天在學校又要孤獨過了怎麼辦、今天班上的心機女又要耍心機了怎麼辦 、萬一又被瞧不起怎麼辦，現在在圖書館，完全不用擔心這些不會每日一次又一次 地受這些壓力源刺激，反而能專心念書，課業進步，生活愜意，自然開心。 我喜歡現在的生活指考也不怕了 Sent from my Android</text:p>
          </table:table-cell>
          <table:table-cell office:value-type="string" calcext:value-type="string">
            <text:p>今天思考為何沒吃藥卻是兩年來最平靜的原因：我想是因為我沒有我最大的壓力。地受這些壓力源刺激，反而能專心念書，課業進步，生活愜意，自然開心。</text:p>
          </table:table-cell>
          <table:table-cell table:number-columns-repeated="3"/>
        </table:table-row>
        <table:table-row table:style-name="ro1">
          <table:table-cell office:value-type="float" office:value="2015" calcext:value-type="float">
            <text:p>2015</text:p>
          </table:table-cell>
          <table:table-cell office:value-type="string" calcext:value-type="string">
            <text:p>May</text:p>
          </table:table-cell>
          <table:table-cell office:value-type="float" office:value="19" calcext:value-type="float">
            <text:p>19</text:p>
          </table:table-cell>
          <table:table-cell office:value-type="string" calcext:value-type="string">
            <text:p>13:05:44</text:p>
          </table:table-cell>
          <table:table-cell office:value-type="string" calcext:value-type="string">
            <text:p>Tue</text:p>
          </table:table-cell>
          <table:table-cell office:value-type="string" calcext:value-type="string">
            <text:p>PURRMI (天邊一條貓)</text:p>
          </table:table-cell>
          <table:table-cell office:value-type="string" calcext:value-type="string">
            <text:p>[閒聊] 跟我說我做得到</text:p>
          </table:table-cell>
          <table:table-cell office:value-type="string" calcext:value-type="string">
            <text:p>FALSE</text:p>
          </table:table-cell>
          <table:table-cell office:value-type="string" calcext:value-type="string">
            <text:p>客觀的來說我真的做得到 但是過程也許會很痛苦 很漫長 客觀可預見結果也可能只有一部份讓人滿意 但是以後的事情誰說不會更好 或是有轉機呢 請大家跟我說 我做得到的 或是勵志話語好嗎 謝謝 ps 請不要加 你一定之類的字眼 不然感覺壓力又來 吃飽就狂叫，睡醒就爆衝，被罵就舔毛，還會一邊打哈欠一邊叫，喵</text:p>
          </table:table-cell>
          <table:table-cell office:value-type="string" calcext:value-type="string">
            <text:p>不然感覺壓力又來。</text:p>
          </table:table-cell>
          <table:table-cell table:number-columns-repeated="3"/>
        </table:table-row>
        <table:table-row table:style-name="ro1">
          <table:table-cell office:value-type="float" office:value="2015" calcext:value-type="float">
            <text:p>2015</text:p>
          </table:table-cell>
          <table:table-cell office:value-type="string" calcext:value-type="string">
            <text:p>May</text:p>
          </table:table-cell>
          <table:table-cell office:value-type="float" office:value="23" calcext:value-type="float">
            <text:p>23</text:p>
          </table:table-cell>
          <table:table-cell office:value-type="string" calcext:value-type="string">
            <text:p>11:47:45</text:p>
          </table:table-cell>
          <table:table-cell office:value-type="string" calcext:value-type="string">
            <text:p>Sat</text:p>
          </table:table-cell>
          <table:table-cell office:value-type="string" calcext:value-type="string">
            <text:p>poohh9630 (小瑄)</text:p>
          </table:table-cell>
          <table:table-cell office:value-type="string" calcext:value-type="string">
            <text:p>[問題] 二尖瓣症候群?</text:p>
          </table:table-cell>
          <table:table-cell office:value-type="string" calcext:value-type="string">
            <text:p>FALSE</text:p>
          </table:table-cell>
          <table:table-cell office:value-type="string" calcext:value-type="string">
            <text:p>各位好，這是我第一次發文， 我想知道是否有人跟我一樣卻找不到原因呢? 三年前因為某些原因跟前男友和他家人處的不太好的關係，加上又是同職場，給我的壓力 跟負面情緒非常多，開始發現自己起床，天氣變化，情緒會讓自己有胸痛的問題。 拖了三年，現任男友擔心我，拖著我去看醫生，一開始是怕心臟問題看了心臟血管科，醫 生一開始初判是二尖瓣脫垂 (醫生是說會胸痛大多都是心理，天氣影響) 一次的x光跟超音波確認又沒有，說只是症候群，必要可看精神科。叫我壓力別太大，開 了抗焦慮的藥，後來自我觀察，真的是隨心情而復發疼痛.... 我目前沒有繼續吃藥，但還是會發生，在我亂想，負面情緒(甚至想自殺)出來的情況下。 我不知道我這是嚴重不嚴重，我有想過去看精神科，但又怕醫生說沒事，請問有人跟我有 同症狀卻不知道為何的嗎? ps我很容易悲觀，自悲，也會沒來由亂想想哭，我也怕人群，容易把所有簡單的事往壞 方面想，然後想自殺.. Sent from my Android 05/23 1207 好的 是阿，真的不舒服，有時痛真的會受不了，但又不知道該怎麼跟別人說，不是二尖瓣卻 又有症候，又不想讓別人覺得無病呻吟( 我也打算去，但好怕，真的發現情緒會影響，精神科又不知怎表達，唉，謝謝各位回應 恩~如果還是沒撤底好，我會去看的..感謝你</text:p>
          </table:table-cell>
          <table:table-cell office:value-type="string" calcext:value-type="string">
            <text:p>三年前因為某些原因跟前男友和他家人處的不太好的關係，加上又是同職場，給我的壓力。叫我壓力別太大，開。</text:p>
          </table:table-cell>
          <table:table-cell table:number-columns-repeated="3"/>
        </table:table-row>
        <table:table-row table:style-name="ro1">
          <table:table-cell office:value-type="float" office:value="2015" calcext:value-type="float">
            <text:p>2015</text:p>
          </table:table-cell>
          <table:table-cell office:value-type="string" calcext:value-type="string">
            <text:p>May</text:p>
          </table:table-cell>
          <table:table-cell office:value-type="float" office:value="24" calcext:value-type="float">
            <text:p>24</text:p>
          </table:table-cell>
          <table:table-cell office:value-type="string" calcext:value-type="string">
            <text:p>20:40:43</text:p>
          </table:table-cell>
          <table:table-cell office:value-type="string" calcext:value-type="string">
            <text:p>Sun</text:p>
          </table:table-cell>
          <table:table-cell office:value-type="string" calcext:value-type="string">
            <text:p>georgebox (Orz3344)</text:p>
          </table:table-cell>
          <table:table-cell office:value-type="string" calcext:value-type="string">
            <text:p>[問題] 有人因為常跟家人吵架而搬出去自己住的嗎</text:p>
          </table:table-cell>
          <table:table-cell office:value-type="string" calcext:value-type="string">
            <text:p>FALSE</text:p>
          </table:table-cell>
          <table:table-cell office:value-type="string" calcext:value-type="string">
            <text:p>我媽媽脾氣不太好 有時因為一點小事就一直念 而我平常工作壓力大蠻煩惱的 有時被他念後我脾氣也會整個上來就吵架 是否真的該搬出去個幾年學會獨立 換個環境 遠離壓力來源 可能會比較好</text:p>
          </table:table-cell>
          <table:table-cell office:value-type="string" calcext:value-type="string">
            <text:p>而我平常工作壓力大蠻煩惱的。遠離壓力來源。</text:p>
          </table:table-cell>
          <table:table-cell table:number-columns-repeated="3"/>
        </table:table-row>
        <table:table-row table:style-name="ro1">
          <table:table-cell office:value-type="float" office:value="2015" calcext:value-type="float">
            <text:p>2015</text:p>
          </table:table-cell>
          <table:table-cell office:value-type="string" calcext:value-type="string">
            <text:p>May</text:p>
          </table:table-cell>
          <table:table-cell office:value-type="float" office:value="26" calcext:value-type="float">
            <text:p>26</text:p>
          </table:table-cell>
          <table:table-cell office:value-type="string" calcext:value-type="string">
            <text:p>09:25:18</text:p>
          </table:table-cell>
          <table:table-cell office:value-type="string" calcext:value-type="string">
            <text:p>Tue</text:p>
          </table:table-cell>
          <table:table-cell office:value-type="string" calcext:value-type="string">
            <text:p>k09090806 (JY)</text:p>
          </table:table-cell>
          <table:table-cell office:value-type="string" calcext:value-type="string">
            <text:p>[晴天] 高雄快連下七天雨了!!</text:p>
          </table:table-cell>
          <table:table-cell office:value-type="string" calcext:value-type="string">
            <text:p>FALSE</text:p>
          </table:table-cell>
          <table:table-cell office:value-type="string" calcext:value-type="string">
            <text:p>寫完日記去工作 間歇性這樣 有時小有時大有時沒雨 太誇張了 到梅雨季為止 印象中今年的白天沒下過雨 冬天不會下 春夏我上班以來都沒下(可能有在我上班時間下過一兩次午後短暫的雨) 水庫快喝水快喝快喝快喝 剛剛跟老闆還有助理姊姊批評完[老闆的女兒的男朋友](老闆的女兒不在) 不免覺得自己太囂張 心眼小 落井下石 不過他男朋友真的太嬌生慣養 讓女朋友養成不知世事 不得不說我很羨慕XD 所以我可能是眼紅 能夠從媽寶變成女友寶也是爽歪歪的啊 不過他男朋友將來過的日子可能比我好這樣 這位男朋友先生就算沒有經濟基礎 還是有個工作能力強又會照顧人的女朋友 今天要快點把一件在手頭好久好久的案件研究完 我發現 我的強迫症是因為 我很怕很不好的事情會發生 我很害怕我又疏忽 所以我重複檢查可能會出差錯的事 可是有時那些事不實際也不重要 但我還是非常非常非常非常非常非常害怕 所以我想 我是非常非常非常非常非常非常努力 吃力的活著 那樣的話 這樣就好 早上普通的心情不知為何演變為緊張想吐 然後吞了鎮靜劑 台北三天兩頭下雨 當時住在那裏讓我這個南部人很不舒服 辛苦了 剛剛我指導律師把雨傘晾在我的椅子後面 雖然我不在那邊工作 都跑到會議室裡以遠離塵囂 會議室簡直是我的一人辦公室 不過我還是覺得有點不爽 我的椅子上有掛西裝(對我來說有點貴重) 老闆的雨傘會滴水 滴到我西裝怎麼辦 不過我也不能說什麼 畢竟他沒碰我西裝 只能DAMN在心裡口難開 臭胖老頭 我比較謝謝你回覆XD 其實我老闆這方面只是神經大條 我也是會故意表他欺負他 下午 剛剛人家來修冷氣 修到兩點半 同樣我也沒事做到兩點半 之後看到之前說我脆弱長不大的同學傳FB訊息問我為什麼很久沒我的消息 我還沒有準備好面對跟他溝通 覺得有點煩壓力很大又去摸魚(看FB上的狗狗或去女版晃晃) 還是壓力大 但一定要工作 這CASE在我手上快三周了歐買尬 我好想大寶QAQQQQQQQQ 我什麼都不要只要跟大寶還有美美一起生活就好 當乞丐也好 再聊~ 是說不必那麼嚴肅啦想回就回吧XD</text:p>
          </table:table-cell>
          <table:table-cell office:value-type="string" calcext:value-type="string">
            <text:p>覺得有點煩壓力很大又去摸魚(看FB上的狗狗或去女版晃晃)。還是壓力大。</text:p>
          </table:table-cell>
          <table:table-cell table:number-columns-repeated="3"/>
        </table:table-row>
        <table:table-row table:style-name="ro1">
          <table:table-cell office:value-type="float" office:value="2015" calcext:value-type="float">
            <text:p>2015</text:p>
          </table:table-cell>
          <table:table-cell office:value-type="string" calcext:value-type="string">
            <text:p>May</text:p>
          </table:table-cell>
          <table:table-cell office:value-type="float" office:value="26" calcext:value-type="float">
            <text:p>26</text:p>
          </table:table-cell>
          <table:table-cell office:value-type="string" calcext:value-type="string">
            <text:p>18:01:18</text:p>
          </table:table-cell>
          <table:table-cell office:value-type="string" calcext:value-type="string">
            <text:p>Tue</text:p>
          </table:table-cell>
          <table:table-cell office:value-type="string" calcext:value-type="string">
            <text:p>knai (K)</text:p>
          </table:table-cell>
          <table:table-cell office:value-type="string" calcext:value-type="string">
            <text:p>[閒聊] ：（</text:p>
          </table:table-cell>
          <table:table-cell office:value-type="string" calcext:value-type="string">
            <text:p>FALSE</text:p>
          </table:table-cell>
          <table:table-cell office:value-type="string" calcext:value-type="string">
            <text:p>覺得自己的身體很差 工作壓力不大 （也許別人眼中ㄧ點壓力也沒有） 下了班回去吃完晚餐卻直接陣亡兩小時 洗完澡 在房間清出自己獨處的空間時間 有時候發呆 聽著老歌 小酌 時間ㄧ下就過去了 好像有休息到又好像沒有 放著讓自己腐敗 就會陷入低潮 雖然慶幸至少預後良好 可以工作就不錯了 發自內心的哭和笑 卻消失很久 這種感覺 往往讓人更煩躁氣餒 甚至火大 看似平靜 但異常空洞啊..... 在回應版友的文章時 自己是不是也是如此呢..</text:p>
          </table:table-cell>
          <table:table-cell office:value-type="string" calcext:value-type="string">
            <text:p>工作壓力不大。（也許別人眼中ㄧ點壓力也沒有）。</text:p>
          </table:table-cell>
          <table:table-cell table:number-columns-repeated="3"/>
        </table:table-row>
        <table:table-row table:style-name="ro1">
          <table:table-cell office:value-type="float" office:value="2015" calcext:value-type="float">
            <text:p>2015</text:p>
          </table:table-cell>
          <table:table-cell office:value-type="string" calcext:value-type="string">
            <text:p>May</text:p>
          </table:table-cell>
          <table:table-cell office:value-type="float" office:value="26" calcext:value-type="float">
            <text:p>26</text:p>
          </table:table-cell>
          <table:table-cell office:value-type="string" calcext:value-type="string">
            <text:p>20:18:28</text:p>
          </table:table-cell>
          <table:table-cell office:value-type="string" calcext:value-type="string">
            <text:p>Tue</text:p>
          </table:table-cell>
          <table:table-cell office:value-type="string" calcext:value-type="string">
            <text:p>jiun304 (Genger)</text:p>
          </table:table-cell>
          <table:table-cell office:value-type="string" calcext:value-type="string">
            <text:p>[閒聊] 大家開始藥物治療的壓力事件？</text:p>
          </table:table-cell>
          <table:table-cell office:value-type="string" calcext:value-type="string">
            <text:p>FALSE</text:p>
          </table:table-cell>
          <table:table-cell office:value-type="string" calcext:value-type="string">
            <text:p>想問大大們當初開始“藥物治療”的原因是什麼呢？ 我開始進行“藥物治療”的原因是連續失眠、情緒低落、拒絕上學。不過嚴格來說，這些 症狀是經歷最核心的壓力事件而引發的結果。 當初我的壓力事件是： 和班級同學相處不睦 課業壓力過大自我標準高 最後便導致憂鬱症而進行藥物治療。 至今約一年半。 大大們願意分享給我聽嗎~~~ˇ 以下閒聊~ 我從來不是人生勝利組 但我認為我只要努力再努力 即使我不能像人生勝利組可一步登天 只要我努力我也可以成功 在尚未生病前我如此認為著 生病後才明白 成功大部分是人生勝利組的 話說以前從未想過會落得如此境地 說不埋怨上天是騙人的 不過經歷過低潮倒是讓我看見許多人性的晦暗啊 Sent from my Android 抱一個~~~那大大喜歡甜點嗎~~~ˇ 覺得C大能勇敢接受治療讓我佩服（拍手 抱~~~沒有睡覺真的會很慌很慌 可愛的喵喵我們抱一個~我也會在生病的時候擔心生病明明知道是庸人自擾但就是無 法克制ˊˋ 拍拍ze大我們也抱一個~~~ 那現在胃潰瘍好點了嗎？ 身心科醫生只會藥物治療ˊˋ 不過覺得大大能考取研究所很厲害 祝福您能越來越好ˇ 漢堡女孩妳好&gt;\\\&lt; 覺得你的id好可愛~~~ 我們抱一個~當年處在冷暴力底下的您一定很難受拍拍替大大慶幸離開了傷害您的 人 z大我們握個手~~~所以我們現在凌晨都還醒著呀（淚 蝦蝦我們抱一個~ˇ硬撐時的您一定很辛苦吧蝦蝦都喜歡吃什麼食物呢？ 七年啊代表您努力好久了~辛苦了 很高興您的胃潰瘍康復了~~~ˇ 找到同好了（擊掌 我也超喜歡咬東西~也咬過手手~~~ 幫妳呼呼~痛痛飛光光~幫妳擦眼淚~我們不哭了~ˇ 抱抱~ˇ 大大最後能產生病識感真的很厲害了 幫你拍手~~~ 我也超喜歡甜食&gt;\\\&lt; 仙草冰冰滑滑的夏天很讚 幫大大拍手~~~ 代表大大正一點一點進步著呢 真是可喜可賀ˇ 拍拍~我們抱一個~ˇ 我們一起加油我也被喜歡的人拒絕了ˊˋ 那我們一起努力變更好好嗎？ˇ 家庭因素是個好重好重的包袱ˊˋ 想必這讓您累垮了拍拍 我們抱一個好嗎？ 願d大您能活得愈來愈自在ˇ 說來有點不好意思&gt;\\\&lt; 因為我在這板第一篇抱怨文您有回我~~~所以之後作者是您都會稍稍有記憶~您的暱稱是“ 孤獨一隻蝦”、大概判斷得出您是女孩兒~所以就擅自疊字叫大大您了~私心覺得這樣叫比 較可愛&gt;\\\&lt; （我也是女生~我不是變態哦哦XDD yaya我們都是女孩兒~~~ ˇ 大大好棒能自行就醫好厲害 幫你拍手~~~ˇ 拍拍人生和自己想的不一樣一定很難過ˊˋ 何況您已經付出那麼多努力了心疼 大大您我們抱一個~~~ˇ 拍拍幫你擦眼淚~~~ 想必您一定是很努力很努力準備著國考而壓力過大我們抱一個ˇ 您的id是“永恆的秋天”~大大喜歡秋天？ 拍拍幫妳擦眼淚~~~ 家庭是一輩子的包袱ˊˋ 祝福大大能愈來愈好~~~ 我們抱一個~~~ 哇當時受到那麼多打擊的您一定很辛苦我們抱一個~~~ˇ 您一定正在很努力很努力重建自己吧 大大好棒幫您拍手~~~</text:p>
          </table:table-cell>
          <table:table-cell office:value-type="string" calcext:value-type="string">
            <text:p>症狀是經歷最核心的壓力事件而引發的結果。當初我的壓力事件是：。課業壓力過大自我標準高。想必您一定是很努力很努力準備著國考而壓力過大我們抱一個ˇ。</text:p>
          </table:table-cell>
          <table:table-cell table:number-columns-repeated="3"/>
        </table:table-row>
        <table:table-row table:style-name="ro1">
          <table:table-cell office:value-type="float" office:value="2015" calcext:value-type="float">
            <text:p>2015</text:p>
          </table:table-cell>
          <table:table-cell office:value-type="string" calcext:value-type="string">
            <text:p>May</text:p>
          </table:table-cell>
          <table:table-cell office:value-type="float" office:value="30" calcext:value-type="float">
            <text:p>30</text:p>
          </table:table-cell>
          <table:table-cell office:value-type="string" calcext:value-type="string">
            <text:p>18:15:49</text:p>
          </table:table-cell>
          <table:table-cell office:value-type="string" calcext:value-type="string">
            <text:p>Sat</text:p>
          </table:table-cell>
          <table:table-cell office:value-type="string" calcext:value-type="string">
            <text:p>jiun304 (Genger)</text:p>
          </table:table-cell>
          <table:table-cell office:value-type="string" calcext:value-type="string">
            <text:p>[閒聊] 大家目前的醫生是第幾個？</text:p>
          </table:table-cell>
          <table:table-cell office:value-type="string" calcext:value-type="string">
            <text:p>FALSE</text:p>
          </table:table-cell>
          <table:table-cell office:value-type="string" calcext:value-type="string">
            <text:p>我的就診時間至今一年半，我目前的身心科醫師是第五個了 第一個醫師： 一開始覺得和藹可親，但後來發現他所建議的方法都是普遍大眾適合的方法都是很“表 面”的方法啊有點難形容總之在就診半年決定換一個。 第二個醫生： 因為無法接受他的療法而作罷但他開的藥很有效所以就只服藥物、僅就診兩次、便 只拿藥如此持續了一年。 第三個醫生： 大概一個半月前，也許指考給我很大的壓力就想找個醫生問問怎麼辦。第一次相談甚歡 ，幫我破除了當時一些迷思，也換吃他開的藥。然而，他的藥完全無效吃這藥的那兩 個禮拜變極不穩定只好再換醫生。 第四個醫生： 在看了兩個禮拜之後，找上這第四個醫生。一開始也相談甚歡，但我的生活卻無絲毫改變 我還是無法面對我的困難 在對第四個醫生失望後我自行停藥但卻開始每天凌晨五點睡覺法中午起床後去圖書館 根本佔不到好位置啊啊啊兩個禮拜了只好尋求醫療協助於是找上第五個醫生 第五個醫生： 前兩天才第一次初診對這個醫生目前印象不錯不過還得再觀察 希望不會有第六個醫生www 其實會發這篇是因為今天 有個總是自以為關心我的人對我說： “ 你是不是又換醫生了？你這樣根本就是自己當醫生啊你看你換醫生後這麼不穩定 （以下省略五千字 ” 心裡覺得生氣又傷心 你又不是我、對醫生的感受只有我才明白啊自己根本就無法信任的醫生再看下去我會很 痛苦 還說 “我是為你好” 多少罪惡假汝之名 所以想問看看，大家目前的醫生是第幾個呢？w 如果不介意的話也請分享換醫生原因~~~大家來聊聊嘛ˇ Sent from my Android 哇想必大大和醫生有良好的信任關係~~~好羨慕哦ˊˋ 拍拍 我好像都對我的醫生很凶ww ( 汗 哇平均8.4個月換一個 好好奇大大換醫生的原因哦哦哦~ 而且還有日本 日本和臺灣一樣嗎？所以大大會講日語囉？感覺大大很厲害 哇ze大當時能去日本交換一定是很優秀敬佩、敬佩 因為是學校體系所以不用錢？ 跟我一樣~ze大我們擊掌&gt;&lt; 都是一個不信任的感覺這樣 不要這樣說嘛~（扭 每個人的感受都不一樣 所以ze大的感受我也會好好重視的 e大和f大一樣~~~可以握個手XDD 怎麼了嗎？拍拍 我們抱一個好嗎？ˊˇˋ（伸手 嗚嗚您能理解我真好謝謝您ˇ 我們抱一個~~~ 隱隱約約覺得大大您可能是個有著堅毅靈魂的人~（咦？ 所以大大您是否定“不吃藥”這想法囉？ 哇大大很具病識感和清澈的理智呢大大很厲害呢幫您拍手~~~ 您對妹妹的不理解一定感到很傷心 拍拍我們抱一個~~~ 拍拍~替您慶幸離開了爛醫生 我們抱一個~~~ˇ 恭喜您找到專業的醫生 哇什麼檢查分析呢？ 雖然繞了一些路不過這些多走的路想必也增進了您對第一個醫生的信任感吧 您辛苦了我們抱一個好嗎？ˊˇˋ 漢堡女孩~我們抱一個~~~ 你辛苦了拍拍 猜大大是個有耐心的人~~~（？ 八年啊代表大大已經努力好久好久了呢您辛苦了~我們抱一個~ˇ 怎麼了嗎？拍拍~ 不管怎樣我們都抱一個好嗎？ˊˇˋ 拍拍您辛苦了 有時候都會想沒得過憂鬱症的醫生真的能理解我們的感受嗎這樣~~~ˊˋ 那我們再抱一個~~~ˊˇˋ 別這樣說嘛（扭 ze大只是比較直率 我覺得ze大很可愛哦~&gt;\\\&lt; 我很高興您願意和我分享呦~ˊˇˋ 那我們抱一個~~~ 可愛的喵喵也努力很久了呢 您辛苦了我們抱一個~~~ˊˇˋ 好好奇是什麼轉機使您開始信任醫生哦~~~我一但對醫生不信任就回不去了XDD 所以真 的很好奇呢~~~ 覺得大大似乎也是冷靜客觀的人~才能覺得醫生是冷靜客觀的這樣不帶個人好惡~~~ 在下面回您呦~~~ 怎麼了嗎才希望醫生換藥？拍拍 不管您的決定如何~ 我們都抱一個好嗎？（伸手 哇好羨慕大大能找到信任且認真的醫生真替您感到高興~ˊˇ 那我要跟您握手沾沾好運XDD 十年啊大大您努力好久好久了呢 您辛苦了我們抱一個~ˊˇˋ 那我們也抱一個~~~ ˊˇˋ 八年啊您也努力好久好久了~~~ 您辛苦了~我們抱一個~~~ˊˇˋ 所以勇敢的飛飛是先尋求心理師才尋求身心科醫生囉？不管如何~~~ 您都辛苦了我們抱一個~~~ˊˇˋ 那再抱一個？XDD（伸手 ˊˇˋ 十三年啊您努力好久好久了呢 這期間您辛苦了幫您拍手~~~ 準備國考您也辛苦了 祝您考試順利ˊˇˋ 我們也抱一個~~~ 因為我們都是考生XDDD 十三年啊您和樓上大大一樣也努力好久好久了呢您也辛苦了 也幫您拍手~~~ 就診到醫生退休覺得大大應該是很溫和有耐心的人???（咦 拍拍希望您對目前醫生的小失望不會讓您太傷心那我們抱一個好嗎？ˇ 謝謝大大說我可愛&gt;\\\\&lt; 那我們抱兩個~~~XDD (伸手 ˊˇˋ 考生您好~那我們握個手XDD 很高興大大有長久信任關係醫生~~~ 祝大大今天一切順利呦~~~ˇ 我們抱一個~~~ 請問是醫生親自為大大檢查嗎？ 謝謝您回答我的問題~~~ 我們抱一個~~~ˊˇˋ j大抱歉誤刪到您幾個字&gt;&lt; 謝謝您麼詳細地回答我呦~~~ 我們抱一個~~~ˊˇˋ</text:p>
          </table:table-cell>
          <table:table-cell office:value-type="string" calcext:value-type="string">
            <text:p>大概一個半月前，也許指考給我很大的壓力就想找個醫生問問怎麼辦。</text:p>
          </table:table-cell>
          <table:table-cell table:number-columns-repeated="3"/>
        </table:table-row>
        <table:table-row table:style-name="ro1">
          <table:table-cell office:value-type="float" office:value="2015" calcext:value-type="float">
            <text:p>2015</text:p>
          </table:table-cell>
          <table:table-cell office:value-type="string" calcext:value-type="string">
            <text:p>Jun</text:p>
          </table:table-cell>
          <table:table-cell office:value-type="float" office:value="1" calcext:value-type="float">
            <text:p>1</text:p>
          </table:table-cell>
          <table:table-cell office:value-type="string" calcext:value-type="string">
            <text:p>13:30:30</text:p>
          </table:table-cell>
          <table:table-cell office:value-type="string" calcext:value-type="string">
            <text:p>Mon</text:p>
          </table:table-cell>
          <table:table-cell office:value-type="string" calcext:value-type="string">
            <text:p>jessieam1 (Jessie)</text:p>
          </table:table-cell>
          <table:table-cell office:value-type="string" calcext:value-type="string">
            <text:p>[問題] 和教授說有憂鬱症後被開除</text:p>
          </table:table-cell>
          <table:table-cell office:value-type="string" calcext:value-type="string">
            <text:p>TRUE</text:p>
          </table:table-cell>
          <table:table-cell office:value-type="string" calcext:value-type="string">
            <text:p>我也是研究所發病的，個性應該是生病的主因 我容易追求完美，並給自己定下太高的標準 很幸運的，我的教授人非常好，並能理解憂鬱症 雖然我自己覺得我做的很糟，但教授卻覺得還可以 即使在生病後，常會請假無法出席，但教授仍然給我很大的彈性空間 反而是我的家人不能理解，他們覺得我偷懶裝病，怎麼可以愛去不去的 所以因為家人的壓力，我撐不過去，就休學了 後來躲在房間裡，什麼也不想處理，隔了一學期要辦續修學時 我選擇了放棄，徹底結束了我碩士生涯，得到了一張肄業證書 念了一年半就這樣歸零真的是滿可惜的 缺點： 1. 在履歷上我等於多了一年半的空白 2. 薪水每個月少了好幾千元 (工作時看到當初混到碩班畢業領的錢比我多的人時，是挺嘔的) 3. 碩士班的學校挺優的，，可惜沒能拿到那張畢業證書 但在這段空白時間，我也不是沒有自我學習成長，歸零給我的好處 優點： 1. 我不得不學習著用少少的錢過快樂的生活 2. 養病期間，我開始了爬山，種植物，養狗的老人生活 3. 因為家人最後也面對我生病的事實，所以一起研究過如何在沒工作下活下去 這在有工作時是個很大的幫助，因為我能接受各式各樣的薪資 畢竟我計畫過最糟的狀況，所以只要有點收入對我來說都是幫助 4. 少了碩士班壓力，配合醫生調節好自己的身體情緒，學習與憂鬱症和平相處 這花了我很多時間，大概四年吧仍然學習中 5. 後來找工作時，因為我受過碩士班訓練，但我做的是學士級工作 雖然錢比較少，但同樣的壓力也比較小 學士級遇到工作上的問題無法解決時，可以丟給老板 碩士級就需要自己想辦法解決，因為老闆會認為碩士應具備有解決問題的能力 因此我認為，不論選擇念完碩班，或是選擇休學，人生都還是會向前行 身體心理健康時，路才走的長走的遠 我相信你能力沒問題，只是重鬱症會把你的能力奪走藏起來 或許能藉由藥物短暫的先把重鬱症對你的影響先降低 和你的教授求求情，他或許這樣說也只是一時的情緒語言 像L大大說的，跟教授表達你已經在治療中，也會盡全力完成學業試試看 萬一萬一真的不行，也沒關係，或許離開讓你有不同的經歷 以整個人生看來，未必對你來說是壞事 早點學習愛自己，搞不好能幫助你面對往後的人生 希望你不要因為教授的話而太挫折 每個人的人生經歷不同 他或許不能理解憂鬱症 但不代表所有人都不能理解 我目前找到的工作，我在面試時就有誠實說明我肄業的原因 兩位老闆雖然有遲疑猶豫，但最後還是給了我機會試試看 我也希望我能表現良好洗刷憂鬱症的黑名 勉勵彼此在未來人生路上，都能找到適合的方向 生病後我體會到，路真的不是只有一條，或許繞了遠路，但慢慢走還是能到達的</text:p>
          </table:table-cell>
          <table:table-cell office:value-type="string" calcext:value-type="string">
            <text:p>所以因為家人的壓力，我撐不過去，就休學了。少了碩士班壓力，配合醫生調節好自己的身體情緒，學習與憂鬱症和平相處。雖然錢比較少，但同樣的壓力也比較小。</text:p>
          </table:table-cell>
          <table:table-cell table:number-columns-repeated="3"/>
        </table:table-row>
        <table:table-row table:style-name="ro1">
          <table:table-cell office:value-type="float" office:value="2015" calcext:value-type="float">
            <text:p>2015</text:p>
          </table:table-cell>
          <table:table-cell office:value-type="string" calcext:value-type="string">
            <text:p>Jun</text:p>
          </table:table-cell>
          <table:table-cell office:value-type="float" office:value="1" calcext:value-type="float">
            <text:p>1</text:p>
          </table:table-cell>
          <table:table-cell office:value-type="string" calcext:value-type="string">
            <text:p>19:40:41</text:p>
          </table:table-cell>
          <table:table-cell office:value-type="string" calcext:value-type="string">
            <text:p>Mon</text:p>
          </table:table-cell>
          <table:table-cell office:value-type="string" calcext:value-type="string">
            <text:p>Llingjing (冷劍塵)</text:p>
          </table:table-cell>
          <table:table-cell office:value-type="string" calcext:value-type="string">
            <text:p>[晴天] 幫我找資源的醫生</text:p>
          </table:table-cell>
          <table:table-cell office:value-type="string" calcext:value-type="string">
            <text:p>FALSE</text:p>
          </table:table-cell>
          <table:table-cell office:value-type="string" calcext:value-type="string">
            <text:p>在台南最後一次回診，下次看病就到台中了。 其實不大熟的醫生，問我之後會在哪邊工作，接著開他們的社群想找資源。 不巧的是對外網路有問題，他開了幾個頁面都不行。 有點不好意思的醫生就說： 我也不能亂推薦，網路修好要一兩個禮拜，你有辦法找診所嗎？ 我說自己可以找，沒關係。 他診斷完之後也跟我說，有問題可以再打電話回來。 突然覺得很窩心，在這裡就醫的經驗挺溫暖的。 也提醒我不要斷藥，這陣子比較穩定可能是離開壓力源的因素， 我也提了自己五月初差點去急診室的事情。明晚要網路面試英文客服， 希望一切順利。 運筆劃斷山水連，著彩渲紅半邊天， 人世始終存有夢，生死早繪紙圖間。</text:p>
          </table:table-cell>
          <table:table-cell office:value-type="string" calcext:value-type="string">
            <text:p>也提醒我不要斷藥，這陣子比較穩定可能是離開壓力源的因素，。</text:p>
          </table:table-cell>
          <table:table-cell table:number-columns-repeated="3"/>
        </table:table-row>
        <table:table-row table:style-name="ro1">
          <table:table-cell office:value-type="float" office:value="2015" calcext:value-type="float">
            <text:p>2015</text:p>
          </table:table-cell>
          <table:table-cell office:value-type="string" calcext:value-type="string">
            <text:p>Jun</text:p>
          </table:table-cell>
          <table:table-cell office:value-type="float" office:value="2" calcext:value-type="float">
            <text:p>2</text:p>
          </table:table-cell>
          <table:table-cell office:value-type="string" calcext:value-type="string">
            <text:p>22:59:14</text:p>
          </table:table-cell>
          <table:table-cell office:value-type="string" calcext:value-type="string">
            <text:p>Tue</text:p>
          </table:table-cell>
          <table:table-cell office:value-type="string" calcext:value-type="string">
            <text:p>minnie317 (米妮)</text:p>
          </table:table-cell>
          <table:table-cell office:value-type="string" calcext:value-type="string">
            <text:p>[閒聊] 不對勁</text:p>
          </table:table-cell>
          <table:table-cell office:value-type="string" calcext:value-type="string">
            <text:p>FALSE</text:p>
          </table:table-cell>
          <table:table-cell office:value-type="string" calcext:value-type="string">
            <text:p>知道自己哪裡不對勁 卻找不到方法解決 知道自己找人家麻煩 卻無法停止這樣的舉動 知道的事情很多 但做到的事情很少 然後一直做不好， 一直被別人眼中沒什麼的壓力啃食 該專注的現在，卻是這個模樣。</text:p>
          </table:table-cell>
          <table:table-cell office:value-type="string" calcext:value-type="string">
            <text:p>一直被別人眼中沒什麼的壓力啃食。</text:p>
          </table:table-cell>
          <table:table-cell table:number-columns-repeated="3"/>
        </table:table-row>
        <table:table-row table:style-name="ro1">
          <table:table-cell office:value-type="float" office:value="2015" calcext:value-type="float">
            <text:p>2015</text:p>
          </table:table-cell>
          <table:table-cell office:value-type="string" calcext:value-type="string">
            <text:p>Jun</text:p>
          </table:table-cell>
          <table:table-cell office:value-type="float" office:value="9" calcext:value-type="float">
            <text:p>9</text:p>
          </table:table-cell>
          <table:table-cell office:value-type="string" calcext:value-type="string">
            <text:p>14:38:14</text:p>
          </table:table-cell>
          <table:table-cell office:value-type="string" calcext:value-type="string">
            <text:p>Tue</text:p>
          </table:table-cell>
          <table:table-cell office:value-type="string" calcext:value-type="string">
            <text:p>k09090806 (JY)</text:p>
          </table:table-cell>
          <table:table-cell office:value-type="string" calcext:value-type="string">
            <text:p>[閒聊] 互相督促的本週目標！(6/8~6/14)</text:p>
          </table:table-cell>
          <table:table-cell office:value-type="string" calcext:value-type="string">
            <text:p>TRUE</text:p>
          </table:table-cell>
          <table:table-cell office:value-type="string" calcext:value-type="string">
            <text:p>抱歉今天才發 前天跟昨天在趕狀orzz 本周開始不用檢討上週有沒有做到 不要給自己太大壓力 形式：要寫下[目標/簡單敘述一下為什麼選擇這個目標] 當然不想寫下原因也Ok啦 有沒有做到沒差 重要的是放輕鬆 放輕鬆 還有放輕鬆(很重要說三次 想運動或增加肌肉的可以參考 記得先看懶人包(加入後在檔案區) https//www.facebook.com/groups/412220945593335/?fref=ts 很有用 一天只要運動最多半小時 而且有了一些肌肉可以吃更多(肌肉比脂肪消耗更多熱量) 沒運動習慣的可以先從基礎做起 我一開始太激烈(每天tabata徒手深蹲四分鐘(應該要先做有椅子輔助))膝蓋就受傷了 已經過了一周還沒全好QAQ 板主的部落格去GOOGLE就有 會從最基礎開始教 不要像我這樣越級打怪而受傷 (我沒有任何肌肉就挑戰中級)</text:p>
          </table:table-cell>
          <table:table-cell office:value-type="string" calcext:value-type="string">
            <text:p>不要給自己太大壓力。</text:p>
          </table:table-cell>
          <table:table-cell table:number-columns-repeated="3"/>
        </table:table-row>
        <table:table-row table:style-name="ro1">
          <table:table-cell office:value-type="float" office:value="2015" calcext:value-type="float">
            <text:p>2015</text:p>
          </table:table-cell>
          <table:table-cell office:value-type="string" calcext:value-type="string">
            <text:p>Jun</text:p>
          </table:table-cell>
          <table:table-cell office:value-type="float" office:value="14" calcext:value-type="float">
            <text:p>14</text:p>
          </table:table-cell>
          <table:table-cell office:value-type="string" calcext:value-type="string">
            <text:p>12:14:45</text:p>
          </table:table-cell>
          <table:table-cell office:value-type="string" calcext:value-type="string">
            <text:p>Sun</text:p>
          </table:table-cell>
          <table:table-cell office:value-type="string" calcext:value-type="string">
            <text:p>adely (元氣柳橙)</text:p>
          </table:table-cell>
          <table:table-cell office:value-type="string" calcext:value-type="string">
            <text:p>[晴天] 有進度了</text:p>
          </table:table-cell>
          <table:table-cell office:value-type="string" calcext:value-type="string">
            <text:p>FALSE</text:p>
          </table:table-cell>
          <table:table-cell office:value-type="string" calcext:value-type="string">
            <text:p>下周有個重要的期末考試，但這禮拜事情多加上情緒一直不佳很難有什麼進度，搞得整個 人壓力超大。 結果就形成一種惡性循環。沒進度壓力大心情低落沒進度 昨天晚上做了一個惡夢後決定要放鬆一點，讓自己的loading降到最低，希望這樣情況會 變得好一點。 所以今天早上就讓自己翹了課然後不斷的聽音樂跟滑p板。看著p版大家的文不知不覺覺得 平靜了也比較安定，是因為覺得大家都能理解彼此吧心安了之後終於可以唸書了&gt;&lt; Sent from my Android</text:p>
          </table:table-cell>
          <table:table-cell office:value-type="string" calcext:value-type="string">
            <text:p>人壓力超大。沒進度壓力大心情低落沒進度。</text:p>
          </table:table-cell>
          <table:table-cell table:number-columns-repeated="3"/>
        </table:table-row>
        <table:table-row table:style-name="ro1">
          <table:table-cell office:value-type="float" office:value="2015" calcext:value-type="float">
            <text:p>2015</text:p>
          </table:table-cell>
          <table:table-cell office:value-type="string" calcext:value-type="string">
            <text:p>Jun</text:p>
          </table:table-cell>
          <table:table-cell office:value-type="float" office:value="17" calcext:value-type="float">
            <text:p>17</text:p>
          </table:table-cell>
          <table:table-cell office:value-type="string" calcext:value-type="string">
            <text:p>02:35:33</text:p>
          </table:table-cell>
          <table:table-cell office:value-type="string" calcext:value-type="string">
            <text:p>Wed</text:p>
          </table:table-cell>
          <table:table-cell office:value-type="string" calcext:value-type="string">
            <text:p>imsorry (土城哈登)</text:p>
          </table:table-cell>
          <table:table-cell office:value-type="string" calcext:value-type="string">
            <text:p>[問題] 複合式精神疾病?</text:p>
          </table:table-cell>
          <table:table-cell office:value-type="string" calcext:value-type="string">
            <text:p>FALSE</text:p>
          </table:table-cell>
          <table:table-cell office:value-type="string" calcext:value-type="string">
            <text:p>各位板上前輩大家好 小弟標題這樣下也不知道適不適合? 會這樣下是我覺得我有強迫症憂鬱症精神官能症 首先強迫症是我覺得最嚴重的一環，最明顯的症狀就是反覆確認檢查門鎖 是否有關好，然後水龍頭，插頭，瓦斯更是檢查的變本加厲，不知道為甚麼， 總覺得出門不拔插頭如果引起電線走火，然後造成火災，我會良心不安一輩子， 所以出門前檢查反覆確認都讓我感到非常困擾。再來就是要付錢時，錢從口袋 拿出來會一直確認地上是否有掉錢，其實還有很多例子，一時想不起那麼多， 但在湯華盛醫師所著的薛西佛斯也瘋狂一書中所舉的例子中，我幾乎都有 (除了洗手怕髒那部分沒有)，所以每當看他的書，心中總是心有戚戚焉。其 實回想一下自己的一生(小弟今年快27)，發現強迫症一直都有陸陸續續出現， 尤其明顯的時間點都發生在1.剛上小學 2.小學升國中 3.國中升高中的這段期間， 後來這些時間有好轉的原因，我覺得是我專注在課業上，從上面得到了成就感， 病也自然就好起來。然而，升上高中後，課業有點趕不上，壓力一來，強迫症 的現象又開始明顯起來(對了，高中期間家裡遭逢兩次小偷光顧)，然後念書就進入 反覆從頭念的深淵，每一次念到一半，就會習慣性的拘泥在一些小地方，小句子裡， 然後開始自己小劇場反覆思考，以至於念書超沒效率...也因此大學考的非常差， 在那次打擊後，強迫思考與行為就一直跟著我到現在，很痛苦也很努力想靠自己的 力量走出，但始終沒辦法，但我一直確信只要我有辦法念下書，重拾當年的那種 成就感，我就有辦法走出，但目前就是會有強迫思考與行為，以至於書是無法念下去的 ...所以想請問板上的前輩，藥物治療是否可以讓心中的焦慮感下降，讓反覆思考的 行為不再那麼頻繁?如果可以讓我重回正軌念書的話，我相信我是可以走出來的。 對了，補充一下，家母其實也有強迫症的跡象，但她主要是洗手怕髒那部分，只 是她自己不想承認而已，但我看了其實滿難過的，她手長期這樣洗，其實手都有點 病變，歸咎其原因，據她說以前她上班的地方需要將手放在一台機器下，看有沒有細菌 ，從此之後，她就認為她的手無時無刻都很髒... 再來是憂鬱症的方面，我是根據憂鬱症相關的書及網路上的量表，所做出來的結果， 偏向輕度憂鬱症，其症狀不外乎心情不好，容易發脾氣，覺得煩，疲勞，做事無法 專心，對周遭事物失去興趣，有時真的會有想死的念頭...因為不知道自己活著幹麻 ，沒目標漫無目的，覺得活著那麼痛苦，那不如早點死死還比較快活，但我一直都不覺得 我不如人，我只是因為強迫症的關係，搞得我整天焦慮，影響學習能力... 最後是精神官能症的問題，其時就是被害妄想症，我常常只要人家在我後面，我就會 擔心是否口袋的財務被偷走，抑或是他會不會偷放店家的東西在我口袋裡，然後害我變 小偷，還有就是有時候騎車可能不小心違規(不是故意那種)，例如，內線道卡公車， 逼得我要往禁行機車道騎，這時我就會害怕，會不會有人會因此用行車紀錄器檢舉我 ，還有就是在路上不小心跟人對到眼，我就會害怕他是否會跟蹤到我家來，所以每當 到家門口時，我一定會在外面觀察個幾分鐘看有無被跟蹤。 綜觀以上幾點，真的已經快瀕臨崩潰邊緣，所以，想請教板上的前輩及過來人， 以上三種症狀，在桃園或北部地區，有比較推薦的醫師嗎? 還有藥物治療是否真的可以改善恐慌跟焦慮感? 先謝謝看完以及回答解惑的前輩了，感恩</text:p>
          </table:table-cell>
          <table:table-cell office:value-type="string" calcext:value-type="string">
            <text:p>然而，升上高中後，課業有點趕不上，壓力一來，強迫症。</text:p>
          </table:table-cell>
          <table:table-cell table:number-columns-repeated="3"/>
        </table:table-row>
        <table:table-row table:style-name="ro1">
          <table:table-cell office:value-type="float" office:value="2015" calcext:value-type="float">
            <text:p>2015</text:p>
          </table:table-cell>
          <table:table-cell office:value-type="string" calcext:value-type="string">
            <text:p>Jun</text:p>
          </table:table-cell>
          <table:table-cell office:value-type="float" office:value="22" calcext:value-type="float">
            <text:p>22</text:p>
          </table:table-cell>
          <table:table-cell office:value-type="string" calcext:value-type="string">
            <text:p>10:54:47</text:p>
          </table:table-cell>
          <table:table-cell office:value-type="string" calcext:value-type="string">
            <text:p>Mon</text:p>
          </table:table-cell>
          <table:table-cell office:value-type="string" calcext:value-type="string">
            <text:p>nitach ()</text:p>
          </table:table-cell>
          <table:table-cell office:value-type="string" calcext:value-type="string">
            <text:p>[問題]朋友</text:p>
          </table:table-cell>
          <table:table-cell office:value-type="string" calcext:value-type="string">
            <text:p>FALSE</text:p>
          </table:table-cell>
          <table:table-cell office:value-type="string" calcext:value-type="string">
            <text:p>自從意識到好像該去看個醫生以後 對於朋友的關心感到莫名的害怕及壓力 只有兩三個朋友知道我真正的狀況 大部分的他們大概只知道我因為分手情緒很低落 但並不知道我有輕微的憂鬱症並有在吃藥控制 他們偶爾還是會想找我出去只是目前的我還是有些排斥和他們見面 有板有有類似的經驗嗎? 我知道他們關心我 但自己覺得出去和他們見面有莫名的壓力</text:p>
          </table:table-cell>
          <table:table-cell office:value-type="string" calcext:value-type="string">
            <text:p>對於朋友的關心感到莫名的害怕及壓力。但自己覺得出去和他們見面有莫名的壓力。</text:p>
          </table:table-cell>
          <table:table-cell table:number-columns-repeated="3"/>
        </table:table-row>
        <table:table-row table:style-name="ro1">
          <table:table-cell office:value-type="float" office:value="2015" calcext:value-type="float">
            <text:p>2015</text:p>
          </table:table-cell>
          <table:table-cell office:value-type="string" calcext:value-type="string">
            <text:p>Jun</text:p>
          </table:table-cell>
          <table:table-cell office:value-type="float" office:value="22" calcext:value-type="float">
            <text:p>22</text:p>
          </table:table-cell>
          <table:table-cell office:value-type="string" calcext:value-type="string">
            <text:p>15:57:18</text:p>
          </table:table-cell>
          <table:table-cell office:value-type="string" calcext:value-type="string">
            <text:p>Mon</text:p>
          </table:table-cell>
          <table:table-cell office:value-type="string" calcext:value-type="string">
            <text:p>anada777 (tyy)</text:p>
          </table:table-cell>
          <table:table-cell office:value-type="string" calcext:value-type="string">
            <text:p>Fw: [分享] 一篇給已經受傷或是正面臨感情困擾的你</text:p>
          </table:table-cell>
          <table:table-cell office:value-type="string" calcext:value-type="string">
            <text:p>FALSE</text:p>
          </table:table-cell>
          <table:table-cell office:value-type="string" calcext:value-type="string">
            <text:p>作者 jhroemars (Lucius) 看板 BoyGirl 標題 [分享] 一篇給已經受傷或是正面臨感情困擾的你 時間 Wed Jun 17 155905 2015 午安，鄉親們~~~ 文長，看不下去的人直接點連結會更好 以下內容轉自 youtube上的TED，網址如下。 主講人蓋伊溫奇 https//www.youtube.com/watch?v=oMbSoSZ5IfA 騙P幣開始。 我和我的雙胞胎哥哥一起長大，他是個富有愛心的好兄弟 要知道，做為雙胞胎，你很快就在某件事情上成為專家。 那就是注意到偏愛。 如果他的餅乾比我大，哪怕只是一丁點。我就會質疑 很顯然，我也沒餓著 當我成為一名心理學家，我開始注意到另一種偏愛 那就是我們對自己的身體比精神更為珍視。 我花了九年的時間獲得心理博士學位，但不知道有多少人看了我的名片就說 喔，原來是心理學家。原來不是真正的醫生 好像我的名片就該這樣註明 Not a real doctor yes its very disappointing 只是心理醫生(不是真正的醫生)，沒錯，很讓人失望 這種身體多過於精神的偏愛隨處可見， 我最近拜訪朋友家，他門的五歲小孩正準備上床睡覺 他站在小凳子上，在洗手檯邊刷牙，然後他滑倒了，摔到的時候刮傷了他的腿 他哭了幾聲，隨後就爬起來站回小凳子上。拿了OK繃貼在自己的傷口上。 這孩子才剛學會繫鞋帶，但他都知道要保護傷口避免感染 同時還要一天刷兩次牙來保護牙齒 我們都知道怎樣保護身體健康，還有怎樣保持牙齒衛生，對嗎 我們從五歲起就知道這些東西了 但是我們知道怎樣保持精神上的健康嗎? 完全不知道 我們教導孩子情緒保健嗎? 完全沒有 為什麼我們花在照顧牙齒上的時間，比花在關注精神健康的時間還多呢? 為什麼我們那麼重視身體健康，遠遠多於心理健康呢? 我們承受心理上的傷害比身體上的多得多，例如失敗、被拒絕、孤獨 如果我們忽視他們，情況也可能惡化。它們同樣給我們的生活帶來重大的影響 然而，雖然有科學證實的療法來幫助我們治療這些心理上的傷害 我們卻不採取行動。 我們甚至沒意識到，我們應該採取行動。 哦，你感到憂鬱嗎? 別去想了，那都在你腦袋裡面 你能想像對一個斷了腿的人說這樣的話嗎? 哦，走走就好了。都在你的腿上而已 我們應該消除這種對身體和精神健康的區別對待，應該把兩者平等對待。像是雙胞胎一樣 說起雙胞胎，我哥哥也是心理醫生。所以他也不算是真正的醫生 不過我們沒有一起上學。事實上，我這輩子經歷過最困難的事就是跨過大西洋搬到紐約 攻讀心理博士學位。那是我們兩這輩子第一次分隔兩地，這個分離對我兩來說都很殘酷 當他和家人朋友一起時，我卻孤單的遠在另一個國度。 我們都非常的想念對方，但那時候國際長途很貴。我們每周通話都只能是五分鐘。 當我們生日快到了的時候，那是第一次不能在一起過生日。 我們決定奢侈一回，那個星期我們要聊10分鐘。 那天早上，我在房間裡面一直跺步。等著我哥哥打來 但我等阿等的，電話就是不響。由於時差的關係，我就想 好吧，他依定是跟他的朋友在一起，他晚點就會打來的。 那時候也沒有手機，但他始終沒有打來。我開始意識到，離開10多個月後 他不再像我想他那樣想我了。我知道他早上會打給我，但那一晚是我一生中 最傷心、最漫長的一晚。 第二天早上醒來，我看了一眼電話。意識到我把電話線踹飛了 就在昨晚來回踱步的時候踹飛了，我迷迷糊糊跳下床。把電話線插回接孔。 一秒之後電話響了。是我哥哥打來的，他氣壞了。 那也是他一生中最傷心漫長的一夜，當我跟他解釋事情的經過。他說 我真不明白，如果你意識到我沒打電話給你。那你為什麼不打給我呢? 他說得對，我為什麼沒有打給他呢? 我當時無法解釋，但現在我明白了 非常簡單的原因 孤獨 孤獨導致深重的心理創傷，扭曲我們的感知能力、剝奪我們的思考能力 它使我們以為身邊的人不再在乎我們，它使我們不敢與人聯絡， 何必自取其辱被拒絕呢? 你的心還不夠痛嗎? 我那個時候被孤獨緊緊包裹著，但我總和別人在一起，我自己都沒意識到 但孤獨是完全主觀的定義， 它完全取決於你是否覺得在情緒上或交際上和你周圍的人相隔絕。 我當時是這樣的。 我們有很多關於孤獨的研究，而且都非常可怕。 孤獨不僅讓你覺得淒慘，它還可能致命。我可不是開玩笑 長期的孤獨會增加早逝的可能，高達14%之多。 孤獨可以導致高血壓，高膽固醇、它甚至影響你的免疫系統使你容易患上各種疾病 事實上，科學家已經得出結論。長期的孤獨對你的健康和壽命的負面影響比抽菸還要糟糕 香菸的包裝上還寫了 this could kill you (吸菸會導致致命)的警告呢。 可是孤獨沒有，這就是我們為什麼要重視心理健康。要注意保持情緒健康。 因為，你無法治癒心理上的創傷。如果你都不知道自己受到了傷害的話 pay attention to emotional pain(關注情感痛苦) 孤獨不是唯一可能扭曲及誤導我們的心理創傷， FAILURE (失敗)也有同樣效果 我曾參觀過一間幼稚園，並且在那裏我觀察了三個兒童在玩完全一樣的塑膠玩具 你將紅色按紐滑開，然後一隻可愛小狗就會跳出來 一個小女孩對著紫色按鈕又拉又按，然她坐下來、看著那盒子 下嘴唇開始發顫，她旁邊的小男孩看到這一幕再看著他的盒子都沒動手就哇哇大哭了。 與此同時，另一個小女孩試了各種方法。直到她滑動了那個紅色按鈕 可愛的小狗跳了出來，她開心的叫了起來。 同樣的塑膠玩具給了這三個幼兒，但他們對失敗的反應截然不同。 前兩個小孩完全有能力滑動那個紅紐，唯一阻止他們成功的因素 就是他們被自己的想法給騙了，以為自己做不到。 其實，成年人也經常中這樣的圈套。 事實上，我們都有一個固定的思維感知模式。 當我們感到沮喪、受到挫折時，我們就會進入這個模式 你清不清楚，你是怎麼對應失敗的 你應該清楚，因為如果你的腦袋告訴你。你做不到什麼事情，而你相信的話 你就會像前兩個小孩一樣，開始感到無助 然後很快你就放棄了，甚至都不去試一下。 然後你就更加確信自己成功不了， 你看，這就是為什麼這麼多人都無法充分發揮他們的潛能。 因為半途中，會有那麼一次失敗。讓他們確信自己不能成功， 我們一旦被某件事情說服，往往就很難改變主意 我十幾歲的時候和我哥哥一起，經歷了一些困難才明白這個道理。 有一天晚上我們兩個，和我們的朋友們在一條很黑的道路上開車 一輛警車把我門攔住了 附近發生了搶劫，警察正在追查嫌犯 警察走到車邊對司機晃了晃手電筒，又照了照坐在副駕駛的哥哥。然後又照到了我 他瞪大眼睛說道 我在哪兒見過你吧? 我說 副駕駛座上 但對他來說，我的回答莫名其妙。所以他認為我嗑了藥 於是他把我拖出車，又搜了我的身。 他把我押到警車那裏，直到他驗證了我並沒有犯罪紀錄 我才有機會解釋，我和副駕駛座上的是雙胞胎 但是直到我把車開走，你仍可以看到他的表情。他認定我肯定是幹了什麼壞事 一旦我們認定了某件事情，我們很難改變看法 所以當你失敗了，感到意氣消沉是很自然的。 但是你不能允許自己，相信自己不可能成功。 你要和那種無助的感覺鬥爭，你要重新控制局面。 而且必須在這種負能量開始循環前就打破它 stop emotional bleeding (停止情緒流血) 我們的想法和感覺，不像我們想像中那麼信得過的朋友。 它更像是一個非常情緒化的朋友，有時非常支持你、有時卻令人愉快 我以前的一個女同事，她結婚20年之後離婚了。婚離得很慘烈 然後她終於準備好開始新的約會。她在網路上認識了這個男的 看上去人很好，也很成功。最重要的是，他似乎真得很喜歡她 她非常興奮，還為約會買了新裙子。然後他們相約在紐約的一家高級酒吧喝一杯 約會才進行了10分鐘，那位男士站起來說 我沒興趣 然後就走了 rejection 拒絕 被拒絕是極其痛苦的，這位女士非常受傷、無法動彈。 於是她打了個電話給她朋友，她朋友是這樣說的 那妳還想怎麼樣? 你又胖又沒有什麼好聊， 為什麼一個英俊的成功男士會和你這樣的失敗者約會呢? 太不像話了，對吧。朋友怎麼可以這樣冷酷無情? 這或許聽上去不太過份，要是我告訴你這話不是朋友說的 這其實是那位女士對自己說的。 我們都幹過這種事情，尤其是在被拒絕之後 我們開始去想我們犯的錯，我們的缺點 我們要是這樣就好了、要是不那樣子就好了。我們給自己取外號，也許程度不同 但我們都做過這樣的事情。 有趣的是，我們竟然會這樣做。 因為自尊本來就已經受到傷害了，我們為什麼會進一步傷害自尊心? 要是身體受傷了，我們不會故意把它弄得更糟 你手臂上有個傷口，你不會說 阿，我知道 我要拿把刀看我到底能捅多深 但是我們經常如此對待心理傷害 為什麼? 因為心理保健意識很糟糕，因為我們不重是心理健康 很多研究表明，如果你的自尊心低落。你更容易感到壓力和焦慮。 失敗和拒絕會傷害你更深，你也需要更多得時間復原。 所以如果你被拒絕了，首先應該做的事情是。 重新激發你的自尊心，而不是去瘋狂打擊自尊心來發洩 當你在經歷情感上的痛苦，像真正好朋友那樣關護自己 Protect your selfesteem (保護你的自尊心) 我們需要改變不健康的心理習慣，最常見又最不健康的習慣之一就是 Rumination 想太多 事後反覆回想一件事，比如說你的老闆對你發脾氣、或是教授在課上讓你感覺愚蠢 或是你和好朋友吵架，然後你不斷的在腦海裡重複播放當時的情況，並且持續好幾天 甚至好幾個禮拜都不停，反覆回味不愉快的事情容易變成習慣 而這個習慣的代價很大，因為當你花這麼多的時間在不愉快和負面的事情上 就是把自己放在一個危險的境地，可能誘發抑鬱症、酗酒、飲食失調 甚至心血管疾病。問題是，那種反覆回味的需要會變得非常強烈、緊迫。 所以這種習慣很難打破。 ========================分隔線================================= 後面就不打了，有興趣的人可以點連結來看 這個影片在我面對上一段感情結束的時候幫助我很多，希望也能幫助到正在傷害自己的你 人生的興衰榮辱、用舍行藏，都是點滴在心的滋味。 處世的爾虞我詐、欲擒故縱，都是妙不可言的藝術。 And the truth is written on all our faces. 應該是困擾，但我沒找到哪邊有打這個詞。可以幫忙看一下是哪一段嗎? 已修正，謝謝喔 06/17 1628 06/17 1629 06/17 1631 ^^ 有幫忙到就好，畢竟不管到怎樣的年紀都可能會忘記如何維持心理保健</text:p>
          </table:table-cell>
          <table:table-cell office:value-type="string" calcext:value-type="string">
            <text:p>你更容易感到壓力和焦慮。</text:p>
          </table:table-cell>
          <table:table-cell table:number-columns-repeated="3"/>
        </table:table-row>
        <table:table-row table:style-name="ro1">
          <table:table-cell office:value-type="float" office:value="2015" calcext:value-type="float">
            <text:p>2015</text:p>
          </table:table-cell>
          <table:table-cell office:value-type="string" calcext:value-type="string">
            <text:p>Jun</text:p>
          </table:table-cell>
          <table:table-cell office:value-type="float" office:value="24" calcext:value-type="float">
            <text:p>24</text:p>
          </table:table-cell>
          <table:table-cell office:value-type="string" calcext:value-type="string">
            <text:p>22:21:51</text:p>
          </table:table-cell>
          <table:table-cell office:value-type="string" calcext:value-type="string">
            <text:p>Wed</text:p>
          </table:table-cell>
          <table:table-cell office:value-type="string" calcext:value-type="string">
            <text:p>Wanda18 (汪打)</text:p>
          </table:table-cell>
          <table:table-cell office:value-type="string" calcext:value-type="string">
            <text:p>[晴天] 撐過了考試</text:p>
          </table:table-cell>
          <table:table-cell office:value-type="string" calcext:value-type="string">
            <text:p>FALSE</text:p>
          </table:table-cell>
          <table:table-cell office:value-type="string" calcext:value-type="string">
            <text:p>這星期撐過了好多上台報告跟考試 心情輕鬆許多 如果有人也感到壓力 祝你們也可以順利撐過 時間總會過去的 加油 Sent from my Android</text:p>
          </table:table-cell>
          <table:table-cell office:value-type="string" calcext:value-type="string">
            <text:p>如果有人也感到壓力。</text:p>
          </table:table-cell>
          <table:table-cell table:number-columns-repeated="3"/>
        </table:table-row>
        <table:table-row table:style-name="ro1">
          <table:table-cell office:value-type="float" office:value="2015" calcext:value-type="float">
            <text:p>2015</text:p>
          </table:table-cell>
          <table:table-cell office:value-type="string" calcext:value-type="string">
            <text:p>Jun</text:p>
          </table:table-cell>
          <table:table-cell office:value-type="float" office:value="26" calcext:value-type="float">
            <text:p>26</text:p>
          </table:table-cell>
          <table:table-cell office:value-type="string" calcext:value-type="string">
            <text:p>22:14:47</text:p>
          </table:table-cell>
          <table:table-cell office:value-type="string" calcext:value-type="string">
            <text:p>Fri</text:p>
          </table:table-cell>
          <table:table-cell office:value-type="string" calcext:value-type="string">
            <text:p>litry (梨菜)</text:p>
          </table:table-cell>
          <table:table-cell office:value-type="string" calcext:value-type="string">
            <text:p>[問題] 請推薦彰化的身心科</text:p>
          </table:table-cell>
          <table:table-cell office:value-type="string" calcext:value-type="string">
            <text:p>FALSE</text:p>
          </table:table-cell>
          <table:table-cell office:value-type="string" calcext:value-type="string">
            <text:p>本身就知道自己有憂鬱傾向 最近感覺有越來越嚴重的樣子 因為父親是癌症病患 每個月陪爸爸回診 有時候回診不順心 我就會陷入憂鬱 開始煩惱瘋狂找資料 煩惱家裡的人身體健康 會想著為什麼不是我生病 為什麼我這麼健康 有時候騎車會想給車撞死 我的煩惱就可以解脫了 很怕家人會消失不見 近日來越來越暴躁 動不動發脾氣 容易小事變大事 像瘋婆子一樣一直唸一直罵髒話 強迫自己做重複的動作 可是不敢自殘因為很怕痛 睡一睡就會驚醒 會一直作惡夢 有時候會想乾脆不要醒來 家人朋友不知道 只覺得我工作壓力大 我想該去給醫生看看 但希望給溫柔願意傾聽的醫生看 Sent from my Android</text:p>
          </table:table-cell>
          <table:table-cell office:value-type="string" calcext:value-type="string">
            <text:p>只覺得我工作壓力大。</text:p>
          </table:table-cell>
          <table:table-cell table:number-columns-repeated="3"/>
        </table:table-row>
        <table:table-row table:style-name="ro1">
          <table:table-cell office:value-type="float" office:value="2015" calcext:value-type="float">
            <text:p>2015</text:p>
          </table:table-cell>
          <table:table-cell office:value-type="string" calcext:value-type="string">
            <text:p>Jun</text:p>
          </table:table-cell>
          <table:table-cell office:value-type="float" office:value="27" calcext:value-type="float">
            <text:p>27</text:p>
          </table:table-cell>
          <table:table-cell office:value-type="string" calcext:value-type="string">
            <text:p>23:30:35</text:p>
          </table:table-cell>
          <table:table-cell office:value-type="string" calcext:value-type="string">
            <text:p>Sat</text:p>
          </table:table-cell>
          <table:table-cell office:value-type="string" calcext:value-type="string">
            <text:p>georgebox (Orz3344)</text:p>
          </table:table-cell>
          <table:table-cell office:value-type="string" calcext:value-type="string">
            <text:p>[閒聊] 工作一年了 果然會聽到有人講我壞話</text:p>
          </table:table-cell>
          <table:table-cell office:value-type="string" calcext:value-type="string">
            <text:p>FALSE</text:p>
          </table:table-cell>
          <table:table-cell office:value-type="string" calcext:value-type="string">
            <text:p>因為當初進公司時病的有點嚴重 所以前半年是處在遊魂的狀態學習工作 所以學的慢 也記不住很多東西 過了1年了 很多東西都忘了 只記得一些而已 果然跟我當初預測的一樣 會有人在背後講我閒話 壓力也越來越大 但現在的我不會放棄 至少我的藥減到剩半顆了 工作時有時也可以笑得出來 抗壓力也增強了 所以大家真的不要放棄 雖然過程很痛苦 但只要撐過去 會慢慢好起來的</text:p>
          </table:table-cell>
          <table:table-cell office:value-type="string" calcext:value-type="string">
            <text:p>壓力也越來越大。抗壓力也增強了。</text:p>
          </table:table-cell>
          <table:table-cell table:number-columns-repeated="3"/>
        </table:table-row>
        <table:table-row table:style-name="ro1">
          <table:table-cell office:value-type="float" office:value="2015" calcext:value-type="float">
            <text:p>2015</text:p>
          </table:table-cell>
          <table:table-cell office:value-type="string" calcext:value-type="string">
            <text:p>Jul</text:p>
          </table:table-cell>
          <table:table-cell office:value-type="float" office:value="5" calcext:value-type="float">
            <text:p>5</text:p>
          </table:table-cell>
          <table:table-cell office:value-type="string" calcext:value-type="string">
            <text:p>20:37:38</text:p>
          </table:table-cell>
          <table:table-cell office:value-type="string" calcext:value-type="string">
            <text:p>Sun</text:p>
          </table:table-cell>
          <table:table-cell office:value-type="string" calcext:value-type="string">
            <text:p>zxc2003 (zara)</text:p>
          </table:table-cell>
          <table:table-cell office:value-type="string" calcext:value-type="string">
            <text:p>[閒聊] 遇到這種討人厭的同事你會...?</text:p>
          </table:table-cell>
          <table:table-cell office:value-type="string" calcext:value-type="string">
            <text:p>FALSE</text:p>
          </table:table-cell>
          <table:table-cell office:value-type="string" calcext:value-type="string">
            <text:p>我真的覺得我把同事FB設為點頭之交是個明智之舉 在瀏覽動態的時候就看不到他們發了什麼 我有個同事 女 明明已經過瘦 44KG BMI值好像才17 一點到晚再那邊說什麼體重回不去了 &lt;才多三公斤不知道在叫三小? 要開始認真運動因為太胖 &lt;這詞完全讓我火大 什麼要加入健身粉絲團 嚴格檢視自己的身材 原po我BMI 31 可能你們會覺得是因為我太胖才覺得她說話很刺耳 但我已經開始減肥一陣子了 也瘦了3.4公斤 (雖然距離目標還很遠.... 而且我認真想過 就算我回到5年前BMI正常時期 我也會很睹濫這種人 她真的覺得 在真正胖的人面前 說這種話 別人不會不爽? 然後又很以自我為中心 每天聽到她在辦公室討論她的減肥議題 我的白眼都快翻到屏東了 面對這種人你們會怎麼做阿 ps.我在短短2年內爆肥20幾公斤 有請教過醫生是否服藥關係 醫生不否認但只說機率不大 偶後幾年小幅度上升 至今因較認真控制飲食及運動才能維持甚至下降 但目前因工作壓力變大可能只能暫時維持為主</text:p>
          </table:table-cell>
          <table:table-cell office:value-type="string" calcext:value-type="string">
            <text:p>但目前因工作壓力變大可能只能暫時維持為主。</text:p>
          </table:table-cell>
          <table:table-cell table:number-columns-repeated="3"/>
        </table:table-row>
        <table:table-row table:style-name="ro1">
          <table:table-cell office:value-type="float" office:value="2015" calcext:value-type="float">
            <text:p>2015</text:p>
          </table:table-cell>
          <table:table-cell office:value-type="string" calcext:value-type="string">
            <text:p>Jul</text:p>
          </table:table-cell>
          <table:table-cell office:value-type="float" office:value="5" calcext:value-type="float">
            <text:p>5</text:p>
          </table:table-cell>
          <table:table-cell office:value-type="string" calcext:value-type="string">
            <text:p>23:06:51</text:p>
          </table:table-cell>
          <table:table-cell office:value-type="string" calcext:value-type="string">
            <text:p>Sun</text:p>
          </table:table-cell>
          <table:table-cell office:value-type="string" calcext:value-type="string">
            <text:p>QQcutecat (QQ cat)</text:p>
          </table:table-cell>
          <table:table-cell office:value-type="string" calcext:value-type="string">
            <text:p>[經驗] 兒時的成長經驗</text:p>
          </table:table-cell>
          <table:table-cell office:value-type="string" calcext:value-type="string">
            <text:p>FALSE</text:p>
          </table:table-cell>
          <table:table-cell office:value-type="string" calcext:value-type="string">
            <text:p>餓死抬頭 兒時的成長經驗 大概最有關係的是我媽吧？ 其實我一輩子 應該不會知道 我媽對我抱持什麼想法 只是覺得 迷信宗教：嘉義神壇/法輪功/莫名宗教 有時把錢捐出去然後自己戶頭沒錢 偏愛：對我弟妹超好對我就打罵，常常笑我胖醜，當時還送快譯通（超貴）給我表姐 我都沒有 無知： 沒人緣：always聽到有人跟我說他壞話 對金錢沒概念：常常不知道把錢花到哪 花痴：衣服都不穿好超噁心的 不孝：對自己爸媽超不孝，我啊罵被他氣到胃潰瘍 懶惰：衣服不洗 家裡不整理 也常常懶的煮飯 缺乏工作能力：之前當會計常常會做錯帳，現在想要找工作常常因工作失誤被辭退， 呵呵，還領不到最低工資 容易被騙：常被朋友拱去做生意失敗 曾經在諮商時我大哭一直跟諮商師說夢見我媽衝進來用衣架抽我，敗了威，我是所有 人眼中的好學生，我媽只是純粹發洩自己在社會上得不到的成就感。 這麼多年只要面對壓力或是類似情況我就會害怕（類似媽媽的角色/上司等），雖然這 次焦慮到發病但也認識願意照顧我工作上很上進的男男友，賽翁失馬焉知禍福 未來也會很棒吧要秉持自己的信念走過去這種經驗是獨一無二的要督促自己</text:p>
          </table:table-cell>
          <table:table-cell office:value-type="string" calcext:value-type="string">
            <text:p>這麼多年只要面對壓力或是類似情況我就會害怕（類似媽媽的角色/上司等），雖然這。</text:p>
          </table:table-cell>
          <table:table-cell table:number-columns-repeated="3"/>
        </table:table-row>
        <table:table-row table:style-name="ro1">
          <table:table-cell office:value-type="float" office:value="2015" calcext:value-type="float">
            <text:p>2015</text:p>
          </table:table-cell>
          <table:table-cell office:value-type="string" calcext:value-type="string">
            <text:p>Jul</text:p>
          </table:table-cell>
          <table:table-cell office:value-type="float" office:value="7" calcext:value-type="float">
            <text:p>7</text:p>
          </table:table-cell>
          <table:table-cell office:value-type="string" calcext:value-type="string">
            <text:p>21:19:49</text:p>
          </table:table-cell>
          <table:table-cell office:value-type="string" calcext:value-type="string">
            <text:p>Tue</text:p>
          </table:table-cell>
          <table:table-cell office:value-type="string" calcext:value-type="string">
            <text:p>Llingjing (冷劍塵)</text:p>
          </table:table-cell>
          <table:table-cell office:value-type="string" calcext:value-type="string">
            <text:p>[晴天] 風雨犁田</text:p>
          </table:table-cell>
          <table:table-cell office:value-type="string" calcext:value-type="string">
            <text:p>FALSE</text:p>
          </table:table-cell>
          <table:table-cell office:value-type="string" calcext:value-type="string">
            <text:p>決定當汽旅輪班星人。 聽說最多就中班四人，應該撐得住吧？ 拜託上班前還要買衣服鞋子要是掛了我就虧慘了。。。 但明天沒事還是會去賣場看看，雖然我不喜歡賣衣服，又怕業績壓力，啊啊可是門市沒有大 夜有週休二日好吸引人啊唉 輕微犁田，膝蓋黑青腫起來而已，讓我想到之後上班要穿套裝，這樣犁田很危險呢還是 希望，希望能工作穩定點，也能慢慢從依賴的朋友圈中，獨立起來，我知道，有些人還是會 母親沒打電話來應該身體檢查沒事。 Sent from JPTT on my InFocus M2. 殘燭映紅半邊劍，愁海飄零一孤燈。 是指檢查傷口還是挑工作咧？ [1</text:p>
          </table:table-cell>
          <table:table-cell office:value-type="string" calcext:value-type="string">
            <text:p>37m推 07/08 0321</text:p>
          </table:table-cell>
          <table:table-cell office:value-type="string" calcext:value-type="string">
            <text:p>但明天沒事還是會去賣場看看，雖然我不喜歡賣衣服，又怕業績壓力，啊啊可是門市沒有大。</text:p>
          </table:table-cell>
          <table:table-cell table:number-columns-repeated="2"/>
        </table:table-row>
        <table:table-row table:style-name="ro1">
          <table:table-cell office:value-type="float" office:value="2015" calcext:value-type="float">
            <text:p>2015</text:p>
          </table:table-cell>
          <table:table-cell office:value-type="string" calcext:value-type="string">
            <text:p>Jul</text:p>
          </table:table-cell>
          <table:table-cell office:value-type="float" office:value="7" calcext:value-type="float">
            <text:p>7</text:p>
          </table:table-cell>
          <table:table-cell office:value-type="string" calcext:value-type="string">
            <text:p>21:45:43</text:p>
          </table:table-cell>
          <table:table-cell office:value-type="string" calcext:value-type="string">
            <text:p>Tue</text:p>
          </table:table-cell>
          <table:table-cell office:value-type="string" calcext:value-type="string">
            <text:p>QB1982 (QB1982)</text:p>
          </table:table-cell>
          <table:table-cell office:value-type="string" calcext:value-type="string">
            <text:p>[閒聊] 又睡不著了</text:p>
          </table:table-cell>
          <table:table-cell office:value-type="string" calcext:value-type="string">
            <text:p>FALSE</text:p>
          </table:table-cell>
          <table:table-cell office:value-type="string" calcext:value-type="string">
            <text:p>兩年前得了自律神經失調 吃了八個月藥之後 自行停藥 好像已經好很多了 可是今年四月又開始有睡眠的困擾，可能是因為媽媽來跟我一起住的關係，覺得每天生活被人控制，每天睡不到三小時 直到上個禮拜，工作的壓力解除，平均有睡六個小時以上。 不知道為什麼，今天幾乎沒有睡，去做按摩之後，晚上九點到十一點睡了兩個小時，接著就一直睡不著，躺在床上翻到凌晨五點多，可能才睡一個小時吧。 現在是美國的時間早上六點半，雖然並不是想睡，可是頭好痛，想要看美國的醫生，可是又沒有認識的，而且也擔心有語言的問題。再加上自己不想吃西藥。好煩。而且中間不斷拿每件事情來折磨自己，像是幫朋友辦生日趴，遲到還沒有給卡片&gt;&lt; 已經很久以前的事了說</text:p>
          </table:table-cell>
          <table:table-cell office:value-type="string" calcext:value-type="string">
            <text:p>直到上個禮拜，工作的壓力解除，平均有睡六個小時以上。</text:p>
          </table:table-cell>
          <table:table-cell table:number-columns-repeated="3"/>
        </table:table-row>
        <table:table-row table:style-name="ro1">
          <table:table-cell office:value-type="float" office:value="2015" calcext:value-type="float">
            <text:p>2015</text:p>
          </table:table-cell>
          <table:table-cell office:value-type="string" calcext:value-type="string">
            <text:p>Jul</text:p>
          </table:table-cell>
          <table:table-cell office:value-type="float" office:value="10" calcext:value-type="float">
            <text:p>10</text:p>
          </table:table-cell>
          <table:table-cell office:value-type="string" calcext:value-type="string">
            <text:p>22:06:20</text:p>
          </table:table-cell>
          <table:table-cell office:value-type="string" calcext:value-type="string">
            <text:p>Fri</text:p>
          </table:table-cell>
          <table:table-cell office:value-type="string" calcext:value-type="string">
            <text:p>k09090806 (JY)</text:p>
          </table:table-cell>
          <table:table-cell office:value-type="string" calcext:value-type="string">
            <text:p>[晴天] 不陰不晴</text:p>
          </table:table-cell>
          <table:table-cell office:value-type="string" calcext:value-type="string">
            <text:p>FALSE</text:p>
          </table:table-cell>
          <table:table-cell office:value-type="string" calcext:value-type="string">
            <text:p>我爸說我幫他寫的狀子一天拖過一天 事實上也才第三天= = 靠腰噢不要叫我幫你寫啊 我還有很多事 老娘是好心才幫你查資料欸我也有我的事要做啊 決定明天早上草草幫他寫完= =省得他在那邊叫叫叫 說到底 我要做事會那麼緊張 還不是因為被他家暴得焦慮症跟強迫症 現在又要怪我 好想揍他 我真的很討厭自己 今晚又摸魚了 那個壓力到底從哪裡來 該死的完美主義 一做事就想要完美 卻又害怕自己做不到完美而不敢開始 這樣比做的普通還要糟糕= = 明明知道不可以玩樂了 卻像發瘋一樣一直玩 覺得自己很累很焦慮卻什麼都沒做= = 覺得自己好墮落 我覺得就算開始準備考試 我也是一樣會這樣 落榜 明明知道平時的努力都會在考試那一秒展現 總之就是壓力大一直在逃避 這些玩的時間要是拿去找房子念書蒐集資料就好了 我只有耍廢的能力 其他都沒有 去當流浪漢吧 死不長進的廢渣</text:p>
          </table:table-cell>
          <table:table-cell office:value-type="string" calcext:value-type="string">
            <text:p>那個壓力到底從哪裡來。總之就是壓力大一直在逃避。</text:p>
          </table:table-cell>
          <table:table-cell table:number-columns-repeated="3"/>
        </table:table-row>
        <table:table-row table:style-name="ro1">
          <table:table-cell office:value-type="float" office:value="2015" calcext:value-type="float">
            <text:p>2015</text:p>
          </table:table-cell>
          <table:table-cell office:value-type="string" calcext:value-type="string">
            <text:p>Jul</text:p>
          </table:table-cell>
          <table:table-cell office:value-type="float" office:value="10" calcext:value-type="float">
            <text:p>10</text:p>
          </table:table-cell>
          <table:table-cell office:value-type="string" calcext:value-type="string">
            <text:p>22:39:38</text:p>
          </table:table-cell>
          <table:table-cell office:value-type="string" calcext:value-type="string">
            <text:p>Fri</text:p>
          </table:table-cell>
          <table:table-cell office:value-type="string" calcext:value-type="string">
            <text:p>QB1982 (QB1982)</text:p>
          </table:table-cell>
          <table:table-cell office:value-type="string" calcext:value-type="string">
            <text:p>[問題] 請問有睡眠版嗎</text:p>
          </table:table-cell>
          <table:table-cell office:value-type="string" calcext:value-type="string">
            <text:p>FALSE</text:p>
          </table:table-cell>
          <table:table-cell office:value-type="string" calcext:value-type="string">
            <text:p>最近一天睡不到三個小時 可能是因為工作壓力大 如果沒有運動的話 可能連睡都睡不著 總是睡了兩個多小時之後就醒過來 醒來之後再也睡不著了 身體很不舒服 因為很睏 但是卻又睡不著 好希望現在人是在台灣喔 也許我可以去看睡眠門診 可是美國預約 要到下個禮拜</text:p>
          </table:table-cell>
          <table:table-cell office:value-type="string" calcext:value-type="string">
            <text:p>可能是因為工作壓力大。</text:p>
          </table:table-cell>
          <table:table-cell table:number-columns-repeated="3"/>
        </table:table-row>
        <table:table-row table:style-name="ro1">
          <table:table-cell office:value-type="float" office:value="2015" calcext:value-type="float">
            <text:p>2015</text:p>
          </table:table-cell>
          <table:table-cell office:value-type="string" calcext:value-type="string">
            <text:p>Jul</text:p>
          </table:table-cell>
          <table:table-cell office:value-type="float" office:value="13" calcext:value-type="float">
            <text:p>13</text:p>
          </table:table-cell>
          <table:table-cell office:value-type="string" calcext:value-type="string">
            <text:p>01:18:59</text:p>
          </table:table-cell>
          <table:table-cell office:value-type="string" calcext:value-type="string">
            <text:p>Mon</text:p>
          </table:table-cell>
          <table:table-cell office:value-type="string" calcext:value-type="string">
            <text:p>QB1982 (QB1982)</text:p>
          </table:table-cell>
          <table:table-cell office:value-type="string" calcext:value-type="string">
            <text:p>[閒聊] 終於決定吃藥了</text:p>
          </table:table-cell>
          <table:table-cell office:value-type="string" calcext:value-type="string">
            <text:p>FALSE</text:p>
          </table:table-cell>
          <table:table-cell office:value-type="string" calcext:value-type="string">
            <text:p>兩年半前的自律神經失調 曾讓我十二天完全沒有睡覺過 在瀕臨崩潰的狀態下 同事帶了我去看醫生 當時的原因有好幾個 1、工作上犯了錯 雖然沒人發現是自己發現的 而且那件事情已經是過去式了 但我還是擔心會被發現 2、吃了支氣管擴張劑：在還沒有發現工作犯錯前，因為感冒吃了就再也沒睡著了，接著工作發現犯錯，讓事情更嚴重 3、工作壓力大 吃了一年半的藥之後 發現好多了就自行停藥 當然睡眠品質還是不好 3個月前 壓力又席捲而來 從來沒有遇過睡眠品質這麼差的時期 每天只睡不到3個小時 醒來之後幾乎都睡不著 有忍不住拿之前的藥起來吃 可是有一搭沒一搭的出現戒斷症狀 我就決定慢慢減藥 又在停了第二次藥 最近發現負面情緒襲擊我 整個人躺在床上不斷地擔心害怕 腦筋不停的轉 真的好希望可以停得下來 痛苦到想自殺 於是 凌晨快五點我終於吃藥了 他幫助我只睡兩個小時 半顆憂必晴 一顆克癲平 今天早上心情好多了 不知道明天要不要繼續吃 真希望不用了</text:p>
          </table:table-cell>
          <table:table-cell office:value-type="string" calcext:value-type="string">
            <text:p>3、工作壓力大。壓力又席捲而來。</text:p>
          </table:table-cell>
          <table:table-cell table:number-columns-repeated="3"/>
        </table:table-row>
        <table:table-row table:style-name="ro1">
          <table:table-cell office:value-type="float" office:value="2015" calcext:value-type="float">
            <text:p>2015</text:p>
          </table:table-cell>
          <table:table-cell office:value-type="string" calcext:value-type="string">
            <text:p>Jul</text:p>
          </table:table-cell>
          <table:table-cell office:value-type="float" office:value="13" calcext:value-type="float">
            <text:p>13</text:p>
          </table:table-cell>
          <table:table-cell office:value-type="string" calcext:value-type="string">
            <text:p>22:18:29</text:p>
          </table:table-cell>
          <table:table-cell office:value-type="string" calcext:value-type="string">
            <text:p>Mon</text:p>
          </table:table-cell>
          <table:table-cell office:value-type="string" calcext:value-type="string">
            <text:p>k09090806 (JY)</text:p>
          </table:table-cell>
          <table:table-cell office:value-type="string" calcext:value-type="string">
            <text:p>[晴天] 也沒那麼晴</text:p>
          </table:table-cell>
          <table:table-cell office:value-type="string" calcext:value-type="string">
            <text:p>FALSE</text:p>
          </table:table-cell>
          <table:table-cell office:value-type="string" calcext:value-type="string">
            <text:p>今天去看大寶(好像很閒似的) 這條狗已經一歲了還像隻小柴犬的大小 明明爸爸是土狗 但(也可以說蛋 他蛋蛋好小 要摘很好摘)大小卻像媽媽 上次明明都不理我 一副自己已經長大了的樣子(基本上一歲=成犬) 這次卻一直撲人一直塞奶 我只要坐下他就一定要撲到我懷裡要抱抱 雖然溫馨不過這個場景太恐怖太過似曾相似 美美在被送走之前跟我見面那一次也是這樣 我害怕我的大寶會被我那個醉鬼五十歲還在啃老的舅舅送走 (我舅舅從沒離開過他媽 吃飯錢都是我阿罵出 房子也是我阿罵的 襪子內褲衣服 也不會自己洗 吃東西吃完碗也不收就放桌面 幾乎是個國小學童) 我好害怕我好害怕我好害怕 尤其狗狗都會吹狗雷(哈士奇 米格魯的叫聲更是平常就嗷嗚嗷嗚 那是他們的音感之類的) 快農曆七月 我阿罵迷信得不得了 看來我必定需要搬家= = 本來因為考試近了想暫時擱置我的搬家大業 果然還需要再三思索 然後在回家的車上我媽又講了不中聽的話(後來想想不該把他的話看太重) 半玩笑的說我不成材 不上進 幼稚 沒用 靠腰我對自己說這種話說幾萬次了(不誇張)不用他在那邊加油添醋 然後到地下室停車場他又看到有錢鄰居就開始感嘆 說我要努力讓別人也來羨慕他 然後我因此神經很緊繃 後來因為一點小事就跟她吵起來= = 又扯到我爸什麼什麼的 好煩噢我爸幹嘛給全家人壓力 我想趕快好起來 想跟狗住在一起 想休息 想要諒解自己就是會緊張逃避做一些廢事 好困難</text:p>
          </table:table-cell>
          <table:table-cell office:value-type="string" calcext:value-type="string">
            <text:p>好煩噢我爸幹嘛給全家人壓力。</text:p>
          </table:table-cell>
          <table:table-cell table:number-columns-repeated="3"/>
        </table:table-row>
        <table:table-row table:style-name="ro1">
          <table:table-cell office:value-type="float" office:value="2015" calcext:value-type="float">
            <text:p>2015</text:p>
          </table:table-cell>
          <table:table-cell office:value-type="string" calcext:value-type="string">
            <text:p>Jul</text:p>
          </table:table-cell>
          <table:table-cell office:value-type="float" office:value="19" calcext:value-type="float">
            <text:p>19</text:p>
          </table:table-cell>
          <table:table-cell office:value-type="string" calcext:value-type="string">
            <text:p>00:04:29</text:p>
          </table:table-cell>
          <table:table-cell office:value-type="string" calcext:value-type="string">
            <text:p>Sun</text:p>
          </table:table-cell>
          <table:table-cell office:value-type="string" calcext:value-type="string">
            <text:p>wyytwo (平安喜樂)</text:p>
          </table:table-cell>
          <table:table-cell office:value-type="string" calcext:value-type="string">
            <text:p>Fw: [心得] 有憂鬱症和躁鬱症之類的人請看...</text:p>
          </table:table-cell>
          <table:table-cell office:value-type="string" calcext:value-type="string">
            <text:p>FALSE</text:p>
          </table:table-cell>
          <table:table-cell office:value-type="string" calcext:value-type="string">
            <text:p>作者 wyytwo (平安喜樂) 看板 JesusLove 標題 [心得] 有憂鬱症和躁鬱症之類的人請看... 時間 Sun Jul 19 000120 2015 我自己是也親身經歷這種病症已長達10年之久 目前的狀況是待業(剛好我要換工作)和持續服藥中 但是醫生跟我說我的藥物已經是比較輕微的 還記得剛開始我是服用比較重的藥物在控制 我覺得得到此病的人首先要先有心理準備長期抗戰 因為這種病有可能會跟著我們一輩子(這跟我們的個性.經歷都有關) 接下來再來談怎麼對付這種病 我歸納幾個方式 1.看醫生吃藥這是最重要的請你不要想著要用意志力去克服(這種人還是有但很少) 我建議大家還是都先去看醫生這是文明病大家不要不好意思(會用異樣眼光看你的不用理 他因為他根本不了解). 2.請不要隨便停藥你要充分把你的狀況告訴你的醫生(選一個你信任的)定期追蹤... 3.諮商我曾打過張老師諮商我也覺得很有幫助因為他們是受過專業訓練的還有一些其 他的諮商方式大家可以去找找... 4.找到紓解情緒的辦法有些人會運動我是聽詩歌... 5.家人諒解與陪伴如果家人不諒解也不陪伴又沒朋友該如何? 那就是第6項... 6.要有心靈寄託如宗教如做義工找事做逛街也好... 7.這項適用於基督徒禱告什麼事都可以跟主說可能不一定有回應但你什麼都能說(包括 不敢跟人說的被欺負的不爽的通通倒給祂)禱告真的很好用我衷心推薦給各位... 8.要知道你的壓力來源有些人是經濟有些人是家庭有些人是感情請優先處理例如我經 濟狀況不好帶給我很大的壓力我就要先賺錢有些人是感情就要想辦法改善關係... 9.幫助別人會感覺快樂 我先寫這些了 祝大家找到適合自己的方式改善自己的病情 祝平安喜樂 哥林多前書 13 13 如 今 常 存 的 有 信 ， 有 望 ， 有 愛 這 三 樣 ， 其 中 最 大 的 是 愛 。</text:p>
          </table:table-cell>
          <table:table-cell office:value-type="string" calcext:value-type="string">
            <text:p>8.要知道你的壓力來源有些人是經濟有些人是家庭有些人是感情請優先處理例如我經。濟狀況不好帶給我很大的壓力我就要先賺錢有些人是感情就要想辦法改善關係...。</text:p>
          </table:table-cell>
          <table:table-cell table:number-columns-repeated="3"/>
        </table:table-row>
        <table:table-row table:style-name="ro1">
          <table:table-cell office:value-type="float" office:value="2015" calcext:value-type="float">
            <text:p>2015</text:p>
          </table:table-cell>
          <table:table-cell office:value-type="string" calcext:value-type="string">
            <text:p>Jul</text:p>
          </table:table-cell>
          <table:table-cell office:value-type="float" office:value="27" calcext:value-type="float">
            <text:p>27</text:p>
          </table:table-cell>
          <table:table-cell office:value-type="string" calcext:value-type="string">
            <text:p>04:08:06</text:p>
          </table:table-cell>
          <table:table-cell office:value-type="string" calcext:value-type="string">
            <text:p>Mon</text:p>
          </table:table-cell>
          <table:table-cell office:value-type="string" calcext:value-type="string">
            <text:p>stacy62123 (GAP)</text:p>
          </table:table-cell>
          <table:table-cell office:value-type="string" calcext:value-type="string">
            <text:p>[晴天] 要去學日語了～</text:p>
          </table:table-cell>
          <table:table-cell office:value-type="string" calcext:value-type="string">
            <text:p>FALSE</text:p>
          </table:table-cell>
          <table:table-cell office:value-type="string" calcext:value-type="string">
            <text:p>前面有一大段陰天 自從開始休學之後出門次數越來越少 一天說話次數一隻手就數的出來，前幾天跟弟弟在往小七的路上聊了五分鐘我就燒聲了 但是離開壓力來源（學校裡任何人的視線，每次一覺得有人在看我就想消失）讓我低潮的時間縮短 可是爸媽依舊擔心我的未來我的學業我以後的工作 每次一聊到這話題乾脆現在就讓自己沒有未來好了的想法就會一直出現 他們會問我現在想做什麼，但是說真的什麼都不想做什麼都不想要甚至不想吃飯讓自己餓死都可以 現在把所有東西從我身旁拿走我也不會有任何一點心痛 但他們擔心如果我在休學這段期間沒任何進步，復學只會更慘，那休學就徒勞無功了，說不定還畢不了業，然後就不會有好工作 所以現在爸媽希望我出門的程度到求也不誇張 出去一趟小七他們也開心 所以為了讓我慢慢回到正常作息，我去學我終於有興趣的日文了 原本他們是想讓我每天都去上課，但是我做不到，每天出門對我來說還是太困難了，所以選了一週兩次的課程 但我又開始擔心了，如果我學日語不能想以前學英文一樣順利怎麼辦？如果要跟班上同學互動怎麼辦？如果我被人感覺到異狀怎麼辦？如果又變成大學那樣怎麼辦？又變糟的話我豈不是在浪費父母的錢？ 可是想到這裡我又覺得終於可以練習回歸人間了，應該要樂觀一點，不要想那麼多 然後我又開始想我怎麼這麼矛盾，每次都用兩個極端的心情同時想一件事 總之我要做出改變了，不知結果是好是壞 唉，明明標題打晴天但還是陰天居多啊 最後試玩jptt的畫圖XD http//i.imgur.com/Cuq8Ji6.jpg</text:p>
          </table:table-cell>
          <table:table-cell office:value-type="string" calcext:value-type="string">
            <text:p>但是離開壓力來源（學校裡任何人的視線，每次一覺得有人在看我就想消失）讓我低潮的時間縮短。</text:p>
          </table:table-cell>
          <table:table-cell table:number-columns-repeated="3"/>
        </table:table-row>
        <table:table-row table:style-name="ro1">
          <table:table-cell office:value-type="float" office:value="2015" calcext:value-type="float">
            <text:p>2015</text:p>
          </table:table-cell>
          <table:table-cell office:value-type="string" calcext:value-type="string">
            <text:p>Aug</text:p>
          </table:table-cell>
          <table:table-cell office:value-type="float" office:value="2" calcext:value-type="float">
            <text:p>2</text:p>
          </table:table-cell>
          <table:table-cell office:value-type="string" calcext:value-type="string">
            <text:p>09:45:47</text:p>
          </table:table-cell>
          <table:table-cell office:value-type="string" calcext:value-type="string">
            <text:p>Sun</text:p>
          </table:table-cell>
          <table:table-cell office:value-type="string" calcext:value-type="string">
            <text:p>Depersonaliz (無用重物)</text:p>
          </table:table-cell>
          <table:table-cell office:value-type="string" calcext:value-type="string">
            <text:p>[經驗] 結束了心理諮詢</text:p>
          </table:table-cell>
          <table:table-cell office:value-type="string" calcext:value-type="string">
            <text:p>FALSE</text:p>
          </table:table-cell>
          <table:table-cell office:value-type="string" calcext:value-type="string">
            <text:p>一個月前，我去了最後一次的心理輔導，而我對未來充滿期待。 我持續心理諮詢已有兩年的時間了，當時是因為我認為自己有需要， 而自己主動找尋健保未給付的機構並連絡前往，當然，這個過程花了我不少力氣與勇氣去完成。 之所以會尋求心理諮療師的協助，是因為我發覺有許多事情我自己很難完成， 我有許多想法不大健康需要調整，甚至有許多思考方式存在於我的盲區，而我仍未發現。 我知道或許總有一天終能走出來，找到讓自己過得比較輕鬆的思考方式，但那將會十分的 曠日耗時， 我強烈的希望自己能在自己尚未年輕時調整完成，讓自己有餘力去作想作的事，因此我尋 求專業的協助。 那時的我已經吃精神科醫師開立的藥物好段時間了，雖然藥物能幫我一把，減輕情緒給生 活帶來的麻煩， 但是精神醫師也同樣的建議我，找個心理醫師做長期的諮詢，因為藥物的幫助有限，我大 部分的問題存在於我的思想， 思想模式沒有改變，我不管遇到各種問題，大概都只能重蹈覆轍，感到壓力，逃避，最後 讓憂鬱的情緒壓垮自己... 很幸運地，和我配合的，是一名細心且用心的心理諮詢師(這是我試過的第三位)， 她總是讓我說、讓我表達，而不是匆匆打斷我的陳述... 其實這對我來說很重要，因為當時的我仍處於自我崩潰後的恢復期，對於自己到底是誰還 有著許多的迷惘， 我連表達出自己的意見，是不是真的是自己的意見，還是在自我否定或是被社會化後的 自己都無法確定， 前兩位心理師都會打斷我的想法，插入自己的想法，而會讓我開始龜縮，甚至再度開始自 我疑問。 她的願意傾聽，讓我感到非常受用。 每次的諮詢流程，大致是我開始說明自己一周來的事件與心情變化，或是我的某個心結， 諮詢師會在一旁紀錄並進行歸納，偶爾提出疑問，來確定她自己是否有確實接收我的想法 ， 並適時的給予我建議，提出看待事物的新角度，協助我用不同的方式去歸納自己的經驗， 這讓我受益良多。 當然，心理諮詢，並不是每一次都很有成果， 成果是你產生心想法後，於日常生活中去調整並固化才會逐漸顯現的。 因此會有一陣一陣的低潮期，就跟人生一樣。 也許這周身體狀況不好、或剛好找不到想談論的主題。 或是因為自己的龜縮，正在調整的想法或是生活又縮回去。 這都是調整的過程，回首自己在每次諮詢後留下的筆記。 我很慶幸自己遇到低潮能調適心情，繼續的把這段諮詢完成。 畢竟，改變不是一蹴可就，而是需要持續的進行。 我很信任我的諮詢師，因此在諮詢初期，我便將自己崩潰那年，自己最為脆弱痛苦時，所 寫出的日記借給她看， 對我來說，那本日記是我目前人格的原始碼，是我重整崩潰自我的過程與基礎。 我借給她，是希望她能更了解我，不管是我的痛苦、我的醜陋、我的悲哀，我一切的一切 。 如此，在諮詢時，雙方能有共同的認知基礎，加速彼此的溝通。 我至今仍感念她願意花不少來閱讀我的日記，並作了許多標註。 到目前為止，她仍是這個世界上最理解我的人， 但我同時清楚的認識到，我不能依靠她，因為我必須靠自己改變。 在諮詢過程中她協助了我許多，提供了我許多的養分以滋長， 我會花一輩子來感謝她，但我接下來的人生必須靠自己去努力， 因此，就在我與她都認為我已有辦法面對未來後。 我們決定結束諮詢，將時間讓給下一位比我更需要的人。 而我將繼續努力的調整自己的心靈與身體，步向未來。 文章打得不是很好，因為最近作息又亂掉了，體調欠佳導致腦殘XDD</text:p>
          </table:table-cell>
          <table:table-cell office:value-type="string" calcext:value-type="string">
            <text:p>思想模式沒有改變，我不管遇到各種問題，大概都只能重蹈覆轍，感到壓力，逃避，最後。</text:p>
          </table:table-cell>
          <table:table-cell table:number-columns-repeated="3"/>
        </table:table-row>
        <table:table-row table:style-name="ro1">
          <table:table-cell office:value-type="float" office:value="2015" calcext:value-type="float">
            <text:p>2015</text:p>
          </table:table-cell>
          <table:table-cell office:value-type="string" calcext:value-type="string">
            <text:p>Aug</text:p>
          </table:table-cell>
          <table:table-cell office:value-type="float" office:value="5" calcext:value-type="float">
            <text:p>5</text:p>
          </table:table-cell>
          <table:table-cell office:value-type="string" calcext:value-type="string">
            <text:p>18:28:52</text:p>
          </table:table-cell>
          <table:table-cell office:value-type="string" calcext:value-type="string">
            <text:p>Wed</text:p>
          </table:table-cell>
          <table:table-cell office:value-type="string" calcext:value-type="string">
            <text:p>nsaidrx2568 (lin)</text:p>
          </table:table-cell>
          <table:table-cell office:value-type="string" calcext:value-type="string">
            <text:p>[問題] zoloft 自行停藥問題</text:p>
          </table:table-cell>
          <table:table-cell office:value-type="string" calcext:value-type="string">
            <text:p>FALSE</text:p>
          </table:table-cell>
          <table:table-cell office:value-type="string" calcext:value-type="string">
            <text:p>前陣子因為生涯規劃的問題壓力大到幾乎每天失眠.. 所以有去身心科找醫生求助 醫生開了serlin跟aprazo每日各一顆 我服用了約兩個月 上禮拜開始自行停藥後出現疲倦.頭痛.眩暈等症狀除此之外還有出現覺得頭會突然空掉 的感覺[email protected]@ 想請問停藥後各位有出現這些症狀嗎？ Sent from my Android 因為壓力來源目前已經暫時解除了所以才想說自行停藥 減藥的時間大概要多久呢？</text:p>
          </table:table-cell>
          <table:table-cell office:value-type="string" calcext:value-type="string">
            <text:p>前陣子因為生涯規劃的問題壓力大到幾乎每天失眠..。因為壓力來源目前已經暫時解除了所以才想說自行停藥。</text:p>
          </table:table-cell>
          <table:table-cell table:number-columns-repeated="3"/>
        </table:table-row>
        <table:table-row table:style-name="ro1">
          <table:table-cell office:value-type="float" office:value="2015" calcext:value-type="float">
            <text:p>2015</text:p>
          </table:table-cell>
          <table:table-cell office:value-type="string" calcext:value-type="string">
            <text:p>Aug</text:p>
          </table:table-cell>
          <table:table-cell office:value-type="float" office:value="8" calcext:value-type="float">
            <text:p>8</text:p>
          </table:table-cell>
          <table:table-cell office:value-type="string" calcext:value-type="string">
            <text:p>07:32:46</text:p>
          </table:table-cell>
          <table:table-cell office:value-type="string" calcext:value-type="string">
            <text:p>Sat</text:p>
          </table:table-cell>
          <table:table-cell office:value-type="string" calcext:value-type="string">
            <text:p>lovefish26 (球球滾一滾)</text:p>
          </table:table-cell>
          <table:table-cell office:value-type="string" calcext:value-type="string">
            <text:p>[閒聊] 想問跟貓相處的問題</text:p>
          </table:table-cell>
          <table:table-cell office:value-type="string" calcext:value-type="string">
            <text:p>FALSE</text:p>
          </table:table-cell>
          <table:table-cell office:value-type="string" calcext:value-type="string">
            <text:p>很想po在貓版可是沒有勇氣 所以想問這裡的各位... (下面是原本要po在貓版的原文) 家裡有同胎的兄妹兩隻 男友大概在他們八個月大的時候開始有接觸他們 到現在已經認識他們八個月左右了 男友幾乎每天都會來我家(我獨居) 哥哥比較憨厚，會給人抱 妹妹比較敏感，每天看到我拿吹風機都會很緊張 男友都會硬抱住他們，想跟他們培養感情 他說他媽教他，抱住他們跟他們說話可以增進親密度 可是他真的是硬抱住 就是他們想走了，他會繼續抱住他們不給走 一直抱住不知道有沒有十分鐘 我常常聽到妹妹被抱住不開心的低鳴或者哈氣 (哥哥比較會忍耐，但是我還是會生氣) 每次這樣都會引起我的躁症 我都很生氣跟他說： 你媽教你那是你家的事，這是我家的貓， 你幹嘛一直要弄他們生氣，他們想走就讓他們走啊幹 現在就給我放手馬的幹嘛每次都要這樣 可是我怕其實他是對的 我也不知道他和他們要怎麼變得更好 一直這樣我真的很想跟他分手 每次都精神崩潰暴怒 要阻止男友這種行為嗎? 還是其實他的方式是對的呢? 他其實很喜歡他們的 也很有耐心 而且最近他家養了一隻三個月大的加菲 我覺得應該是這樣的關係妹妹又更疏離他 我跟男友說你就等時間慢慢過去 不要勉強妹妹 但他還是一樣想抱住他們安撫他們 有時候男友走了他們就會從窩著的地方出來找我 但我這樣跟男友說 他就會很困惑地說： 可是你不在家的時候我來餵他們，他們也都很興奮來找我啊。 我怕是我自己情緒的關係分不清楚到底怎麼樣做是好的 他們不怕我男友， 只是不愛他而已 P.S男友真的很有耐心，情緒也很穩定 我是想知道他這樣做不會增加他們的壓力嗎? 還是這樣的行為是好的呢?</text:p>
          </table:table-cell>
          <table:table-cell office:value-type="string" calcext:value-type="string">
            <text:p>我是想知道他這樣做不會增加他們的壓力嗎?。</text:p>
          </table:table-cell>
          <table:table-cell table:number-columns-repeated="3"/>
        </table:table-row>
        <table:table-row table:style-name="ro1">
          <table:table-cell office:value-type="float" office:value="2015" calcext:value-type="float">
            <text:p>2015</text:p>
          </table:table-cell>
          <table:table-cell office:value-type="string" calcext:value-type="string">
            <text:p>Aug</text:p>
          </table:table-cell>
          <table:table-cell office:value-type="float" office:value="9" calcext:value-type="float">
            <text:p>9</text:p>
          </table:table-cell>
          <table:table-cell office:value-type="string" calcext:value-type="string">
            <text:p>15:11:13</text:p>
          </table:table-cell>
          <table:table-cell office:value-type="string" calcext:value-type="string">
            <text:p>Sun</text:p>
          </table:table-cell>
          <table:table-cell office:value-type="string" calcext:value-type="string">
            <text:p>mariposa (Mariposa)</text:p>
          </table:table-cell>
          <table:table-cell office:value-type="string" calcext:value-type="string">
            <text:p>[閒聊] 減肥</text:p>
          </table:table-cell>
          <table:table-cell office:value-type="string" calcext:value-type="string">
            <text:p>FALSE</text:p>
          </table:table-cell>
          <table:table-cell office:value-type="string" calcext:value-type="string">
            <text:p>這大概是我畢生願望了 看著街上女孩的手臂跟大腿 好羨慕啊 再看看自己可怕的身形 嗚嗚嗚 如果真的能瘦下來 我應該會多愛自己一點 可是我這樣暴食症要怎麼減肥啊 嗚嗚嗚嗚嗚 每天面對人群壓力好大 就想吃 而且不管是食物內容還是進食方式都是減肥的大忌...... 看到自己又胖了 心情又會很低落......... 這根本就是無解之謎....QQ 第一條 若發文違反我國法規或板規或影響觀感者將酌情水桶或刪文、不另行告知。 第五條 未達違規程度者，考慮到仍可能引起其他使用者閱讀觀感之不悅， 請在標題加註有雷或雷，未標示者皆視同違規、依板規處理。 第六條 因本版性質較為特殊，定位並非單純心情抒發類之討論版， 自我介紹標題請包含自己的id，內文強烈建議包含以下簡單資訊，謝謝。</text:p>
          </table:table-cell>
          <table:table-cell office:value-type="string" calcext:value-type="string">
            <text:p>每天面對人群壓力好大。</text:p>
          </table:table-cell>
          <table:table-cell table:number-columns-repeated="3"/>
        </table:table-row>
        <table:table-row table:style-name="ro1">
          <table:table-cell office:value-type="float" office:value="2015" calcext:value-type="float">
            <text:p>2015</text:p>
          </table:table-cell>
          <table:table-cell office:value-type="string" calcext:value-type="string">
            <text:p>Aug</text:p>
          </table:table-cell>
          <table:table-cell office:value-type="float" office:value="9" calcext:value-type="float">
            <text:p>9</text:p>
          </table:table-cell>
          <table:table-cell office:value-type="string" calcext:value-type="string">
            <text:p>20:18:02</text:p>
          </table:table-cell>
          <table:table-cell office:value-type="string" calcext:value-type="string">
            <text:p>Sun</text:p>
          </table:table-cell>
          <table:table-cell office:value-type="string" calcext:value-type="string">
            <text:p>swingcola ( <text:s text:c="2"/>)</text:p>
          </table:table-cell>
          <table:table-cell office:value-type="string" calcext:value-type="string">
            <text:p>[閒聊] 憂鬱後的重建</text:p>
          </table:table-cell>
          <table:table-cell office:value-type="string" calcext:value-type="string">
            <text:p>FALSE</text:p>
          </table:table-cell>
          <table:table-cell office:value-type="string" calcext:value-type="string">
            <text:p>我近日又頻繁的陷入憂鬱中了 常常花很多力氣拉起自己 忽然很想表達依些什麼... 就是我煩惱的困境，是面對憂鬱後的生活 常常煩惱自己的情緒會影響身邊的人 也煩惱如何隱藏自己的憂鬱，健康的面對外人 這兩點很讓我容易產生壓力源跟惡性循環 漸漸地改變自我認同，認知功能退化等等 自己都吃力地處裡自己內在的問題，外在的壓力又接踵而至 我想說的是，到底沒有一套系統或做法， 是可以教導我們在接受憂鬱後，能保護自己跟保護別人的復健之路 比如教導我們如何視人視己與他們建立信任感、健全的人際 註憂鬱症很常被誤解，其中包括自任為能包容憂鬱症狀的人 這其中有些人性的問題，是那些包容者不夠敏銳能察覺出的 有些時候我覺得安慰我的人比我更悲觀 我想要找的是一套中性客觀的系統， 我對抗憂鬱的這幾年，如同橡皮經般的拉扯 好不容易拉回來了，看到一點進步也是會擔心下次被拉走時會遇見什麼狀況 我覺得我還會跟憂鬱奮戰是我的個性使然 然後我還找不到可以幫助我看清楚問題的辦法 以上，不知道我表達的意思能否傳達我還不夠明確問題 有感而發</text:p>
          </table:table-cell>
          <table:table-cell office:value-type="string" calcext:value-type="string">
            <text:p>這兩點很讓我容易產生壓力源跟惡性循環。自己都吃力地處裡自己內在的問題，外在的壓力又接踵而至。</text:p>
          </table:table-cell>
          <table:table-cell table:number-columns-repeated="3"/>
        </table:table-row>
        <table:table-row table:style-name="ro1">
          <table:table-cell office:value-type="float" office:value="2015" calcext:value-type="float">
            <text:p>2015</text:p>
          </table:table-cell>
          <table:table-cell office:value-type="string" calcext:value-type="string">
            <text:p>Aug</text:p>
          </table:table-cell>
          <table:table-cell office:value-type="float" office:value="12" calcext:value-type="float">
            <text:p>12</text:p>
          </table:table-cell>
          <table:table-cell office:value-type="string" calcext:value-type="string">
            <text:p>13:47:12</text:p>
          </table:table-cell>
          <table:table-cell office:value-type="string" calcext:value-type="string">
            <text:p>Wed</text:p>
          </table:table-cell>
          <table:table-cell office:value-type="string" calcext:value-type="string">
            <text:p>QQcutecat (QQ cat)</text:p>
          </table:table-cell>
          <table:table-cell office:value-type="string" calcext:value-type="string">
            <text:p>[經驗] 睡眠</text:p>
          </table:table-cell>
          <table:table-cell office:value-type="string" calcext:value-type="string">
            <text:p>FALSE</text:p>
          </table:table-cell>
          <table:table-cell office:value-type="string" calcext:value-type="string">
            <text:p>睡眠突然變得很好少少睡幾個小時就很有精神 我之前還因為睡眠問題很煩惱呢 大概是多了家人的靠山給我依靠吧 變得不膽小了 分享我的睡眠努力史 2014 7 lexepro inderal 2014 11 生理時鐘大亂在家休息 2015 02 內外在壓力引發內在壓力 2015 不明眨眼就醫 2015 04 再度工作 2015 05 嘗試中醫 中藥不明 2015 06 腦神經外科Era 2015 07 中醫 酸棗仁湯 2015 08 停藥</text:p>
          </table:table-cell>
          <table:table-cell office:value-type="string" calcext:value-type="string">
            <text:p>內外在壓力引發內在壓力。</text:p>
          </table:table-cell>
          <table:table-cell table:number-columns-repeated="3"/>
        </table:table-row>
        <table:table-row table:style-name="ro1">
          <table:table-cell office:value-type="float" office:value="2015" calcext:value-type="float">
            <text:p>2015</text:p>
          </table:table-cell>
          <table:table-cell office:value-type="string" calcext:value-type="string">
            <text:p>Aug</text:p>
          </table:table-cell>
          <table:table-cell office:value-type="float" office:value="16" calcext:value-type="float">
            <text:p>16</text:p>
          </table:table-cell>
          <table:table-cell office:value-type="string" calcext:value-type="string">
            <text:p>11:21:23</text:p>
          </table:table-cell>
          <table:table-cell office:value-type="string" calcext:value-type="string">
            <text:p>Sun</text:p>
          </table:table-cell>
          <table:table-cell office:value-type="string" calcext:value-type="string">
            <text:p>optimism118 (想念)</text:p>
          </table:table-cell>
          <table:table-cell office:value-type="string" calcext:value-type="string">
            <text:p>[問題] 會不會自然好</text:p>
          </table:table-cell>
          <table:table-cell office:value-type="string" calcext:value-type="string">
            <text:p>FALSE</text:p>
          </table:table-cell>
          <table:table-cell office:value-type="string" calcext:value-type="string">
            <text:p>好幾年對任何事都興趣缺缺 就算喜歡的事 也提不起勁 每天只想一直發呆 睡覺 生活還過得去 只是很愛哭就是了 遇到壓力事件就會整個大當機 甚至出現不好念頭 強度大到會讓自己害怕 怕哪天怎麼了 看評估項目幾乎都有了 後來有去看精神科醫生 醫生叫我原本的藥別吃了 可是不吃也不行 後來只好停了醫生的藥 在想一定要吃藥看醫生才會好嗎 不能減少壓力事件 然後放著讓他自然好嗎 最後想說 正常人說要樂觀不要想太多 如果可以 我也很想 就不用那麼痛苦 很討厭這樣 Sent from my Android</text:p>
          </table:table-cell>
          <table:table-cell office:value-type="string" calcext:value-type="string">
            <text:p>遇到壓力事件就會整個大當機。不能減少壓力事件。</text:p>
          </table:table-cell>
          <table:table-cell table:number-columns-repeated="3"/>
        </table:table-row>
        <table:table-row table:style-name="ro1">
          <table:table-cell office:value-type="float" office:value="2015" calcext:value-type="float">
            <text:p>2015</text:p>
          </table:table-cell>
          <table:table-cell office:value-type="string" calcext:value-type="string">
            <text:p>Aug</text:p>
          </table:table-cell>
          <table:table-cell office:value-type="float" office:value="16" calcext:value-type="float">
            <text:p>16</text:p>
          </table:table-cell>
          <table:table-cell office:value-type="string" calcext:value-type="string">
            <text:p>15:02:38</text:p>
          </table:table-cell>
          <table:table-cell office:value-type="string" calcext:value-type="string">
            <text:p>Sun</text:p>
          </table:table-cell>
          <table:table-cell office:value-type="string" calcext:value-type="string">
            <text:p>DavidJam (改過向善ing.....)</text:p>
          </table:table-cell>
          <table:table-cell office:value-type="string" calcext:value-type="string">
            <text:p>[閒聊] 有人也是靠腦力在賺錢嗎?</text:p>
          </table:table-cell>
          <table:table-cell office:value-type="string" calcext:value-type="string">
            <text:p>FALSE</text:p>
          </table:table-cell>
          <table:table-cell office:value-type="string" calcext:value-type="string">
            <text:p>事情是這樣的 上一次去看醫生 因為我目前狀況良好 生活作息正常 加上有在上班工作 我跟醫生表示 我想再回到以前的那類工作(程式設計) 雖然我對寫程式荒廢很久 但是基本的都還記得 迴圈變數命名陣列函式...etc 這些我都還記得 我問了醫生我能夠再找跟之前差不多的工作嗎? 結果醫生卻持不同看法 他認為我應該找不太動腦的工作 因為他說幻聽是一種慢性病 怕我無法再負荷用腦力的工作 所以他勸我找不太動腦的工作就好 我目前的工作其實不好也不壞 正常的上下班時間 下班後完全沒有工作上的事會耽誤到日常生活 就是上完班就上完班了 不會再叫你做上班時的事 目前做的是還蠻熟練的 唯一的缺點就是薪水真的很少 只有兩萬而已 我想了很多種對策 也分析過各種狀況 其實現在這個工作是很適合養病(因為只要有做到工作內容，通常主管 都不太會管你。) 每天上班都在聽同事們在聊天聊八卦 所以工作內容算一半輕鬆，一半辛苦(也是有累的時候)。 我和家人討論換工作的事後 結論是這樣 1.先不要換工作，因為這個工作得來不易，雖然薪水很少，但是離家很近 ，騎著車大概只要五分鐘就到。 2.這個工作環境地方小小的，沒有太多的客人，也沒有太多的事，同樣的 薪水在便利店可能會被操到死。 不如先待著，做到不能做再說。 3.與其要換工作，不如趁休假時間去熟悉自己很久沒碰的程式語言。 因為以前自己有待過資訊業，知道工程師的精神壓力大，常常下班 以後還要oncall或者要把工作從公司帶回家中繼續做。 自己也有點年紀了，耐不住這樣操。 以後把寫程式當成是一種興趣就好。 反正意思就是，我現在就是在過養生的生活。 正常八小時上下班 下班以後沒壓力 唯一就是錢很少這樣 想問一下大家，有人也是生病卻還是一樣做著需要動腦力的工作嗎? 我需要一點信心 讓我知道生病的人也是可以動腦賺錢的 而不是只能做簡單的工作 謝謝大家 我很怕我受不了趕案子的壓力 以後只能當興趣了 唉，謝謝P大，剛好相反，我覺得我蠻笨的，所以凡事都很小心。 嗯啊，可以瞭解自己最重要，因為這樣才知道遇到事情該怎麼辦。 @@ 真的在種田嗎? 辛苦你了 對啊我現在的工作就是體力比較吃重的 請問公職的工程師是哪方面的工作啊?</text:p>
          </table:table-cell>
          <table:table-cell office:value-type="string" calcext:value-type="string">
            <text:p>因為以前自己有待過資訊業，知道工程師的精神壓力大，常常下班。下班以後沒壓力。我很怕我受不了趕案子的壓力。</text:p>
          </table:table-cell>
          <table:table-cell table:number-columns-repeated="3"/>
        </table:table-row>
        <table:table-row table:style-name="ro1">
          <table:table-cell office:value-type="float" office:value="2015" calcext:value-type="float">
            <text:p>2015</text:p>
          </table:table-cell>
          <table:table-cell office:value-type="string" calcext:value-type="string">
            <text:p>Aug</text:p>
          </table:table-cell>
          <table:table-cell office:value-type="float" office:value="16" calcext:value-type="float">
            <text:p>16</text:p>
          </table:table-cell>
          <table:table-cell office:value-type="string" calcext:value-type="string">
            <text:p>21:16:08</text:p>
          </table:table-cell>
          <table:table-cell office:value-type="string" calcext:value-type="string">
            <text:p>Sun</text:p>
          </table:table-cell>
          <table:table-cell office:value-type="string" calcext:value-type="string">
            <text:p>nothingtocry (年年)</text:p>
          </table:table-cell>
          <table:table-cell office:value-type="string" calcext:value-type="string">
            <text:p>[問題] 一直想著沒有答案的問題？</text:p>
          </table:table-cell>
          <table:table-cell office:value-type="string" calcext:value-type="string">
            <text:p>FALSE</text:p>
          </table:table-cell>
          <table:table-cell office:value-type="string" calcext:value-type="string">
            <text:p>大家也會這樣嗎？我不確定是哪個病症的症狀 從我有意識以來就有這個問題，碰到壓力會更嚴重，想不出問題的答案情緒就會不穩 舉兩例來說 前陣子想的是：人性是什麼？ 因為常常會有人說這個人真是沒人性，這個人性代表善 但又有人說從犯罪者身上看到人性，這個人性又是惡 我會一直思考這兩者，很想要給人性一個正確答案 最近跟我感情很好的兩位司機大哥要離職，我非常難過，一樣的問題又產生了 這幾天在想的是：離別是為了什麼？ 司機大哥曾跟我說離別是為了再相逢，但我覺得他們離開我的生活後再也不會相見， 所以我不認同這個答案，不斷在思考離別到底是為了什麼 如果同事聊天時忽然提到兩位司機大哥要離職，我的腦袋會馬上當機，離別是為了什麼 這個聲音馬上竄進來 我現在每天吃百憂解，情緒比之前穩定很多很多，沒有像之前為了一堆沒答案的問題煩躁 到快發瘋，但碰到這件事還是困擾我 朋友說這些問題是沒有答案的 但我還是無法停止思考，有人也會這樣嗎？OTZ Sent from JPTT on my Samsung GTI9500. 人生的價值真的會想破頭OTZ</text:p>
          </table:table-cell>
          <table:table-cell office:value-type="string" calcext:value-type="string">
            <text:p>從我有意識以來就有這個問題，碰到壓力會更嚴重，想不出問題的答案情緒就會不穩。</text:p>
          </table:table-cell>
          <table:table-cell table:number-columns-repeated="3"/>
        </table:table-row>
        <table:table-row table:style-name="ro1">
          <table:table-cell office:value-type="float" office:value="2015" calcext:value-type="float">
            <text:p>2015</text:p>
          </table:table-cell>
          <table:table-cell office:value-type="string" calcext:value-type="string">
            <text:p>Aug</text:p>
          </table:table-cell>
          <table:table-cell office:value-type="float" office:value="16" calcext:value-type="float">
            <text:p>16</text:p>
          </table:table-cell>
          <table:table-cell office:value-type="string" calcext:value-type="string">
            <text:p>22:42:22</text:p>
          </table:table-cell>
          <table:table-cell office:value-type="string" calcext:value-type="string">
            <text:p>Sun</text:p>
          </table:table-cell>
          <table:table-cell office:value-type="string" calcext:value-type="string">
            <text:p>uioty (uioty)</text:p>
          </table:table-cell>
          <table:table-cell office:value-type="string" calcext:value-type="string">
            <text:p>[問題] 該如何陪伴男友才好?</text:p>
          </table:table-cell>
          <table:table-cell office:value-type="string" calcext:value-type="string">
            <text:p>FALSE</text:p>
          </table:table-cell>
          <table:table-cell office:value-type="string" calcext:value-type="string">
            <text:p>嗨，大家好 內文寫了又刪、刪了又寫 還是不知道怎麼好好、精確的陳述我的問題 可能是自己的心情也有點沮喪吧 我和男友目前是在跨國遠距離中...當然交往的時候還沒跨國啦 他六、七年前曾經得過憂鬱症的事情 在交往的初期我就已經知道了 （有服藥、看醫生並且當初醫生說有治癒） 因為他說跟我在一起的時候心情會很好 加上他憂鬱症的病史也是好久以前的事情 我也就對他的情況非常非常的放心 這是在還能看到真人約會的時候的事情 只是他這幾個禮拜一直為了工作的事情壓力很大 雖然我很白目，但是我發現了 於是，和他聊了一下，才發現他的情形比我想像中的還要嚴重 他自己也認知到這似乎是憂鬱症的前奏 這也讓我很緊張...畢竟不在他的身邊 我不知道應該怎麼好好地陪他才好 他的心情狀況，如果我不問，他就不說（他不習慣和人分享心情） 但，我還是很開心，若我問了他會和我講 我在這裡發文之前 有稍微在google了解一下關於憂鬱症患者的陪伴 也有在板上搜尋關於陪伴的文章 我發現如果說可以像一如往常一樣和他聊天 似乎對他來講是壓力比較小的 （這個我可以做得到可是他好像無法，這幾天他的文字訊息都回覆得很簡短） 但是我也有些擔心 如果沒有適時地問問他心情如何 他會不會以為我忽略他了、而更加憂鬱？ 但是我又很怕常常問他的心情讓他陷入更深的憂鬱漩渦好像更糟 其實我和他的遠距再幾個禮拜以後就會結束了 我希望在他身邊抱抱他、和他出去玩能夠減緩他的壓力 但我一方面其實也是擔心他的心理壓力連我的陪伴都無法緩解 該怎麼辦才好呢？ 謝謝你看到這裡。 但是盡可能不要聊到他壓力來源的話題嗎？ 我上禮拜有跟他盧skype，結果他一直說我很煩很煩 那時候我還很傷心他嫌棄我了XD 但我這幾天才發現應該是憂鬱心情的煩躁吧 可是我跟他因為時差的問題，多數時間都是用文字聊天 這幾天他似乎對什麼都沒有興趣 Orz，連我跟他聊遊戲都不理我 QQ</text:p>
          </table:table-cell>
          <table:table-cell office:value-type="string" calcext:value-type="string">
            <text:p>只是他這幾個禮拜一直為了工作的事情壓力很大。似乎對他來講是壓力比較小的。我希望在他身邊抱抱他、和他出去玩能夠減緩他的壓力。但我一方面其實也是擔心他的心理壓力連我的陪伴都無法緩解。但是盡可能不要聊到他壓力來源的話題嗎？。</text:p>
          </table:table-cell>
          <table:table-cell table:number-columns-repeated="3"/>
        </table:table-row>
        <table:table-row table:style-name="ro1">
          <table:table-cell office:value-type="float" office:value="2015" calcext:value-type="float">
            <text:p>2015</text:p>
          </table:table-cell>
          <table:table-cell office:value-type="string" calcext:value-type="string">
            <text:p>Aug</text:p>
          </table:table-cell>
          <table:table-cell office:value-type="float" office:value="24" calcext:value-type="float">
            <text:p>24</text:p>
          </table:table-cell>
          <table:table-cell office:value-type="string" calcext:value-type="string">
            <text:p>23:51:37</text:p>
          </table:table-cell>
          <table:table-cell office:value-type="string" calcext:value-type="string">
            <text:p>Mon</text:p>
          </table:table-cell>
          <table:table-cell office:value-type="string" calcext:value-type="string">
            <text:p>n761103 (巧克力布朗尼)</text:p>
          </table:table-cell>
          <table:table-cell office:value-type="string" calcext:value-type="string">
            <text:p>[閒聊] 大家都怎麼度過自己的憂鬱期？</text:p>
          </table:table-cell>
          <table:table-cell office:value-type="string" calcext:value-type="string">
            <text:p>FALSE</text:p>
          </table:table-cell>
          <table:table-cell office:value-type="string" calcext:value-type="string">
            <text:p>大家好 最近不知跟經期有關 還是憂鬱纏身 總覺得整個人提不起勁 原本喜歡的逛街也沒興趣 明明住處就在逢甲商圈附近 一天過一天 每天都是固定形式 想改變卻無能為力 就連工作也是 每天八點起床準備上班 下午六點下班 覺得人生一點動力也沒有 本來開始固定跳有氧 如今下班回家就懶得出門 好想整天待在家放空 無奈經濟壓力不得不工作 好不容易今天開始去勞工大學 上自己想學很久的日文課 四年沒碰了 但多少都有接觸日文歌 沒忘得太快 希望這次日文課能帶來一點火花 想知道各位是怎麼度過的 我原本個性是不喜歡生活枯燥乏味 結果憂鬱纏身變得好矛盾 心裡一直想做點什麼 但身體和頭腦卻不聽使喚 好無力 Sent from my Android</text:p>
          </table:table-cell>
          <table:table-cell office:value-type="string" calcext:value-type="string">
            <text:p>無奈經濟壓力不得不工作。</text:p>
          </table:table-cell>
          <table:table-cell table:number-columns-repeated="3"/>
        </table:table-row>
        <table:table-row table:style-name="ro1">
          <table:table-cell office:value-type="float" office:value="2015" calcext:value-type="float">
            <text:p>2015</text:p>
          </table:table-cell>
          <table:table-cell office:value-type="string" calcext:value-type="string">
            <text:p>Sep</text:p>
          </table:table-cell>
          <table:table-cell office:value-type="float" office:value="14" calcext:value-type="float">
            <text:p>14</text:p>
          </table:table-cell>
          <table:table-cell office:value-type="string" calcext:value-type="string">
            <text:p>10:43:22</text:p>
          </table:table-cell>
          <table:table-cell office:value-type="string" calcext:value-type="string">
            <text:p>Mon</text:p>
          </table:table-cell>
          <table:table-cell office:value-type="string" calcext:value-type="string">
            <text:p>wasse0402 (孤獨一隻蝦)</text:p>
          </table:table-cell>
          <table:table-cell office:value-type="string" calcext:value-type="string">
            <text:p>[閒聊] 翹課心情好</text:p>
          </table:table-cell>
          <table:table-cell office:value-type="string" calcext:value-type="string">
            <text:p>FALSE</text:p>
          </table:table-cell>
          <table:table-cell office:value-type="string" calcext:value-type="string">
            <text:p>我高三 正面對升學的壓力 只要一想到要去學校身體就好沈重 想盡了各種辦法翹課 只要一翹課心情就會變得很好 而且是異常地好 我明白自己不能再這樣下去了 但是上學真的好痛苦 Sent from my Android 我有目標的校系，所以不能再混下去了但又好想放棄</text:p>
          </table:table-cell>
          <table:table-cell office:value-type="string" calcext:value-type="string">
            <text:p>正面對升學的壓力。</text:p>
          </table:table-cell>
          <table:table-cell table:number-columns-repeated="3"/>
        </table:table-row>
        <table:table-row table:style-name="ro1">
          <table:table-cell office:value-type="float" office:value="2015" calcext:value-type="float">
            <text:p>2015</text:p>
          </table:table-cell>
          <table:table-cell office:value-type="string" calcext:value-type="string">
            <text:p>Sep</text:p>
          </table:table-cell>
          <table:table-cell office:value-type="float" office:value="14" calcext:value-type="float">
            <text:p>14</text:p>
          </table:table-cell>
          <table:table-cell office:value-type="string" calcext:value-type="string">
            <text:p>16:52:16</text:p>
          </table:table-cell>
          <table:table-cell office:value-type="string" calcext:value-type="string">
            <text:p>Mon</text:p>
          </table:table-cell>
          <table:table-cell office:value-type="string" calcext:value-type="string">
            <text:p>k09090806 (JY)</text:p>
          </table:table-cell>
          <table:table-cell office:value-type="string" calcext:value-type="string">
            <text:p>[晴天] 不陰不晴</text:p>
          </table:table-cell>
          <table:table-cell office:value-type="string" calcext:value-type="string">
            <text:p>FALSE</text:p>
          </table:table-cell>
          <table:table-cell office:value-type="string" calcext:value-type="string">
            <text:p>半被迫(其實可以說有百分之八十被迫)的決定投入考試= = 今天開始正式準備 早上本來有跟人約早餐希望可早起 結果我前一晚忘了設鬧鐘 朋友就怒惹 說以後都不要跟你約早餐 朋友是在K書中心認識的 大我九歲的男性考生 曾經想要追我 不過被我不著痕跡的拒絕(我們也沒有明講這件事) 後來他看我穿著表現都像歐吉桑就算了 總之我們交情不錯 他今年也考上了 我跟他基本上都約早餐 從認識到現在 他大概被我放了三十次鳥= = 他非常怒= =大概是約五次平均會被我放一次鳥 因為我睡過頭(我有睡眠障礙) 晚上來跟他道個歉 最後九點半起床 還勉強Ok 10點半吃完早餐 吃b群念書 壓力很大很焦慮之後吞了半顆鎮靜劑 最後不知是因壓力大還是鎮靜劑的因素睡著了兩個多小時 基本上今天是準備日(看念書會發生什麼問題) 該發生的也都發生 不該發生的也成為該發生的= = 一直想睡(壓力大就會睡的類型) 回想之前準備考試 壓力大到想吐後就會壓力大到睡著(醫生說這是身體保護自己的機制) 睡到下午吃完午餐後 大概一天最多能念四小時 兩三小時是常態= = 不過這次應該不容如此 該怎麼辦呢 不知道怎麼辦呢 等等去走走 我在想搬出去養狗會不會比較好念 不過要搬家 清理新房子 自立生活等等可能會釀成另一波新壓力= = 好想玩樂噢= = 超想玩的 想看BL想寫BL(不要這樣) 好想跟大寶和美美去環島噢&gt; &lt; 不想念書啦討厭討厭討厭討厭&gt; &lt; 憲法是啥小啦 那種東西我不念還是可以工作啊 我有良心就會作出合憲解釋了= = 好想美美跟大寶噢 我是他們的媽媽(姐姐) 我不能這麼墮落軟弱QAQQQQQQQQQQQQQQQQQQQQQQQQQQQQQQQQQQ 謝謝s大QAQQQQQQQQQQQQQQQQQQQQQQQQQQQQQQ 好想玩噢可惡 剛又去玩了三四局candy crush soda 明知道不可以&gt;&lt;</text:p>
          </table:table-cell>
          <table:table-cell office:value-type="string" calcext:value-type="string">
            <text:p>壓力很大很焦慮之後吞了半顆鎮靜劑。最後不知是因壓力大還是鎮靜劑的因素睡著了兩個多小時。一直想睡(壓力大就會睡的類型)。壓力大到想吐後就會壓力大到睡著(醫生說這是身體保護自己的機制)。自立生活等等可能會釀成另一波新壓力=。</text:p>
          </table:table-cell>
          <table:table-cell table:number-columns-repeated="3"/>
        </table:table-row>
        <table:table-row table:style-name="ro1">
          <table:table-cell office:value-type="float" office:value="2015" calcext:value-type="float">
            <text:p>2015</text:p>
          </table:table-cell>
          <table:table-cell office:value-type="string" calcext:value-type="string">
            <text:p>Sep</text:p>
          </table:table-cell>
          <table:table-cell office:value-type="float" office:value="16" calcext:value-type="float">
            <text:p>16</text:p>
          </table:table-cell>
          <table:table-cell office:value-type="string" calcext:value-type="string">
            <text:p>10:07:36</text:p>
          </table:table-cell>
          <table:table-cell office:value-type="string" calcext:value-type="string">
            <text:p>Wed</text:p>
          </table:table-cell>
          <table:table-cell office:value-type="string" calcext:value-type="string">
            <text:p>n761103 (巧克力布朗尼)</text:p>
          </table:table-cell>
          <table:table-cell office:value-type="string" calcext:value-type="string">
            <text:p>[閒聊] 有家人也有躁鬱症傾向嗎</text:p>
          </table:table-cell>
          <table:table-cell office:value-type="string" calcext:value-type="string">
            <text:p>FALSE</text:p>
          </table:table-cell>
          <table:table-cell office:value-type="string" calcext:value-type="string">
            <text:p>各位好 想知道各位家人是否跟我一樣也有這些傾向? 像我爸，我媽、我和妹妹都懷疑他是否有了躁鬱症 脾氣說來就來，就連開車遇到前面開慢車，就烙一句X就加速逆向超車，我媽還緊抓把手 明明前一秒看他人好好的，後一秒就邊罵邊說我媽壞話，講得很難聽 我也遭殃過，尤其是發病時，不想離開房間，突然房門被我爸打開 盡說些打擊我的話，說什麼你就是逃避自己才躲在房裡，以後撿角了之類的話 我們家不習慣鎖門 除非洗澡換衣服 甚至直接進門猛打房門 還被嚇到過 從小他對我標準很高，尤其國中在前段班，進步了不鼓勵，只說再努力 我有些個性他看不慣，也講得很難聽，偏偏我非常在意別人想法，久了就很自卑 這次會發病部分也是因為他，當時雙重避孕有了孩子 想說是家人講出來討論，沒想到沒講還好，一講就馬上要我拿掉 他視面子比命重要，過幾天知道我沒處理，當場發飆，要我妹一起回來談 剛開始是比較和緩，直到聽到我想留下時，整個人爆衝面目猙獰 拿手機當木板，邊大聲罵我邊重摔手機，說我傷風敗俗，讓他對不起祖先 他是長子也是長孫，說完看到我瀕臨崩潰，又溫情喊話說 只要妳拿掉，就算傾家蕩產也會把你醫好，因為你是我女兒 當時已有些憂鬱和自律失調症狀，在吃抗鬱藥和緩和自律神經失調的藥 當時婦科醫生知情後也建議我要拿掉，最好身心科回診 而我自己當時對病情過於自信，想說國中發病過也好了，就沒回診了 結果因為他這番話加上手術打擊，我又發病了，且帶著自律神經失調的症狀 心情鬱卒也說些喪氣話，說對我們失望，想退休金花光後，不想連累家人，死一死好了 他是年資滿25年退休，已經五年了，有時喪氣話講著，情緒激動去撞牆 把自己頭撞破一個洞，當場鮮血直流，我和家人都嚇傻了，我媽甚至大哭 從小就覺得我媽是個樂觀的人，國中發病也是他傾聽我且帶我就診 很少看她哭，因為她總是能樂觀地面對任何事情，就連我爸難聽話也是 從小就被媽媽提醒別惹爸爸生氣，我家算很順從我爸，就是別讓他生氣造成失控場面 我爸曾說他討厭愛哭的小孩，偏偏我妹從小身體不好，常做惡夢半夜大哭 每次遇到這情形，我媽總是衝第一安撫我妹，怕我爸聽到又要情緒失控了 他也坦承知道自己脾氣不好，前幾年等情緒平穩時，以溝通方式說覺得他有躁鬱症 無奈愛面子又鐵齒的他，不承認他有病，只覺得脾氣差無法控制而已 也對抗壓力有自信，爺爺奶奶一個殘障一個智力不足，長子的他自然得扛很多壓力和責任 有時責罵我們後聊天，講到他小時過往，怎麼被取笑和走過來，講到激動泛淚 雖然如此，但家人已飽受折磨，有稍微了解躁鬱症，在躁症和鬱症成平衡狀態 是跟正常人一樣觀察不出異狀，直到躁症和鬱症失衡，才察覺情緒起伏很大 現在看到男友一些壞習慣，自己情緒也會爆衝，不知道跟是否跟我爸有關，可能遺傳之類 的 Sent from my Android</text:p>
          </table:table-cell>
          <table:table-cell office:value-type="string" calcext:value-type="string">
            <text:p>也對抗壓力有自信，爺爺奶奶一個殘障一個智力不足，長子的他自然得扛很多壓力和責任。</text:p>
          </table:table-cell>
          <table:table-cell table:number-columns-repeated="3"/>
        </table:table-row>
        <table:table-row table:style-name="ro1">
          <table:table-cell office:value-type="float" office:value="2015" calcext:value-type="float">
            <text:p>2015</text:p>
          </table:table-cell>
          <table:table-cell office:value-type="string" calcext:value-type="string">
            <text:p>Sep</text:p>
          </table:table-cell>
          <table:table-cell office:value-type="float" office:value="18" calcext:value-type="float">
            <text:p>18</text:p>
          </table:table-cell>
          <table:table-cell office:value-type="string" calcext:value-type="string">
            <text:p>11:59:58</text:p>
          </table:table-cell>
          <table:table-cell office:value-type="string" calcext:value-type="string">
            <text:p>Fri</text:p>
          </table:table-cell>
          <table:table-cell office:value-type="string" calcext:value-type="string">
            <text:p>k09090806 (JY)</text:p>
          </table:table-cell>
          <table:table-cell office:value-type="string" calcext:value-type="string">
            <text:p>[閒聊] 愛自己《板友的每日優點記錄》9/18</text:p>
          </table:table-cell>
          <table:table-cell office:value-type="string" calcext:value-type="string">
            <text:p>TRUE</text:p>
          </table:table-cell>
          <table:table-cell office:value-type="string" calcext:value-type="string">
            <text:p>記錄今天不錯的事項。 有個今天接下來的時間想完成的目標也可以記記 不過不要有壓力 拍拍 等你復原 團兵真的還可以再戰一百年</text:p>
          </table:table-cell>
          <table:table-cell office:value-type="string" calcext:value-type="string">
            <text:p>不過不要有壓力。</text:p>
          </table:table-cell>
          <table:table-cell table:number-columns-repeated="3"/>
        </table:table-row>
        <table:table-row table:style-name="ro1">
          <table:table-cell office:value-type="float" office:value="2015" calcext:value-type="float">
            <text:p>2015</text:p>
          </table:table-cell>
          <table:table-cell office:value-type="string" calcext:value-type="string">
            <text:p>Sep</text:p>
          </table:table-cell>
          <table:table-cell office:value-type="float" office:value="21" calcext:value-type="float">
            <text:p>21</text:p>
          </table:table-cell>
          <table:table-cell office:value-type="string" calcext:value-type="string">
            <text:p>06:07:37</text:p>
          </table:table-cell>
          <table:table-cell office:value-type="string" calcext:value-type="string">
            <text:p>Mon</text:p>
          </table:table-cell>
          <table:table-cell office:value-type="string" calcext:value-type="string">
            <text:p>pinpo (孤獨患者)</text:p>
          </table:table-cell>
          <table:table-cell office:value-type="string" calcext:value-type="string">
            <text:p>[閒聊] 純分享（文長）</text:p>
          </table:table-cell>
          <table:table-cell office:value-type="string" calcext:value-type="string">
            <text:p>FALSE</text:p>
          </table:table-cell>
          <table:table-cell office:value-type="string" calcext:value-type="string">
            <text:p>九月開始幾乎每天都天亮說晚安了， 我沒有美國時間，因為住臺灣8時區。 問我不睡在幹麻，其實可以睡，但就是睡不著， 或許關掉電腦、關掉手機就可以入眠了； 從小從躺下到睡著的時間至少15分鐘， 只要燈一關、眼一閉， 就是大腦開始活躍的時候。 從小無憂無慮的小孩，家族是軍公教世家， 當年聯考考運不順，考上了私立大學跟軍校， 知道成績到繳交志願卡這陣子，兩三天就有說客（親戚）來家裡遊說， 後來更被叫去他們家好言歹說， 啥父母年紀大了，私立大學學費又貴，唸軍校還可以寄錢回家等等...... （這樣的遊說不是第一次了，之前升高中也如此） 就這樣，凹不過一堆大人的壓力，硬著頭皮就讀， 畢竟當時身體不好又瘦弱，第三天撐不住， 主動跟學長說不想唸，學長要我打電話自己跟家人講。 還記得打回去時我是邊講邊哭的， 老娘還在說服我繼續唸完，老爹在電話旁邊說不想念就叫他回來吧， 談話許久和老娘沒有共識，我掛上了電話； 午休時間，反覆思索著到底要不要回去， 但大家族的壓力讓當時還小的我害怕回去面對那些人的嘴臉， 午休結束，我跟學長說沒事，然後打電話回家說我還是繼續唸好了， 就一直到入伍訓為止沒再提過放棄這件事。 印象非常深刻， 在某天入伍訓手榴彈訓練後，下課時間坐在板凳發呆休息時， 突然呼吸急促、四肢漸漸僵硬， 聽得到周遭的聲音，卻無法做出任何回應； 最後知道，這叫換氣過度症候群， 連上長官知道，便研議減少我的操課跟管教，但這病就像不定時炸彈一樣， 就算只是坐在旁邊、躺在床上也會自己發作， 漸漸地，他們希望我退訓，因為造成連上管理的麻煩， 但我打死不退，除了覺得連女孩子都可以撐過以外，更不想就這樣回去。 接著就是一連串的冷嘲熱諷， 一向對我很好的輔導長，在我發病且頭痛的時候， 在一旁冷眼說著有你媽生你的時候那麼痛嗎 也沒有給我必要的幫助和處置； 我那時聽了很不舒服，用有些恐懼憎恨的眼神看著他， 沒想到他竟然大發雷霆...... 還是撐過入伍訓了， 回到學校後，也因為身高成為班代， 原本以為能夠好好享受學生生活，不再受到壓力所苦； 回去後第三週，再度無預警換氣過度， 被抬進去三總好幾次，救護車鳴笛聲不知從入伍訓開始就聽到厭煩了， 很多次都是半夜發病，學長打電話給家人， 父母都是搭計程車從中部到臺北的。 最後還是自願退學了，醫院最後診斷是， 雖說學校方面決議是休學，並歡迎我隨時復學， 回去修養期間，煩人的蒼蠅們再也沒到家裡吵我； 身體好轉後，老娘竟然要我繼續回去把軍校唸完， 想當然我打死都不願意，就算被逼著去廟裡還真的連續擲了三個聖筊， 免談，我開始了解這是自己的人生， 從此之後和家人關係再也沒好過。 之後的事情以後再說（因為好像打的有點長 ） 我花了很久的時間，慢慢調適自己的心情， 並學會用正面的態度去看待每一件事。 影響我最深的是， 以及下面這段影片： https//www.youtube.com/watch?v=HDxeBxrifcg 我開始感謝我的家庭，他們是我最好的負面教材， 提醒我以後不可以這樣教小孩，甚至我也因此學會怎麼教學生。 我學會自娛娛人，被嘲諷辱罵也不生氣， 用幽默停止不必要的爭端，不拿別人的過錯懲罰自己的身體。 學會因為一點小事情就讓自己開心，例如吃到好吃的食物， 做了一件蠢事就寫成好笑的故事分享到FB， 看著一堆讚跟別人罵自己笨或呆就覺得很有趣。 聽悲傷的歌並且跟著唱出來，當作一種抒發情緒的方式， 還會覺得自己用感情唱出來超級好聽的。 學會傾聽，幫助心情不好的朋友讓他們釋懷或更好， 因為我懂得比心情不好更低落的事情，比情緒憂鬱更嚴重的憂鬱症， 更能感同身受他們的心境， 成為他們心中的勇氣福袋或中央空調（喂）。 不敢說花血淚才走到這步， 但很感謝自己這樣對待自己。 若真要找個繼續呼吸的理由， 我會說我是為了幫助更多人而存在的，這是我的使命， 過去的痛楚都是為了讓我更好的經歷跟磨練； 或許因為有病無法正常工作，也無法賺大錢結婚生子買房買車...... 至少我幫助了比我更需要的孩子、家庭或個案， 我的成就，來自幫助後的喜悅，以及對方的感謝， 我在精神上賺的，比物質上豐富很多很多。 錢嘛，夠維持基本開銷就好了， 與其每天煩惱一堆貸款等等的，還不如隨時拿去吃頓好料犒賞自己一下， 到咖啡廳點杯咖啡放空聽爵士音樂也是超棒的啊我說 沒想到隨便打就200行了，感謝有全部看完的你們， 希望給大家一絲絲的幫助，感受到一點點的轉念或溫暖， 就覺得打這些有一點價值了。 加油，我們都加油 學會更自私的去善待自己，這是我們做得到的：）</text:p>
          </table:table-cell>
          <table:table-cell office:value-type="string" calcext:value-type="string">
            <text:p>就這樣，凹不過一堆大人的壓力，硬著頭皮就讀，。但大家族的壓力讓當時還小的我害怕回去面對那些人的嘴臉，。原本以為能夠好好享受學生生活，不再受到壓力所苦；。</text:p>
          </table:table-cell>
          <table:table-cell table:number-columns-repeated="3"/>
        </table:table-row>
        <table:table-row table:style-name="ro1">
          <table:table-cell office:value-type="float" office:value="2015" calcext:value-type="float">
            <text:p>2015</text:p>
          </table:table-cell>
          <table:table-cell office:value-type="string" calcext:value-type="string">
            <text:p>Sep</text:p>
          </table:table-cell>
          <table:table-cell office:value-type="float" office:value="22" calcext:value-type="float">
            <text:p>22</text:p>
          </table:table-cell>
          <table:table-cell office:value-type="string" calcext:value-type="string">
            <text:p>21:42:15</text:p>
          </table:table-cell>
          <table:table-cell office:value-type="string" calcext:value-type="string">
            <text:p>Tue</text:p>
          </table:table-cell>
          <table:table-cell office:value-type="string" calcext:value-type="string">
            <text:p>k09090806 (JY)</text:p>
          </table:table-cell>
          <table:table-cell office:value-type="string" calcext:value-type="string">
            <text:p>[晴天] 誇張的連續晴天</text:p>
          </table:table-cell>
          <table:table-cell office:value-type="string" calcext:value-type="string">
            <text:p>FALSE</text:p>
          </table:table-cell>
          <table:table-cell office:value-type="string" calcext:value-type="string">
            <text:p>其實我也不知道算不算晴天 但情緒稍微紓緩下來一點 今天念書時焦慮嗑了一顆半的鎮定劑(正常劑量範圍) 又嗑了兩倍B群(我的身體很容易焦慮到能量耗竭 所以多吃了些) 昨天晚上 我和(基督教的)上帝說 如果我們不適合 就切了吧 然後重新來過 就當我在基督教的經歷是零 然後我決定我要自私 我要活在這裡 因為我花了好多時間去在意別人的情緒 感受 我花了好多時間在想過去跟未來 然後我重開機了 我覺得重開機很重要 律師考前一天我旁邊的窗戶一直誘惑我要我打開他 跳下去一切就結束了 然後我沒跳下去 結果有全國前100名內(老實說好了 改題老師的評分相當恣意) 雖然這不代表我的法律很強(只是代表我解題老師跟我心有靈犀一點通) 打開榜單的時候我差點哭出來 我依然想逃 我依然在逃 還有很多決定等著我作 我在逃避 可是我知道我會去作 或是我不去作 時間就會代替我去擲骰子 我知道我很膽小 但是我會長大 昨天我跟教會姊姊出去 聊了很多 讓我覺得我很無知 但這就是現在的我 無知也好 沒有社會經驗也罷 總是慌慌張張的 會作錯事情 可是這是現在的我可以做到的最好 看了某隻狗狗的粉絲團 那隻狗狗昨天死掉了 雖然是隻老狗 不過前幾天貼上來的照片都很平常 所以讓人錯愕 眼淚瘋狂掉下來 我不在乎很多很多很多很多很多的事 我還不喜歡人類 所以也許只是我壓力大想大哭一場 可是我還是大哭了一場</text:p>
          </table:table-cell>
          <table:table-cell office:value-type="string" calcext:value-type="string">
            <text:p>所以也許只是我壓力大想大哭一場。</text:p>
          </table:table-cell>
          <table:table-cell table:number-columns-repeated="3"/>
        </table:table-row>
        <table:table-row table:style-name="ro1">
          <table:table-cell office:value-type="float" office:value="2015" calcext:value-type="float">
            <text:p>2015</text:p>
          </table:table-cell>
          <table:table-cell office:value-type="string" calcext:value-type="string">
            <text:p>Sep</text:p>
          </table:table-cell>
          <table:table-cell office:value-type="float" office:value="26" calcext:value-type="float">
            <text:p>26</text:p>
          </table:table-cell>
          <table:table-cell office:value-type="string" calcext:value-type="string">
            <text:p>00:12:32</text:p>
          </table:table-cell>
          <table:table-cell office:value-type="string" calcext:value-type="string">
            <text:p>Sat</text:p>
          </table:table-cell>
          <table:table-cell office:value-type="string" calcext:value-type="string">
            <text:p>k09090806 (JY)</text:p>
          </table:table-cell>
          <table:table-cell office:value-type="string" calcext:value-type="string">
            <text:p>[晴天] 心情平靜</text:p>
          </table:table-cell>
          <table:table-cell office:value-type="string" calcext:value-type="string">
            <text:p>FALSE</text:p>
          </table:table-cell>
          <table:table-cell office:value-type="string" calcext:value-type="string">
            <text:p>是那種喝一大杯紅茶 嗑兩顆克癇平之後會有的心境(未OD) 有點累壞了 一天只要吃兩顆鎮靜劑到11點我就會很累很累很累很累很累 這幾個月我把這三年來該看的BL都看了 性轉 生子 ABO 哨兵嚮導哨兵 連rape跟AU都看了當然pwp我不會看 感覺終於可以畢業了 BL等我寫完這篇文就再見~~~~~~~~~~~~~~ 就覺得啊 BL果然也就只是這樣 (也應該是我無法再看更獵奇的 畢竟年紀) 還是沒辦法念書 我沒辦法下定決心 我不知道花接下來這21天跟這個考試拼命有什麼意義 有必要嗎 但我從去年11月就耍廢至今了 我是想重新開始 但用21天拼一個考試未免太刺激 不可諱言 我的腦袋還有美美跟大寶 但把他們放置PLAY這21天~25天還好 我想念書 慢慢思考慢慢念 但也許我想作個實驗 實驗自己可不可以全力以赴21天 不過我不焦慮的機率微乎其微 說真的這大概是要跟焦慮拼21天吧 如果這21天過去 我的成績尚可 就代表這個考試是可以用短時間片段式的準備 而且假如僥倖過關 美美跟大寶會有很好很好很好的未來(過關的機率是0.1%) 我是這樣想的 但21天讓我好絕望 我需要一個理由 一個決心 理由1：這是我對我爸媽的承諾 最後一個責任 理由2：我如果不準備 搬出去養狗 我會被我爸媽冠上愛狗愛到瘋掉的罪名 這樣壓力大 理由3：想試試看自己21天能念多少書(在不強迫自己的前提下) 理由4：我的確想念念書 而且養狗的話光是搬家再教育兩隻小王八應該要一個月 理由5：微乎其微的可能性考上的話(畢竟可能性不是零= =)就會雞犬升天 理由6：兩個小王八狗再等我21天也不遲 理由7：測試這個考試的念法 我乖乖看考點吧我想 感謝m大的建議 我覺得壓力大真的會想看很獵奇的東西= =我本來對血淋淋的rape毫無興趣 不過我之後也不會看就是了 我是只要靜得下來或沒壓力哪裡都可的人 但重點就是要靜得下來..... 感謝p大建議 話說那個ABO 真的覺得日本人的同人很不忠於原設定 他們只是想要發情期跟懷孕這個梗 信息素呢氣味呢 ABO這個梗本來就像動物一樣 日本人真是假正經</text:p>
          </table:table-cell>
          <table:table-cell office:value-type="string" calcext:value-type="string">
            <text:p>這樣壓力大。我覺得壓力大真的會想看很獵奇的東西=。我是只要靜得下來或沒壓力哪裡都可的人。</text:p>
          </table:table-cell>
          <table:table-cell table:number-columns-repeated="3"/>
        </table:table-row>
        <table:table-row table:style-name="ro1">
          <table:table-cell office:value-type="float" office:value="2015" calcext:value-type="float">
            <text:p>2015</text:p>
          </table:table-cell>
          <table:table-cell office:value-type="string" calcext:value-type="string">
            <text:p>Sep</text:p>
          </table:table-cell>
          <table:table-cell office:value-type="float" office:value="26" calcext:value-type="float">
            <text:p>26</text:p>
          </table:table-cell>
          <table:table-cell office:value-type="string" calcext:value-type="string">
            <text:p>21:57:49</text:p>
          </table:table-cell>
          <table:table-cell office:value-type="string" calcext:value-type="string">
            <text:p>Sat</text:p>
          </table:table-cell>
          <table:table-cell office:value-type="string" calcext:value-type="string">
            <text:p>k09090806 (JY)</text:p>
          </table:table-cell>
          <table:table-cell office:value-type="string" calcext:value-type="string">
            <text:p>[陰天] 壓力</text:p>
          </table:table-cell>
          <table:table-cell office:value-type="string" calcext:value-type="string">
            <text:p>FALSE</text:p>
          </table:table-cell>
          <table:table-cell office:value-type="string" calcext:value-type="string">
            <text:p>因為靠北的要準備考試所以壓力大 剛剛想說去運動(爬爬樓梯而已)結果爬一爬 時間到了就到頂樓坐 然後就哭了 是壓力有多大 欸幹因老北 老娘沒考上這個公務員考試還是有律師可以作 律師當三年就可以考轉任法官考試 考不上是可以多悲慘 啊念不下去就不要念啊 假裝在念每天出去逍遙也不錯啊 反正我爸媽願意多養我這幾天也沒什麼不好 只是不能見到我的狗還是讓我很難受 他們真是我的小寶寶 題外 我會想戒了bl的原因是因為我看了BL之後會活在自己的世界 不想跟別人講話XDDDDDDDDDDD 這種時候該幹什麼知道嗎 就是唱吳宗憲的三暝三日 只要想到他的臉就會想笑 哩欸形影雖仍離開 但細挖欸心中攏係利~~~~~~~~~~~~~ 謝謝n大~ 還是這個症狀只有我有XDDDDDDDDD 不過我也不能接受吳宗憲BL就是了(沒人問你 話說最近歐美同人猖獗 大家越來越重口了是說 如果我沒搞錯現在應該是MARVEL電影同人當道= = 日系的我就不太追 憲哥表示不要 而我個人跟憲哥持相同立場 RPS(真人配對有點驚悚 之前選舉期間的剩蚊跟柯P已經讓我覺得可怕) 我是看LOFTER跟論壇 所以跟晉江沒關係XD 甚麼東西XDDD 真的= = 目前就是有點厭膩的狀態 GL吃不下 我比較喜歡物化男性 因為有趣吧XDDD</text:p>
          </table:table-cell>
          <table:table-cell office:value-type="string" calcext:value-type="string">
            <text:p>因為靠北的要準備考試所以壓力大。是壓力有多大。</text:p>
          </table:table-cell>
          <table:table-cell table:number-columns-repeated="3"/>
        </table:table-row>
        <table:table-row table:style-name="ro1">
          <table:table-cell office:value-type="float" office:value="2015" calcext:value-type="float">
            <text:p>2015</text:p>
          </table:table-cell>
          <table:table-cell office:value-type="string" calcext:value-type="string">
            <text:p>Oct</text:p>
          </table:table-cell>
          <table:table-cell office:value-type="float" office:value="2" calcext:value-type="float">
            <text:p>2</text:p>
          </table:table-cell>
          <table:table-cell office:value-type="string" calcext:value-type="string">
            <text:p>02:50:49</text:p>
          </table:table-cell>
          <table:table-cell office:value-type="string" calcext:value-type="string">
            <text:p>Fri</text:p>
          </table:table-cell>
          <table:table-cell office:value-type="string" calcext:value-type="string">
            <text:p>n761103 (巧克力布朗尼)</text:p>
          </table:table-cell>
          <table:table-cell office:value-type="string" calcext:value-type="string">
            <text:p>[閒聊] 對不起 委屈你們了！！</text:p>
          </table:table-cell>
          <table:table-cell office:value-type="string" calcext:value-type="string">
            <text:p>FALSE</text:p>
          </table:table-cell>
          <table:table-cell office:value-type="string" calcext:value-type="string">
            <text:p>目前和男友同居中，一樣都有憂鬱症，而他正努力戒酒中 每隔兩周就到身心科成癮中心回診，也是看到診斷書才知道他也憂鬱症 只是他發病症狀跟我不同，不哭不歇斯底里，靠酒精排解壓力 目前他的藥有安定文、威克倦和樂比克，而我是煩多閃、益可寧和大安源錠 昨天我情緒不穩心情極差，眼淚流不停，間接影響他的情緒 買完晚餐回來才跟我說，安定文一次吞19顆，當場傻眼 只看他全身無力，像活屍般，從床上拖著帶爬去廁所 打去藥物諮詢，說他藥物過量，要我馬上送他去急診，怕會突然呼吸中止 不知所措只能一直哭，剛好媽媽打電話過來，當下感覺真的是救命藥 跟她說了我的情況和男友當時狀況，邊講邊觀察男友 講了約一小時，確定沒事才掛電話，結果今天媽媽又打來關心 情緒又比昨天更不穩，還脫口而出想一了百了，要她等著領我的保險金 由於十年前第一次發病時，就是她主動帶我就醫，因此並無太大反應 只說一定要用這麼激烈的手段嗎？ 後來才知道她早上除了聽重鬱症阿姨訴苦外 晚上還被我情緒轟炸，一天被兩個憂鬱症患者倒苦水，想必不是普通的累 只聽媽媽說 有什麼事就打回來發洩，別一個人逞強 我只能邊哭邊嗯來回應 之後男友也加班回來，為了體恤我，買了我愛喝的百香QQ青茶 看到我情緒又不穩在哭，一直對我示好並問我又怎麼了 (他不喜歡看到我哭) 看著同是憂鬱症的男友情緒，又因為我而受起伏，心裡真的是五味雜陳 看到身旁兩個親人關心，當下情緒卻沒辦法適時的回應你們 對不起又因為我像瘋子的情緒而影響你們，委屈你們了 剛吃了煩多閃和大安源錠，情緒穩定多了，但卻又失眠 不知道待會又要多久才能睡著，總之今天又被親人從鬼門關拉了回來 PS. 謝謝p大站內信，也謝謝推文給我支持版友們，適時拉了我一把 Sent from my Android</text:p>
          </table:table-cell>
          <table:table-cell office:value-type="string" calcext:value-type="string">
            <text:p>只是他發病症狀跟我不同，不哭不歇斯底里，靠酒精排解壓力。</text:p>
          </table:table-cell>
          <table:table-cell table:number-columns-repeated="3"/>
        </table:table-row>
        <table:table-row table:style-name="ro1">
          <table:table-cell office:value-type="float" office:value="2015" calcext:value-type="float">
            <text:p>2015</text:p>
          </table:table-cell>
          <table:table-cell office:value-type="string" calcext:value-type="string">
            <text:p>Oct</text:p>
          </table:table-cell>
          <table:table-cell office:value-type="float" office:value="5" calcext:value-type="float">
            <text:p>5</text:p>
          </table:table-cell>
          <table:table-cell office:value-type="string" calcext:value-type="string">
            <text:p>20:02:37</text:p>
          </table:table-cell>
          <table:table-cell office:value-type="string" calcext:value-type="string">
            <text:p>Mon</text:p>
          </table:table-cell>
          <table:table-cell office:value-type="string" calcext:value-type="string">
            <text:p>swingcola ( <text:s text:c="2"/>)</text:p>
          </table:table-cell>
          <table:table-cell office:value-type="string" calcext:value-type="string">
            <text:p>[晴天] 今天</text:p>
          </table:table-cell>
          <table:table-cell office:value-type="string" calcext:value-type="string">
            <text:p>FALSE</text:p>
          </table:table-cell>
          <table:table-cell office:value-type="string" calcext:value-type="string">
            <text:p>我一早起來因為沒吃早餐餓到中午，有點不舒服 送走我姊小孩，跟我媽說肚子餓 我媽從冰箱拿出昨夜姑姑給他的便當， 問我要不要吃，說了幾句他捨不得丟全丟 然後我開始生氣 打算要去看二輪片之前順便吃飯 結果還是宅在家，吃什麼也不知道，汽車找車位也困擾 只是如果我要去休閒娛樂時，都覺得很罪惡感.. 越來越悶然後一天又快過了，等到我媽問我怎麼還在家時 才騎著車去外頭閒晃透透氣，他看我出門也會放心點 到底在幹嘛.. 之前還會想去運動，現在出門透氣也都覺得好空虛 後來對自己很生氣就坐在超商玩起漂流瓶 還到版上發廢文 遇到了兩個好心人回話， 一個要我好好珍惜，我真的就有好好珍惜的念頭 所以回家煮了兩道菜，跟媽媽道歉中午亂發脾氣 我跟他說，我真的很討厭對她亂發脾氣的自己 生氣完都會心情很差 媽媽還跟我道歉...說應該幫我準備早餐的， 我說你不用這樣做會把我寵壞 未來的自己好難想像會過怎樣的生活 我應該要會賺錢才不會讓自己常常心情不好 對家人發脾氣，也比較不會有罪惡感 但這種腦袋到底該找什麼工作好 以前想要找好一點工作 對自己要求太多有點不自量力 也怕工作壓力讓身體又生病 現在的際遇或許是為了要跟家人大和解而上演 我原諒媽媽了，珍惜眼下的幸福心理比較不會空虛了 真的很需要感受被確實愛著 我是玩微信沒錯，他也有很多垃圾訊息，要過濾跟慎選對象聊天唷 祝你聊天愉快 剛看一次自己的文章，文義不通順 打得亂七八糟P</text:p>
          </table:table-cell>
          <table:table-cell office:value-type="string" calcext:value-type="string">
            <text:p>也怕工作壓力讓身體又生病。</text:p>
          </table:table-cell>
          <table:table-cell table:number-columns-repeated="3"/>
        </table:table-row>
        <table:table-row table:style-name="ro1">
          <table:table-cell office:value-type="float" office:value="2015" calcext:value-type="float">
            <text:p>2015</text:p>
          </table:table-cell>
          <table:table-cell office:value-type="string" calcext:value-type="string">
            <text:p>Oct</text:p>
          </table:table-cell>
          <table:table-cell office:value-type="float" office:value="7" calcext:value-type="float">
            <text:p>7</text:p>
          </table:table-cell>
          <table:table-cell office:value-type="string" calcext:value-type="string">
            <text:p>21:13:53</text:p>
          </table:table-cell>
          <table:table-cell office:value-type="string" calcext:value-type="string">
            <text:p>Wed</text:p>
          </table:table-cell>
          <table:table-cell office:value-type="string" calcext:value-type="string">
            <text:p>k09090806 (JY)</text:p>
          </table:table-cell>
          <table:table-cell office:value-type="string" calcext:value-type="string">
            <text:p>[晴天] 小花(不陰不晴)</text:p>
          </table:table-cell>
          <table:table-cell office:value-type="string" calcext:value-type="string">
            <text:p>FALSE</text:p>
          </table:table-cell>
          <table:table-cell office:value-type="string" calcext:value-type="string">
            <text:p>小花是我家附近公園的流浪狗王 公的 基本上我家附近的歐巴桑歐基桑(狗爸狗媽)看到路上的流浪狗是花狗就會幫他取名小花 不分公母 之所以想介紹介紹小花 是因為他真是XX的一條賤狗 而小花之所以是一條賤狗 不只是因為他是小花(雖然他是小花占了一大比例的原因) 之前我在幫人遛黑皮的時候 他看到黑皮就開始兇 如果在母狗面前更是直接開咬 基本上凡是有蛋蛋的公狗進到公園 他就可能會咬 之前他咬了一隻臘腸 臘腸的主人摸摸鼻子花了三千塊醫藥費 這就算了 基本上我對小花還算不錯 下午時我家附近公園有個狗聚(狗主人帶狗) 小花雖然是流浪狗 但他也會參加(其中一個狗主人是他乾爹) 我有次沒帶黑皮 純粹去摸摸狗 結果就被他撲倒了 因為我身上有黑皮的味道 這也不算什麼 狗的本能 不過我最近因為這樣那樣的原因沒去遛黑皮那隻少爺 於是我就勾搭上了公園的一隻超大型母狗叫大丹(長相有點像大丹狗) 基本上就是去找她說說話談談心事說說最近壓力多大 雖然大丹聽不懂但畢竟她是被繁殖場丟出來的狗 也是經歷過滄桑的 想想跟她說說話也是有點紓壓 順便幫她按按摩 順帶一提 大丹的乾爹跟小花的是同一個人 大丹差不多有五六十公斤重吧 都比我重了 想想她生過那麼多寶寶都被搶走應該也是挺辛苦的 好像有點岔題 總之我會幫大丹按摩摸摸是因為她太胖 我想說幫她按按穴道 (之前看過一本狗的穴道書) 也許對他健康有幫助 畢竟她也有年紀了 還有狗也喜歡抓抓摸摸 然後我也買了不少東西賄賂大丹 豬耳朵是一定要的(寵物店賣的乾燥豬耳) 最近跟大丹大致搞好關係 她也喜歡跟我到處在公園走走 本來我跟大丹兩人(準確說是一人一狗)世界很happy 不過小花出現了= = 而且他每次都會出現= = 他每次都會跟我討摸摸 我並不想摸他 因為他都把自己泡到公園的湖裡 摸完他手都是泥水 我很堅定的向小花表明我的立場 我不要 不行 沒有摸摸 但他就會開始撲我把他骯髒的充滿泥巴的前腳巴在我的衣服上 我閃幾次他巴幾次 然後我就只好摸他 真的很賤欸 一直跟一直跟一直跟一直跟 明明就是我跟大丹的小約會 明明老娘要念書很忙 而且我又不是很喜歡小花(愛咬狗的囂張賤狗) 怎麼這麼不要臉= =不摸還一直發出嗚嗚嗚嗚的哭聲 靠腰噢知道只有老娘會好心摸你 你還咬黑皮 真的很不要臉 臭賤狗 我的衣服上都是小花弄的泥水又會被我媽罵 順便記錄 今天跑了2k 花了不到20分鐘左右 不會累 根本沒消耗到體力 明天試著跑3k 然後今天念了保險法 還不錯 考前倒數9天 結果當天念了書之後再也不想念XD 畢竟這是比較常出現的詞XD 我與狗狗的愛恨情仇 謝謝r姐~</text:p>
          </table:table-cell>
          <table:table-cell office:value-type="string" calcext:value-type="string">
            <text:p>基本上就是去找她說說話談談心事說說最近壓力多大。</text:p>
          </table:table-cell>
          <table:table-cell table:number-columns-repeated="3"/>
        </table:table-row>
        <table:table-row table:style-name="ro1">
          <table:table-cell office:value-type="float" office:value="2015" calcext:value-type="float">
            <text:p>2015</text:p>
          </table:table-cell>
          <table:table-cell office:value-type="string" calcext:value-type="string">
            <text:p>Oct</text:p>
          </table:table-cell>
          <table:table-cell office:value-type="float" office:value="9" calcext:value-type="float">
            <text:p>9</text:p>
          </table:table-cell>
          <table:table-cell office:value-type="string" calcext:value-type="string">
            <text:p>22:36:31</text:p>
          </table:table-cell>
          <table:table-cell office:value-type="string" calcext:value-type="string">
            <text:p>Fri</text:p>
          </table:table-cell>
          <table:table-cell office:value-type="string" calcext:value-type="string">
            <text:p>p1026 (豬)</text:p>
          </table:table-cell>
          <table:table-cell office:value-type="string" calcext:value-type="string">
            <text:p>[閒聊] 出去走走</text:p>
          </table:table-cell>
          <table:table-cell office:value-type="string" calcext:value-type="string">
            <text:p>FALSE</text:p>
          </table:table-cell>
          <table:table-cell office:value-type="string" calcext:value-type="string">
            <text:p>我很悶的時候 就會想要出去走走 大多時候，我會去爬山 走在山林中，呼吸新鮮空氣、流流汗、看看遠景 讓心裡的負能量釋放許多 也紓解一些壓力 之前有看到版友分享希望山林的活動 原本一直沒機會跟 後來最近跟了兩次後，覺得在山中這樣走走，放鬆一下心情，感覺很棒 在這邊宣傳一下希望山林這週的活動 魚路挑硫古道 一、活動日期：2015年10月11日(星期日) 二、集合時間、地點： 800捷運劍潭站2號出口集合，815排隊，830小15發車 三、等級1.0。六小時以內。 四、活動路線： 擎天崗下魚路古道(下日人路)， 繞到挑硫古道折返回魚路古道(石階)回到擎天崗，大約六小時(含休息)。 五、活動報名 http//hopeforest2e3c9f.kktix.cc/events/91307f1bee1836 六、建議個人裝備：自備午餐、登山鞋/雨鞋、防寒衣物與乾淨衣物一套、護膝、 個人藥品、飲水（建議1升以上）、行動糧、帽子、頭巾、雨衣/傘。 (請用後背包裝東西，勿用側背包喔） 七、領隊/兼聯絡人 希望山林杜媽(杜政憲)0930598568 [email protected] 如果有機會也可以來走走，流流汗、放鬆心情~~</text:p>
          </table:table-cell>
          <table:table-cell office:value-type="string" calcext:value-type="string">
            <text:p>也紓解一些壓力。</text:p>
          </table:table-cell>
          <table:table-cell table:number-columns-repeated="3"/>
        </table:table-row>
        <table:table-row table:style-name="ro1">
          <table:table-cell office:value-type="float" office:value="2015" calcext:value-type="float">
            <text:p>2015</text:p>
          </table:table-cell>
          <table:table-cell office:value-type="string" calcext:value-type="string">
            <text:p>Oct</text:p>
          </table:table-cell>
          <table:table-cell office:value-type="float" office:value="12" calcext:value-type="float">
            <text:p>12</text:p>
          </table:table-cell>
          <table:table-cell office:value-type="string" calcext:value-type="string">
            <text:p>22:59:15</text:p>
          </table:table-cell>
          <table:table-cell office:value-type="string" calcext:value-type="string">
            <text:p>Mon</text:p>
          </table:table-cell>
          <table:table-cell office:value-type="string" calcext:value-type="string">
            <text:p>Llingjing (冷劍塵)</text:p>
          </table:table-cell>
          <table:table-cell office:value-type="string" calcext:value-type="string">
            <text:p>[閒聊] 我的內心，已讀不回</text:p>
          </table:table-cell>
          <table:table-cell office:value-type="string" calcext:value-type="string">
            <text:p>FALSE</text:p>
          </table:table-cell>
          <table:table-cell office:value-type="string" calcext:value-type="string">
            <text:p>因為老闆很依賴Line，突然想到這個畫面。 Llingjing 欸欸，你知道嗎今天又一個人要離職了。 喔？到幾號啊？ My Heart Llingjing他說到禮拜五，怎麼可以這樣 我今天才去學校申請成績單，什麼都還沒想好耶。 他居然比我早行動這樣就沒有戰友了啦QQ（雖然根本不熟） 這也沒辦法啊，你們根本稱不上有什麼交情可言吧My Heart Llingjing所以我到底要不要離職啊要做到什麼時候呢？ 在考慮要不要拿到訂的月曆之後再離職，還是那本月曆也不會到貨呢？ 離職之後再拿好像很尷尬耶。 還有啊，最近這麼缺人，會不會被扣薪水啊。 還有啊，我在考慮要不要下個工作找工讀就好，反正要讀書。 還有啊，為什麼最近兩個工作都遇到集體離職啦 那是你帶塞吧，跟你之前去的租書店會倒閉一樣。My Heart Llingjing放屁至少有一間還沒倒好不好，只是看起來搖搖欲墜而已（？） 跟你說我今天沒加班，不過明天會提早兩個小時去上班， 根據我的安排，加上休息時間的話明天只是加一個小時的班而已。 隨便啦，反正你內心也是奴奴的猴子而已，就因為可以準時下班而滿足。My Heart Llingjing所以啊，我到底要不要離職啊。 Read by My Heart Llingjing不要拒絕思考啊你 Read by My Heart Llingjing我不管你了我要去讀書了 很好，快去讀，你已經落後好幾天進度了。My Heart 。。。 不掰了，這樣寫寫我也開心= =a 怎麼辦突然覺得這樣對話好萌（慢著） 不去想工作的事了，不然會好痛苦， 包貨的工讀小弟今天不知道在火大什麼， 因為東西比較多，包的時候一直碎唸， 還有摔東西的聲音， 我坐在辦公室心裡有點害怕， 就像在育幼院時那樣， 這次有進步，我跟自己說我沒有欠他， 那不是我的問題， 我也想哭啊想抱怨啊 今天沒有加班，一是好累，二是怕遇到他寄貨回來， 還有，怕老闆又想到事情叫我做。 他有張要上架的文件9點才出現。 我想來想去還是明天再做了。 其實明天提早上班真的很可笑， 但我在台南時也會那樣，差別是台南我可以享受一個人的時間， 這裡呢，提早到也有同事在了，我還是有壓力， 但比起11點多回家，還是早點出門吧。 我的內心，已讀不回，跟我一起逃避問題。 殘廢者心不殘，殘心者命殘廢。</text:p>
          </table:table-cell>
          <table:table-cell office:value-type="string" calcext:value-type="string">
            <text:p>這裡呢，提早到也有同事在了，我還是有壓力，。</text:p>
          </table:table-cell>
          <table:table-cell table:number-columns-repeated="3"/>
        </table:table-row>
        <table:table-row table:style-name="ro1">
          <table:table-cell office:value-type="float" office:value="2015" calcext:value-type="float">
            <text:p>2015</text:p>
          </table:table-cell>
          <table:table-cell office:value-type="string" calcext:value-type="string">
            <text:p>Oct</text:p>
          </table:table-cell>
          <table:table-cell office:value-type="float" office:value="14" calcext:value-type="float">
            <text:p>14</text:p>
          </table:table-cell>
          <table:table-cell office:value-type="string" calcext:value-type="string">
            <text:p>23:35:47</text:p>
          </table:table-cell>
          <table:table-cell office:value-type="string" calcext:value-type="string">
            <text:p>Wed</text:p>
          </table:table-cell>
          <table:table-cell office:value-type="string" calcext:value-type="string">
            <text:p>k09090806 (JY)</text:p>
          </table:table-cell>
          <table:table-cell office:value-type="string" calcext:value-type="string">
            <text:p>[晴天] 不陰不晴 神槍少女讀後感 完全劇情透露</text:p>
          </table:table-cell>
          <table:table-cell office:value-type="string" calcext:value-type="string">
            <text:p>FALSE</text:p>
          </table:table-cell>
          <table:table-cell office:value-type="string" calcext:value-type="string">
            <text:p>壓力大難以回文不好意思 雖然不是西洽板 不過這是一個焦慮症患者的日常XD 而且看完感覺稍微有點活下去的動力了 這幾天由於壓力大 又不想看BL 啃完了小時候(高中時)有點感興趣的神槍少女 高中是八年前的事了呢 每天補習補晚晚 閒的時候就開ANIMAX看卡通 神槍少女動畫作得很漂亮 所以大致瞄了幾集 (當然我是絕對不會去看最終兵器彼女那種詭異的東西) 後來也沒追 不過基於我要是壓力大就會看些腐腐或宅宅的東西 不知道為什麼又想起了這一部 所以啃了啃 一開始也打算隨便看一看 看了三集就去找劇透跟結局 可能是我對蘿莉不感興趣 這部基本上還是男性向作品 作者也是出過幼女R18同人誌的 而且主要角色的性格幾乎都讓我覺得討厭 這部是講 某個時空(科技比現在稍進步) 義大利政府有一個秘密特務組織(表面名稱叫社會福祉公社) 裡面的員工基本上都被恐怖活動所害 不是失去家人就是失去工作 非常想復仇 公社找到了10~16歲半死不活 被家人遺棄 或者自殺的少女 將他們改造成武器對抗恐怖組織 身體機能經過強化 力量還是反應都很強 也非常會使用槍械 這些少女被稱為義體 控制他們思想的方式叫制約 制約過後義體會忘記之前的事 對他們的輔佐官(每個義體都配置一名輔佐官控制)絕對服從 並且有強烈的迷戀 義體有點像厲害的寵物犬啦(畢竟大寶也蠻迷戀我的ㄏㄏ) 義體都蠻早死的 因為制約就是用催眠跟大量的藥物控制大腦 一期差不多一兩年就會掛 第二期義體制約比較少 差不多五年 這個設定基本上還能接受 以少女(孩子)當生化人武器雖然基本上就是個賣萌設定 不過因為社會上很多拋棄孩童的事件 用孩子比較容易操縱大腦 而且女孩可以鬆懈目標(逮捕對象)的戒心 這設定還算OK 而且第二期的義體使用的女孩年紀也比較大 可以推想其實組織有想要把義體應用範圍擴大(到男性或是男孩) 制約基本上也還OK 畢竟就是要讓這些孩子跟狗一樣聽話 可是輔佐官都是成年男人 實在是有犯罪臭= = 主要角色荷莉葉特(一開始只有10歲吧)對輔佐官約瑟根本就是瘋狂迷戀 看了就好想揍她 約瑟因為最疼愛的妹妹被恐怖行動炸死 也把她當妹妹一樣(差不多就是妹妹的代替品) 看他們兩個相處就覺得噁心 尤其是荷莉葉特的瘋狂迷戀真的是..... 噢約瑟後期有知覺失調症候群 一直看到妹妹的幻影 然後公社沒診斷出來= = 他哥哥吉安有一次好像也被約瑟傳染(?)看到了 不過只有一次 然後另一對 利科跟吉安(輔佐官)的感情差不多就跟狗對主人一樣 這還沒那麼煩 雖然還是有點煩 克拉耶絲對輔佐官的感情則像是對父親一樣 這裡比較可接受 不過還是不萌 另外裡面人氣最旺的角色應該就是崔耶拉(我還去GOOGLE才記得 果然就是沒愛) 他應該也是主角 年紀比較大(14歲左右)對輔佐官合榭的感情就是愛情 合榭很重視崔耶拉 因為她是他的警官時代從人蛇集團搶救回來的 同事還因而殉職 所以就像是同事寄託的某種希望一樣 後期崔耶拉對合榭很親熱(像是會親他臉頰或抱抱)合榭也有察覺崔耶拉的感情 但幸好合榭是個好男人 他的戀愛對象是另一名成年檢察官 會燃起興趣看下去主要是因為佩特拉跟亞歷山德勒(這名字)這一對 佩特拉是二期義體(外表20歲左右) 制約比較弱 讓他對輔佐官產生的感情較少 (但制約裡還是有包括一定要保護自己的輔佐官這點) 也比較有人性 他們就是真的戀愛故事了 漫畫第六集才出現 這一對超可愛wwwwwwwwww會追完完全就是因為這一對啊 而且後期作者把男人畫得好帥w老實說裡面的每個男人都讓人覺得可以嫁(什麼東西 不過追完之後發現探討的東西蠻多 像是兒童買賣 虐待 色情 還有恐怖組織 以及報復與報復之間 人類到底可不可能和平 世界是不是存在希望 然後以[人]為道具這點也有探討 結局也很讓人出乎意料 噢這部幾乎所有主要角色(義體)都死光了 不過我沒有很難過 畢竟每個角色幾乎都討厭 有那種死得好死得爽之感 我的哭點是在最早期的義體安潔麗卡腦部萎縮死掉那裏 哭點也不是他死掉 也許是那隻狗(?) 這部漫畫的角色沒有好人壞人之分 每個角色只是因為立場不同而有所堅持 誰的堅持是對的是錯的也不是那麼清楚 另外 喜歡的角色列表： 1佩特拉 2亞歷山德勒 3蘇菲亞(吉安的未婚妻) 4合榭 另外才100回就完結更讓我覺得這是部好作品 最後一集那個女孩我希望他是崔耶拉的複製人 而不是另外找精子(?) 其實我覺得可以全作動畫化欸 會紅 可能是因為拖太久才完結吧(十年) 以上 讀後感寫完就要來忙家裡的事(多事之秋唉 跟鋼鍊差不多重= = 不過男人們都很帥 很多可以嫁的好男人(咦) 鋼鍊不錯 雖然我覺得後期出場人物太多惹 我覺得神槍少女應該會比最終兵器好看(我覺得啦 荷莉葉特的個性是兄控而已吧@@ 啊話說 崔耶拉吻昏睡的合榭那段真的讓人心酸酸 他的便當好吃</text:p>
          </table:table-cell>
          <table:table-cell office:value-type="string" calcext:value-type="string">
            <text:p>壓力大難以回文不好意思。這幾天由於壓力大。不過基於我要是壓力大就會看些腐腐或宅宅的東西。</text:p>
          </table:table-cell>
          <table:table-cell table:number-columns-repeated="3"/>
        </table:table-row>
        <table:table-row table:style-name="ro1">
          <table:table-cell office:value-type="float" office:value="2015" calcext:value-type="float">
            <text:p>2015</text:p>
          </table:table-cell>
          <table:table-cell office:value-type="string" calcext:value-type="string">
            <text:p>Oct</text:p>
          </table:table-cell>
          <table:table-cell office:value-type="float" office:value="21" calcext:value-type="float">
            <text:p>21</text:p>
          </table:table-cell>
          <table:table-cell office:value-type="string" calcext:value-type="string">
            <text:p>09:08:30</text:p>
          </table:table-cell>
          <table:table-cell office:value-type="string" calcext:value-type="string">
            <text:p>Wed</text:p>
          </table:table-cell>
          <table:table-cell office:value-type="string" calcext:value-type="string">
            <text:p>migyo (張簡)</text:p>
          </table:table-cell>
          <table:table-cell office:value-type="string" calcext:value-type="string">
            <text:p>活著是義務嗎…</text:p>
          </table:table-cell>
          <table:table-cell office:value-type="string" calcext:value-type="string">
            <text:p>FALSE</text:p>
          </table:table-cell>
          <table:table-cell office:value-type="string" calcext:value-type="string">
            <text:p>每天都想離職，回去住家裡壓力又很大，我到底該怎麼辦對什麼事都沒興趣，我只會念書，什麼都不會，公司離河岸很近，好幾次想趁午休時去跳河結束這一切算了，找心理諮商又覺得他很忙根本沒心思在我身上，其實我也知道到了30歲這年紀也只有我可以幫我自己，沒有交過什麼好朋友，也沒有願意聽我講心事的朋友，我幹嘛活著呢人生有什麼好事嗎 Sent from JPTT on my Sony C6902.</text:p>
          </table:table-cell>
          <table:table-cell office:value-type="string" calcext:value-type="string">
            <text:p>每天都想離職，回去住家裡壓力又很大，我到底該怎麼辦對什麼事都沒興趣，我只會念書，什麼都不會，公司離河岸很近，好幾次想趁午休時去跳河結束這一切算了，找心理諮商又覺得他很忙根本沒心思在我身上，其實我也知道到了30歲這年紀也只有我可以幫我自己，沒有交過什麼好朋友，也沒有願意聽我講心事的朋友，我幹嘛活著呢人生有什麼好事嗎。</text:p>
          </table:table-cell>
          <table:table-cell table:number-columns-repeated="3"/>
        </table:table-row>
        <table:table-row table:style-name="ro1">
          <table:table-cell office:value-type="float" office:value="2015" calcext:value-type="float">
            <text:p>2015</text:p>
          </table:table-cell>
          <table:table-cell office:value-type="string" calcext:value-type="string">
            <text:p>Oct</text:p>
          </table:table-cell>
          <table:table-cell office:value-type="float" office:value="21" calcext:value-type="float">
            <text:p>21</text:p>
          </table:table-cell>
          <table:table-cell office:value-type="string" calcext:value-type="string">
            <text:p>21:59:09</text:p>
          </table:table-cell>
          <table:table-cell office:value-type="string" calcext:value-type="string">
            <text:p>Wed</text:p>
          </table:table-cell>
          <table:table-cell office:value-type="string" calcext:value-type="string">
            <text:p>Mien0210 (Mien)</text:p>
          </table:table-cell>
          <table:table-cell office:value-type="string" calcext:value-type="string">
            <text:p>[晴天] 上班第一天</text:p>
          </table:table-cell>
          <table:table-cell office:value-type="string" calcext:value-type="string">
            <text:p>FALSE</text:p>
          </table:table-cell>
          <table:table-cell office:value-type="string" calcext:value-type="string">
            <text:p>同事都好友善 一開始看到店長還以為很嚴，難相處 結果偷看到他邊做鬆餅邊扭屁股哼歌 下班前還關心我的通勤和適應度 打了三四十顆蛋 做布丁 大家都好團結呢 阿姨還拿蛋糕給我吃 同事看我在吃東西，又拿了個提拉米蘇給我 然後跟我說要注意不能被誰看到 抽菸一定要報備 之類的小細節 重點 超早下班 以往的公司，下班一定超過11點 還會被偷扣時數 期待明天上班 不過離開前店長跟我說還有一個新人 莫名的壓力感...（之前待的公司是淘汰制 祈禱自己不要出錯 真的感覺像是一家人 也祝你快樂</text:p>
          </table:table-cell>
          <table:table-cell office:value-type="string" calcext:value-type="string">
            <text:p>莫名的壓力感...（之前待的公司是淘汰制。</text:p>
          </table:table-cell>
          <table:table-cell table:number-columns-repeated="3"/>
        </table:table-row>
        <table:table-row table:style-name="ro1">
          <table:table-cell office:value-type="float" office:value="2015" calcext:value-type="float">
            <text:p>2015</text:p>
          </table:table-cell>
          <table:table-cell office:value-type="string" calcext:value-type="string">
            <text:p>Oct</text:p>
          </table:table-cell>
          <table:table-cell office:value-type="float" office:value="25" calcext:value-type="float">
            <text:p>25</text:p>
          </table:table-cell>
          <table:table-cell office:value-type="string" calcext:value-type="string">
            <text:p>23:08:48</text:p>
          </table:table-cell>
          <table:table-cell office:value-type="string" calcext:value-type="string">
            <text:p>Sun</text:p>
          </table:table-cell>
          <table:table-cell office:value-type="string" calcext:value-type="string">
            <text:p>dimasds (Loser)</text:p>
          </table:table-cell>
          <table:table-cell office:value-type="string" calcext:value-type="string">
            <text:p>[問題] 母親藥物習慣</text:p>
          </table:table-cell>
          <table:table-cell office:value-type="string" calcext:value-type="string">
            <text:p>FALSE</text:p>
          </table:table-cell>
          <table:table-cell office:value-type="string" calcext:value-type="string">
            <text:p>大家好 家母大概憂鬱症病史有十多年了 每年季節過度時，若有比較大的壓力發生時 常會導致心情極差，不愛理人，購物狂上身 大吃大喝 最近因為她吃藥十多年不想在吃藥，時常自己停藥，我們親人跟她勸說又無效 又有上述的情形發生 我很想幫助她，可是跟她聊天，她會不回應無視，可能要講比較多次，才會很不耐煩的講 幾句。 最後我只好每天盯吃藥，好像也沒有其他辦法了 請問我還有什麼方法可以幫助她嗎 Sent from my Android</text:p>
          </table:table-cell>
          <table:table-cell office:value-type="string" calcext:value-type="string">
            <text:p>每年季節過度時，若有比較大的壓力發生時。</text:p>
          </table:table-cell>
          <table:table-cell table:number-columns-repeated="3"/>
        </table:table-row>
        <table:table-row table:style-name="ro1">
          <table:table-cell office:value-type="float" office:value="2015" calcext:value-type="float">
            <text:p>2015</text:p>
          </table:table-cell>
          <table:table-cell office:value-type="string" calcext:value-type="string">
            <text:p>Oct</text:p>
          </table:table-cell>
          <table:table-cell office:value-type="float" office:value="26" calcext:value-type="float">
            <text:p>26</text:p>
          </table:table-cell>
          <table:table-cell office:value-type="string" calcext:value-type="string">
            <text:p>09:30:46</text:p>
          </table:table-cell>
          <table:table-cell office:value-type="string" calcext:value-type="string">
            <text:p>Mon</text:p>
          </table:table-cell>
          <table:table-cell office:value-type="string" calcext:value-type="string">
            <text:p>kaeling (腹黑童★黑心葵)</text:p>
          </table:table-cell>
          <table:table-cell office:value-type="string" calcext:value-type="string">
            <text:p>[問題] 看診及用藥疑問</text:p>
          </table:table-cell>
          <table:table-cell office:value-type="string" calcext:value-type="string">
            <text:p>FALSE</text:p>
          </table:table-cell>
          <table:table-cell office:value-type="string" calcext:value-type="string">
            <text:p>星期六晚上跑去看診，醫生問說怎麼了，我開始哽咽嘩啦嘩啦的把壓力倒出來， 後來醫生讓我做了自律神經的檢測，躺在床上四肢夾著儀器，聽著音樂， 過程大概十分鐘，我會不自覺的一陣一陣的顫抖，我不確定是因為覺得冷? 還是才傾訴完壓力，情緒還沒完全平復， 當中會不自覺的抽氣，像就在哭的時侯需要用力吸口氣， 還是說這些都是音樂造成的反應? 護士還說怕不準又做了一次(所以我大概躺了二十分鐘?) 測完看報告，都超出標準值5~2倍，整體來說就是異常， 後來醫生開了Rivotril、HOMAGYL TABLETS跟Easyfor SR cap， 醫生沒有明確的跟我說是自律神經失調還是有輕微的憂鬱症， 只有說先吃一個星期的藥再回診看情況，如果有變嚴重可能要轉心理治療， 所以我是自律神經失調?還是有輕微的憂鬱症?從用藥看得出來嗎? 回家睡前兩小時吃了藥，不曉得是不是事後又喝了兩三口啤酒，覺得茫茫的(暈炫?)， (不過我的酒量還算可以，兩三口5%不可能會醉) 隔天起來發現我的被子疊在枕頭上(我睡醒都會把被子放在枕頭上)， 我就直接靠在枕頭跟被子上睡著了， 我的ipad也莫名奇妙的充完電電量100%，但我記得我睡前是要給手機充電的， 而手機也確實有充電，但我對於何時給平板充電這件事完全沒印像， 身邊還擺著一本超市的dm，我記得我好像是開了小夜燈想翻一下dm， 可是醒來後我的小夜燈也是關的.. 這是跟藥物有關嗎? 我上面有po了，分別是了Rivotril、HOMAGYL TABLETS跟Easyfor SR cap 這兩天吃完藥後似乎只有很好睡，沒有再出現什麼我未知的事發生(也許吧?)</text:p>
          </table:table-cell>
          <table:table-cell office:value-type="string" calcext:value-type="string">
            <text:p>星期六晚上跑去看診，醫生問說怎麼了，我開始哽咽嘩啦嘩啦的把壓力倒出來，。還是才傾訴完壓力，情緒還沒完全平復，。</text:p>
          </table:table-cell>
          <table:table-cell table:number-columns-repeated="3"/>
        </table:table-row>
        <table:table-row table:style-name="ro1">
          <table:table-cell office:value-type="float" office:value="2015" calcext:value-type="float">
            <text:p>2015</text:p>
          </table:table-cell>
          <table:table-cell office:value-type="string" calcext:value-type="string">
            <text:p>Oct</text:p>
          </table:table-cell>
          <table:table-cell office:value-type="float" office:value="30" calcext:value-type="float">
            <text:p>30</text:p>
          </table:table-cell>
          <table:table-cell office:value-type="string" calcext:value-type="string">
            <text:p>16:12:20</text:p>
          </table:table-cell>
          <table:table-cell office:value-type="string" calcext:value-type="string">
            <text:p>Fri</text:p>
          </table:table-cell>
          <table:table-cell office:value-type="string" calcext:value-type="string">
            <text:p>k09090806 (JY)</text:p>
          </table:table-cell>
          <table:table-cell office:value-type="string" calcext:value-type="string">
            <text:p>[晴天] 焦慮死了吼嘎嘎嘎嘎嘎嘎磔磔磔</text:p>
          </table:table-cell>
          <table:table-cell office:value-type="string" calcext:value-type="string">
            <text:p>FALSE</text:p>
          </table:table-cell>
          <table:table-cell office:value-type="string" calcext:value-type="string">
            <text:p>話說磔這個字的用法怎樣我忘了 總之呢 從前天決定要去律訓之後 (還是大前天) 因為這個決定對我來說還頗重大的於是我陷入了大焦慮 於是我開始寫同人文(之前連載的某篇的後續)寫完了(逃避現實完)之後 就開始面臨要做事的處境 基本上又是另一波逃避的開始 不過我之前逃避考試已經把同人文都啃得差不多了(寫完總要啃一些) 我老舊的電腦(八歲的華/碩 不愧是華/碩品質呢) 又跑不動之前抓好的動畫 要看漫畫跑得也慢 於是我開始準備面對現實 說是這麼說啦 昨天跟今天上午還是摸了一整天魚 到現在胃(還是腸)都在發抖 好想吐吐吐吐吐跟睡睡睡睡睡睡 連整理要做的事都有點害怕 這麼害怕讓我又有點自責 想說都26歲快兩個月怎麼還孬成這樣還不會處理事情呢 不過基本上自責無用所以趁文來整理要做的事吧 1找律訓要住的房子 律訓地點在台北市內湖區康寧路三段51號8樓(好像是法務部的xx署)捷運葫洲站附近 希望能找到附近的教會借住= =(顯示為不想花錢狀態) 同學說租那附近要15000(可能是因為租一個月短期)= =讓我好生害怕(抖抖抖) 應該租雅房吧 反正一個月當做去野營 這附近的租屋大家有什麼建議嗎(拍寫太恐慌我就直接問了) 2回信給處理律訓的周小姐 話說周小姐有寄信給我嗎 一直沒收到 等等確認= = 3修理電腦 其實這台電腦也才七歲多啦 未八歲 居然連youtube影片都要把畫質調到240p才跑得動= =一直過熱 不知道顯卡有沒出問題 這樣我要怎麼萌 怎麼看niconico看動畫= = 4整理上台北的家當 包括衣服 現在南部這樣我就覺得冷= = 5餵大寶犬心絲蟲藥 還有幫他點蚤不到 6排一下去台北前的行程表 幹剩沒幾天(兩週) 我要參加台北13號的寵物展幫美美大寶買吃的 還要跟這邊的人惜別一下(一個月是有什麼好惜別的呢) 7剪頭髮 考完到現在都沒剪 我的頭髮跟羅/淑/蕾一樣難看 淑蕾頂著那顆頭是想顯示他勤於問政沒空洗頭 頭髮都貼頭皮嗎 8寫同人文 這項其實非必要 只是我好想寫啊啊啊啊啊啊 壓力大竄逃到二次元或2.5次元真是常態 不過一定要解決一些事情才寫 不然寫出來的東西就太軟弱了 9打工存個吃喝玩樂錢 家裡最近拮据 聽律訓過的同學說律訓就是在交際 不去吃喝玩樂唱歌會被排擠= =(別問為什麼了我也想問)總之希望賺個3000(野心很小) 大致如此 為了把美美要回來上了 美美美美美美美美美美大寶寶寶寶寶QAQQQQQQQQQQQQQQQQQQQQQQ(焦慮時的該該叫) 好噢感謝r姐 是說我們上課是從九點上到下午五點 早上想從容吃飯啊(我差不多八點起床) 所以想住近一點XD 等等估(現在已經焦慮到超想睡XD 居然在我焦慮的看BL的時候是L大幫我找資料 我真是太鳥了QAQQQQQQQ 乾蝦利 我明天早上就會開始打電話QAQQQQQQQ(因為等等要去跑步) 有人幫忙推真是增加動力 要去跑了XD XDDDDDDDDDDDDDDDDDDDDDDDDDDDDDDDDDDDDDDDDDDDDDDDDDDDDDDDDDDDDDDDDD XDDDDDDDDDDDDDDDDDDDDDDDDDDDDDDDDDDDDDD 我媽應該不會允許我住生理男生人的家XDDDDDDDD 想說一個月要辦結婚跟離婚手續太麻煩而且這是不是有使公務員登載不實罪的嫌疑XDDD 台灣是拉斯維加斯嗎XD 跑步去再回來僑事啦~ 還好啦 我是習慣被嘴砲的女人XDDDD 這樣吼.......但我最早只能八點起床 這樣要通勤的話好困難&gt; &lt; 我沒有擔心啊XD非常感謝r姐的熱情欸 也好想住r姐家(這是貪小便宜的性格XD) 如果愛貓的話我們跟m大(撿到貓咪的m大)一起去寵物展~~~~~ 我記得應該去寵物店或獸醫院不用消費就可以拿假日免費票吧 (非假日免費票可以直接下載) 感謝h大QAQ 想說這次讓我爸媽買單啦 反正之後我就搬出去了(搬出去也是在高雄) h大真的很精闢 我問問我幾個已經當律師的同學 到現在律訓認識的朋友有沒實際公用 跑完記 目前最高紀錄是可以連續跑5k 昨天因為胃食道逆流跑了1.6k就快噴出腐蝕性酸液(是螞蟻或某種昆蟲嗎) 今天則是2.4k 明天如果有時間應該可以跑5k 但後天要去爬山(柴山)要看我的膝蓋是否ok 我真的是一個很怕事又很會逃避的人 很容易害怕 很容易縮進bl的殼裡 明明知道事情不會放著就變好 或是說什麼船到橋頭自然直 我是想解決問題 不是製造問題 不去決定也是一種決定 不去處理就是選擇讓事情放著腐化 看BL很爽啊 肉又大塊又辣超紓壓 可是這樣下去我只會變得軟弱而已 因為我在逃避我的真實 而這些真實遲早會吃掉我 變成一個讓我不堪或無法生活的結果 我不想這樣威脅自己 因為我就是被威脅大的受暴兒童 事實上證明這只會養出孬到爆的孩子 我知道我長大了 我不是孩子 所以我想試圖解決一些事 以上 嗯 我覺得我是沒自信自己可以做好任何事 雖然我可以寫出很棒的同人文 然後每隻狗都愛我(這是我有自信的事) 然後要比悲觀跟焦慮也很少人能贏我 唉呀 這次找到房子要給自己記嘉獎 不要都記在靠他老北的耶穌頭上幹</text:p>
          </table:table-cell>
          <table:table-cell office:value-type="string" calcext:value-type="string">
            <text:p>壓力大竄逃到二次元或2.5次元真是常態。</text:p>
          </table:table-cell>
          <table:table-cell table:number-columns-repeated="3"/>
        </table:table-row>
        <table:table-row table:style-name="ro1">
          <table:table-cell office:value-type="float" office:value="2015" calcext:value-type="float">
            <text:p>2015</text:p>
          </table:table-cell>
          <table:table-cell office:value-type="string" calcext:value-type="string">
            <text:p>Nov</text:p>
          </table:table-cell>
          <table:table-cell office:value-type="float" office:value="1" calcext:value-type="float">
            <text:p>1</text:p>
          </table:table-cell>
          <table:table-cell office:value-type="string" calcext:value-type="string">
            <text:p>12:57:01</text:p>
          </table:table-cell>
          <table:table-cell office:value-type="string" calcext:value-type="string">
            <text:p>Sun</text:p>
          </table:table-cell>
          <table:table-cell office:value-type="string" calcext:value-type="string">
            <text:p>einsamer (刺蝟的優雅)</text:p>
          </table:table-cell>
          <table:table-cell office:value-type="string" calcext:value-type="string">
            <text:p>[閒聊] 一直睡一直睡</text:p>
          </table:table-cell>
          <table:table-cell office:value-type="string" calcext:value-type="string">
            <text:p>FALSE</text:p>
          </table:table-cell>
          <table:table-cell office:value-type="string" calcext:value-type="string">
            <text:p>最近剛結束一個很大的考試 生活中的壓力源瞬間減少不少 但變成一直睡一直睡一直睡 昨天白天醒來的時間只有1小時 其實能一直睡什麼都不做好像是幸福的 但每當起床卻會很恐慌 覺得又睡掉了一天 開始自責自己 不知道為什麼會一直睡 這跟生病有關係嗎 還是天氣變冷的關係 睡這麼多不知是好事壞事.....</text:p>
          </table:table-cell>
          <table:table-cell office:value-type="string" calcext:value-type="string">
            <text:p>生活中的壓力源瞬間減少不少。</text:p>
          </table:table-cell>
          <table:table-cell table:number-columns-repeated="3"/>
        </table:table-row>
        <table:table-row table:style-name="ro1">
          <table:table-cell office:value-type="float" office:value="2015" calcext:value-type="float">
            <text:p>2015</text:p>
          </table:table-cell>
          <table:table-cell office:value-type="string" calcext:value-type="string">
            <text:p>Nov</text:p>
          </table:table-cell>
          <table:table-cell office:value-type="float" office:value="3" calcext:value-type="float">
            <text:p>3</text:p>
          </table:table-cell>
          <table:table-cell office:value-type="string" calcext:value-type="string">
            <text:p>23:40:32</text:p>
          </table:table-cell>
          <table:table-cell office:value-type="string" calcext:value-type="string">
            <text:p>Tue</text:p>
          </table:table-cell>
          <table:table-cell office:value-type="string" calcext:value-type="string">
            <text:p>n761103 (巧克力布朗尼)</text:p>
          </table:table-cell>
          <table:table-cell office:value-type="string" calcext:value-type="string">
            <text:p>[閒聊] 祝我生日快樂！！</text:p>
          </table:table-cell>
          <table:table-cell office:value-type="string" calcext:value-type="string">
            <text:p>FALSE</text:p>
          </table:table-cell>
          <table:table-cell office:value-type="string" calcext:value-type="string">
            <text:p>又到了一年一度的生日，也許因為病情關係 一般人常說的生日“快樂”，卻一點也快樂不起來 心裡失去對生日的一絲悸動，今天因為壓力和飲食關係 腸胃痛了一整天，撐著腹痛的不適結束今天的工作 回到家看到臉書30幾個好友的生日祝福，心裡又驚又喜 心想像我這種人居然還有人肯獻上生日祝福 硬是回了每個人的祝福，還加“^^” 把自己憂鬱情緒隱藏 直到看到親妹妹的生日祝福 http//i.imgur.com/Kk2FHZT.jpg 當時在辦公室午休，顧不了有同事，眼淚止不住的流 果然心裡的憂鬱和痛，還是家人懂啊 生日剩不到一小時就要過了，還是祝自己生日快樂 Sent from my Android 謝謝提醒 已先用手機編輯器把個資塗掉了^^</text:p>
          </table:table-cell>
          <table:table-cell office:value-type="string" calcext:value-type="string">
            <text:p>心裡失去對生日的一絲悸動，今天因為壓力和飲食關係。</text:p>
          </table:table-cell>
          <table:table-cell table:number-columns-repeated="3"/>
        </table:table-row>
        <table:table-row table:style-name="ro1">
          <table:table-cell office:value-type="float" office:value="2015" calcext:value-type="float">
            <text:p>2015</text:p>
          </table:table-cell>
          <table:table-cell office:value-type="string" calcext:value-type="string">
            <text:p>Nov</text:p>
          </table:table-cell>
          <table:table-cell office:value-type="float" office:value="14" calcext:value-type="float">
            <text:p>14</text:p>
          </table:table-cell>
          <table:table-cell office:value-type="string" calcext:value-type="string">
            <text:p>00:35:37</text:p>
          </table:table-cell>
          <table:table-cell office:value-type="string" calcext:value-type="string">
            <text:p>Sat</text:p>
          </table:table-cell>
          <table:table-cell office:value-type="string" calcext:value-type="string">
            <text:p>Belikova ( )</text:p>
          </table:table-cell>
          <table:table-cell office:value-type="string" calcext:value-type="string">
            <text:p>[閒聊] 宅生活 &amp; 文章分享</text:p>
          </table:table-cell>
          <table:table-cell office:value-type="string" calcext:value-type="string">
            <text:p>FALSE</text:p>
          </table:table-cell>
          <table:table-cell office:value-type="string" calcext:value-type="string">
            <text:p>打從年輕時轉學成功北上來求學之後由於不是住學校附近每天通勤 身住在首都但是卻總是過著魚干女又怎樣的生活我還蠻喜歡那部偶像劇的 嗯其實我蠻討厭化妝的除非工作不得已還是學校會議沒必要時我總不上妝 我是個懶人更可以這麼說我可能說大學以來就是個宅人看起來很怪吧？ 其他的同學朋友們都會出去玩瘋即使上班後像今晚週五會去信義區狂歡 曾經年輕時有想過為何大家都去夜店狂歡？從鄉下北上打拼的不才我不懂 結果去了一次之後再也不喜歡去聲色場合除了沒本錢沒身材又不愛化妝外 其實我更喜歡的是待在房間自己的房間或是坐在小角落這樣最舒適 化妝好像帶上面具一樣那個不像是真實的自己而且其實又要卸妝好麻煩 有時候看聖經時想著或許我這種人大概就是以一個靈魂在人間還不知道使命吧 曾經有一次跟神父聊到比較哲學的東西像同心圓一樣最外圈是body(肉體) 第二圈是soul最裡面那一圈是spirit一般的人都又body 跟 soul 但很少很少的人才能發現或被發現擁有spirit 擁有這好像也不是太好的事 或許註定著我無法當個世俗人了 反正就是特別奇怪的自己不像其他人去狂歡享樂 至於喝酒我是個選擇買酒回家喝到醉然後倒在房間床上睡好覺藉故忘煩惱的人 自那次去了一次夜店的經驗然後醉茫茫累的要死搭計程車回家我覺得我活受罪 當然對其他人我尊重大家 可能有人玩的很開心 反正我個人不去那場子喝 房間是我熟悉的地方與其說熟悉不如說安全我不會醒來發現我在別人家或被脫光 可能也是天生家庭影響之下灌輸的不安全感吧去年底外公突然過世的情況下 跟中部的父親起了衝突父親迎面我發了大脾氣覺得我不成材吧今年過年時 不得已又硬著頭皮回家過年結果大年初一父親看到我說：我看到你就覺得討厭 你給我離開這裡 自這個炸彈爆炸之後我再也沒回家過我發現家已越來越遠 其實在偶然看了一些書之下才發現原來我父親在中部家中囤積了滿山滿谷的物品 父親的精神疾病比我嚴重太多他的不安全感跟害怕被侵略感強烈到不行 他很愛很愛面子所以沒人勸的動他更別說叫父親去看醫生了自從被趕走之後 我也束手無策 1. 是在於 親情 這個部分的關係 2. 因為沒回家不知道他病情如何 他跟我老媽的感情一直都像陌生人我老媽表面好好私下可能很恨我父親 我父親則是表面是先生或父親 但其實他只想做自己 或許跟我一樣缺乏什麼吧 所以回台灣之後我看的越來越透徹我父母親的關係就是其實可以離婚又年邁了 可能只是都互相需要有人陪但其實沒有 愛溫暖吧？我就是他們的產物跟反射品 說白一點就是可能當年也因為爺爺奶奶的要求他們沒有愛的基礎下反正沒魚蝦也好 就結婚了而我就是實驗中的產物 很抱歉我用這樣的方式說我父母 因為我一直不認為在這個家庭中得到什麼溫暖 其實我被影響或遺傳的更深 傷的深難過也深於是從農曆過年被趕走之後就一直在台北負氣的我不知道怎麼回去 而且我父親連我以前的房間也都被囤積症囤積滿了回去也沒地方住 所以我稱現在住的地方叫做房間 最舒適安穩的避風港 不是家 是房間 頓時間覺得自己變得更像孤兒了友人近幾年也隨著年齡有了家庭不好意思打擾 有些時候總是莫名其妙的像柯南辦案一樣發現一些過去20幾年都不知道的事情 比如說我爸的囤積症其實我也會耶但現在沒以前囤那麼多了我 我想也是藉著消費購買來補足自己的不安以及其實我們都害怕失去 EX：衛生紙一大袋24包已經用完12包時然後又剛好去到賣場就會覺得 咦？有特價耶那就買吧反正衛生紙也快沒了（其實還有12包）看起來好像撿便宜 事實上我是花錢填補我害怕失去的不安所以不管是衛生紙還是洗髮精等等民生用品 我都有兩倍以上的備份用品而我爸更嚴重他是十幾倍而報紙是幾千份 = = 母親總是不知道父親沒節制的亂花錢在幹嘛然後囤積了好幾層樓他們總是吵架 從小到大他們有吵不完的架雞毛蒜皮小事也是但不是床頭吵床尾和那種 所以從看家中情形到現在的我一點都不想結婚 吃了10幾年的藥害怕生出畸形兒 我承認我年輕就在傷害自己吃藥又自殘還想死阿 我也不想我小孩以後長大怨我 就像我母親對我管教方式不當造就自殘自卑不懂得珍惜自己的我 所以其實領養的也可以大過親生的嘛讀了這麼多書深深認為環境造就一個人 從小家庭方式親子關係跟教育體制的培訓之下會決定一個孩子的成長 因為我就是實驗出來的產物阿不能說產品產品像是要拿去賣的一樣 在愛情中幾段的經歷25歲時曾經想過原本要與某位結婚卻換來母親的嘲諷與反對 原因只是對方家不太富裕 以前說我喜歡就好不干涉我嫁給誰後來又管一堆 到現在要30歲了又在問東問西 不是自相矛盾嘛？何必打自己臉...... 也許有種愛叫做成全或放手？所以今天的我依然逍遙自在因為這種背景跟內心 或許註定在人間一生孤單吧...又或許可能哪天去傳教也不一定... 前幾天看到一篇文章雖然我固定吃藥但總有幾個時刻覺得孤單我沒有網路依賴症 但我很依賴我的床就是我真的很愛睡覺有時候睡醒了想：怎麼又得醒來面對世界 然後我的睡覺有分有意識的睡跟無意識的睡 我幾乎天天做夢想到什麼夢什麼 但夢永遠不是正面的也沒出現過發大財的夢那些夢總是洗劫我的回憶.... 好啦說了這麼多下次再說為什麼我不喜歡面對外面人群的事情跟我之前工作時有關 來分享一篇文章 文章中說到原來精神疾病跟體質和遺傳有關 原來我就是受到遺傳阿....看看我老父親再看看我還有那個整天孤芳自賞的母親 以下摘錄其中一段引自內文： 宅與宅生活，兩者間必須有所區隔： 所謂的質，就是體質，這種核心體質不是可以選擇或決定的，絕大多數跟遺傳 、基因有關，而外在環境或後天教育僅能修飾、改善，無法完全改變。 由於是體質決定，所以發生率不太會產生強烈變化，卻可能因為外在環境， 如傳媒的發達、課業的壓力等，誘發盛行，這也是為何民眾會誤以為年輕人多是 草莓族的原因。患有這樣精神疾病的人，當身處在變化多端的複雜社會中，只要 受到挫敗，就很容易把內在病態的部分呈顯出來。這就好比像患有氣喘過敏症的人， 遇到陰冷下雨天，馬上會感到不舒服，陽光普照時，又覺得好多了。 附上全文縮完網址分享給大家： http//goo.gl/OTQmLC 好了說好多鯊魚夾魚干女要去吃藥睡覺了謝謝你們不嫌棄看完我這篇長文晚安 加油喔</text:p>
          </table:table-cell>
          <table:table-cell office:value-type="string" calcext:value-type="string">
            <text:p>如傳媒的發達、課業的壓力等，誘發盛行，這也是為何民眾會誤以為年輕人多是。</text:p>
          </table:table-cell>
          <table:table-cell table:number-columns-repeated="3"/>
        </table:table-row>
        <table:table-row table:style-name="ro1">
          <table:table-cell office:value-type="float" office:value="2015" calcext:value-type="float">
            <text:p>2015</text:p>
          </table:table-cell>
          <table:table-cell office:value-type="string" calcext:value-type="string">
            <text:p>Nov</text:p>
          </table:table-cell>
          <table:table-cell office:value-type="float" office:value="17" calcext:value-type="float">
            <text:p>17</text:p>
          </table:table-cell>
          <table:table-cell office:value-type="string" calcext:value-type="string">
            <text:p>17:20:26</text:p>
          </table:table-cell>
          <table:table-cell office:value-type="string" calcext:value-type="string">
            <text:p>Tue</text:p>
          </table:table-cell>
          <table:table-cell office:value-type="string" calcext:value-type="string">
            <text:p>ellen19950 (ellen hsu)</text:p>
          </table:table-cell>
          <table:table-cell office:value-type="string" calcext:value-type="string">
            <text:p>[閒聊] 忙一點就不憂鬱了嗎</text:p>
          </table:table-cell>
          <table:table-cell office:value-type="string" calcext:value-type="string">
            <text:p>FALSE</text:p>
          </table:table-cell>
          <table:table-cell office:value-type="string" calcext:value-type="string">
            <text:p>最近一直在思索未來，卻覺得希望渺茫，想努力卻沒動力，技職體系路好窄，資源不多， 同儕力量好小，一個人努力著，不確定方向在哪，也好沒力 是不是把自己行程填滿就不會覺得憂鬱了？但是生病過後，一切都慢了下來，也不追求什 麼了，好矛盾的感覺，怎麼樣都不自在、舒服 大家都怎麼休養的呢？完全在家放空不適合我，太閒也不行，現在對壓力超敏感，生病過 後根本不可能回到過去的自己了嘛...</text:p>
          </table:table-cell>
          <table:table-cell office:value-type="string" calcext:value-type="string">
            <text:p>大家都怎麼休養的呢？完全在家放空不適合我，太閒也不行，現在對壓力超敏感，生病過。</text:p>
          </table:table-cell>
          <table:table-cell table:number-columns-repeated="3"/>
        </table:table-row>
        <table:table-row table:style-name="ro1">
          <table:table-cell office:value-type="float" office:value="2015" calcext:value-type="float">
            <text:p>2015</text:p>
          </table:table-cell>
          <table:table-cell office:value-type="string" calcext:value-type="string">
            <text:p>Nov</text:p>
          </table:table-cell>
          <table:table-cell office:value-type="float" office:value="22" calcext:value-type="float">
            <text:p>22</text:p>
          </table:table-cell>
          <table:table-cell office:value-type="string" calcext:value-type="string">
            <text:p>02:18:59</text:p>
          </table:table-cell>
          <table:table-cell office:value-type="string" calcext:value-type="string">
            <text:p>Sun</text:p>
          </table:table-cell>
          <table:table-cell office:value-type="string" calcext:value-type="string">
            <text:p>k09090806 (JY)</text:p>
          </table:table-cell>
          <table:table-cell office:value-type="string" calcext:value-type="string">
            <text:p>[晴天] 暫居台北一週無事</text:p>
          </table:table-cell>
          <table:table-cell office:value-type="string" calcext:value-type="string">
            <text:p>FALSE</text:p>
          </table:table-cell>
          <table:table-cell office:value-type="string" calcext:value-type="string">
            <text:p>先沒空回文或回信 需要冷靜跟適應 文前先陳明我是個焦慮症患者 焦慮症附贈的禮物還有強迫症跟憂鬱症 我是高雄人 到台北參加律訓 睡不大好 因為在外地不安 焦慮症加強迫症的緣故 每天晚上都要檢查三五次門鎖有沒有鎖 還有手機鬧鐘到底有沒有調好 然後深深懷疑他明天到底會不會響 每天都睡不好 於是開始吃減少夢境(睡眠時讓腦波降低)的藥(不要問我是什麼 沒帶藥單) 上課幾乎每天都會打嗑睡 不過情況有漸進改善 還算能上課 雖然專注對我而言有困難 但基本上我還是在上課 上課是用pdf檔來上 因為我電腦太重所以直接用筆記本把一些覺得重要的點看一看 不是多認真 但基本上我覺得正常人都無法全勤的課程我能全勤真是偉大 想去當個債務扶助或刑事律師 目前是這樣想的 上五十分鐘的課然後下課十分鐘 這週事情多得要命 要定律師袍 然後通訊錄 跟組員混熟 然後要辦(騙錢的)律師證書 我覺得法律系出身的都很自視甚高 仗著自己能上法院就跩 要知道啊 我們可是考不上醫學系或是沒有電機系那樣的腦袋 我覺得這行重要的是良心 去年考試念過的書我差不多忘光光了 之後要來重念才能執業 不然我會覺得對不起當事人 可是之前同學說可以邊辦案邊複習 再問一下好了 每天因為要控制上課時的焦慮我會吞鎮定劑(安全劑量) 這週每天下課都感到精疲力盡 連看BL的力氣都沒有 吃完飯辦完必要的事就只想往床上摔 連洗澡都不想 不過我不會允許自己不洗澡 週四的時候在晚上七點多終於忍不住睡著了 (一般我還是會忍到晚上才睡 不然提早睡不可能一覺到天亮 頂多一兩小時 到時晚上睡覺時間又睡不著了) 睡到九點多快十點起床 當晚果然睡不著啊 於是寫BL寫到凌晨三點入睡 隔天遲到= =要知道遲到一定次數就無法通過律訓的啊啊啊啊啊啊啊啊啊 只能禱告拜託上帝讓我的睡眠好轉這樣 跟組員的相處大抵OK 本來今天要約騎腳踏車 但因為平常日我見到太多人了 想說假日不想再看到任何人 於是就沒去 昨天晚上四點睡 睡到今天下午兩點 吃完早餐後 四五點繼續睡 睡到九點 接著就一直看BL 說真的有點膩了 以上 基本上上課要保持清醒跟專注壓力很大 我住的地方跟上課地方又只隔兩站 所以我基本上就是坐捷運上課 用腳回家 壓力太大於是邊走回家邊哭(回家路程有點偏僻 遇不到什麼人) 不過一切都算OK 情緒也在能控制的範圍 只是我沒有心力做必要的事以外的事 可能要再適應幾天 之前不是說過我會跟別人比較嗎 但上過這幾天的課我放下這個執念了 我必須保持清醒跟抵抗焦慮 其他人根本不必 比較個屁 以及 在高雄的一個友人想要追我 很煩 陰陽怪氣的 他大我十歲 應該找結婚對象 我打算28歲再開始談戀愛 他是白癡嗎 他還打算維持這段友誼嗎 以上 再適應幾天後應該就能在下課後有力氣跟同學出去玩了 所以我要睡覺了 大家也加油 一起撐下去吧 我知道很多人病況都比我嚴重 但是再撐一下 謝謝h大關心QAQ L大~(抱抱) 台灣法律系學生非常多 因為設立法律系不用成本 感謝A大回覆 鬧鐘那個咖咖咖的聲音我不行 我有調電腦鬧鐘啦 但還是會一直看兩個到底調得對不對 明明知道他一定會響 謝謝k大</text:p>
          </table:table-cell>
          <table:table-cell office:value-type="string" calcext:value-type="string">
            <text:p>基本上上課要保持清醒跟專注壓力很大。壓力太大於是邊走回家邊哭(回家路程有點偏僻。</text:p>
          </table:table-cell>
          <table:table-cell table:number-columns-repeated="3"/>
        </table:table-row>
        <table:table-row table:style-name="ro1">
          <table:table-cell office:value-type="float" office:value="2015" calcext:value-type="float">
            <text:p>2015</text:p>
          </table:table-cell>
          <table:table-cell office:value-type="string" calcext:value-type="string">
            <text:p>Nov</text:p>
          </table:table-cell>
          <table:table-cell office:value-type="float" office:value="23" calcext:value-type="float">
            <text:p>23</text:p>
          </table:table-cell>
          <table:table-cell office:value-type="string" calcext:value-type="string">
            <text:p>18:34:35</text:p>
          </table:table-cell>
          <table:table-cell office:value-type="string" calcext:value-type="string">
            <text:p>Mon</text:p>
          </table:table-cell>
          <table:table-cell office:value-type="string" calcext:value-type="string">
            <text:p>pelegia (Maipang Talachu)</text:p>
          </table:table-cell>
          <table:table-cell office:value-type="string" calcext:value-type="string">
            <text:p>[問題] 請問醫生會私下申請殘障手冊嗎</text:p>
          </table:table-cell>
          <table:table-cell office:value-type="string" calcext:value-type="string">
            <text:p>FALSE</text:p>
          </table:table-cell>
          <table:table-cell office:value-type="string" calcext:value-type="string">
            <text:p>慌張 以下文章若有不通順請見諒 是這樣的 我男友原本就會說夢話 但其實我覺得他說夢話還蠻可愛的 所以一直沒放在心上 但最近 他開始說出 覺得跟我在一起是害了我 覺得自己很廢 是王八蛋 怕耽誤我 可是又不想分手的話 然後開始大哭 我們在一起6年 從沒看他哭過 加上最近他工作壓力似乎也比較大 跟他一起睡覺的主管說看到他 明明在睡覺 卻清醒的打打電話安排工作 但睡醒後完全不記得有這回事 在他主管建議及他媽媽強迫下 看了家醫科 醫師告訴他說 你是中度憂鬱自閉等等症狀 並且告訴他說 還好你沒結婚 否則你會拖累家庭什麼的 還告訴他說 可以幫他申請殘障手冊 嗯看完後 他似乎更低落了 坦承說一直在規劃如何讓我離開他 卻又說不出口 告訴我說 光想到要分手 他就很難過 聽完後 好糾心 原來每次問他怎麼了 回答我沒事 是因為他不知道怎麼說 腦袋想的遠多於嘴巴能表達的 看到版上推薦的醫師 中山醫卡爾大 好想帶他去看診 昨天好不容易我們有相處的時間一起吃飯 詢問他是否願意看醫生 嗯他非常的不願意 認為好不容易忘記了 不想想起這件事 吃飯要開心 不該提 而他不想看的原因是 怕自己真的會嚴重 醫生會私下幫他申請殘障手冊 怕沒面子 更怕不好求職 想請問各位朋友 醫生會不經同意就申請殘障手冊嗎？ 該如何說服他就診？ 又在他不願意就診的狀況下 我該怎麼做才能幫助他呢？ 相處了6年，直到今天才知道愛是付出與尊重 才曉得之前的計較是多麼的幼稚 又甚至，若我跟他分開有助於他減輕症狀 我也願意 囉嗦了一堆 不小心當個版了 想請版上有經驗的朋友能指點迷津 該如何幫助身邊的人</text:p>
          </table:table-cell>
          <table:table-cell office:value-type="string" calcext:value-type="string">
            <text:p>加上最近他工作壓力似乎也比較大。</text:p>
          </table:table-cell>
          <table:table-cell table:number-columns-repeated="3"/>
        </table:table-row>
        <table:table-row table:style-name="ro1">
          <table:table-cell office:value-type="float" office:value="2015" calcext:value-type="float">
            <text:p>2015</text:p>
          </table:table-cell>
          <table:table-cell office:value-type="string" calcext:value-type="string">
            <text:p>Nov</text:p>
          </table:table-cell>
          <table:table-cell office:value-type="float" office:value="24" calcext:value-type="float">
            <text:p>24</text:p>
          </table:table-cell>
          <table:table-cell office:value-type="string" calcext:value-type="string">
            <text:p>23:55:30</text:p>
          </table:table-cell>
          <table:table-cell office:value-type="string" calcext:value-type="string">
            <text:p>Tue</text:p>
          </table:table-cell>
          <table:table-cell office:value-type="string" calcext:value-type="string">
            <text:p>happysad (永夜)</text:p>
          </table:table-cell>
          <table:table-cell office:value-type="string" calcext:value-type="string">
            <text:p>[晴天] <text:s/>晴天</text:p>
          </table:table-cell>
          <table:table-cell office:value-type="string" calcext:value-type="string">
            <text:p>FALSE</text:p>
          </table:table-cell>
          <table:table-cell office:value-type="string" calcext:value-type="string">
            <text:p>回想起昨晚，還是覺得心有餘悸 放榜前不確定不知道不願意的心情實在太強烈了 睡不著吃不下動不了，一直往不好的結果鑽，非常地煎熬 找了很多安慰自己的方法，工作也很好，人生也在走。 說不準這個工作還比較單純而適合自己。 可是為了理想多唸得那麼多年書像是白費了一樣 沒有辦法面對這些年化為徒勞 還是卑微地希望能夠有機會向這條路走去 今天早上很早就被自己嚇醒 反覆地刷放榜的網頁 都沒有消息 緊張到了高點，沒過明天就要去上班，過了就要打電話辭職 不想上班不想認輸，卻也不想期待過大而跌得過重 冷汗直冒，心臟一直有要從胸口跳出來的感覺 覺得會過，又不想抱持希望又失望 只能癱在床上呀 終於在有一次我刷頁面的時候榜單出來了 幾乎是顫抖著下載著聯結 腦中好多畫面流逝... 這個考試我等了兩年 上上一次報名我在做不孕治療沒去考因為壓力太大沒準備 上一次報名還是因為準備不夠壓力過大在家裡哭了老半天沒去考 後來看到報紙有寫出全台缺考的人只有一名 而那個人就是我 自責了很久，根本不會有人像我這樣怕到缺考，我真沒用 考試那天我跟老公說，老公你可不可以說我好棒？ 我至少進步到可以來考試了，對不對？ 打開榜單的時候幾乎不能控制自己的手 我看不到自己的名字 我只看到跟我同姓的人 第一剎那只覺我沒上 身體也不知道分泌了什麼激素把我整個人都淹沒的感覺 大腦一片空白 一想到要跟所有人報告我沒考上的事情就覺得承受不了了 後來我再重新點開一次，剛的手一直抖我根本沒看完整張榜單 結果我在最後一個名字看到我熟悉的名字 上了耶 突然就哭了 又覺得該開心可是也開心不起來 但總而言之是放心了吧 考前一個月整天待在補習班， 利用我的焦慮在趕課程進度， 沒想到這次有效。 可能是最難考的第一階段今年終於過了，把我的憂慮解決了一大半， 我能夠承受的焦慮成為了我的動力 考試的時候覺得非常幸運，題目我都看過。 終於啊 終於，我快要破關了。今天打電話給主任學姐請辭了。 希望下一次考試也會這樣順利。 現在努力來得及的吧。 接下來只有不斷地唸書才有活路，我對自己說。 撥雲見日，久違的陽光。 謝謝D大。對喔，應該獎勵自己一下 H大謝謝你^ ^ 適當的焦慮是助力喔。祝福你調整順利。考試很重要沒錯。但自己能夠用舒服的心情面對 更重要喔只有不斷唸書是活路了。祝福你也祝福我自己。加油 謝謝H大 謝謝K大 嗚原來我好棒。害我又有點想哭了。謝謝S大 謝謝愛迪達大 A大真的很謝謝你喔 Thank you</text:p>
          </table:table-cell>
          <table:table-cell office:value-type="string" calcext:value-type="string">
            <text:p>上上一次報名我在做不孕治療沒去考因為壓力太大沒準備。上一次報名還是因為準備不夠壓力過大在家裡哭了老半天沒去考。</text:p>
          </table:table-cell>
          <table:table-cell table:number-columns-repeated="3"/>
        </table:table-row>
        <table:table-row table:style-name="ro1">
          <table:table-cell office:value-type="float" office:value="2015" calcext:value-type="float">
            <text:p>2015</text:p>
          </table:table-cell>
          <table:table-cell office:value-type="string" calcext:value-type="string">
            <text:p>Nov</text:p>
          </table:table-cell>
          <table:table-cell office:value-type="float" office:value="25" calcext:value-type="float">
            <text:p>25</text:p>
          </table:table-cell>
          <table:table-cell office:value-type="string" calcext:value-type="string">
            <text:p>04:21:46</text:p>
          </table:table-cell>
          <table:table-cell office:value-type="string" calcext:value-type="string">
            <text:p>Wed</text:p>
          </table:table-cell>
          <table:table-cell office:value-type="string" calcext:value-type="string">
            <text:p>kafuka ( <text:s text:c="2"/>)</text:p>
          </table:table-cell>
          <table:table-cell office:value-type="string" calcext:value-type="string">
            <text:p>[晴天] 小旅行有感</text:p>
          </table:table-cell>
          <table:table-cell office:value-type="string" calcext:value-type="string">
            <text:p>FALSE</text:p>
          </table:table-cell>
          <table:table-cell office:value-type="string" calcext:value-type="string">
            <text:p>前幾天想自己一人去遠方的海邊散心 從高雄市區騎到林園中芸漁港 到底是誰推薦那裡的啊連烤香腸都沒有 當時超想吃大腸包小腸，所以就怒騎到東港 這對路癡而言是很了不起的距離 邊騎車邊想著過去的人生 突然覺得 我哪裡很沒用？ 我自己一個人去了澳洲 獨自在異國一人開車移動 靠著導航走了1500公里，甚至差點摔下山谷 我會換車胎、也會換電瓶 英文從聽不懂，到可以跟人邊開車邊聊天 經歷過那麼多壓力，我有屬於自己的成長 憑什麼你一句老闆會看不起澳洲打工渡假的人 而感到挫折感到自己沒價值？ 那些看不起的人 能在拿到駕照後第一次上路經驗是右駕長程嗎？ 能在非母語國家到公家機關處理大小事填複雜表格嗎？ 有勇氣去打每一通聽不懂的電話嗎？ 能理解做每間事情都需要做功課拼命爬文嗎？ 能感受一個人在異國很無助又要支撐下去的心情嗎？ 如果之後面試遇到瞧不起澳洲WH的人 我一定要嗆爆他（在心裡） 然後，最近該看公路電影了 公路電影就是 主角經由某事件而決定離開舒適圈 移動到他處時這段期間發生的事 最後帶來超乎預期的影響 公路電影例如： 白日夢冒險王、小太陽的願望、托斯卡尼艷陽下 以上三部是我的最喜歡。 Sent from my Android 謝謝妳 我很開心看到妳最近好好的 前陣子很替妳擔心，但又不好意思打擾 ) 因為是自己很在意的人吧... 他比我努力、比我成功，覺得自己很廢又聽到這種話就更否定自己了 我覺得自我的孤獨很棒耶 推薦你一本書，蔣勳的孤獨六講 沒錯 沒經歷過的人只看到好的那一面 覺得去國外好爽、對自己的人生不負責任只想要玩 可是我是為了還債而去，認識好多朋友都是因為金錢因素 被朋友騙錢、夫妻放下剛出生的孩子為了更好的將來、存錢開店做生意... 為了玩而去澳洲打工的人其實沒有那麼多。 算是，但評價還好 XD 這部我沒看過呢... 剛查了一下覺得很棒，會去找來看</text:p>
          </table:table-cell>
          <table:table-cell office:value-type="string" calcext:value-type="string">
            <text:p>經歷過那麼多壓力，我有屬於自己的成長。</text:p>
          </table:table-cell>
          <table:table-cell table:number-columns-repeated="3"/>
        </table:table-row>
        <table:table-row table:style-name="ro1">
          <table:table-cell office:value-type="float" office:value="2015" calcext:value-type="float">
            <text:p>2015</text:p>
          </table:table-cell>
          <table:table-cell office:value-type="string" calcext:value-type="string">
            <text:p>Dec</text:p>
          </table:table-cell>
          <table:table-cell office:value-type="float" office:value="1" calcext:value-type="float">
            <text:p>1</text:p>
          </table:table-cell>
          <table:table-cell office:value-type="string" calcext:value-type="string">
            <text:p>16:29:46</text:p>
          </table:table-cell>
          <table:table-cell office:value-type="string" calcext:value-type="string">
            <text:p>Tue</text:p>
          </table:table-cell>
          <table:table-cell office:value-type="string" calcext:value-type="string">
            <text:p>emerald948 (青山代碼)</text:p>
          </table:table-cell>
          <table:table-cell office:value-type="string" calcext:value-type="string">
            <text:p>[問題] 想放棄考研</text:p>
          </table:table-cell>
          <table:table-cell office:value-type="string" calcext:value-type="string">
            <text:p>FALSE</text:p>
          </table:table-cell>
          <table:table-cell office:value-type="string" calcext:value-type="string">
            <text:p>現在大四 不想那麼早出社會 加上對某個領域有一點興趣 所以想考研 順便治好病 可是準備的過程中壓力越來越大 補習費都繳下去了 還有家人、師長、親友、自己的期待跟要求 我又不敢想 萬一落榜怎麼辦 我爸會不會像我高中考差時那樣再羞辱我 但現在我又只想每天看連續劇耍廢 已經將近一個月沒唸書了 也自知上榜機會渺茫 但我又不想馬上出社會 重考又很沒面子而且壓力更大 我該怎麼辦好難過</text:p>
          </table:table-cell>
          <table:table-cell office:value-type="string" calcext:value-type="string">
            <text:p>可是準備的過程中壓力越來越大。重考又很沒面子而且壓力更大。</text:p>
          </table:table-cell>
          <table:table-cell table:number-columns-repeated="3"/>
        </table:table-row>
        <table:table-row table:style-name="ro1">
          <table:table-cell office:value-type="float" office:value="2015" calcext:value-type="float">
            <text:p>2015</text:p>
          </table:table-cell>
          <table:table-cell office:value-type="string" calcext:value-type="string">
            <text:p>Dec</text:p>
          </table:table-cell>
          <table:table-cell office:value-type="float" office:value="7" calcext:value-type="float">
            <text:p>7</text:p>
          </table:table-cell>
          <table:table-cell office:value-type="string" calcext:value-type="string">
            <text:p>03:55:03</text:p>
          </table:table-cell>
          <table:table-cell office:value-type="string" calcext:value-type="string">
            <text:p>Mon</text:p>
          </table:table-cell>
          <table:table-cell office:value-type="string" calcext:value-type="string">
            <text:p>liuliuliu (liu)</text:p>
          </table:table-cell>
          <table:table-cell office:value-type="string" calcext:value-type="string">
            <text:p>[問題] 請問有推薦的身心科醫生嗎?</text:p>
          </table:table-cell>
          <table:table-cell office:value-type="string" calcext:value-type="string">
            <text:p>FALSE</text:p>
          </table:table-cell>
          <table:table-cell office:value-type="string" calcext:value-type="string">
            <text:p>請問有推薦的身心科醫師嗎? 另外想請問心理諮商跟身心科醫師看診 有什麼不同除了醫療行為 像常常上電視的心理醫師 那種會讓你做小遊戲或畫圖或者聽你訴說心情 進而分析病情的醫生是要在哪看? 目前只知道各大醫院有身心科可看 但感覺很像在看病會讓人很有壓力 只是單純看病拿藥 看了版上的精神疾病版跟憂鬱症版還有暴食症版 有點分不太清楚如果以上這些症狀都有 那要先尋求那些途徑呢?? 還是統一都掛身心科?? 謝謝</text:p>
          </table:table-cell>
          <table:table-cell office:value-type="string" calcext:value-type="string">
            <text:p>但感覺很像在看病會讓人很有壓力。</text:p>
          </table:table-cell>
          <table:table-cell table:number-columns-repeated="3"/>
        </table:table-row>
        <table:table-row table:style-name="ro1">
          <table:table-cell office:value-type="float" office:value="2015" calcext:value-type="float">
            <text:p>2015</text:p>
          </table:table-cell>
          <table:table-cell office:value-type="string" calcext:value-type="string">
            <text:p>Dec</text:p>
          </table:table-cell>
          <table:table-cell office:value-type="float" office:value="7" calcext:value-type="float">
            <text:p>7</text:p>
          </table:table-cell>
          <table:table-cell office:value-type="string" calcext:value-type="string">
            <text:p>11:21:25</text:p>
          </table:table-cell>
          <table:table-cell office:value-type="string" calcext:value-type="string">
            <text:p>Mon</text:p>
          </table:table-cell>
          <table:table-cell office:value-type="string" calcext:value-type="string">
            <text:p>shiny07 (機智的小夥伴)</text:p>
          </table:table-cell>
          <table:table-cell office:value-type="string" calcext:value-type="string">
            <text:p>[問題] 哪家醫院的身心科醫生比較好</text:p>
          </table:table-cell>
          <table:table-cell office:value-type="string" calcext:value-type="string">
            <text:p>FALSE</text:p>
          </table:table-cell>
          <table:table-cell office:value-type="string" calcext:value-type="string">
            <text:p>朋友一直想帶我去看醫生，可是不知道哪家比較好，我在台北市 腦中一直重複自己的各種死法 很焦躁焦慮不安 晚上的在大哭崩潰，每天肚子都劇烈的疼痛 到處都是壓力，好累 不想離開家裡 不想去外面</text:p>
          </table:table-cell>
          <table:table-cell office:value-type="string" calcext:value-type="string">
            <text:p>到處都是壓力，好累。</text:p>
          </table:table-cell>
          <table:table-cell table:number-columns-repeated="3"/>
        </table:table-row>
        <table:table-row table:style-name="ro1">
          <table:table-cell office:value-type="float" office:value="2015" calcext:value-type="float">
            <text:p>2015</text:p>
          </table:table-cell>
          <table:table-cell office:value-type="string" calcext:value-type="string">
            <text:p>Dec</text:p>
          </table:table-cell>
          <table:table-cell office:value-type="float" office:value="11" calcext:value-type="float">
            <text:p>11</text:p>
          </table:table-cell>
          <table:table-cell office:value-type="string" calcext:value-type="string">
            <text:p>02:29:54</text:p>
          </table:table-cell>
          <table:table-cell office:value-type="string" calcext:value-type="string">
            <text:p>Fri</text:p>
          </table:table-cell>
          <table:table-cell office:value-type="string" calcext:value-type="string">
            <text:p>shian1215 (優雅迴旋)</text:p>
          </table:table-cell>
          <table:table-cell office:value-type="string" calcext:value-type="string">
            <text:p>[閒聊] 16份工作</text:p>
          </table:table-cell>
          <table:table-cell office:value-type="string" calcext:value-type="string">
            <text:p>FALSE</text:p>
          </table:table-cell>
          <table:table-cell office:value-type="string" calcext:value-type="string">
            <text:p>11月底結束了人生第15份工作 然後第16份因為病發嚴重所以撐了一週還是只能放棄 但每天還是出門假裝去上班 因為媽媽看我沒賺錢就恐慌得到處在家噴香水 說實在，要30歲真的讓人好焦慮 休息三天已經開始找第17份了 大學社團的學長，非常親切幽默的一個人，前幾天跳軌慘絕的走了 如果他能到天堂，不再有職場霸凌，不再有惡意壓力的地方就好了 。 如果有神願祂憐憫。 但身為週遭聽聞的人除了社會新聞、幾篇悼念的臉書發文 就這樣?一個美好的人消失了耶 我這些年來，每天想做的事他一聲不響的就做了，然後我覺得很痛 該死的我還活著，可是他走了？ 我覺得我最後的殺手襉，其實一點都不王牌 活著跟死一樣難一樣未知 沒辦法覺得享受，只覺得胃痛 我們到底做錯了什麼？欠缺了什麼？要進退兩難的活。 絕路之後萬一還有更煎熬的世界？ 往前走卻總還有更絕望的空間？ 到底要怎麼樣才可能被放過？ 千憂解多年來吃了千顆以上了 還是輸給千千萬萬的無解 大家 我們怎麼辦才好?</text:p>
          </table:table-cell>
          <table:table-cell office:value-type="string" calcext:value-type="string">
            <text:p>如果他能到天堂，不再有職場霸凌，不再有惡意壓力的地方就好了。</text:p>
          </table:table-cell>
          <table:table-cell table:number-columns-repeated="3"/>
        </table:table-row>
        <table:table-row table:style-name="ro1">
          <table:table-cell office:value-type="float" office:value="2015" calcext:value-type="float">
            <text:p>2015</text:p>
          </table:table-cell>
          <table:table-cell office:value-type="string" calcext:value-type="string">
            <text:p>Dec</text:p>
          </table:table-cell>
          <table:table-cell office:value-type="float" office:value="30" calcext:value-type="float">
            <text:p>30</text:p>
          </table:table-cell>
          <table:table-cell office:value-type="string" calcext:value-type="string">
            <text:p>00:44:00</text:p>
          </table:table-cell>
          <table:table-cell office:value-type="string" calcext:value-type="string">
            <text:p>Wed</text:p>
          </table:table-cell>
          <table:table-cell office:value-type="string" calcext:value-type="string">
            <text:p>DDDrogba (Gallic Rooster)</text:p>
          </table:table-cell>
          <table:table-cell office:value-type="string" calcext:value-type="string">
            <text:p>[問題] 躁鬱症患者鬱期時能來這裡嗎？</text:p>
          </table:table-cell>
          <table:table-cell office:value-type="string" calcext:value-type="string">
            <text:p>FALSE</text:p>
          </table:table-cell>
          <table:table-cell office:value-type="string" calcext:value-type="string">
            <text:p>雖然是吃躁鬱症的藥 但大多數都處在鬱期的症狀 十月失業至今在家啃老 1988年生的我已屆而立之年 卻一事無成 不斷在逃避工作的責任 社交畏懼症讓我對於應徵新工作感到非常恐懼 大學本科又沒興趣再發展 回到家我找不到人生的目標 終日躺在溫暖的被窩希望就這樣睡著了不要醒來 父母親無計可施 無言以對 家有孩子如此還要承受親朋好友的詢問 阿你兒子現在如何如何之類的壓力 真不孝啊我 夢想 是什麼 可以吃嗎</text:p>
          </table:table-cell>
          <table:table-cell office:value-type="string" calcext:value-type="string">
            <text:p>阿你兒子現在如何如何之類的壓力。</text:p>
          </table:table-cell>
          <table:table-cell table:number-columns-repeated="3"/>
        </table:table-row>
        <table:table-row table:style-name="ro1">
          <table:table-cell office:value-type="float" office:value="2016" calcext:value-type="float">
            <text:p>2016</text:p>
          </table:table-cell>
          <table:table-cell office:value-type="string" calcext:value-type="string">
            <text:p>Jan</text:p>
          </table:table-cell>
          <table:table-cell office:value-type="float" office:value="11" calcext:value-type="float">
            <text:p>11</text:p>
          </table:table-cell>
          <table:table-cell office:value-type="string" calcext:value-type="string">
            <text:p>22:25:20</text:p>
          </table:table-cell>
          <table:table-cell office:value-type="string" calcext:value-type="string">
            <text:p>Mon</text:p>
          </table:table-cell>
          <table:table-cell office:value-type="string" calcext:value-type="string">
            <text:p>Llingjing (冷劍塵)</text:p>
          </table:table-cell>
          <table:table-cell office:value-type="string" calcext:value-type="string">
            <text:p>[閒聊] 算是一點收穫</text:p>
          </table:table-cell>
          <table:table-cell office:value-type="string" calcext:value-type="string">
            <text:p>FALSE</text:p>
          </table:table-cell>
          <table:table-cell office:value-type="string" calcext:value-type="string">
            <text:p>幫忙翻譯400字短文，報酬當然很少。但我也不知道要找什麼打工好，有啥就先做吧。 其實好像還有之前研討會的錢會發下來，我到底該安定讀書等這幾個月過去還是去找工作呢？實在很猶豫。 住家裡基本上我是只吃三餐的買書和看病的錢不算太多。 也許找打工不是為了錢，是沒有人告訴我，自己生出來的心理壓力。 Sent from JPTT on my Sony LT25i. 學海無邊境，唯有我萬能。廣讀文武典，不識三字經。 今生恨三字，又惱醜孔明。情深恨未絕，癡愛毒美人。</text:p>
          </table:table-cell>
          <table:table-cell office:value-type="string" calcext:value-type="string">
            <text:p>也許找打工不是為了錢，是沒有人告訴我，自己生出來的心理壓力。</text:p>
          </table:table-cell>
          <table:table-cell table:number-columns-repeated="3"/>
        </table:table-row>
        <table:table-row table:style-name="ro1">
          <table:table-cell office:value-type="float" office:value="2016" calcext:value-type="float">
            <text:p>2016</text:p>
          </table:table-cell>
          <table:table-cell office:value-type="string" calcext:value-type="string">
            <text:p>Jan</text:p>
          </table:table-cell>
          <table:table-cell office:value-type="float" office:value="18" calcext:value-type="float">
            <text:p>18</text:p>
          </table:table-cell>
          <table:table-cell office:value-type="string" calcext:value-type="string">
            <text:p>12:58:15</text:p>
          </table:table-cell>
          <table:table-cell office:value-type="string" calcext:value-type="string">
            <text:p>Mon</text:p>
          </table:table-cell>
          <table:table-cell office:value-type="string" calcext:value-type="string">
            <text:p>n761103 (巧克力布朗尼)</text:p>
          </table:table-cell>
          <table:table-cell office:value-type="string" calcext:value-type="string">
            <text:p>[閒聊] 想安穩的工作好難</text:p>
          </table:table-cell>
          <table:table-cell office:value-type="string" calcext:value-type="string">
            <text:p>FALSE</text:p>
          </table:table-cell>
          <table:table-cell office:value-type="string" calcext:value-type="string">
            <text:p>各位好，在這工作快九個月了，現在因為自己情緒和種種壓力，搞得我很想離職 動了離職念頭同時，又擔心離職後找不到工作，前年到去年就曾失業快一年 但目前不管是心理或生理都告訴我該休息了，最近一起床總是會腹痛，到公司肌肉緊繃又 會胸悶 已經持續快半年了，這陣子一直在看心靈療癒書籍，發現自己是高敏感族 請參見這本書的簡介 http//www.books.com.tw/products/0010657261 自己很容易被周遭環境影響，很在意別人，所以畢業五年了，工作都沒超過一年 憂鬱症加上自己是高敏感族，工作超過一年真的好難，每次工作都砥礪自己待到一年 包括這工作，其實做了三四個月就有倦怠感，是靠自己意志力撐到現在 知道自己快30歲，要有長一點的工作經歷卻不如所願，不是公司內部問題就是被資遣 我每份工作都盡力問心無愧，和同齡的比還是有點差距，真的好自卑 此外，剛畢業後不久就發生嚴重車禍，休養一年多才開始工作，周遭也會不斷“關心”我 真的很煩，好想躲到一個讓自己安心的角落，不被這些紛紛擾擾所打擾</text:p>
          </table:table-cell>
          <table:table-cell office:value-type="string" calcext:value-type="string">
            <text:p>各位好，在這工作快九個月了，現在因為自己情緒和種種壓力，搞得我很想離職。</text:p>
          </table:table-cell>
          <table:table-cell table:number-columns-repeated="3"/>
        </table:table-row>
        <table:table-row table:style-name="ro1">
          <table:table-cell office:value-type="float" office:value="2016" calcext:value-type="float">
            <text:p>2016</text:p>
          </table:table-cell>
          <table:table-cell office:value-type="string" calcext:value-type="string">
            <text:p>Jan</text:p>
          </table:table-cell>
          <table:table-cell office:value-type="float" office:value="19" calcext:value-type="float">
            <text:p>19</text:p>
          </table:table-cell>
          <table:table-cell office:value-type="string" calcext:value-type="string">
            <text:p>00:34:24</text:p>
          </table:table-cell>
          <table:table-cell office:value-type="string" calcext:value-type="string">
            <text:p>Tue</text:p>
          </table:table-cell>
          <table:table-cell office:value-type="string" calcext:value-type="string">
            <text:p>stardust2410 (搖滾芭比)</text:p>
          </table:table-cell>
          <table:table-cell office:value-type="string" calcext:value-type="string">
            <text:p>[閒聊] 讓爸媽知道自己的狀況</text:p>
          </table:table-cell>
          <table:table-cell office:value-type="string" calcext:value-type="string">
            <text:p>FALSE</text:p>
          </table:table-cell>
          <table:table-cell office:value-type="string" calcext:value-type="string">
            <text:p>我一開始其實是反對的。諮商師和我說了很久，我應該算被她說服吧。 我是單親家庭，理應先告知我爸。諮商師也問過我，爸爸不行，那告訴媽媽好嗎 ？ 總之，反正是透過諮商師告訴我爸的。當然，她有先告訴我覺得哪部分可以說哪部分不能 說 ？ 我覺得省略哪裡或多說哪裡都無所謂，反正都要讓我爸知道了。所以我告訴她都沒有。 我爸和諮商師談話完以後和往常一樣沒事的和我說話，倒是讓我鬆了一口氣。 我是很好奇他們說了些什麼，但又不想跟我爸談論這件事情。 接下來幾天他都跟平常一樣，也沒提問什麼。 不過再來是，我媽LINE我問說放假了的話要不要過去她那邊玩幾天。我一直以來都會再放 假時去找我媽，後來想想不對。 她又不知道我放假。 我猜爸爸什麼都告訴她了，我也難得的在媽媽的通話記錄裡看見爸爸的號碼。還講了15分 鐘 （對他們兩個來說是很了不起的時間） 還有我媽睡著時剛好看到我爸傳來的簡訊說，我今天通過考試，帶我去吃飯什麼的。 比起我爸，我媽反常的對我很好。不是平常不好，而是我媽每件事情都會問我意見。也叫 我這次待久一點。 而且的確，她也一直說為了慶祝我們去吃大餐。 諮商師說了什麼呢到底 ？ 我猜我爸一定被嚇到了吧 ？ 看到我爸跟我媽竟然為了我通了電話，老實說，我覺得有點壓力，特別是我媽在問我所有 意見的時候。 當然這沒有不好， 過去我爸覺得我的心情低落只是那個年紀的孩子都有的正常反應而且徹底忽略，現在透過 諮商師告訴他我的狀況我的人際跟偶爾失控的行為，讓他開始明白我真的生病了。 剛開始適應他們兩知道我的事情，覺得怪怪的。 感覺就像衣服穿反了，卻找不到適合的空間讓我換回來一樣。 下次諮商時再問諮商師到底說了些什麼，還有我爸的反應是什麼吧。 雖然離下次諮商還有點久。</text:p>
          </table:table-cell>
          <table:table-cell office:value-type="string" calcext:value-type="string">
            <text:p>看到我爸跟我媽竟然為了我通了電話，老實說，我覺得有點壓力，特別是我媽在問我所有。</text:p>
          </table:table-cell>
          <table:table-cell table:number-columns-repeated="3"/>
        </table:table-row>
        <table:table-row table:style-name="ro1">
          <table:table-cell office:value-type="float" office:value="2016" calcext:value-type="float">
            <text:p>2016</text:p>
          </table:table-cell>
          <table:table-cell office:value-type="string" calcext:value-type="string">
            <text:p>Jan</text:p>
          </table:table-cell>
          <table:table-cell office:value-type="float" office:value="20" calcext:value-type="float">
            <text:p>20</text:p>
          </table:table-cell>
          <table:table-cell office:value-type="string" calcext:value-type="string">
            <text:p>22:33:48</text:p>
          </table:table-cell>
          <table:table-cell office:value-type="string" calcext:value-type="string">
            <text:p>Wed</text:p>
          </table:table-cell>
          <table:table-cell office:value-type="string" calcext:value-type="string">
            <text:p>n761103 (巧克力布朗尼)</text:p>
          </table:table-cell>
          <table:table-cell office:value-type="string" calcext:value-type="string">
            <text:p>[閒聊] 大家是怎麼走過工作職場?</text:p>
          </table:table-cell>
          <table:table-cell office:value-type="string" calcext:value-type="string">
            <text:p>FALSE</text:p>
          </table:table-cell>
          <table:table-cell office:value-type="string" calcext:value-type="string">
            <text:p>大家好，自從五年前延畢一學期後至今，工作一直不太順 其中剛延畢不到一年就遇到嚴重車禍，右小腿開放粉碎性骨折休養一年多才工作 起跑點比同齡晚半年畢業，結果又遇到車禍，工作面試時 面試官大多都會問延畢原因和休養空窗期，加上之後工作都待不久 不是公司內部問題，就是自己壓力大到排解不了身體出狀況，不得不離職 畢業到現在，斷斷續續做了五個工作，其中兩個被資遣，一個是不適合自己，沒有未來 另一個是內部制度問題加上人力短缺，一人做三人工作，再來就是現在這一個 如今現在這個覺得超出自己能力範圍，從報到至今，不管怎麼努力一直都有壓力 到今天滿九個月快撐不住了，但值得慶幸的是工作時間越做越長，目前這個是最久的 已經跟主管反應想離職，也說了有憂鬱症，只有一句多運動帶過 我自己也知道運動對病情有幫助，但就是做不來，更不知道怎麼面對包容我的老闆 以前對工作總有個期許，想找一個有前瞻性的工作，然而現在對未來根本不敢多想 只求明天大腦聽話一點，讓我能好好地過生活，包含安穩賺錢工作 現在快30了，拿著斷斷續續的工作履歷，已快沒勇氣走出去求職面試 對職場而言，我應該被冠上穩定性不高的標籤，很難錄取到一份好的工作了 但我對每份做過的工作都是全力以赴，拼到身心撐不住不得已才離職 真的好矛盾，待業時恨不得趕快工作，工作一陣子了卻好想離職透透氣 我總是太在乎別人的眼光，加上周遭親戚社會地位都比較高，親叔叔就是醫生 想找個不管別人或自己都覺得不錯的工作，至少被關心時還能說出個東西 最近和家人討論過，從今以後不再給自己壓力，找份簡單、自己能勝任的工作就好 就算是服務業、打工兼職也好，只求工作穩定，大學英文系畢業又如何? 就如我媽說的別人不是你，怎麼能理解你所受的痛苦?? 不知道各位在工作職場是怎麼走過來的? 如果有人跟我一樣也是工作斷斷續續 也歡迎推文互相鼓勵打打氣也好，一起在絕望中勇敢的撐過來，我們不是孤獨的 祝mei大找到好工作唷^^ 被j大點醒 原來是我想到太長遠，也許轉個念頭，人生規劃別設太長 找個工作只求三餐溫飽，心裡好過些，得憂鬱症後 才了解自己不一定活得久，搞不好哪天大腦作祟 隔天就跟大家說掰掰也說不定</text:p>
          </table:table-cell>
          <table:table-cell office:value-type="string" calcext:value-type="string">
            <text:p>不是公司內部問題，就是自己壓力大到排解不了身體出狀況，不得不離職。如今現在這個覺得超出自己能力範圍，從報到至今，不管怎麼努力一直都有壓力。最近和家人討論過，從今以後不再給自己壓力，找份簡單、自己能勝任的工作就好。</text:p>
          </table:table-cell>
          <table:table-cell table:number-columns-repeated="3"/>
        </table:table-row>
        <table:table-row table:style-name="ro1">
          <table:table-cell office:value-type="float" office:value="2016" calcext:value-type="float">
            <text:p>2016</text:p>
          </table:table-cell>
          <table:table-cell office:value-type="string" calcext:value-type="string">
            <text:p>Jan</text:p>
          </table:table-cell>
          <table:table-cell office:value-type="float" office:value="22" calcext:value-type="float">
            <text:p>22</text:p>
          </table:table-cell>
          <table:table-cell office:value-type="string" calcext:value-type="string">
            <text:p>01:59:01</text:p>
          </table:table-cell>
          <table:table-cell office:value-type="string" calcext:value-type="string">
            <text:p>Fri</text:p>
          </table:table-cell>
          <table:table-cell office:value-type="string" calcext:value-type="string">
            <text:p>k09090806 (JY)</text:p>
          </table:table-cell>
          <table:table-cell office:value-type="string" calcext:value-type="string">
            <text:p>[晴天] 有點洗板</text:p>
          </table:table-cell>
          <table:table-cell office:value-type="string" calcext:value-type="string">
            <text:p>FALSE</text:p>
          </table:table-cell>
          <table:table-cell office:value-type="string" calcext:value-type="string">
            <text:p>介於焦慮與亢奮的階段中間 基本上我焦慮是因為我很難過 我26歲又4.5個月大了 我是個成人 可是我覺得我浪費好多時間 那個 我在補習班認識的朋友啊 他在我這個時候就已經考上研究所了 然後去律訓認識的同梯大部分也都是好大學的研究生 年紀有些也比我小 有種 啊 我在幹什麼的感覺 加上家裡的人的壓力 我不知道怎麼說 我會覺得自己很廢 可是要是我擺脫這個心態我就不會焦慮了 就可以去走下一步 做我想做的事 要知道我焦慮起來可是連刷牙都覺得困難= = 完全陷入看同人文跟都市傳說的深淵(這個深淵倒是挺有笑點的) 掰掰 深淵 我有狗狗要救 雖然只是打電話通報 但我想嘗試 掰掰 深淵 我喜歡當律師 看老律師把法律概念直接應用到當事人的實例 我覺得很開心 在[律師]這層皮底下 我不會害怕跟人接觸 也許我有個菜市場算命仙的靈魂 然後我要當律師我就必須撿回課本 我不想在這個都忘光光的狀態去應徵面試 去受雇 既然我不能立刻去受雇 那麼我就得打算要自己接案或是去打工來維持念書念完前的生計 掰掰 深淵 你知道在你裡面 我不是我 我在外頭跟別人說話 我是個成年人 我跟他人的地位對等 雖然這個成年人的裡面還藏著一個緊張兮兮的孩子 但這個成年人是我 是我覺得我在當真正的自己的樣子 就算是個畏畏縮縮的菜鳥社會人 可是這是可以保護裡面那個孩子的人 我對我裡面那個孩子說我會保護他 等他長大 所以我不想再這樣淌在泥淖沼澤漩渦中 我是一個成年人 所以我必須離家了 在父母面前我無法自己的表現得像個孩子 這好像只會使我傷得更重 在我能夠保護好自己之前 我要探出我的觸角了 就算上一刻我還在看同人 就算我還有兩篇同人沒更完(來個遇告無限期停更吧) 念書是一件新事也是舊事 明天要整理待做 救狗 剪指甲 看醫生 還有念一小時的刑法或民法 後天要收拾房間的右半部 念一小時刑法或民法 當做從零開始吧 說真的 23歲時我會覺得26歲應該去工作或養家 但也許不是 這樣有點悲哀 我現在覺得26歲跟16歲又有甚麼差別 好吧是有 我必須去打工 但我想這是好事 謝謝y大 感覺m大非常上進(看m大的文) 一起加油 謝謝p大 好久不見 一起加油~ 話說你跟haru如何(沒記錯是叫這名字吧</text:p>
          </table:table-cell>
          <table:table-cell office:value-type="string" calcext:value-type="string">
            <text:p>加上家裡的人的壓力。</text:p>
          </table:table-cell>
          <table:table-cell table:number-columns-repeated="3"/>
        </table:table-row>
        <table:table-row table:style-name="ro1">
          <table:table-cell office:value-type="float" office:value="2016" calcext:value-type="float">
            <text:p>2016</text:p>
          </table:table-cell>
          <table:table-cell office:value-type="string" calcext:value-type="string">
            <text:p>Jan</text:p>
          </table:table-cell>
          <table:table-cell office:value-type="float" office:value="26" calcext:value-type="float">
            <text:p>26</text:p>
          </table:table-cell>
          <table:table-cell office:value-type="string" calcext:value-type="string">
            <text:p>20:54:23</text:p>
          </table:table-cell>
          <table:table-cell office:value-type="string" calcext:value-type="string">
            <text:p>Tue</text:p>
          </table:table-cell>
          <table:table-cell office:value-type="string" calcext:value-type="string">
            <text:p>georgebox (Orz3344)</text:p>
          </table:table-cell>
          <table:table-cell office:value-type="string" calcext:value-type="string">
            <text:p>[問題] 有人會常常過度思考影響到工作生活嗎?</text:p>
          </table:table-cell>
          <table:table-cell office:value-type="string" calcext:value-type="string">
            <text:p>FALSE</text:p>
          </table:table-cell>
          <table:table-cell office:value-type="string" calcext:value-type="string">
            <text:p>我每天都過度思考 讓工作跟生活過得很煩很煩 我也不想 但就是愛想東想西 無法控制的 好痛苦 到底有沒有解決的方法呢 目前工作壓力大 不知是不是壓力造成的 有人知道這要怎麼治療嗎 吃藥好像沒什麼效果</text:p>
          </table:table-cell>
          <table:table-cell office:value-type="string" calcext:value-type="string">
            <text:p>目前工作壓力大。不知是不是壓力造成的。</text:p>
          </table:table-cell>
          <table:table-cell table:number-columns-repeated="3"/>
        </table:table-row>
        <table:table-row table:style-name="ro1">
          <table:table-cell office:value-type="float" office:value="2016" calcext:value-type="float">
            <text:p>2016</text:p>
          </table:table-cell>
          <table:table-cell office:value-type="string" calcext:value-type="string">
            <text:p>Jan</text:p>
          </table:table-cell>
          <table:table-cell office:value-type="float" office:value="29" calcext:value-type="float">
            <text:p>29</text:p>
          </table:table-cell>
          <table:table-cell office:value-type="string" calcext:value-type="string">
            <text:p>18:07:18</text:p>
          </table:table-cell>
          <table:table-cell office:value-type="string" calcext:value-type="string">
            <text:p>Fri</text:p>
          </table:table-cell>
          <table:table-cell office:value-type="string" calcext:value-type="string">
            <text:p>celo (celo)</text:p>
          </table:table-cell>
          <table:table-cell office:value-type="string" calcext:value-type="string">
            <text:p>[閒聊] Q:馬上就業v.s方向or網拍</text:p>
          </table:table-cell>
          <table:table-cell office:value-type="string" calcext:value-type="string">
            <text:p>FALSE</text:p>
          </table:table-cell>
          <table:table-cell office:value-type="string" calcext:value-type="string">
            <text:p>（手機排版，格式若在電腦版不便閱讀請見諒） 現 況 看過一次醫生之後吃完一輪藥，往後至今靠著意志力克服，沒有服藥 關於大學肄業，自己也掙扎很久，因為很多人說這是工作的入門票。 但是我所經歷過的那些大大小小波折，我知道我壓抑了很久，在最後踩煞車的那一刻，我 猜也是我現在可以靠著意志力撐著的原因及時的煞車。 在社會的人眼裡，或許我很可惜，很破碎，很廢...等等；但，我可是拼了命的安慰自己 再一下下...再一下下就好...的在崩潰邊緣走完我所擁有的最後一個學期。 休學的這一年間，我無法完全放鬆去度假散心... 就算我不逼自己，家人會逼我想出路；就算家人不逼我，我也會逼自己想... 因為不能容忍一直以來這麼努力的自己，最後落得這麼廢的下場。 我進了貨物自己販售，做著一人的網拍，礙於租屋空間光源等問題，總是沒辦法很安心順 利的拍貨上架，總是得另外花費大把的時間修圖、以及到最後當初選擇主要上架的平台其 實推文不方便、普遍客戶態度很差（大家公認的問題...）。所以現在只能轉換平台，重 新 上架。 此外，自己做著小網拍的同時，家人偶爾還是會問著、逢年過節見親戚或聚會還是會問著 ：啊你現在在幹嗎？ 這時我都壓力超級大... 要經驗網拍，累積客群也不是一天兩天一個月的事情，要讓顧客習慣在你這邊購買也不是 短期的事情...只有自己一個運作，沒有任何人幫忙，所以緩慢一直還沒起來... 一直下來家人的詢問方式也是越來越不客氣，有時真的讓人很受傷，碰到錢的事情，自己 也尷尬的不能說些什麼 （我是真的真的很想賺些錢） 有時候會想那這樣是不是我先找個暫時可以替代的工作有收入就好了，至少可以抬頭挺 胸不用這麼的愧疚，先止住你們偶爾不客氣的詢問... 真的很迷惘... 我想詢問的是 大家都怎麼開始工作的？ 都是朝著自己以前有的目標，從事相關行業嗎？ （我稍稍面試過幾次，但由於我大學肄業，他們總是會問） （以及我現在記憶力很差，很害怕搞砸工作...） 以及我是喜歡我所做的網拍，只是要長期認真做的話，是不是要認真的考慮以後發展ok的 話，自己的位置所屬工作是什麼？ 感謝各位看完長文，也請各位可以的話分享一下自己的就業故事^^ 謝謝</text:p>
          </table:table-cell>
          <table:table-cell office:value-type="string" calcext:value-type="string">
            <text:p>這時我都壓力超級大...。</text:p>
          </table:table-cell>
          <table:table-cell table:number-columns-repeated="3"/>
        </table:table-row>
        <table:table-row table:style-name="ro1">
          <table:table-cell office:value-type="float" office:value="2016" calcext:value-type="float">
            <text:p>2016</text:p>
          </table:table-cell>
          <table:table-cell office:value-type="string" calcext:value-type="string">
            <text:p>Feb</text:p>
          </table:table-cell>
          <table:table-cell office:value-type="float" office:value="1" calcext:value-type="float">
            <text:p>1</text:p>
          </table:table-cell>
          <table:table-cell office:value-type="string" calcext:value-type="string">
            <text:p>00:19:54</text:p>
          </table:table-cell>
          <table:table-cell office:value-type="string" calcext:value-type="string">
            <text:p>Mon</text:p>
          </table:table-cell>
          <table:table-cell office:value-type="string" calcext:value-type="string">
            <text:p>Nianyi (Nianyi(小念))</text:p>
          </table:table-cell>
          <table:table-cell office:value-type="string" calcext:value-type="string">
            <text:p>[晴天] 喬遷之喜</text:p>
          </table:table-cell>
          <table:table-cell office:value-type="string" calcext:value-type="string">
            <text:p>FALSE</text:p>
          </table:table-cell>
          <table:table-cell office:value-type="string" calcext:value-type="string">
            <text:p>搬家了 應該說，今天終於全部一口氣搬完了 從元旦簽約，到昨天1/31月底，整整為了搬新家忙了一個月 一切不為別的 只為了逃離令我窒息的親情勒索 從2014年的年中開始和妹妹、妹夫、母親、妹妹的兩個孩子一起住 一切就都是惡夢 我以為我從一個人住，可以變成癲癇時稍微有人照顧 萬萬沒想到，完全是一個更嚴重的病灶的開端 在去年12月初再次被要求緊急幫忙籌措一筆不小費用後 原先有存款、變負債、再兼差的壓力之下 我下定決心再次自己一個人搬出來 寧可一個人在外面 也不想再被自己愛開聖光的個性給折騰 眼不見為淨，是這樣說吧 原諒我 就讓我自私一點 就讓我愛自己一點 搬家，希望新的開始從這裡出發</text:p>
          </table:table-cell>
          <table:table-cell office:value-type="string" calcext:value-type="string">
            <text:p>原先有存款、變負債、再兼差的壓力之下。</text:p>
          </table:table-cell>
          <table:table-cell table:number-columns-repeated="3"/>
        </table:table-row>
        <table:table-row table:style-name="ro1">
          <table:table-cell office:value-type="float" office:value="2016" calcext:value-type="float">
            <text:p>2016</text:p>
          </table:table-cell>
          <table:table-cell office:value-type="string" calcext:value-type="string">
            <text:p>Feb</text:p>
          </table:table-cell>
          <table:table-cell office:value-type="float" office:value="1" calcext:value-type="float">
            <text:p>1</text:p>
          </table:table-cell>
          <table:table-cell office:value-type="string" calcext:value-type="string">
            <text:p>17:41:28</text:p>
          </table:table-cell>
          <table:table-cell office:value-type="string" calcext:value-type="string">
            <text:p>Mon</text:p>
          </table:table-cell>
          <table:table-cell office:value-type="string" calcext:value-type="string">
            <text:p>ellyplus (艾莉+)</text:p>
          </table:table-cell>
          <table:table-cell office:value-type="string" calcext:value-type="string">
            <text:p>[問題] 提不起勁無法工作</text:p>
          </table:table-cell>
          <table:table-cell office:value-type="string" calcext:value-type="string">
            <text:p>FALSE</text:p>
          </table:table-cell>
          <table:table-cell office:value-type="string" calcext:value-type="string">
            <text:p>我大約有一年的時間無法專心工作(行政類) 困難的工作常常想逃避 就連簡單重複的工作效率也很低、經常出錯 最少有三年的時間晚上無法入睡或是到45點就醒了 去年最嚴重的時候會對親人及男友大叫哭鬧、辱罵、講很難聽的話 生氣吵架時會動手打男友(現在已經分手) 但最近如果有人一直對我講話讓我不舒服 竟然也會冒出想出拳的衝動 家人、工作、前男友都是我的壓力來源 經常對自己感覺不滿意 感覺做什麼事都無法專心想要逃離這個世界 或是一覺不醒也不錯 很想逃走 但這份工作是我重要經濟來源 不能輕易放棄 很想要好好休息12年 什麼都不做或是想做什麼就做什麼 但是公司又不可能隨意讓我請這麼長的假....... 不知道自己是不是哪裡出了問題? 請問看醫生會有用嗎?</text:p>
          </table:table-cell>
          <table:table-cell office:value-type="string" calcext:value-type="string">
            <text:p>家人、工作、前男友都是我的壓力來源。</text:p>
          </table:table-cell>
          <table:table-cell table:number-columns-repeated="3"/>
        </table:table-row>
        <table:table-row table:style-name="ro1">
          <table:table-cell office:value-type="float" office:value="2016" calcext:value-type="float">
            <text:p>2016</text:p>
          </table:table-cell>
          <table:table-cell office:value-type="string" calcext:value-type="string">
            <text:p>Feb</text:p>
          </table:table-cell>
          <table:table-cell office:value-type="float" office:value="2" calcext:value-type="float">
            <text:p>2</text:p>
          </table:table-cell>
          <table:table-cell office:value-type="string" calcext:value-type="string">
            <text:p>17:44:10</text:p>
          </table:table-cell>
          <table:table-cell office:value-type="string" calcext:value-type="string">
            <text:p>Tue</text:p>
          </table:table-cell>
          <table:table-cell office:value-type="string" calcext:value-type="string">
            <text:p>kid3875215 (銘哥)</text:p>
          </table:table-cell>
          <table:table-cell office:value-type="string" calcext:value-type="string">
            <text:p>[問題] 怕怕的</text:p>
          </table:table-cell>
          <table:table-cell office:value-type="string" calcext:value-type="string">
            <text:p>FALSE</text:p>
          </table:table-cell>
          <table:table-cell office:value-type="string" calcext:value-type="string">
            <text:p>好像最近都這樣怕怕的 雖然醫生開了精神安定藥 但依舊會有點恐懼 對聲音 對人 然後還是不知道目標 唉 憂鬱症真的會影響腦袋嗎 字都不會寫 也不會表達 感覺就像退化一樣ˊˋ 你們也會對聲音或人害怕嗎 真困擾阿 明明沒壓力阿 嘖</text:p>
          </table:table-cell>
          <table:table-cell office:value-type="string" calcext:value-type="string">
            <text:p>明明沒壓力阿。</text:p>
          </table:table-cell>
          <table:table-cell table:number-columns-repeated="3"/>
        </table:table-row>
        <table:table-row table:style-name="ro1">
          <table:table-cell office:value-type="float" office:value="2016" calcext:value-type="float">
            <text:p>2016</text:p>
          </table:table-cell>
          <table:table-cell office:value-type="string" calcext:value-type="string">
            <text:p>Feb</text:p>
          </table:table-cell>
          <table:table-cell office:value-type="float" office:value="7" calcext:value-type="float">
            <text:p>7</text:p>
          </table:table-cell>
          <table:table-cell office:value-type="string" calcext:value-type="string">
            <text:p>15:39:38</text:p>
          </table:table-cell>
          <table:table-cell office:value-type="string" calcext:value-type="string">
            <text:p>Sun</text:p>
          </table:table-cell>
          <table:table-cell office:value-type="string" calcext:value-type="string">
            <text:p>georgebox (Orz3344)</text:p>
          </table:table-cell>
          <table:table-cell office:value-type="string" calcext:value-type="string">
            <text:p>[問題] 工作壓力大 換工作環境會比較好嗎</text:p>
          </table:table-cell>
          <table:table-cell office:value-type="string" calcext:value-type="string">
            <text:p>FALSE</text:p>
          </table:table-cell>
          <table:table-cell office:value-type="string" calcext:value-type="string">
            <text:p>目前做服務業 要跟人出去跑外務 我覺得跟人出去時很容易緊張 壓力會莫名的上來 記憶力專注力都 很差 如果換個工作類型 改一個人可以完成的工作 不知道會不會比較好 壓力小一點 快樂一點</text:p>
          </table:table-cell>
          <table:table-cell office:value-type="string" calcext:value-type="string">
            <text:p>壓力會莫名的上來。壓力小一點。</text:p>
          </table:table-cell>
          <table:table-cell table:number-columns-repeated="3"/>
        </table:table-row>
        <table:table-row table:style-name="ro1">
          <table:table-cell office:value-type="float" office:value="2016" calcext:value-type="float">
            <text:p>2016</text:p>
          </table:table-cell>
          <table:table-cell office:value-type="string" calcext:value-type="string">
            <text:p>Feb</text:p>
          </table:table-cell>
          <table:table-cell office:value-type="float" office:value="7" calcext:value-type="float">
            <text:p>7</text:p>
          </table:table-cell>
          <table:table-cell office:value-type="string" calcext:value-type="string">
            <text:p>21:00:23</text:p>
          </table:table-cell>
          <table:table-cell office:value-type="string" calcext:value-type="string">
            <text:p>Sun</text:p>
          </table:table-cell>
          <table:table-cell office:value-type="string" calcext:value-type="string">
            <text:p>kid3875215 (銘哥)</text:p>
          </table:table-cell>
          <table:table-cell office:value-type="string" calcext:value-type="string">
            <text:p>[閒聊] 恐懼</text:p>
          </table:table-cell>
          <table:table-cell office:value-type="string" calcext:value-type="string">
            <text:p>FALSE</text:p>
          </table:table-cell>
          <table:table-cell office:value-type="string" calcext:value-type="string">
            <text:p>也不知道為何我會怕 明明不會有人對我怎樣 但心裡就是恐懼 搞的自己壓力好大 好像快中風一樣哈哈 明明諮商時很好的阿 離下次還有快十天阿.... 也許自己的最大恐懼還是來自自己吧 希望不是得了啥奇怪病</text:p>
          </table:table-cell>
          <table:table-cell office:value-type="string" calcext:value-type="string">
            <text:p>搞的自己壓力好大。</text:p>
          </table:table-cell>
          <table:table-cell table:number-columns-repeated="3"/>
        </table:table-row>
        <table:table-row table:style-name="ro1">
          <table:table-cell office:value-type="float" office:value="2016" calcext:value-type="float">
            <text:p>2016</text:p>
          </table:table-cell>
          <table:table-cell office:value-type="string" calcext:value-type="string">
            <text:p>Feb</text:p>
          </table:table-cell>
          <table:table-cell office:value-type="float" office:value="12" calcext:value-type="float">
            <text:p>12</text:p>
          </table:table-cell>
          <table:table-cell office:value-type="string" calcext:value-type="string">
            <text:p>15:31:06</text:p>
          </table:table-cell>
          <table:table-cell office:value-type="string" calcext:value-type="string">
            <text:p>Fri</text:p>
          </table:table-cell>
          <table:table-cell office:value-type="string" calcext:value-type="string">
            <text:p>n761103 (巧克力布朗尼)</text:p>
          </table:table-cell>
          <table:table-cell office:value-type="string" calcext:value-type="string">
            <text:p>[閒聊] 年快過完了 大家還好嗎</text:p>
          </table:table-cell>
          <table:table-cell office:value-type="string" calcext:value-type="string">
            <text:p>FALSE</text:p>
          </table:table-cell>
          <table:table-cell office:value-type="string" calcext:value-type="string">
            <text:p>年又快過完了，還好今年沒受到太多親戚關心 頂多跟表弟妹出去逛逛、打打麻將，其中腸胃不聽話 逛到一半肚子痛到很難走路，就自己搭火車回家休息 其餘時間除了跟親戚出門吃飯，讓自己暫時打起精神外 幾乎都躺在床上休息、在房間看電視、玩手機 明知道很無聊想出去，身體卻懶懶的想待在床上 年快過完了，年前才剛離職的我，又要開始面對求職問題 想到這裡，又不自主焦慮起來，感覺心跳也開始變快了 一直在憂鬱焦慮中度過，何時才能過個快樂又沒壓力的生活？ p版的各位，經過過年的摧殘，一切都還好嗎??</text:p>
          </table:table-cell>
          <table:table-cell office:value-type="string" calcext:value-type="string">
            <text:p>一直在憂鬱焦慮中度過，何時才能過個快樂又沒壓力的生活？。</text:p>
          </table:table-cell>
          <table:table-cell table:number-columns-repeated="3"/>
        </table:table-row>
        <table:table-row table:style-name="ro1">
          <table:table-cell office:value-type="float" office:value="2016" calcext:value-type="float">
            <text:p>2016</text:p>
          </table:table-cell>
          <table:table-cell office:value-type="string" calcext:value-type="string">
            <text:p>Feb</text:p>
          </table:table-cell>
          <table:table-cell office:value-type="float" office:value="14" calcext:value-type="float">
            <text:p>14</text:p>
          </table:table-cell>
          <table:table-cell office:value-type="string" calcext:value-type="string">
            <text:p>19:21:18</text:p>
          </table:table-cell>
          <table:table-cell office:value-type="string" calcext:value-type="string">
            <text:p>Sun</text:p>
          </table:table-cell>
          <table:table-cell office:value-type="string" calcext:value-type="string">
            <text:p>kid3875215 (銘哥)</text:p>
          </table:table-cell>
          <table:table-cell office:value-type="string" calcext:value-type="string">
            <text:p>[問題] 害怕得精神分裂</text:p>
          </table:table-cell>
          <table:table-cell office:value-type="string" calcext:value-type="string">
            <text:p>FALSE</text:p>
          </table:table-cell>
          <table:table-cell office:value-type="string" calcext:value-type="string">
            <text:p>請問這種病有可能因為害怕而得嗎 因為怕聽到幻聽 壓力很大 會不會自己反而壓力過大沒病生出病阿.... 現在就是搞的自己莫名害怕 一直想到如果真的生病以後怎麼工作ˊˋ 或是有幻聽要怎麼辦之類的 有人有怕自己得精神分裂的時候嗎？ 已經擔心快兩個月了呢..</text:p>
          </table:table-cell>
          <table:table-cell office:value-type="string" calcext:value-type="string">
            <text:p>壓力很大。會不會自己反而壓力過大沒病生出病阿....。</text:p>
          </table:table-cell>
          <table:table-cell table:number-columns-repeated="3"/>
        </table:table-row>
        <table:table-row table:style-name="ro1">
          <table:table-cell office:value-type="float" office:value="2016" calcext:value-type="float">
            <text:p>2016</text:p>
          </table:table-cell>
          <table:table-cell office:value-type="string" calcext:value-type="string">
            <text:p>Feb</text:p>
          </table:table-cell>
          <table:table-cell office:value-type="float" office:value="14" calcext:value-type="float">
            <text:p>14</text:p>
          </table:table-cell>
          <table:table-cell office:value-type="string" calcext:value-type="string">
            <text:p>23:51:39</text:p>
          </table:table-cell>
          <table:table-cell office:value-type="string" calcext:value-type="string">
            <text:p>Sun</text:p>
          </table:table-cell>
          <table:table-cell office:value-type="string" calcext:value-type="string">
            <text:p>milk0307 ( <text:s text:c="19"/>)</text:p>
          </table:table-cell>
          <table:table-cell office:value-type="string" calcext:value-type="string">
            <text:p>[問題]和躁鬱老公的相處建議</text:p>
          </table:table-cell>
          <table:table-cell office:value-type="string" calcext:value-type="string">
            <text:p>FALSE</text:p>
          </table:table-cell>
          <table:table-cell office:value-type="string" calcext:value-type="string">
            <text:p>手機排版請見諒喔 各位版友好，已查過相關資訊，但不太確定 老公的症狀，還請版友們幫忙建議，謝謝 我和老公是在交往5年後結婚的， 婚前就知道他是養子，小時候有被虐、父親出 軌、父母親憂鬱的狀況，現在也是他一肩扛起 家裡經濟支柱，加上自己創業，壓力一直不小 ，但老公一直很樂觀勇敢，我也不以為意。 婚後沒多久我就意外懷孕，小孩出生後老公疑 似就開始憂鬱/躁鬱病發，對於身分的轉換很不 能適應，大概每ㄧ兩個月就會出現激烈爭吵 （當然雙方都有問題），在爭吵時他會出現 激烈的打自己、踢東西、罵髒話的情形，最近 更是小事就會大發雷霆，例如：睡午覺叫他起 床之類。他自己也察覺到不對勁，但不願意看醫生，而是跟父親拿離憂以及安眠藥來吃。 請問各位版友，這樣算是躁鬱嗎？因為沒有感 覺他有明顯的躁期，還是平常樂觀積極的那面 就算是躁期了呢？ 另外，在不放生的前提下，身為另一半該怎麼 跟他相處呢？有點害怕跟他溝通又會踩雷，不 理他又擔心他會感覺不受重視，困擾啊... 後續還是會勸他積極就醫，但老公個性好強， 要正視自己的病症還滿困難的， 請教各位版友，要如何陪伴他走過這段時間 呢？ 先謝謝大家喔。</text:p>
          </table:table-cell>
          <table:table-cell office:value-type="string" calcext:value-type="string">
            <text:p>家裡經濟支柱，加上自己創業，壓力一直不小。</text:p>
          </table:table-cell>
          <table:table-cell table:number-columns-repeated="3"/>
        </table:table-row>
        <table:table-row table:style-name="ro1">
          <table:table-cell office:value-type="float" office:value="2016" calcext:value-type="float">
            <text:p>2016</text:p>
          </table:table-cell>
          <table:table-cell office:value-type="string" calcext:value-type="string">
            <text:p>Feb</text:p>
          </table:table-cell>
          <table:table-cell office:value-type="float" office:value="20" calcext:value-type="float">
            <text:p>20</text:p>
          </table:table-cell>
          <table:table-cell office:value-type="string" calcext:value-type="string">
            <text:p>23:39:56</text:p>
          </table:table-cell>
          <table:table-cell office:value-type="string" calcext:value-type="string">
            <text:p>Sat</text:p>
          </table:table-cell>
          <table:table-cell office:value-type="string" calcext:value-type="string">
            <text:p>kid3875215 (銘哥)</text:p>
          </table:table-cell>
          <table:table-cell office:value-type="string" calcext:value-type="string">
            <text:p>[閒聊] 壓力</text:p>
          </table:table-cell>
          <table:table-cell office:value-type="string" calcext:value-type="string">
            <text:p>FALSE</text:p>
          </table:table-cell>
          <table:table-cell office:value-type="string" calcext:value-type="string">
            <text:p>明明沒有工作和讀書 只是在家休養 卻一直覺得肩膀好硬不舒服 中醫也說壓力有影響 真不知自己哪來的無形壓力.... 一直很怕哪天壓力受不了阿ˊˋ 跑步好像也幫助不大 真有點沮喪 感覺休養越久越生出病 人還是得有目標和理想 給自己動力去做才不會無病呻吟阿... 大家會感覺壓力大嗎？</text:p>
          </table:table-cell>
          <table:table-cell office:value-type="string" calcext:value-type="string">
            <text:p>中醫也說壓力有影響。真不知自己哪來的無形壓力....。一直很怕哪天壓力受不了阿ˊˋ。大家會感覺壓力大嗎？。</text:p>
          </table:table-cell>
          <table:table-cell table:number-columns-repeated="3"/>
        </table:table-row>
        <table:table-row table:style-name="ro1">
          <table:table-cell office:value-type="float" office:value="2016" calcext:value-type="float">
            <text:p>2016</text:p>
          </table:table-cell>
          <table:table-cell office:value-type="string" calcext:value-type="string">
            <text:p>Feb</text:p>
          </table:table-cell>
          <table:table-cell office:value-type="float" office:value="23" calcext:value-type="float">
            <text:p>23</text:p>
          </table:table-cell>
          <table:table-cell office:value-type="string" calcext:value-type="string">
            <text:p>22:34:33</text:p>
          </table:table-cell>
          <table:table-cell office:value-type="string" calcext:value-type="string">
            <text:p>Tue</text:p>
          </table:table-cell>
          <table:table-cell office:value-type="string" calcext:value-type="string">
            <text:p>kid3875215 (銘哥)</text:p>
          </table:table-cell>
          <table:table-cell office:value-type="string" calcext:value-type="string">
            <text:p>[問題] 慮病症嗎？</text:p>
          </table:table-cell>
          <table:table-cell office:value-type="string" calcext:value-type="string">
            <text:p>FALSE</text:p>
          </table:table-cell>
          <table:table-cell office:value-type="string" calcext:value-type="string">
            <text:p>我從有ㄧ天開始聽到疑似有滑鼠聲就開始覺得自己會是聽到幻聽 之後就查好多有關精神分裂的資訊 越看越像 搞的自己壓力好大 一直很怕哪一天真的會出現幻聽 還有ㄧ些奇怪感覺 明明知道沒人跟我 但就會有點怕 聽了太多別人症狀就一直幻想自己是不是也是這樣 搞的自己好累.... 也會亂想說壓力太大會不會最後真的得《因為覺得自己壓力好大好大》 昨天醫生說我已經有點慮病了 害怕自己得精神分裂的病 有人也有得過嗎 怎麼治療好的 現在過的好累好怕ˊˋ</text:p>
          </table:table-cell>
          <table:table-cell office:value-type="string" calcext:value-type="string">
            <text:p>搞的自己壓力好大。也會亂想說壓力太大會不會最後真的得《因為覺得自己壓力好大好大》。</text:p>
          </table:table-cell>
          <table:table-cell table:number-columns-repeated="3"/>
        </table:table-row>
        <table:table-row table:style-name="ro1">
          <table:table-cell office:value-type="float" office:value="2016" calcext:value-type="float">
            <text:p>2016</text:p>
          </table:table-cell>
          <table:table-cell office:value-type="string" calcext:value-type="string">
            <text:p>Feb</text:p>
          </table:table-cell>
          <table:table-cell office:value-type="float" office:value="24" calcext:value-type="float">
            <text:p>24</text:p>
          </table:table-cell>
          <table:table-cell office:value-type="string" calcext:value-type="string">
            <text:p>02:00:15</text:p>
          </table:table-cell>
          <table:table-cell office:value-type="string" calcext:value-type="string">
            <text:p>Wed</text:p>
          </table:table-cell>
          <table:table-cell office:value-type="string" calcext:value-type="string">
            <text:p>kafuka ( <text:s text:c="2"/>)</text:p>
          </table:table-cell>
          <table:table-cell office:value-type="string" calcext:value-type="string">
            <text:p>[晴天] 脫魯</text:p>
          </table:table-cell>
          <table:table-cell office:value-type="string" calcext:value-type="string">
            <text:p>FALSE</text:p>
          </table:table-cell>
          <table:table-cell office:value-type="string" calcext:value-type="string">
            <text:p>脫離魯蛇簡稱脫魯 XDDD 終於開始工作了 整整失業9個月，這些日子讓我有好多掙扎，最後選擇順心 討厭做美編、做設計，作品集也完全不想做，那就不要做吧 正在苦惱如何轉行時，有貴人介紹了工作 巧的是我五年前應徵過的藝廊 那次應徵上沒去，緣分果然是很厲害啊 藝廊氣氛很好，老闆夫妻都是有修為的長輩 整天沈浸在木頭香氣及音樂流水聲裡，非常適合養病的自己 毫無壓力的工作環境，學習藝術的知識 薪水也達到期望值，自己的專長也能幫上忙 我覺得自己真是太幸運了（哭） 2016年 我要練習維持正轉，就算逆轉了隔天也要放過自己 只想著做了之後會發生什麼好事 從小事慢慢練習，變回生病以前的自己</text:p>
          </table:table-cell>
          <table:table-cell office:value-type="string" calcext:value-type="string">
            <text:p>毫無壓力的工作環境，學習藝術的知識。</text:p>
          </table:table-cell>
          <table:table-cell table:number-columns-repeated="3"/>
        </table:table-row>
        <table:table-row table:style-name="ro1">
          <table:table-cell office:value-type="float" office:value="2016" calcext:value-type="float">
            <text:p>2016</text:p>
          </table:table-cell>
          <table:table-cell office:value-type="string" calcext:value-type="string">
            <text:p>Feb</text:p>
          </table:table-cell>
          <table:table-cell office:value-type="float" office:value="27" calcext:value-type="float">
            <text:p>27</text:p>
          </table:table-cell>
          <table:table-cell office:value-type="string" calcext:value-type="string">
            <text:p>21:58:46</text:p>
          </table:table-cell>
          <table:table-cell office:value-type="string" calcext:value-type="string">
            <text:p>Sat</text:p>
          </table:table-cell>
          <table:table-cell office:value-type="string" calcext:value-type="string">
            <text:p>DavidJam (改過向善ing.....)</text:p>
          </table:table-cell>
          <table:table-cell office:value-type="string" calcext:value-type="string">
            <text:p>[晴天] 見面只說三分話，未可全拋一片心。</text:p>
          </table:table-cell>
          <table:table-cell office:value-type="string" calcext:value-type="string">
            <text:p>FALSE</text:p>
          </table:table-cell>
          <table:table-cell office:value-type="string" calcext:value-type="string">
            <text:p>剛剛主動的找了LINE上面的人聊天 是公司的同事 雖然已經是前同事了 因為他們離職了 我在試著練習 見面只說三分話 因為我以前真的是沒有想過這件事 常常會跟才剛認識的人 霹靂啪啦的說出自己大概百分之五十的事 我現在才發現全拋一片心真的不太好 因為第一點 全拋一片心 很容易讓人覺得你講話講的太滿 或許對方會和你交談是基於禮貌上或者是公事上不得不 但是對於全拋一片心的人來說 像是找到了傾訴對象 像是水庫潰堤般的 以為有了可以發洩的出口 有了這種想法以後 會覺得自己以前還真的是幹了不少蠢事 其實會有這樣子的想法 或許已經是有了某種成長 雖然這樣子會與人在某些方面有了一點距離感 但是至少 已經不像是以前那樣 覺得每個人只要努力去交往就是可以變成知心好友 現在懂了 並不是所有的人都可以成為朋友 人與人之間還是需要分類的 好險我現在想懂了這個道理 然後也想起來 以前曾經在ptt上遇到主動跟我搭訕的女生 她跟我搭訕的內容 完全就是百分之百的把她家全部的事都說了出來 在那個跟她聊天的當下 我也只好安慰她而已 可是在邊安慰她的情況下 卻覺得有種同病相憐 但是卻又覺得有種心情上的壓力 好像就是 我們才剛接觸 卻必須要承受心情上無形的壓力 乾 想一想自己以前也是那樣 真的有點蠢 所以老祖宗說的話還真的有點道理 見面只說三分話 未可盡拋一片心 就是在教導我們 對於剛接觸的人 話不要說的太滿 太多 會嚇跑對方 然後自己或許會不知道為什麼對方會被嚇跑? 還好 現在懂了 我要慢慢練習三分話 練到自己懂得怎樣去跟人應對 沒關係 慢慢來 雖然以前不懂 至少現在懂了 也開始練習了</text:p>
          </table:table-cell>
          <table:table-cell office:value-type="string" calcext:value-type="string">
            <text:p>但是卻又覺得有種心情上的壓力。卻必須要承受心情上無形的壓力。</text:p>
          </table:table-cell>
          <table:table-cell table:number-columns-repeated="3"/>
        </table:table-row>
        <table:table-row table:style-name="ro1">
          <table:table-cell office:value-type="float" office:value="2016" calcext:value-type="float">
            <text:p>2016</text:p>
          </table:table-cell>
          <table:table-cell office:value-type="string" calcext:value-type="string">
            <text:p>Mar</text:p>
          </table:table-cell>
          <table:table-cell office:value-type="float" office:value="7" calcext:value-type="float">
            <text:p>7</text:p>
          </table:table-cell>
          <table:table-cell office:value-type="string" calcext:value-type="string">
            <text:p>00:56:57</text:p>
          </table:table-cell>
          <table:table-cell office:value-type="string" calcext:value-type="string">
            <text:p>Mon</text:p>
          </table:table-cell>
          <table:table-cell office:value-type="string" calcext:value-type="string">
            <text:p>Biatch (Biatch)</text:p>
          </table:table-cell>
          <table:table-cell office:value-type="string" calcext:value-type="string">
            <text:p>[問題] 我到底怎麼了？</text:p>
          </table:table-cell>
          <table:table-cell office:value-type="string" calcext:value-type="string">
            <text:p>FALSE</text:p>
          </table:table-cell>
          <table:table-cell office:value-type="string" calcext:value-type="string">
            <text:p>大概是從高中開始吧 高一想轉學沒有成功 就這樣撐到現在高二下學期了 情況越來越嚴重 從一個月請不到一次假 到現在幾乎一個禮拜只去一次 甚至為了請假說謊 不知道自己到底怎麼了 只想要待在家裡 哪裡都不想去 不知道該怎麼跟家人說 或許會覺得我在找藉口吧 因為說謊的事被發現後 輔導老師和班導師也開始關心我 但每個人的關心 對我來說反而是種壓力 無法實現他們對我的期待 我也有想做的事 想考上的學校 或許是因為都跟現在讀的沒有關係 所以會覺得去了也沒用 反而還要面對人群 老師 同學 學校的任何一切都不想面對 自己一個人待著的時候 常常揣測他們的想法 他們現在一定是的看待我 之類的 想要休學 卻沒有那個勇氣說出口 也沒有勇氣去承擔後果 就算休學了 我會比較好過嗎 我會不再害怕人們的眼光嗎 Sent from JPTT on my Sony Ericsson LT26w. 學校 學校知道我常請假 但不知道確切的原因 家人也不知道 我也不知道該怎麼說 我們學校病假要有醫生證明才能請假 所以每次沒去上課的上課的時候 明明沒生病還是要去看感冒 尤其是在經歷過說謊的事後 感覺大家對我說的現在都有所保留 就連哥哥幫我請假的時候 班導的語氣也帶有懷疑 也許就是這樣我才越來越不想要面對 然後重覆不斷的逃避吧 學校讓我感到的壓力比在家裡更大 但面對家庭 我卻也什麼都說不出口 不曉得怎麼開口 知道我請假的情形 只是不知道為什麼我不想去 今天一到學校就被老師問話了 問為什麼不來之類的 我也直接跟他說我不想來 其他的也談了很多 老師說他打算安排諮商師跟我談</text:p>
          </table:table-cell>
          <table:table-cell office:value-type="string" calcext:value-type="string">
            <text:p>對我來說反而是種壓力。學校讓我感到的壓力比在家裡更大。</text:p>
          </table:table-cell>
          <table:table-cell table:number-columns-repeated="3"/>
        </table:table-row>
        <table:table-row table:style-name="ro1">
          <table:table-cell office:value-type="float" office:value="2016" calcext:value-type="float">
            <text:p>2016</text:p>
          </table:table-cell>
          <table:table-cell office:value-type="string" calcext:value-type="string">
            <text:p>Mar</text:p>
          </table:table-cell>
          <table:table-cell office:value-type="float" office:value="14" calcext:value-type="float">
            <text:p>14</text:p>
          </table:table-cell>
          <table:table-cell office:value-type="string" calcext:value-type="string">
            <text:p>01:54:51</text:p>
          </table:table-cell>
          <table:table-cell office:value-type="string" calcext:value-type="string">
            <text:p>Mon</text:p>
          </table:table-cell>
          <table:table-cell office:value-type="string" calcext:value-type="string">
            <text:p>pinpo (孤獨患者)</text:p>
          </table:table-cell>
          <table:table-cell office:value-type="string" calcext:value-type="string">
            <text:p>[問題] 又要來向各位請教了</text:p>
          </table:table-cell>
          <table:table-cell office:value-type="string" calcext:value-type="string">
            <text:p>TRUE</text:p>
          </table:table-cell>
          <table:table-cell office:value-type="string" calcext:value-type="string">
            <text:p>說實話，我覺得你太過小心了， 別忘了你的初衷是讓他好好靜養， 如果只是讓他找個地方可以一直睡覺而已， 那你大可不需要有這種攬在身上的責任，這是真的。 我寧願他對你每天面對面哭訴他多無力，也不要讓他一個人一直悶著房間裡面， 連溝通都是只能用LINE的方式，這太扯了。 所謂靜養，我覺得是要鼓勵讓他走出憂鬱症， 時間多長不知道，但至少要讓自己、讓他看到進步； 服藥、看醫生、走出房門， 這些叫做基本動作， 沒有這些步驟，那不叫養病，叫養病人。 所以你要做的不是放任， 而是稍微要求他的生活習性，至少這是你應該做的， 其實憂鬱症的人最怕的，不是你不能接受他，而是他不被你所接受。 （我知道這看起來沒啥兩樣，但其實還是有程度上的差別） 當他知道你開始會強制要求時， 很有可能會產生馬的我就是廢物，連我朋友都落井下石的念頭； 但一般的生活要求是對所有人都這樣子做的， 沒理由你需要對他特別寬待， 如果你願意如此，你就不需要上來發文了。 什麼都不做，什麼都不強烈要求， 什麼都怕傷害他就不敢表達你在意的，很快你就會覺得， 這個人很麻煩、憂鬱症的人怎麼那麼難相處、我到底做錯什麼才認識這個人 等負面思想， 很快地，就會給憂鬱症的病人有特別的眼神，甚至污名化。 你可以強迫，你可以表達你希望的， 你可以用一些強制的態度幫出他走出憂鬱症； 如果他走不出來，我想他就真的走不出來了 如果他因為這樣而產生壓力，或者是病情加重， 你就要思考你能不能承擔他這樣的情緒以及後續風險， 我知道或許有人會覺得我需要幫忙，結果我又被放棄或拋棄了這種想法； 可是， 你的本意是什麼？ 你真的幫忙到對方了嗎？ 對方真的是來這裡靜養嗎？ 你要陪他走出來，怎麼走？背他前進？拖他往前？ 如果對方來這裡是為了不被拋棄或放棄，你不幫他不也等同放棄？ 去告訴他，你不是麻煩，我很願意幫你， 但你要我怎麼幫，不要讓我覺得無力，讓我朋友只能一直憂鬱而我卻無法給予協助， 他或許會說我自己可以處理，別懷疑，他就是不行， 他或許會說我不需要你幫忙，別懷疑，他就是需要， 他或許會說久了就自己好了，別懷疑，他只是拖延。 如果你還是一直維持現狀， 等真的累積到一種程度，雙方都難看的時候， 你就會後悔沒有早點處理了。 支持我一生的信念有三：知識、情愛、和對人類無可抑遏的憐憫。 羅素哲學家</text:p>
          </table:table-cell>
          <table:table-cell office:value-type="string" calcext:value-type="string">
            <text:p>如果他因為這樣而產生壓力，或者是病情加重，。</text:p>
          </table:table-cell>
          <table:table-cell table:number-columns-repeated="3"/>
        </table:table-row>
        <table:table-row table:style-name="ro1">
          <table:table-cell office:value-type="float" office:value="2016" calcext:value-type="float">
            <text:p>2016</text:p>
          </table:table-cell>
          <table:table-cell office:value-type="string" calcext:value-type="string">
            <text:p>Mar</text:p>
          </table:table-cell>
          <table:table-cell office:value-type="float" office:value="15" calcext:value-type="float">
            <text:p>15</text:p>
          </table:table-cell>
          <table:table-cell office:value-type="string" calcext:value-type="string">
            <text:p>07:12:25</text:p>
          </table:table-cell>
          <table:table-cell office:value-type="string" calcext:value-type="string">
            <text:p>Tue</text:p>
          </table:table-cell>
          <table:table-cell office:value-type="string" calcext:value-type="string">
            <text:p>Auld1228 (而立之年...我依舊困惑~~)</text:p>
          </table:table-cell>
          <table:table-cell office:value-type="string" calcext:value-type="string">
            <text:p>[問題] <text:s/>聽說中南部比北部便宜許多是真的嗎？</text:p>
          </table:table-cell>
          <table:table-cell office:value-type="string" calcext:value-type="string">
            <text:p>FALSE</text:p>
          </table:table-cell>
          <table:table-cell office:value-type="string" calcext:value-type="string">
            <text:p>請問，中南部的薪資大多落在哪？有人說比北部還要低是真的嗎？ 我在台北找工作薪水最低是2萬1，這薪水真讓人難以接受，比我當初剛出社會時的2萬5還 要來的低。 然後應徵了許多，我發現基本是2萬3上下，想知道中南部的薪資基本上是多少? 另外，中南部的房租是多少?我無論如何都需要衛浴空間其他的不強求，所以基本上是一 房一衛浴，大概一個月的租金是多少? 謝謝。 (p.s.若有工作介紹那就更好了。本人無法加班，小時候有陰影，所以要我加班，我會有 壓力，如今就是如此，讓我過的很痛苦。另外，我不會開手排車，自排車有駕照，但考完 駕照後到現在也有五年左右的時間，都沒開過，不排斥但沒車練，剛開始有壓力，會怕。 電腦，一般基本文書作業操作是ok的，沒什麼特殊證照謝謝。) 周休二日，倉管，揀貨人員。 多少錢呢？台北倉管三萬五左右，但要會開車，中南部的呢? 有點貴耶，市區外圍呢？摩托車距離的?</text:p>
          </table:table-cell>
          <table:table-cell office:value-type="string" calcext:value-type="string">
            <text:p>壓力，如今就是如此，讓我過的很痛苦。駕照後到現在也有五年左右的時間，都沒開過，不排斥但沒車練，剛開始有壓力，會怕。</text:p>
          </table:table-cell>
          <table:table-cell table:number-columns-repeated="3"/>
        </table:table-row>
        <table:table-row table:style-name="ro1">
          <table:table-cell office:value-type="float" office:value="2016" calcext:value-type="float">
            <text:p>2016</text:p>
          </table:table-cell>
          <table:table-cell office:value-type="string" calcext:value-type="string">
            <text:p>Mar</text:p>
          </table:table-cell>
          <table:table-cell office:value-type="float" office:value="25" calcext:value-type="float">
            <text:p>25</text:p>
          </table:table-cell>
          <table:table-cell office:value-type="string" calcext:value-type="string">
            <text:p>09:12:55</text:p>
          </table:table-cell>
          <table:table-cell office:value-type="string" calcext:value-type="string">
            <text:p>Fri</text:p>
          </table:table-cell>
          <table:table-cell office:value-type="string" calcext:value-type="string">
            <text:p>kennybai (kenny)</text:p>
          </table:table-cell>
          <table:table-cell office:value-type="string" calcext:value-type="string">
            <text:p>[問題] 焦慮.失眠，要不要去看中醫？</text:p>
          </table:table-cell>
          <table:table-cell office:value-type="string" calcext:value-type="string">
            <text:p>TRUE</text:p>
          </table:table-cell>
          <table:table-cell office:value-type="string" calcext:value-type="string">
            <text:p>我看中醫一段時間了，分享一下經驗。 要多久見效，還是要看依賴西藥的程度有多深。 我之前是吃2顆才有辦法睡到天亮，可是體力變很差， 覺得身體好像有種被壓抑住的感覺， 連帶心情也常受影響，所以去看中醫。 中醫師是跟我說，我西藥已經吃了一段時間， 不能貿然停藥，他建議先以中藥調整體質介入一段時間， 確定狀況穩定後，再以每2天減半顆西藥的方式來進行， 照我的狀況就是2顆1顆半2顆1顆半 再穩定之後就都改成1顆半，用這種方式來減少依賴。 我調了3個月左右，現在大概平常只需要服1顆就可以睡得不錯（感動） 偶爾遇到事情不好睡就再服半顆。 醫生說重點在不要給自己壓力，不用設限一定要多久看到效果， 或是如果減半顆睡不好的話，先回到之前服法也沒關係， 不用覺得是退步什麼的，順順的減西藥即可。 醫生這樣說讓我覺得放鬆很多，每次看診不是查看進度的感覺， 而是單純聊聊天，分享心事，讓醫生聽我抱怨XD 醫生也會教我一些方法，例如睡覺的時候動動腳趾頭，或是想著跟自己腳趾頭玩耍， 把氣血引到腳部，就不會積在頭上， 有好幾次真的就這樣不知不覺睡著了。 中醫有些理論很有趣，我常常像好奇寶寶一樣一直問醫生問題， 像我一直以為自己手腳冰冷是虛寒體質，結果醫生說我體內有很多有的沒的火氣XD 我覺得原po可以找中醫調理看看， 倒不一定要找很有名的，有名的好像都很忙的感覺。 我住的地方附近剛好有很多中醫診所，看了幾間後才選定現在的醫生。 其實只要看一兩次就知道這個醫生適不適合你，有人說是種醫生緣？ 我主要是看這個醫生能不能讓我有放心的感覺， 畢竟很多內心的想法，要夠信任才會跟醫生說。 小小經驗分享希望對原po有幫助囉</text:p>
          </table:table-cell>
          <table:table-cell office:value-type="string" calcext:value-type="string">
            <text:p>醫生說重點在不要給自己壓力，不用設限一定要多久看到效果，。</text:p>
          </table:table-cell>
          <table:table-cell table:number-columns-repeated="3"/>
        </table:table-row>
        <table:table-row table:style-name="ro1">
          <table:table-cell office:value-type="float" office:value="2016" calcext:value-type="float">
            <text:p>2016</text:p>
          </table:table-cell>
          <table:table-cell office:value-type="string" calcext:value-type="string">
            <text:p>Mar</text:p>
          </table:table-cell>
          <table:table-cell office:value-type="float" office:value="25" calcext:value-type="float">
            <text:p>25</text:p>
          </table:table-cell>
          <table:table-cell office:value-type="string" calcext:value-type="string">
            <text:p>11:32:35</text:p>
          </table:table-cell>
          <table:table-cell office:value-type="string" calcext:value-type="string">
            <text:p>Fri</text:p>
          </table:table-cell>
          <table:table-cell office:value-type="string" calcext:value-type="string">
            <text:p>inesptt (思出)</text:p>
          </table:table-cell>
          <table:table-cell office:value-type="string" calcext:value-type="string">
            <text:p>真的不知道該怎麼辦</text:p>
          </table:table-cell>
          <table:table-cell office:value-type="string" calcext:value-type="string">
            <text:p>FALSE</text:p>
          </table:table-cell>
          <table:table-cell office:value-type="string" calcext:value-type="string">
            <text:p>五六年前 有輕微憂鬱症病史 那時大概吃了一年多的藥 後來也有目標 自認為好了 就沒去看醫生 最近一年 有對象了 但一些原因讓我壓力很大 在加上對方的家人因某些事讓我很討厭 即使現在不住對方家 看不到他們 但那些討厭人一直在我腦海出現 揮之不去 好怕很排斥以後真的結婚還是會看到他們 (之前一段感情也有一點這種頃向) 最近我真的覺得好痛苦 痛苦到不想在這世界上了 即使告訴自己不要想了 但就是沒辦法控制 或許分手是最好的選擇 但對方說即使分手下一個我也是這樣 所以一直不同意分手 前幾個月也有去看醫生 原本想靠自己力量不吃藥去復原 但好像真的很難 現在的我 一點目標也沒有 原本有興趣的事也沒興趣了 我知道能就自己的只有我 但。。真的好難 或許非吃藥不可</text:p>
          </table:table-cell>
          <table:table-cell office:value-type="string" calcext:value-type="string">
            <text:p>但一些原因讓我壓力很大。</text:p>
          </table:table-cell>
          <table:table-cell table:number-columns-repeated="3"/>
        </table:table-row>
        <table:table-row table:style-name="ro1">
          <table:table-cell office:value-type="float" office:value="2016" calcext:value-type="float">
            <text:p>2016</text:p>
          </table:table-cell>
          <table:table-cell office:value-type="string" calcext:value-type="string">
            <text:p>Mar</text:p>
          </table:table-cell>
          <table:table-cell office:value-type="float" office:value="28" calcext:value-type="float">
            <text:p>28</text:p>
          </table:table-cell>
          <table:table-cell office:value-type="string" calcext:value-type="string">
            <text:p>10:12:25</text:p>
          </table:table-cell>
          <table:table-cell office:value-type="string" calcext:value-type="string">
            <text:p>Mon</text:p>
          </table:table-cell>
          <table:table-cell office:value-type="string" calcext:value-type="string">
            <text:p>wyeoak (wyeoak)</text:p>
          </table:table-cell>
          <table:table-cell office:value-type="string" calcext:value-type="string">
            <text:p>[問題] 是否該繼續吃藥</text:p>
          </table:table-cell>
          <table:table-cell office:value-type="string" calcext:value-type="string">
            <text:p>FALSE</text:p>
          </table:table-cell>
          <table:table-cell office:value-type="string" calcext:value-type="string">
            <text:p>一直覺得自己的情緒還是狀態都像循環 總是一陣一陣 過去看醫生的經驗不同的醫師下的診斷都不同 是該尊重專業畢竟自己也是醫護人員 不會刻意要讓自己似乎要趕緊好起來 但當然也會希望不好的狀態趕緊渡過 總之 吃了最久的藥是百憂解 但除了口乾舌燥外 自己的副作用是腦袋思緒會轉的慢很多 目前已經停藥三個多月了 最近因為考試的壓力或者惡夢的關係 常常想到以前的事包括傷害自己的那些過去 日常除了上班跟唸書 其他都關在家裡有時哭有時不知道為什麼總覺得自己快死掉了 強迫自己和家人或朋友見面也不是沒有好轉但可以強烈的感受到自己在勉強自己 帶來的衝擊讓自己又更討厭自己 在思考是否要繼續吃藥 最近身體越感疲倦精神狀態也不太好不知道是身體真的出狀況還是生理影響心理 但又害怕之前的副作用讓我無法好好準備考試 謝謝你們看完這些廢話</text:p>
          </table:table-cell>
          <table:table-cell office:value-type="string" calcext:value-type="string">
            <text:p>最近因為考試的壓力或者惡夢的關係。</text:p>
          </table:table-cell>
          <table:table-cell table:number-columns-repeated="3"/>
        </table:table-row>
        <table:table-row table:style-name="ro1">
          <table:table-cell office:value-type="float" office:value="2016" calcext:value-type="float">
            <text:p>2016</text:p>
          </table:table-cell>
          <table:table-cell office:value-type="string" calcext:value-type="string">
            <text:p>Mar</text:p>
          </table:table-cell>
          <table:table-cell office:value-type="float" office:value="29" calcext:value-type="float">
            <text:p>29</text:p>
          </table:table-cell>
          <table:table-cell office:value-type="string" calcext:value-type="string">
            <text:p>00:55:19</text:p>
          </table:table-cell>
          <table:table-cell office:value-type="string" calcext:value-type="string">
            <text:p>Tue</text:p>
          </table:table-cell>
          <table:table-cell office:value-type="string" calcext:value-type="string">
            <text:p>vollenca (vollenca)</text:p>
          </table:table-cell>
          <table:table-cell office:value-type="string" calcext:value-type="string">
            <text:p>[問題] 又要來向各位請教了</text:p>
          </table:table-cell>
          <table:table-cell office:value-type="string" calcext:value-type="string">
            <text:p>TRUE</text:p>
          </table:table-cell>
          <table:table-cell office:value-type="string" calcext:value-type="string">
            <text:p>兩個星期過去了，嗯，很明顯地，他狀況看似沒有好轉。 兩個星期前，我好不容易說服他讓清潔公司的人來清理房間。 兩個星期前的週三，清潔公司的人來之前，他離開家了，傳了個訊息說： 他會在清潔公司的人來之前回到家。 但清潔公司的人來到後，他還沒回家；打了通電話給他，他說，他很快就會回來了。 但十分鐘過去，他還是沒出現，我只好請清潔公司的人先處理其它地方，我去找人。 快走到一樓大門前，我看到他在門口前，一面抽著菸，一面全身在抖。 我有點心疼。 於是開了大門，跟他說：你到家了，怎麼沒上來？ 他說，他在外面一直遶，就是不敢回來，也知道不能不回來； 然而走到門口時，就是走不進去。 我敲敲他，你很勇敢，你終究還是回來了；就讓清潔公司的人來幫忙一下吧 你順便也去洗澡、換下這身衣服，把髒衣服洗一下。 他回到住處，把房門打開，讓我與清潔公司的人開始整理他房間。 嗯，雖然已做好心理準備，但看到那情境，我還是忍不住難過與心疼。 他怎麼會讓自己待在這樣的環境中？ 雖然我有告知清潔公司客服我室友的狀況，但看樣子中間溝通有些落差， 所以清潔公司的人在看到我室友房間時，也呆了幾秒，甚至還問我，他真地住在這邊？ 單人房內積滿垃圾，當然也不必說整個房門打開後那驚人的味道。 120 公升以及75公升大垃圾袋各一包，在還沒處理完他房間垃圾狀況下，就已經用完了。 清理了將近四個小時，他住的房間終於沒有垃圾了； 清潔人員也用了漂白水洗了兩次他房間的地板，因此房間地板上的污垢也被清掉了。 在此同時，他也洗了澡、刷了牙，洗了衣服。 我給他一床新的床罩與枕頭套，讓他換。我跟他說，舊床罩與枕頭套就直接丟了吧 我把清理出來的三大袋回收拿到附近回收場處理， 因為當天沒有垃圾車，我只好請他於隔天垃圾車來時倒兩大袋垃圾及另外三小袋垃圾。 但就在我出門倒回收時，他又把他自己關在房間內了。 我週四下班回家時，垃圾，嗯，倒了兩大袋，但另外三小袋則沒有動。 我能理解要把那兩大袋垃圾拿下去一樓非常不容易， 所以我傳訊息給他，一方面謝謝他辛苦倒了兩大袋垃圾，也請他別忘了倒另外的垃圾。 他回訊息給我，說好。於是我週五前去東部開會。 但我週一從花蓮開會回到家時，垃圾還在，他房間又開始有些許臭味飄出來了。 天啊 嗯，我只好隔天再向公司請半天假，為了倒垃圾。 老實說，這讓我很不爽。 倒完垃圾之後，上班前，我傳了個訊息給他：我們真地需要好好談談，你住在這裡需要 承擔的責任與義務。以及當你無法做到時，我們可以怎樣處理。 已讀不回。 我知道一般人會不喜歡看到連環似的訊息，因此我當天則沒發另封訊息。 再次回到之前一天一封訊息，以確認他是否還活著。 每天的那封訊息都只是已讀不回。 嗯嗯嗯嗯嗯。 我昨天傳了另則訊息給他：關於保持整潔，至少你每天把可回收的瓶子拿到廚房放回收 的地方放著，好嗎？我上班時，會順便丟掉。另外，我給你一個小垃圾桶；垃圾桶滿了， 就把垃圾拿出來。可以嗎？我會把垃圾桶放在你門口。麻煩了。 還是已讀不回。 嗯嗯嗯嗯嗯。 我今天下班回家時，垃圾桶還是在他房間門口，而且回收桶也沒有任何回收物。 但臭味也的確增加了。 傳訊息給他，還是已讀不回。 我每天上班不輕鬆，回到家只想好好休息，有時候也不怎麼想要管他。 但那味道...... 老實說，老實說，我真地無輒了。 我該怎麼辦呀？ 謝謝你及其他朋友的回應。 先針對一天一個訊息給予說明， 那是在他開始把自己關起來初期，我好不容易與他獲得的協定， 藉著我每天傳一個line訊息（無論是怎樣的訊息），而他也要有所回覆， 要是我在傳了訊息十二小時後，沒有收到他的回覆，我則可以敲門，讓他回覆訊息， 這樣做，以讓我確認他是否還活著的一種管道。 （我知道，這聽起來很悲哀，但是那時我與他藉著line訊息溝通後的一個協議） 關於要他完成一些我認為可能對他不是很困難的事情乙事， 也是他那時提到的要我做的事情之一： 你一定要適度地要求我完成一些基本的事情，以確認我的狀況。 也由於他曾有這樣的要求，因此當他沒有完成我要求他做的一些事情時， 我會擔心，但也會不知所措。 畢竟，在這種狀況下，我會不清楚： 他到底因為狀況變差，所以無法完成那些要求；還是因為他覺得有壓力，所以不想完成。 又尤其當我根本無法確定他到底有沒有離開房間過，就這樣一直困在房間裡。 至於關於室友或朋友，老實說，我的工作時間真地很長，這部份是現階段我無法做的事。 但我也沒辦法因為他而讓自己工作時間變短。 關於直接溝通乙事，老實說，我也不知道到底怎麼了， 從過年之後，他就完全不願意跟我直接面對面溝通，而轉變成以line訊息為主。 至於那些他能做到且我能容忍的交集，其實早就沒有了。 就像我前面所提，我的一些要求，他完全沒有完成， 但我真地不確定是因為他有心無力、還是故意不管。 我的一些要求，我個人認為應該不困難： 別把垃圾堆在房間、別在房間內抽菸、別讓房間變成垃圾堆等。 但他還是每天在房間抽菸、垃圾（從房間味道聞起來）也應該還是繼續堆在房間裡。 而明顯地，他也對於我可能會要他搬走的事情不是那麼在乎。 另外，如果他一直關在房間內，我要如何請他搬走呀？ 不過，現在的我還是不忍心提到請他搬走這個選項。 我前幾天才與我在精神科工作的朋友（包括精神科醫師、及精神科社工）請教過這件事。 他們一致都認為，如果我的描述屬實，那我可能需把我朋友送進精神科病房了。 甚至有可能得要動用到強制就醫這道程序了。 我與之前讓他住的朋友也討論過，也許強制就醫對現階段的他反而比較好。 不過，這幾天關於強制就醫的種種討論，又讓我對這樣做的合適性感到很懷疑。 而且，我真地還是於心不忍。 我今天打了通電話給新北市衛生局詢問這種狀況該怎麼處理，就如同我之前發文所問。 她試著了解了我室友有沒有看精神科醫師、最近的狀況等等後， 她說：現階段，你大概只能先請警察，讓他們判斷你室友是否該被強制就醫或居家治療。 我問：為什麼是警察做這樣的判斷，不是應該由妳們來處理嗎？警察會有相關的訓練嗎？ 她說：依規定就是得要先由警察出面，警察再決定是否要由我們接手。 我聽了後，我氣到說不出話來；但我也知道那不是那女士的錯，所以禮貌性說了聲謝。 一聽到我得叫警察來，我想，我就先繼續讓我朋友待著一陣子吧 雖然，我實在不知道這到底對他好不好。 再次謝謝大家 就如我前面描述，我不知道為什麼，現在的他就是不讓我與他面對面談。</text:p>
          </table:table-cell>
          <table:table-cell office:value-type="string" calcext:value-type="string">
            <text:p>他到底因為狀況變差，所以無法完成那些要求；還是因為他覺得有壓力，所以不想完成。</text:p>
          </table:table-cell>
          <table:table-cell table:number-columns-repeated="3"/>
        </table:table-row>
        <table:table-row table:style-name="ro1">
          <table:table-cell office:value-type="float" office:value="2016" calcext:value-type="float">
            <text:p>2016</text:p>
          </table:table-cell>
          <table:table-cell office:value-type="string" calcext:value-type="string">
            <text:p>Apr</text:p>
          </table:table-cell>
          <table:table-cell office:value-type="float" office:value="2" calcext:value-type="float">
            <text:p>2</text:p>
          </table:table-cell>
          <table:table-cell office:value-type="string" calcext:value-type="string">
            <text:p>16:37:09</text:p>
          </table:table-cell>
          <table:table-cell office:value-type="string" calcext:value-type="string">
            <text:p>Sat</text:p>
          </table:table-cell>
          <table:table-cell office:value-type="string" calcext:value-type="string">
            <text:p>Cindyliou (大小姐)</text:p>
          </table:table-cell>
          <table:table-cell office:value-type="string" calcext:value-type="string">
            <text:p>[閒聊] 個人淺談</text:p>
          </table:table-cell>
          <table:table-cell office:value-type="string" calcext:value-type="string">
            <text:p>FALSE</text:p>
          </table:table-cell>
          <table:table-cell office:value-type="string" calcext:value-type="string">
            <text:p>第二條 初犯者板主將直接刪除文章，不另外公告或通知。 其後發文或推文仍未改善者劣退水桶一個月。三犯永久水桶。 第五條 初犯者板主將直接刪除文章，不另外公告或通知。 其後發文或推文仍未改善者劣退水桶一個月。三犯永久水桶。 第九條 除自殺尋死文暫留2日以便板友關心追蹤外，其餘文直接刪除並水桶三日。 解除水桶之後其發文仍未遵循板規者，其發文劣退並水桶一個月。 水桶後無論自行發文或在其他板友文章內推文再犯者皆永久水桶。 以上遵守 我，女性，30以上 原本的我是個文靜的嬌嬌女 因為上ㄧ輩的關係以及我的童年際遇，使得我從小就渴望夢幻般的愛情，以及白馬王子。 在這樣子的浪漫小說當中度過童年以及初中青春歲月。 在我遇見初戀情人開始就是數年惡夢的開始。 是的，遇人不淑，受了很大的創傷，也就開始漫長的就醫復健之路。 多年後，跟第二任男友在一起，也因為當時夠笨豬的我以及自私陰沈無情但還算講道理的 他不成熟不溝通，所以沒了。 幾年後，親人過世，再加上不穩定，使我看清很多社會事 人類是群聚，又是個體，衍生出社會，當然人性有弱點，有醜陋，所以有很多亂象，以及 認為是正義使者的網友。殊不知，每個人都是百分百完美?百分百的人生勝利組? 人生有高潮就有低潮，看是如何過?用什麼代價過?如何承受? 每個人都有可能變成社會的亂象之一更甚者是殺人兇手 這次的砍頭事件，無疑是對那些有在吃身心科在努力調適自己的人更推入深淵。被標籤化 汙名化以偏概全在這個壓力甚大，生存更困難的社會，有誰敢說自己是聖賢先知，能 夠排除萬難零缺點零缺失?，那種人不是死了不然就是還沒出生。 社會變成這樣就是少數人的自私醜陋引起多數人的自私自我保護意識。 為什麼?因為人不為己，天或許不會誅，地或許不會滅，但人與人在無形中都會殺了對方 保護自己，這就是人性就是生存就是競爭 這就是社會</text:p>
          </table:table-cell>
          <table:table-cell office:value-type="string" calcext:value-type="string">
            <text:p>汙名化以偏概全在這個壓力甚大，生存更困難的社會，有誰敢說自己是聖賢先知，能。</text:p>
          </table:table-cell>
          <table:table-cell table:number-columns-repeated="3"/>
        </table:table-row>
        <table:table-row table:style-name="ro1">
          <table:table-cell office:value-type="float" office:value="2016" calcext:value-type="float">
            <text:p>2016</text:p>
          </table:table-cell>
          <table:table-cell office:value-type="string" calcext:value-type="string">
            <text:p>Apr</text:p>
          </table:table-cell>
          <table:table-cell office:value-type="float" office:value="4" calcext:value-type="float">
            <text:p>4</text:p>
          </table:table-cell>
          <table:table-cell office:value-type="string" calcext:value-type="string">
            <text:p>03:36:19</text:p>
          </table:table-cell>
          <table:table-cell office:value-type="string" calcext:value-type="string">
            <text:p>Mon</text:p>
          </table:table-cell>
          <table:table-cell office:value-type="string" calcext:value-type="string">
            <text:p>FlyFuta (腐來腐太)</text:p>
          </table:table-cell>
          <table:table-cell office:value-type="string" calcext:value-type="string">
            <text:p>[晴天] 遊戲</text:p>
          </table:table-cell>
          <table:table-cell office:value-type="string" calcext:value-type="string">
            <text:p>FALSE</text:p>
          </table:table-cell>
          <table:table-cell office:value-type="string" calcext:value-type="string">
            <text:p>最近不晴也不陰 可能是因為放假都待在家裡 接觸人的機會很少 所以硬要說的話是偏晴一點點吧 差不多有一年沒碰線上遊戲了 最近有個遊戲廣告打很兇 本來以前就很常玩那個遊戲公司的作品 所以就來玩玩看 打怪的感覺很爽 看著怪的血條很快的被我打到變少 放團技一下子打趴一堆怪 然後我又是萬年補師 雖然還沒轉職...只是個叫十字軍的東東((? 看了巴哈的文章 聽說這遊戲公司的補師有時可以兼坦 本來是坦職的卻好像砲灰(拉怪那種？) 一路上看到很多打手 坦系的幾乎沒有 總之很爽的放假玩遊戲 玩著玩著心情豁然開朗 不知道怎麼說耶..反正就是打怪超爽的 可能太久沒玩？可能要透過打怪抒發一下壓力？ 還有一款休閒系的戀愛模擬遊戲 看著閃亮亮的人物跟可口誘人的甜點 還有抑揚頓挫(?)的劇情 整個人都變悠悠閒閒的了 然後明天九點就要起床 我居然吃了藥然後在電腦前打了這篇文... 真不知明天會怎麼被我媽給挖醒...= =</text:p>
          </table:table-cell>
          <table:table-cell office:value-type="string" calcext:value-type="string">
            <text:p>可能太久沒玩？可能要透過打怪抒發一下壓力？。</text:p>
          </table:table-cell>
          <table:table-cell table:number-columns-repeated="3"/>
        </table:table-row>
        <table:table-row table:style-name="ro1">
          <table:table-cell office:value-type="float" office:value="2016" calcext:value-type="float">
            <text:p>2016</text:p>
          </table:table-cell>
          <table:table-cell office:value-type="string" calcext:value-type="string">
            <text:p>Apr</text:p>
          </table:table-cell>
          <table:table-cell office:value-type="float" office:value="5" calcext:value-type="float">
            <text:p>5</text:p>
          </table:table-cell>
          <table:table-cell office:value-type="string" calcext:value-type="string">
            <text:p>18:10:35</text:p>
          </table:table-cell>
          <table:table-cell office:value-type="string" calcext:value-type="string">
            <text:p>Tue</text:p>
          </table:table-cell>
          <table:table-cell office:value-type="string" calcext:value-type="string">
            <text:p>Bettymeimei (貝蒂有隻小羊咩)</text:p>
          </table:table-cell>
          <table:table-cell office:value-type="string" calcext:value-type="string">
            <text:p>[問題] 藥物好像產生副作用</text:p>
          </table:table-cell>
          <table:table-cell office:value-type="string" calcext:value-type="string">
            <text:p>FALSE</text:p>
          </table:table-cell>
          <table:table-cell office:value-type="string" calcext:value-type="string">
            <text:p>因為年初工作壓力太大，憂鬱症又復發， 醫生建議再吃藥。 我現在吃的藥是威克倦，一開始只吃一顆， 上次回診醫生增加為兩顆。 去年底我就沒有什麼食慾， 不過正餐時間或是想吃東西時，都會正常吃， 只是改成吃七到八分飽。並沒有特別節食。 最近有時候我的手會抖， 不至於影響工作，只是稍微困擾。 今天下午睡午覺，發現腳好像在搖， 以為是地震，搖了很久都沒停， 才發現是腳不自覺在發抖。 嚇了一跳，完全不知道該怎麼辦。 後來家人幫我請教藥師， 他建議我藥量減半，還有多吃一點。 我想還是向醫生確認後再減比較好? 這是藥物的副作用嗎?</text:p>
          </table:table-cell>
          <table:table-cell office:value-type="string" calcext:value-type="string">
            <text:p>因為年初工作壓力太大，憂鬱症又復發，。</text:p>
          </table:table-cell>
          <table:table-cell table:number-columns-repeated="3"/>
        </table:table-row>
        <table:table-row table:style-name="ro1">
          <table:table-cell office:value-type="float" office:value="2016" calcext:value-type="float">
            <text:p>2016</text:p>
          </table:table-cell>
          <table:table-cell office:value-type="string" calcext:value-type="string">
            <text:p>Apr</text:p>
          </table:table-cell>
          <table:table-cell office:value-type="float" office:value="6" calcext:value-type="float">
            <text:p>6</text:p>
          </table:table-cell>
          <table:table-cell office:value-type="string" calcext:value-type="string">
            <text:p>14:51:30</text:p>
          </table:table-cell>
          <table:table-cell office:value-type="string" calcext:value-type="string">
            <text:p>Wed</text:p>
          </table:table-cell>
          <table:table-cell office:value-type="string" calcext:value-type="string">
            <text:p>happysad (永夜)</text:p>
          </table:table-cell>
          <table:table-cell office:value-type="string" calcext:value-type="string">
            <text:p>[晴天] <text:s/>超越</text:p>
          </table:table-cell>
          <table:table-cell office:value-type="string" calcext:value-type="string">
            <text:p>FALSE</text:p>
          </table:table-cell>
          <table:table-cell office:value-type="string" calcext:value-type="string">
            <text:p>最愛最重要的親人死了 很痛很痛很痛 幾乎天天以淚洗面的我今天突然頓悟了 人生最痛最苦的時間已經過去了 再也沒什麼能讓我痛苦了 什麼學業工作經濟壓力都是狗屁 相比最重要的人來說都是狗屁 丟臉算什麼狗屁 落榜又算什麼狗屁 如果丟臉100次可以喚回我的最愛 我寧願丟1000次再換給他更多的時間回來 最苦的已經過去 再也沒有什麼狗屁情緒可以絆倒我</text:p>
          </table:table-cell>
          <table:table-cell office:value-type="string" calcext:value-type="string">
            <text:p>什麼學業工作經濟壓力都是狗屁。</text:p>
          </table:table-cell>
          <table:table-cell table:number-columns-repeated="3"/>
        </table:table-row>
        <table:table-row table:style-name="ro1">
          <table:table-cell office:value-type="float" office:value="2016" calcext:value-type="float">
            <text:p>2016</text:p>
          </table:table-cell>
          <table:table-cell office:value-type="string" calcext:value-type="string">
            <text:p>Apr</text:p>
          </table:table-cell>
          <table:table-cell office:value-type="float" office:value="12" calcext:value-type="float">
            <text:p>12</text:p>
          </table:table-cell>
          <table:table-cell office:value-type="string" calcext:value-type="string">
            <text:p>23:05:13</text:p>
          </table:table-cell>
          <table:table-cell office:value-type="string" calcext:value-type="string">
            <text:p>Tue</text:p>
          </table:table-cell>
          <table:table-cell office:value-type="string" calcext:value-type="string">
            <text:p>sheenakoala (boybear)</text:p>
          </table:table-cell>
          <table:table-cell office:value-type="string" calcext:value-type="string">
            <text:p>[閒聊] 轉個念頭、換個選擇，世界就會不一樣</text:p>
          </table:table-cell>
          <table:table-cell office:value-type="string" calcext:value-type="string">
            <text:p>FALSE</text:p>
          </table:table-cell>
          <table:table-cell office:value-type="string" calcext:value-type="string">
            <text:p>我想要幫點什麼，人很單純、善良 如果覺得看到標題很不舒服，建議不要繼續閱讀下去 但看了，或許會有改觀 轉個念頭、換個選擇，世界就會不一樣 ....如果今天把生氣當作濃硫酸，你敢喝嗎？不敢的話，那你就把負面情緒當成是濃硫 酸.... 摘自文章：http//books.cw.com.tw/blog/article/680 老實說，我像很多的憂鬱症的患者一樣 容易想不開、不想面對 很多人常說，要自己多轉一個念頭，世界就會不一樣 但真的很難、很難，因為我不懂，還有待在很不好的環境 很容易結不開、很容易有負面思想 但這幾年看了一些文章、一些書，我想通一些事情 如果妳這麼想，就永遠就是這樣，就像是吸引力法則(我可沒看秘密之類的書) (延伸閱讀：網站：女人迷、書：優秀從你忽略的小事開始) 還有只有你自己才能突破，沒有人可以幫妳 人本來就是獨立的個體，只是進化的演進，才會有團體的圈子 而且上天，就創作你獨一無二的樣子 不可能跟別人一樣的。。。。。 說這麼多，大家都常常聽到、卻做不到、也聽不進去 也想說就是要有人拯救我 但是.......有沒有想過，自己真的懂嗎?別人真的會幫你過你的人生嗎? 知道要到懂是隔了一座牆的，是需要時間和身體力行的 別人是不會過你的人生，自己還是需要做點突破 而且對方也是有自己的壓力，最多給你建議，但你怎麼做還是要看你自己 看到這，我想還是有人不想面對，是吧? 沒關係，多想想，如果今天是你最後一天，你會做什麼? 別說要自殺這件事，畢竟這已經是最後一天 想想最想做的事....... 旅遊、幫助弱勢、血拼，甚至跟一群好朋友喝酒談天也可以 我想人生最重要的還是要有目標 人不可能沒有目標，是吧? 我知道撇開那些負面情緒，自己一定有很深、很深的渴望 一個完整的家、實現夢想、旅遊... 甚至很多、很多，但很多時候還是要慢慢來 慢慢面對現實..... 或許相信自己有一天一定會變好 ) P.S.自己本身有接觸到基督信仰，才會有很多、很多的改觀，或許那樣的環境 漸漸改變自我，不過本人還沒受洗啦哈哈 或許改變環境也是很不錯的選擇.......</text:p>
          </table:table-cell>
          <table:table-cell office:value-type="string" calcext:value-type="string">
            <text:p>而且對方也是有自己的壓力，最多給你建議，但你怎麼做還是要看你自己。</text:p>
          </table:table-cell>
          <table:table-cell table:number-columns-repeated="3"/>
        </table:table-row>
        <table:table-row table:style-name="ro1">
          <table:table-cell office:value-type="float" office:value="2016" calcext:value-type="float">
            <text:p>2016</text:p>
          </table:table-cell>
          <table:table-cell office:value-type="string" calcext:value-type="string">
            <text:p>Apr</text:p>
          </table:table-cell>
          <table:table-cell office:value-type="float" office:value="17" calcext:value-type="float">
            <text:p>17</text:p>
          </table:table-cell>
          <table:table-cell office:value-type="string" calcext:value-type="string">
            <text:p>00:27:24</text:p>
          </table:table-cell>
          <table:table-cell office:value-type="string" calcext:value-type="string">
            <text:p>Sun</text:p>
          </table:table-cell>
          <table:table-cell office:value-type="string" calcext:value-type="string">
            <text:p>Astragali (Soldier A)</text:p>
          </table:table-cell>
          <table:table-cell office:value-type="string" calcext:value-type="string">
            <text:p>[閒聊] 雜記、書摘(&lt;&lt;自控力&gt;&gt;)</text:p>
          </table:table-cell>
          <table:table-cell office:value-type="string" calcext:value-type="string">
            <text:p>FALSE</text:p>
          </table:table-cell>
          <table:table-cell office:value-type="string" calcext:value-type="string">
            <text:p>註引號( )內的部分為書摘、其餘皆為個人心得感想，不代表本書立場(?)。 之後可能會陸續補充，如果需要更詳細的資料請自行閱讀原著。 如果只說結論的話，整體而言是本不錯的書，有些tips可以試著運用看看，文體淺顯、篇 幅也不太長，算是滿容易閱讀的一本書。 CH1 前額皮質=&gt;控制行為、做更難的事。 進化的本能=&gt;高熱量食物、性行為、當下。 衝動妄為的自我vs深謀遠慮的自我 (小孩vs成人) 沒有慾望=&gt;沮喪；沒有恐懼&gt;無法保護自己。 =&gt;學會利用本能、讓自控和本能互相合作。 自我意識=&gt;自控的前提，意識到自己需要意志力，否則大腦會選擇最簡單的。 我們有時根本意識不到自己已經做了決定(不選擇也是一種選擇) 注意力分散的人更容易向誘惑屈服 人腦像一個求知慾很強的學生，對經驗有著超乎大家想像的反應。...... 如果你讓它憂慮，它就會越來越憂慮。如果你讓它專注，它就會越來越專注。 就像通過鍛鍊能增加肌肉一樣，通過一定的訓練，大腦中某些區域的密度 會變大，會聚集更多的灰質。 是一種簡單有效的冥想技巧，它不但能訓練大腦，還能增強意志力。 冥想不是讓你什麼都不想，而是讓你不要太分心。 更難的事是什麼?想像你正面臨一個意志力的挑戰。 更難的事是什麼?為什麼它如此困難? CH2 當你的身體進入防禦準備的時候，大腦中的警報系統要做的就是，保證大腦不會和身體產 生同樣的反應。......警報系統會在大腦裡產生複雜的化學反應，阻止前額皮質發揮作用 。......應激反應讓你更加衝動。原本有理智的、有智慧的、深思熟慮的前額皮質陷入了 昏迷。這樣一來，，或是反覆思量是否要逃跑了。 換句話說，應激反應是一種管理能量的本能，這種本能決定了你將如何利用有限的體力和 腦力。 你不可能真的消滅一個慾望，，沒有辦法自動消失。應激反 應會讓你面對最原始的慾望。 三思而後行反應和應激反應有一處關鍵的區別前者的起因是你， 而不是外在的威脅。你想做一件事，但你知道自己不該做。或者，你知道你應該做什麼事 ，但你寧願什麼都不做。 放慢呼吸能激活前額皮質、提高心率變異度，有助於你的身心從壓力狀態調整到自控力狀 態。 改善心情、緩解壓力的最有效鍛鍊是每次5分鐘，而不是每次幾小時。 =&gt;出門走走、接近綠色植物、和寵物玩玩。睡眠充足。 當你疲憊的時候，你的細胞無法從血液中吸收葡萄糖。細胞沒能獲得足夠的能量，你就會 感到疲憊。由於你的身體和大腦急需能量，你就開始想吃甜食，想攝入咖啡因。但即便你 食用了糖類或咖啡，你的身體和大腦也沒辦法獲得能量，因為它們無法對其有效利用。 因為自控需要大量能量，很多科學家都認為，長時間的自控就像慢性壓力一樣，會削弱免 疫系統的功能。 應激反應讓身體獲得能量、按照本能行事。這些能量不會流入大腦，因此你也無法做出明 智的決定。......壓力讓你關注即時的、短期的目標和結果，自控力則需要你的大腦有更 廣闊的視野。 如果還有後續的話就會是第三章(全書共九章)。 然後雖然這樣的結尾很千篇一律但是我還是要去睡覺了。_(ε)_ 補記我覺得如果明天要精神充足地去畫畫的話可能10點左右要小睡一下(9點先洗衣服)， 然後畫完去星巴克、或是玩拼圖。</text:p>
          </table:table-cell>
          <table:table-cell office:value-type="string" calcext:value-type="string">
            <text:p>放慢呼吸能激活前額皮質、提高心率變異度，有助於你的身心從壓力狀態調整到自控力狀。改善心情、緩解壓力的最有效鍛鍊是每次5分鐘，而不是每次幾小時。因為自控需要大量能量，很多科學家都認為，長時間的自控就像慢性壓力一樣，會削弱免。......壓力讓你關注即時的、短期的目標和結果，自控力則需要你的大腦有更。</text:p>
          </table:table-cell>
          <table:table-cell table:number-columns-repeated="3"/>
        </table:table-row>
        <table:table-row table:style-name="ro1">
          <table:table-cell office:value-type="float" office:value="2016" calcext:value-type="float">
            <text:p>2016</text:p>
          </table:table-cell>
          <table:table-cell office:value-type="string" calcext:value-type="string">
            <text:p>Apr</text:p>
          </table:table-cell>
          <table:table-cell office:value-type="float" office:value="19" calcext:value-type="float">
            <text:p>19</text:p>
          </table:table-cell>
          <table:table-cell office:value-type="string" calcext:value-type="string">
            <text:p>18:18:20</text:p>
          </table:table-cell>
          <table:table-cell office:value-type="string" calcext:value-type="string">
            <text:p>Tue</text:p>
          </table:table-cell>
          <table:table-cell office:value-type="string" calcext:value-type="string">
            <text:p>adishine715 (SKDS)</text:p>
          </table:table-cell>
          <table:table-cell office:value-type="string" calcext:value-type="string">
            <text:p>[問題] 尋問做診斷</text:p>
          </table:table-cell>
          <table:table-cell office:value-type="string" calcext:value-type="string">
            <text:p>FALSE</text:p>
          </table:table-cell>
          <table:table-cell office:value-type="string" calcext:value-type="string">
            <text:p>自二月開始偏頭痛大爆發， 時常半夜突然痛 不然就是痛一整天 後來去看神經內科 吃藥有好 最近好像又發作了 因為明星難過加上面試壓力大 心好糾結難受 開始淚簌簌 又哭不出聲 好憋呀快炸的感覺 還要回去繼續看神經內科嗎 還是該去診斷憂鬱症了？ 如果去看是去大醫院還是診所？ 有誰推薦嗎？</text:p>
          </table:table-cell>
          <table:table-cell office:value-type="string" calcext:value-type="string">
            <text:p>因為明星難過加上面試壓力大。</text:p>
          </table:table-cell>
          <table:table-cell table:number-columns-repeated="3"/>
        </table:table-row>
        <table:table-row table:style-name="ro1">
          <table:table-cell office:value-type="float" office:value="2016" calcext:value-type="float">
            <text:p>2016</text:p>
          </table:table-cell>
          <table:table-cell office:value-type="string" calcext:value-type="string">
            <text:p>Apr</text:p>
          </table:table-cell>
          <table:table-cell office:value-type="float" office:value="20" calcext:value-type="float">
            <text:p>20</text:p>
          </table:table-cell>
          <table:table-cell office:value-type="string" calcext:value-type="string">
            <text:p>23:32:13</text:p>
          </table:table-cell>
          <table:table-cell office:value-type="string" calcext:value-type="string">
            <text:p>Wed</text:p>
          </table:table-cell>
          <table:table-cell office:value-type="string" calcext:value-type="string">
            <text:p>junepuff (胖蟬蟬)</text:p>
          </table:table-cell>
          <table:table-cell office:value-type="string" calcext:value-type="string">
            <text:p>[問題] 我該怎麼陪妹妹…?</text:p>
          </table:table-cell>
          <table:table-cell office:value-type="string" calcext:value-type="string">
            <text:p>FALSE</text:p>
          </table:table-cell>
          <table:table-cell office:value-type="string" calcext:value-type="string">
            <text:p>我妹是個很可愛又很會念書的女孩子。 她16歲高一那年翹課了，被教官抓到， 本來以為是任性的青春期，結果就這樣一發不可收拾了。 她開始拒學，說學校給她壓力。 同學也給她壓力。 學習成績也給她壓力。 我們家的人也讓她不舒服。 足不出戶，不吃不喝，經常把自己悶在房間不開燈，什麼也不做就只是一直哭泣， 每天我都祈禱，祈禱隔天起床不要看到沒有心跳的她。 這樣的她在全家人裡面跟我感情最好，但我什麼都無法替她做。 看醫生吃藥效果不顯著(我們看了5位以上，有2位說是輕度憂鬱)，心理諮商她很抗拒，催眠、收驚、驅魔都試過(病急亂投醫)， 完全不曉得到底怎麼做 在出席率不夠的情況下，高中勉勉強強還是畢業了，畢業之後，她又恢復以往的活力了 本來以為可以一直這樣，但她的好心情只持續到畢業後的那幾個月。 每隔一段時間她就有新的煩惱。 腿太粗以淚洗面翹課瘋狂運動 因為瘋狂運動，膝蓋受傷以淚洗面，足不出戶 因為翹課又沒去考試不及格，以淚洗面 我到底要如何幫助她 大家都說憂鬱症狀時的陪伴很重要， 但她的行為我不知道該如何處理 Sent from JPTT on my Sony E6653.</text:p>
          </table:table-cell>
          <table:table-cell office:value-type="string" calcext:value-type="string">
            <text:p>她開始拒學，說學校給她壓力。同學也給她壓力。學習成績也給她壓力。</text:p>
          </table:table-cell>
          <table:table-cell table:number-columns-repeated="3"/>
        </table:table-row>
        <table:table-row table:style-name="ro1">
          <table:table-cell office:value-type="float" office:value="2016" calcext:value-type="float">
            <text:p>2016</text:p>
          </table:table-cell>
          <table:table-cell office:value-type="string" calcext:value-type="string">
            <text:p>Apr</text:p>
          </table:table-cell>
          <table:table-cell office:value-type="float" office:value="22" calcext:value-type="float">
            <text:p>22</text:p>
          </table:table-cell>
          <table:table-cell office:value-type="string" calcext:value-type="string">
            <text:p>15:14:10</text:p>
          </table:table-cell>
          <table:table-cell office:value-type="string" calcext:value-type="string">
            <text:p>Fri</text:p>
          </table:table-cell>
          <table:table-cell office:value-type="string" calcext:value-type="string">
            <text:p>mdbm (Chaos)</text:p>
          </table:table-cell>
          <table:table-cell office:value-type="string" calcext:value-type="string">
            <text:p>[晴天] 緊張</text:p>
          </table:table-cell>
          <table:table-cell office:value-type="string" calcext:value-type="string">
            <text:p>FALSE</text:p>
          </table:table-cell>
          <table:table-cell office:value-type="string" calcext:value-type="string">
            <text:p>明天面試 患得患失之因為 牽扯太多了 過了我就是隻快樂的熱帶魚 沒過我只是隻寒帶的頻死熱帶魚 早上另一個機構打來說可以去面試 可是那個時間我有個案 上次要請假就被阻止 不過是被小主管擋下來 剛剛一個資深的同事就鼓勵我去問處長能不能請假 一方面為了不讓自己有星期六面試有非過不可的壓力 一方面也是要給自己多一個機會 七上八下的去問處長 他說ok沒問題 出乎意料 但我現在不會說他人很好 說不定他只是更大的巫婆 總之準備好，機會就是你的 Sent from JPTT on my iPad</text:p>
          </table:table-cell>
          <table:table-cell office:value-type="string" calcext:value-type="string">
            <text:p>一方面為了不讓自己有星期六面試有非過不可的壓力。</text:p>
          </table:table-cell>
          <table:table-cell table:number-columns-repeated="3"/>
        </table:table-row>
        <table:table-row table:style-name="ro1">
          <table:table-cell office:value-type="float" office:value="2016" calcext:value-type="float">
            <text:p>2016</text:p>
          </table:table-cell>
          <table:table-cell office:value-type="string" calcext:value-type="string">
            <text:p>Apr</text:p>
          </table:table-cell>
          <table:table-cell office:value-type="float" office:value="24" calcext:value-type="float">
            <text:p>24</text:p>
          </table:table-cell>
          <table:table-cell office:value-type="string" calcext:value-type="string">
            <text:p>23:30:44</text:p>
          </table:table-cell>
          <table:table-cell office:value-type="string" calcext:value-type="string">
            <text:p>Sun</text:p>
          </table:table-cell>
          <table:table-cell office:value-type="string" calcext:value-type="string">
            <text:p>stex (stex)</text:p>
          </table:table-cell>
          <table:table-cell office:value-type="string" calcext:value-type="string">
            <text:p>毀了</text:p>
          </table:table-cell>
          <table:table-cell office:value-type="string" calcext:value-type="string">
            <text:p>FALSE</text:p>
          </table:table-cell>
          <table:table-cell office:value-type="string" calcext:value-type="string">
            <text:p>腦袋一片混亂 自己在幹嘛都不知道 偏偏我的個性就很賤 不可能跟認識的人求助 外界壓力大到我快垮了 這就是人嗎？ 拼命活著 拼命去死</text:p>
          </table:table-cell>
          <table:table-cell office:value-type="string" calcext:value-type="string">
            <text:p>外界壓力大到我快垮了。</text:p>
          </table:table-cell>
          <table:table-cell table:number-columns-repeated="3"/>
        </table:table-row>
        <table:table-row table:style-name="ro1">
          <table:table-cell office:value-type="float" office:value="2016" calcext:value-type="float">
            <text:p>2016</text:p>
          </table:table-cell>
          <table:table-cell office:value-type="string" calcext:value-type="string">
            <text:p>Apr</text:p>
          </table:table-cell>
          <table:table-cell office:value-type="float" office:value="26" calcext:value-type="float">
            <text:p>26</text:p>
          </table:table-cell>
          <table:table-cell office:value-type="string" calcext:value-type="string">
            <text:p>12:31:23</text:p>
          </table:table-cell>
          <table:table-cell office:value-type="string" calcext:value-type="string">
            <text:p>Tue</text:p>
          </table:table-cell>
          <table:table-cell office:value-type="string" calcext:value-type="string">
            <text:p>maoluffy ()</text:p>
          </table:table-cell>
          <table:table-cell office:value-type="string" calcext:value-type="string">
            <text:p>[問題] 我該怎樣做會比較好?</text:p>
          </table:table-cell>
          <table:table-cell office:value-type="string" calcext:value-type="string">
            <text:p>FALSE</text:p>
          </table:table-cell>
          <table:table-cell office:value-type="string" calcext:value-type="string">
            <text:p>哈囉各位版大 第一次在這邊po文 有些疑問想請大家以自身的經驗給我一些參考 謝謝你們 狀況 遠距男友 時差六小時 有在服藥(Venlafaxine) 定期也有看醫生 狀況好的時候非常的聰明優秀風趣體貼老實古意 總之就是非常好XD (連我這個白目問他看醫生吃藥對他來說有沒有用.. 他都跟我好好說明他覺得有效果什麼的...) 狀況差的時候就是 不說話 已讀訊息 沒耐性 講話非常衝 用字非常極端 其實我在跟他在一起之前他就有跟我說他有在看醫生 會很沒有耐性之類的 但我可以接受因為我知道那不是他願意的 因為我們很遠(希望很快可以結束距離&gt;&lt; 最近他開始工作了壓力又有點大 常常就呈現我一個人在訊息對話框裡演獨角戲 (剛開始有跟他討論過這個問題... 他回我說 我不好的時候就是不想跟別人說話 後來我也就知道 找人說說對他來說不是一個很好的選擇...) 我可以一直說話沒有問題 但其實我自己大部分的時候很快樂 吃飽太閒的時候就會胡思亂想... 然後想一想自己可能某根神經就斷了.. 然後玻璃心個幾個小時到幾天 然後自己會好轉這樣.. 我其實都沒有關係 我也一直想辦法要陪他 讓他知道他沒有很孤單 因為我也會擔心 因為我愛他阿 但因為我知道有些時候一直逼問 反而會造成他更大的壓力.. 所以我會跟他說 我一直都在這邊 只要你有需要 想說說或是什麼的 就算不知道skype要說什麼(我們兩個都很不會說電話或是skype...) 開著來看看我可能也會好一點 我不會把你丟著 你對我很重要我會抱好你的 等到你想說再告訴我blah blah之類的話 但其實我不知道這些話聽久了他會不會覺得很煩... 我有爬過文了 /陪伴 有關的文章都看過了 大家推薦發聲的那系列文章我也有好好的筆記XD 給他一個擁抱這件事情我目前心有餘而力不足&gt;&lt; (但見面的時候是沒有問題的 我看得到他 查覺得到他的低氣壓 我就會抱抱他 問他需要聊聊或是陪他說說一些別的屁話XD) 安靜的陪伴 我又很擔心距離這麼遠安靜到最後他會不會覺得 我把他丟了... 或是有時候想說讓他靜一靜 我就也不會丟訊息給他 他可能想到了就會傳一句 哈囉之類的來 但我就又會開始唱單簧XDD 想說沒有關係我說我的他看看也許也會開心 (只是男友的打字習慣都很簡短 我有時候讀不出情緒會怕怕的) 我也有注意大家說的 不要說出那些什麼會重傷人的話... 也不要給意見... 但還想問問大家應該要怎麼做可能會更適當一些? 因為真的很遠 我一直很害怕我給他的又是另外一種的壓力... 謝謝大家的幫忙 有幾次嘗試過要問他怎麼了 他有只有說他很煩惱未來 當他願意說的時候我會很開心 但可能要時間久了他才會願意講到很深的層面 醫生加藥這個可能之後再問他看看.. 因為我對他的病史其實還沒有很了解 (等他比較不忙碌或是心情放鬆一些 最近好像很緊繃) 諮詢他也一直都有持續再進行~~ 謝謝你的意見^^ 好的 謝謝你的鼓勵QQ 我不會放棄的 我會繼續努力不要給他增添無謂的壓力的 不會的 別這麼說 同樣生活在同個世界上 我相信所有的人都是很迷人的 只要用心 就會發現美好的地方</text:p>
          </table:table-cell>
          <table:table-cell office:value-type="string" calcext:value-type="string">
            <text:p>最近他開始工作了壓力又有點大。反而會造成他更大的壓力..。我一直很害怕我給他的又是另外一種的壓力...。我會繼續努力不要給他增添無謂的壓力的。</text:p>
          </table:table-cell>
          <table:table-cell table:number-columns-repeated="3"/>
        </table:table-row>
        <table:table-row table:style-name="ro1">
          <table:table-cell office:value-type="float" office:value="2016" calcext:value-type="float">
            <text:p>2016</text:p>
          </table:table-cell>
          <table:table-cell office:value-type="string" calcext:value-type="string">
            <text:p>Apr</text:p>
          </table:table-cell>
          <table:table-cell office:value-type="float" office:value="26" calcext:value-type="float">
            <text:p>26</text:p>
          </table:table-cell>
          <table:table-cell office:value-type="string" calcext:value-type="string">
            <text:p>18:30:12</text:p>
          </table:table-cell>
          <table:table-cell office:value-type="string" calcext:value-type="string">
            <text:p>Tue</text:p>
          </table:table-cell>
          <table:table-cell office:value-type="string" calcext:value-type="string">
            <text:p>kid3875215 (銘哥)</text:p>
          </table:table-cell>
          <table:table-cell office:value-type="string" calcext:value-type="string">
            <text:p>[閒聊] 明天要上班了</text:p>
          </table:table-cell>
          <table:table-cell office:value-type="string" calcext:value-type="string">
            <text:p>FALSE</text:p>
          </table:table-cell>
          <table:table-cell office:value-type="string" calcext:value-type="string">
            <text:p>知道有工作滿開心的 但隨之而來的幾天是焦慮作伴 不過至少不像高中當班長那麼壓迫了。。。。 明天就要報到了 老實說自己也不知道可以撐多久 知道自己抗壓不好 希望能適應阿 畢竟這個我從當兵去住院 加上在家 半年的第一份工作 感到壓力來了 是該多吃幾顆樂穩了 還是健得靜呢 焦慮壓力中ˊˋ</text:p>
          </table:table-cell>
          <table:table-cell office:value-type="string" calcext:value-type="string">
            <text:p>感到壓力來了。焦慮壓力中ˊˋ。</text:p>
          </table:table-cell>
          <table:table-cell table:number-columns-repeated="3"/>
        </table:table-row>
        <table:table-row table:style-name="ro1">
          <table:table-cell office:value-type="float" office:value="2016" calcext:value-type="float">
            <text:p>2016</text:p>
          </table:table-cell>
          <table:table-cell office:value-type="string" calcext:value-type="string">
            <text:p>Apr</text:p>
          </table:table-cell>
          <table:table-cell office:value-type="float" office:value="30" calcext:value-type="float">
            <text:p>30</text:p>
          </table:table-cell>
          <table:table-cell office:value-type="string" calcext:value-type="string">
            <text:p>18:35:25</text:p>
          </table:table-cell>
          <table:table-cell office:value-type="string" calcext:value-type="string">
            <text:p>Sat</text:p>
          </table:table-cell>
          <table:table-cell office:value-type="string" calcext:value-type="string">
            <text:p>mdbm (Chaos)</text:p>
          </table:table-cell>
          <table:table-cell office:value-type="string" calcext:value-type="string">
            <text:p>[閒聊] 求救真的很重要</text:p>
          </table:table-cell>
          <table:table-cell office:value-type="string" calcext:value-type="string">
            <text:p>FALSE</text:p>
          </table:table-cell>
          <table:table-cell office:value-type="string" calcext:value-type="string">
            <text:p>我只是在說我自己沒別的意思 最近一段時間 幾乎天天都在打自殺防治專線 當然會踢到鐵板 叫我去掛急診 或者叫我打別支電話 或者是笑我(真的對方是臨床心理師還這麼不專業 但這是唯一拯救自己的方式 沒辦法住院(得工作養活自己 我問醫生為什麼我最近常常在打這些電話 我覺得自己爛透了 醫生說因為我覺得自己需要幫忙 所以我做了該做的措施 這難道不就是在幫忙自己嗎？ 我問醫生為什麼我是必須要打電話的那個人？ 醫生說我不是永遠在打電話 有時候也沒有打，是最近這一陣子 剛拿到這份工作的時候特別順利計畫什麼都過關的時候並沒有聽說有打電話 可是我說我明明現在過得很順利為什麼我要打電話 (順利找到下一份工作長聘、找到好房子) 醫生說很順利嗎？可是遇到這件鳥事(忘記結帳)、又遇到一個巫婆主管、遇到爸媽又...、還有考試的壓力 陸陸續續其實最近並沒有很順利耶 不順利的事情好像多一點耶 (哈所以我某方面太樂天了xDDDDD) 離題 我又繼續問說那為什麼那麼多不順利的事情發生我還要活著 醫生說不順利的事情是常態 大家都過得不順利但是偶爾會遇到一點小開心 大家要學習這樣活著</text:p>
          </table:table-cell>
          <table:table-cell office:value-type="string" calcext:value-type="string">
            <text:p>醫生說很順利嗎？可是遇到這件鳥事(忘記結帳)、又遇到一個巫婆主管、遇到爸媽又...、還有考試的壓力。</text:p>
          </table:table-cell>
          <table:table-cell table:number-columns-repeated="3"/>
        </table:table-row>
        <table:table-row table:style-name="ro1">
          <table:table-cell office:value-type="float" office:value="2016" calcext:value-type="float">
            <text:p>2016</text:p>
          </table:table-cell>
          <table:table-cell office:value-type="string" calcext:value-type="string">
            <text:p>May</text:p>
          </table:table-cell>
          <table:table-cell office:value-type="float" office:value="3" calcext:value-type="float">
            <text:p>3</text:p>
          </table:table-cell>
          <table:table-cell office:value-type="string" calcext:value-type="string">
            <text:p>17:31:31</text:p>
          </table:table-cell>
          <table:table-cell office:value-type="string" calcext:value-type="string">
            <text:p>Tue</text:p>
          </table:table-cell>
          <table:table-cell office:value-type="string" calcext:value-type="string">
            <text:p>wusp88 (patty)</text:p>
          </table:table-cell>
          <table:table-cell office:value-type="string" calcext:value-type="string">
            <text:p>[問題] 請問這樣是憂鬱症嗎？</text:p>
          </table:table-cell>
          <table:table-cell office:value-type="string" calcext:value-type="string">
            <text:p>FALSE</text:p>
          </table:table-cell>
          <table:table-cell office:value-type="string" calcext:value-type="string">
            <text:p>我老公今天去看精神科，經醫生評估是有混合焦慮及憂鬱情緒的適應障礙症，我在家 顧小孩沒跟著陪診，想請問這樣就是憂鬱症嗎？算輕度還是重度？ 附上診斷證明截圖， 謝謝 http//i.imgur.com/c09WEve.jpg 目前老公和我爸媽一起工作，我想壓力來源應該是我媽媽，我媽是比較急性子的人，稍有 不對就會念人，我已經跟媽媽溝通數次，結果都是她跟我發脾氣說她念也是為我們好，她 為我們盡心盡力那麼辛苦也是為了我...，我被夾在中間，一邊安撫鼓勵老公，一邊也要 顧 及媽媽感受，現在老公看診又好像憂鬱症要休養一兩個月不能工作，經濟壓力勢必是要先 面對的，小孩一歲半也要我照顧 目前是否先陪伴老公讓他休養一陣子，再決定未來？依老公年齡若放棄家族事業的工作， 應該也只能選擇類似操作員輪三班的工作，所以我才會希望老公能夠繼續家族事業，但是 現在他生病了，只好等他好點再決定未來了...</text:p>
          </table:table-cell>
          <table:table-cell office:value-type="string" calcext:value-type="string">
            <text:p>目前老公和我爸媽一起工作，我想壓力來源應該是我媽媽，我媽是比較急性子的人，稍有。及媽媽感受，現在老公看診又好像憂鬱症要休養一兩個月不能工作，經濟壓力勢必是要先。</text:p>
          </table:table-cell>
          <table:table-cell table:number-columns-repeated="3"/>
        </table:table-row>
        <table:table-row table:style-name="ro1">
          <table:table-cell office:value-type="float" office:value="2016" calcext:value-type="float">
            <text:p>2016</text:p>
          </table:table-cell>
          <table:table-cell office:value-type="string" calcext:value-type="string">
            <text:p>May</text:p>
          </table:table-cell>
          <table:table-cell office:value-type="float" office:value="4" calcext:value-type="float">
            <text:p>4</text:p>
          </table:table-cell>
          <table:table-cell office:value-type="string" calcext:value-type="string">
            <text:p>10:09:23</text:p>
          </table:table-cell>
          <table:table-cell office:value-type="string" calcext:value-type="string">
            <text:p>Wed</text:p>
          </table:table-cell>
          <table:table-cell office:value-type="string" calcext:value-type="string">
            <text:p>mdbm (Chaos)</text:p>
          </table:table-cell>
          <table:table-cell office:value-type="string" calcext:value-type="string">
            <text:p>[閒聊] 又惹火巫婆</text:p>
          </table:table-cell>
          <table:table-cell office:value-type="string" calcext:value-type="string">
            <text:p>FALSE</text:p>
          </table:table-cell>
          <table:table-cell office:value-type="string" calcext:value-type="string">
            <text:p>也好就這樣整間辦公室都看我不順眼 直到我離職吧 我哩乾李梁草直白 壓力很大 又要吃贊安諾了淦 Sent from JPTT on my Samsung SME7000.</text:p>
          </table:table-cell>
          <table:table-cell office:value-type="string" calcext:value-type="string">
            <text:p>壓力很大。</text:p>
          </table:table-cell>
          <table:table-cell table:number-columns-repeated="3"/>
        </table:table-row>
        <table:table-row table:style-name="ro1">
          <table:table-cell office:value-type="float" office:value="2016" calcext:value-type="float">
            <text:p>2016</text:p>
          </table:table-cell>
          <table:table-cell office:value-type="string" calcext:value-type="string">
            <text:p>May</text:p>
          </table:table-cell>
          <table:table-cell office:value-type="float" office:value="10" calcext:value-type="float">
            <text:p>10</text:p>
          </table:table-cell>
          <table:table-cell office:value-type="string" calcext:value-type="string">
            <text:p>22:59:50</text:p>
          </table:table-cell>
          <table:table-cell office:value-type="string" calcext:value-type="string">
            <text:p>Tue</text:p>
          </table:table-cell>
          <table:table-cell office:value-type="string" calcext:value-type="string">
            <text:p>Ycbravero ()</text:p>
          </table:table-cell>
          <table:table-cell office:value-type="string" calcext:value-type="string">
            <text:p>[問題] 高中生，該休學嗎？</text:p>
          </table:table-cell>
          <table:table-cell office:value-type="string" calcext:value-type="string">
            <text:p>FALSE</text:p>
          </table:table-cell>
          <table:table-cell office:value-type="string" calcext:value-type="string">
            <text:p>大家好，我今年高一，就讀的是某地第一志願女校，憂鬱情緒大概是從國中開始的，一直 到去年十一月左右才看醫生。 因為爸爸很急著想看我好，吃了大約半年的藥，看我狀況穩定許多，便提議要減藥，我知 道我爸媽很擔心我，什麼八卦鏡符水中醫各種民俗療法和身體檢查所以我決定試試， 最後以失敗收場，又吃回原本的劑量，我爸甚至說過藥吃這麼久了還沒好，要不要換醫 生？這種話。 上學期由於缺課狀況嚴重，所以成績差得可以，第一志願的學校壓力也不小，我的要求又 很高，本以為這學期能一雪前恥，一開始也頗為順利，結果第一次段考的成績卻不如預期 ，這次因為減藥而回到最初的狀態，我想也是凶多吉少，讓我受到不小的打擊 最近可能是因為減藥和瀕臨期中考，又加上我這學期選修的特色課程比較重(一星期兩節 的三角函數)，爸媽和自己對自己的要求提高，老師看我狀況變好也開始要我加油，看著 班上同學都很努力，覺得自己很沒用，我真的很慌張。 我相信自己如果能自制、提起精神，一定不會比其他同學差，但我卻沒有做到，這讓我實 在無法接受，我很懷疑自己只是在偷懶而已，現在最常問最近的話大概就是我到底在幹 嘛吧？ 最近好不容易在班上終於交到稱得上朋友(應該吧)的人，也和學姊感情不錯，但是我高二 想要選的是第三類組，我很害怕自己會崩潰，而且要重新適應一個班級，二年級要忙的事 情又更多，我真的沒自信 我知道跟很多人的比起來我的狀況很輕，只要每天吃一顆千憂解而已，雖然睡不好但睡眠 的藥也停掉了，也有很愛自己的父母，不過因為貧血所以體力不好又容易累。 我不確定自己到底只是想逃避壓力還是怎麼樣，也擔心比別人晚一年，還有人際方面的問 題，請問有有經驗的版友能給我意見嗎？真的很感謝。 休學期間可能會做的事大概就是重新把一年級的課業讀好，寫寫詩和小說，看看課外書、 練琴練字，如果可以的話可能會打工，一直覺得生病花爸媽很多錢</text:p>
          </table:table-cell>
          <table:table-cell office:value-type="string" calcext:value-type="string">
            <text:p>上學期由於缺課狀況嚴重，所以成績差得可以，第一志願的學校壓力也不小，我的要求又。我不確定自己到底只是想逃避壓力還是怎麼樣，也擔心比別人晚一年，還有人際方面的問。</text:p>
          </table:table-cell>
          <table:table-cell table:number-columns-repeated="3"/>
        </table:table-row>
        <table:table-row table:style-name="ro1">
          <table:table-cell office:value-type="float" office:value="2016" calcext:value-type="float">
            <text:p>2016</text:p>
          </table:table-cell>
          <table:table-cell office:value-type="string" calcext:value-type="string">
            <text:p>May</text:p>
          </table:table-cell>
          <table:table-cell office:value-type="float" office:value="11" calcext:value-type="float">
            <text:p>11</text:p>
          </table:table-cell>
          <table:table-cell office:value-type="string" calcext:value-type="string">
            <text:p>10:11:18</text:p>
          </table:table-cell>
          <table:table-cell office:value-type="string" calcext:value-type="string">
            <text:p>Wed</text:p>
          </table:table-cell>
          <table:table-cell office:value-type="string" calcext:value-type="string">
            <text:p>sp010437 (旅行是生活的出口)</text:p>
          </table:table-cell>
          <table:table-cell office:value-type="string" calcext:value-type="string">
            <text:p>[問題] 還可以怎麼做？</text:p>
          </table:table-cell>
          <table:table-cell office:value-type="string" calcext:value-type="string">
            <text:p>FALSE</text:p>
          </table:table-cell>
          <table:table-cell office:value-type="string" calcext:value-type="string">
            <text:p>病人是我弟弟，今年25歲讀大四 六年前第一次發病時很嚴重 我在B地工作回家到A地看到他時 是整個人僵直的躺在床上不吃不喝 手胡亂揮舞、嘴巴也不時低吼出聲音 在我堅持下隔天爸媽送醫至松德醫院治療 住院約兩個禮拜後出院 期間還有併發幻想的症狀等等。 出院後就休學休養，固定吃藥還算穩定。 之後他還是想完成大學的學業 就考到我所在的B地讀大學餐飲科 當初也想說距離近一點我也比較好照應。 雖說在同一縣市，但我們的車子距離也要半小時左右， 加上兩年前我結婚、生子後忙碌許多 自己全職帶寶寶完全沒有人可替換手 所以又忙又累的情況下就比較忽略關心弟弟的狀況 我們也一直以為他有按時吃藥狀況穩定。 上個月18號左右他再度開始狂打電話給我媽 情緒興奮又激動的說一些天馬行空的想法 我們覺得不對勁 當時我回娘家不在B地 只好請我先生下班幫忙處理 當晚我弟病發在外面亂跑 把我家弄的一團亂等等 先生沒見過這樣的狀況 我請他凌晨幫忙帶我弟去醫院打鎮定劑 隔天一早坐第一班火車回A地 由我爸媽接手帶他再去松德治療。 這次沒有住院，因為等不到病床 吃藥三天後好像也比較穩定了 他休息大約一週後又再回到B地繼續打工、上課。 他休息期間我幫忙保管他的手機處理一些請假的事情 在跟他房東連繫的過程中得知： 我弟在學校期間到處跟同學還有房東借錢 還一直跟房東說想追宿舍裡的一個女生 我說但他有個固定女友交往三年 我們家人都認識 房東還很驚訝表示真的嗎？ 還有就是我弟曾跟同學說他去過“那種地方” 這些事都讓我們有些招架不住 我們以為他很善良、很乖， 結果。 之後媽媽問他這些事， 他說跟房東說追女生是開玩笑的 （但房東說我弟整學期都這樣跟他說） 然後去那種地方是大一時好奇，人家帶他去的 前天星期日他又哭著打電話給我媽說覺得我媽工作很辛苦，但他打工覺得壓力很大不想做了等等 我媽又怕他出事就說那就不要做了 但人家公司也有離職程序要走 主管說要七天的手續 所以我媽又安慰他再撐七天就好 昨天他又說很累又不想撐了 今天一大早我媽又打電話給我 說我弟又打電話給他 說同事說他在裝病、不了解他的病等等 他又哭著說撐不下去了 希望我幫忙去他們公司跟主管說看看 但之前我媽已經打電話給主管過 主管也說一直打電話給他也不是辦法 所以我說先讓他把今天的班上完再說 人家主管也有人家的作業方式 不要為難人家。 現在我實在不知道要怎麼辦 我弟23號要去c弟考一個餐飲證照 我媽一直怕他因為要考證照緊張所以情緒起伏大又不穩定 所以也希望他就不要再打工了 但打工再撐到15號就可以了 之前我弟也一直說打工很輕鬆甚麼的 現在我媽一這樣講他就三天兩頭說撐不下去 我不知道到底是他乾脆就藉此機會不要打工 還是真的因為病情所以情緒不穩 我只知道我很累很煩 常常要接招一些毫無心理準備的事情 我知道生病很辛苦 但我很怕我弟無限上綱 一直拿病當藉口 這樣要把我們累死嗎？</text:p>
          </table:table-cell>
          <table:table-cell office:value-type="string" calcext:value-type="string">
            <text:p>前天星期日他又哭著打電話給我媽說覺得我媽工作很辛苦，但他打工覺得壓力很大不想做了等等。</text:p>
          </table:table-cell>
          <table:table-cell table:number-columns-repeated="3"/>
        </table:table-row>
        <table:table-row table:style-name="ro1">
          <table:table-cell office:value-type="float" office:value="2016" calcext:value-type="float">
            <text:p>2016</text:p>
          </table:table-cell>
          <table:table-cell office:value-type="string" calcext:value-type="string">
            <text:p>May</text:p>
          </table:table-cell>
          <table:table-cell office:value-type="float" office:value="13" calcext:value-type="float">
            <text:p>13</text:p>
          </table:table-cell>
          <table:table-cell office:value-type="string" calcext:value-type="string">
            <text:p>02:02:48</text:p>
          </table:table-cell>
          <table:table-cell office:value-type="string" calcext:value-type="string">
            <text:p>Fri</text:p>
          </table:table-cell>
          <table:table-cell office:value-type="string" calcext:value-type="string">
            <text:p>beahealer (qq)</text:p>
          </table:table-cell>
          <table:table-cell office:value-type="string" calcext:value-type="string">
            <text:p>[問題] 心悸</text:p>
          </table:table-cell>
          <table:table-cell office:value-type="string" calcext:value-type="string">
            <text:p>FALSE</text:p>
          </table:table-cell>
          <table:table-cell office:value-type="string" calcext:value-type="string">
            <text:p>會有人一直喘不過氣來 然後需要深呼吸跟吐氣緩解嗎 然後心臟一直跳很快 要會考了 也不是壓力大 只是一直糾結在為什麼會考前要憂鬱一些瑣碎事</text:p>
          </table:table-cell>
          <table:table-cell office:value-type="string" calcext:value-type="string">
            <text:p>也不是壓力大。</text:p>
          </table:table-cell>
          <table:table-cell table:number-columns-repeated="3"/>
        </table:table-row>
        <table:table-row table:style-name="ro1">
          <table:table-cell office:value-type="float" office:value="2016" calcext:value-type="float">
            <text:p>2016</text:p>
          </table:table-cell>
          <table:table-cell office:value-type="string" calcext:value-type="string">
            <text:p>May</text:p>
          </table:table-cell>
          <table:table-cell office:value-type="float" office:value="14" calcext:value-type="float">
            <text:p>14</text:p>
          </table:table-cell>
          <table:table-cell office:value-type="string" calcext:value-type="string">
            <text:p>06:11:00</text:p>
          </table:table-cell>
          <table:table-cell office:value-type="string" calcext:value-type="string">
            <text:p>Sat</text:p>
          </table:table-cell>
          <table:table-cell office:value-type="string" calcext:value-type="string">
            <text:p>fllc (NCYU芒果)</text:p>
          </table:table-cell>
          <table:table-cell office:value-type="string" calcext:value-type="string">
            <text:p>[閒聊] 又失眠了</text:p>
          </table:table-cell>
          <table:table-cell office:value-type="string" calcext:value-type="string">
            <text:p>FALSE</text:p>
          </table:table-cell>
          <table:table-cell office:value-type="string" calcext:value-type="string">
            <text:p>我連續2天失眠了，是因為我又有壓力了嗎？我可能又要回去找醫生了</text:p>
          </table:table-cell>
          <table:table-cell office:value-type="string" calcext:value-type="string">
            <text:p>我連續2天失眠了，是因為我又有壓力了嗎？我可能又要回去找醫生了。</text:p>
          </table:table-cell>
          <table:table-cell table:number-columns-repeated="3"/>
        </table:table-row>
        <table:table-row table:style-name="ro1">
          <table:table-cell office:value-type="float" office:value="2016" calcext:value-type="float">
            <text:p>2016</text:p>
          </table:table-cell>
          <table:table-cell office:value-type="string" calcext:value-type="string">
            <text:p>May</text:p>
          </table:table-cell>
          <table:table-cell office:value-type="float" office:value="16" calcext:value-type="float">
            <text:p>16</text:p>
          </table:table-cell>
          <table:table-cell office:value-type="string" calcext:value-type="string">
            <text:p>01:36:37</text:p>
          </table:table-cell>
          <table:table-cell office:value-type="string" calcext:value-type="string">
            <text:p>Mon</text:p>
          </table:table-cell>
          <table:table-cell office:value-type="string" calcext:value-type="string">
            <text:p>happysad (永夜)</text:p>
          </table:table-cell>
          <table:table-cell office:value-type="string" calcext:value-type="string">
            <text:p>[晴天]</text:p>
          </table:table-cell>
          <table:table-cell office:value-type="string" calcext:value-type="string">
            <text:p>FALSE</text:p>
          </table:table-cell>
          <table:table-cell office:value-type="string" calcext:value-type="string">
            <text:p>我有一個不知道好還是不好的習慣 某一陣子覺得太煩的時候 就會上一些暱名聊天室 把平時說不出口的壓力全部一股腦兒的跟陌生人說 說完心情就會好很多 陌生人真的有好神奇的魔力 不認識我 也不會對我期待 也不會給我壓力 也不會覺得我好還是不好 也不會覺得我一定要怎麼做才是對的 真好 真的 好像說什麼都可以被接受 而且不用透露個資真的好有安全感 而且我的暱稱全部取我最討厭自己的缺點 ex.癈人，肥大嬸，憂鬱症，失業OOXX什麼的 etc. 這樣都有人願意跟我聊天 光是這樣就很療癒</text:p>
          </table:table-cell>
          <table:table-cell office:value-type="string" calcext:value-type="string">
            <text:p>把平時說不出口的壓力全部一股腦兒的跟陌生人說。也不會給我壓力。</text:p>
          </table:table-cell>
          <table:table-cell table:number-columns-repeated="3"/>
        </table:table-row>
        <table:table-row table:style-name="ro1">
          <table:table-cell office:value-type="float" office:value="2016" calcext:value-type="float">
            <text:p>2016</text:p>
          </table:table-cell>
          <table:table-cell office:value-type="string" calcext:value-type="string">
            <text:p>May</text:p>
          </table:table-cell>
          <table:table-cell office:value-type="float" office:value="20" calcext:value-type="float">
            <text:p>20</text:p>
          </table:table-cell>
          <table:table-cell office:value-type="string" calcext:value-type="string">
            <text:p>21:20:28</text:p>
          </table:table-cell>
          <table:table-cell office:value-type="string" calcext:value-type="string">
            <text:p>Fri</text:p>
          </table:table-cell>
          <table:table-cell office:value-type="string" calcext:value-type="string">
            <text:p>cc228 (cc228)</text:p>
          </table:table-cell>
          <table:table-cell office:value-type="string" calcext:value-type="string">
            <text:p>[晴天] 討論一下抗壓性</text:p>
          </table:table-cell>
          <table:table-cell office:value-type="string" calcext:value-type="string">
            <text:p>FALSE</text:p>
          </table:table-cell>
          <table:table-cell office:value-type="string" calcext:value-type="string">
            <text:p>過去常常覺得自己抗壓性好差 一樣都實習怎麼同學都開心的過了 偏偏我生病了，成績也剛好60而已 離實習結束一年了 昨天在思考抗壓性的問題 突然頓悟其實我們不是抗壓性差 而是自己給自己不合理的壓力 每次都想要做到100分 沒有做到心中完美的樣子就不交出去 誰知道也許同學都隨便寫寫就交 而我卻因為覺得寫不出好的報告而遲交 日積月累的報告就把自己淹沒 這種外表看起來大家都一樣的事件 其實我們感受到的壓力卻不同 所以對自己好一點，放過自己吧 不是抗壓性差，是對自己太嚴格了 希望看到這篇的你們有被鼓勵到，而有了晴天 生活很苦，但該解決的是痛苦，不是生命 Sent from my Android</text:p>
          </table:table-cell>
          <table:table-cell office:value-type="string" calcext:value-type="string">
            <text:p>而是自己給自己不合理的壓力。其實我們感受到的壓力卻不同。</text:p>
          </table:table-cell>
          <table:table-cell table:number-columns-repeated="3"/>
        </table:table-row>
        <table:table-row table:style-name="ro1">
          <table:table-cell office:value-type="float" office:value="2016" calcext:value-type="float">
            <text:p>2016</text:p>
          </table:table-cell>
          <table:table-cell office:value-type="string" calcext:value-type="string">
            <text:p>May</text:p>
          </table:table-cell>
          <table:table-cell office:value-type="float" office:value="30" calcext:value-type="float">
            <text:p>30</text:p>
          </table:table-cell>
          <table:table-cell office:value-type="string" calcext:value-type="string">
            <text:p>14:13:25</text:p>
          </table:table-cell>
          <table:table-cell office:value-type="string" calcext:value-type="string">
            <text:p>Mon</text:p>
          </table:table-cell>
          <table:table-cell office:value-type="string" calcext:value-type="string">
            <text:p>jllin9212 (jllin9212)</text:p>
          </table:table-cell>
          <table:table-cell office:value-type="string" calcext:value-type="string">
            <text:p>[問題] 需要看醫生嗎</text:p>
          </table:table-cell>
          <table:table-cell office:value-type="string" calcext:value-type="string">
            <text:p>FALSE</text:p>
          </table:table-cell>
          <table:table-cell office:value-type="string" calcext:value-type="string">
            <text:p>想問大家，請問這樣的狀況需要看醫生嗎？ 我1992年生，去年二月大學畢業， 因為還不知道對什麼有興趣所以開始準備公職， 直到今年二月開始找工作。 我是獨生女，很多事情我不會想要和父母談， 我覺得他們對我的期望真的讓我壓力很大。 我的朋友不多，也不喜歡和以前的同學見面， 因為我覺得大部分的人都覺得我矯情、不喜歡我， 所以臉書註銷後和同學們都脫離了。 從今年二月以來面試很多間公司， 之前會很緊張到現在麻痺了， 第一個工作在事務所上班一個半月後我辭職了， 因為唯一的同事有精神上的問題讓我覺得害怕， 而我不想讓人覺得自己是個抗壓性低的人， 所以我有試著忍受了一個星期， 午休時間走在路上還是忍不住哭出來， 但我的家人卻不理解甚至覺得我怎麼不學著忍受； 一星期過後我又去另一家公司上班， 同事們都很好，他們也都覺得我很好相處， 但是家人反對那份工作所以我又離職了， 公司希望我繼續上班一直留我， 回家父母親則是堅持要我離職， 來回這樣的狀況一星期左右， 但因為我不想和家人起爭執， 加上我覺得很累，待了十多天後也離職了； 今天有面試上一家公司，希望明天上班順利。 最近我發現我越來越難相信別人， 很多事情我不知道該怎麼分辨是非對錯， 常常覺得是因為家人的關係所以我很不自由， 很容易哭，但我都努力忍住不在家人面前表現。 從小很多事情我都不知道該和誰分享， 寫過日記但母親都會偷看， 除了氣到心臟不舒服， 也覺得那並沒有辦法幫我舒壓， 讀大學開始，在任何的團體中， 我不太主動表達，但我會看別人怎麼說怎麼做， 學著不當別人討厭或自己討厭的那種人， 努力面帶微笑，保持開朗的狀態， 因為我害怕別人討厭我。 其實高三的時候也發生過， 放學走在回家的路上、坐公車會不自覺想哭， 晚上躺在床上一直哭 也想死，但又不知道該怎麼做， 有時想乾脆一點解決一切，但說真的我很害怕 離開上一個工作後我很懶散， 不想讀書、不想說話、也不想回line 上星期找到工作去上班半天就跑了， 因為整個人精神狀況很不好， 對什麼都沒興趣還一直莫名的想哭， 只想躺在床上看著無聊的綜藝節目， 該怎麼辦呢？</text:p>
          </table:table-cell>
          <table:table-cell office:value-type="string" calcext:value-type="string">
            <text:p>我覺得他們對我的期望真的讓我壓力很大。</text:p>
          </table:table-cell>
          <table:table-cell table:number-columns-repeated="3"/>
        </table:table-row>
        <table:table-row table:style-name="ro1">
          <table:table-cell office:value-type="float" office:value="2016" calcext:value-type="float">
            <text:p>2016</text:p>
          </table:table-cell>
          <table:table-cell office:value-type="string" calcext:value-type="string">
            <text:p>May</text:p>
          </table:table-cell>
          <table:table-cell office:value-type="float" office:value="30" calcext:value-type="float">
            <text:p>30</text:p>
          </table:table-cell>
          <table:table-cell office:value-type="string" calcext:value-type="string">
            <text:p>17:13:21</text:p>
          </table:table-cell>
          <table:table-cell office:value-type="string" calcext:value-type="string">
            <text:p>Mon</text:p>
          </table:table-cell>
          <table:table-cell office:value-type="string" calcext:value-type="string">
            <text:p>soulfreeness (自在宇航)</text:p>
          </table:table-cell>
          <table:table-cell office:value-type="string" calcext:value-type="string">
            <text:p>[問題] 家屬求助憂鬱的其中一個壓力源來自完美</text:p>
          </table:table-cell>
          <table:table-cell office:value-type="string" calcext:value-type="string">
            <text:p>FALSE</text:p>
          </table:table-cell>
          <table:table-cell office:value-type="string" calcext:value-type="string">
            <text:p>大家好， 家裡面有一個孩子，確認為中度憂鬱。 最近我試著跟他增加對話的深度。 他自己說壓力源之一來自對自己要求完美（課業） 有一個哥哥是國立醫科書卷非常會唸書， 父母有明白說過不期待（不在乎）他的成績好壞。 小朋友以前算是半個浪蕩的飆車族， 上高三後才轉性唸書。 我的困擾點是週遭的人並不對他造成壓力，他自己也知道。（無形中或許有） 但是他會陷於自己不夠完美的盲點（可能來自自我要求）。 想請問各位有什麼樣角度切入的議論點，可以助我破除他根深蒂固的這種自我期許高。 註：其實他這學期學期平均91，有書卷。（他只回了淡淡的“我覺得他們都很厲害”）</text:p>
          </table:table-cell>
          <table:table-cell office:value-type="string" calcext:value-type="string">
            <text:p>他自己說壓力源之一來自對自己要求完美（課業）。我的困擾點是週遭的人並不對他造成壓力，他自己也知道。</text:p>
          </table:table-cell>
          <table:table-cell table:number-columns-repeated="3"/>
        </table:table-row>
        <table:table-row table:style-name="ro1">
          <table:table-cell office:value-type="float" office:value="2016" calcext:value-type="float">
            <text:p>2016</text:p>
          </table:table-cell>
          <table:table-cell office:value-type="string" calcext:value-type="string">
            <text:p>Jun</text:p>
          </table:table-cell>
          <table:table-cell office:value-type="float" office:value="4" calcext:value-type="float">
            <text:p>4</text:p>
          </table:table-cell>
          <table:table-cell office:value-type="string" calcext:value-type="string">
            <text:p>21:52:22</text:p>
          </table:table-cell>
          <table:table-cell office:value-type="string" calcext:value-type="string">
            <text:p>Sat</text:p>
          </table:table-cell>
          <table:table-cell office:value-type="string" calcext:value-type="string">
            <text:p>kid3875215 (銘哥)</text:p>
          </table:table-cell>
          <table:table-cell office:value-type="string" calcext:value-type="string">
            <text:p>[問題] 大家如何處理焦慮壓力</text:p>
          </table:table-cell>
          <table:table-cell office:value-type="string" calcext:value-type="string">
            <text:p>FALSE</text:p>
          </table:table-cell>
          <table:table-cell office:value-type="string" calcext:value-type="string">
            <text:p>每當焦慮來時身體總是不好受 連帶的是壓力而來 而一有壓力就會害怕自己得精神分裂(慮病) 所以一直怕承受太大的壓力 導致退縮不敢勇於挑戰 一想到有人因為壓力過大生病我就會亂想自己可能也會 我是不是心理生病了阿 大家都怎麼排解焦慮和壓力呢？</text:p>
          </table:table-cell>
          <table:table-cell office:value-type="string" calcext:value-type="string">
            <text:p>連帶的是壓力而來。而一有壓力就會害怕自己得精神分裂(慮病)。所以一直怕承受太大的壓力。一想到有人因為壓力過大生病我就會亂想自己可能也會。大家都怎麼排解焦慮和壓力呢？。</text:p>
          </table:table-cell>
          <table:table-cell table:number-columns-repeated="3"/>
        </table:table-row>
        <table:table-row table:style-name="ro1">
          <table:table-cell office:value-type="float" office:value="2016" calcext:value-type="float">
            <text:p>2016</text:p>
          </table:table-cell>
          <table:table-cell office:value-type="string" calcext:value-type="string">
            <text:p>Jun</text:p>
          </table:table-cell>
          <table:table-cell office:value-type="float" office:value="5" calcext:value-type="float">
            <text:p>5</text:p>
          </table:table-cell>
          <table:table-cell office:value-type="string" calcext:value-type="string">
            <text:p>20:02:15</text:p>
          </table:table-cell>
          <table:table-cell office:value-type="string" calcext:value-type="string">
            <text:p>Sun</text:p>
          </table:table-cell>
          <table:table-cell office:value-type="string" calcext:value-type="string">
            <text:p>swingcola ( <text:s text:c="2"/>)</text:p>
          </table:table-cell>
          <table:table-cell office:value-type="string" calcext:value-type="string">
            <text:p>[晴天] HI!</text:p>
          </table:table-cell>
          <table:table-cell office:value-type="string" calcext:value-type="string">
            <text:p>FALSE</text:p>
          </table:table-cell>
          <table:table-cell office:value-type="string" calcext:value-type="string">
            <text:p>好久沒再寫點什麼紀錄了 去年夏天，體能變很差 到國小講課到一半時暈倒被救護車送到醫院 接著連逛家樂福也暈倒又坐了一次救護車 好納悶，查不出原因， 幾年前的工作也一次亞急性甲狀腺炎，吃藥一兩周會好的病治了幾個月 輸給了氣候嚴酷 不，我很清楚我抗拒卻無力有更好的選擇 生活的壓力、氣候的壓力敵不過你對抗自己的壓力， 命都去一半索性結束了工作 不只這個，只要是讓我憂亂的人際也寧可結束 只是我缺失了一點同理，因為我要先保護自己 我很知足，因為我父母對我功德無量 即使摩擦漸漸也更確定彼此存在的樣貌 我很感恩，校園的單純適合我讓我看見許多 我指的是人方面(甚至說是人性)，小孩是不會包裝的天使與惡魔 2010年底進行了漫長的探索 花時間與金錢進行諮商，有幫助嗎? 太抽象了 但成本卻是更加顯現我要認清我及我的世界 恢復正常閱讀能力，開始閱讀後才漸漸看出形狀及拼湊出樣貌 好似看見先前穿上的一層層防護，撥開很痛很痛接著他竟然一層層地褪去 無為的接受每個時刻與感受才是真實的 為何生命要如此走過一個大大的圓 最終的最終，還是要看見最忠實的樣子 永遠只有我能看的清楚 我愛自己我能接著去愛人 開始意識自己快走過這場心靈危機，因為我必得要如此才能更邁進 祝福未來的自己，善用同理心在每一個尊重且自重的人事物上 各位版友，希望有感覺苦難的你們也能找到自己的方式過度 回頭看生命的千變萬化也能見其中暗藏的炫麗</text:p>
          </table:table-cell>
          <table:table-cell office:value-type="string" calcext:value-type="string">
            <text:p>生活的壓力、氣候的壓力敵不過你對抗自己的壓力，。</text:p>
          </table:table-cell>
          <table:table-cell table:number-columns-repeated="3"/>
        </table:table-row>
        <table:table-row table:style-name="ro1">
          <table:table-cell office:value-type="float" office:value="2016" calcext:value-type="float">
            <text:p>2016</text:p>
          </table:table-cell>
          <table:table-cell office:value-type="string" calcext:value-type="string">
            <text:p>Jun</text:p>
          </table:table-cell>
          <table:table-cell office:value-type="float" office:value="11" calcext:value-type="float">
            <text:p>11</text:p>
          </table:table-cell>
          <table:table-cell office:value-type="string" calcext:value-type="string">
            <text:p>17:19:00</text:p>
          </table:table-cell>
          <table:table-cell office:value-type="string" calcext:value-type="string">
            <text:p>Sat</text:p>
          </table:table-cell>
          <table:table-cell office:value-type="string" calcext:value-type="string">
            <text:p>sanelle (sanelle)</text:p>
          </table:table-cell>
          <table:table-cell office:value-type="string" calcext:value-type="string">
            <text:p>[晴天] 只是需要有人安靜的陪伴而已</text:p>
          </table:table-cell>
          <table:table-cell office:value-type="string" calcext:value-type="string">
            <text:p>FALSE</text:p>
          </table:table-cell>
          <table:table-cell office:value-type="string" calcext:value-type="string">
            <text:p>這次憂鬱發作一個多月了，好不容易停藥了，所以拒絕再吃藥， 希望用吃藥以外的方法來真正療癒自己 離開工作後，有好一點點，壓力少了不少 但憂鬱卻也不斷的給自己壓力，時好時壞的症狀，讓我常常在死胡同轉 已經完全忘記快樂的感覺是什麼... 家人朋友會給你打氣加油，聽在耳裡充滿了諷刺... 真的無法馬上振作起來， 本身就是個完美主義的急性子，我也想要趕快好起來， 但做事真的就是做不好又忘東忘西... (也許這在一般人眼裡沒什麼，但我就是無法原諒這樣的自己) 假日有人可以整天安靜的陪著我，把我當正常人時，我就會覺得安心 今天也有人整天的陪伴，簡單吃個午餐，忽然發現自己也能開始感受到一點小確幸 這應該代表我有進步了吧</text:p>
          </table:table-cell>
          <table:table-cell office:value-type="string" calcext:value-type="string">
            <text:p>離開工作後，有好一點點，壓力少了不少。但憂鬱卻也不斷的給自己壓力，時好時壞的症狀，讓我常常在死胡同轉。</text:p>
          </table:table-cell>
          <table:table-cell table:number-columns-repeated="3"/>
        </table:table-row>
        <table:table-row table:style-name="ro1">
          <table:table-cell office:value-type="float" office:value="2016" calcext:value-type="float">
            <text:p>2016</text:p>
          </table:table-cell>
          <table:table-cell office:value-type="string" calcext:value-type="string">
            <text:p>Jun</text:p>
          </table:table-cell>
          <table:table-cell office:value-type="float" office:value="22" calcext:value-type="float">
            <text:p>22</text:p>
          </table:table-cell>
          <table:table-cell office:value-type="string" calcext:value-type="string">
            <text:p>21:04:49</text:p>
          </table:table-cell>
          <table:table-cell office:value-type="string" calcext:value-type="string">
            <text:p>Wed</text:p>
          </table:table-cell>
          <table:table-cell office:value-type="string" calcext:value-type="string">
            <text:p>DavidJam (平安是福)</text:p>
          </table:table-cell>
          <table:table-cell office:value-type="string" calcext:value-type="string">
            <text:p>[晴天] 意外</text:p>
          </table:table-cell>
          <table:table-cell office:value-type="string" calcext:value-type="string">
            <text:p>FALSE</text:p>
          </table:table-cell>
          <table:table-cell office:value-type="string" calcext:value-type="string">
            <text:p>其實我就是很單純的想送前同事A禮物 也不是什麼大不了的東西 就是北海道的糖果餅干巧克力 想說東西拿給她就可以走了 結果很意外的被她約在星巴克 只好把焦糖瑪奇朵給吞了下去 我現在好擔心晚上會睡不著 = = 希望不會呀 然後前同事A問我去北海道好不好玩? 我說除了下大雨其實還不錯 然後不知為何聊到了前工作地點 她開始發洩她對另一個前同事B的憤怒 她講了很多關於B的壞話 簡直讓我不敢相信B會講出這些話 還有做出某些誇張的事 A把上班時B對於排假 摔手機 大發脾氣 仗著主管給她靠的事 一五一十的講了出來 @@ 我瞪大眼睛看著A講 完全不敢相信B會是這樣子的人 我上班的時候完全沒有聽到這些話 還以為活在平行時空 完整聽完以後 我只能說她們真的結仇很深吧 其實我跟A或B都還不錯 只是我也跟A明講 她對我說的這些話 我不會跟B說 因為我習慣任何人跟我講任何事 我都聽完就忘 所以前幾天我去找B的時候 把禮物送給她小聊一下 然後我就回家了 只是今天A跟我講這些事 我完全不敢相信B會是這樣的人 不過也都過去了 我和A也離開了那間公司 不會再有交集了 只是今天聽到A這樣子說 我真的不敢相信B會是這樣子的人 感覺就好像B很會演戲這樣 不過總覺得還是要有所保留 其實我就只是想送東西給A而已 沒想到還喝了杯咖啡 知道A現在有工作而且沒壓力很輕鬆 很為她高興 接下來我也該邊找工作了 把一些事處理完 找輕鬆沒壓力的工作 感覺好像很難 我之前找到的工作 很難有正常的上下班時間 所以不要勉強自己去做爛工作 因為做了爛工作 自己的身體也會爛 我這輩子或許沒辦法結婚 但是至少要顧好自己身體 不要XX 然後這輩子平安的過就好 因為我的人生從出生開始就很不平安 平安是我這輩子最渴望的 經歷了很多事 才知道平安的可貴 希望以後可以平安順利</text:p>
          </table:table-cell>
          <table:table-cell office:value-type="string" calcext:value-type="string">
            <text:p>知道A現在有工作而且沒壓力很輕鬆。找輕鬆沒壓力的工作。</text:p>
          </table:table-cell>
          <table:table-cell table:number-columns-repeated="3"/>
        </table:table-row>
        <table:table-row table:style-name="ro1">
          <table:table-cell office:value-type="float" office:value="2016" calcext:value-type="float">
            <text:p>2016</text:p>
          </table:table-cell>
          <table:table-cell office:value-type="string" calcext:value-type="string">
            <text:p>Jun</text:p>
          </table:table-cell>
          <table:table-cell office:value-type="float" office:value="25" calcext:value-type="float">
            <text:p>25</text:p>
          </table:table-cell>
          <table:table-cell office:value-type="string" calcext:value-type="string">
            <text:p>03:45:19</text:p>
          </table:table-cell>
          <table:table-cell office:value-type="string" calcext:value-type="string">
            <text:p>Sat</text:p>
          </table:table-cell>
          <table:table-cell office:value-type="string" calcext:value-type="string">
            <text:p>FlyFuta (腐來腐太)</text:p>
          </table:table-cell>
          <table:table-cell office:value-type="string" calcext:value-type="string">
            <text:p>[閒聊] 暑假</text:p>
          </table:table-cell>
          <table:table-cell office:value-type="string" calcext:value-type="string">
            <text:p>FALSE</text:p>
          </table:table-cell>
          <table:table-cell office:value-type="string" calcext:value-type="string">
            <text:p>因為不晴也不陰 所以是閒聊吧 在這裡第一次發閒聊文呢 在這裡一段時間了 版上也有些學生 大學今天開始放暑假了 不過覺得鬆了口氣 終於可以不用再面對人際壓力了 遠距離男友南下來找我了 可是高雄很多地方都去過了 我跟他信心滿滿地說行程都安排好了 可是其實是有勇無謀啊...TAT 而且還搞錯南部的版聚運動會的日期 導致餐廳也訂錯天了 只能明天趕緊趁店家剛開門的時候趕緊改時間 不然就只能改計畫了...TAT 總之開始放暑假了 本來打算找打工的 上了104投了幾份履歷 全部沒下文 也對啦 因為我在履歷的自傳裡寫了我有憂鬱症 我也不知道為什麼會這樣寫 只是很單純的想到什麼就寫什麼 看看有哪個老闆敢用我((? 這樣的想法很怪吧？ 救國團的暑期課程還在猶豫中 我媽先給我大概的報名費了 很感謝他支持我想前進的道路 想學日文想很久了 可是我是那種沒人教就無法學會的那種 所以從基礎的50音跟簡單的日常生活單字的課程開始學起 想學畫漫畫想很久了 雖然喜歡畫畫 但是一直不敢再公開的地方貼自己的畫 因為覺得怎麼畫都不滿意 有些今天畫的，過幾天就變黑歷史了 是不是我對自我要求太高了？ 我不知道 所以我想從最基礎的骨架開始學起 卡內基的當學長姐... 有點不想去了 不知道為什麼突然想通了什麼 覺得他們只是在徵免費工讀生 什麼點名啦、計時啊、第一個上台報告啊 做一些行政助理的工作 這我知道的 因為我以前有做過補習班的行政助理工作 所以我知道 不知不覺就打了這麼多 我平常在現實世界明明是個很被動很沈默寡言很內向的人的... 總之，放暑假了 大家有什麼計畫嗎？ 對了，南部版聚那天，雖然我不是主辦 不過有點想做個小牌子 當天在集合地點舉著小牌子 讓參加者能比較好找到彼此 這樣的想法會不會很奇怪... 是他辦得沒錯喔 這週日下午 詳細可以搜尋他的文會比較清楚 也可以來信問他 來吧一起學日文D 自學學不起來 只能去找人教 已經改在下午時段了 那時候的太陽不會太熱 來嘛來嘛((戳</text:p>
          </table:table-cell>
          <table:table-cell office:value-type="string" calcext:value-type="string">
            <text:p>終於可以不用再面對人際壓力了。</text:p>
          </table:table-cell>
          <table:table-cell table:number-columns-repeated="3"/>
        </table:table-row>
        <table:table-row table:style-name="ro1">
          <table:table-cell office:value-type="float" office:value="2016" calcext:value-type="float">
            <text:p>2016</text:p>
          </table:table-cell>
          <table:table-cell office:value-type="string" calcext:value-type="string">
            <text:p>Jun</text:p>
          </table:table-cell>
          <table:table-cell office:value-type="float" office:value="27" calcext:value-type="float">
            <text:p>27</text:p>
          </table:table-cell>
          <table:table-cell office:value-type="string" calcext:value-type="string">
            <text:p>18:14:43</text:p>
          </table:table-cell>
          <table:table-cell office:value-type="string" calcext:value-type="string">
            <text:p>Mon</text:p>
          </table:table-cell>
          <table:table-cell office:value-type="string" calcext:value-type="string">
            <text:p>FlyFuta (腐來腐太)</text:p>
          </table:table-cell>
          <table:table-cell office:value-type="string" calcext:value-type="string">
            <text:p>[閒聊] 這學期的總結</text:p>
          </table:table-cell>
          <table:table-cell office:value-type="string" calcext:value-type="string">
            <text:p>FALSE</text:p>
          </table:table-cell>
          <table:table-cell office:value-type="string" calcext:value-type="string">
            <text:p>大學放暑假了 有一段時間不用再面對學校的人際壓力了 就只差成績單出來了 不過成績應該還是不怎麼好吧 希望至少要比上學期還要進步 上週期末考最後一天是班導的課 他跟我說我這學期有進步了 我覺得有一種受到肯定的感覺 老師有看到我了 記得剛轉學來這間學校的時候 曠課太多差點被退學(超過4X節就是退學) 可是這學期總結是 曠課3X節、病假2X節、生理假1X節 病假雖然都寫一些頭痛胃痛失眠等等... 不過其實是復發的時候 只是想說寫一些理由可能會比較容易核准 生理雖然不會痛 不過也是因為復發 怕病假請太多所以一個月有幾天是請生理假 記得上學期曠課在退學邊緣 在懸崖邊緣 差一點點就要掉下去了 這學期減少了十幾節 雖然只有一點點 不過覺得自己還是有進步 慢慢地、穩穩地往前進 現在，暑假 只想安心養病 然後去做想做的事 卡內基的學長姐輔導 我一直在等他們的電話通知 想知道自己有沒有上 其實從六月中那天學長訓開始 我這幾天一直在想到底要不要成為學長姐去輔導其他學員 得出了答案是不想去 因為不想成為免費工讀生 也因為自己其實是想上課 而不是在旁邊幫忙的那種 感覺卡內基幫助不了自己的問題 治標不治本 所以決定還是不去了 關於暑假打工 在六月的時候在104找了幾份我應該可以適任的工作 不知道哪根筋不對我竟然在自傳裡寫了有的沒的 包括生病的事...= = 所以才理所當然沒應徵上吧 記得那時候的想法是 如果有老闆敢用我這種有身心疾病的人那我一定會好好工作 會用像我這種人的老闆不會有歧視的 那時候的我的膽子也太大了... 我不知道自己適合什麼工作 之前有做過好幾次服務業跟餐飲業 但是都做得不太順利 每次都是被不適合這理由被辭職 最後一次做餐飲業自己請辭是因為轉學考考上了 總之就是暑假應該不可能有打工了... 除非學校有上課 我才能再去現在的補習班發傳單 不然就都沒有了 救國團的課程 我媽支持我去上課 因為我真的真的很想學日文跟漫畫 不過還沒去報名 以前從沒去報名像這樣的課程所以也很害怕 可是他們說只要在開課以前報名都會有學生優惠 也因為卡內基的課程剛好卡在救國團的課程的時間 我真的很想去學救國團的課程 可是我猶豫了 我發現我有時候是真的很想去做某事 但是我沒有勇氣前進 我害怕失敗、害怕被嘲笑、害怕被比較、害怕弄巧成拙... 我有一週的猶豫期 我真的真的很想去學日文跟漫畫 可是我害怕前進 我希望能夠被推一把 拜託版友給我勇氣 讓我有勇氣去報名課程 拜託了...</text:p>
          </table:table-cell>
          <table:table-cell office:value-type="string" calcext:value-type="string">
            <text:p>有一段時間不用再面對學校的人際壓力了。</text:p>
          </table:table-cell>
          <table:table-cell table:number-columns-repeated="3"/>
        </table:table-row>
        <table:table-row table:style-name="ro1">
          <table:table-cell office:value-type="float" office:value="2016" calcext:value-type="float">
            <text:p>2016</text:p>
          </table:table-cell>
          <table:table-cell office:value-type="string" calcext:value-type="string">
            <text:p>Jun</text:p>
          </table:table-cell>
          <table:table-cell office:value-type="float" office:value="27" calcext:value-type="float">
            <text:p>27</text:p>
          </table:table-cell>
          <table:table-cell office:value-type="string" calcext:value-type="string">
            <text:p>20:32:01</text:p>
          </table:table-cell>
          <table:table-cell office:value-type="string" calcext:value-type="string">
            <text:p>Mon</text:p>
          </table:table-cell>
          <table:table-cell office:value-type="string" calcext:value-type="string">
            <text:p>mayday0609 (Rock!!!)</text:p>
          </table:table-cell>
          <table:table-cell office:value-type="string" calcext:value-type="string">
            <text:p>[閒聊] 誰來教我</text:p>
          </table:table-cell>
          <table:table-cell office:value-type="string" calcext:value-type="string">
            <text:p>FALSE</text:p>
          </table:table-cell>
          <table:table-cell office:value-type="string" calcext:value-type="string">
            <text:p>我一直有個習慣 自己過的不好 會想要說 SNS或跟朋友 後來發現 生活圈裡 有一大部分的人 看不出過得不好 或是傷心難過的痕跡 我搞不清楚到底是我抗壓力太差還是大家太會掩飾，或者大家都懂得排解 好想要擺脫壞情緒，天呀，我復發了 最近一直上班的心情延續到下班 這是不對不好的，但我控制不了 突然又想到，其實家人情緒控管都很差，遷怒，小時候一下班發脾氣跟本家常便飯 我沒有榜樣，沒有學過，也不知道該怎作好嗚 我不知道該怎辦 又要看書嗎？ 謝謝朋友常看我的line 常常還是要po些輕鬆話，平衡別人對我的印象，不然我知道，很快有人覺得怎麼那麼負面 ，就離開了 好想要改變但不知如何是好</text:p>
          </table:table-cell>
          <table:table-cell office:value-type="string" calcext:value-type="string">
            <text:p>我搞不清楚到底是我抗壓力太差還是大家太會掩飾，或者大家都懂得排解。</text:p>
          </table:table-cell>
          <table:table-cell table:number-columns-repeated="3"/>
        </table:table-row>
        <table:table-row table:style-name="ro1">
          <table:table-cell office:value-type="float" office:value="2016" calcext:value-type="float">
            <text:p>2016</text:p>
          </table:table-cell>
          <table:table-cell office:value-type="string" calcext:value-type="string">
            <text:p>Jun</text:p>
          </table:table-cell>
          <table:table-cell office:value-type="float" office:value="28" calcext:value-type="float">
            <text:p>28</text:p>
          </table:table-cell>
          <table:table-cell office:value-type="string" calcext:value-type="string">
            <text:p>13:37:24</text:p>
          </table:table-cell>
          <table:table-cell office:value-type="string" calcext:value-type="string">
            <text:p>Tue</text:p>
          </table:table-cell>
          <table:table-cell office:value-type="string" calcext:value-type="string">
            <text:p>yorro (小黃瓜小天才)</text:p>
          </table:table-cell>
          <table:table-cell office:value-type="string" calcext:value-type="string">
            <text:p>[閒聊] 有沒有人去星巴克打工過</text:p>
          </table:table-cell>
          <table:table-cell office:value-type="string" calcext:value-type="string">
            <text:p>FALSE</text:p>
          </table:table-cell>
          <table:table-cell office:value-type="string" calcext:value-type="string">
            <text:p>下學期想去打工 想說我花了大半部分的錢在星巴克 不如直接去那邊打工 但聽說壓力超大QQ</text:p>
          </table:table-cell>
          <table:table-cell office:value-type="string" calcext:value-type="string">
            <text:p>但聽說壓力超大QQ。</text:p>
          </table:table-cell>
          <table:table-cell table:number-columns-repeated="3"/>
        </table:table-row>
        <table:table-row table:style-name="ro1">
          <table:table-cell office:value-type="float" office:value="2016" calcext:value-type="float">
            <text:p>2016</text:p>
          </table:table-cell>
          <table:table-cell office:value-type="string" calcext:value-type="string">
            <text:p>Jul</text:p>
          </table:table-cell>
          <table:table-cell office:value-type="float" office:value="8" calcext:value-type="float">
            <text:p>8</text:p>
          </table:table-cell>
          <table:table-cell office:value-type="string" calcext:value-type="string">
            <text:p>08:40:32</text:p>
          </table:table-cell>
          <table:table-cell office:value-type="string" calcext:value-type="string">
            <text:p>Fri</text:p>
          </table:table-cell>
          <table:table-cell office:value-type="string" calcext:value-type="string">
            <text:p>Playdiss (銀河★麒麟尾)</text:p>
          </table:table-cell>
          <table:table-cell office:value-type="string" calcext:value-type="string">
            <text:p>[閒聊] 最想聽到什麼</text:p>
          </table:table-cell>
          <table:table-cell office:value-type="string" calcext:value-type="string">
            <text:p>FALSE</text:p>
          </table:table-cell>
          <table:table-cell office:value-type="string" calcext:value-type="string">
            <text:p>偶然發現這個板。 曾經有過一次機會能當浮木，可惜 我沒種把他放掉了，時至今日仍然覺得 相當的愧疚。 我個人最想聽到的話是在崩潰完之 後，被摸摸頭說著我知道或是你 已經很努力了，瞬間被治癒的感覺。 就算對方其實不知道我的感受，我 還是能接受，不過有時候這種自以為是 的瞭解卻會成為壓力。 想問問大家最想聽到的是什麼？ 吾之雙足踏出戰火， 吾之雙手緊握毀滅， 吾名</text:p>
          </table:table-cell>
          <table:table-cell office:value-type="string" calcext:value-type="string">
            <text:p>的瞭解卻會成為壓力。</text:p>
          </table:table-cell>
          <table:table-cell table:number-columns-repeated="3"/>
        </table:table-row>
        <table:table-row table:style-name="ro1">
          <table:table-cell office:value-type="float" office:value="2016" calcext:value-type="float">
            <text:p>2016</text:p>
          </table:table-cell>
          <table:table-cell office:value-type="string" calcext:value-type="string">
            <text:p>Jul</text:p>
          </table:table-cell>
          <table:table-cell office:value-type="float" office:value="12" calcext:value-type="float">
            <text:p>12</text:p>
          </table:table-cell>
          <table:table-cell office:value-type="string" calcext:value-type="string">
            <text:p>13:20:24</text:p>
          </table:table-cell>
          <table:table-cell office:value-type="string" calcext:value-type="string">
            <text:p>Tue</text:p>
          </table:table-cell>
          <table:table-cell office:value-type="string" calcext:value-type="string">
            <text:p>feather0923 (Feather)</text:p>
          </table:table-cell>
          <table:table-cell office:value-type="string" calcext:value-type="string">
            <text:p>[閒聊] 大家的生活動力？</text:p>
          </table:table-cell>
          <table:table-cell office:value-type="string" calcext:value-type="string">
            <text:p>FALSE</text:p>
          </table:table-cell>
          <table:table-cell office:value-type="string" calcext:value-type="string">
            <text:p>我醒很久了 但現在還賴在床上 不想動也不知道起來要幹嘛 營養師跟我說要尋找生活上的動力 可以對大部分東西都失去興趣的人會有什麼動力？ 我想找也不知道該怎麼找 就是什麼事都不想做啊（趴 想問問各位每天促使自己行動的動力是什麼呢 撇除一些生理需要跟工作以外的 好像要回到自己對某些事情特別有熱情的時候啊 明明知道該起床可是就是沒力氣動，之前強迫過自己一陣子可是持續不了多久哈哈 好像的確是有人這樣，有個信仰能獲得慰藉是好的，不過也聽說有走火入魔的那種人，適 度吧我個人覺得：） 其實我現在也幾乎都是在看影片或玩遊戲，的確是能轉移注意力沒錯，但還是有種無力感 ，好難形容啊 沒關係我也是個廢宅XDDD 我是也能照樣過日子可是想要更進步這樣，想要有熱情而不是 為了活而活（？ 我不管在哪個次元都是廢物（眼神死 喔喔喔這招感覺好像很讚雖然我有男朋友不過在他面前好像更廢（靠） 如果是二次元的男神的話那就是土方了嗚呼呼www(銀魂迷 我目前是焦慮居多，狀況好的時候大概就是能比較不緊張吧，有人說我是因為沒有夢想跟 目標，但我真的不知道該怎麼去找 我租公寓看不到帥郵差哈哈，雖然我覺得我們這邊的應該都是杯杯XD 二次元是好多人的救贖啊XDD都可以變成宗教了（？ 我現在也還沒找到唉，不過還是想努力試試看 那現在是否有改善呢？可以的話能不能分享一下你脫離這種狀態的方法：） 我最近有在玩遊戲跟看電影，不過覺得這些都是暫時性的，停下來之後還是會回歸原本狀 態，有種鬼打牆的感覺（？ 是傳說中的CP嗎（眼睛亮 想進步卻心有餘而力不足（哭 哈哈或許虛幻對我們來說反而還比較真實吧，畢竟多半現實世界都是會讓我們想逃避的地 方，至少還沒聽說過有人看到二次元人物會壓力大之類的XDDD 我也想要跟你有一樣的行動力QwQ可是整天都好想睡覺（廢 我某段時期的確是對很多事情都有熱忱的，雖然都不深入但也自學了很多東西，不過自從 開始工作之後這種感覺就漸漸消失，就連現在再度待業也找不回來了QQ 我也有過這種時候XDDD每次上班腦子都在想著接下來要下手哪個周邊，可那時候的我不知 道被綁架去哪了QAQ 我的確還滿心急的，因為看到朋友們都有穩定的工作就覺得自己好廢，但每次去上班又沒 辦法hold太久最後還是離職，一直惡性循環，加上又太過在意別人看法吧，說怎麼都畢業 兩年了還沒個工作之類的（扶額） 否定自己是因為我真的很沒自信，我想是以前某些經驗的緣故，不過這些又說來話長了， 但我覺得你說的很對喔，有獲得鼓勵的感覺，謝謝你：） 人的一生說長不長說短短不短，或許對我們來說每天都是折磨，但我想多多少少還是會有 能讓人開心的事情發生的，只要有一點點希望我覺得都可以嘗試看看喔，我也在努力當中</text:p>
          </table:table-cell>
          <table:table-cell office:value-type="string" calcext:value-type="string">
            <text:p>方，至少還沒聽說過有人看到二次元人物會壓力大之類的XDDD。</text:p>
          </table:table-cell>
          <table:table-cell table:number-columns-repeated="3"/>
        </table:table-row>
        <table:table-row table:style-name="ro1">
          <table:table-cell office:value-type="float" office:value="2016" calcext:value-type="float">
            <text:p>2016</text:p>
          </table:table-cell>
          <table:table-cell office:value-type="string" calcext:value-type="string">
            <text:p>Jul</text:p>
          </table:table-cell>
          <table:table-cell office:value-type="float" office:value="15" calcext:value-type="float">
            <text:p>15</text:p>
          </table:table-cell>
          <table:table-cell office:value-type="string" calcext:value-type="string">
            <text:p>14:20:32</text:p>
          </table:table-cell>
          <table:table-cell office:value-type="string" calcext:value-type="string">
            <text:p>Fri</text:p>
          </table:table-cell>
          <table:table-cell office:value-type="string" calcext:value-type="string">
            <text:p>iris930630 (人格分裂)</text:p>
          </table:table-cell>
          <table:table-cell office:value-type="string" calcext:value-type="string">
            <text:p>[閒聊] 請幫忙挑選給憂鬱症朋友的生日禮物</text:p>
          </table:table-cell>
          <table:table-cell office:value-type="string" calcext:value-type="string">
            <text:p>FALSE</text:p>
          </table:table-cell>
          <table:table-cell office:value-type="string" calcext:value-type="string">
            <text:p>如果不適合po這請告知 朋友這幾個月歷經失戀、工作不順、身體失調 導致心理狀況不是很穩定，時常無法控制的落淚。 而我身為朋友也只能陪她哭，也沒有實際幫助。 有看醫生了，但效果有限。 希望能藉由生日禮物幫她打氣一下，目前是打算送手環，可以請各位幫忙挑選手環上的字 樣嗎？ 手環上只有英文，括弧裡是中譯。 1. FAITH HOPE LOVE (信念 希望 愛) 2. LIVE LAUGH LOVE (生活 歡笑 愛) 3. HAKUNA MATATA (無憂無慮 沒問題 不用擔心) 4. BREATHE (慢慢呼吸) 5. BE THE CHANGE (成為更好的自己) 另外想請問，朋友有吃醫生開的藥，前兩個月似乎是壓力大MC沒有來，這個月一來就大血 崩，看婦產科有開停經藥。朋友的意思是好不容易來了她不想吃藥停止，覺得沒有排出對 身體不好？請問有類似經驗板友能給建議嗎？ 其實我自己最近也不是很好，加上孕期不適更顯得情緒敏感，昨晚也是崩潰大哭2個小時 ，今天眼睛跟比目魚一樣...又不希望朋友憋著痛苦不跟我說，要帶小孩加上安胎沒辦法 飛奔去陪她覺得很沮喪QQ</text:p>
          </table:table-cell>
          <table:table-cell office:value-type="string" calcext:value-type="string">
            <text:p>另外想請問，朋友有吃醫生開的藥，前兩個月似乎是壓力大MC沒有來，這個月一來就大血。</text:p>
          </table:table-cell>
          <table:table-cell table:number-columns-repeated="3"/>
        </table:table-row>
        <table:table-row table:style-name="ro1">
          <table:table-cell office:value-type="float" office:value="2016" calcext:value-type="float">
            <text:p>2016</text:p>
          </table:table-cell>
          <table:table-cell office:value-type="string" calcext:value-type="string">
            <text:p>Jul</text:p>
          </table:table-cell>
          <table:table-cell office:value-type="float" office:value="17" calcext:value-type="float">
            <text:p>17</text:p>
          </table:table-cell>
          <table:table-cell office:value-type="string" calcext:value-type="string">
            <text:p>20:07:49</text:p>
          </table:table-cell>
          <table:table-cell office:value-type="string" calcext:value-type="string">
            <text:p>Sun</text:p>
          </table:table-cell>
          <table:table-cell office:value-type="string" calcext:value-type="string">
            <text:p>k09090806 (JY)</text:p>
          </table:table-cell>
          <table:table-cell office:value-type="string" calcext:value-type="string">
            <text:p>[閒聊] 不陰不晴 與人相處小感慨</text:p>
          </table:table-cell>
          <table:table-cell office:value-type="string" calcext:value-type="string">
            <text:p>FALSE</text:p>
          </table:table-cell>
          <table:table-cell office:value-type="string" calcext:value-type="string">
            <text:p>跟人相處對我而言壓力非常非常非常非常大 不論對上對下對平輩 我是那種容易被牽著鼻子走的溫吞類型 基本上不會或是害怕去爭辯 我會想對人盡可能溫和（說起來也是自以為） 身為一個目睹兒及受暴兒 小學到高中都有點被霸凌的人（高中少） 我只能藉由對他人溫馴以減少他人對我的攻擊 或是我自以為的攻擊 我一直以來都很害怕 圖書館裡不理性的怕被打頭 怕被男性盯著看 怕被罵 怕被秘書職場霸凌 怕跟室友相處 妄想的怕室友拿我的牙刷刷馬桶 心理醫生說 你為什麼都一直要管別人怎麼想 重點是自己怎麼想 去找到別人跟自己的那條界線 去死守 幽默的死守也是死守 我不想再靠自嘲或奇怪的言行換得他人注意 自嘲不是一個沒有自信的人能做的事 那會讓自卑的自己更不舒服 我不要再給自己貼標籤 我就只是人 人對人的判斷就是有人類的界線 他們只會用他們經歷過的 他們的自卑自大判斷你 有誰足夠謙虛且自信 我認識的人裡 有 但少 受暴兒跟目睹兒是我的過去 不會是我的未來 也許要慢慢來才能撕掉標籤 總比不做好 當然有時無力癱著 沒關係的</text:p>
          </table:table-cell>
          <table:table-cell office:value-type="string" calcext:value-type="string">
            <text:p>跟人相處對我而言壓力非常非常非常非常大。</text:p>
          </table:table-cell>
          <table:table-cell table:number-columns-repeated="3"/>
        </table:table-row>
        <table:table-row table:style-name="ro1">
          <table:table-cell office:value-type="float" office:value="2016" calcext:value-type="float">
            <text:p>2016</text:p>
          </table:table-cell>
          <table:table-cell office:value-type="string" calcext:value-type="string">
            <text:p>Jul</text:p>
          </table:table-cell>
          <table:table-cell office:value-type="float" office:value="18" calcext:value-type="float">
            <text:p>18</text:p>
          </table:table-cell>
          <table:table-cell office:value-type="string" calcext:value-type="string">
            <text:p>21:51:23</text:p>
          </table:table-cell>
          <table:table-cell office:value-type="string" calcext:value-type="string">
            <text:p>Mon</text:p>
          </table:table-cell>
          <table:table-cell office:value-type="string" calcext:value-type="string">
            <text:p>pinpo (孤獨患者)</text:p>
          </table:table-cell>
          <table:table-cell office:value-type="string" calcext:value-type="string">
            <text:p>[晴天] 還是提了辭職</text:p>
          </table:table-cell>
          <table:table-cell office:value-type="string" calcext:value-type="string">
            <text:p>FALSE</text:p>
          </table:table-cell>
          <table:table-cell office:value-type="string" calcext:value-type="string">
            <text:p>終於做了這個決定 別人怎麼說我不理 只要你也一樣的肯定 梁靜茹《勇氣》 今天還是提離職了， 不過不是因為發病，而是有更好的機會， 更大的壓力， 更重的責任。 但不知道為什麼， 對方督導一句話要我過去，我沒有遲疑就答應。 我已經不管其他人怎麼看我，怎麼又沒幾個月就離職， 其實只是希望家人能夠肯定我的決定。 我沒有蜜月期，下一個挑戰就要開始， 希望這次， 最後一次了...... 支持我一生的信念有三：知識、情愛、和對人類無可抑遏的憐憫。 羅素哲學家</text:p>
          </table:table-cell>
          <table:table-cell office:value-type="string" calcext:value-type="string">
            <text:p>更大的壓力，。</text:p>
          </table:table-cell>
          <table:table-cell table:number-columns-repeated="3"/>
        </table:table-row>
        <table:table-row table:style-name="ro1">
          <table:table-cell office:value-type="float" office:value="2016" calcext:value-type="float">
            <text:p>2016</text:p>
          </table:table-cell>
          <table:table-cell office:value-type="string" calcext:value-type="string">
            <text:p>Jul</text:p>
          </table:table-cell>
          <table:table-cell office:value-type="float" office:value="24" calcext:value-type="float">
            <text:p>24</text:p>
          </table:table-cell>
          <table:table-cell office:value-type="string" calcext:value-type="string">
            <text:p>01:13:01</text:p>
          </table:table-cell>
          <table:table-cell office:value-type="string" calcext:value-type="string">
            <text:p>Sun</text:p>
          </table:table-cell>
          <table:table-cell office:value-type="string" calcext:value-type="string">
            <text:p>ringshoot (774RS)</text:p>
          </table:table-cell>
          <table:table-cell office:value-type="string" calcext:value-type="string">
            <text:p>[問題] 強制送醫有這麼不好嗎？</text:p>
          </table:table-cell>
          <table:table-cell office:value-type="string" calcext:value-type="string">
            <text:p>FALSE</text:p>
          </table:table-cell>
          <table:table-cell office:value-type="string" calcext:value-type="string">
            <text:p>大家好，嗯....就如標題所打的，強制送醫真的很糟嗎？ 我本身並沒有待過精神科病房，因此對裡頭的實際情況並不清楚 主要想請益的問題對象是男友的媽媽 她本身是領有重度身心障礙手冊的人了 以前也有進出過幾次精神科病房 嗯....她的婚姻生活非常不美滿，丈夫本身喜歡捻花惹草，又有不少令人髮指的事情... 此外，又經歷一連串的親人的離世，使她大受打擊 所以，這些大概就是早年使她得病的其中一些因素吧 她目前的狀況非常嚴重，原本以為她跟她前夫離婚以後會好轉，結果並沒有 她現在基本上已經認為自己以外的所有人都有問題，都怪怪的 現在已經搬家第二次了 但是每一次的搬家她都會覺得鄰居很怪 鄰居要害她 最近也開始準備第三次的搬家了，她的要求還要在市中心，離醫院近一點 她現在對大部分的事情都很怨 每天就是一直咒罵著她覺得對不起她的人 還有基督教...然後也扯到鬼神一直要搞她，不讓她安寧之類的 之前以為男友會辭掉外地工作回來，純粹只是本來就有打算回來照顧她 結果原來不是....是警察還有社會局已經打電話通知他，問他是否要把她強制送醫，他不 希望那樣，所以才回來，他媽並不知道這件事就是了 警察跟社會局的關愛是因為，她之前好像三不五時就打電話叫警察，說鄰居要對她幹嘛之 類的樣子... 現在住的地方才住差不多半年吧 其實鄰居我並不覺得有什麼問題...但是她就是覺得有鄰居看上她之類的，鄰居不是什麼 善類之類的... 最近還說我現在賣房子不是要享樂耶我要去把他們都殺了跟他們同歸於盡之類的， 讓人聽了都不知道怎麼回她才好的話 跟男友討論，他說，精神科病房那裡面，都是一些普通的正常人，只是他們的普世價值跟 世間的一般人不一樣，但是他們在裡面，其實都很正常，並不像電影那樣全部都綁手綁腳 之類的 他覺得強制送醫這個行為本身就算是要跟他媽媽撕破臉了 他覺得他已經很努力想讓她過她想要的生活了 更何況，強制送醫並不是一輩子都待在裡面 總之，他的感覺就是，強制送醫不會讓他媽媽比較好就是了 即使他媽媽現在，基本上每天都在做言語暴力 即便現在，他的許多朋友，還有我都被他媽媽罵到體無完膚，甚至也因此受傷 也許想把她強制送醫的想法很自私? 但是，現在的情況繼續下去真的就比較好嗎... 現在她媽媽也不太可能願意就醫，因為有問題的不是她... 現在家裡就是有個不定時炸彈，隨時都會引爆 我現在的精神壓力基本上就是來自她媽媽吧 可能打的很雜亂不好閱讀，不好意思... 不知道能不能有什麼好建議呢...? 謝謝大家，一早起來就看到很多建議跟討論 她媽媽早期的診斷是精神官能症，現在的話...我覺得可能她因為長期的精神壓力(無論是 真的有人對她做的，還是她自己妄想的那些加害事蹟)導致她長期腦神經衰落吧 會跟男友在多討論看看，先偏往你需要心理諮商之類的，而不是你有病的這個方向去建 議她就醫</text:p>
          </table:table-cell>
          <table:table-cell office:value-type="string" calcext:value-type="string">
            <text:p>我現在的精神壓力基本上就是來自她媽媽吧。她媽媽早期的診斷是精神官能症，現在的話...我覺得可能她因為長期的精神壓力(無論是。</text:p>
          </table:table-cell>
          <table:table-cell table:number-columns-repeated="3"/>
        </table:table-row>
        <table:table-row table:style-name="ro1">
          <table:table-cell office:value-type="float" office:value="2016" calcext:value-type="float">
            <text:p>2016</text:p>
          </table:table-cell>
          <table:table-cell office:value-type="string" calcext:value-type="string">
            <text:p>Jul</text:p>
          </table:table-cell>
          <table:table-cell office:value-type="float" office:value="24" calcext:value-type="float">
            <text:p>24</text:p>
          </table:table-cell>
          <table:table-cell office:value-type="string" calcext:value-type="string">
            <text:p>08:20:24</text:p>
          </table:table-cell>
          <table:table-cell office:value-type="string" calcext:value-type="string">
            <text:p>Sun</text:p>
          </table:table-cell>
          <table:table-cell office:value-type="string" calcext:value-type="string">
            <text:p>Yau1209 (阿遙)</text:p>
          </table:table-cell>
          <table:table-cell office:value-type="string" calcext:value-type="string">
            <text:p>[閒聊] 大家想好起來還是和它共存呢？</text:p>
          </table:table-cell>
          <table:table-cell office:value-type="string" calcext:value-type="string">
            <text:p>FALSE</text:p>
          </table:table-cell>
          <table:table-cell office:value-type="string" calcext:value-type="string">
            <text:p>雖然我個人在前期的時候遭遇很多挫折和困難 很想趕快好起來 但隨著時間一久 就覺得 嘛，不過就是這樣 慢慢的 就失去了向前走的動力 可是發作的時候又痛苦到不行 很想快點好起來 可是 在情況控制下來後 我又開始不乖乖吃藥了 或許 我真的不想好起來吧 或許 光是有這種想法就足以證明我有病了 如果好起來就是回到還沒發病的那種情況，或是自己最滿意的身心狀況時（因人而異所以 這樣定義） 大家是想好起來還是和它共存就好呢&gt;&lt;？ 可以健康誰不想 廣義來看是沒錯 但我有時候就會想 乾脆就這樣墮落好了 補了更新&gt;&lt; s大加油&gt;&lt;你可以的（抱 這也是我目前的想法 嗯...即使這麼想或就算是假的 還是按照醫師的建議用藥比較好喔（很抱歉我的建議感覺很沒用TT 真的...慢慢接受 更新了&gt;&lt; 大家好像都是順其自然（是說好像也不能強求什麼 只要前進一點點 就比起停留在原地離幸福更近一點by宮崎駿的電影（忘了哪部 所以說 即使是一點點也沒關係 按照自己的腳步來 她可能沒有很瞭解這疾病 這本來就不能拿來比較 就像有人感冒不看醫生兩天就好了 有些就需要到醫院打點滴啊（如果比喻的很爛抱歉... 我記得有個青少年期間發病後來好起來的藝人 說他把那時候的自己視為另一個自己 我覺得很酷可是我目前也是只能共存這樣 真的TT 現在也不這麼執著了 順其自然吧 之前一直很想要好起來可是進度始終0%的時候真的會自爆... 崔西加油&gt;&lt; 樓上s大也想要有孩子 可是不要給自己太多壓力喔 慢慢來就好（抱 你跟s大一定都是充滿母愛而且很堅強的媽媽&lt;3 啊 如果引起誤會的話抱歉 我本來是想幫s大跟崔西大加油的 沒有針對zeze大的意思QQ 順其自然吧&gt;&lt; 雖然健康與否不是自己能決定的 但看著自己努力過的痕跡 證明自己有努力過這樣就夠了呢 是說 看到FlyFuta大的回文 有種溫柔？溫暖？的感覺TT 我要把那歌詞收進我的佳句庫裡面&lt;3 我之前印象比較深的是 （怕被雷劇情不要往下拉&gt;&lt; 防雷一下 nick在對judy說小時候的故事時說的 ： 我學習到，就算你受了傷也別讓其他人發現。夢想與現實間有段殘忍的距離。 了解 只是初期真的抗拒很大 一直想好起來 沒關係的 不論是一帆風順或是崎嶇蜿蜒的路 只要持續前進著就是條好路 別給自己太大壓力哦 是因為缺乏安全感嗎？ q大一直以來辛苦了吧拍拍 如果很容易受到網路上的文章影響的話 要不要試著看正向一點的東西呢？ 不是說八股的那種勵志叫你向上的那種 是像我在上面回覆給您宮崎駿電影那種 我覺得蠻可愛滿療癒的（？ 如果這風格的東西你看不合的話 也可以試著找到自己喜歡的風格 這樣應該會好一點 希望我也能遇到給我這麼大的鼓勵的人 以前倒是有精神支柱 是五月天 雖然我現在是順其自然派的 但s大我們一起好起來吧 哦哦哦哦哦是五迷嗎 我今天下午也去拿了預購的專輯聽到現在 我也覺得好幸福&lt;3 雖然現實好像是這樣沒錯 但我還是會告訴自己順其自然就好 就是不能說一定會好但也不否定它這樣 不過在藥物輔助下不常暴走是真的TT 我現在遇到超多困難 真的好討厭這樣的身體 只能相信那微弱的一抹曙光......</text:p>
          </table:table-cell>
          <table:table-cell office:value-type="string" calcext:value-type="string">
            <text:p>可是不要給自己太多壓力喔。別給自己太大壓力哦。</text:p>
          </table:table-cell>
          <table:table-cell table:number-columns-repeated="3"/>
        </table:table-row>
        <table:table-row table:style-name="ro1">
          <table:table-cell office:value-type="float" office:value="2016" calcext:value-type="float">
            <text:p>2016</text:p>
          </table:table-cell>
          <table:table-cell office:value-type="string" calcext:value-type="string">
            <text:p>Jul</text:p>
          </table:table-cell>
          <table:table-cell office:value-type="float" office:value="25" calcext:value-type="float">
            <text:p>25</text:p>
          </table:table-cell>
          <table:table-cell office:value-type="string" calcext:value-type="string">
            <text:p>16:45:13</text:p>
          </table:table-cell>
          <table:table-cell office:value-type="string" calcext:value-type="string">
            <text:p>Mon</text:p>
          </table:table-cell>
          <table:table-cell office:value-type="string" calcext:value-type="string">
            <text:p>SummerWeed (日草)</text:p>
          </table:table-cell>
          <table:table-cell office:value-type="string" calcext:value-type="string">
            <text:p>[問題] 該怎麼讓衛生所不要打電話</text:p>
          </table:table-cell>
          <table:table-cell office:value-type="string" calcext:value-type="string">
            <text:p>FALSE</text:p>
          </table:table-cell>
          <table:table-cell office:value-type="string" calcext:value-type="string">
            <text:p>從19歲開始有憂鬱症一直到現在也快十年了， 這之間住過兩次院，發生過很多事。 不過目前狀況穩定，只有特定季節比較危險。 比較困擾的是我似乎早就被衛生所列管了， 以前曾經接過電話， 大概是詢問近況之類的。 我自己個性關係很不喜歡接陌生來電， 通常沒看過的電話打來我不會接， 有時候看到手機有未接來電壓力也會很大。 現在手機很方便可以裝whos call app 所以我就更不會接陌生電話了。 這一陣子衛生所的人不停打電話來， 說真的覺得很困擾， 因為我不喜歡跟陌生人聊天， 也討厭那種很尷尬的感覺。 請問有方式請他們不要再打電話了嗎？ 如果一直不接會怎麼樣嗎？ 我不覺得這種關心後續的方式會讓我比較好， 要說是預防自殺其實也很沒用。</text:p>
          </table:table-cell>
          <table:table-cell office:value-type="string" calcext:value-type="string">
            <text:p>有時候看到手機有未接來電壓力也會很大。</text:p>
          </table:table-cell>
          <table:table-cell table:number-columns-repeated="3"/>
        </table:table-row>
        <table:table-row table:style-name="ro1">
          <table:table-cell office:value-type="float" office:value="2016" calcext:value-type="float">
            <text:p>2016</text:p>
          </table:table-cell>
          <table:table-cell office:value-type="string" calcext:value-type="string">
            <text:p>Jul</text:p>
          </table:table-cell>
          <table:table-cell office:value-type="float" office:value="26" calcext:value-type="float">
            <text:p>26</text:p>
          </table:table-cell>
          <table:table-cell office:value-type="string" calcext:value-type="string">
            <text:p>19:03:19</text:p>
          </table:table-cell>
          <table:table-cell office:value-type="string" calcext:value-type="string">
            <text:p>Tue</text:p>
          </table:table-cell>
          <table:table-cell office:value-type="string" calcext:value-type="string">
            <text:p>k09090806 (JY)</text:p>
          </table:table-cell>
          <table:table-cell office:value-type="string" calcext:value-type="string">
            <text:p>[晴天] 不陰不晴 內帶基督教成分</text:p>
          </table:table-cell>
          <table:table-cell office:value-type="string" calcext:value-type="string">
            <text:p>FALSE</text:p>
          </table:table-cell>
          <table:table-cell office:value-type="string" calcext:value-type="string">
            <text:p>昨天晚上突然感到很不行 是那種什麼事都沒辦法做的不行 沒辦法洗澡 刷牙 洗毛巾 後來看了約爾歐斯汀的[活出美好]幾行才有點力氣 有人說這位牧師是新世紀主義者 (自己為神) 我不知道 至少他的這第一本書有台灣正統的信義會真理堂楊寧亞牧師推薦 (雖然我很不喜歡楊牧師就是了) 讀起來會讓人放鬆很多 不會讓人一直覺得自己是罪人 該死 台灣很多的教會都這樣 人就是會犯錯 就是會 然後不是我們自己可以改的 是神 不要去責怪自己 我是這樣想的 我想要包容 想要愛 我幾乎沒有遇見過這樣的人 現在的房東算是一個 之前的室友也算是一個 他還是個同性戀 基督徒就是一般人 自私自利的地方跟一般人一樣 我在立委服務處遇到一個案子 一個牧師賣房子騙人 扯開了 壓力還是很大 明天終於要上班了 之前都soho較多 希望一切順利</text:p>
          </table:table-cell>
          <table:table-cell office:value-type="string" calcext:value-type="string">
            <text:p>壓力還是很大。</text:p>
          </table:table-cell>
          <table:table-cell table:number-columns-repeated="3"/>
        </table:table-row>
        <table:table-row table:style-name="ro1">
          <table:table-cell office:value-type="float" office:value="2016" calcext:value-type="float">
            <text:p>2016</text:p>
          </table:table-cell>
          <table:table-cell office:value-type="string" calcext:value-type="string">
            <text:p>Aug</text:p>
          </table:table-cell>
          <table:table-cell office:value-type="float" office:value="2" calcext:value-type="float">
            <text:p>2</text:p>
          </table:table-cell>
          <table:table-cell office:value-type="string" calcext:value-type="string">
            <text:p>15:56:42</text:p>
          </table:table-cell>
          <table:table-cell office:value-type="string" calcext:value-type="string">
            <text:p>Tue</text:p>
          </table:table-cell>
          <table:table-cell office:value-type="string" calcext:value-type="string">
            <text:p>k09090806 (JY)</text:p>
          </table:table-cell>
          <table:table-cell office:value-type="string" calcext:value-type="string">
            <text:p>[晴天] 開工</text:p>
          </table:table-cell>
          <table:table-cell office:value-type="string" calcext:value-type="string">
            <text:p>FALSE</text:p>
          </table:table-cell>
          <table:table-cell office:value-type="string" calcext:value-type="string">
            <text:p>感謝大家在我上篇吃不下的回文QAQ 還沒來得及看突然就被老闆告知工作DEADLINE提前 今明天要拼命工作= = 為此我今天怕到12點起床 (怕到需要睡很久XDDDDDD順便感冒多休息) 吃了鎮定劑才鎮靜下來吃早餐(含糖飲料在沒食慾時真是補充體力的聖品)工作 還是有點緊張 對於工作 但沒一開始那麼怕了 我覺得這次我能寫出很好的狀 看很多判決 說到我老闆 他知道我有焦慮症 在合作前我也警告過他我可能會行動脫軌(其實就是寫很慢跟很怕寫狀) 他前幾天居然LINE這段給我 我可以體會因為焦躁的因素而需要多休息，工作效率差。但認真與否其實看書狀內容就 知道呀，我覺得你目前最大的問題還有在於是否認真的態度，認真的研究案件，認真的 看待人生，這從一件工作的品質就能看出來。有壓力或許可以試著找到宣洩壓力的方式， 但不能以壓力作為逃避的藉口，我相信很多跟你一樣狀況的人，他們對生活與工作反而是 一絲不苟的。他們的焦躁反而是對於自己過度嚴苛。你覺得你目前對自己的要求是嚴苛的 嗎？還是只是單純的否定自己 跟心理醫生談到這個的時候當場罵髒話 醫生笑出來說說不要罵髒話 還說上次不就聊過 他們就是不能理解嗎 而且他理不理解不重要 重要的是我的工作 也是 我事先也盡告知義務了 只是一個不了解病症的人還在那邊說[和你情況一樣的人應該......] 懂三小 你認識的身心症患者有我多嗎 不禁讓人想揍人 最後我很明確的告知我老闆 如果他不知道焦慮症也不想了解就不要評論我的行為 狀子的話我會努力 我知道我不需要讓老闆了解身心症 我也切割好界線了 儘管如此還是隱隱的不爽啊= = 我試過超多紓壓方法了 就差揍人這一項了 不過他真的沒有重要到 我需要如此不爽 醫生說重心在工作 如果工作再做好一點 老闆就會閉嘴 而且我有能力再做好一點 畢竟已經沒一開始那麼怕了 套句我朋友說的 [而台灣人對精神疾病的態度非常不積極你也知道]</text:p>
          </table:table-cell>
          <table:table-cell office:value-type="string" calcext:value-type="string">
            <text:p>有壓力或許可以試著找到宣洩壓力的方式，。但不能以壓力作為逃避的藉口，我相信很多跟你一樣狀況的人，他們對生活與工作反而是。</text:p>
          </table:table-cell>
          <table:table-cell table:number-columns-repeated="3"/>
        </table:table-row>
        <table:table-row table:style-name="ro1">
          <table:table-cell office:value-type="float" office:value="2016" calcext:value-type="float">
            <text:p>2016</text:p>
          </table:table-cell>
          <table:table-cell office:value-type="string" calcext:value-type="string">
            <text:p>Aug</text:p>
          </table:table-cell>
          <table:table-cell office:value-type="float" office:value="3" calcext:value-type="float">
            <text:p>3</text:p>
          </table:table-cell>
          <table:table-cell office:value-type="string" calcext:value-type="string">
            <text:p>01:09:57</text:p>
          </table:table-cell>
          <table:table-cell office:value-type="string" calcext:value-type="string">
            <text:p>Wed</text:p>
          </table:table-cell>
          <table:table-cell office:value-type="string" calcext:value-type="string">
            <text:p>Nishikino252 (No.1)</text:p>
          </table:table-cell>
          <table:table-cell office:value-type="string" calcext:value-type="string">
            <text:p>[晴天]大概是晴天</text:p>
          </table:table-cell>
          <table:table-cell office:value-type="string" calcext:value-type="string">
            <text:p>FALSE</text:p>
          </table:table-cell>
          <table:table-cell office:value-type="string" calcext:value-type="string">
            <text:p>唉 今天又犯賤睡了超久的回籠覺 為什麼生物需要睡眠啊超煩 要是能活得像個機器大概會很幸福吧 可是或許就感覺不到幸福了 明明就看起來超級陰天的 可是因為有念了點日文 我決定強行把今天歸到晴天 想要的事情很少 可是仔細深入去思考 好像又多了起來 我想思考大概是慾望的源頭 所有的事物都是兩面刃吧 希望23年可以考到N1 至少先自己想辦法努力念到N3吧 打開書就很焦慮 很想逃避 去做些廢事（例：刷PTT） 我認為自己不是討厭學習（會不會其實是自我感覺良好而已） 大概是思考到內化的這個階段讓我感到恐慌 好像難以下嚥 努力告訴自己 不要緊張 不要急 這沒有壓力的 腦袋似乎不怎麼吃這套 怎麼有這麼頑固的傢伙？？ 我太害怕考試了。 不喜歡被證明很廢，卻又不盡力去做 UCCU 落得如此田地 今日的運動只踩了40分鐘的腳踏車 嘛，有動就好了（安逸） 還是決定要控制飲食了 反正其實對吃也沒什麼要求 能活就好 難吃點算不了什麼 要繼續加油，晚安。</text:p>
          </table:table-cell>
          <table:table-cell office:value-type="string" calcext:value-type="string">
            <text:p>這沒有壓力的。</text:p>
          </table:table-cell>
          <table:table-cell table:number-columns-repeated="3"/>
        </table:table-row>
        <table:table-row table:style-name="ro1">
          <table:table-cell office:value-type="float" office:value="2016" calcext:value-type="float">
            <text:p>2016</text:p>
          </table:table-cell>
          <table:table-cell office:value-type="string" calcext:value-type="string">
            <text:p>Aug</text:p>
          </table:table-cell>
          <table:table-cell office:value-type="float" office:value="3" calcext:value-type="float">
            <text:p>3</text:p>
          </table:table-cell>
          <table:table-cell office:value-type="string" calcext:value-type="string">
            <text:p>12:38:34</text:p>
          </table:table-cell>
          <table:table-cell office:value-type="string" calcext:value-type="string">
            <text:p>Wed</text:p>
          </table:table-cell>
          <table:table-cell office:value-type="string" calcext:value-type="string">
            <text:p>k09090806 (JY)</text:p>
          </table:table-cell>
          <table:table-cell office:value-type="string" calcext:value-type="string">
            <text:p>[晴天]好想寫BL好想寫BL好想寫</text:p>
          </table:table-cell>
          <table:table-cell office:value-type="string" calcext:value-type="string">
            <text:p>FALSE</text:p>
          </table:table-cell>
          <table:table-cell office:value-type="string" calcext:value-type="string">
            <text:p>不過不行 昨天打完開工的那篇之後租屋處的網路就壞掉了 (後來證實是網路業者的錯) 找房東找完問題還是沒解決已經四點半 果斷決定去遛狗 這邊插個花 有些基督徒會對那台數據機說奉耶穌的名命令撒旦離開XD 不過我判斷狀況應該不是那樣 就沒這樣做 總之我是沒有 基本上遇到這種事又在deadline前夕我也不知道該怎麼辦 於是放置play 後來回家時是六點吧 因為我很寵犬子 會讓他在寵物公園跑一到兩小時 網路還沒好就又去找房東 大概六點半修好 不過我八點就要立委服務又還沒吃飯就先買飯吃 吃完七點半 因為太久沒去立委服務(法律諮詢 其實是去觀摩老律師怎麼做諮詢)有點近鄉情怯 就把睡前該吃的身心症藥物提前在七點半吃了(沒吃肌肉鬆弛劑) 結果整個諮詢期間超想睡 奇怪咧在家吃不會有這個效果 回到家十點妝沒卸 澡都沒洗 牙都沒刷 狗也沒擦(大寶跟我睡所以睡前一定要整個擦乾淨) 換個衣服就倒在床上睡著了 想說11點再起來 再醒來的時候已經是半夜一點 還是被大寶吵醒 順帶一提這隻骯髒的狗還是跟我一起睡了 因為他硬跳上來 我一再把他推下去也沒用 就把它放在床角 起床再用酒精噴他睡過的地方 因為我室友太晚回家所以這條狗狂吠 去探看了一下因為室友占了浴室我也懶得起來就繼續睡 睡睡醒醒到今天早上九點 再順帶一提的是我室友要搬家了我好開心 可以獨佔這間房子惹~~~~~(他那間有白蟻不會再出租) 我室友是個只想到自己的小鬼 不過還算可以溝通 但是沒有人吵真是爽歪歪 不過再過兩三個月我應該也會搬惹 總之今天再次來開工 網路狀態好 還有珍珠紅茶提神 一定很快就能寫完 啊又順帶一提 最近不是吃不下嗎 瘦到紙片人程度(雖然肚子還是圓圓的 屁屁還是垮垮的) 昨天去諮詢 立委夫人跟那邊一個杯杯關心[怎麼瘦成這樣] 讓人感到溫馨 然後回歸正題 好想寫同人文啊啊啊啊啊啊啊啊啊啊啊啊啊啊 最近萌的配對是東京食屍鬼的平子跟有馬 有馬女體一定要啊 女體還是跟男朋友一樣高是萌點wwwwwww 不過 先工作去 謝謝s大QAQ 結果還是被壓力擠壓到還沒動 好像不是今天要交狀一樣 (抱抱 抱歉都沒空關心p大身體狀況 工作壓力好大啊啊啊啊 都有想到p大噢</text:p>
          </table:table-cell>
          <table:table-cell office:value-type="string" calcext:value-type="string">
            <text:p>結果還是被壓力擠壓到還沒動。工作壓力好大啊啊啊啊。</text:p>
          </table:table-cell>
          <table:table-cell table:number-columns-repeated="3"/>
        </table:table-row>
        <table:table-row table:style-name="ro1">
          <table:table-cell office:value-type="float" office:value="2016" calcext:value-type="float">
            <text:p>2016</text:p>
          </table:table-cell>
          <table:table-cell office:value-type="string" calcext:value-type="string">
            <text:p>Aug</text:p>
          </table:table-cell>
          <table:table-cell office:value-type="float" office:value="7" calcext:value-type="float">
            <text:p>7</text:p>
          </table:table-cell>
          <table:table-cell office:value-type="string" calcext:value-type="string">
            <text:p>20:34:45</text:p>
          </table:table-cell>
          <table:table-cell office:value-type="string" calcext:value-type="string">
            <text:p>Sun</text:p>
          </table:table-cell>
          <table:table-cell office:value-type="string" calcext:value-type="string">
            <text:p>tftt (佐藤韓)</text:p>
          </table:table-cell>
          <table:table-cell office:value-type="string" calcext:value-type="string">
            <text:p>[問題] 請問有人自行加藥量嗎？</text:p>
          </table:table-cell>
          <table:table-cell office:value-type="string" calcext:value-type="string">
            <text:p>FALSE</text:p>
          </table:table-cell>
          <table:table-cell office:value-type="string" calcext:value-type="string">
            <text:p>首先我知道精神疾病要儘量避免自行停藥 我吃解鬱憂大概已經有八年的時間了 因為這中間有經歷離職 返鄉 就學 求職 工作等狀況 過了這個怕過不了那關 反正解鬱優對我來說副作用不大 所以就一直持續地吃藥拿藥這樣過了八年 （跟大安源並用，藥廠換了又換啊更） 我是憂鬱症併發恐慌症 三個月前因為壓力引發恐慌症 八年前是在台北看的，看了兩年多，配合心理諮商 後來回到高雄，生活有家人照應 慢慢慢慢慢慢（真的很慢）才回到了軌道 直到最近又開始發作，而且密集且猛烈 每次都有超級強烈的“逼”念頭（想到還會邊哭邊笑） 上次恐慌症很嚴重時，有回台北診再問醫師，其實只是跟醫生報告我還是好不了 人生再一次崩裂這樣，所以理所當然的沒有停藥或減藥 這次三個月後依然猛烈，而且延長至兩週都無法調適 （也就是無時無刻想逼） 高雄拿藥的診所只是拿藥而已，那間是小兒科兼身心科 以前曾經被醫師說的話氣到火冒三丈，但是為了拿藥還是得去 但是我不怎麼相信他的意見 這次來的如此猛烈，讓我不禁想把每天一顆解鬱優改成一天兩顆 （不然我自己都很怕我自己看醫生之前就先逼了） 有網友自行加藥嗎？ 小島上的外星人 http//www.flickr.com/photos/angelho/ http//blog.roodo.com/angelho/</text:p>
          </table:table-cell>
          <table:table-cell office:value-type="string" calcext:value-type="string">
            <text:p>三個月前因為壓力引發恐慌症。</text:p>
          </table:table-cell>
          <table:table-cell table:number-columns-repeated="3"/>
        </table:table-row>
        <table:table-row table:style-name="ro1">
          <table:table-cell office:value-type="float" office:value="2016" calcext:value-type="float">
            <text:p>2016</text:p>
          </table:table-cell>
          <table:table-cell office:value-type="string" calcext:value-type="string">
            <text:p>Aug</text:p>
          </table:table-cell>
          <table:table-cell office:value-type="float" office:value="12" calcext:value-type="float">
            <text:p>12</text:p>
          </table:table-cell>
          <table:table-cell office:value-type="string" calcext:value-type="string">
            <text:p>04:53:58</text:p>
          </table:table-cell>
          <table:table-cell office:value-type="string" calcext:value-type="string">
            <text:p>Fri</text:p>
          </table:table-cell>
          <table:table-cell office:value-type="string" calcext:value-type="string">
            <text:p>funol (lezn)</text:p>
          </table:table-cell>
          <table:table-cell office:value-type="string" calcext:value-type="string">
            <text:p>[晴天] 調適生活（文長）</text:p>
          </table:table-cell>
          <table:table-cell office:value-type="string" calcext:value-type="string">
            <text:p>FALSE</text:p>
          </table:table-cell>
          <table:table-cell office:value-type="string" calcext:value-type="string">
            <text:p>第一次在這裡發文 不太知道這個要歸類在那才好，只好已晴天來發文了，如有錯誤請見 諒。 也可以告知我，我會刪掉。 PS文長 這陣子辭去工作後休息了2個多月，而距離上一次的發作已經過了將近半年之久，是的我 有憂鬱症與恐慌症，第一次發作是在14年奶奶過世後壓力直線上升，加上新工作的壓力中 達到頂點，最終面對自己已無法繼續消化的情況下選擇到醫院就診； 經過了一段時間的治療與服用藥物後才漸漸的穩定了當時的情緒，後來靠朋友幫忙找了個 自己有興趣的工作後遇上了很樂觀搞笑的同事，之後的情緒更穩定了。 中間也去了大醫院去做診斷，因為當時已經毫無生活目標，但是我又很膽小的不想知道結 果，所以到現在我還是不知道那份診斷書的結果。 我是一個很能忍的人，國中時就知道自己有憂鬱症了，只是都沒有很嚴重的發作過，因為 我膽小怕死，所以再難受甚至想死我都想選最溫和的方式，甚至問過醫師食用過多會不會 死，結果被醫師給打槍說不會，就放棄念頭了。 也許我的症狀不是最嚴重的 ，但我很盡力的活下去，儘管我現在因為辭去工作休息了2個 多月，甚至感覺又要發作；但我保有最後一件事是我不願意放下的，因為我有承諾給家貓 一個不讓他們失去鏟屎官的承諾，鏟屎官只能是我（佔有欲很強） 所以儘管發作時常會伴隨失眠，失去胃口、胸悶、暴躁、全身無力覺得生活毫無疑義，全 世界的人都很幸福我不幸福這樣，也要努力生活。 附上腳開開一張，希望大家看了嘴角也開了 http//i.imgur.com/EsVb2sm.jpg</text:p>
          </table:table-cell>
          <table:table-cell office:value-type="string" calcext:value-type="string">
            <text:p>有憂鬱症與恐慌症，第一次發作是在14年奶奶過世後壓力直線上升，加上新工作的壓力中。</text:p>
          </table:table-cell>
          <table:table-cell table:number-columns-repeated="3"/>
        </table:table-row>
        <table:table-row table:style-name="ro1">
          <table:table-cell office:value-type="float" office:value="2016" calcext:value-type="float">
            <text:p>2016</text:p>
          </table:table-cell>
          <table:table-cell office:value-type="string" calcext:value-type="string">
            <text:p>Aug</text:p>
          </table:table-cell>
          <table:table-cell office:value-type="float" office:value="16" calcext:value-type="float">
            <text:p>16</text:p>
          </table:table-cell>
          <table:table-cell office:value-type="string" calcext:value-type="string">
            <text:p>09:08:29</text:p>
          </table:table-cell>
          <table:table-cell office:value-type="string" calcext:value-type="string">
            <text:p>Tue</text:p>
          </table:table-cell>
          <table:table-cell office:value-type="string" calcext:value-type="string">
            <text:p>pinpo (孤獨患者)</text:p>
          </table:table-cell>
          <table:table-cell office:value-type="string" calcext:value-type="string">
            <text:p>[經驗] 我發現</text:p>
          </table:table-cell>
          <table:table-cell office:value-type="string" calcext:value-type="string">
            <text:p>FALSE</text:p>
          </table:table-cell>
          <table:table-cell office:value-type="string" calcext:value-type="string">
            <text:p>當我睡眠不足的時候 抗壓性會變的很低很低 逃避性會變的很高很高 聽到一件後來想想沒什麼的小事 當下可能就會覺得壓力好大 於是我常常用睡覺逃避現實 倒不如說我在試著讓精神恢復正常狀態 試著排除當下不該有的想法 試著逃離只是一時負面的情緒 或許 也或許 鬱症發作會想一直睡覺 就是我的身體告訴我既然想不到快樂的事情 那我們就好好休息漸漸恢復能量 搭配適當運動和藥物輔助 人類的身體自然會有自我修復機制 就像有人說其實睡覺其實是腦袋重組的時間一樣 打那麼多 只是想表達我現在上班很想睡而已XD</text:p>
          </table:table-cell>
          <table:table-cell office:value-type="string" calcext:value-type="string">
            <text:p>當下可能就會覺得壓力好大。</text:p>
          </table:table-cell>
          <table:table-cell table:number-columns-repeated="3"/>
        </table:table-row>
        <table:table-row table:style-name="ro1">
          <table:table-cell office:value-type="float" office:value="2016" calcext:value-type="float">
            <text:p>2016</text:p>
          </table:table-cell>
          <table:table-cell office:value-type="string" calcext:value-type="string">
            <text:p>Aug</text:p>
          </table:table-cell>
          <table:table-cell office:value-type="float" office:value="16" calcext:value-type="float">
            <text:p>16</text:p>
          </table:table-cell>
          <table:table-cell office:value-type="string" calcext:value-type="string">
            <text:p>16:55:21</text:p>
          </table:table-cell>
          <table:table-cell office:value-type="string" calcext:value-type="string">
            <text:p>Tue</text:p>
          </table:table-cell>
          <table:table-cell office:value-type="string" calcext:value-type="string">
            <text:p>k09090806 (JY)</text:p>
          </table:table-cell>
          <table:table-cell office:value-type="string" calcext:value-type="string">
            <text:p>[晴天] 洗手做羹湯 (不陰不晴 基督教思想有</text:p>
          </table:table-cell>
          <table:table-cell office:value-type="string" calcext:value-type="string">
            <text:p>FALSE</text:p>
          </table:table-cell>
          <table:table-cell office:value-type="string" calcext:value-type="string">
            <text:p>其實是不陰不晴 大寶拉肚肚 所以幫他煮無鹽雞肉粥 就是用煮好的米飯加雞胸肉絲去煮那種 好像順序有點錯 應該先熬飯熬出ㄤˋ 再放肉絲 不然肉都老了 不過狗就是狗 不會計較肉的口感 只要那是肉 這還是第一次從採買到煮好都自己動手 雖然說是很簡單的東西 (好啦我還是會煎荷包蛋跟煮水餃) 我想我媽聽到會哭吧 第一次這樣居然是為了隻狗 我想對大寶而言 我是個好媽媽 不然他也不會一直黏著我 室友搬走了 在家比較沒壓力 整間房子都屬於我 除了晚上房東有時會回來睡 這樣的生活也快四個月了 自己賺錢自己吃自己後發現有錢真的很好 我相信神會讓我富足有餘 不論是賜能力給我 或是給我個好點子 今天開始都還沒開工一直睡 原來是忘了看基督教勵志書籍</text:p>
          </table:table-cell>
          <table:table-cell office:value-type="string" calcext:value-type="string">
            <text:p>在家比較沒壓力。</text:p>
          </table:table-cell>
          <table:table-cell table:number-columns-repeated="3"/>
        </table:table-row>
        <table:table-row table:style-name="ro1">
          <table:table-cell office:value-type="float" office:value="2016" calcext:value-type="float">
            <text:p>2016</text:p>
          </table:table-cell>
          <table:table-cell office:value-type="string" calcext:value-type="string">
            <text:p>Aug</text:p>
          </table:table-cell>
          <table:table-cell office:value-type="float" office:value="24" calcext:value-type="float">
            <text:p>24</text:p>
          </table:table-cell>
          <table:table-cell office:value-type="string" calcext:value-type="string">
            <text:p>06:19:51</text:p>
          </table:table-cell>
          <table:table-cell office:value-type="string" calcext:value-type="string">
            <text:p>Wed</text:p>
          </table:table-cell>
          <table:table-cell office:value-type="string" calcext:value-type="string">
            <text:p>rosalic0423 (流緒)</text:p>
          </table:table-cell>
          <table:table-cell office:value-type="string" calcext:value-type="string">
            <text:p>[閒聊] 自殺專線打不通...</text:p>
          </table:table-cell>
          <table:table-cell office:value-type="string" calcext:value-type="string">
            <text:p>TRUE</text:p>
          </table:table-cell>
          <table:table-cell office:value-type="string" calcext:value-type="string">
            <text:p>我後來還是覺得好像應該用回文比較好XD 不然推文一直被斷好像蠻影響閱讀的。 接續我在前篇底下推文的話題。 我學測的時候考得不算太差，但沒辦法申請我理想的科系，所以在一群同學歡天喜地開始 準備面試的時候只能默默繼續唸書。 可是習慣之後並沒有那麼難熬，所有的課都停了，所以我就是按著很隨便劃分的自制讀書 計劃（國英每日必讀，數學做一份，地理歷史交替唸，每兩天寫一篇國文作文給老師改。 ）按時唸書。 哦不過我是一類的啦，而且我算是摒棄了自然科之後能讀得更開心的人，所以如果我們不 同類組以上僅供參考。 反正我的重點是每天都唸書，均衡地唸，就算沒有完成今天的進度也沒差。讀到一個階段 就允許自己稍微滑一下手機、散個步，重要的是在要在自己能力值內。 反正大考又不只是考知識能力，抗壓力也是重要的一環啊（聳肩） 而且考上大學也後也不是人生巔峰，頂多算是人生的開始吧（苦笑） 我最後考上我的第一志願，但是開學後第二個月確診憂鬱症，開始吃藥，一直到我現在快 升大三，情況從來沒有好過。 不過這不是重點XD我想說的是，也許病症這件事讓一切看起來像是原地踏步或是退步，但 人生從來不是只有前進就能抵達終點的。 有時候是前進兩步，退後三步。 有時候是躺在原地裝死逃避現實。 有時候是乾脆坐在地上大哭說我不想繼續努力了。 也許你覺得這樣的自己是變差了。 我曾經也這麼想過。 可是這兩年來我更有同理心了，思考角度更多元了。認識了兩位同樣還在跟自身的精神疾 患奮鬥的病友。 就算是我前一次低潮爆發，痛苦得幾乎不想再努力的時候，都有我的好室友拉著我看搞笑 影片，一邊笑一邊哭。 會討厭現在的自己，是因為不知道未來的自己有什麼可能性吧。況且我覺得你很勇敢啊XD 或者說現在還在這個版上的大家都很勇敢，我們都還在努力，都還懷抱希望，這樣子就 夠了。 又，剛剛在別篇看到Peoplelife大的文字提到我的學校，順便回應一下。 對XD 考上大學，就算是台大也不會因此就能放下所有過去，而且就算是台大的學生也有 蠻多覺得自己不夠好的。 不能放下過去就不要放下吧，現在看起來只是累贅的東西也許哪天會成為自己的支柱也說 不定呢。 不過我們學校的心輔中心倒是蠻不錯的啦，很舒服。 順道一提，我今天要考微積分期中考，可是我從昨天下午睡到剛剛才起床，幹（狀況顯示 為可達鴨抱頭） 謝謝TvT 為什麼管院需要學習微積分呢真討厭_()_ 謝謝TvT剛剛考完了 老師騙人QAQQQQ明明說不考畫圖的，他還是出了可惡 好課值得一修再修的概念嗎（哭） 其實我高二是自然組（三類）XD 不過重點是我不喜歡數學啊QQ而且後半段完全不知道學了可以幹嘛，我統計都修完了還是 不知道學了微積分跟哪個系上必修有關聯_()_ 只好寫信去跟老師哭訴拜託讓我過了（不是 對啊TT 大一還可以欺騙自己可能統計學會用到吧，結果我統計順利pass了還在暑修微積分。 可惡早知道就先暑修經濟學原理了QQ這樣還不會被擋修</text:p>
          </table:table-cell>
          <table:table-cell office:value-type="string" calcext:value-type="string">
            <text:p>反正大考又不只是考知識能力，抗壓力也是重要的一環啊（聳肩）。</text:p>
          </table:table-cell>
          <table:table-cell table:number-columns-repeated="3"/>
        </table:table-row>
        <table:table-row table:style-name="ro1">
          <table:table-cell office:value-type="float" office:value="2016" calcext:value-type="float">
            <text:p>2016</text:p>
          </table:table-cell>
          <table:table-cell office:value-type="string" calcext:value-type="string">
            <text:p>Aug</text:p>
          </table:table-cell>
          <table:table-cell office:value-type="float" office:value="26" calcext:value-type="float">
            <text:p>26</text:p>
          </table:table-cell>
          <table:table-cell office:value-type="string" calcext:value-type="string">
            <text:p>17:14:21</text:p>
          </table:table-cell>
          <table:table-cell office:value-type="string" calcext:value-type="string">
            <text:p>Fri</text:p>
          </table:table-cell>
          <table:table-cell office:value-type="string" calcext:value-type="string">
            <text:p>iob1234 (奈奈)</text:p>
          </table:table-cell>
          <table:table-cell office:value-type="string" calcext:value-type="string">
            <text:p>[晴天] 堅持</text:p>
          </table:table-cell>
          <table:table-cell office:value-type="string" calcext:value-type="string">
            <text:p>FALSE</text:p>
          </table:table-cell>
          <table:table-cell office:value-type="string" calcext:value-type="string">
            <text:p>不知道要分類晴天還是陰天 這份工作資深者都沒擔當只為自己想 新進能配合的都答應了 我問心無愧 不想被工作壓力弄到無力生病 下班無法讀書的第二年 大家都有這份工作的熱情 多替別人著想一點 一點 一點.... 我真的不能再這樣了 為了你的方便 身體不舒服的是我 第一次我為自己堅持 如果你們這些人因為這樣欺負我沒關係 我充實自己保護好自己 到哪裡都可以活得很好 剛剛游泳回來 心窩想到還是不舒服 不過我相信 今年開始的人生 我可以好好照顧自己</text:p>
          </table:table-cell>
          <table:table-cell office:value-type="string" calcext:value-type="string">
            <text:p>不想被工作壓力弄到無力生病。</text:p>
          </table:table-cell>
          <table:table-cell table:number-columns-repeated="3"/>
        </table:table-row>
        <table:table-row table:style-name="ro1">
          <table:table-cell office:value-type="float" office:value="2016" calcext:value-type="float">
            <text:p>2016</text:p>
          </table:table-cell>
          <table:table-cell office:value-type="string" calcext:value-type="string">
            <text:p>Aug</text:p>
          </table:table-cell>
          <table:table-cell office:value-type="float" office:value="31" calcext:value-type="float">
            <text:p>31</text:p>
          </table:table-cell>
          <table:table-cell office:value-type="string" calcext:value-type="string">
            <text:p>21:21:03</text:p>
          </table:table-cell>
          <table:table-cell office:value-type="string" calcext:value-type="string">
            <text:p>Wed</text:p>
          </table:table-cell>
          <table:table-cell office:value-type="string" calcext:value-type="string">
            <text:p>hikktim01 (絕對乖)</text:p>
          </table:table-cell>
          <table:table-cell office:value-type="string" calcext:value-type="string">
            <text:p>[問題] 可以為憂鬱症的爸爸做些什麼？</text:p>
          </table:table-cell>
          <table:table-cell office:value-type="string" calcext:value-type="string">
            <text:p>FALSE</text:p>
          </table:table-cell>
          <table:table-cell office:value-type="string" calcext:value-type="string">
            <text:p>最近幾年，爸爸的身體不是很好 目前看的醫生包括精神科、心臟血管科、腸胃科、神經內科、眼科 因為我爸爸有憂鬱症、高血壓、胃口不好消化不良等問題，還有暈眩的狀況， 最近又發生眼中風的狀況導致一眼視野障礙， 不過今天我主要是想請教到底能為憂鬱症的爸爸做些什麼呢? 因為我總覺得，或許爸爸會覺得身體不舒服，都是憂鬱症引起的， 我父親做了很多檢查，以前也曾帶他去做全身健康檢查 每個醫生都說父親身體沒什麼大問題， 但就是不知道為何父親還是常常覺得不舒服， 看醫生吃了藥幾年了，都沒什麼改善， 甚至我們也曾去廟裡拜拜，神明也是說父親身體沒大礙， 但爸爸一樣覺得心情很差、一樣頭不時會暈、一樣覺得胃口不好， 爸爸整天愁眉苦臉的，媽媽整天陪著爸爸， 總覺得自己很不孝， 但卻一直幫不上忙， 頂多只能幫忙找醫生、掛號，偶爾陪陪他們去看診，就這樣。 我知道，憂鬱症的人無法靠自己走出來，需要家人的陪伴與支持， 但我真的不知道該怎麼做， 每每找父親出去，他總是會說身體不舒服、沒心情、沒力氣， 找他聊天，他也總是愁眉苦臉，講的話我有時真的接不下去， 我總覺得我該做什麼，但又不知道我能做什麼， 從小到大，爸爸媽媽這麼辛苦照顧我們這些兒女， 我想買玩具的時後，在還捨不得花錢的時後，爸爸總會私底下買給我， 國中補習時，爸爸怕我坐長途車太累，跟媽媽商量讓我在家自習就好， 我生病住院的時後，他們每天來醫院照顧我，陪我在醫院過夜， 爸爸從來就沒讓我們餓過肚子，讓我們從小到大都過著無憂無慮的生活， 但現在爸爸這樣， 我卻總覺得自己一點用都沒有，覺得自己十分的不孝、忘恩負義， 現在爸爸，幾乎整天就是吃飯、發呆、躺著、坐著，電視也不看，也不太說話， 而媽媽則得整天陪在爸爸身旁照顧他，我也很怕媽媽壓力太大， 總覺得爸爸的生活有點乏味，跟他說做點事，讓生活有趣一點， 但他沒有什麼目標，也沒什麼興趣，我也說不出他能做些什麼 想請問板上有人有類似的狀況，或者有什麼意見可以參考的嗎? 我爸爸媽媽都六十幾歲了，目前天天都待在家，每天下午會有兩三小時到附近找一些親友 ，但都是我媽媽在聊天，我爸爸幾乎都坐在一旁而已 我可以幫爸爸做些什麼呢? 我可以建議爸爸做什麼呢? 先謝謝大家了 爸爸藥有時不按時吃 關於病情也總是叫我別問 問他哪裡不舒服也不說 似乎也不太想跟 我說話了 不能發脾氣 連關心也有障礙 進退兩難了</text:p>
          </table:table-cell>
          <table:table-cell office:value-type="string" calcext:value-type="string">
            <text:p>而媽媽則得整天陪在爸爸身旁照顧他，我也很怕媽媽壓力太大，。</text:p>
          </table:table-cell>
          <table:table-cell table:number-columns-repeated="3"/>
        </table:table-row>
        <table:table-row table:style-name="ro1">
          <table:table-cell office:value-type="float" office:value="2016" calcext:value-type="float">
            <text:p>2016</text:p>
          </table:table-cell>
          <table:table-cell office:value-type="string" calcext:value-type="string">
            <text:p>Sep</text:p>
          </table:table-cell>
          <table:table-cell office:value-type="float" office:value="2" calcext:value-type="float">
            <text:p>2</text:p>
          </table:table-cell>
          <table:table-cell office:value-type="string" calcext:value-type="string">
            <text:p>00:14:32</text:p>
          </table:table-cell>
          <table:table-cell office:value-type="string" calcext:value-type="string">
            <text:p>Fri</text:p>
          </table:table-cell>
          <table:table-cell office:value-type="string" calcext:value-type="string">
            <text:p>setsuna16 (setsuna16)</text:p>
          </table:table-cell>
          <table:table-cell office:value-type="string" calcext:value-type="string">
            <text:p>[閒聊] 為什麼拉不住情緒</text:p>
          </table:table-cell>
          <table:table-cell office:value-type="string" calcext:value-type="string">
            <text:p>FALSE</text:p>
          </table:table-cell>
          <table:table-cell office:value-type="string" calcext:value-type="string">
            <text:p>我現在好多了 距離一年前曾發病(? 時真的許久沒復發 大概就正常人偶爾鑽牛角尖吧 但沒想到還是有後遺症 當初發病問題在於自我價值低落 使得人際上變得異常重視關係 然後遇到頻率不夠契合，蜜月完的完了 在有意識、還積極自救的情況下一天一天崩壞，最後就是這版都經歷過的恐怖 經過一年的自我調養，看了書、遇到新事物分散心力，也讓時間沖淡傷痛，情緒也穩定了 不少 看起來就徹底的正常人，究竟是真的康復還是裝的？我雖沒把握但也知道不會再回去泥沼 中了 但，天曉得在人際上又來了 都避免重蹈覆轍，下了一番功夫 結果還是被拒絕 我就是個屁孩，我不會同理你 雖說對方意思只是希望暫時分開啦，起頭說得重了，後頭改委婉表達。 剛開始我受傷，但沒多久就接受了這方針，既然是她的希望，我也無法變成讓她覺得 開心的人，沒轍嘛 本來朋友之間合則來，合不來則去 但我實在百般苦惱所謂的分開是多久？ 我是否又該壓抑想自然像平日聊的想法？但這樣怕是熱臉貼冷屁股 再度玩壞自己 最終，人生都一期一會，索性疏遠吧 怪的是我結論都出來了 卻又在約莫七到十天後發作陷入無可自拔的憂鬱，持續兩三天，每天上班都想著努力幹 嘛？過得空虛，做再多也老被人拒絕不如死一死跟去年第一次陷入憂鬱的狀況一樣上 班發作超難受的，都不知道在憂鬱殺小，都已經決定要放生了 後來想是因為她一開始的重話引發去年鬱期的陰影被拋棄感。 我也沒再找，只是壓力大，在群組自言自語說要是沉迷別的事物就好了(可淡忘陰影) 她 卻跳出來吐嘈 一下子我炸了退群 之後一股腦對當事人長篇抱怨，自己神經病啦，都她那句話我又再度壞了以及仔細說明 渴望脫離舊坑的原因 明明人家都說了不會同理，我既然說明可見內心希望她能理解吧(攤手) 但我覺得那已經 是奢望了 當個交心朋友怎又把自己搞得淒慘呢 發洩完就砍了app了，當是要好過就夠了 說也奇怪，隔天起覺得人輕了不少 甚至越來越恢復成原先的自己 不理智、不用壓抑直接責怪人竟這麼爽快，我終於成功一次了在被人拋棄前率先拋棄對 方 明知道這種念頭很糟糕 我也很無理的大鬧一場 卻還是覺得丟掉朋友好開心 怕的是我理智不認同這種思想和做法 真擔心過幾天迷之憂鬱到來又陷進去 說真的，我也想不到 重回前天那種重鬱狀況 是要如何兼顧自己情緒又維護好關係(_) 今天好很多，也不鬱悶了 但至今我真的十分納悶 我都決定好怎麼完美的處置了 為何一週後還是炸開，而且越發憂鬱 人家原來是說想暫時分離 明明語氣委婉，我卻拘泥在起頭的重話 可能只是一時煩躁出口罷了那個屁孩和不會同理卻持續在腦中發酵orz 就算朋友跟我說別想太多那不是重點 我卻依然持續惡化 情緒太不聽話了 都走了合理的路線了 卻偏要鬧僵才如釋重負 為什麼啊 我實在很討厭大鬧的自己 理智你能否更堅強的消滅情緒呢</text:p>
          </table:table-cell>
          <table:table-cell office:value-type="string" calcext:value-type="string">
            <text:p>我也沒再找，只是壓力大，在群組自言自語說要是沉迷別的事物就好了(可淡忘陰影)。</text:p>
          </table:table-cell>
          <table:table-cell table:number-columns-repeated="3"/>
        </table:table-row>
        <table:table-row table:style-name="ro1">
          <table:table-cell office:value-type="float" office:value="2016" calcext:value-type="float">
            <text:p>2016</text:p>
          </table:table-cell>
          <table:table-cell office:value-type="string" calcext:value-type="string">
            <text:p>Sep</text:p>
          </table:table-cell>
          <table:table-cell office:value-type="float" office:value="2" calcext:value-type="float">
            <text:p>2</text:p>
          </table:table-cell>
          <table:table-cell office:value-type="string" calcext:value-type="string">
            <text:p>20:30:22</text:p>
          </table:table-cell>
          <table:table-cell office:value-type="string" calcext:value-type="string">
            <text:p>Fri</text:p>
          </table:table-cell>
          <table:table-cell office:value-type="string" calcext:value-type="string">
            <text:p>Nishikino252 (No.1)</text:p>
          </table:table-cell>
          <table:table-cell office:value-type="string" calcext:value-type="string">
            <text:p>[閒聊] 地獄</text:p>
          </table:table-cell>
          <table:table-cell office:value-type="string" calcext:value-type="string">
            <text:p>FALSE</text:p>
          </table:table-cell>
          <table:table-cell office:value-type="string" calcext:value-type="string">
            <text:p>沒吃完的東西會變成一大桶可怕的ㄆㄨㄣ 沒看完的書會跟著我到地獄嗎？ 那應該很幸福吧 想到新仙劍鎖妖塔裡的書中仙 又或許在那時來說根本不足以打發時間 會不會死的時候已經沒有人會把東西燒給我... 急躁從來不會帶來任何好處 你要冷靜 你要沉著 花了多久的時間在墜落 就用多久的時間來恢復 很合理不是嗎？ 而且要克服引力向上爬 若用同等時間肯定是便宜你了 買了觀念物理一二冊 總共有五冊 希望它們能幫我恢復對科學的渴望以及興趣 偷書賊快看完了 雖然花了好久的時間 不過我已經很久沒有看這麼厚的小說了 這是不是有進步呢？ 拜託千萬不要劇透 哈利波特我仍然遲遲沒有走入斜角巷 9 3/4月台的列車應該還在那吧 還有成千上萬因為我自不量力而買的英文學習書（還有一些父母買的...） 總是過於理想化 即使知道結果每每如此 先去運動好了 增加一點那個在腦內什麼激素 以前我覺得書籤好沒有用 因為抓到一本書就會在幾天內猛K完 記下章節或頁碼的時間都不用很久 現在金魚腦又無法長時間專注 去他的 不是啦 我只是感到不安還有無力 我也很關心你喔 啊，原來是腦內啡 謝謝，我知道壓力越大越難消化( 監獄的犯人有可能被釋放 地獄的罪人永遠無法升天 那個好醜我都直接把它們丟掉耶（浪費？） 啊，我以前亂買了很多明信片跟書籤 終於可以派上用場了也是很欣慰</text:p>
          </table:table-cell>
          <table:table-cell office:value-type="string" calcext:value-type="string">
            <text:p>謝謝，我知道壓力越大越難消化(。</text:p>
          </table:table-cell>
          <table:table-cell table:number-columns-repeated="3"/>
        </table:table-row>
        <table:table-row table:style-name="ro1">
          <table:table-cell office:value-type="float" office:value="2016" calcext:value-type="float">
            <text:p>2016</text:p>
          </table:table-cell>
          <table:table-cell office:value-type="string" calcext:value-type="string">
            <text:p>Sep</text:p>
          </table:table-cell>
          <table:table-cell office:value-type="float" office:value="2" calcext:value-type="float">
            <text:p>2</text:p>
          </table:table-cell>
          <table:table-cell office:value-type="string" calcext:value-type="string">
            <text:p>23:56:39</text:p>
          </table:table-cell>
          <table:table-cell office:value-type="string" calcext:value-type="string">
            <text:p>Fri</text:p>
          </table:table-cell>
          <table:table-cell office:value-type="string" calcext:value-type="string">
            <text:p>dont2mind (想破腦袋)</text:p>
          </table:table-cell>
          <table:table-cell office:value-type="string" calcext:value-type="string">
            <text:p>[閒聊] 來許個九月願</text:p>
          </table:table-cell>
          <table:table-cell office:value-type="string" calcext:value-type="string">
            <text:p>FALSE</text:p>
          </table:table-cell>
          <table:table-cell office:value-type="string" calcext:value-type="string">
            <text:p>下了一整天雨，感覺信心爆棚(((_(&gt;)_((爬動 1.get拉普拉斯，卡蒂狗，穿山甲，喵喵 其實還妄想著能跟路邊的玩家搭訕 順便說站的cp是CB和GS((不要說這個 2.減重5kg和降體脂2%哪一個比較簡單？？((都很((。 不是要牽拖，但南部東西真的好好吃又便宜，來快兩個月我胖了快7公斤，誇誇張張 拜託pmGO繼續發揮神奇力量拯救肥宅我，身為黃隊的一員必身體力行走路孵蛋 目前只孵了19km_()_繼續加油 3.畫完那本剩下29張的塗鴉小本子。 今天畫了3頁繼續努力_()_ 4.書單：龍騎士四部曲，丹布朗的地獄，書名忘了的買了一百年的社會學科普書(ry 想當初我小學的時候可是一個下午看完達文西密碼，一個月看完安親班圖書室所有書的超 文學少女欸 現在(((((。 5.再讓我想一下 說來這種願望清單從來沒實現過wwwww 想著琦玉老師說的明天的事交給明天的我好了，那今天的也順便啦(( 但還是喜歡列清單，哈哈 就跟做白日夢一樣爽喔這次想讓他成真，雖然這種有壓力的夢就不是很爽啊 總想來期盼一下明天的自己會不會強壯一點點 大家會想許什麼願呢？XDD 每天一點點，希望九月有進步w 祝s大健康快樂：) 謝謝XDD今天實行第二天，有點發懶不過還是熬過去了哈哈 希望larry大的願望也能實現 我要看啊你是要借我嗎哈哈 祝我們九月運氣爆發抓到高cp高iv技能讚讚der拉普拉斯((有夠宏願 藍隊的出來打架哦還是算惹ˊouoˋ 誒你說的應該是急凍鳥？ 小時候愛的都是水系神奇寶貝XDD((小霞簡直女神，小女孩想要的她都有，超崇拜XDDD 害我選隊的時候很猶豫耶結果最後還是敗在黃隊的freeeeeeee和陽光笑容((融化 話說我一直想和F大多搭點話耶，覺得好多地方好相似哦？莫名親切耶XD雖然我不是學生 惹_()_ 可接受校外人士的搭訕嗎((欸欸欸 祝你早日解完校園小夥伴成就 可惡怎麼都藍隊的啦哈哈哈哈 謝謝N大也祝你九月順利：D \隊長負責溜達孵蛋，我們負責圍著他轉/ givemefivvvvvvvve 終於等到你&lt;3((把p大捧起來轉轉</text:p>
          </table:table-cell>
          <table:table-cell office:value-type="string" calcext:value-type="string">
            <text:p>就跟做白日夢一樣爽喔這次想讓他成真，雖然這種有壓力的夢就不是很爽啊。</text:p>
          </table:table-cell>
          <table:table-cell table:number-columns-repeated="3"/>
        </table:table-row>
        <table:table-row table:style-name="ro1">
          <table:table-cell office:value-type="float" office:value="2016" calcext:value-type="float">
            <text:p>2016</text:p>
          </table:table-cell>
          <table:table-cell office:value-type="string" calcext:value-type="string">
            <text:p>Sep</text:p>
          </table:table-cell>
          <table:table-cell office:value-type="float" office:value="3" calcext:value-type="float">
            <text:p>3</text:p>
          </table:table-cell>
          <table:table-cell office:value-type="string" calcext:value-type="string">
            <text:p>15:56:10</text:p>
          </table:table-cell>
          <table:table-cell office:value-type="string" calcext:value-type="string">
            <text:p>Sat</text:p>
          </table:table-cell>
          <table:table-cell office:value-type="string" calcext:value-type="string">
            <text:p>setsuna16 (setsuna16)</text:p>
          </table:table-cell>
          <table:table-cell office:value-type="string" calcext:value-type="string">
            <text:p>[閒聊] 對於因生病失去的朋友如何看待</text:p>
          </table:table-cell>
          <table:table-cell office:value-type="string" calcext:value-type="string">
            <text:p>FALSE</text:p>
          </table:table-cell>
          <table:table-cell office:value-type="string" calcext:value-type="string">
            <text:p>如題 理性是放下並不為此傷心加重憂鬱 畢竟這是沒有辦法的 但卻無法做到這點，非要隨受傷的情緒在內心攻擊、發洩才滿意，無奈罵完理智又來跟我 說道理了 我也不知道這種發洩好不好 只知道我想這麼做，並且尋求支持 以及把人當壞人的滋味的真棒 為了康復，把因生病就不跟自己來往的朋友當壞人，真的好嗎？ 謝謝，我苦惱的是自己無法摸摸鼻子過去 不把離開的當壞人會壓垮自己 學會放手，只說技術不到家 目前是以當對方是壞人的方式 安慰自己，壞人不需要留戀 天哪，十幾年，我真的太嫩了 來往兩年交心的，被拒絕就這麼難過 深深的被拋棄感，誇我早意識到並努力不給對方增加壓力，也告訴自己千萬不能依賴對方 ，想辦法當個正常人 沒公開過(那些不理智的怨懟) 只在內心裡的糾結 明知道別人沒義務要包容自己 但總是我在努力，還是在帶著不穩情緒之下，受傷的情緒就和理智一再打架orz 只好自欺欺人說對方是渣 我真的對被拒絕十分懼怕 有一直在改進，但還是會陷入矛盾 就是被拋棄感 我也有裝作聖母心態，安慰自己趕跑也是對朋友仁慈、我要寬容的原諒對方 結果沒用 對方那句我不會同理你放大絕了 在腦中發酵十天後大爆發了 當人壞人只要一想到就罵對方渣竟然舒適許多，但罪惡感覺得不該怪人 這才討認同 or 其他人是不是有更適宜的方式(在帶病狀態)</text:p>
          </table:table-cell>
          <table:table-cell office:value-type="string" calcext:value-type="string">
            <text:p>深深的被拋棄感，誇我早意識到並努力不給對方增加壓力，也告訴自己千萬不能依賴對方。</text:p>
          </table:table-cell>
          <table:table-cell table:number-columns-repeated="3"/>
        </table:table-row>
        <table:table-row table:style-name="ro1">
          <table:table-cell office:value-type="float" office:value="2016" calcext:value-type="float">
            <text:p>2016</text:p>
          </table:table-cell>
          <table:table-cell office:value-type="string" calcext:value-type="string">
            <text:p>Sep</text:p>
          </table:table-cell>
          <table:table-cell office:value-type="float" office:value="5" calcext:value-type="float">
            <text:p>5</text:p>
          </table:table-cell>
          <table:table-cell office:value-type="string" calcext:value-type="string">
            <text:p>01:41:35</text:p>
          </table:table-cell>
          <table:table-cell office:value-type="string" calcext:value-type="string">
            <text:p>Mon</text:p>
          </table:table-cell>
          <table:table-cell office:value-type="string" calcext:value-type="string">
            <text:p>mayday0609 (Rock!!!)</text:p>
          </table:table-cell>
          <table:table-cell office:value-type="string" calcext:value-type="string">
            <text:p>[晴天] 感冒日記</text:p>
          </table:table-cell>
          <table:table-cell office:value-type="string" calcext:value-type="string">
            <text:p>FALSE</text:p>
          </table:table-cell>
          <table:table-cell office:value-type="string" calcext:value-type="string">
            <text:p>今早 睡起來 喉嚨爆痛，腫，吞嚥都困難 吃完中餐頭也感覺痛 就躺回來休息 假日美好半天就這樣廢了 晚餐 吃了藥 感覺好了點 作了點事 感覺不那麼廢 舒服了點 現在又躺回來 剛看到版上文章 突然想起以前學校 學校當時有在推動身心調查的平衡 我當時 問卷就寫我的感覺 沒想到 隔天接到主任電話 一直逼問我是哪家實驗室的學生 為什麼心情不好 為什麼壓力 大 口氣滿無禮 我不好意思說 我是誰家學生 怕他對我們老師印象不好 他直接說 你不說也查的出來 馬的 超爛的主任 完全不是打來關心人還威脅人 他只差 跟現在主管一樣 直接說 你為什麼要害我 只是突然想到 生病的人 真的最好不要讓身邊有厲害關係的人知道 不好的影響通常比好的多</text:p>
          </table:table-cell>
          <table:table-cell office:value-type="string" calcext:value-type="string">
            <text:p>為什麼壓力。</text:p>
          </table:table-cell>
          <table:table-cell table:number-columns-repeated="3"/>
        </table:table-row>
        <table:table-row table:style-name="ro1">
          <table:table-cell office:value-type="float" office:value="2016" calcext:value-type="float">
            <text:p>2016</text:p>
          </table:table-cell>
          <table:table-cell office:value-type="string" calcext:value-type="string">
            <text:p>Sep</text:p>
          </table:table-cell>
          <table:table-cell office:value-type="float" office:value="9" calcext:value-type="float">
            <text:p>9</text:p>
          </table:table-cell>
          <table:table-cell office:value-type="string" calcext:value-type="string">
            <text:p>19:01:20</text:p>
          </table:table-cell>
          <table:table-cell office:value-type="string" calcext:value-type="string">
            <text:p>Fri</text:p>
          </table:table-cell>
          <table:table-cell office:value-type="string" calcext:value-type="string">
            <text:p>k09090806 (JY)</text:p>
          </table:table-cell>
          <table:table-cell office:value-type="string" calcext:value-type="string">
            <text:p>[問題] 大家心情不好的時候會無法控制的晚睡嗎</text:p>
          </table:table-cell>
          <table:table-cell office:value-type="string" calcext:value-type="string">
            <text:p>FALSE</text:p>
          </table:table-cell>
          <table:table-cell office:value-type="string" calcext:value-type="string">
            <text:p>不是失眠 就是能睡 可是心情不好 壓力大 不想睡 一直做一些以為能紓壓的事 像玩手機遊戲 看漫畫小說 可是壓力還是很大 其實像我們身心症的真的不能熬夜啊..... 如果是一般心情愉快的人 熬夜也不會對他們的身體影響太大 像我現在就好累 喉嚨痛 後來是怎麼改掉的呢 感謝N大解答 推N大自制力強 太辛苦</text:p>
          </table:table-cell>
          <table:table-cell office:value-type="string" calcext:value-type="string">
            <text:p>壓力大。可是壓力還是很大。</text:p>
          </table:table-cell>
          <table:table-cell table:number-columns-repeated="3"/>
        </table:table-row>
        <table:table-row table:style-name="ro1">
          <table:table-cell office:value-type="float" office:value="2016" calcext:value-type="float">
            <text:p>2016</text:p>
          </table:table-cell>
          <table:table-cell office:value-type="string" calcext:value-type="string">
            <text:p>Sep</text:p>
          </table:table-cell>
          <table:table-cell office:value-type="float" office:value="9" calcext:value-type="float">
            <text:p>9</text:p>
          </table:table-cell>
          <table:table-cell office:value-type="string" calcext:value-type="string">
            <text:p>19:57:17</text:p>
          </table:table-cell>
          <table:table-cell office:value-type="string" calcext:value-type="string">
            <text:p>Fri</text:p>
          </table:table-cell>
          <table:table-cell office:value-type="string" calcext:value-type="string">
            <text:p>kid3875215 (銘哥)</text:p>
          </table:table-cell>
          <table:table-cell office:value-type="string" calcext:value-type="string">
            <text:p>[閒聊] 壓力好大喔</text:p>
          </table:table-cell>
          <table:table-cell office:value-type="string" calcext:value-type="string">
            <text:p>FALSE</text:p>
          </table:table-cell>
          <table:table-cell office:value-type="string" calcext:value-type="string">
            <text:p>要開始補習了 今天特別回去以前的諮商所找心理師 把我的問題跟他討論 每次和心理師討論都有收穫 但回到現實面 三天晚上的伴讀 假日的千葉打工 加上公職的補習和讀書 我用想的就好焦慮然後壓力好大 可惡的焦慮症又在發作了 原來以前的焦慮跟本不算什麼 現在體會到真正的焦慮有多痛苦了.... 然後我又慮病了 想著會不會哪天壓力太大精神分裂 崩潰</text:p>
          </table:table-cell>
          <table:table-cell office:value-type="string" calcext:value-type="string">
            <text:p>我用想的就好焦慮然後壓力好大。想著會不會哪天壓力太大精神分裂。</text:p>
          </table:table-cell>
          <table:table-cell table:number-columns-repeated="3"/>
        </table:table-row>
        <table:table-row table:style-name="ro1">
          <table:table-cell office:value-type="float" office:value="2016" calcext:value-type="float">
            <text:p>2016</text:p>
          </table:table-cell>
          <table:table-cell office:value-type="string" calcext:value-type="string">
            <text:p>Sep</text:p>
          </table:table-cell>
          <table:table-cell office:value-type="float" office:value="16" calcext:value-type="float">
            <text:p>16</text:p>
          </table:table-cell>
          <table:table-cell office:value-type="string" calcext:value-type="string">
            <text:p>01:26:47</text:p>
          </table:table-cell>
          <table:table-cell office:value-type="string" calcext:value-type="string">
            <text:p>Fri</text:p>
          </table:table-cell>
          <table:table-cell office:value-type="string" calcext:value-type="string">
            <text:p>pigmimicat (dsf)</text:p>
          </table:table-cell>
          <table:table-cell office:value-type="string" calcext:value-type="string">
            <text:p>[閒聊] 一直處於緊繃狀態</text:p>
          </table:table-cell>
          <table:table-cell office:value-type="string" calcext:value-type="string">
            <text:p>FALSE</text:p>
          </table:table-cell>
          <table:table-cell office:value-type="string" calcext:value-type="string">
            <text:p>找工作找到現在結果睡不著不想吃安眠藥了... 肚子還是不舒服下下周要去照大腸鏡... 整個人就開始悶起來... 想一想 論文這種鬼東西我都撐過去了 只是這兩件事而已有甚麼好擔心的. (深呼吸) 會找到好工作的 也不知道要把這些話跟誰說 就跟板有說好了~ 高雄工作沒有這麼多選項我專精的在高雄台南也不大多 薪水高的有沒有有但是就是消耗生命我看了幾個在輪班的根正班的朋友 輪班的薪水很高一天工時12 還有早中晚三班輪 正常班的薪水不會到輪班高 工時也是12 還有研發壓力 也有四大碩去傳產的(求個離家近身活穩定 薪資也不錯) 綜合以上再加一個我未來想要學的領域影像處理我想要把他學好 先讓我學一年試試看吧 不行我就去傳產 真心不想輪班 是把命賠進去.. 1、美國人的實力：想打誰就打誰 2、英國人的實力：美國打誰我打誰 3、俄羅斯的實力：誰罵我我打誰 4、韓國人的實力：誰打我我就和美國一塊演習。 5、以色列的實力：誰心里想打我我就打誰 6、朝鮮人的實力：誰讓我心里不痛快我就打韓國 現在還是一樣繼續輪班嗎?</text:p>
          </table:table-cell>
          <table:table-cell office:value-type="string" calcext:value-type="string">
            <text:p>還有研發壓力。</text:p>
          </table:table-cell>
          <table:table-cell table:number-columns-repeated="3"/>
        </table:table-row>
        <table:table-row table:style-name="ro1">
          <table:table-cell office:value-type="float" office:value="2016" calcext:value-type="float">
            <text:p>2016</text:p>
          </table:table-cell>
          <table:table-cell office:value-type="string" calcext:value-type="string">
            <text:p>Sep</text:p>
          </table:table-cell>
          <table:table-cell office:value-type="float" office:value="23" calcext:value-type="float">
            <text:p>23</text:p>
          </table:table-cell>
          <table:table-cell office:value-type="string" calcext:value-type="string">
            <text:p>02:28:53</text:p>
          </table:table-cell>
          <table:table-cell office:value-type="string" calcext:value-type="string">
            <text:p>Fri</text:p>
          </table:table-cell>
          <table:table-cell office:value-type="string" calcext:value-type="string">
            <text:p>alfven (馮小丸)</text:p>
          </table:table-cell>
          <table:table-cell office:value-type="string" calcext:value-type="string">
            <text:p>[閒聊] 工作一陣子後..</text:p>
          </table:table-cell>
          <table:table-cell office:value-type="string" calcext:value-type="string">
            <text:p>FALSE</text:p>
          </table:table-cell>
          <table:table-cell office:value-type="string" calcext:value-type="string">
            <text:p>天天過著早出晚歸的生活 總覺得... 我們這一生會在庸庸碌碌中衰老。 壓力愈來愈重， 事業，家庭，父母的健康 會像沙漏一樣 將重量一滴滴加注在我們肩上. 當事業略有小成，家庭經濟無慮，父母也走了。 看似人生的煩惱大都沒了 我們早已垂垂老矣</text:p>
          </table:table-cell>
          <table:table-cell office:value-type="string" calcext:value-type="string">
            <text:p>壓力愈來愈重，。</text:p>
          </table:table-cell>
          <table:table-cell table:number-columns-repeated="3"/>
        </table:table-row>
        <table:table-row table:style-name="ro1">
          <table:table-cell office:value-type="float" office:value="2016" calcext:value-type="float">
            <text:p>2016</text:p>
          </table:table-cell>
          <table:table-cell office:value-type="string" calcext:value-type="string">
            <text:p>Sep</text:p>
          </table:table-cell>
          <table:table-cell office:value-type="float" office:value="23" calcext:value-type="float">
            <text:p>23</text:p>
          </table:table-cell>
          <table:table-cell office:value-type="string" calcext:value-type="string">
            <text:p>15:36:46</text:p>
          </table:table-cell>
          <table:table-cell office:value-type="string" calcext:value-type="string">
            <text:p>Fri</text:p>
          </table:table-cell>
          <table:table-cell office:value-type="string" calcext:value-type="string">
            <text:p>Belieeve (芥末拿鐵)</text:p>
          </table:table-cell>
          <table:table-cell office:value-type="string" calcext:value-type="string">
            <text:p>[閒聊] 真希望能獨立啊</text:p>
          </table:table-cell>
          <table:table-cell office:value-type="string" calcext:value-type="string">
            <text:p>FALSE</text:p>
          </table:table-cell>
          <table:table-cell office:value-type="string" calcext:value-type="string">
            <text:p>和家裡不連絡將近兩個禮拜 再加上自己看書運動 論文(壓力源)也完成暫時喘了口氣 發現狀況有變好了 以前高中色感不錯，畫畫都會用很多顏色 也認真研究色彩學，喜歡水彩跟油畫 不知道甚麼時候開始沒辦法對顏色有感覺 只有畫黑白、線條為主的才畫得好 昨天起床忽然看得到顏色了 應該說感覺得到顏色 視覺看到的東西，感覺就好像從Edward Hopper 跳到雷諾瓦的感覺 雖然景色是一樣的，可是感受更豐富了 然後跟人沒有連結的感覺也好一點了 或許慢慢可以信任別人 或者有一天能找到自己願意信任的人 (不是說身邊的人不值得信任，有時是自己眼裡容不下一粒沙過不了這一關) 跟家裡降低連絡，讓我覺得找到了心靈的寧靜 真的開始認真思考如果可以完全獨立那生活應該會好許多(應該吧？) 今天要丟丟丟履歷 我自己要加油 Whether tis nobler in the mind to suffer The slings and arrows of outrageous fortune Or to take arms against a sea of troubles... 一起加油~ 哈哈可是我好久沒畫了XD 要復原應該需要一段時間</text:p>
          </table:table-cell>
          <table:table-cell office:value-type="string" calcext:value-type="string">
            <text:p>論文(壓力源)也完成暫時喘了口氣。</text:p>
          </table:table-cell>
          <table:table-cell table:number-columns-repeated="3"/>
        </table:table-row>
        <table:table-row table:style-name="ro1">
          <table:table-cell office:value-type="float" office:value="2016" calcext:value-type="float">
            <text:p>2016</text:p>
          </table:table-cell>
          <table:table-cell office:value-type="string" calcext:value-type="string">
            <text:p>Sep</text:p>
          </table:table-cell>
          <table:table-cell office:value-type="float" office:value="24" calcext:value-type="float">
            <text:p>24</text:p>
          </table:table-cell>
          <table:table-cell office:value-type="string" calcext:value-type="string">
            <text:p>00:10:20</text:p>
          </table:table-cell>
          <table:table-cell office:value-type="string" calcext:value-type="string">
            <text:p>Sat</text:p>
          </table:table-cell>
          <table:table-cell office:value-type="string" calcext:value-type="string">
            <text:p>mayday0609 (Rock!!!)</text:p>
          </table:table-cell>
          <table:table-cell office:value-type="string" calcext:value-type="string">
            <text:p>[晴天] 公事</text:p>
          </table:table-cell>
          <table:table-cell office:value-type="string" calcext:value-type="string">
            <text:p>FALSE</text:p>
          </table:table-cell>
          <table:table-cell office:value-type="string" calcext:value-type="string">
            <text:p>我的主管踩我的功勞 （大喊） 公司永遠不會有人知道 物以類聚 人以群分 你們會在一起腐朽 我到底要怎作 才不會一直被利用 一直很努力 但老是遇到這種人 很不爽呀 到底能當上主管要有什麼人格特質 至少 不被欺負 要有啥人格特質？ 我在這地位不高 人緣不怎樣 不是私下吃飯的關係 對主管 他就是覺得我作的東西還可以也沒器重我 說穿了就是利用 作文件 作到整個北宋 幹 整份幾乎都我作了阿 那不久代表我沒你口中說的那麼爛嘛 我不要升官沒差呀壓力還大咧 但真的不想被欺負 感覺好差</text:p>
          </table:table-cell>
          <table:table-cell office:value-type="string" calcext:value-type="string">
            <text:p>我不要升官沒差呀壓力還大咧。</text:p>
          </table:table-cell>
          <table:table-cell table:number-columns-repeated="3"/>
        </table:table-row>
        <table:table-row table:style-name="ro1">
          <table:table-cell office:value-type="float" office:value="2016" calcext:value-type="float">
            <text:p>2016</text:p>
          </table:table-cell>
          <table:table-cell office:value-type="string" calcext:value-type="string">
            <text:p>Sep</text:p>
          </table:table-cell>
          <table:table-cell office:value-type="float" office:value="24" calcext:value-type="float">
            <text:p>24</text:p>
          </table:table-cell>
          <table:table-cell office:value-type="string" calcext:value-type="string">
            <text:p>01:17:31</text:p>
          </table:table-cell>
          <table:table-cell office:value-type="string" calcext:value-type="string">
            <text:p>Sat</text:p>
          </table:table-cell>
          <table:table-cell office:value-type="string" calcext:value-type="string">
            <text:p>kid3875215 (銘哥)</text:p>
          </table:table-cell>
          <table:table-cell office:value-type="string" calcext:value-type="string">
            <text:p>[問題] 壓力一來就會亂想</text:p>
          </table:table-cell>
          <table:table-cell office:value-type="string" calcext:value-type="string">
            <text:p>FALSE</text:p>
          </table:table-cell>
          <table:table-cell office:value-type="string" calcext:value-type="string">
            <text:p>我發現自己壓力一來就會亂想 像剛剛就又會想說會不會有天我讀書讀到得精神分裂 然後別人是不是要來害我？ 然後我就又拿出筆記裡我寫下來的話 說服自己不可能 所以我應該不是妄想症或思覺失調吧？？？？ 看來我該回診和諮商了...</text:p>
          </table:table-cell>
          <table:table-cell office:value-type="string" calcext:value-type="string">
            <text:p>我發現自己壓力一來就會亂想。</text:p>
          </table:table-cell>
          <table:table-cell table:number-columns-repeated="3"/>
        </table:table-row>
        <table:table-row table:style-name="ro1">
          <table:table-cell office:value-type="float" office:value="2016" calcext:value-type="float">
            <text:p>2016</text:p>
          </table:table-cell>
          <table:table-cell office:value-type="string" calcext:value-type="string">
            <text:p>Sep</text:p>
          </table:table-cell>
          <table:table-cell office:value-type="float" office:value="24" calcext:value-type="float">
            <text:p>24</text:p>
          </table:table-cell>
          <table:table-cell office:value-type="string" calcext:value-type="string">
            <text:p>16:19:43</text:p>
          </table:table-cell>
          <table:table-cell office:value-type="string" calcext:value-type="string">
            <text:p>Sat</text:p>
          </table:table-cell>
          <table:table-cell office:value-type="string" calcext:value-type="string">
            <text:p>joanne220 (joanne123)</text:p>
          </table:table-cell>
          <table:table-cell office:value-type="string" calcext:value-type="string">
            <text:p>[問題] 胸痛</text:p>
          </table:table-cell>
          <table:table-cell office:value-type="string" calcext:value-type="string">
            <text:p>FALSE</text:p>
          </table:table-cell>
          <table:table-cell office:value-type="string" calcext:value-type="string">
            <text:p>我這半年換了新工作 但因為壓力太大 加上前一陣子分手了 胸口都會痛 之前也看過胸腔內科 醫師有開止痛藥跟肌肉鬆弛給我 這個星期幾乎每天都要吃 總覺得藥吃太多還是不好 想請問各位有沒有什麼方法可以改善胸痛狀況的？</text:p>
          </table:table-cell>
          <table:table-cell office:value-type="string" calcext:value-type="string">
            <text:p>但因為壓力太大。</text:p>
          </table:table-cell>
          <table:table-cell table:number-columns-repeated="3"/>
        </table:table-row>
        <table:table-row table:style-name="ro1">
          <table:table-cell office:value-type="float" office:value="2016" calcext:value-type="float">
            <text:p>2016</text:p>
          </table:table-cell>
          <table:table-cell office:value-type="string" calcext:value-type="string">
            <text:p>Sep</text:p>
          </table:table-cell>
          <table:table-cell office:value-type="float" office:value="25" calcext:value-type="float">
            <text:p>25</text:p>
          </table:table-cell>
          <table:table-cell office:value-type="string" calcext:value-type="string">
            <text:p>20:43:54</text:p>
          </table:table-cell>
          <table:table-cell office:value-type="string" calcext:value-type="string">
            <text:p>Sun</text:p>
          </table:table-cell>
          <table:table-cell office:value-type="string" calcext:value-type="string">
            <text:p>kashi77331 (墨殤)</text:p>
          </table:table-cell>
          <table:table-cell office:value-type="string" calcext:value-type="string">
            <text:p>[問題] 就醫如何開口..</text:p>
          </table:table-cell>
          <table:table-cell office:value-type="string" calcext:value-type="string">
            <text:p>FALSE</text:p>
          </table:table-cell>
          <table:table-cell office:value-type="string" calcext:value-type="string">
            <text:p>這兩週一直呈現對未來沒希望、 想傷害自己、也想傷害別人、 不斷想哭、一直覺得餓、睡不好 記憶力變很差、常常不自覺放空， 已經影響到工作， 一直知道自己的狀況， 但之前沒有像這次這麼嚴重到會影響工作的地步 也許是四面八方的壓力已經快壓垮我了 以前跟家裡人說，他們只會瞪我 說什麼我是抗壓性低 說我在講什麼鬼話 太胖了（BMI 21.5)要多出去運動之類... 這次我當然也嘗試藉由運動來消除 連續讓自己很累，狀況仍沒有改善 我做了測驗，我有重度憂鬱、重度反社會人格、中度焦慮 我自己的感覺確實全都有， 但應該還沒到重度 一直哭一直覺得人生想砍掉重練 一方面又一直想傷害那些既得利益者 會因為事情沒有做到好而焦慮 會因為工作需要在其它人面前簡報而感到恐懼伴隨發抖想吐頭痛 禮拜六好不容易鼓起勇氣要去身心診所就醫 結果沒開...... 我因為一些原因不能去大醫院看精神科，只能找身心診所 我很怕在其他人面前說話也不知道醫生會怎麼問我 其實我只是想用藥物來快速幫助我 諮商太貴而且需要深入交談我也沒辦法 我的工作不允許頭腦放空， 是不是吃藥的後遺症還是會讓腦袋思考變慢？ 我的症狀這麼多...要吃的藥好像也很多... 不知道是不是可以寫症狀就好..</text:p>
          </table:table-cell>
          <table:table-cell office:value-type="string" calcext:value-type="string">
            <text:p>也許是四面八方的壓力已經快壓垮我了。</text:p>
          </table:table-cell>
          <table:table-cell table:number-columns-repeated="3"/>
        </table:table-row>
        <table:table-row table:style-name="ro1">
          <table:table-cell office:value-type="float" office:value="2016" calcext:value-type="float">
            <text:p>2016</text:p>
          </table:table-cell>
          <table:table-cell office:value-type="string" calcext:value-type="string">
            <text:p>Sep</text:p>
          </table:table-cell>
          <table:table-cell office:value-type="float" office:value="25" calcext:value-type="float">
            <text:p>25</text:p>
          </table:table-cell>
          <table:table-cell office:value-type="string" calcext:value-type="string">
            <text:p>22:59:38</text:p>
          </table:table-cell>
          <table:table-cell office:value-type="string" calcext:value-type="string">
            <text:p>Sun</text:p>
          </table:table-cell>
          <table:table-cell office:value-type="string" calcext:value-type="string">
            <text:p>kid3875215 (銘哥)</text:p>
          </table:table-cell>
          <table:table-cell office:value-type="string" calcext:value-type="string">
            <text:p>[閒聊] 離開千葉火鍋了</text:p>
          </table:table-cell>
          <table:table-cell office:value-type="string" calcext:value-type="string">
            <text:p>FALSE</text:p>
          </table:table-cell>
          <table:table-cell office:value-type="string" calcext:value-type="string">
            <text:p>做了一個月的假日班 在今天離職了 其實有點不捨 因為認識了我喜歡的女孩 覺得他很可愛 也趁沒人時偷偷把卡片給她 希望可以順利當朋友 又一次我打工結束了 這次還是沒能超過三個月 但至少不是因為我焦慮做不下去 只是因為高考考量才離職的 反正還有伴讀的工作 接下來就好好讀書了 讀書的壓力不會比較小 而且也堅持九個月 就一天一天來吧 加油</text:p>
          </table:table-cell>
          <table:table-cell office:value-type="string" calcext:value-type="string">
            <text:p>讀書的壓力不會比較小。</text:p>
          </table:table-cell>
          <table:table-cell table:number-columns-repeated="3"/>
        </table:table-row>
        <table:table-row table:style-name="ro1">
          <table:table-cell office:value-type="float" office:value="2016" calcext:value-type="float">
            <text:p>2016</text:p>
          </table:table-cell>
          <table:table-cell office:value-type="string" calcext:value-type="string">
            <text:p>Sep</text:p>
          </table:table-cell>
          <table:table-cell office:value-type="float" office:value="26" calcext:value-type="float">
            <text:p>26</text:p>
          </table:table-cell>
          <table:table-cell office:value-type="string" calcext:value-type="string">
            <text:p>08:52:42</text:p>
          </table:table-cell>
          <table:table-cell office:value-type="string" calcext:value-type="string">
            <text:p>Mon</text:p>
          </table:table-cell>
          <table:table-cell office:value-type="string" calcext:value-type="string">
            <text:p>bvs351 (bvs351)</text:p>
          </table:table-cell>
          <table:table-cell office:value-type="string" calcext:value-type="string">
            <text:p><text:s/>[閒聊] 舒壓還是逃避</text:p>
          </table:table-cell>
          <table:table-cell office:value-type="string" calcext:value-type="string">
            <text:p>FALSE</text:p>
          </table:table-cell>
          <table:table-cell office:value-type="string" calcext:value-type="string">
            <text:p>我有壓力的時候， 通常會喝酒放鬆、跑步跑得筋疲力盡或一直玩遊戲到睡著， 但是壓力依然還在。 喝酒的時候一直一直想壓力的事情，喝茫了才開始放鬆。 跑步的時候也是，直到累到不行為止。 玩遊戲時都悶悶的， 逼自己不要思考，一直到能夠睡著。 我一直不懂，釋放壓力跟逃避究竟有什麼不同， 大家覺得呢？</text:p>
          </table:table-cell>
          <table:table-cell office:value-type="string" calcext:value-type="string">
            <text:p>我有壓力的時候，。但是壓力依然還在。喝酒的時候一直一直想壓力的事情，喝茫了才開始放鬆。我一直不懂，釋放壓力跟逃避究竟有什麼不同，。</text:p>
          </table:table-cell>
          <table:table-cell table:number-columns-repeated="3"/>
        </table:table-row>
        <table:table-row table:style-name="ro1">
          <table:table-cell office:value-type="float" office:value="2016" calcext:value-type="float">
            <text:p>2016</text:p>
          </table:table-cell>
          <table:table-cell office:value-type="string" calcext:value-type="string">
            <text:p>Sep</text:p>
          </table:table-cell>
          <table:table-cell office:value-type="float" office:value="26" calcext:value-type="float">
            <text:p>26</text:p>
          </table:table-cell>
          <table:table-cell office:value-type="string" calcext:value-type="string">
            <text:p>12:08:17</text:p>
          </table:table-cell>
          <table:table-cell office:value-type="string" calcext:value-type="string">
            <text:p>Mon</text:p>
          </table:table-cell>
          <table:table-cell office:value-type="string" calcext:value-type="string">
            <text:p>wmigrant (migrant)</text:p>
          </table:table-cell>
          <table:table-cell office:value-type="string" calcext:value-type="string">
            <text:p>[閒聊] 舒壓還是逃避</text:p>
          </table:table-cell>
          <table:table-cell office:value-type="string" calcext:value-type="string">
            <text:p>TRUE</text:p>
          </table:table-cell>
          <table:table-cell office:value-type="string" calcext:value-type="string">
            <text:p>我也想問這個問題， 工作是需要坐在電腦前寫東西 沒喝酒時腦袋一堆煩惱與壓力胡亂飄來飄去， 根本無法靜下心來讀文章更遑論寫東西了 喝了酒之後那些自己跑出來的負面想法會少很多 反而可以比較靜下心來閱讀寫作， 喝酒當然很不好，包括酒退之後身體會稍稍感覺不舒服 但這卻是目前可以幫助我增加一點工作效率的方式， 有時候真的好矛盾。</text:p>
          </table:table-cell>
          <table:table-cell office:value-type="string" calcext:value-type="string">
            <text:p>沒喝酒時腦袋一堆煩惱與壓力胡亂飄來飄去，。</text:p>
          </table:table-cell>
          <table:table-cell table:number-columns-repeated="3"/>
        </table:table-row>
        <table:table-row table:style-name="ro1">
          <table:table-cell office:value-type="float" office:value="2016" calcext:value-type="float">
            <text:p>2016</text:p>
          </table:table-cell>
          <table:table-cell office:value-type="string" calcext:value-type="string">
            <text:p>Sep</text:p>
          </table:table-cell>
          <table:table-cell office:value-type="float" office:value="26" calcext:value-type="float">
            <text:p>26</text:p>
          </table:table-cell>
          <table:table-cell office:value-type="string" calcext:value-type="string">
            <text:p>21:01:24</text:p>
          </table:table-cell>
          <table:table-cell office:value-type="string" calcext:value-type="string">
            <text:p>Mon</text:p>
          </table:table-cell>
          <table:table-cell office:value-type="string" calcext:value-type="string">
            <text:p>Belieeve (芥末拿鐵)</text:p>
          </table:table-cell>
          <table:table-cell office:value-type="string" calcext:value-type="string">
            <text:p>[閒聊] 動力 筆記</text:p>
          </table:table-cell>
          <table:table-cell office:value-type="string" calcext:value-type="string">
            <text:p>FALSE</text:p>
          </table:table-cell>
          <table:table-cell office:value-type="string" calcext:value-type="string">
            <text:p>寫一些筆記給自己，不過不見得每個人都適用，請依個別情況調整：P 憂鬱症會造成記憶力下降、專注力及動力的喪失。 自信的缺乏也會間接影響動力和做事效率。 扎實的自信來自了解自己的能力範圍但不害怕持續去突破、持續探索舒適 圈以外的東西。要注意憂鬱會讓自信產生負向扭曲，需要用實際的思考方式做修正。 (I can try it. Only by trying that I can do it.) (壞掉了還是要努力調、每天調) (將情緒的影響降到最低) 日記與靜坐可以反省及靜心，幫助自己想出改善的方法。靜坐與 運動可以改善專注力。 我值得更好的、即使生病也努力達到最大效率、生病不是我的錯， 因為這樣所以我更要想辦法克服 不需要跟過去的自己比，但可以跟現在的自己比。進三步退兩步是常態，不 用輕易氣餒 ，這可能來自父母或他人長久的負面批評。別讓他們限制你客觀 判斷的能力。把他們轟出你的腦海。 在做事前將會分心的事物排除、花一點時間思考目標及動力、設定一段要求自己 專注的時間 前天晚上寫下待辦事項，隔天做到了就打勾，花時間檢視自己做到那些沒做到那些 ，原因為何。 注意Creative Procrastination 要做事前先整理一下房間吧~ 要打報告前先 洗一下衣服吧~&gt;&gt;然後要做的事就越拖越久。克服的方法是在待辦事項上寫出優先 順序ABC，最少三項最多四項。 謝謝 精美XDDDDD是說我好久沒上色碼了，覺得開心。 Go go go Allez allez allez 啊啊其實一樣的方法不一定適用每個人啦~ 我是試了很多種後覺得這些是對我比較有效的，至少作息、吃藥跟運動影響很大 如果是重鬱期可能連起床都無法了XD 剛剛在寫信給自己，回顧一直以來努力的成果還有反駁心理負面的信念XD 整理一下以前憂鬱更嚴重(個人基本生活事務無法維持) 時的做法： 1.把事情分成小塊小塊，做完就稱讚自己 2.給獎勵，早餐吃美食(其實每次都變午餐XD)硬拉自己出門 3.思考方式 誘騙法 我不用去學校=3=我只要起來刷牙就好了(成功起床刷牙洗臉)&gt;我不用去學校， 我只要換衣服就好了~(成功換衣服)&gt;我不用去學校，我只要吃早餐就好了(吃早餐) &gt;都已經在外面了，那就去一下學校吧待十分鐘就好(成功去學校)&gt;都已經來學校了， 那就待久一點吧沒關係不行了就離開(看自己能待多久) 假裝自己很有活力法 起床感覺有負面想法又要來了不要想我很有活力很積極的(阻斷思考，然後用 越快越好的速度做該做的事) 反正做了也痛苦不做也痛苦那就做吧~想一下做完之後應該壓力會小一點吧 (因為憂鬱情況下做事過程的樂趣都會喪失所以偏向思考結果帶來的放鬆) 離題一下，置底那篇我也會有些疑問 因為也有精神病患組成伴侶的... 與其危言聳聽說每一個病友都別因孤單找伴 如果能給出具體的建議 比如說讓有經驗的人分享與憂鬱症的另一伴相處要注意甚麼問題 那些可以幫那些是對方的課題(主要是界線問題) 在甚麼情況下可以判斷對方是利用疾病的弱點在對你予取予求 邊緣型人格適應愛情的例子 這些文章在板上或精神疾病版我都有看過，可是很零散，沒有很清楚地整理 然後在男女版提出相關的問題又會被汙名化 這一些比較實際的，對病友的交友或愛情有幫助的其實可以整理一下... 雖然置底那篇的疑慮有其原因 但我相信就算生病也有追求幸福的自由 如果可以提供幫助而不是明言警告禁止比較好 但我不知道版上其他病友的想法如何 我覺得可以跟版主建議一下啦@@ 但因為我不太會處理這種事情 可能真的要我的狀況好才會寄個信問 謝兩位推^^</text:p>
          </table:table-cell>
          <table:table-cell office:value-type="string" calcext:value-type="string">
            <text:p>反正做了也痛苦不做也痛苦那就做吧~想一下做完之後應該壓力會小一點吧。</text:p>
          </table:table-cell>
          <table:table-cell table:number-columns-repeated="3"/>
        </table:table-row>
        <table:table-row table:style-name="ro1">
          <table:table-cell office:value-type="float" office:value="2016" calcext:value-type="float">
            <text:p>2016</text:p>
          </table:table-cell>
          <table:table-cell office:value-type="string" calcext:value-type="string">
            <text:p>Sep</text:p>
          </table:table-cell>
          <table:table-cell office:value-type="float" office:value="28" calcext:value-type="float">
            <text:p>28</text:p>
          </table:table-cell>
          <table:table-cell office:value-type="string" calcext:value-type="string">
            <text:p>08:14:04</text:p>
          </table:table-cell>
          <table:table-cell office:value-type="string" calcext:value-type="string">
            <text:p>Wed</text:p>
          </table:table-cell>
          <table:table-cell office:value-type="string" calcext:value-type="string">
            <text:p>Belieeve (芥末拿鐵)</text:p>
          </table:table-cell>
          <table:table-cell office:value-type="string" calcext:value-type="string">
            <text:p>[問題] 熟了反而害怕</text:p>
          </table:table-cell>
          <table:table-cell office:value-type="string" calcext:value-type="string">
            <text:p>FALSE</text:p>
          </table:table-cell>
          <table:table-cell office:value-type="string" calcext:value-type="string">
            <text:p>如題 有朋友寫email給我，或傳訊息關心 但我卻完全提不起勁回 不是因為自卑的關係，因為其中一位也是病友，會互相鼓勵 以前還有在諮商時有問心理師 但他說我這和社恐不太一樣 社恐比較像是怕說錯話 我在社交場合與陌生人相處還可以 但是熟了就會莫名害怕，連認識我 的餐廳都會猶豫要不要去。 從以前就會有，只是沒像現在這樣清楚的感覺到。其實放著也沒差只怕會讓人覺得我故意 冷落。 我以前講話常得罪冒犯人，惹上很多麻煩，所以後來會先從聽者的角度預想一遍再說出口 。但對朋友有點像害怕說錯話跟想要暢所欲言的動機在打架 我希望對熟人可以真誠一點，目前有點越離越遠的感覺唉 不知道有沒有人跟我一樣類似的情況，可以給我一些建議或討論 謝謝... 沒錯，就是這種感覺。而且我在生病後更退縮，導致跟人的聯絡變得非常少 我覺得這跟我的情況不太一樣耶，我對諮商師非常沒保留，第四堂課就坦承移情。對於制 式化有所規範的關係反而感到放心。 我也在想或許與自信有關，害怕他人無法接受這樣的自己或是意識到自己的虛假之類的。 但是大部份人在社交上本來就會修飾自己，他們卻對這件事很自在 QQ (握) 親戚啊...親戚是我本來就不喜歡的人所以避開我覺得很合理(這是我的情形，可能跟 G大不太一樣)但是連跟喜歡的朋友或以前很熟的朋友，只要一段時間沒聯絡就會產生 疏離感，然後就會很害怕接觸，這件事比較困擾我。 ____________________________________________ 其實有試過暴露療法(Exposure Therapy)，就是督促自己去跟熟人接觸 每次都比上次接觸更多一點。然後接觸完客觀觀察告訴自己其實沒發生什麼不好的事 好像比原先害怕的好很多。 做完是有用的，可是隔一陣子孤獨太久那種感覺 就又回來了，好像有一個更深的根在那裏沒有剷除一樣。 而且每次都要花力氣增加接觸覺得累，本來跟朋友在一起是降低壓力結果 現在變成增加壓力了== 又或許我只是需要多跟人相處而已，最近真的很少面對面接觸熟人的機會。</text:p>
          </table:table-cell>
          <table:table-cell office:value-type="string" calcext:value-type="string">
            <text:p>而且每次都要花力氣增加接觸覺得累，本來跟朋友在一起是降低壓力結果。現在變成增加壓力了==。</text:p>
          </table:table-cell>
          <table:table-cell table:number-columns-repeated="3"/>
        </table:table-row>
        <table:table-row table:style-name="ro1">
          <table:table-cell office:value-type="float" office:value="2016" calcext:value-type="float">
            <text:p>2016</text:p>
          </table:table-cell>
          <table:table-cell office:value-type="string" calcext:value-type="string">
            <text:p>Sep</text:p>
          </table:table-cell>
          <table:table-cell office:value-type="float" office:value="28" calcext:value-type="float">
            <text:p>28</text:p>
          </table:table-cell>
          <table:table-cell office:value-type="string" calcext:value-type="string">
            <text:p>13:17:24</text:p>
          </table:table-cell>
          <table:table-cell office:value-type="string" calcext:value-type="string">
            <text:p>Wed</text:p>
          </table:table-cell>
          <table:table-cell office:value-type="string" calcext:value-type="string">
            <text:p>wmigrant (migrant)</text:p>
          </table:table-cell>
          <table:table-cell office:value-type="string" calcext:value-type="string">
            <text:p>[晴天] 我也不知道為什麼</text:p>
          </table:table-cell>
          <table:table-cell office:value-type="string" calcext:value-type="string">
            <text:p>FALSE</text:p>
          </table:table-cell>
          <table:table-cell office:value-type="string" calcext:value-type="string">
            <text:p>因為開始吃藥了嗎？ 但某些藥又勾起了我那段忘東忘西的時間. 總之經過兩晚風雨之後覺得現在很平靜很舒服， 要開始工作囉.............看書.....寫文章都很好呀 管他什麼期限的壓力，事情做好週末才能出去玩啊 enjoy myself....... 對了，那天買的薰衣草剛剛也種好了 把一盆分成兩盆，接下來葉子曬乾我的房間就會都香香的了...真棒...哈哈</text:p>
          </table:table-cell>
          <table:table-cell office:value-type="string" calcext:value-type="string">
            <text:p>管他什麼期限的壓力，事情做好週末才能出去玩啊。</text:p>
          </table:table-cell>
          <table:table-cell table:number-columns-repeated="3"/>
        </table:table-row>
        <table:table-row table:style-name="ro1">
          <table:table-cell office:value-type="float" office:value="2016" calcext:value-type="float">
            <text:p>2016</text:p>
          </table:table-cell>
          <table:table-cell office:value-type="string" calcext:value-type="string">
            <text:p>Sep</text:p>
          </table:table-cell>
          <table:table-cell office:value-type="float" office:value="28" calcext:value-type="float">
            <text:p>28</text:p>
          </table:table-cell>
          <table:table-cell office:value-type="string" calcext:value-type="string">
            <text:p>19:11:36</text:p>
          </table:table-cell>
          <table:table-cell office:value-type="string" calcext:value-type="string">
            <text:p>Wed</text:p>
          </table:table-cell>
          <table:table-cell office:value-type="string" calcext:value-type="string">
            <text:p>c8c8087 (這人生很黑白)</text:p>
          </table:table-cell>
          <table:table-cell office:value-type="string" calcext:value-type="string">
            <text:p>[晴天] 亂七八糟的我</text:p>
          </table:table-cell>
          <table:table-cell office:value-type="string" calcext:value-type="string">
            <text:p>FALSE</text:p>
          </table:table-cell>
          <table:table-cell office:value-type="string" calcext:value-type="string">
            <text:p>今天的情緒還算是穩定 比起前幾天腦子總是想著 完蛋了 受不了了 好想休學啊 甚至在課堂上眼淚感覺都要出來了 但我又不好意思突然跑出去 只好睡覺來平復心情 去年就是鼓不起勇氣上大學 整天壓力大的不得了 幾乎每天都偷哭 還得一直問別人 你覺得我讀什麼好? 想讓別人幫我想 問到別人都覺得煩了 我要是自己想的出來 知道的話 我根本不用問你們啊 我又不是故意的 但是看那些成績好的考差又讓我感覺心情好 我一定是個神經病 到現在還是不知道自己想要什麼 只想一直平淡的過日子 不過住宿讓我很開心 發現這是個很安心的地方 沒有家人 沒有媽媽的嘮叨 如果媽媽不要傳訊息給我那就更好了 爸爸很煩吶 載我去學校的路上一直問我可不可以加選 加個財金系的課也不錯 以後可以 幫忙家裡 還問了幫忙引導的學姐學校有沒有財金系 那麼不錯你不會自己去讀嗎 全家最不做事的人就是你了 還好意思說什麼幫忙家裡 爺爺也是啊 一直來說讀藥劑的也不錯當醫生也不錯 我沒興趣啊 說了幾遍我不是讀那 個的到底哪裡不懂 媽媽也是啊 一下叫我讀餐飲也不錯啊 讀珠寶設計也不錯啊 讀管理的也很好 你可以填 到底為什麼要把你們自己想要的東西全加在我身上 為什麼聽不懂人話。我說了我不想要 到底哪時候能了解 你們都是壓力。 去年沒上大學的那段日子 已經想說既然媽媽一直叫我去大陸幫忙她 那我就逃避去那邊吧 指考我也隨便考考 還可以暫時不用讀大學 開心 結果本來是要去一年去了3個月我就回來了 我實在受不了了 沒有朋友還到處都是大陸人的口音整天都是那些豬朋狗友來找爸爸 難怪媽媽總是那麼生氣 去的那時候我關臉書刪賴帳號只留了between 跟當時男友聯繫用 那個時候我已經做好了要跟臺灣的一切斷聯繫的想法 結果後來我自己受不了了 大家都感覺很開心 光鮮亮麗的大學生活 男朋友越來越不注重我 開始重心擺在他的大學朋友和生活 總說他很忙 要跟新朋友看電 影遊山玩水等等 很忙 這是一種交際 總傳一些他開心的照片 分享一些他今天要去哪裡玩什麼的訊息 讓我覺得我顯得更孤單 空虛 我又開始哭 然後我閒得發慌開始不想做事 沒有人可以聊天 才發現我錯了 我開始載回通訊軟體 跟別人聊天 得到一點安慰 我知道大家都要上課還有有自己的事會很忙 不能一直回我 但是只要有回我我就會覺得很開心 覺得得到慰藉的感覺 但是其中一個朋友 她在我還在大陸的時候曾說 只要你想聊天我隨時都可以陪你 類似這樣的話 現在她卻越來越少回了 甚至不讀不回 然後問了她 她說 沒有啊我本來就很少回的吧 你一定記錯了 我沒有記錯 她以前是個幾乎算是秒回的人 所以我跟另一個朋友都很傷心 我們試過好幾次了 結果都一樣 打算那就這樣吧 不要在跟他聊好了 畢竟一個不讀不回訊息 密幾次都一樣的人 那就不要再去貼她冷屁股。 然後有一次她突然一直打電話過來 傳了訊息說 怎麼了 我很擔心你 我就覺得很諷刺 我也沒有怎麼了 我只是讓手機一直響不接她電話 看著手機我想著 一個不讀不回訊息這麼久的人 怎麼好意思突然莫名的打來 然後說她關心我 真是可笑 是你比較壞還是我 還是其實我們都壞 感覺就像對著大海丟石頭 感覺就像被拋棄 男朋友在我開學前把我甩了 在一個寧靜的早晨 怎麼可以明明前幾天都還好好的今天就把我甩了 開口第一句不是說要分手 而是 把我的平板還我 你媽的 我當初就叫你不要給我了吧 你還說不會的 說不定我們根本不會分手 你是個對自己總是找藉口找理由 卻總是嫌棄我這裡不好那裡要改的人 朋友們都看得出來我改善了很多 只有你這個離我這麼近的人看不出來 在我受不了你之前你先受不了我 看來應該算是我贏了 雖然我到現在還是沒有辦法讓自己成功的不去看你有沒有上線 甚至想找藉口跟你小聊 但我找不到了哈哈 我現在已經減少了很多 應該很快我就在也不需要你了 雖然你有問我要不要去看格雷第二集 不過我想你大概會忘記吧 我也會假裝忘記的 一如既往 你沒有密我前 我不會去打擾你 還有到底要如何戒掉等有沒有人回我訊息這件事 我一直一直看著手機希望有人跟我聊天 我是不是要把手機摔爛 我也希望我可以當一個不怎麼用手機的人 唉唉 感謝颱風讓我逃掉英文課 可不可以不要上英文課啊 還要自我介紹有夠討厭啊</text:p>
          </table:table-cell>
          <table:table-cell office:value-type="string" calcext:value-type="string">
            <text:p>整天壓力大的不得了。你們都是壓力。</text:p>
          </table:table-cell>
          <table:table-cell table:number-columns-repeated="3"/>
        </table:table-row>
        <table:table-row table:style-name="ro1">
          <table:table-cell office:value-type="float" office:value="2016" calcext:value-type="float">
            <text:p>2016</text:p>
          </table:table-cell>
          <table:table-cell office:value-type="string" calcext:value-type="string">
            <text:p>Sep</text:p>
          </table:table-cell>
          <table:table-cell office:value-type="float" office:value="30" calcext:value-type="float">
            <text:p>30</text:p>
          </table:table-cell>
          <table:table-cell office:value-type="string" calcext:value-type="string">
            <text:p>01:15:49</text:p>
          </table:table-cell>
          <table:table-cell office:value-type="string" calcext:value-type="string">
            <text:p>Fri</text:p>
          </table:table-cell>
          <table:table-cell office:value-type="string" calcext:value-type="string">
            <text:p>k09090806 (JY)</text:p>
          </table:table-cell>
          <table:table-cell office:value-type="string" calcext:value-type="string">
            <text:p>[問題] 為什麼會覺得失去能力？</text:p>
          </table:table-cell>
          <table:table-cell office:value-type="string" calcext:value-type="string">
            <text:p>FALSE</text:p>
          </table:table-cell>
          <table:table-cell office:value-type="string" calcext:value-type="string">
            <text:p>說仔細一點好了 我的標題不明不白的哈哈 我是個律 師 也有執照了 然後卷宗也都看得懂 不過最近一打開卷宗 就開始恐懼 恐懼到無法閱讀的狀態 明明知道自己可以 自己看得懂 做得到 卻沒辦法做 我覺得有可能是卷宗太厚的關係 也有可能是我給自己太大壓力 這個月(9月)沒辦法寫狀 沒有收入 這個問題近來延燒到我的日常自理層面 比如說洗碗 碗就只有一點 可是就覺得很想逃避很恐怖不舒服 就把他泡著洗碗精水不洗 有一種鬱症跟焦慮症混合起來的失能感 覺得自己什麼都沒辦法做了 目前最可怕的是堆積著過期食品的冰箱 這幾天想清一清 可是覺得好可怕 要怎麼解決呢 感謝各位解答</text:p>
          </table:table-cell>
          <table:table-cell office:value-type="string" calcext:value-type="string">
            <text:p>也有可能是我給自己太大壓力。</text:p>
          </table:table-cell>
          <table:table-cell table:number-columns-repeated="3"/>
        </table:table-row>
        <table:table-row table:style-name="ro1">
          <table:table-cell office:value-type="float" office:value="2016" calcext:value-type="float">
            <text:p>2016</text:p>
          </table:table-cell>
          <table:table-cell office:value-type="string" calcext:value-type="string">
            <text:p>Sep</text:p>
          </table:table-cell>
          <table:table-cell office:value-type="float" office:value="30" calcext:value-type="float">
            <text:p>30</text:p>
          </table:table-cell>
          <table:table-cell office:value-type="string" calcext:value-type="string">
            <text:p>06:08:00</text:p>
          </table:table-cell>
          <table:table-cell office:value-type="string" calcext:value-type="string">
            <text:p>Fri</text:p>
          </table:table-cell>
          <table:table-cell office:value-type="string" calcext:value-type="string">
            <text:p>Belieeve (芥末拿鐵)</text:p>
          </table:table-cell>
          <table:table-cell office:value-type="string" calcext:value-type="string">
            <text:p>[問題] 為什麼會覺得失去能力？</text:p>
          </table:table-cell>
          <table:table-cell office:value-type="string" calcext:value-type="string">
            <text:p>TRUE</text:p>
          </table:table-cell>
          <table:table-cell office:value-type="string" calcext:value-type="string">
            <text:p>喔天哪覺得你跟我之前情況滿像的 我覺得憂鬱跟焦慮都會讓做事效率變慢變差，但至少還可以緩慢前進 但是兩個一起來真的是大崩潰，在我寫論文的時候就是這樣 這裡是自己的經驗還有其他版的文章，希望能幫得上一點忙。 休息：生理上與心理上的休息都需要，從K大長時間玩手遊的狀況看來有部分可能 是要逃避焦慮與失敗感，但其實一直玩也會很累。另一方面一面對現實生活就會被 焦慮思維綁住(就是有個聲音一直說：該去做事啦我現在怎麼沒有在做事？我在幹嘛 我在幹嘛) 這其實會造成現實生活中就算是該休息的時候也無法休息，因為精神會持續 緊繃。就算做平常放鬆的事還是會有壓力，只有玩遊戲的時候才能完全掉進那個世界 忘記現實，所以以前焦慮的時候我覺得我玩手遊主要是在逃避。 另一個休息是生理上的休息，睡眠很重要，在睡前一小時房間開黃燈螢幕關掉，可以 看書，看不下書就拉拉筋做伸展動作或寫日記之類的。睡覺的時候盡量不要想工作腦袋 放空如果能確實做到多多少少會改善。 因應憂鬱與焦慮症...最好是積極對抗那些焦慮思維。一有想法冒出來就試著反駁他們 去探索恐怖感背後的想法是什麼，如果可以把那些想法具體化就容易用理性去反駁 然後我覺得洗碗這種小事可以儘量做，畢竟做完會讓你有一些成就感，你會覺得 自己還有一些能力。 對自己寬容一點，你現在正在病中，做到的任何小事或小成就做完就可以在內心 鼓勵自己。以前寫論文我連今天有打開電腦打個一百字都會覺得：哇，大進步XDDD 設想最壞的情況是甚麼，你在害怕什麼樣的後果。這麼做不是為了擊倒自己，而是 為了釐清是什麼最根本的原因讓你害怕以及積極的去面對那個後果。 關於拖延可以參考這些文章，別人都寫得比我好，我就不多說啦。(咕嚕咕嚕潛回水中 Study (學習版) [心得] 拖延者的錯誤信念 [轉載] 克服拖延的秘訣 &gt;&gt;這系列文不只原文，其他人的回文也值得一看 [心得] 簡單兩步驟整治拖延病 [轉載] 管理拖延的技巧清單 R [心得] 簡單兩步驟整治拖延病 R [問題] 如何克服拖延心態與確實執行讀書計畫？ tmanagement (時間管理版) R [建議] 我得了一種拖延的病 [心得] 最快把事情搞砸的方法就是拖延 [分享] 不拖延的人生 轉 [心得] 《拖延心理學》久違的心靈震撼教育 &gt;&gt;這篇提到很多引起拖延的信條， 所以有人說東拖西拖的人其實是完美主義者，不無道理。 Whether tis nobler in the mind to suffer The slings and arrows of outrageous fortune Or to take arms against a sea of troubles...</text:p>
          </table:table-cell>
          <table:table-cell office:value-type="string" calcext:value-type="string">
            <text:p>就算做平常放鬆的事還是會有壓力，只有玩遊戲的時候才能完全掉進那個世界。</text:p>
          </table:table-cell>
          <table:table-cell table:number-columns-repeated="3"/>
        </table:table-row>
        <table:table-row table:style-name="ro1">
          <table:table-cell office:value-type="float" office:value="2016" calcext:value-type="float">
            <text:p>2016</text:p>
          </table:table-cell>
          <table:table-cell office:value-type="string" calcext:value-type="string">
            <text:p>Sep</text:p>
          </table:table-cell>
          <table:table-cell office:value-type="float" office:value="30" calcext:value-type="float">
            <text:p>30</text:p>
          </table:table-cell>
          <table:table-cell office:value-type="string" calcext:value-type="string">
            <text:p>18:29:28</text:p>
          </table:table-cell>
          <table:table-cell office:value-type="string" calcext:value-type="string">
            <text:p>Fri</text:p>
          </table:table-cell>
          <table:table-cell office:value-type="string" calcext:value-type="string">
            <text:p>robbie2010 (超可愛的羅比)</text:p>
          </table:table-cell>
          <table:table-cell office:value-type="string" calcext:value-type="string">
            <text:p>[問題] 肚子會餓可是完全沒有食慾只想吐...</text:p>
          </table:table-cell>
          <table:table-cell office:value-type="string" calcext:value-type="string">
            <text:p>FALSE</text:p>
          </table:table-cell>
          <table:table-cell office:value-type="string" calcext:value-type="string">
            <text:p>大家好 本版首PO 小弟我，三個月前，6/27號去北投玩 住在北投。 當天睡不大好。 醒來之後，我的食慾就從我身上消失了 一開始我先看中醫 說我中暑 沒效 後來看西醫，照胃鏡， 說我逆流，還是沒效 直到有次我去吃關東煮，要店員不要給我湯，因為逆流不能喝湯。 對方說他胃穿孔，照樣大吃大喝。 我問他您有食慾? 他說可好的勒~ 我當下發現應該不是腸胃問題， 因為我會餓，但是完全不想吃，油膩的味道還想吐。 醫生怎樣開腸胃排空劑只會讓我更餓，但就是不想吃。 最後，我開始走自律神經失調 我做氣功、我游泳、我早睡、我深呼吸。 但一陣子之後我又會重創...因為完全沒效 每天逼自己吃東西好累好累好痛苦 昨天去看身心科了 醫生給我的感覺就是很簡單，就是焦慮、就是壓力 但是目前沒任何改善 想要請問大家 1. 有人跟我一樣主訴是吃沒食慾的嗎? 我的意思是，心情不好吃不下東西很正常。 但有人跟我一樣到處求診是因為食慾不見的嗎? 2. 請問大家若有這樣經驗，吃多久食慾會回來呢? 我已經邁入三個月了 好痛苦 感謝大家 一開始嚴重脹氣，但自從吃不下之後，脹氣就好了... 我也是 真的嗎??? 吃一陣子身心科藥物可以改善嗎? 拜託了，真的很難受 甚麼???精神科的藥物要一個月左右才會出現效果? 所以如果真的有效我一個月才會慢慢恢復喔 不好意思，因為我沒吃過，所以我以為吃一顆就會感覺有改善 &gt;&lt; 目前會有副作用，但我會加油的，有人跟我一樣的歡迎跟我說。 一起打氣唷 哈哈哈我沒有一直打噶~我其實一切都健康。就是食慾消失跟胸悶。 其實我會一直噁心想吐。但我覺得噁心想吐不算症狀 因為是因為 失去食慾 所以只會餓但不想吃。所以胃酸分泌餓了，但吃不下 所以一直噁心想吐...好痛苦。如果有食慾一切都好... 那您肚子餓的時候也會不想吃東西嗎? 還是肚子餓就會有食慾?</text:p>
          </table:table-cell>
          <table:table-cell office:value-type="string" calcext:value-type="string">
            <text:p>醫生給我的感覺就是很簡單，就是焦慮、就是壓力。</text:p>
          </table:table-cell>
          <table:table-cell table:number-columns-repeated="3"/>
        </table:table-row>
        <table:table-row table:style-name="ro1">
          <table:table-cell office:value-type="float" office:value="2016" calcext:value-type="float">
            <text:p>2016</text:p>
          </table:table-cell>
          <table:table-cell office:value-type="string" calcext:value-type="string">
            <text:p>Oct</text:p>
          </table:table-cell>
          <table:table-cell office:value-type="float" office:value="3" calcext:value-type="float">
            <text:p>3</text:p>
          </table:table-cell>
          <table:table-cell office:value-type="string" calcext:value-type="string">
            <text:p>02:21:12</text:p>
          </table:table-cell>
          <table:table-cell office:value-type="string" calcext:value-type="string">
            <text:p>Mon</text:p>
          </table:table-cell>
          <table:table-cell office:value-type="string" calcext:value-type="string">
            <text:p>yyyu999 (雨宮朔)</text:p>
          </table:table-cell>
          <table:table-cell office:value-type="string" calcext:value-type="string">
            <text:p>[問題] 不知道該不該看精神科</text:p>
          </table:table-cell>
          <table:table-cell office:value-type="string" calcext:value-type="string">
            <text:p>FALSE</text:p>
          </table:table-cell>
          <table:table-cell office:value-type="string" calcext:value-type="string">
            <text:p>曾經有一段準時去看診準時吃藥的日子，那段時間睡眠品質改善了很多，而情緒上不見改 善，後來醫生開始開健得靜，服用了一段時間，後來有些更大的壓力讓情緒幾乎崩潰，讓 醫生又開了更強的藥，最後醫生開的藥副作用太強(忘記名稱了QQ)，才被驚嚇到停止服用 ，也一直不敢回診了(對不起我知道這是不良示範 現階段依賴著諮商，但是因為搬家所以諮商又得一切從頭，很累也很辛苦，每天都有在寫 日記，也在努力做心理師指定的作業，還在持續努力中.... 最近生活很充實，有很多活動，可是在晚上夜深人靜的時候，失眠又再次的找上我，平常 的生活一切正常，但是特別在這種時候突然感受到莫名的空虛、焦慮、煩躁，覺得自己一 無是處，造成別人的困擾及負擔，湧現想要了結生命的衝動，在被窩裡躲著，然後在隔天 起床又一切恢復正常，然後留下懊悔昨天自己到底在說什麼orz 這樣模稜兩可的狀況應該要回精神科就診嗎？還是應該只靠諮商?QWQ 對不起我廢話好多，爬文也沒有爬到什麼樣的標準應該去看醫生QAQQ謝謝願意看到這裡的 各位</text:p>
          </table:table-cell>
          <table:table-cell office:value-type="string" calcext:value-type="string">
            <text:p>善，後來醫生開始開健得靜，服用了一段時間，後來有些更大的壓力讓情緒幾乎崩潰，讓。</text:p>
          </table:table-cell>
          <table:table-cell table:number-columns-repeated="3"/>
        </table:table-row>
        <table:table-row table:style-name="ro1">
          <table:table-cell office:value-type="float" office:value="2016" calcext:value-type="float">
            <text:p>2016</text:p>
          </table:table-cell>
          <table:table-cell office:value-type="string" calcext:value-type="string">
            <text:p>Oct</text:p>
          </table:table-cell>
          <table:table-cell office:value-type="float" office:value="7" calcext:value-type="float">
            <text:p>7</text:p>
          </table:table-cell>
          <table:table-cell office:value-type="string" calcext:value-type="string">
            <text:p>09:50:09</text:p>
          </table:table-cell>
          <table:table-cell office:value-type="string" calcext:value-type="string">
            <text:p>Fri</text:p>
          </table:table-cell>
          <table:table-cell office:value-type="string" calcext:value-type="string">
            <text:p>Nishikino252 (No.1)</text:p>
          </table:table-cell>
          <table:table-cell office:value-type="string" calcext:value-type="string">
            <text:p>[閒聊] 惡習？</text:p>
          </table:table-cell>
          <table:table-cell office:value-type="string" calcext:value-type="string">
            <text:p>FALSE</text:p>
          </table:table-cell>
          <table:table-cell office:value-type="string" calcext:value-type="string">
            <text:p>距上次發文大約過了一週？ 遲來的感謝，謝謝你們給予我那麼溫暖的回應 最近頗為忙碌，沒時間關心板友們，在此表達我的歉意。 結果才第四週就義無反顧地翹課了（ 用反正沒有實修學分以及老師不知道在供三小作為理由... 覺得很累。 果然人不能一次想要太多 已經好幾天沒有時間練吉他了 因為優先度相對較低... 但我到底選擇先做了什麼？ 好像也沒有讀到什麼書 散散地，不到位地。 所有的同學看起來都因為剛上大學而雀躍，充滿青春氣息 只有我一個人剛進去就每天在擔心會不會被當掉嗎哈哈哈哈... 很努力地去社交了（ 真的很努力 或許是潛意識不想再當邊緣人 又或許只是不喜歡寂寞（雖然很少感到） 對了，值得開心的是，抵免學分還算順利，還有想選的課也都加到了。 以前聽到有人（現在還是會聽到）說了 上大學就是要擴展人脈 出社會，很現實的，人脈就是那麼重要。 那時死腦筋， 為了這種觀點痛苦很久。 嘛，其實也都是隨緣，覺得交友最重要的就是合得來，志趣相投？ 相處沒有壓力。 說實在，我很現實，雖然愛幻想，但很現實 不知道別人是不是也都這樣，我不在乎。別人怎樣，雖然不能說與我何關， 保持自我對我來說真的很重要 重要到可能必須被列為法規，因為不這樣很容易無法約束。 同儕壓力對現在的我來說大概沒那麼大一回事了，大概。 回到現實，喜歡能夠一起向上的人們，憧憬強大的對象（目標？），這種事或許理所當然 ？ 有點久沒有這種感受了， 曇花一般地讓人恐懼。 You must be patient to be a good predator. 會覺得去了超級浪費時間還要遭受精神轟炸</text:p>
          </table:table-cell>
          <table:table-cell office:value-type="string" calcext:value-type="string">
            <text:p>相處沒有壓力。同儕壓力對現在的我來說大概沒那麼大一回事了，大概。</text:p>
          </table:table-cell>
          <table:table-cell table:number-columns-repeated="3"/>
        </table:table-row>
        <table:table-row table:style-name="ro1">
          <table:table-cell office:value-type="float" office:value="2016" calcext:value-type="float">
            <text:p>2016</text:p>
          </table:table-cell>
          <table:table-cell office:value-type="string" calcext:value-type="string">
            <text:p>Oct</text:p>
          </table:table-cell>
          <table:table-cell office:value-type="float" office:value="7" calcext:value-type="float">
            <text:p>7</text:p>
          </table:table-cell>
          <table:table-cell office:value-type="string" calcext:value-type="string">
            <text:p>22:19:22</text:p>
          </table:table-cell>
          <table:table-cell office:value-type="string" calcext:value-type="string">
            <text:p>Fri</text:p>
          </table:table-cell>
          <table:table-cell office:value-type="string" calcext:value-type="string">
            <text:p>Nianyi (Nianyi(夜貓))</text:p>
          </table:table-cell>
          <table:table-cell office:value-type="string" calcext:value-type="string">
            <text:p>[閒聊] 膽囊摘除+敗血治療→出院</text:p>
          </table:table-cell>
          <table:table-cell office:value-type="string" calcext:value-type="string">
            <text:p>FALSE</text:p>
          </table:table-cell>
          <table:table-cell office:value-type="string" calcext:value-type="string">
            <text:p>好幾天沒能好好上板，因為都在台大醫院住院 上星期四，先是因為胸下緣覺得痛，所以在家休息，後來開始發冷 一個人住的我，就聯絡家人，陪我去台大急診 畢竟那裏擁有我20多年來最完整的所有病歷資料 去的時候，已經高燒到40度了，門診我有告知我有膽結石的問題 沒意外，應該又是膽囊發炎，相當神速的就翻出病歷，找出治療方向 逐項檢查完後，醫生說這次我可能忍比較久，膽已經腫滿大了，建議手術 但是無論多小，我都覺得每個器官在人體佔有重要的地位 所以還堅持繼續用內科療法 直到星期六醫生告知我血液檢查中發現發炎的病毒已經污染血液了 已經開始轉化成敗血症狀，再持續下去，就有休克的危險了 此時我才意識到，已經不行了，只能手術了 術後就是住院治療還有持續的抗生素治療，直到昨天星期四出院 術後醫生有交代過，再認識的醫生朋友耳提面命的唸我 術後半年到一年我都不能重勞動、劇烈運動、搬重物 不然對還在習慣中的其他器官，是很傷的行為 然後，三餐正常、吃好、睡好，這樣才不容易造成身體發炎 我有問，所以我的膽結石造成膽囊發炎就是我長期沒睡好......? A：正解 我愛煩惱又不愛吃安眠藥的個性，讓我沒一天睡好過，三餐因壓力大也沒正常過 所以本來就有毛病的地方就先發炎給我死 Orz 我還是不知道我要怎麼才能睡好 即使我很累很累我也睡不好且淺眠 所以我想我下星期我想盡辦法排時間去看醫生 現在就是利用手邊現有安眠藥看能不能改善一點狀況 死了其實很輕鬆 但半死不活才是真的痛苦 我很愛煩惱，想東想西，杞人憂天，儘管全部都不是為了自己，呵呵 但，看能不能因為這次的手術，再跟精神科努力一次 真的，我忍到最後未開刀前，已經是連呼吸都會痛，說話也都是用氣音了 其實就算膽囊摘除了還是會有膽結石喔這大家普遍都不知道 因為膽管道還留存著，所以沒顧好，那裡產生結石機率也很高</text:p>
          </table:table-cell>
          <table:table-cell office:value-type="string" calcext:value-type="string">
            <text:p>我愛煩惱又不愛吃安眠藥的個性，讓我沒一天睡好過，三餐因壓力大也沒正常過。</text:p>
          </table:table-cell>
          <table:table-cell table:number-columns-repeated="3"/>
        </table:table-row>
        <table:table-row table:style-name="ro1">
          <table:table-cell office:value-type="float" office:value="2016" calcext:value-type="float">
            <text:p>2016</text:p>
          </table:table-cell>
          <table:table-cell office:value-type="string" calcext:value-type="string">
            <text:p>Oct</text:p>
          </table:table-cell>
          <table:table-cell office:value-type="float" office:value="8" calcext:value-type="float">
            <text:p>8</text:p>
          </table:table-cell>
          <table:table-cell office:value-type="string" calcext:value-type="string">
            <text:p>23:12:16</text:p>
          </table:table-cell>
          <table:table-cell office:value-type="string" calcext:value-type="string">
            <text:p>Sat</text:p>
          </table:table-cell>
          <table:table-cell office:value-type="string" calcext:value-type="string">
            <text:p>hsuang (ryo)</text:p>
          </table:table-cell>
          <table:table-cell office:value-type="string" calcext:value-type="string">
            <text:p>[問題] 台中圓情居身心靈診所</text:p>
          </table:table-cell>
          <table:table-cell office:value-type="string" calcext:value-type="string">
            <text:p>FALSE</text:p>
          </table:table-cell>
          <table:table-cell office:value-type="string" calcext:value-type="string">
            <text:p>各位版友好 小妹的家人近來因為家裡因素導致罹患憂鬱症且疑似伴隨恐慌症，家人有失眠、心悸、 坐立不安的病症，目前已服藥近一個月（鎮定劑、安眠藥及治療心律不整與心臟灼燒的 藥）卻未見改善，所以我想要帶家人去看身心科診所，希望可以透過比較舒適的環境及 醫師（或心理諮詢師）的引導下，讓家人可以找出明確的壓力來源，並且透過適當的方 法紓解或是放下。 網路搜尋台中（家人住在台中）相關診所資訊時，有注意到台中圓情身心科診所的蔡醫 師同時擁有精神科醫師及心理治療師的專業，且擅長使用催眠治療，雖然我偏好女醫生 但基於蔡醫師的經歷，所以想帶家人試試看，但又害怕會帶給家人不好的體驗，而導致 以後排斥看這類型的醫師，所以才想到板上看看是否有相關資訊可以參考。 但經搜尋板上文章（包含Psychiatry版），都沒有看到關於台中圓情居身心科診所的資 訊，對於身心科診所的心得分享也不是很多，所以想請問是否有人可以針對圓情居身 心科診所分享一些資訊呢？或是有其他推薦的台中身心科診所？ 基本上我希望醫師可以很有耐心的引導家人，不管是健保門診或是心理諮商（每小時費 用在56000以下）都可以，主要還是希望家人可以在一個舒適的環境下接受諮詢與治療 ，先在這裡謝謝大家了)</text:p>
          </table:table-cell>
          <table:table-cell office:value-type="string" calcext:value-type="string">
            <text:p>醫師（或心理諮詢師）的引導下，讓家人可以找出明確的壓力來源，並且透過適當的方。</text:p>
          </table:table-cell>
          <table:table-cell table:number-columns-repeated="3"/>
        </table:table-row>
        <table:table-row table:style-name="ro1">
          <table:table-cell office:value-type="float" office:value="2016" calcext:value-type="float">
            <text:p>2016</text:p>
          </table:table-cell>
          <table:table-cell office:value-type="string" calcext:value-type="string">
            <text:p>Oct</text:p>
          </table:table-cell>
          <table:table-cell office:value-type="float" office:value="9" calcext:value-type="float">
            <text:p>9</text:p>
          </table:table-cell>
          <table:table-cell office:value-type="string" calcext:value-type="string">
            <text:p>16:39:11</text:p>
          </table:table-cell>
          <table:table-cell office:value-type="string" calcext:value-type="string">
            <text:p>Sun</text:p>
          </table:table-cell>
          <table:table-cell office:value-type="string" calcext:value-type="string">
            <text:p>yth5566 (人生不如意十之八九)</text:p>
          </table:table-cell>
          <table:table-cell office:value-type="string" calcext:value-type="string">
            <text:p>[問題] 男友有憂鬱症！？</text:p>
          </table:table-cell>
          <table:table-cell office:value-type="string" calcext:value-type="string">
            <text:p>FALSE</text:p>
          </table:table-cell>
          <table:table-cell office:value-type="string" calcext:value-type="string">
            <text:p>大家好，有問題想要請教大家。 男友一直有憂鬱症病史，我也知道後才交往。 今年暑假因為一些壓力而復發，一開始他有積極就醫吃藥和諮商， 但隨著狀況越來越糟，已經2個多月都沒去看醫生， 就算約好診也會因當下精神情緒狀況不佳而爽約。 目前藥還有持續在吃，但是因為他媽媽會固定幫他打電話給醫生， 醫生目前還是開最近一次問診的處方，所以藥物是吃一樣的。 醫生其實很希望他起碼回撥電話留言敘述自己的狀況， 他才可以做調整，但不知道為什麼男友一直不是很願意， 我跟他媽媽已經問很多次，就是不打，問他原因，他也說不知道。 所以在就醫這塊我們卡住了。 再來就是我私人情緒問題，一開始很被他的病情情緒帶著走， 現在時間一拉長，我反而比較習慣。 我們之前算住一起（但我一直有自己的住處），後來他狀況不佳， 他會要求想要一個人獨處，我就會回自己住處住， 也很常會被他拒絕見面什麼的，前面很多掙扎太複雜就不多贅述。 前陣子因為搬家過渡期，又跟他住了一個月， 一個月間，因為我真的無處可去，所以就算他狀況差，他也無法拒絕見面。 自從我搬到新家後，這兩週就都一週只見了2次，但其實我們住很近。 因為憂鬱症前後他的態度差太多，剛發病和現在也有差距， 導致我會一直對這段感情很迷失。 他會跟我說他感覺不好的時候很難對愛情有所回應， 情緒上和肢體上的回應都是。 8月有兩度好轉期，都約持續一週，他也會對我變比較熱情。 8月底好轉後我也只是覺得啊又掉進去了，但自從那次就沒有明顯往上爬。 剛發病的那一個月，雖然簡訊量大量減少，但起碼看得出來他還有心 會叫寶貝附表情等等，但現在沒有就算，也變得好像有點生疏。 即便我主動抱他，他也不會回抱，除非我要求。 我前3天也才又跟他確認還有沒有想要在一起的想法， 如果他失去興趣的話，就沒什麼好繼續努力下去。他回答有，還不想分開。 但剛剛我翻了一下以前簡訊，默默地還是又迷失了 雖然不是第一次接觸憂鬱症，但因為他我對憂鬱症正在慢慢瞭解中。 我大概理解他很難對愛有所回應種種，我也讓自己生活找到其他重心， 但我也不知道他究竟是不愛了，還是憂鬱症導致他的冷淡。 雖然已經問過他本人想法，但剛從他住處回來後我又被冰到 我沒有哭，只是再一次迷惑。我不介意他憂鬱症低潮， 但我介意如果他已經不愛了。 請問大家這樣狀況是真的常見嗎？有什麼建議呢？ 關於就醫這塊，大家有沒有什麼建議呢？ 謝謝大家，也辛苦大家了</text:p>
          </table:table-cell>
          <table:table-cell office:value-type="string" calcext:value-type="string">
            <text:p>今年暑假因為一些壓力而復發，一開始他有積極就醫吃藥和諮商，。</text:p>
          </table:table-cell>
          <table:table-cell table:number-columns-repeated="3"/>
        </table:table-row>
        <table:table-row table:style-name="ro1">
          <table:table-cell office:value-type="float" office:value="2016" calcext:value-type="float">
            <text:p>2016</text:p>
          </table:table-cell>
          <table:table-cell office:value-type="string" calcext:value-type="string">
            <text:p>Oct</text:p>
          </table:table-cell>
          <table:table-cell office:value-type="float" office:value="12" calcext:value-type="float">
            <text:p>12</text:p>
          </table:table-cell>
          <table:table-cell office:value-type="string" calcext:value-type="string">
            <text:p>03:44:53</text:p>
          </table:table-cell>
          <table:table-cell office:value-type="string" calcext:value-type="string">
            <text:p>Wed</text:p>
          </table:table-cell>
          <table:table-cell office:value-type="string" calcext:value-type="string">
            <text:p>Belieeve (芥末拿鐵)</text:p>
          </table:table-cell>
          <table:table-cell office:value-type="string" calcext:value-type="string">
            <text:p>[閒聊] 今日翻譯作業 復原的良藥就在你我心中</text:p>
          </table:table-cell>
          <table:table-cell office:value-type="string" calcext:value-type="string">
            <text:p>FALSE</text:p>
          </table:table-cell>
          <table:table-cell office:value-type="string" calcext:value-type="string">
            <text:p>給自己的作業，今日翻譯 餓死了，去吃東西(耶 腦袋有點不想動了zzz可是文法還沒看 總覺得每天都只會完成幾件事然後漏掉更多事 該買新的便利貼了...紀錄待辦事項 不想看文可以跳後記 腦袋動不了了，待會來打遊戲(X You Carry the Cure In Your Own Heart by Andrew Vachss 孩童時期所受的精神虐待會在成人後顯現出各種影響：包括成癮、暴怒、自我概念的殘缺 ，並缺乏與他人連結的能力。但即使你正身受其害，也不要絕望路途的盡頭是有出口 的。 身為律師，我在這專業裡是個異數。我的客戶們都是孩子受傷的、受損的孩子們。他 們遭受性侵、身體暴力、挨餓、忽視、拋棄等等人所能對他人做最下流的事。知道我工作 內容的人總會問我：什麼是你碰過最慘的案子?這個問題很難回答，做我這一行的知 道，早夭的嬰兒搞不好是那個家庭的孩子裡最幸運的了。但這問題依然在我心中縈繞不去 。我的答案是，在形形色色的兒虐案件中，情緒虐待可以說是最殘忍而且影響最長遠的。 情緒虐待是有系統地貶抑另一個人的行為。可以是刻意為之或下意識的(或兩者皆是)，通 常是連續性的作為，而不是單一事件。目的是降低小孩的自我意識，直到受害者認為自己 毫無價值可言不值得尊重、不值得享有友情、不值得有其他小孩天生就有的權利：愛 與保護。 情緒虐待可以是蓄意的攻擊：你好胖。你好笨。你醜死了。 情緒虐待也可以是隨機的，猶如核爆偶然外洩的輻射塵。例如在婚姻爭執裡，孩子們極容 易成為戰場。我記得遇到一個男孩，還不到十來歲，眼神空洞地搓揉著手腕上新近的傷疤 。只有這樣，才能讓他們兩個人都開心。他說。他的父母正困在離婚的冷酷戰爭中， 雙方都要求小孩全心全意的對自己忠誠，只屬於自己。 情緒虐待可以是惡意的主動貶低：看看你哥，你永遠不可能跟他一樣成功。；蓄意的 羞辱：你這個笨蛋，有你這種小孩我真丟臉。 但情緒虐待也可以是消極的，對小孩情緒的視而不見你沒看錯，以疏忽為罪名，但破 壞力一樣強大。 更可以是兩者合一，使它的負面影響呈幾何性的暴漲。 情緒虐待可以是言語或行為上的，主動或被動，經常或偶一為之。任一種，都常常像生理 上的虐待一樣痛苦。除了少數的案例之外，造成的傷害更為長遠。家長對子女的愛極其重 要，限制給愛可以造成子女無法成長的結果，和營養不良的危害一樣。 即使是天然的手足之情，也會被拒於門外。因為在家庭裡受害者已經被視為標靶小孩 。其他小孩會迅速模仿家長的惡行。這些手足學不到成熟的人應有的特質同理心、照 顧與保護他人反而學會惡意與攻擊。於是重複的劇碼只能世代上演。 不論受害者是被當成箭靶或是無辜的被波及，這些精神上的受虐兒童會試著解釋虐待者的 作為，最後在自我責備的流沙中掙扎求生。 情緒虐待不但是最難以捉摸的兒童虐待，它的內容更是鮮為人知。受害者經常不被重視， 因為心靈上的傷口不像身體上的那麼顯而易見。在這個殘忍的兒虐新聞天天上演的時代， 人們覺得只受到精神虐待的小孩，他們的痛苦不算什麼。奇怪的是，大眾能夠理解受 到身體虐待與性虐待的孩子需要時間復原和專業治療；但當提到精神虐待時，人們卻覺得 只要等他長大，自己就會好了。 這是有害又錯誤的成見。情緒虐待劃破心靈，重創靈魂，就像癌細胞一樣，從內部進行著 可怕的破壞。而且，如果沒有適當的診療的話，還會擴散轉移。 生理、性、與情感的虐待造成的傷害是同等的。唯一的差異只是施虐者選擇的武器而已。 我還記得一個女性個案，她已經為人祖母而她的施虐者很久前就過世了。她跟我說，時間 並沒有克服她的痛：那不僅僅是亂倫而已。她輕聲說，一切都是他並不愛我。如果 他愛我，就不會做出那樣的事。 情緒虐待和其他方式的差異之處在於，它讓受害者覺得自己才是有罪的。情緒虐待是重複 且不斷累加的行為，相當容易模仿，有些受害者便在往後的人生對自己的小孩施加同樣的 循環。雖然大部分的受害者拒絕重蹈覆轍，他們的人生卻嵌下了深切而捉摸無常的哀傷、 嚴重受損的自我概念、而且無法真正的融入並和他人連結。 情緒受虐待的孩子帶著被徹底改造的感知系統長大，以至於他們看待自己以及他人的行 為時，是透過扭曲的濾鏡的。許多受虐者窮其一生追求別人的認可（因為他們把認可誤認 成愛）。他們對愛的渴求雖是如此熱烈，卻又篤定自己不值得被愛，令他們承受在親 密關係中受虐的頭號風險。 當每個被毆打的婦女一意堅持：是我不好...真的啦，我一直踩到他的雷點。我們聽 到了她內心那個受虐的小孩。 幾乎注定失敗的成年後關係，加強了他們的自我貶低，化合成沉重的罪惡在受害者的生命 中反覆迴響。 情緒虐待使得孩子在往後的人生遭遇虐待。這是一枚定時炸彈，但它的影響難以察覺，因 為情緒受虐者傾向向內引爆，將憤怒轉向自己。當一個人外在的各個領域都功成名就時， 有誰能穿越表象看見那隱藏的傷口呢？ 治療團體內的成員有各種差異：社會階級、種族以及職業。但都展現某種自我毀滅的行為 模式：肥胖、藥物成癮、厭食、暴食、家庭暴力、兒童虐待、自殺嘗試、自殘、憂鬱、易 怒等。不同的症狀將他們引進療程中，但在認明某件事前他們將無法真正的復原他們 都擁有情緒虐待的童年。 在形形色色兒童保護的目標中，其中之一就是斬斷虐待的世代循環。但可別因為在情緒虐 待中，很少受害者轉變成施暴者，就讓我們錯覺贏了這場戰爭。部分受虐兒童已經被寫入 了高執行效率的錯誤程式 ，造成他們的部分人格自我管教並羞辱輕視自己。 這些痛苦並不會隨著成年而消失。事實上，某些人會日益惡化。我想起一個年輕女子，她 已經是有成就的專業人士，既親善又魅力四射，認識她的人都喜歡她。但她卻跟我說她決 定不生小孩，原因是我很怕我會像我父母一樣對待他們， 她說。 和其他兒童虐待不同，執行情緒虐待者很少否認自己的行為。恰恰相反，很多人還為他們 的心理施虐辯解，宣稱兒童時期的情緒虐待可以讓他們的小孩變堅強。只譴責不打 不成器這種變態的成見還不夠。我們還應該譴責另一個謊，那就是：心理虐待是為孩子 好，幫助孩子適應艱難的社會。我遇過幾個被教導這樣子適應人生的個案，當我遇到他們 時他們正在。 施虐者的主力武器是刻意引發你的罪惡感。和高利貸者操弄金錢一樣，他們操弄罪惡感： 他們其實不希望你把欠債還清，因為附加的利潤讓他們相當開心。 因為情緒虐待有太多的面貌以及面具，認清真實才能有效應對。舉例來說，當性虐待孩童 的指控浮上檯面，一種極醜陋的情緒虐待是施壓要受害者收回指控，因為他/她陳述的事 實傷害了這個家。同理可證，施壓要小孩認同慈愛父母的假象，也是情緒虐待。 不一定要牽涉到肢體行為也能構成情緒虐待。在一個極端的例子裡，一個佛州陪審員見證 了情緒虐待的致命傷害。17歲女孩的自殺起源於她媽媽的情緒虐待，她被媽媽逼著做脫衣 舞孃，而母親則靠著女兒的皮肉錢過活。 另一種鮮為人理解的情緒虐待要求受害者為自己被虐待負責，因為他們能夠諒解加害 者。跟一個十二歲的女孩說她是導致亂倫的推動者 (enabler)，分明是最醜惡的一種情緒 虐待。 要原諒(加害者)才能真的痊癒更是非常有害的迷思。對情緒虐待的受害者而言，最切 實有效的是自我幫助。 然而，當受害者卡在原諒加害者的想法中，他對自己的幫助也因 而無從施展。而受害者所能犯最慘痛的錯誤，莫過於試著讓施虐者改過自新。絕大多 數的時候，這只是又一個無法實現的願望而且受虐的兒童會將失敗歸咎於自己不值得 任何好結果。 情緒虐待的代價無法用可見的傷痕來細數，但每個受害者都會失去部分能力。當受害者卡 在理解與原諒的循環中，遺失的能力是無法尋回的。施虐者並沒有被原諒的權利，寬 恕的恩澤只能用實際的努力贖回。即使傷人的是言語，真正的原諒卻唯有行動才能換取。 對那些抱著美好家庭幻想的人來說，要拒絕那些責難並正視自己是受害者的事實，會比其 他人更加困難。在他們的探索之路上，只有真相才是通往自由的鑰匙這裡是指實際的 真相，而非施虐者創造出來扭曲的、利己的真相。 情緒虐待的惡疾染及全國。尖酸殘酷的人身攻擊被娛樂產業接受，只是冰山一角。當社會 的精神跟道德正在銹蝕，奠基在兒童情緒虐待上的家庭，也推了一把。而這波浪潮目前還 沒有減緩的跡象。 是否能對情緒施虐者有效治療，取決於原有行為背後的動機，他必須對於行為的根源深入 洞察並真切地想要改進。對某些施虐者來說，看到自己對自己的孩子做了什麼，或更進一 步能對他們強加在孩子心中的情緒感同身受，已經足以讓他們住手。其他施虐者需要藉由 幫助，有策略的管理自己的壓力，才不會將滿溢的負擔積壓到孩子身上。 不過有些情緒施虐者是無法復建的。這些人以操縱他人為生存方式。他們冷酷並刻意的設 置一種家庭的結構，在這結構之中，孩子想要卻永遠無法贏得父母的愛。這種情況下，任 何想治療整個家庭的期待注定落空。 如果你是情緒虐待的受害者，是幫助自己的唯一方法。自我參照是發展一套自己 的標準，為自己定義良善的真正意義。如果你一直戴著虐待者為你訂做的標籤 你瘋了、你不知感恩、事情才不是你想的那樣。那你只會陷在原有的循環之中。 孩時經歷情緒虐待的成年倖存者人生只有兩種選擇：學習自我參照，或繼續受害。因為你 的自我觀念已經被粉碎，你深深的受傷而且還被教育這些傷痛是你自己的錯誤造成的。如 果你還希望從那些不能或無能給予你贊同的施虐者身上尋求認可，你只是在扮演他們為你 安排好的角色而已。 現在的你，應停止扮演那個角色，該是為自己寫劇本的時候了。情緒虐待的受害者在自己 的心靈中藏有治癒的良藥。救贖即是學會尊重自己、贏得他人的尊重、並將那份尊重變作 親密關係中減一分不可的基本條件。對情緒受虐的孩子來說，痊癒的確來自於原諒，只是 要原諒的對象是自己。 你必須原諒自己是個個體，原諒自己就是自己。但你也必須了解自己值得被愛被尊重，給 自己一個承諾並注入力量，這場戰爭你就已經贏了一半，或更多。 啟程從來不嫌太早，或太晚。 _________________________________________ 後記 雖說是今日翻譯作業但其實斷斷續續打了好幾個月，速度跟烏龜一樣orz 當初因為這篇文章我很喜歡也影響我很深所以決定翻它 作者是一位受理兒虐案件的專業律師 也有出相關小說 Down To the Zero 有建議的話可以丟給我(沒有 或是有心理相關的素材，想要我翻的 (但可能沒辦法比這篇長XDDDD 今天好像做了很多事，又好像沒做什麼事 orz 不過至少翻譯的目標有達成</text:p>
          </table:table-cell>
          <table:table-cell office:value-type="string" calcext:value-type="string">
            <text:p>幫助，有策略的管理自己的壓力，才不會將滿溢的負擔積壓到孩子身上。</text:p>
          </table:table-cell>
          <table:table-cell table:number-columns-repeated="3"/>
        </table:table-row>
        <table:table-row table:style-name="ro1">
          <table:table-cell office:value-type="float" office:value="2016" calcext:value-type="float">
            <text:p>2016</text:p>
          </table:table-cell>
          <table:table-cell office:value-type="string" calcext:value-type="string">
            <text:p>Oct</text:p>
          </table:table-cell>
          <table:table-cell office:value-type="float" office:value="15" calcext:value-type="float">
            <text:p>15</text:p>
          </table:table-cell>
          <table:table-cell office:value-type="string" calcext:value-type="string">
            <text:p>09:31:39</text:p>
          </table:table-cell>
          <table:table-cell office:value-type="string" calcext:value-type="string">
            <text:p>Sat</text:p>
          </table:table-cell>
          <table:table-cell office:value-type="string" calcext:value-type="string">
            <text:p>Belieeve (芥末拿鐵)</text:p>
          </table:table-cell>
          <table:table-cell office:value-type="string" calcext:value-type="string">
            <text:p>[閒聊] 很放鬆</text:p>
          </table:table-cell>
          <table:table-cell office:value-type="string" calcext:value-type="string">
            <text:p>FALSE</text:p>
          </table:table-cell>
          <table:table-cell office:value-type="string" calcext:value-type="string">
            <text:p>放鬆一點不想在這階段就給自己太大壓力 謝謝pinpo的幫忙很感心 ：） 不過還是拖了兩天才去投履歷 不知為何比考研究所還緊張 有老闆說訓練期會低於最低工資 以前會負氣不想做 現在覺得可以累積經驗就好 標準變很低XDDD 有得做就不錯了 想爬一座山，踏出第一步還是比較重要。 第一次很認真的面對自立這件事 可是老闆一直沒打給我令人擔心 沒關係，明天可以再打去問，大不了再找。總會有辦法的。今天才第一天，不要太緊張。 胃痛無法睡但也不想做事(文法還沒念...orz 翻出胃藥結果已經過期半年了，希望吃了不會更痛 當初是痛到走路困難緩慢移動到溫州街的藥局買， 是好吸收的粉末狀胃藥，日本製的，藥師直接倒水給我吃完五分鐘就比較不痛了 結果我打完這段話好像就好一點點了，來去躺一下~</text:p>
          </table:table-cell>
          <table:table-cell office:value-type="string" calcext:value-type="string">
            <text:p>放鬆一點不想在這階段就給自己太大壓力。</text:p>
          </table:table-cell>
          <table:table-cell table:number-columns-repeated="3"/>
        </table:table-row>
        <table:table-row table:style-name="ro1">
          <table:table-cell office:value-type="float" office:value="2016" calcext:value-type="float">
            <text:p>2016</text:p>
          </table:table-cell>
          <table:table-cell office:value-type="string" calcext:value-type="string">
            <text:p>Oct</text:p>
          </table:table-cell>
          <table:table-cell office:value-type="float" office:value="16" calcext:value-type="float">
            <text:p>16</text:p>
          </table:table-cell>
          <table:table-cell office:value-type="string" calcext:value-type="string">
            <text:p>11:13:58</text:p>
          </table:table-cell>
          <table:table-cell office:value-type="string" calcext:value-type="string">
            <text:p>Sun</text:p>
          </table:table-cell>
          <table:table-cell office:value-type="string" calcext:value-type="string">
            <text:p>Belieeve (芥末拿鐵)</text:p>
          </table:table-cell>
          <table:table-cell office:value-type="string" calcext:value-type="string">
            <text:p>[閒聊] 三日翻譯 快樂的方法</text:p>
          </table:table-cell>
          <table:table-cell office:value-type="string" calcext:value-type="string">
            <text:p>FALSE</text:p>
          </table:table-cell>
          <table:table-cell office:value-type="string" calcext:value-type="string">
            <text:p>看來我好像沒辦法一天翻完一篇文(崩潰 這次是三日份，翻得好慢啊 下次先評估要切成幾天好了 唔...想記錄一下近況可是好像沒什麼力氣了，先去睡 How to Be Happy 快樂的方法 本文為贏得人生的科學（The Science of Winning at Life）系列的其中一篇文 某天我的同事跟我說：路克你是我認識的人之中看起來最開心的耶你是怎麼讓自己 一直這麼快樂的啊？ 雖然他可能只是在講好聽話，但我真的可以給出很長的答案。老實說，我曾經大半生都過 得很不快樂，還有過幾次自殺念頭。所以我花了兩年的時間研究快樂的科學。現在快樂已 經變成一種自然狀態，我甚至想不出上次超過20分鐘的低潮是多久前的事了。 這種改變可能不是每個人都能達到的，甚至可以說大部分的人無法做到 (需要優化其他因 素)，但是試一下也不會怎樣，不是嗎 人都希望快樂，而且快樂有很多好處。舉幾個例子，快樂不但可以改善生理健康、增加創 造力、還能讓你做出更聰明的決定（當你不開心的時候很難理智的)。所以啦，在我們用科 學與理智贏得人生的系列文中，就來了解一下快樂的科學吧。 之前我有提過，有堆積如山的研究是關於和呈正相關的因素。這裡的主觀幸福 感是個體對他們快樂指數以及人生滿意度的衡量。 和快樂的因素包含：年齡、性別、是否為人父母、智商、身材，與金錢（前 提是你在貧窮線之上）。的則有：健康、社交活動，與宗教歸屬感。跟快 樂有的因素是：基因、愛與關係滿意度，以及工作滿意度。 但探討關聯性還不夠。我們想知道是什麼東西快樂。這就更難以捉摸了。不過呢，還 是有幾件事是確定的。 在快不快樂的變因中，基因主宰了50%。即使中了頭彩或四肢癱瘓也不會對快樂有一般以 為的那麼大的影響。我們可以推測因為基因型塑了你的個性，個性決定了你快不快樂，而 個性常常是一代傳一代的。 那到底哪些特質跟快樂最有關聯呢？最有關的特質之一是外向，其他還有嚴謹自律性、 親和力、自信，以及樂觀精神。 如果你沒有這些特質怎麼辦？這邊很重要的一點：你或許有潛力擁有這些特質，只是你不 知道。比方說，內向特質可能會因為缺少而更加明顯。如果你決定學習並使用社 交技巧，可能會發現你比你以為的更外向（這事發生在我身上）同理可證，嚴謹自律性 、親和力、自信，以及樂觀精神也一樣，它們和天生個性只有部分關連。這些東 西在某種程度上是可以學習的，學習這些技巧（或甚至只是假裝它們）能夠增進快樂。 快樂不是由客觀條件決定的，而是你對這些客觀條件的。 快樂也是比較出來的：你在比佛利山年收入8萬美元（但你鄰居通通賺13萬美元）可能比 不上在波多黎各年收2.5萬美元來得快樂（鄰居賺1.3萬美元）。 這個比較也可以是另一種：和你自己的比較。人對未來的事會激發多強的情緒其實不 太會預測。我們常會把一些事情將會經歷的悲慘預期得太高，比如說分手、無法升遷，或 感染疾病。我們也會把某些事可以獲得的快樂預期得太高，像是買好車、工作升遷，或是 搬到美好的海岸城市。所以說呢，你應該把這些開銷會給你的喜悅從期望中調低一點。 你可能已經聽過幾個有名的研究指出在心流狀態中的人是最快樂的。心流是當你完全 專注做一件對你來說很有趣、有挑戰性，又可以直接帶給你滿足感的事時，所達到的狀態 。這是一種專注在當下而忘我的經驗，也就是運動員常常說的神馳狀態（being in the zone）。 要找到心流最關鍵的就是做符合你技術水平的事情。如果某件事高過水平太多，你會做得 很挫敗。如果這件事太簡單，又會讓人無聊。只有當事情有挑戰性又在你能力範圍內你才 會做得開心。這讓我想到烏龍巡警裡的州際巡警，他們設計了奇奇怪怪的遊戲跟挑戰 來熬過無聊的工作內容。在洋芋片工廠工作的米爾托楊（Myrtle Young）把看起來像名 人的洋芋片從輸送帶上挑出來收藏，把她原來無聊的工作變得更有趣、更有挑戰性了。 對正在跟負面思緒拉鋸的人來說，心流大概是最好的解藥了。強迫性的正向思考其實不像 大家相信的那麼有用，反而常適得其反。試著去想擾人的想法X跟試著不要去想粉紅 色大象是一樣的：你現在無法不想粉紅色大象了吧。 研究不僅說，在當下忘我可以帶給人快樂時光，還進一步指出，當不在心流中時你可以從 情境中退出一步並練習正念關注自己所處的情境、行動，以及感覺這可以減 少慢性疼痛及憂鬱狀況，降低壓力跟焦慮，還能帶來廣大的其他好處。 寫到這裡，我們已經發現快樂真是複雜的一件事。還沒完喔，我們還必須記得。 我也只能在這篇短短的貼文寫到一些皮毛而已。總之， 不快樂並不是三兩下就可以解決的；通往祝福的路總是曲折的。 通往快樂的路徑對每個人都不一樣。憂鬱症起因於化學物質不平衡，對患者來說吃藥可能 比學習社交有效。一個健康、外向、受人肯定又自律的女生也可以因為悲慘的婚姻 而不快樂。有些人在壓抑自尊的教養方式下成長，他們需要消耗很大的能量來克服內心的 不足。有些人要走很長很長的路才能達到快樂，有些人則只需要走一小段路。 我在下面列出了讓人更快樂的各種方法。有些我前面有寫到，還有很多是我沒提到的。 根據我讀的資料，我依照重要性跟效果，把這些方法由高到低粗略的排了一下。選擇先嘗 試哪個方法的時候，你必須想想你是個什麼樣的人，什麼事會讓你開心或不開心，還有你 希望達成什麼。另外，在投入任何方法之前你還必須熟練戰勝拖延的技巧。 OK，話不多說，以下就是一些變快樂的方法。 1. 如果你有憂鬱症、焦慮症、妄想症、認知失調，或其他嚴重疾病， 2. 就算不需要專業協助，還是有自然療法或簡化療法的顧問像是Tom Clark。他們可以幫 你探索自我和指導你起步。 3. 發展和外向特質有關的技巧和習慣。首先，幫自己找不錯的衣服來學習穿搭。男生可 以看這些書，女生可以問你的姊妹或是讀這些書。再來，搞懂包括肢體語言的基本社交技 巧。如果你真的很內向，可以先在Chatroulette或Omegle上練習。然後花比平常多一點時 間跟人相處和練習寒暄（small talk）。參加meetups跟CouchSurfing的團體活動。練習 技巧直到你覺得自然為止，然後你會驚覺自己開始享受他人的陪伴。也記得學學怎麼讓自 己變得有趣然後實際練習。 4. 增進你的跟。這其實不太好拿捏。首先，太自信可能會變成有害的自 戀。再來，很難確定一個理智的人真的會用各種常見的方法（像是自圓其說的偏見、用他 人的稱讚來取暖啦、死不走出舒適圈啦）來增加自信。因為這些方法遊走在自我欺騙與反 智之間。不過還是有幾個安全又可行的方法的。試著使用階梯式成功、替代勝利法、比較 滿足原理，就像之前提到的。 5. 培養你的。簡單來說其實就是：培養同理心。不巧的是，確定可以增加同理心 的方法（科學支持的）不多。目前能做的大概就是站在對方的立場著想，想想比你不幸的 人，這種普遍通用的常識。同理之根（Roots of Empathy）這個組織可能也會有些有 用的建議。 6. 增強你的。 自律嚴謹性包含一系列的特徵：組織能力、工作紀律、可靠度 與事前規劃的能力等等。每個個別的特徵都是可以習得的。在這邊克服拖延的技巧就很有 用。也有人推薦一本書《儘管去做無壓工作的藝術》（Getting Things Done） 讓他 們變得更有組織跟可靠。 7. 發展。每天都用心品味美好的時光。花時間回想美好的回憶。在一天快結 束時寫下五件你覺得感激的事情：遮風避雨的住處、出生在富有國家的幸運、Less Wrong 的存在、巧克力的味道、高潮的感覺...隨便都可以。聽起來好像很小兒科，但這方法真 的有用。 8. 活出你的。宗教的益處大概就是它會讓人感到有意義跟目標。但這邊沒有 神仙教母跑出來給你目標，你只能靠自己發現動力來自何方。這可能會花不少時間，而你 或許要投注身心在不同的領域尋尋覓覓。但只要你找到能讓你動起來的目標，就持續去做 吧（雖然你可能會找到不只一個，而是一堆目標）感受到強烈的目標與意義感有很廣的 正面效應。其實並不是所有資料都會提到目標的重要性，但是對我的大腦構造來說，這可 是清單上讓我改變最大的方法了。 9. 找到更有。很少人能真的靠他們喜歡的事生存。要做到這件事可以很困 難也可以很複雜。你搞不好要先做到這份清單上其他十件事，才會比較有機會找到你喜歡 的工作。想知道什麼職業可能會有你感興趣的工作內容，可以先試試看霍蘭德職業興趣量 表。在美國， ONET的網站可以幫你找到有市場需求又適合你性格的工作。 10. 改善你跟之間的關係，或直接換一個不一樣的。跟找到你喜歡的工作一樣，這也 很複雜，但影響可以很重大。如果親密關係已經走入死胡同，或許該考慮斷開它，你才能 花更多時間讓自己成長，這樣也會對未來其他關係有幫助。如果你對現在這個人很認真， 改進這段關係的方法也有很多。大家常常鼓吹的積極聆聽其實無法確保成功的關係。 要改善關係及增加滿意度，比較高機率成功而且經得起檢驗的做法包括：（1）常跟你的 伴侶嘗試刺激或新奇的活動。（2）對伴侶講正面的事，或用正面的方式談到他，要至少 是負面的五倍。（3）每周花時間寫下你們的關係比其他你知道的親密關係好的理由。（4 ）批評伴侶的時候，也提出一兩件他的優點來平衡。（5）增加注視對方眼睛的頻率。 11. ，動一動。可以增加專注力跟身心健康。 12. 花更多時間在之中。丟掉不可能的任務，換成跟你技術水平的極限差不多的任務 。把簡單無聊的事變成遊戲，或增加挑戰性，讓它們引人入勝。 13. 規律而持續的。當不在心流裡的時候，從自己抽離一下然後關注自己當下的 行為，自己的情緒怎麼運作，以及你現在的的行動是如何導向你的目標。靜坐對這會有幫 助。 14. 。某種意義上，你擁有的東西是會反過來你的。消費主義讓人不快 樂。不巧的是，你可能從小就習慣透過消費主義的眼鏡看世界了。你可以用The Century of the Self這部紀錄片移除植入你腦中的眼鏡，這部片描述了愛 德華博內斯怎麼有計畫的發明消費主義。看完之後，你可能會開始想把一堆自己的東 西賣掉或送人，更重要的是，它可能會大大改變你的消費模式。 要注意的是，把尋找快樂當成最終目的可能會事倍功半。許多人指出一直檢查自己快不 快樂其實會降低快樂這正好符合心流的研究。所以不如找清單裡的幾個項目當成最終目標 來努力，讓快樂這個附加產品自然產生吧。 最後記住：在網路上看文章不會讓你變快樂。只有當你實行科學有效的方法時，快樂才會 降臨。 祝你好運 _____________________________ 本文出處是Less Wrong，這是一個倡導用理智與科學清除人生中 既有的偏見並改善人生的論壇。 原文內文有很多連結，有許多地方作者還特別註記加以解釋 但是考慮到PTT不太適合把落落長的網址，參考資料跟注釋都丟上來，所以只有挑 比較有需要的地方用比較暗的字體補充而已(而且翻註解感覺好無聊啊...(炸 大家晚安~ 試上高峰窺皓月 偶開天眼覷紅塵 可憐身是眼中人 __ ^^</text:p>
          </table:table-cell>
          <table:table-cell office:value-type="string" calcext:value-type="string">
            <text:p>少慢性疼痛及憂鬱狀況，降低壓力跟焦慮，還能帶來廣大的其他好處。</text:p>
          </table:table-cell>
          <table:table-cell table:number-columns-repeated="3"/>
        </table:table-row>
      </table:table>
      <table:table table:name="Sheet2" table:style-name="ta1">
        <table:table-column table:style-name="co13" table:default-cell-style-name="Default"/>
        <table:table-column table:style-name="co12" table:default-cell-style-name="ce3"/>
        <table:table-row table:style-name="ro1">
          <table:table-cell table:style-name="ce2" office:value-type="string" calcext:value-type="string">
            <text:p>keyword</text:p>
          </table:table-cell>
          <table:table-cell office:value-type="string" calcext:value-type="string">
            <text:p>level</text:p>
          </table:table-cell>
        </table:table-row>
        <table:table-row table:style-name="ro1">
          <table:table-cell table:style-name="ce2" office:value-type="string" calcext:value-type="string">
            <text:p>寫下來</text:p>
          </table:table-cell>
          <table:table-cell office:value-type="float" office:value="4" calcext:value-type="float">
            <text:p>4</text:p>
          </table:table-cell>
        </table:table-row>
        <table:table-row table:style-name="ro1" table:visibility="filter">
          <table:table-cell office:value-type="string" calcext:value-type="string">
            <text:p>不要因為副作用自己停藥</text:p>
          </table:table-cell>
          <table:table-cell office:value-type="float" office:value="3" calcext:value-type="float">
            <text:p>3</text:p>
          </table:table-cell>
        </table:table-row>
        <table:table-row table:style-name="ro1" table:visibility="filter">
          <table:table-cell office:value-type="string" calcext:value-type="string">
            <text:p>時間就是最好的藥</text:p>
          </table:table-cell>
          <table:table-cell office:value-type="float" office:value="3" calcext:value-type="float">
            <text:p>3</text:p>
          </table:table-cell>
        </table:table-row>
        <table:table-row table:style-name="ro1">
          <table:table-cell office:value-type="string" calcext:value-type="string">
            <text:p>找到工作</text:p>
          </table:table-cell>
          <table:table-cell office:value-type="float" office:value="4" calcext:value-type="float">
            <text:p>4</text:p>
          </table:table-cell>
        </table:table-row>
        <table:table-row table:style-name="ro1" table:visibility="filter">
          <table:table-cell office:value-type="string" calcext:value-type="string">
            <text:p>大聲吼出來</text:p>
          </table:table-cell>
          <table:table-cell office:value-type="float" office:value="3" calcext:value-type="float">
            <text:p>3</text:p>
          </table:table-cell>
        </table:table-row>
        <table:table-row table:style-name="ro1">
          <table:table-cell office:value-type="string" calcext:value-type="string">
            <text:p>旅行</text:p>
          </table:table-cell>
          <table:table-cell office:value-type="float" office:value="4" calcext:value-type="float">
            <text:p>4</text:p>
          </table:table-cell>
        </table:table-row>
        <table:table-row table:style-name="ro1">
          <table:table-cell office:value-type="string" calcext:value-type="string">
            <text:p>問題解決技巧</text:p>
          </table:table-cell>
          <table:table-cell office:value-type="float" office:value="4" calcext:value-type="float">
            <text:p>4</text:p>
          </table:table-cell>
        </table:table-row>
        <table:table-row table:style-name="ro1">
          <table:table-cell office:value-type="string" calcext:value-type="string">
            <text:p>寫寫文字</text:p>
          </table:table-cell>
          <table:table-cell office:value-type="float" office:value="4" calcext:value-type="float">
            <text:p>4</text:p>
          </table:table-cell>
        </table:table-row>
        <table:table-row table:style-name="ro1">
          <table:table-cell office:value-type="string" calcext:value-type="string">
            <text:p>寫寫文字</text:p>
          </table:table-cell>
          <table:table-cell office:value-type="float" office:value="4" calcext:value-type="float">
            <text:p>4</text:p>
          </table:table-cell>
        </table:table-row>
        <table:table-row table:style-name="ro1" table:visibility="filter">
          <table:table-cell office:value-type="string" calcext:value-type="string">
            <text:p>說要退休</text:p>
          </table:table-cell>
          <table:table-cell office:value-type="float" office:value="3" calcext:value-type="float">
            <text:p>3</text:p>
          </table:table-cell>
        </table:table-row>
        <table:table-row table:style-name="ro1">
          <table:table-cell office:value-type="string" calcext:value-type="string">
            <text:p>工作</text:p>
          </table:table-cell>
          <table:table-cell office:value-type="float" office:value="4" calcext:value-type="float">
            <text:p>4</text:p>
          </table:table-cell>
        </table:table-row>
        <table:table-row table:style-name="ro1" table:visibility="filter">
          <table:table-cell office:value-type="string" calcext:value-type="string">
            <text:p>覺得自己多少有貢獻</text:p>
          </table:table-cell>
          <table:table-cell office:value-type="float" office:value="3" calcext:value-type="float">
            <text:p>3</text:p>
          </table:table-cell>
        </table:table-row>
        <table:table-row table:style-name="ro1" table:visibility="filter">
          <table:table-cell office:value-type="string" calcext:value-type="string">
            <text:p>逃避甚至又開始喝酒</text:p>
          </table:table-cell>
          <table:table-cell office:value-type="float" office:value="1" calcext:value-type="float">
            <text:p>1</text:p>
          </table:table-cell>
        </table:table-row>
        <table:table-row table:style-name="ro1" table:visibility="filter">
          <table:table-cell office:value-type="string" calcext:value-type="string">
            <text:p>想自殺或沒有生存意願</text:p>
          </table:table-cell>
          <table:table-cell office:value-type="float" office:value="1" calcext:value-type="float">
            <text:p>1</text:p>
          </table:table-cell>
        </table:table-row>
        <table:table-row table:style-name="ro1">
          <table:table-cell office:value-type="string" calcext:value-type="string">
            <text:p>談話</text:p>
          </table:table-cell>
          <table:table-cell office:value-type="float" office:value="4" calcext:value-type="float">
            <text:p>4</text:p>
          </table:table-cell>
        </table:table-row>
        <table:table-row table:style-name="ro1">
          <table:table-cell office:value-type="string" calcext:value-type="string">
            <text:p>類似聊天的方式傾吐內</text:p>
          </table:table-cell>
          <table:table-cell office:value-type="float" office:value="4" calcext:value-type="float">
            <text:p>4</text:p>
          </table:table-cell>
        </table:table-row>
        <table:table-row table:style-name="ro1">
          <table:table-cell office:value-type="string" calcext:value-type="string">
            <text:p>說出來</text:p>
          </table:table-cell>
          <table:table-cell office:value-type="float" office:value="4" calcext:value-type="float">
            <text:p>4</text:p>
          </table:table-cell>
        </table:table-row>
        <table:table-row table:style-name="ro1">
          <table:table-cell office:value-type="string" calcext:value-type="string">
            <text:p>運動</text:p>
          </table:table-cell>
          <table:table-cell office:value-type="float" office:value="4" calcext:value-type="float">
            <text:p>4</text:p>
          </table:table-cell>
        </table:table-row>
        <table:table-row table:style-name="ro1">
          <table:table-cell office:value-type="string" calcext:value-type="string">
            <text:p>找親朋好友聊天</text:p>
          </table:table-cell>
          <table:table-cell office:value-type="float" office:value="4" calcext:value-type="float">
            <text:p>4</text:p>
          </table:table-cell>
        </table:table-row>
        <table:table-row table:style-name="ro1">
          <table:table-cell office:value-type="string" calcext:value-type="string">
            <text:p>每個挑戰都當作第一次接觸</text:p>
          </table:table-cell>
          <table:table-cell office:value-type="float" office:value="4" calcext:value-type="float">
            <text:p>4</text:p>
          </table:table-cell>
        </table:table-row>
        <table:table-row table:style-name="ro1">
          <table:table-cell office:value-type="string" calcext:value-type="string">
            <text:p>看醫生服藥</text:p>
          </table:table-cell>
          <table:table-cell office:value-type="float" office:value="4" calcext:value-type="float">
            <text:p>4</text:p>
          </table:table-cell>
        </table:table-row>
        <table:table-row table:style-name="ro1">
          <table:table-cell office:value-type="string" calcext:value-type="string">
            <text:p>唱歌</text:p>
          </table:table-cell>
          <table:table-cell office:value-type="float" office:value="4" calcext:value-type="float">
            <text:p>4</text:p>
          </table:table-cell>
        </table:table-row>
        <table:table-row table:style-name="ro1">
          <table:table-cell office:value-type="string" calcext:value-type="string">
            <text:p>藥</text:p>
          </table:table-cell>
          <table:table-cell office:value-type="float" office:value="4" calcext:value-type="float">
            <text:p>4</text:p>
          </table:table-cell>
        </table:table-row>
        <table:table-row table:style-name="ro1" table:visibility="filter">
          <table:table-cell office:value-type="string" calcext:value-type="string">
            <text:p>購物</text:p>
          </table:table-cell>
          <table:table-cell office:value-type="float" office:value="3" calcext:value-type="float">
            <text:p>3</text:p>
          </table:table-cell>
        </table:table-row>
        <table:table-row table:style-name="ro1">
          <table:table-cell office:value-type="string" calcext:value-type="string">
            <text:p>藥物治療</text:p>
          </table:table-cell>
          <table:table-cell office:value-type="float" office:value="4" calcext:value-type="float">
            <text:p>4</text:p>
          </table:table-cell>
        </table:table-row>
        <table:table-row table:style-name="ro1">
          <table:table-cell office:value-type="string" calcext:value-type="string">
            <text:p>吃藥</text:p>
          </table:table-cell>
          <table:table-cell office:value-type="float" office:value="4" calcext:value-type="float">
            <text:p>4</text:p>
          </table:table-cell>
        </table:table-row>
        <table:table-row table:style-name="ro1">
          <table:table-cell office:value-type="string" calcext:value-type="string">
            <text:p>承認自己特質與人不同</text:p>
          </table:table-cell>
          <table:table-cell office:value-type="float" office:value="4" calcext:value-type="float">
            <text:p>4</text:p>
          </table:table-cell>
        </table:table-row>
        <table:table-row table:style-name="ro1" table:visibility="filter">
          <table:table-cell office:value-type="string" calcext:value-type="string">
            <text:p>遠離學校</text:p>
          </table:table-cell>
          <table:table-cell office:value-type="float" office:value="1" calcext:value-type="float">
            <text:p>1</text:p>
          </table:table-cell>
        </table:table-row>
        <table:table-row table:style-name="ro1" table:visibility="filter">
          <table:table-cell office:value-type="string" calcext:value-type="string">
            <text:p>不會處理，而是在其他地方發洩</text:p>
          </table:table-cell>
          <table:table-cell office:value-type="float" office:value="1" calcext:value-type="float">
            <text:p>1</text:p>
          </table:table-cell>
        </table:table-row>
        <table:table-row table:style-name="ro1" table:visibility="filter">
          <table:table-cell office:value-type="string" calcext:value-type="string">
            <text:p>變成他人情緒的垃圾桶</text:p>
          </table:table-cell>
          <table:table-cell office:value-type="float" office:value="1" calcext:value-type="float">
            <text:p>1</text:p>
          </table:table-cell>
        </table:table-row>
        <table:table-row table:style-name="ro1">
          <table:table-cell office:value-type="string" calcext:value-type="string">
            <text:p>休個假</text:p>
          </table:table-cell>
          <table:table-cell office:value-type="float" office:value="4" calcext:value-type="float">
            <text:p>4</text:p>
          </table:table-cell>
        </table:table-row>
        <table:table-row table:style-name="ro1">
          <table:table-cell office:value-type="string" calcext:value-type="string">
            <text:p>諮商</text:p>
          </table:table-cell>
          <table:table-cell office:value-type="float" office:value="4" calcext:value-type="float">
            <text:p>4</text:p>
          </table:table-cell>
        </table:table-row>
        <table:table-row table:style-name="ro1">
          <table:table-cell office:value-type="string" calcext:value-type="string">
            <text:p>從事讓自己感覺有價值和能力的事情</text:p>
          </table:table-cell>
          <table:table-cell office:value-type="float" office:value="4" calcext:value-type="float">
            <text:p>4</text:p>
          </table:table-cell>
        </table:table-row>
        <table:table-row table:style-name="ro1">
          <table:table-cell office:value-type="string" calcext:value-type="string">
            <text:p>藉由周圍親友的支持與陪伴</text:p>
          </table:table-cell>
          <table:table-cell office:value-type="float" office:value="4" calcext:value-type="float">
            <text:p>4</text:p>
          </table:table-cell>
        </table:table-row>
        <table:table-row table:style-name="ro1" table:visibility="filter">
          <table:table-cell office:value-type="string" calcext:value-type="string">
            <text:p>自責</text:p>
          </table:table-cell>
          <table:table-cell office:value-type="float" office:value="1" calcext:value-type="float">
            <text:p>1</text:p>
          </table:table-cell>
        </table:table-row>
        <table:table-row table:style-name="ro1" table:visibility="filter">
          <table:table-cell office:value-type="string" calcext:value-type="string">
            <text:p>隨緣</text:p>
          </table:table-cell>
          <table:table-cell office:value-type="float" office:value="3" calcext:value-type="float">
            <text:p>3</text:p>
          </table:table-cell>
        </table:table-row>
        <table:table-row table:style-name="ro1">
          <table:table-cell office:value-type="string" calcext:value-type="string">
            <text:p>承受</text:p>
          </table:table-cell>
          <table:table-cell office:value-type="float" office:value="4" calcext:value-type="float">
            <text:p>4</text:p>
          </table:table-cell>
        </table:table-row>
        <table:table-row table:style-name="ro1">
          <table:table-cell office:value-type="string" calcext:value-type="string">
            <text:p>看醫生</text:p>
          </table:table-cell>
          <table:table-cell office:value-type="float" office:value="4" calcext:value-type="float">
            <text:p>4</text:p>
          </table:table-cell>
        </table:table-row>
        <table:table-row table:style-name="ro1" table:visibility="filter">
          <table:table-cell office:value-type="string" calcext:value-type="string">
            <text:p>哭</text:p>
          </table:table-cell>
          <table:table-cell office:value-type="float" office:value="3" calcext:value-type="float">
            <text:p>3</text:p>
          </table:table-cell>
        </table:table-row>
        <table:table-row table:style-name="ro1" table:visibility="filter">
          <table:table-cell office:value-type="string" calcext:value-type="string">
            <text:p>辭職</text:p>
          </table:table-cell>
          <table:table-cell office:value-type="float" office:value="3" calcext:value-type="float">
            <text:p>3</text:p>
          </table:table-cell>
        </table:table-row>
        <table:table-row table:style-name="ro1" table:visibility="filter">
          <table:table-cell office:value-type="string" calcext:value-type="string">
            <text:p>哭泣</text:p>
          </table:table-cell>
          <table:table-cell office:value-type="float" office:value="3" calcext:value-type="float">
            <text:p>3</text:p>
          </table:table-cell>
        </table:table-row>
        <table:table-row table:style-name="ro1">
          <table:table-cell office:value-type="string" calcext:value-type="string">
            <text:p>紓壓</text:p>
          </table:table-cell>
          <table:table-cell office:value-type="float" office:value="4" calcext:value-type="float">
            <text:p>4</text:p>
          </table:table-cell>
        </table:table-row>
        <table:table-row table:style-name="ro1">
          <table:table-cell office:value-type="string" calcext:value-type="string">
            <text:p>做料理做烘焙</text:p>
          </table:table-cell>
          <table:table-cell office:value-type="float" office:value="4" calcext:value-type="float">
            <text:p>4</text:p>
          </table:table-cell>
        </table:table-row>
        <table:table-row table:style-name="ro1" table:visibility="filter">
          <table:table-cell office:value-type="string" calcext:value-type="string">
            <text:p>狂抓頭皮屑</text:p>
          </table:table-cell>
          <table:table-cell office:value-type="float" office:value="3" calcext:value-type="float">
            <text:p>3</text:p>
          </table:table-cell>
        </table:table-row>
        <table:table-row table:style-name="ro1">
          <table:table-cell office:value-type="string" calcext:value-type="string">
            <text:p>換個環境</text:p>
          </table:table-cell>
          <table:table-cell office:value-type="float" office:value="4" calcext:value-type="float">
            <text:p>4</text:p>
          </table:table-cell>
        </table:table-row>
        <table:table-row table:style-name="ro1" table:visibility="filter">
          <table:table-cell office:value-type="string" calcext:value-type="string">
            <text:p>暴食</text:p>
          </table:table-cell>
          <table:table-cell office:value-type="float" office:value="1" calcext:value-type="float">
            <text:p>1</text:p>
          </table:table-cell>
        </table:table-row>
        <table:table-row table:style-name="ro1" table:visibility="filter">
          <table:table-cell office:value-type="string" calcext:value-type="string">
            <text:p>逛街花錢</text:p>
          </table:table-cell>
          <table:table-cell office:value-type="float" office:value="3" calcext:value-type="float">
            <text:p>3</text:p>
          </table:table-cell>
        </table:table-row>
        <table:table-row table:style-name="ro1">
          <table:table-cell office:value-type="string" calcext:value-type="string">
            <text:p>動作放慢</text:p>
          </table:table-cell>
          <table:table-cell office:value-type="float" office:value="4" calcext:value-type="float">
            <text:p>4</text:p>
          </table:table-cell>
        </table:table-row>
        <table:table-row table:style-name="ro1">
          <table:table-cell office:value-type="string" calcext:value-type="string">
            <text:p>藥物</text:p>
          </table:table-cell>
          <table:table-cell office:value-type="float" office:value="4" calcext:value-type="float">
            <text:p>4</text:p>
          </table:table-cell>
        </table:table-row>
        <table:table-row table:style-name="ro1">
          <table:table-cell office:value-type="string" calcext:value-type="string">
            <text:p>運動</text:p>
          </table:table-cell>
          <table:table-cell office:value-type="float" office:value="4" calcext:value-type="float">
            <text:p>4</text:p>
          </table:table-cell>
        </table:table-row>
        <table:table-row table:style-name="ro1" table:visibility="filter">
          <table:table-cell office:value-type="string" calcext:value-type="string">
            <text:p>獨自解決</text:p>
          </table:table-cell>
          <table:table-cell office:value-type="float" office:value="3" calcext:value-type="float">
            <text:p>3</text:p>
          </table:table-cell>
        </table:table-row>
        <table:table-row table:style-name="ro1" table:visibility="filter">
          <table:table-cell office:value-type="string" calcext:value-type="string">
            <text:p>拒絕，視而不見</text:p>
          </table:table-cell>
          <table:table-cell office:value-type="float" office:value="3" calcext:value-type="float">
            <text:p>3</text:p>
          </table:table-cell>
        </table:table-row>
        <table:table-row table:style-name="ro1" table:visibility="filter">
          <table:table-cell office:value-type="string" calcext:value-type="string">
            <text:p>遠離壓力來源</text:p>
          </table:table-cell>
          <table:table-cell office:value-type="float" office:value="3" calcext:value-type="float">
            <text:p>3</text:p>
          </table:table-cell>
        </table:table-row>
        <table:table-row table:style-name="ro1" table:visibility="filter">
          <table:table-cell office:value-type="string" calcext:value-type="string">
            <text:p>摸魚</text:p>
          </table:table-cell>
          <table:table-cell office:value-type="float" office:value="1" calcext:value-type="float">
            <text:p>1</text:p>
          </table:table-cell>
        </table:table-row>
        <table:table-row table:style-name="ro1">
          <table:table-cell office:value-type="string" calcext:value-type="string">
            <text:p>找個醫生</text:p>
          </table:table-cell>
          <table:table-cell office:value-type="float" office:value="4" calcext:value-type="float">
            <text:p>4</text:p>
          </table:table-cell>
        </table:table-row>
        <table:table-row table:style-name="ro1" table:visibility="filter">
          <table:table-cell office:value-type="string" calcext:value-type="string">
            <text:p>休學</text:p>
          </table:table-cell>
          <table:table-cell office:value-type="float" office:value="1" calcext:value-type="float">
            <text:p>1</text:p>
          </table:table-cell>
        </table:table-row>
        <table:table-row table:style-name="ro1">
          <table:table-cell office:value-type="string" calcext:value-type="string">
            <text:p>調節好自己的身體情緒</text:p>
          </table:table-cell>
          <table:table-cell office:value-type="float" office:value="4" calcext:value-type="float">
            <text:p>4</text:p>
          </table:table-cell>
        </table:table-row>
        <table:table-row table:style-name="ro1">
          <table:table-cell office:value-type="string" calcext:value-type="string">
            <text:p>學習與憂鬱症和平相處</text:p>
          </table:table-cell>
          <table:table-cell office:value-type="float" office:value="4" calcext:value-type="float">
            <text:p>4</text:p>
          </table:table-cell>
        </table:table-row>
        <table:table-row table:style-name="ro1" table:visibility="filter">
          <table:table-cell office:value-type="string" calcext:value-type="string">
            <text:p>強迫症</text:p>
          </table:table-cell>
          <table:table-cell office:value-type="float" office:value="3" calcext:value-type="float">
            <text:p>3</text:p>
          </table:table-cell>
        </table:table-row>
        <table:table-row table:style-name="ro1" table:visibility="filter">
          <table:table-cell office:value-type="string" calcext:value-type="string">
            <text:p>害怕</text:p>
          </table:table-cell>
          <table:table-cell office:value-type="float" office:value="1" calcext:value-type="float">
            <text:p>1</text:p>
          </table:table-cell>
        </table:table-row>
        <table:table-row table:style-name="ro1" table:visibility="filter">
          <table:table-cell office:value-type="string" calcext:value-type="string">
            <text:p>逃避</text:p>
          </table:table-cell>
          <table:table-cell office:value-type="float" office:value="1" calcext:value-type="float">
            <text:p>1</text:p>
          </table:table-cell>
        </table:table-row>
        <table:table-row table:style-name="ro2">
          <table:table-cell office:value-type="string" calcext:value-type="string">
            <text:p>先賺錢(金錢壓力) </text:p>
          </table:table-cell>
          <table:table-cell office:value-type="float" office:value="4" calcext:value-type="float">
            <text:p>4</text:p>
          </table:table-cell>
        </table:table-row>
        <table:table-row table:style-name="ro2">
          <table:table-cell office:value-type="string" calcext:value-type="string">
            <text:p>改善關係(感情壓力)</text:p>
          </table:table-cell>
          <table:table-cell office:value-type="float" office:value="4" calcext:value-type="float">
            <text:p>4</text:p>
          </table:table-cell>
        </table:table-row>
        <table:table-row table:style-name="ro1" table:visibility="filter">
          <table:table-cell office:value-type="string" calcext:value-type="string">
            <text:p>離開壓力來源</text:p>
          </table:table-cell>
          <table:table-cell office:value-type="float" office:value="3" calcext:value-type="float">
            <text:p>3</text:p>
          </table:table-cell>
        </table:table-row>
        <table:table-row table:style-name="ro1" table:visibility="filter">
          <table:table-cell office:value-type="string" calcext:value-type="string">
            <text:p>逃避</text:p>
          </table:table-cell>
          <table:table-cell office:value-type="float" office:value="1" calcext:value-type="float">
            <text:p>1</text:p>
          </table:table-cell>
        </table:table-row>
        <table:table-row table:style-name="ro1" table:visibility="filter">
          <table:table-cell office:value-type="string" calcext:value-type="string">
            <text:p>大當機</text:p>
          </table:table-cell>
          <table:table-cell office:value-type="float" office:value="2" calcext:value-type="float">
            <text:p>2</text:p>
          </table:table-cell>
        </table:table-row>
        <table:table-row table:style-name="ro1" table:visibility="filter">
          <table:table-cell office:value-type="string" calcext:value-type="string">
            <text:p>抱抱他、和他出去玩</text:p>
          </table:table-cell>
          <table:table-cell office:value-type="float" office:value="3" calcext:value-type="float">
            <text:p>3</text:p>
          </table:table-cell>
        </table:table-row>
        <table:table-row table:style-name="ro1" table:visibility="filter">
          <table:table-cell office:value-type="string" calcext:value-type="string">
            <text:p>不要聊到他壓力來源的話題</text:p>
          </table:table-cell>
          <table:table-cell office:value-type="float" office:value="3" calcext:value-type="float">
            <text:p>3</text:p>
          </table:table-cell>
        </table:table-row>
        <table:table-row table:style-name="ro1">
          <table:table-cell office:value-type="string" calcext:value-type="string">
            <text:p>鎮靜劑</text:p>
          </table:table-cell>
          <table:table-cell office:value-type="float" office:value="4" calcext:value-type="float">
            <text:p>4</text:p>
          </table:table-cell>
        </table:table-row>
        <table:table-row table:style-name="ro1" table:visibility="filter">
          <table:table-cell office:value-type="string" calcext:value-type="string">
            <text:p>想睡</text:p>
          </table:table-cell>
          <table:table-cell office:value-type="float" office:value="3" calcext:value-type="float">
            <text:p>3</text:p>
          </table:table-cell>
        </table:table-row>
        <table:table-row table:style-name="ro1" table:visibility="filter">
          <table:table-cell office:value-type="string" calcext:value-type="string">
            <text:p>想吐</text:p>
          </table:table-cell>
          <table:table-cell office:value-type="float" office:value="3" calcext:value-type="float">
            <text:p>3</text:p>
          </table:table-cell>
        </table:table-row>
        <table:table-row table:style-name="ro1" table:visibility="filter">
          <table:table-cell office:value-type="string" calcext:value-type="string">
            <text:p>想看很獵奇的東西</text:p>
          </table:table-cell>
          <table:table-cell office:value-type="float" office:value="3" calcext:value-type="float">
            <text:p>3</text:p>
          </table:table-cell>
        </table:table-row>
        <table:table-row table:style-name="ro1" table:visibility="filter">
          <table:table-cell office:value-type="string" calcext:value-type="string">
            <text:p>酒精</text:p>
          </table:table-cell>
          <table:table-cell office:value-type="float" office:value="1" calcext:value-type="float">
            <text:p>1</text:p>
          </table:table-cell>
        </table:table-row>
        <table:table-row table:style-name="ro1">
          <table:table-cell office:value-type="string" calcext:value-type="string">
            <text:p>說說話談談心事</text:p>
          </table:table-cell>
          <table:table-cell office:value-type="float" office:value="4" calcext:value-type="float">
            <text:p>4</text:p>
          </table:table-cell>
        </table:table-row>
        <table:table-row table:style-name="ro1" table:visibility="filter">
          <table:table-cell office:value-type="string" calcext:value-type="string">
            <text:p>看些腐腐或宅宅</text:p>
          </table:table-cell>
          <table:table-cell office:value-type="float" office:value="3" calcext:value-type="float">
            <text:p>3</text:p>
          </table:table-cell>
        </table:table-row>
        <table:table-row table:style-name="ro1" table:visibility="filter">
          <table:table-cell office:value-type="string" calcext:value-type="string">
            <text:p>跳河</text:p>
          </table:table-cell>
          <table:table-cell office:value-type="float" office:value="1" calcext:value-type="float">
            <text:p>1</text:p>
          </table:table-cell>
        </table:table-row>
        <table:table-row table:style-name="ro1">
          <table:table-cell office:value-type="string" calcext:value-type="string">
            <text:p>心理諮商</text:p>
          </table:table-cell>
          <table:table-cell office:value-type="float" office:value="4" calcext:value-type="float">
            <text:p>4</text:p>
          </table:table-cell>
        </table:table-row>
        <table:table-row table:style-name="ro1" table:visibility="filter">
          <table:table-cell office:value-type="string" calcext:value-type="string">
            <text:p>只有我可以幫我自己</text:p>
          </table:table-cell>
          <table:table-cell office:value-type="float" office:value="2" calcext:value-type="float">
            <text:p>2</text:p>
          </table:table-cell>
        </table:table-row>
        <table:table-row table:style-name="ro1" table:visibility="filter">
          <table:table-cell office:value-type="string" calcext:value-type="string">
            <text:p>人生有什麼好事嗎</text:p>
          </table:table-cell>
          <table:table-cell office:value-type="float" office:value="2" calcext:value-type="float">
            <text:p>2</text:p>
          </table:table-cell>
        </table:table-row>
        <table:table-row table:style-name="ro1">
          <table:table-cell office:value-type="string" calcext:value-type="string">
            <text:p>看診</text:p>
          </table:table-cell>
          <table:table-cell office:value-type="float" office:value="4" calcext:value-type="float">
            <text:p>4</text:p>
          </table:table-cell>
        </table:table-row>
        <table:table-row table:style-name="ro1">
          <table:table-cell office:value-type="string" calcext:value-type="string">
            <text:p>傾訴</text:p>
          </table:table-cell>
          <table:table-cell office:value-type="float" office:value="4" calcext:value-type="float">
            <text:p>4</text:p>
          </table:table-cell>
        </table:table-row>
        <table:table-row table:style-name="ro2" table:visibility="filter">
          <table:table-cell office:value-type="string" calcext:value-type="string">
            <text:p>竄逃到二次元或2.5次元</text:p>
          </table:table-cell>
          <table:table-cell office:value-type="float" office:value="3" calcext:value-type="float">
            <text:p>3</text:p>
          </table:table-cell>
        </table:table-row>
        <table:table-row table:style-name="ro1" table:visibility="filter">
          <table:table-cell office:value-type="string" calcext:value-type="string">
            <text:p>邊走回家邊哭</text:p>
          </table:table-cell>
          <table:table-cell office:value-type="float" office:value="3" calcext:value-type="float">
            <text:p>3</text:p>
          </table:table-cell>
        </table:table-row>
        <table:table-row table:style-name="ro1" table:visibility="filter">
          <table:table-cell office:value-type="string" calcext:value-type="string">
            <text:p>哭</text:p>
          </table:table-cell>
          <table:table-cell office:value-type="float" office:value="3" calcext:value-type="float">
            <text:p>3</text:p>
          </table:table-cell>
        </table:table-row>
        <table:table-row table:style-name="ro1" table:visibility="filter">
          <table:table-cell office:value-type="string" calcext:value-type="string">
            <text:p>如果他能到天堂</text:p>
          </table:table-cell>
          <table:table-cell office:value-type="float" office:value="1" calcext:value-type="float">
            <text:p>1</text:p>
          </table:table-cell>
        </table:table-row>
        <table:table-row table:style-name="ro1" table:visibility="filter">
          <table:table-cell office:value-type="string" calcext:value-type="string">
            <text:p>很想離職</text:p>
          </table:table-cell>
          <table:table-cell office:value-type="float" office:value="3" calcext:value-type="float">
            <text:p>3</text:p>
          </table:table-cell>
        </table:table-row>
        <table:table-row table:style-name="ro1" table:visibility="filter">
          <table:table-cell office:value-type="string" calcext:value-type="string">
            <text:p>排解不了身體出狀況</text:p>
          </table:table-cell>
          <table:table-cell office:value-type="float" office:value="3" calcext:value-type="float">
            <text:p>3</text:p>
          </table:table-cell>
        </table:table-row>
        <table:table-row table:style-name="ro1" table:visibility="filter">
          <table:table-cell office:value-type="string" calcext:value-type="string">
            <text:p>離職</text:p>
          </table:table-cell>
          <table:table-cell office:value-type="float" office:value="3" calcext:value-type="float">
            <text:p>3</text:p>
          </table:table-cell>
        </table:table-row>
        <table:table-row table:style-name="ro1">
          <table:table-cell office:value-type="string" calcext:value-type="string">
            <text:p>找份簡單、自己能勝任的工作</text:p>
          </table:table-cell>
          <table:table-cell office:value-type="float" office:value="4" calcext:value-type="float">
            <text:p>4</text:p>
          </table:table-cell>
        </table:table-row>
        <table:table-row table:style-name="ro1" table:visibility="filter">
          <table:table-cell office:value-type="string" calcext:value-type="string">
            <text:p>痛苦</text:p>
          </table:table-cell>
          <table:table-cell office:value-type="float" office:value="1" calcext:value-type="float">
            <text:p>1</text:p>
          </table:table-cell>
        </table:table-row>
        <table:table-row table:style-name="ro1">
          <table:table-cell office:value-type="string" calcext:value-type="string">
            <text:p>不用設限一定要多久看到效果</text:p>
          </table:table-cell>
          <table:table-cell office:value-type="float" office:value="4" calcext:value-type="float">
            <text:p>4</text:p>
          </table:table-cell>
        </table:table-row>
        <table:table-row table:style-name="ro1" table:visibility="filter">
          <table:table-cell office:value-type="string" calcext:value-type="string">
            <text:p>不想完成</text:p>
          </table:table-cell>
          <table:table-cell office:value-type="float" office:value="1" calcext:value-type="float">
            <text:p>1</text:p>
          </table:table-cell>
        </table:table-row>
        <table:table-row table:style-name="ro1" table:visibility="filter">
          <table:table-cell office:value-type="string" calcext:value-type="string">
            <text:p>打怪</text:p>
          </table:table-cell>
          <table:table-cell office:value-type="float" office:value="3" calcext:value-type="float">
            <text:p>3</text:p>
          </table:table-cell>
        </table:table-row>
        <table:table-row table:style-name="ro1">
          <table:table-cell office:value-type="string" calcext:value-type="string">
            <text:p>放慢呼吸</text:p>
          </table:table-cell>
          <table:table-cell office:value-type="float" office:value="4" calcext:value-type="float">
            <text:p>4</text:p>
          </table:table-cell>
        </table:table-row>
        <table:table-row table:style-name="ro1" table:visibility="filter">
          <table:table-cell office:value-type="string" calcext:value-type="string">
            <text:p>拒學</text:p>
          </table:table-cell>
          <table:table-cell office:value-type="float" office:value="1" calcext:value-type="float">
            <text:p>1</text:p>
          </table:table-cell>
        </table:table-row>
        <table:table-row table:style-name="ro1" table:visibility="filter">
          <table:table-cell office:value-type="string" calcext:value-type="string">
            <text:p>逃避</text:p>
          </table:table-cell>
          <table:table-cell office:value-type="float" office:value="1" calcext:value-type="float">
            <text:p>1</text:p>
          </table:table-cell>
        </table:table-row>
        <table:table-row table:style-name="ro1" table:visibility="filter">
          <table:table-cell office:value-type="string" calcext:value-type="string">
            <text:p>不想做了</text:p>
          </table:table-cell>
          <table:table-cell office:value-type="float" office:value="1" calcext:value-type="float">
            <text:p>1</text:p>
          </table:table-cell>
        </table:table-row>
        <table:table-row table:style-name="ro1">
          <table:table-cell office:value-type="string" calcext:value-type="string">
            <text:p>找醫生</text:p>
          </table:table-cell>
          <table:table-cell office:value-type="float" office:value="4" calcext:value-type="float">
            <text:p>4</text:p>
          </table:table-cell>
        </table:table-row>
        <table:table-row table:style-name="ro1">
          <table:table-cell office:value-type="string" calcext:value-type="string">
            <text:p>跟陌生人說</text:p>
          </table:table-cell>
          <table:table-cell office:value-type="float" office:value="4" calcext:value-type="float">
            <text:p>4</text:p>
          </table:table-cell>
        </table:table-row>
        <table:table-row table:style-name="ro2" table:visibility="filter">
          <table:table-cell office:value-type="string" calcext:value-type="string">
            <text:p>害怕自己得精神分裂(慮病)</text:p>
          </table:table-cell>
          <table:table-cell office:value-type="float" office:value="1" calcext:value-type="float">
            <text:p>1</text:p>
          </table:table-cell>
        </table:table-row>
        <table:table-row table:style-name="ro1" table:visibility="filter">
          <table:table-cell office:value-type="string" calcext:value-type="string">
            <text:p>二次元人物</text:p>
          </table:table-cell>
          <table:table-cell office:value-type="float" office:value="3" calcext:value-type="float">
            <text:p>3</text:p>
          </table:table-cell>
        </table:table-row>
        <table:table-row table:style-name="ro1">
          <table:table-cell office:value-type="string" calcext:value-type="string">
            <text:p>試著找到宣洩</text:p>
          </table:table-cell>
          <table:table-cell office:value-type="float" office:value="4" calcext:value-type="float">
            <text:p>4</text:p>
          </table:table-cell>
        </table:table-row>
        <table:table-row table:style-name="ro1" table:visibility="filter">
          <table:table-cell office:value-type="string" calcext:value-type="string">
            <text:p>被壓力擠壓到還沒動</text:p>
          </table:table-cell>
          <table:table-cell office:value-type="float" office:value="2" calcext:value-type="float">
            <text:p>2</text:p>
          </table:table-cell>
        </table:table-row>
        <table:table-row table:style-name="ro1" table:visibility="filter">
          <table:table-cell office:value-type="string" calcext:value-type="string">
            <text:p>引發恐慌症</text:p>
          </table:table-cell>
          <table:table-cell office:value-type="float" office:value="1" calcext:value-type="float">
            <text:p>1</text:p>
          </table:table-cell>
        </table:table-row>
        <table:table-row table:style-name="ro1" table:visibility="filter">
          <table:table-cell office:value-type="string" calcext:value-type="string">
            <text:p>鬱症與恐慌症</text:p>
          </table:table-cell>
          <table:table-cell office:value-type="float" office:value="1" calcext:value-type="float">
            <text:p>1</text:p>
          </table:table-cell>
        </table:table-row>
        <table:table-row table:style-name="ro1" table:visibility="filter">
          <table:table-cell office:value-type="string" calcext:value-type="string">
            <text:p>沉迷別的事物</text:p>
          </table:table-cell>
          <table:table-cell office:value-type="float" office:value="3" calcext:value-type="float">
            <text:p>3</text:p>
          </table:table-cell>
        </table:table-row>
        <table:table-row table:style-name="ro1" table:visibility="filter">
          <table:table-cell office:value-type="string" calcext:value-type="string">
            <text:p>精神分裂</text:p>
          </table:table-cell>
          <table:table-cell office:value-type="float" office:value="1" calcext:value-type="float">
            <text:p>1</text:p>
          </table:table-cell>
        </table:table-row>
        <table:table-row table:style-name="ro1" table:visibility="filter">
          <table:table-cell office:value-type="string" calcext:value-type="string">
            <text:p>快壓垮</text:p>
          </table:table-cell>
          <table:table-cell office:value-type="float" office:value="1" calcext:value-type="float">
            <text:p>1</text:p>
          </table:table-cell>
        </table:table-row>
        <table:table-row table:style-name="ro1" table:visibility="filter">
          <table:table-cell office:value-type="string" calcext:value-type="string">
            <text:p>喝茫</text:p>
          </table:table-cell>
          <table:table-cell office:value-type="float" office:value="1" calcext:value-type="float">
            <text:p>1</text:p>
          </table:table-cell>
        </table:table-row>
        <table:table-row table:style-name="ro2" table:visibility="filter">
          <table:table-cell office:value-type="string" calcext:value-type="string">
            <text:p>釋放壓力跟逃避究竟有什麼不同?</text:p>
          </table:table-cell>
          <table:table-cell office:value-type="float" office:value="2" calcext:value-type="float">
            <text:p>2</text:p>
          </table:table-cell>
        </table:table-row>
        <table:table-row table:style-name="ro1" table:visibility="filter">
          <table:table-cell office:value-type="string" calcext:value-type="string">
            <text:p>反正做了也痛苦不做也痛苦那就做吧</text:p>
          </table:table-cell>
          <table:table-cell office:value-type="float" office:value="2" calcext:value-type="float">
            <text:p>2</text:p>
          </table:table-cell>
        </table:table-row>
        <table:table-row table:style-name="ro1">
          <table:table-cell office:value-type="string" calcext:value-type="string">
            <text:p>跟朋友在一起</text:p>
          </table:table-cell>
          <table:table-cell office:value-type="float" office:value="4" calcext:value-type="float">
            <text:p>4</text:p>
          </table:table-cell>
        </table:table-row>
        <table:table-row table:style-name="ro1" table:visibility="filter">
          <table:table-cell office:value-type="string" calcext:value-type="string">
            <text:p>玩遊戲</text:p>
          </table:table-cell>
          <table:table-cell office:value-type="float" office:value="3" calcext:value-type="float">
            <text:p>3</text:p>
          </table:table-cell>
        </table:table-row>
        <table:table-row table:style-name="ro1">
          <table:table-cell office:value-type="string" calcext:value-type="string">
            <text:p>醫生</text:p>
          </table:table-cell>
          <table:table-cell office:value-type="float" office:value="4" calcext:value-type="float">
            <text:p>4</text:p>
          </table:table-cell>
        </table:table-row>
        <table:table-row table:style-name="ro1" table:visibility="filter">
          <table:table-cell office:value-type="string" calcext:value-type="string">
            <text:p>情緒幾乎崩潰</text:p>
          </table:table-cell>
          <table:table-cell office:value-type="float" office:value="1" calcext:value-type="float">
            <text:p>1</text:p>
          </table:table-cell>
        </table:table-row>
        <table:table-row table:style-name="ro1" table:visibility="filter">
          <table:table-cell office:value-type="string" calcext:value-type="string">
            <text:p>沒一天睡好過，三餐因壓力大也沒正常過</text:p>
          </table:table-cell>
          <table:table-cell office:value-type="float" office:value="1" calcext:value-type="float">
            <text:p>1</text:p>
          </table:table-cell>
        </table:table-row>
        <table:table-row table:style-name="ro1">
          <table:table-cell office:value-type="string" calcext:value-type="string">
            <text:p>醫師（或心理諮詢師）的引導</text:p>
          </table:table-cell>
          <table:table-cell office:value-type="float" office:value="4" calcext:value-type="float">
            <text:p>4</text:p>
          </table:table-cell>
        </table:table-row>
        <table:table-row table:style-name="ro1">
          <table:table-cell office:value-type="string" calcext:value-type="string">
            <text:p>找出明確的壓力來源</text:p>
          </table:table-cell>
          <table:table-cell office:value-type="float" office:value="4" calcext:value-type="float">
            <text:p>4</text:p>
          </table:table-cell>
        </table:table-row>
        <table:table-row table:style-name="ro1">
          <table:table-cell office:value-type="string" calcext:value-type="string">
            <text:p>積極就醫吃藥和諮商</text:p>
          </table:table-cell>
          <table:table-cell office:value-type="float" office:value="4" calcext:value-type="float">
            <text:p>4</text:p>
          </table:table-cell>
        </table:table-row>
        <table:table-row table:style-name="ro1">
          <table:table-cell office:value-type="string" calcext:value-type="string">
            <text:p>有策略的管理自己的壓力</text:p>
          </table:table-cell>
          <table:table-cell office:value-type="float" office:value="4" calcext:value-type="float">
            <text:p>4</text:p>
          </table:table-cell>
        </table:table-row>
        <table:table-row table:style-name="ro1">
          <table:table-cell office:value-type="string" calcext:value-type="string">
            <text:p>放鬆</text:p>
          </table:table-cell>
          <table:table-cell office:value-type="float" office:value="4" calcext:value-type="float">
            <text:p>4</text:p>
          </table:table-cell>
        </table:table-row>
        <table:table-row table:style-name="ro1">
          <table:table-cell office:value-type="string" calcext:value-type="string">
            <text:p>少慢性疼痛及憂鬱狀況</text:p>
          </table:table-cell>
          <table:table-cell office:value-type="float" office:value="4" calcext:value-type="float">
            <text:p>4</text:p>
          </table:table-cell>
        </table:table-row>
        <table:table-row table:style-name="ro1" table:number-rows-repeated="1048452">
          <table:table-cell table:number-columns-repeated="2"/>
        </table:table-row>
        <table:table-row table:style-name="ro1">
          <table:table-cell table:number-columns-repeated="2"/>
        </table:table-row>
      </table:table>
      <table:named-expressions/>
      <table:database-ranges>
        <table:database-range table:name="__Anonymous_Sheet_DB__1" table:target-range-address="Sheet2.A1:Sheet2.B123" table:display-filter-buttons="true">
          <table:filter>
            <table:filter-and>
              <table:filter-condition table:data-type="number" table:value="4" table:operator="=" table:field-number="1"/>
            </table:filter-and>
          </table:filter>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Source Han Sans CN" style:font-size-asian="10pt" style:language-asian="zh" style:country-asian="CN" style:font-name-complex="Noto Sans Devanagari" style:font-size-complex="10pt" style:language-complex="hi" style:country-complex="IN"/>
    </style:default-style>
    <number:number-style style:name="N0">
      <number:number number:min-integer-digits="1"/>
    </number:number-style>
    <number:number-style style:name="N143">
      <number:scientific-number number:decimal-places="1" number:min-decimal-places="1" number:min-integer-digits="1" number:min-exponent-digits="1" number:exponent-interval="3" number:forced-exponent-sign="true"/>
    </number:number-style>
    <number:time-style style:name="N142">
      <number:minutes number:style="long"/>
      <number:text>:</number:text>
      <number:seconds number:style="long" number:decimal-places="1"/>
    </number:time-style>
    <number:time-style style:name="N141" number:truncate-on-overflow="false">
      <number:hours/>
      <number:text>:</number:text>
      <number:minutes number:style="long"/>
      <number:text>:</number:text>
      <number:seconds number:style="long"/>
    </number:time-style>
    <number:time-style style:name="N140">
      <number:minutes number:style="long"/>
      <number:text>:</number:text>
      <number:seconds number:style="long"/>
    </number:time-style>
    <number:currency-style style:name="N139P0" style:volatile="true">
      <number:text> </number:text>
      <number:currency-symbol/>
      <number:fill-character> </number:fill-character>
      <number:number number:decimal-places="2" number:min-decimal-places="2" number:min-integer-digits="1" number:grouping="true"/>
      <number:text> </number:text>
    </number:currency-style>
    <number:currency-style style:name="N139P1" style:volatile="true">
      <number:text> </number:text>
      <number:currency-symbol/>
      <number:fill-character> </number:fill-character>
      <number:text>(</number:text>
      <number:number number:decimal-places="2" number:min-decimal-places="2" number:min-integer-digits="1" number:grouping="true"/>
      <number:text>)</number:text>
    </number:currency-style>
    <number:currency-style style:name="N139P2" style:volatile="true">
      <number:text> </number:text>
      <number:currency-symbol/>
      <number:fill-character> </number:fill-character>
      <number:text>-</number:text>
      <number:number number:decimal-places="0" number:min-decimal-places="0" number:min-integer-digits="0"/>
      <number:text> </number:text>
    </number:currency-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38P0" style:volatile="true">
      <number:text> </number:text>
      <number:fill-character> </number:fill-character>
      <number:number number:decimal-places="2" number:min-decimal-places="2" number:min-integer-digits="1" number:grouping="true"/>
      <number:text> </number:text>
    </number:number-style>
    <number:number-style style:name="N138P1" style:volatile="true">
      <number:text> </number:text>
      <number:fill-character> </number:fill-character>
      <number:text>(</number:text>
      <number:number number:decimal-places="2" number:min-decimal-places="2" number:min-integer-digits="1" number:grouping="true"/>
      <number:text>)</number:text>
    </number:number-style>
    <number:number-style style:name="N138P2" style:volatile="true">
      <number:text> </number:text>
      <number:fill-character> </number:fill-character>
      <number:text>-</number:text>
      <number:number number:decimal-places="0" number: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currency-style style:name="N137P0" style:volatile="true">
      <number:text> </number:text>
      <number:currency-symbol/>
      <number:fill-character> </number:fill-character>
      <number:number number:decimal-places="0" number:min-decimal-places="0" number:min-integer-digits="1" number:grouping="true"/>
      <number:text> </number:text>
    </number:currency-style>
    <number:currency-style style:name="N137P1" style:volatile="true">
      <number:text> </number:text>
      <number:currency-symbol/>
      <number:fill-character> </number:fill-character>
      <number:text>(</number:text>
      <number:number number:decimal-places="0" number:min-decimal-places="0" number:min-integer-digits="1" number:grouping="true"/>
      <number:text>)</number:text>
    </number:currency-style>
    <number:currency-style style:name="N137P2" style:volatile="true">
      <number:text> </number:text>
      <number:currency-symbol/>
      <number:fill-character> </number:fill-character>
      <number:text>- </number:text>
    </number:currency-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6P0" style:volatile="true">
      <number:text> </number:text>
      <number:fill-character> </number:fill-character>
      <number:number number:decimal-places="0" number:min-decimal-places="0" number:min-integer-digits="1" number:grouping="true"/>
      <number:text> </number:text>
    </number:number-style>
    <number:number-style style:name="N136P1" style:volatile="true">
      <number:text> </number:text>
      <number:fill-character> </number:fill-character>
      <number:text>(</number:text>
      <number:number number:decimal-places="0" number:min-decimal-places="0" number:min-integer-digits="1" number:grouping="true"/>
      <number:text>)</number:text>
    </number:number-style>
    <number:number-style style:name="N136P2" style:volatile="true">
      <number:text> </number:text>
      <number:fill-character> </number: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35P0" style:volatile="true">
      <number:number number:decimal-places="2" number:min-decimal-places="2" number:min-integer-digits="1" number:grouping="true"/>
      <number:text> </number:text>
    </number:number-style>
    <number:number-style style:name="N135">
      <style:text-properties fo:color="#ff0000"/>
      <number:text>(</number:text>
      <number:number number:decimal-places="2" number:min-decimal-places="2" number:min-integer-digits="1" number:grouping="true"/>
      <number:text>)</number:text>
      <style:map style:condition="value()&gt;=0" style:apply-style-name="N135P0"/>
    </number:number-style>
    <number:number-style style:name="N134P0" style:volatile="true">
      <number:number number:decimal-places="0" number:min-decimal-places="0" number:min-integer-digits="1" number:grouping="true"/>
      <number:text> </number:text>
    </number:number-style>
    <number:number-style style:name="N134">
      <style:text-properties fo:color="#ff0000"/>
      <number:text>(</number:text>
      <number:number number:decimal-places="0" number:min-decimal-places="0" number:min-integer-digits="1" number:grouping="true"/>
      <number:text>)</number:text>
      <style:map style:condition="value()&gt;=0" style:apply-style-name="N134P0"/>
    </number:number-style>
    <number:date-style style:name="N133">
      <number:month/>
      <number:text>/</number:text>
      <number:day/>
      <number:text>/</number:text>
      <number:year number:style="long"/>
      <number:text> </number:text>
      <number:hours/>
      <number:text>:</number:text>
      <number:minutes number:style="long"/>
    </number:date-style>
    <number:time-style style:name="N132">
      <number:hours/>
      <number:text>:</number:text>
      <number:minutes number:style="long"/>
      <number:text>:</number:text>
      <number:seconds number:style="long"/>
    </number:time-style>
    <number:time-style style:name="N131">
      <number:hours/>
      <number:text>:</number:text>
      <number:minutes number:style="long"/>
    </number:time-style>
    <number:time-style style:name="N130">
      <number:hours/>
      <number:text>:</number:text>
      <number:minutes number:style="long"/>
      <number:text>:</number:text>
      <number:seconds number:style="long"/>
      <number:text> </number:text>
      <number:am-pm/>
    </number:time-style>
    <number:time-style style:name="N129">
      <number:hours/>
      <number:text>:</number:text>
      <number:minutes number:style="long"/>
      <number:text> </number:text>
      <number:am-pm/>
    </number:time-style>
    <number:date-style style:name="N128">
      <number:month number:textual="true"/>
      <number:text>-</number:text>
      <number:year/>
    </number:date-style>
    <number:date-style style:name="N127">
      <number:day/>
      <number:text>-</number:text>
      <number:month number:textual="true"/>
    </number:date-style>
    <number:date-style style:name="N126">
      <number:day/>
      <number:text>-</number:text>
      <number:month number:textual="true"/>
      <number:text>-</number:text>
      <number:year/>
    </number:date-style>
    <number:date-style style:name="N125">
      <number:month/>
      <number:text>/</number:text>
      <number:day/>
      <number:text>/</number:text>
      <number:year number:style="long"/>
    </number:date-style>
    <number:currency-style style:name="N124P0" style:volatile="true">
      <number:currency-symbol/>
      <number:number number:decimal-places="2" number:min-decimal-places="2" number:min-integer-digits="1" number:grouping="true"/>
      <number:text> </number:text>
    </number:currency-style>
    <number:currency-style style:name="N124">
      <style:text-properties fo:color="#ff0000"/>
      <number:text>(</number:text>
      <number:currency-symbol/>
      <number:number number:decimal-places="2" number:min-decimal-places="2" number:min-integer-digits="1" number:grouping="true"/>
      <number:text>)</number:text>
      <style:map style:condition="value()&gt;=0" style:apply-style-name="N124P0"/>
    </number:currency-style>
    <number:currency-style style:name="N123P0" style:volatile="true">
      <number:currency-symbol/>
      <number:number number:decimal-places="2" number:min-decimal-places="2" number:min-integer-digits="1" number:grouping="true"/>
      <number:text> </number:text>
    </number:currency-style>
    <number:currency-style style:name="N123">
      <number:text>(</number:text>
      <number:currency-symbol/>
      <number:number number:decimal-places="2" number:min-decimal-places="2" number:min-integer-digits="1" number:grouping="true"/>
      <number:text>)</number:text>
      <style:map style:condition="value()&gt;=0" style:apply-style-name="N123P0"/>
    </number:currency-style>
    <number:currency-style style:name="N122P0" style:volatile="true">
      <number:currency-symbol/>
      <number:number number:decimal-places="0" number:min-decimal-places="0" number:min-integer-digits="1" number:grouping="true"/>
      <number:text> </number:text>
    </number:currency-style>
    <number:currency-style style:name="N122">
      <style:text-properties fo:color="#ff0000"/>
      <number:text>(</number:text>
      <number:currency-symbol/>
      <number:number number:decimal-places="0" number:min-decimal-places="0" number:min-integer-digits="1" number:grouping="true"/>
      <number:text>)</number:text>
      <style:map style:condition="value()&gt;=0" style:apply-style-name="N122P0"/>
    </number:currency-style>
    <number:currency-style style:name="N121P0" style:volatile="true">
      <number:currency-symbol/>
      <number:number number:decimal-places="0" number:min-decimal-places="0" number:min-integer-digits="1" number:grouping="true"/>
      <number:text> </number:text>
    </number:currency-style>
    <number:currency-style style:name="N121">
      <number:text>(</number:text>
      <number:currency-symbol/>
      <number:number number:decimal-places="0" number:min-decimal-places="0" number:min-integer-digits="1" number:grouping="true"/>
      <number:text>)</number:text>
      <style:map style:condition="value()&gt;=0" style:apply-style-name="N121P0"/>
    </number:currency-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2-15">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2-15T00:48:54.547134473</dc:date>
    <meta:editing-duration>PT5M2S</meta:editing-duration>
    <meta:editing-cycles>2</meta:editing-cycles>
    <meta:generator>LibreOffice/7.3.0.3$Linux_X86_64 LibreOffice_project/30$Build-3</meta:generator>
    <meta:document-statistic meta:table-count="2" meta:cell-count="4890" meta:object-count="0"/>
  </office:meta>
</office:document-meta>
</file>